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Cherni的Hremyach ...</text:span>
</text:h>
      <text:p text:style-name="P4">
作者: liveuamap (Language: en)</text:p>
      <text:p text:style-name="P4">
时间: 2023-04-25T-67:21:00</text:p>
      <text:p text:style-name="P4">
地点: Vovchansk (Latitude:50.18163 Longtitude:37.60105)</text:p>
      <text:p text:style-name="P4">
视频: []</text:p>
      <text:p text:style-name="P4">
图片: []</text:p>
      <text:p text:style-name="P4">
标签: ["Russia"]</text:p>
      <text:p text:style-name="P4">
Id: 22558521</text:p>
      <!--METADATA-->
      <text:p text:style-name="P4">
在Sivershchyna和Slbozhanschyna的指示，俄罗斯军队炮击了Chernihiv地区Hremyach的Klusy； Novovasylivka, Kucherivka, Shalyhine, Stukalivka, Iskryskivschyna, Volfyne, MOHRYSYA, POPIVKA OF SUMY REGION, ALSOOKIP, MALI PROKHOKHOKHOKHOKHOKHOKHOKHOKHOKHOKHOKHOKHOKHOKHOSCE. y and chuhunivka ofkharkiv region, - General Staff of Armed Forces of Ukraine Says in the MorningReport</text:p>
      <text:p text:style-name="P4">
新闻集链接：(https://liveuamap.com/en/2023/25-april-at-sivershchyna-and-slobozhanschyna-directions-russian)</text:p>
      <text:p text:style-name="P4">
News Source: <text:a xlink:type="simple" xlink:href="https://t.me/lumsrc/4587" text:style-name="Internet_20_link" text:visited-style-name="Visited_20_Internet_20_Link">
https://t.me/lumsrc/4587</text:a>
</text:p>
      <!--NEWS-->
      <text:h text:style-name="P10" text:outline-level="1">
<text:span text:style-name="T4">
在库皮斯克指令，俄罗斯军队搁置了托波利，卡梅卡，克拉斯诺伊·佩斯赫，福诺利夫卡，新的...</text:span>
</text:h>
      <text:p text:style-name="P4">
作者: liveuamap (Language: en)</text:p>
      <text:p text:style-name="P4">
时间: 2023-04-25T-69:21:00</text:p>
      <text:p text:style-name="P4">
地点: Kharkiv (Latitude:49.52031 Longtitude:37.95347)</text:p>
      <text:p text:style-name="P4">
视频: []</text:p>
      <text:p text:style-name="P4">
图片: []</text:p>
      <text:p text:style-name="P4">
标签: ["Russia"]</text:p>
      <text:p text:style-name="P4">
Id: 22558514</text:p>
      <!--METADATA-->
      <text:p text:style-name="P4">
新闻集链接：<text:a xlink:type="simple" xlink:href="https://liveuamap.com/en/2023/25-april-at-kupiansk-direction-russian-army-shelled--topoli" text:style-name="Internet_20_link" text:visited-style-name="Visited_20_Internet_20_Link">
https://liveuamap.com/en/2023/25-april-at-kupiansk-direction-russian-army-army-shelled-topoli</text:a>
</text:p>
      <text:p text:style-name="P4">
News Source: <text:a xlink:type="simple" xlink:href="https://t.me/lumsrc/4588" text:style-name="Internet_20_link" text:visited-style-name="Visited_20_Internet_20_Link">
https://t.me/lumsrc/4588</text:a>
</text:p>
      <!--NEWS-->
      <text:h text:style-name="P10" text:outline-level="1">
<text:span text:style-name="T4">
在莱曼（Lyman）的指示，俄罗斯军队炮击Makiyivka，Nevske，Dibrova，Luhansk Re的Bilohorivka ...</text:span>
</text:h>
      <text:p text:style-name="P4">
作者: liveuamap (Language: en)</text:p>
      <text:p text:style-name="P4">
时间: 2023-04-25T-71:21:00</text:p>
      <text:p text:style-name="P4">
地点: Donetsk (Latitude:48.77271 Longtitude:38.06522)</text:p>
      <text:p text:style-name="P4">
视频: []</text:p>
      <text:p text:style-name="P4">
图片: []</text:p>
      <text:p text:style-name="P4">
标签: ["Russia"]</text:p>
      <text:p text:style-name="P4">
Id: 22558511</text:p>
      <!--METADATA-->
      <text:p text:style-name="P4">
俄罗斯军队在Lyman指示俄罗斯军队，Nevske，Dibrova，Luhansk地区的Bilohorivka和Torske，Torske，Donetsk地区的Verkhnokamyanske，Spirne和Pereyizne， -  Ukraine Ander Forcess of Ukraine Sayne Morning Report of Morning the Morning报告的总人员</text:p>
      <text:p text:style-name="P4">
新闻集链接：<text:a xlink:type="simple" xlink:href="https://liveuamap.com/en/2023/25-april-at-lyman-direction-russian-army-shelled-makiyivka" text:style-name="Internet_20_link" text:visited-style-name="Visited_20_Internet_20_Link">
https://liveuamap.com/en/2023/25-APRIL-AT-LYMAN-DIRECTION-RUSSIAN-RUSSIAN-ARMY-SHELLED-MAKIYIVKA</text:a>
</text:p>
      <text:p text:style-name="P4">
News Source: <text:a xlink:type="simple" xlink:href="https://t.me/lumsrc/4589" text:style-name="Internet_20_link" text:visited-style-name="Visited_20_Internet_20_Link">
https://t.me/lumsrc/4589</text:a>
</text:p>
      <!--NEWS-->
      <text:h text:style-name="P10" text:outline-level="1">
<text:span text:style-name="T4">
JSC Avdiivka Directioz Rusian军队炮击了Novokalinova，Avdiivka，Severne，Tonne，Leso ...</text:span>
</text:h>
      <text:p text:style-name="P4">
作者: liveuamap (Language: en)</text:p>
      <text:p text:style-name="P4">
时间: 2023-04-25T-74:22:00</text:p>
      <text:p text:style-name="P4">
地点: Donetsk Oblast (Latitude:48.06053 Longtitude:37.57307)</text:p>
      <text:p text:style-name="P4">
视频: []</text:p>
      <text:p text:style-name="P4">
图片: []</text:p>
      <text:p text:style-name="P4">
标签: ["Russia"]</text:p>
      <text:p text:style-name="P4">
Id: 22558509</text:p>
      <!--METADATA-->
      <text:p text:style-name="P4">
在Avdiyivka的指示，俄罗斯军队炮击了Novokalynove，Avdiyivka，Syeverne，Tonenke，Lastochkyne，Pervomayske，Karlivka，Karlivka和Donetskregion的Nevelske， - 乌克兰武装部队</text:p>
      <text:p text:style-name="P4">
新闻集链接：<text:a xlink:type="simple" xlink:href="https://liveuamap.com/en/2023/25-april-at-avdiyivka-directions-russian-army-shelled-novokalynove" text:style-name="Internet_20_link" text:visited-style-name="Visited_20_Internet_20_Link">
https://liveuamap.com/en/2023/25-april-at-at-avdiyivka-directions-russian-army-army-shelled-novokalynove</text:a>
</text:p>
      <text:p text:style-name="P4">
News Source: <text:a xlink:type="simple" xlink:href="https://t.me/lumsrc/4591" text:style-name="Internet_20_link" text:visited-style-name="Visited_20_Internet_20_Link">
https://t.me/lumsrc/4591</text:a>
</text:p>
      <!--NEWS-->
      <text:h text:style-name="P10" text:outline-level="1">
<text:span text:style-name="T4">
JSC Marinkon Direcion Rusian军队炮击Krasnogorivka，急性，圣乔治，Marynka，烘烤...</text:span>
</text:h>
      <text:p text:style-name="P4">
作者: liveuamap (Language: en)</text:p>
      <text:p text:style-name="P4">
时间: 2023-04-25T-76:22:00</text:p>
      <text:p text:style-name="P4">
地点: Marinka, Donetsk Oblast (Latitude:47.86938 Longtitude:37.44347)</text:p>
      <text:p text:style-name="P4">
视频: []</text:p>
      <text:p text:style-name="P4">
图片: []</text:p>
      <text:p text:style-name="P4">
标签: ["Russia"]</text:p>
      <text:p text:style-name="P4">
Id: 22558508</text:p>
      <!--METADATA-->
      <text:p text:style-name="P4">
在玛丽卡(Maryinka)方向，俄罗斯军队炮击了克拉斯诺里夫卡(Krasnohorivka)，霍斯特(Hostre)，Heorhiyivka，Maryinka，Pobyeda，Pobyeda，Novomykhaylivka和Donetsk地区的Paraskoviyivka， - 乌克兰(Ukraine)</text:p>
      <text:p text:style-name="P4">
新闻集链接：<text:a xlink:type="simple" xlink:href="https://liveuamap.com/en/2023/25-april-at-maryinka-direction-russian-army-shelled-krasnohorivka" text:style-name="Internet_20_link" text:visited-style-name="Visited_20_Internet_20_Link">
https://liveuamap.com/en/2023/25-april-at-maryinka-direction-russian-army-army-shelled-krasnohorivka</text:a>
</text:p>
      <text:p text:style-name="P4">
News Source: <text:a xlink:type="simple" xlink:href="https://t.me/lumsrc/4592" text:style-name="Internet_20_link" text:visited-style-name="Visited_20_Internet_20_Link">
https://t.me/lumsrc/4592</text:a>
</text:p>
      <!--NEWS-->
      <text:h text:style-name="P10" text:outline-level="1">
<text:span text:style-name="T4">
军队的JSC Shaktarske Directio Rusian炮击Kalledar，想知道，大Novosilka和Kom ...</text:span>
</text:h>
      <text:p text:style-name="P4">
作者: liveuamap (Language: en)</text:p>
      <text:p text:style-name="P4">
时间: 2023-04-25T-78:22:00</text:p>
      <text:p text:style-name="P4">
地点: Vuhledar, Donetsk Oblast (Latitude:47.97429 Longtitude:36.74858)</text:p>
      <text:p text:style-name="P4">
视频: []</text:p>
      <text:p text:style-name="P4">
图片: []</text:p>
      <text:p text:style-name="P4">
标签: ["Russia"]</text:p>
      <text:p text:style-name="P4">
Id: 22558507</text:p>
      <!--METADATA-->
      <text:p text:style-name="P4">
在Shaktarske的指示，俄罗斯军队炮击了Vuhledar，Prechystivka，Velykanovosilka和Donetsk地区的Komar。</text:p>
      <text:p text:style-name="P4">
新闻集链接：<text:a xlink:type="simple" xlink:href="https://liveuamap.com/en/2023/25-april-at-shaktarske-direction-russian-army-shelled-vuhledar" text:style-name="Internet_20_link" text:visited-style-name="Visited_20_Internet_20_Link">
https://liveuamap.com/en/2023/25-april-at-shaktarske-direction-direction-russian-army-army-shelled-vuhledar</text:a>
</text:p>
      <text:p text:style-name="P4">
News Source: <text:a xlink:type="simple" xlink:href="https://t.me/lumsrc/4593" text:style-name="Internet_20_link" text:visited-style-name="Visited_20_Internet_20_Link">
https://t.me/lumsrc/4593</text:a>
</text:p>
      <!--NEWS-->
      <text:h text:style-name="P10" text:outline-level="1">
<text:span text:style-name="T4">
在Zaporizhzhia和Kherson的指示，俄罗斯军队炮击了Novosilka，Donetsk Reg的Novopil ...</text:span>
</text:h>
      <text:p text:style-name="P4">
作者: liveuamap (Language: en)</text:p>
      <text:p text:style-name="P4">
时间: 2023-04-25T-80:22:00</text:p>
      <text:p text:style-name="P4">
地点: Kherson (Latitude:46.677 Longtitude:32.7166)</text:p>
      <text:p text:style-name="P4">
视频: []</text:p>
      <text:p text:style-name="P4">
图片: []</text:p>
      <text:p text:style-name="P4">
标签: ["Russia"]</text:p>
      <text:p text:style-name="P4">
Id: 22558506</text:p>
      <!--METADATA-->
      <text:p text:style-name="P4">
在Zaporizhzhia和Kherson的指示，俄罗斯军队炮击了Novosilka，Novopilof Donetsk地区； Olhivske，Malynivka，Chervone，Huliaipilske，Charivne，Charivne，Orikhiv，Zaporizhzhia地区，Ivanivka，Ivanivka，Kherson地区的Antonivka和Kherson Region和Kherson City， - 乌克兰军队的一般参谋部</text:p>
      <text:p text:style-name="P4">
新闻集链接：<text:a xlink:type="simple" xlink:href="https://liveuamap.com/en/2023/25-april-at-zaporizhzhia-and-kherson-directions-russian-army" text:style-name="Internet_20_link" text:visited-style-name="Visited_20_Internet_20_Link">
https://liveuamap.com/en/2023/25-april-at-april-at-zaporizhzhia-and-kherson-directions-russian-army</text:a>
</text:p>
      <text:p text:style-name="P4">
News Source: <text:a xlink:type="simple" xlink:href="https://t.me/lumsrc/4594" text:style-name="Internet_20_link" text:visited-style-name="Visited_20_Internet_20_Link">
https://t.me/lumsrc/4594</text:a>
</text:p>
      <!--NEWS-->
      <text:h text:style-name="P10" text:outline-level="1">
<text:span text:style-name="T4">
Donetsk Oblast（10:21）。 红色警报：空中威胁。 警笛声。 立即掩盖！</text:span>
</text:h>
      <text:p text:style-name="P4">
作者: liveuamap (Language: en)</text:p>
      <text:p text:style-name="P4">
时间: 2023-04-25T-82:22:00</text:p>
      <text:p text:style-name="P4">
地点: Donetsk Oblast (Latitude:48.72853 Longtitude:37.57894)</text:p>
      <text:p text:style-name="P4">
视频: []</text:p>
      <text:p text:style-name="P4">
图片: []</text:p>
      <text:p text:style-name="P4">
标签: ["Europe", "Central and Eastern Europe"]</text:p>
      <text:p text:style-name="P4">
Id: 22558504</text:p>
      <!--METADATA-->
      <text:p text:style-name="P4">
Donetsk Oblast(10:21). Red Alert: aerial threat. Sirens sounding. Take covernow!</text:p>
      <text:p text:style-name="P4">
News Collection Link: <text:a xlink:type="simple" xlink:href="https://liveuamap.com/en/2023/25-april-donetsk-oblast1021-red-alert-aerial-g" text:style-name="Internet_20_link" text:visited-style-name="Visited_20_Internet_20_Link">
https://liveuamap.com/en/2023/25-april-donetsk-oblast1021-red-alert-aerial-g</text:a>
</text:p>
      <text:p text:style-name="P4">
News Source: <text:a xlink:type="simple" xlink:href="https://t.me/air_alert_ua/43702" text:style-name="Internet_20_link" text:visited-style-name="Visited_20_Internet_20_Link">
https://t.me/air_alert_ua/43702</text:a>
</text:p>
      <!--NEWS-->
      <text:h text:style-name="P10" text:outline-level="1">
<text:span text:style-name="T4">
Poltavska Oblast（08:07）。 红色警报：空中威胁。 警笛声。 立即掩盖！</text:span>
</text:h>
      <text:p text:style-name="P4">
作者: liveuamap (Language: en)</text:p>
      <text:p text:style-name="P4">
时间: 2023-04-25T02:09:00</text:p>
      <text:p text:style-name="P4">
地点: Poltavska Oblast (Latitude:49.47705000 Longtitude:33.81866000)</text:p>
      <text:p text:style-name="P4">
视频: []</text:p>
      <text:p text:style-name="P4">
图片: []</text:p>
      <text:p text:style-name="P4">
标签: ["Europe", "Central and Eastern Europe"]</text:p>
      <text:p text:style-name="P4">
Id: 22558448</text:p>
      <!--METADATA-->
      <text:p text:style-name="P4">
poltava(08:07). Red Alert: aerial threat. Sirens sounding. Take covernow!</text:p>
      <text:p text:style-name="P4">
News Collection Link: <text:a xlink:type="simple" xlink:href="https://liveuamap.com/en/2023/25-april-poltavska-oblast0807-red-alert-aeriag" text:style-name="Internet_20_link" text:visited-style-name="Visited_20_Internet_20_Link">
https://liveuamap.com/en/2023/25-april-poltavska-oblast0807-red-alert-aeriag</text:a>
</text:p>
      <text:p text:style-name="P4">
News Source: <text:a xlink:type="simple" xlink:href="https://t.me/suspilnepoltava/10886" text:style-name="Internet_20_link" text:visited-style-name="Visited_20_Internet_20_Link">
https://t.me/suspilnepoltava/10886</text:a>
</text:p>
      <!--NEWS-->
      <text:h text:style-name="P10" text:outline-level="1">
<text:span text:style-name="T4">
Sumy地区，Kharkiv，Kharkiv地区，Dnipro，Dnipropetrovsk地区（08:08）。 红色ALRT：...</text:span>
</text:h>
      <text:p text:style-name="P4">
作者: liveuamap (Language: en)</text:p>
      <text:p text:style-name="P4">
时间: 2023-04-25T02:10:00</text:p>
      <text:p text:style-name="P4">
地点: Sumska Oblast (Latitude:51.00000000 Longtitude:34.00000000)</text:p>
      <text:p text:style-name="P4">
视频: []</text:p>
      <text:p text:style-name="P4">
图片: []</text:p>
      <text:p text:style-name="P4">
标签: ["Europe", "Central and Eastern Europe"]</text:p>
      <text:p text:style-name="P4">
Id: 22558451</text:p>
      <!--METADATA-->
      <text:p text:style-name="P4">
Sumy地区，Kharkiv，Kharkiv地区，Dnipro，Dnipropetrovsk地区(08:08). Red Alert: aerial threat. Sirens sounding. Take cover now!</text:p>
      <text:p text:style-name="P4">
News Collection Link: <text:a xlink:type="simple" xlink:href="https://liveuamap.com/en/2023/25-april-sumska-oblast-kharkiv-kharkivska-oblg" text:style-name="Internet_20_link" text:visited-style-name="Visited_20_Internet_20_Link">
https://liveuamap.com/en/2023/25-april-sumska-oblast-kharkiv-kharkivska-oblg</text:a>
</text:p>
      <text:p text:style-name="P4">
News Source: <text:a xlink:type="simple" xlink:href="https://t.me/air_alert_ua/43690" text:style-name="Internet_20_link" text:visited-style-name="Visited_20_Internet_20_Link">
https://t.me/air_alert_ua/43690</text:a>
</text:p>
      <!--NEWS-->
      <text:h text:style-name="P10" text:outline-level="1">
<text:span text:style-name="T4">
Nikolaev，Mykolaiv地区，Kherson，Kherson地区（08:48）。 红色ALRT：空中tchretate。 和...</text:span>
</text:h>
      <text:p text:style-name="P4">
作者: liveuamap (Language: en)</text:p>
      <text:p text:style-name="P4">
时间: 2023-04-25T02:49:00</text:p>
      <text:p text:style-name="P4">
地点: Mykolaiv (Latitude:46.94866 Longtitude:32.00639)</text:p>
      <text:p text:style-name="P4">
视频: []</text:p>
      <text:p text:style-name="P4">
图片: []</text:p>
      <text:p text:style-name="P4">
标签: ["Europe", "Central and Eastern Europe"]</text:p>
      <text:p text:style-name="P4">
Id: 22558501</text:p>
      <!--METADATA-->
      <text:p text:style-name="P4">
Nikolaev，Mykolaiv地区，Kherson，Kherson地区(08:48). Red Alert:aerial threat. Sirens sounding. Take cover now!</text:p>
      <text:p text:style-name="P4">
News Collection Link: <text:a xlink:type="simple" xlink:href="https://liveuamap.com/en/2023/25-april-mykolaiv-mykolayivska-oblast-khersong" text:style-name="Internet_20_link" text:visited-style-name="Visited_20_Internet_20_Link">
https://liveuamap.com/en/2023/25-april-mykolaiv-mykolayivska-oblast-khersong</text:a>
</text:p>
      <text:p text:style-name="P4">
News Source: <text:a xlink:type="simple" xlink:href="https://t.me/air_alert_ua/43696" text:style-name="Internet_20_link" text:visited-style-name="Visited_20_Internet_20_Link">
https://t.me/air_alert_ua/43696</text:a>
</text:p>
      <!--NEWS-->
      <text:h text:style-name="P10" text:outline-level="1">
<text:span text:style-name="T4">
据报道，Zaporizhzhia地区Tokmak爆炸了</text:span>
</text:h>
      <text:p text:style-name="P4">
作者: liveuamap (Language: en)</text:p>
      <text:p text:style-name="P4">
时间: 2023-04-25T03:45:27</text:p>
      <text:p text:style-name="P4">
地点: Zaporizhiye (Latitude:47.23396 Longtitude:35.7182)</text:p>
      <text:p text:style-name="P4">
视频: []</text:p>
      <text:p text:style-name="P4">
图片: []</text:p>
      <text:p text:style-name="P4">
标签: []</text:p>
      <text:p text:style-name="P4">
Id: 22558502</text:p>
      <!--METADATA-->
      <text:p text:style-name="P4">
据报道，Zaporizhzhia地区Tokmak爆炸了</text:p>
      <text:p text:style-name="P4">
新闻集链接：<text:a xlink:type="simple" xlink:href="https://liveuamap.com/en/2023/25-april-explosions-were-reported-in-tokmak-zaporizhzhia" text:style-name="Internet_20_link" text:visited-style-name="Visited_20_Internet_20_Link">
https://liveuamap.com/en/2023/25-APRIL-EXPLOSIONS-WERE-REPORTED-IN-TOKMAK-ZAPORIZHZHIA</text:a>
</text:p>
      <text:p text:style-name="P4">
News Source: <text:a xlink:type="simple" xlink:href="https://t.me/Tsaplienko/30478" text:style-name="Internet_20_link" text:visited-style-name="Visited_20_Internet_20_Link">
https://t.me/Tsaplienko/30478</text:a>
</text:p>
      <!--NEWS-->
      <text:h text:style-name="P10" text:outline-level="1">
<text:span text:style-name="T4">
1人丧生，由于俄罗斯中部的库皮安斯克博物馆的俄罗斯导弹罢工而受伤。</text:span>
</text:h>
      <text:p text:style-name="P4">
作者: liveuamap (Language: en)</text:p>
      <text:p text:style-name="P4">
时间: 2023-04-25T03:48:37</text:p>
      <text:p text:style-name="P4">
地点: Kupyansk, Kharkiv (Latitude:49.71416 Longtitude:37.61073)</text:p>
      <text:p text:style-name="P4">
视频: []</text:p>
      <text:p text:style-name="P4">
图片: []</text:p>
      <text:p text:style-name="P4">
标签: []</text:p>
      <text:p text:style-name="P4">
Id: 22558503</text:p>
      <!--METADATA-->
      <text:p text:style-name="P4">
1人丧生，由于俄罗斯导弹罢工在博物馆室内库皮安斯克带有S300导弹而受伤。</text:p>
      <text:p text:style-name="P4">
新闻集链接：<text:a xlink:type="simple" xlink:href="https://liveuamap.com/en/2023/25-april-1-person-killed-10-wounded-as-result-of-russian" text:style-name="Internet_20_link" text:visited-style-name="Visited_20_Internet_20_Link">
https://liveuamap.com/en/2023/25-april-1-person-kill-10-wounded-as-result of-Russian</text:a>
</text:p>
      <text:p text:style-name="P4">
News Source: <text:a xlink:type="simple" xlink:href="https://t.me/kharkivlife/59984" text:style-name="Internet_20_link" text:visited-style-name="Visited_20_Internet_20_Link">
https://t.me/kharkivlife/59984</text:a>
</text:p>
      <!--NEWS-->
      <text:h text:style-name="P10" text:outline-level="1">
<text:span text:style-name="T4">
俄罗斯军队进行了6次导弹罢工，62次空袭和70次炮击MLR， - 一般...</text:span>
</text:h>
      <text:p text:style-name="P4">
作者: liveuamap (Language: en)</text:p>
      <text:p text:style-name="P4">
时间: 2023-04-25T04:21:00</text:p>
      <text:p text:style-name="P4">
地点: Nova Kakhovka, Khersons'ka oblast (Latitude:46.73471 Longtitude:33.39146)</text:p>
      <text:p text:style-name="P4">
视频: []</text:p>
      <text:p text:style-name="P4">
图片: []</text:p>
      <text:p text:style-name="P4">
标签: ["Russia"]</text:p>
      <text:p text:style-name="P4">
Id: 22558524</text:p>
      <!--METADATA-->
      <text:p text:style-name="P4">
乌克兰武装部队的总参谋部在《早晨报告》中说</text:p>
      <text:p text:style-name="P4">
新闻集链接：[https://liveuamap.com/en/2023/25-april-russian-army-conducted-6------------missile-strikes-62-]](https://liveuamap.com/en/2023/25-april-russian-army-conducted-6-missile-strikes-62-airstrikes)</text:p>
      <text:p text:style-name="P4">
News Source: <text:a xlink:type="simple" xlink:href="https://t.me/lumsrc/4586" text:style-name="Internet_20_link" text:visited-style-name="Visited_20_Internet_20_Link">
https://t.me/lumsrc/4586</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4-25T04:22:00</text:p>
      <text:p text:style-name="P4">
地点: Bakhmut (Latitude:48.33698 Longtitude:37.84882)</text:p>
      <text:p text:style-name="P4">
视频: []</text:p>
      <text:p text:style-name="P4">
图片: []</text:p>
      <text:p text:style-name="P4">
标签: ["Russia"]</text:p>
      <text:p text:style-name="P4">
Id: 22558510</text:p>
      <!--METADATA-->
      <text:p text:style-name="P4">
在巴赫穆特方向，俄罗斯军队炮击了Vasukivka，Orikhovo -Vasylivka，Markove，Hryhorivka，Khromove，Bakhmut，Bakhmut，Ivanivske，Chasiv Yar，Stuper K地区 -</text:p>
      <text:p text:style-name="P4">
新闻集链接：(https://liveuamap.com/en/2023/25-april-at-bakhmut-direction-russian-army-shelled-vasukivka)</text:p>
      <text:p text:style-name="P4">
News Source: <text:a xlink:type="simple" xlink:href="https://t.me/lumsrc/4590" text:style-name="Internet_20_link" text:visited-style-name="Visited_20_Internet_20_Link">
https://t.me/lumsrc/4590</text:a>
</text:p>
      <!--NEWS-->
      <text:h text:style-name="P10" text:outline-level="1">
<text:span text:style-name="T4">
炮击在中央赫尔森</text:span>
</text:h>
      <text:p text:style-name="P4">
作者: liveuamap (Language: en)</text:p>
      <text:p text:style-name="P4">
时间: 2023-04-25T04:54:08</text:p>
      <text:p text:style-name="P4">
地点: Kherson (Latitude:46.63694 Longtitude:32.62064)</text:p>
      <text:p text:style-name="P4">
视频: []</text:p>
      <text:p text:style-name="P4">
图片: []</text:p>
      <text:p text:style-name="P4">
标签: ["Europe", "Central and Eastern Europe"]</text:p>
      <text:p text:style-name="P4">
Id: 22558526</text:p>
      <!--METADATA-->
      <text:p text:style-name="P4">
炮击在中央赫尔森</text:p>
      <text:p text:style-name="P4">
新闻集链接：<text:a xlink:type="simple" xlink:href="https://liveuamap.com/en/2023/25-april-shelling-reported-in-central-kherson" text:style-name="Internet_20_link" text:visited-style-name="Visited_20_Internet_20_Link">
https://liveuamap.com/en/2023/25-april-shelling-reported-in-central-kherson</text:a>
</text:p>
      <text:p text:style-name="P4">
News Source: <text:a xlink:type="simple" xlink:href="https://twitter.com/kava2022/status/1650781883515404291" text:style-name="Internet_20_link" text:visited-style-name="Visited_20_Internet_20_Link">
https://twitter.com/kava2022/status/1650781883515404291</text:a>
</text:p>
      <!--NEWS-->
      <text:h text:style-name="P10" text:outline-level="1">
<text:span text:style-name="T4">
欧盟AG专员Wojciechowski全天举行了全天会议后，有一个...</text:span>
</text:h>
      <text:p text:style-name="P4">
作者: liveuamap (Language: en)</text:p>
      <text:p text:style-name="P4">
时间: 2023-04-25T05:34:00</text:p>
      <text:p text:style-name="P4">
地点: Bruxelles, Bruxelles (Latitude:50.83864 Longtitude:4.37557)</text:p>
      <text:p text:style-name="P4">
视频: []</text:p>
      <text:p text:style-name="P4">
图片: []</text:p>
      <text:p text:style-name="P4">
标签: ["Europe", "Poland"]</text:p>
      <text:p text:style-name="P4">
Id: 22558668</text:p>
      <!--METADATA-->
      <text:p text:style-name="P4">
欧盟AG专员Wojciechowskisays全天举行了全天会议之后</text:p>
      <text:p text:style-name="P4">
新闻集链接：<text:a xlink:type="simple" xlink:href="https://liveuamap.com/en/2023/25-april-after-an-allday-meeting-of-eu-ag-ministers-eu-ag" text:style-name="Internet_20_link" text:visited-style-name="Visited_20_Internet_20_Link">
https://liveuamap.com/en/2023/25-april-after-after-an-allday-meeting-of-eu-ag-ministers-eu-ag</text:a>
</text:p>
      <text:p text:style-name="P4">
News Source: <text:a xlink:type="simple" xlink:href="https://twitter.com/terischultz/status/1650930386174615565" text:style-name="Internet_20_link" text:visited-style-name="Visited_20_Internet_20_Link">
https://twitter.com/terischultz/status/1650930386174615565</text:a>
</text:p>
      <!--NEWS-->
      <text:h text:style-name="P10" text:outline-level="1">
<text:span text:style-name="T4">
在库皮安斯克的俄罗斯导弹罢工现场发现了第二个尸体</text:span>
</text:h>
      <text:p text:style-name="P4">
作者: liveuamap (Language: en)</text:p>
      <text:p text:style-name="P4">
时间: 2023-04-25T07:09:34</text:p>
      <text:p text:style-name="P4">
地点: Kupyansk, Kharkiv (Latitude:49.71224 Longtitude:37.61161)</text:p>
      <text:p text:style-name="P4">
视频: []</text:p>
      <text:p text:style-name="P4">
图片: []</text:p>
      <text:p text:style-name="P4">
标签: []</text:p>
      <text:p text:style-name="P4">
Id: 22558539</text:p>
      <!--METADATA-->
      <text:p text:style-name="P4">
在库皮安斯克的俄罗斯导弹罢工现场发现了第二个尸体</text:p>
      <text:p text:style-name="P4">
新闻集链接：[https://liveuamap.com/en/2023/25-april-second-body-was-found-at-the-site-site-site-site-found-site-found-of-俄罗斯 - 俄罗斯 - 俄罗斯 - 俄罗斯 - 俄文(https://liveuamap.com/en/2023/25-april-second-body-was-found-at-the-site-of-russian-missile)</text:p>
      <text:p text:style-name="P4">
News Source: <text:a xlink:type="simple" xlink:href="https://t.me/ukrinform_news/97139" text:style-name="Internet_20_link" text:visited-style-name="Visited_20_Internet_20_Link">
https://t.me/ukrinform_news/97139</text:a>
</text:p>
      <!--NEWS-->
      <text:h text:style-name="P10" text:outline-level="1">
<text:span text:style-name="T4">
Zaporizka Oblast，Donetsk Oblast（13:24）。 红色警报：空中威胁。 警笛声。 去湾...</text:span>
</text:h>
      <text:p text:style-name="P4">
作者: liveuamap (Language: en)</text:p>
      <text:p text:style-name="P4">
时间: 2023-04-25T07:25:00</text:p>
      <text:p text:style-name="P4">
地点: Zaporizka Oblast (Latitude:47.612701 Longtitude:35.764351)</text:p>
      <text:p text:style-name="P4">
视频: []</text:p>
      <text:p text:style-name="P4">
图片: []</text:p>
      <text:p text:style-name="P4">
标签: ["Europe", "Central and Eastern Europe"]</text:p>
      <text:p text:style-name="P4">
Id: 22558540</text:p>
      <!--METADATA-->
      <text:p text:style-name="P4">
Donetsk地区Zaporizhzhia地区(13:24). Red Alert: aerial threat. Sirenssounding. Take cover now!</text:p>
      <text:p text:style-name="P4">
News Collection Link: <text:a xlink:type="simple" xlink:href="https://liveuamap.com/en/2023/25-april-zaporizka-oblast-donetsk-oblast1324-g" text:style-name="Internet_20_link" text:visited-style-name="Visited_20_Internet_20_Link">
https://liveuamap.com/en/2023/25-april-zaporizka-oblast-donetsk-oblast1324-g</text:a>
</text:p>
      <text:p text:style-name="P4">
News Source: <text:a xlink:type="simple" xlink:href="https://t.me/air_alert_ua/43706" text:style-name="Internet_20_link" text:visited-style-name="Visited_20_Internet_20_Link">
https://t.me/air_alert_ua/43706</text:a>
</text:p>
      <!--NEWS-->
      <text:h text:style-name="P10" text:outline-level="1">
<text:span text:style-name="T4">
哈尔基夫，哈尔基夫斯卡的持久性（13:33）。 红色警报：空中威胁。 警笛声。 立即掩盖！</text:span>
</text:h>
      <text:p text:style-name="P4">
作者: liveuamap (Language: en)</text:p>
      <text:p text:style-name="P4">
时间: 2023-04-25T07:34:00</text:p>
      <text:p text:style-name="P4">
地点: Kharkiv (Latitude:49.97959 Longtitude:36.25362)</text:p>
      <text:p text:style-name="P4">
视频: []</text:p>
      <text:p text:style-name="P4">
图片: []</text:p>
      <text:p text:style-name="P4">
标签: ["Europe", "Central and Eastern Europe"]</text:p>
      <text:p text:style-name="P4">
Id: 22558541</text:p>
      <!--METADATA-->
      <text:p text:style-name="P4">
哈尔基夫(Kharkiv)，哈尔基夫地区(13:33). Red Alert: aerial threat. Sirens sounding.Take cover now!</text:p>
      <text:p text:style-name="P4">
News Collection Link: <text:a xlink:type="simple" xlink:href="https://liveuamap.com/en/2023/25-april-kharkiv-kharkivska-oblast1333-red-alg" text:style-name="Internet_20_link" text:visited-style-name="Visited_20_Internet_20_Link">
https://liveuamap.com/en/2023/25-april-kharkiv-kharkivska-oblast1333-red-alg</text:a>
</text:p>
      <text:p text:style-name="P4">
News Source: <text:a xlink:type="simple" xlink:href="https://t.me/air_alert_ua/43707" text:style-name="Internet_20_link" text:visited-style-name="Visited_20_Internet_20_Link">
https://t.me/air_alert_ua/43707</text:a>
</text:p>
      <!--NEWS-->
      <text:h text:style-name="P10" text:outline-level="1">
<text:span text:style-name="T4">
贝尔戈罗德·雷吉（Belgorod Regi）的凯里莫斯霍尼村（Cheremoshnoye Village）的炮击损坏的电力线损坏...</text:span>
</text:h>
      <text:p text:style-name="P4">
作者: liveuamap (Language: en)</text:p>
      <text:p text:style-name="P4">
时间: 2023-04-25T08:48:08</text:p>
      <text:p text:style-name="P4">
地点: Belgorod, Belgorodskaya oblast' (Latitude:50.38242 Longtitude:36.50654)</text:p>
      <text:p text:style-name="P4">
视频: []</text:p>
      <text:p text:style-name="P4">
图片: []</text:p>
      <text:p text:style-name="P4">
标签: ["Russia", "Central and Eastern Europe"]</text:p>
      <text:p text:style-name="P4">
Id: 22558545</text:p>
      <!--METADATA-->
      <text:p text:style-name="P4">
电力线因贝尔戈罗德(Belgorod)地区的贝壳村(Cheremoshnoye Village)地区的炮击而损坏，几个没有电力的村庄</text:p>
      <text:p text:style-name="P4">
新闻集链接：<text:a xlink:type="simple" xlink:href="https://liveuamap.com/en/2023/25-april-electrical-power-line-damaged-as-result-of-shelling" text:style-name="Internet_20_link" text:visited-style-name="Visited_20_Internet_20_Link">
https://liveuamap.com/en/2023/25-April-electrical-lectrical-power-line-line-damaged-as-as-result of-Shelling</text:a>
</text:p>
      <text:p text:style-name="P4">
News Source: <text:a xlink:type="simple" xlink:href="https://t.me/rusbrief/111847" text:style-name="Internet_20_link" text:visited-style-name="Visited_20_Internet_20_Link">
https://t.me/rusbrief/111847</text:a>
</text:p>
      <!--NEWS-->
      <text:h text:style-name="P10" text:outline-level="1">
<text:span text:style-name="T4">
Donetsk Oblast（15:04）。 红色警报：空中威胁。 警笛声。 立即掩盖！</text:span>
</text:h>
      <text:p text:style-name="P4">
作者: liveuamap (Language: en)</text:p>
      <text:p text:style-name="P4">
时间: 2023-04-25T09:06:00</text:p>
      <text:p text:style-name="P4">
地点: Donetsk Oblast (Latitude:48.72816 Longtitude:37.57687)</text:p>
      <text:p text:style-name="P4">
视频: []</text:p>
      <text:p text:style-name="P4">
图片: []</text:p>
      <text:p text:style-name="P4">
标签: ["Europe", "Central and Eastern Europe"]</text:p>
      <text:p text:style-name="P4">
Id: 22558546</text:p>
      <!--METADATA-->
      <text:p text:style-name="P4">
Donetsk Oblast(15:04). Red Alert: aerial threat. Sirens sounding. Take covernow!</text:p>
      <text:p text:style-name="P4">
News Collection Link: <text:a xlink:type="simple" xlink:href="https://liveuamap.com/en/2023/25-april-donetsk-oblast1504-red-alert-aerial-g" text:style-name="Internet_20_link" text:visited-style-name="Visited_20_Internet_20_Link">
https://liveuamap.com/en/2023/25-april-donetsk-oblast1504-red-alert-aerial-g</text:a>
</text:p>
      <text:p text:style-name="P4">
News Source: <text:a xlink:type="simple" xlink:href="https://t.me/air_alert_ua/43711" text:style-name="Internet_20_link" text:visited-style-name="Visited_20_Internet_20_Link">
https://t.me/air_alert_ua/43711</text:a>
</text:p>
      <!--NEWS-->
      <text:h text:style-name="P10" text:outline-level="1">
<text:span text:style-name="T4">
Kharkiv，Kharkivska Oblast（15:07）。 红色警报：空中威胁。 警笛声。 立即掩盖！</text:span>
</text:h>
      <text:p text:style-name="P4">
作者: liveuamap (Language: en)</text:p>
      <text:p text:style-name="P4">
时间: 2023-04-25T09:08:00</text:p>
      <text:p text:style-name="P4">
地点: Kharkiv (Latitude:49.98081000 Longtitude:36.25272000)</text:p>
      <text:p text:style-name="P4">
视频: []</text:p>
      <text:p text:style-name="P4">
图片: []</text:p>
      <text:p text:style-name="P4">
标签: ["Europe", "Central and Eastern Europe"]</text:p>
      <text:p text:style-name="P4">
Id: 22558547</text:p>
      <!--METADATA-->
      <text:p text:style-name="P4">
哈尔基夫(Kharkiv)，哈尔基夫地区(15:07). Red Alert: aerial threat. Sirens sounding.Take cover now!</text:p>
      <text:p text:style-name="P4">
News Collection Link: <text:a xlink:type="simple" xlink:href="https://liveuamap.com/en/2023/25-april-kharkiv-kharkivska-oblast1507-red-alg" text:style-name="Internet_20_link" text:visited-style-name="Visited_20_Internet_20_Link">
https://liveuamap.com/en/2023/25-april-kharkiv-kharkivska-oblast1507-red-alg</text:a>
</text:p>
      <text:p text:style-name="P4">
News Source: <text:a xlink:type="simple" xlink:href="https://t.me/air_alert_ua/43712" text:style-name="Internet_20_link" text:visited-style-name="Visited_20_Internet_20_Link">
https://t.me/air_alert_ua/43712</text:a>
</text:p>
      <!--NEWS-->
      <text:h text:style-name="P10" text:outline-level="1">
<text:span text:style-name="T4">
Zaporizka Oblast（15:53）。 红色警报：空中威胁。 警笛声。 立即掩盖！</text:span>
</text:h>
      <text:p text:style-name="P4">
作者: liveuamap (Language: en)</text:p>
      <text:p text:style-name="P4">
时间: 2023-04-25T09:54:00</text:p>
      <text:p text:style-name="P4">
地点: Zaporizka Oblast (Latitude:47.611141 Longtitude:35.764861)</text:p>
      <text:p text:style-name="P4">
视频: []</text:p>
      <text:p text:style-name="P4">
图片: []</text:p>
      <text:p text:style-name="P4">
标签: ["Europe", "Central and Eastern Europe"]</text:p>
      <text:p text:style-name="P4">
Id: 22558548</text:p>
      <!--METADATA-->
      <text:p text:style-name="P4">
Zaporizhzhia地区(15:53). Red Alert: aerial threat. Sirens sounding. Take covernow!</text:p>
      <text:p text:style-name="P4">
News Collection Link: <text:a xlink:type="simple" xlink:href="https://liveuamap.com/en/2023/25-april-zaporizka-oblast1553-red-alert-aeriag" text:style-name="Internet_20_link" text:visited-style-name="Visited_20_Internet_20_Link">
https://liveuamap.com/en/2023/25-april-zaporizka-oblast1553-red-alert-aeriag</text:a>
</text:p>
      <text:p text:style-name="P4">
News Source: <text:a xlink:type="simple" xlink:href="https://t.me/air_alert_ua/43713" text:style-name="Internet_20_link" text:visited-style-name="Visited_20_Internet_20_Link">
https://t.me/air_alert_ua/43713</text:a>
</text:p>
      <!--NEWS-->
      <text:h text:style-name="P10" text:outline-level="1">
<text:span text:style-name="T4">
Zaporizka Oblast（20:23）。 红色警报：空中威胁。 警笛声。 立即掩盖！</text:span>
</text:h>
      <text:p text:style-name="P4">
作者: liveuamap (Language: en)</text:p>
      <text:p text:style-name="P4">
时间: 2023-04-25T14:24:00</text:p>
      <text:p text:style-name="P4">
地点: Zaporizka Oblast (Latitude:47.612011 Longtitude:35.765991)</text:p>
      <text:p text:style-name="P4">
视频: []</text:p>
      <text:p text:style-name="P4">
图片: []</text:p>
      <text:p text:style-name="P4">
标签: ["Europe", "Central and Eastern Europe"]</text:p>
      <text:p text:style-name="P4">
Id: 22558600</text:p>
      <!--METADATA-->
      <text:p text:style-name="P4">
Zaporizhzhia地区(20:23). Red Alert: aerial threat. Sirens sounding. Take covernow!</text:p>
      <text:p text:style-name="P4">
News Collection Link: <text:a xlink:type="simple" xlink:href="https://liveuamap.com/en/2023/25-april-zaporizka-oblast2023-red-alert-aeriag" text:style-name="Internet_20_link" text:visited-style-name="Visited_20_Internet_20_Link">
https://liveuamap.com/en/2023/25-april-zaporizka-oblast2023-red-alert-aeriag</text:a>
</text:p>
      <text:p text:style-name="P4">
News Source: <text:a xlink:type="simple" xlink:href="https://t.me/air_alert_ua/43718" text:style-name="Internet_20_link" text:visited-style-name="Visited_20_Internet_20_Link">
https://t.me/air_alert_ua/43718</text:a>
</text:p>
      <!--NEWS-->
      <text:h text:style-name="P10" text:outline-level="1">
<text:span text:style-name="T4">
Dnipro，Dnipropetrovska Oblast（20:46）。 红色警报：空中威胁。 警笛声。 掩护...</text:span>
</text:h>
      <text:p text:style-name="P4">
作者: liveuamap (Language: en)</text:p>
      <text:p text:style-name="P4">
时间: 2023-04-25T14:48:00</text:p>
      <text:p text:style-name="P4">
地点: Dnipro (Latitude:48.46032 Longtitude:35.03906)</text:p>
      <text:p text:style-name="P4">
视频: []</text:p>
      <text:p text:style-name="P4">
图片: []</text:p>
      <text:p text:style-name="P4">
标签: ["Europe", "Central and Eastern Europe"]</text:p>
      <text:p text:style-name="P4">
Id: 22558604</text:p>
      <!--METADATA-->
      <text:p text:style-name="P4">
dnipro，dnipropetrovsk区域(20:46). Red Alert: aerial threat. Sirenssounding. Take cover now!</text:p>
      <text:p text:style-name="P4">
News Collection Link: <text:a xlink:type="simple" xlink:href="https://liveuamap.com/en/2023/25-april-dnipro-dnipropetrovska-oblast2046-reg" text:style-name="Internet_20_link" text:visited-style-name="Visited_20_Internet_20_Link">
https://liveuamap.com/en/2023/25-april-dnipro-dnipropetrovska-oblast2046-reg</text:a>
</text:p>
      <text:p text:style-name="P4">
News Source: <text:a xlink:type="simple" xlink:href="https://t.me/air_alert_ua/43719" text:style-name="Internet_20_link" text:visited-style-name="Visited_20_Internet_20_Link">
https://t.me/air_alert_ua/43719</text:a>
</text:p>
      <!--NEWS-->
      <text:h text:style-name="P10" text:outline-level="1">
<text:span text:style-name="T4">
斯洛维亚斯克和克拉曼托克斯克爆炸了爆炸</text:span>
</text:h>
      <text:p text:style-name="P4">
作者: liveuamap (Language: en)</text:p>
      <text:p text:style-name="P4">
时间: 2023-04-25T15:59:11</text:p>
      <text:p text:style-name="P4">
地点: Donetsk Oblast (Latitude:48.73446 Longtitude:37.5856)</text:p>
      <text:p text:style-name="P4">
视频: []</text:p>
      <text:p text:style-name="P4">
图片: []</text:p>
      <text:p text:style-name="P4">
标签: []</text:p>
      <text:p text:style-name="P4">
Id: 22558621</text:p>
      <!--METADATA-->
      <text:p text:style-name="P4">
斯洛维亚斯克和克拉曼托克斯克爆炸了爆炸</text:p>
      <text:p text:style-name="P4">
新闻集链接：<text:a xlink:type="simple" xlink:href="https://liveuamap.com/en/2023/25-april-explosions-were-reported-in-sloviansk-and-kramatorsk" text:style-name="Internet_20_link" text:visited-style-name="Visited_20_Internet_20_Link">
https://liveuamap.com/en/2023/25-april-explosions-were-reported-in-sloviansk-and-kramatorsk</text:a>
</text:p>
      <text:p text:style-name="P4">
News Source: <text:a xlink:type="simple" xlink:href="https://t.me/novosti_donbass24/46003" text:style-name="Internet_20_link" text:visited-style-name="Visited_20_Internet_20_Link">
https://t.me/novosti_donbass24/46003</text:a>
</text:p>
      <!--NEWS-->
      <text:h text:style-name="P10" text:outline-level="1">
<text:span text:style-name="T4">
据报道，防空活动在Zaporizhzhia中活跃</text:span>
</text:h>
      <text:p text:style-name="P4">
作者: liveuamap (Language: en)</text:p>
      <text:p text:style-name="P4">
时间: 2023-04-25T16:21:39</text:p>
      <text:p text:style-name="P4">
地点: Zaporizhzhia, Zaporiz'ka oblast (Latitude:47.82111 Longtitude:35.14114)</text:p>
      <text:p text:style-name="P4">
视频: []</text:p>
      <text:p text:style-name="P4">
图片: []</text:p>
      <text:p text:style-name="P4">
标签: ["Europe", "Central and Eastern Europe"]</text:p>
      <text:p text:style-name="P4">
Id: 22558622</text:p>
      <!--METADATA-->
      <text:p text:style-name="P4">
据报道，防空活动在Zaporizhzhia中活跃</text:p>
      <text:p text:style-name="P4">
新闻集链接：<text:a xlink:type="simple" xlink:href="https://liveuamap.com/en/2023/25-april-air-defense-is-reportedly-active-in-zaporizhzhia" text:style-name="Internet_20_link" text:visited-style-name="Visited_20_Internet_20_Link">
https://liveuamap.com/en/2023/25-APRIL-AIR--FEFENSE-EFENSE-IS-REPORTY--ACTIVE-IN-ACTIVE-IN-ZAPORIZHZHIA</text:a>
</text:p>
      <text:p text:style-name="P4">
News Source: <text:a xlink:type="simple" xlink:href="https://t.me/war_monitor/6831" text:style-name="Internet_20_link" text:visited-style-name="Visited_20_Internet_20_Link">
https://t.me/war_monitor/6831</text:a>
</text:p>
      <!--NEWS-->
      <text:h text:style-name="P10" text:outline-level="1">
<text:span text:style-name="T4">
Zaporizka Oblast（22:32）。 红色警报：空中威胁。 警笛声。 立即掩盖！</text:span>
</text:h>
      <text:p text:style-name="P4">
作者: liveuamap (Language: en)</text:p>
      <text:p text:style-name="P4">
时间: 2023-04-25T16:33:00</text:p>
      <text:p text:style-name="P4">
地点: Zaporizka Oblast (Latitude:47.612021 Longtitude:35.765261)</text:p>
      <text:p text:style-name="P4">
视频: []</text:p>
      <text:p text:style-name="P4">
图片: []</text:p>
      <text:p text:style-name="P4">
标签: ["Europe", "Central and Eastern Europe"]</text:p>
      <text:p text:style-name="P4">
Id: 22558623</text:p>
      <!--METADATA-->
      <text:p text:style-name="P4">
Zaporizhzhia地区(22:32). Red Alert: aerial threat. Sirens sounding. Take covernow!</text:p>
      <text:p text:style-name="P4">
News Collection Link: <text:a xlink:type="simple" xlink:href="https://liveuamap.com/en/2023/25-april-zaporizka-oblast2232-red-alert-aeriag" text:style-name="Internet_20_link" text:visited-style-name="Visited_20_Internet_20_Link">
https://liveuamap.com/en/2023/25-april-zaporizka-oblast2232-red-alert-aeriag</text:a>
</text:p>
      <text:p text:style-name="P4">
News Source: <text:a xlink:type="simple" xlink:href="https://t.me/air_alert_ua/43722" text:style-name="Internet_20_link" text:visited-style-name="Visited_20_Internet_20_Link">
https://t.me/air_alert_ua/43722</text:a>
</text:p>
      <!--NEWS-->
      <text:h text:style-name="P10" text:outline-level="1">
<text:span text:style-name="T4">
Dnipro，Dnipropetrovska Oblast（22:45）。 红色警报：空中威胁。 警笛声。 掩护...</text:span>
</text:h>
      <text:p text:style-name="P4">
作者: liveuamap (Language: en)</text:p>
      <text:p text:style-name="P4">
时间: 2023-04-25T16:46:00</text:p>
      <text:p text:style-name="P4">
地点: Dnipro (Latitude:48.46019 Longtitude:35.0382)</text:p>
      <text:p text:style-name="P4">
视频: []</text:p>
      <text:p text:style-name="P4">
图片: []</text:p>
      <text:p text:style-name="P4">
标签: ["Europe", "Central and Eastern Europe"]</text:p>
      <text:p text:style-name="P4">
Id: 22558625</text:p>
      <!--METADATA-->
      <text:p text:style-name="P4">
dnipro，dnipropetrovsk区域(22:45). Red Alert: aerial threat. Sirenssounding. Take cover now!</text:p>
      <text:p text:style-name="P4">
News Collection Link: <text:a xlink:type="simple" xlink:href="https://liveuamap.com/en/2023/25-april-dnipro-dnipropetrovska-oblast2245-reg" text:style-name="Internet_20_link" text:visited-style-name="Visited_20_Internet_20_Link">
https://liveuamap.com/en/2023/25-april-dnipro-dnipropetrovska-oblast2245-reg</text:a>
</text:p>
      <text:p text:style-name="P4">
News Source: <text:a xlink:type="simple" xlink:href="https://t.me/air_alert_ua/43723" text:style-name="Internet_20_link" text:visited-style-name="Visited_20_Internet_20_Link">
https://t.me/air_alert_ua/43723</text:a>
</text:p>
      <!--NEWS-->
      <text:h text:style-name="P10" text:outline-level="1">
<text:span text:style-name="T4">
Kherson，Khersonska Oblast（23:00）。 红色警报：空中威胁。 警笛声。 立即掩盖！</text:span>
</text:h>
      <text:p text:style-name="P4">
作者: liveuamap (Language: en)</text:p>
      <text:p text:style-name="P4">
时间: 2023-04-25T17:02:00</text:p>
      <text:p text:style-name="P4">
地点: Kherson (Latitude:46.65581000 Longtitude:32.61780000)</text:p>
      <text:p text:style-name="P4">
视频: []</text:p>
      <text:p text:style-name="P4">
图片: []</text:p>
      <text:p text:style-name="P4">
标签: ["Europe", "Central and Eastern Europe"]</text:p>
      <text:p text:style-name="P4">
Id: 22558627</text:p>
      <!--METADATA-->
      <text:p text:style-name="P4">
赫尔森，赫森地区(23:00). Red Alert: aerial threat. Sirens sounding.Take cover now!</text:p>
      <text:p text:style-name="P4">
News Collection Link: <text:a xlink:type="simple" xlink:href="https://liveuamap.com/en/2023/25-april-kherson-khersonska-oblast2300-red-alg" text:style-name="Internet_20_link" text:visited-style-name="Visited_20_Internet_20_Link">
https://liveuamap.com/en/2023/25-april-kherson-khersonska-oblast2300-red-alg</text:a>
</text:p>
      <text:p text:style-name="P4">
News Source: <text:a xlink:type="simple" xlink:href="https://t.me/air_alert_ua/43724" text:style-name="Internet_20_link" text:visited-style-name="Visited_20_Internet_20_Link">
https://t.me/air_alert_ua/43724</text:a>
</text:p>
      <!--NEWS-->
      <text:h text:style-name="P10" text:outline-level="1">
<text:span text:style-name="T4">
Zaporizhhya地区，Dnipro，Dnipropetrovsk地区，顿涅茨克地区，Kharkiv，Kharkiv地区，...</text:span>
</text:h>
      <text:p text:style-name="P4">
作者: liveuamap (Language: en)</text:p>
      <text:p text:style-name="P4">
时间: 2023-04-25T18:31:00</text:p>
      <text:p text:style-name="P4">
地点: Zaporizka Oblast (Latitude:47.611041 Longtitude:35.764741)</text:p>
      <text:p text:style-name="P4">
视频: []</text:p>
      <text:p text:style-name="P4">
图片: []</text:p>
      <text:p text:style-name="P4">
标签: ["Europe", "Central and Eastern Europe"]</text:p>
      <text:p text:style-name="P4">
Id: 22558629</text:p>
      <!--METADATA-->
      <text:p text:style-name="P4">
Zaporizhhya地区，Dnipro，Dnipropetrovsk地区，Donetsk地区，Kharkiv，Kharkiv地区，Poltava地区(00:31). Red Alert: aerial threat. Sirenssounding. Take cover now!</text:p>
      <text:p text:style-name="P4">
News Collection Link: <text:a xlink:type="simple" xlink:href="https://liveuamap.com/en/2023/25-april-zaporizka-oblast-dnipro-dnipropetrovg" text:style-name="Internet_20_link" text:visited-style-name="Visited_20_Internet_20_Link">
https://liveuamap.com/en/2023/25-april-zaporizka-oblast-dnipro-dnipropetrovg</text:a>
</text:p>
      <text:p text:style-name="P4">
News Source: <text:a xlink:type="simple" xlink:href="https://t.me/air_alert_ua/43732" text:style-name="Internet_20_link" text:visited-style-name="Visited_20_Internet_20_Link">
https://t.me/air_alert_ua/43732</text:a>
</text:p>
      <!--NEWS-->
      <text:h text:style-name="P10" text:outline-level="1">
<text:span text:style-name="T4">
Sumska Oblast（00:32）。 红色警报：空中威胁。 警笛声。 立即掩盖！</text:span>
</text:h>
      <text:p text:style-name="P4">
作者: liveuamap (Language: en)</text:p>
      <text:p text:style-name="P4">
时间: 2023-04-25T18:34:00</text:p>
      <text:p text:style-name="P4">
地点: Sumska Oblast (Latitude:50.99975 Longtitude:34.00076)</text:p>
      <text:p text:style-name="P4">
视频: []</text:p>
      <text:p text:style-name="P4">
图片: []</text:p>
      <text:p text:style-name="P4">
标签: ["Europe", "Central and Eastern Europe"]</text:p>
      <text:p text:style-name="P4">
Id: 22558630</text:p>
      <!--METADATA-->
      <text:p text:style-name="P4">
Sumy地区(00:32). Red Alert: aerial threat. Sirens sounding. Take covernow!</text:p>
      <text:p text:style-name="P4">
News Collection Link: <text:a xlink:type="simple" xlink:href="https://liveuamap.com/en/2023/25-april-sumska-oblast0032-red-alert-aerial-tg" text:style-name="Internet_20_link" text:visited-style-name="Visited_20_Internet_20_Link">
https://liveuamap.com/en/2023/25-april-sumska-oblast0032-red-alert-aerial-tg</text:a>
</text:p>
      <text:p text:style-name="P4">
News Source: <text:a xlink:type="simple" xlink:href="https://t.me/air_alert_ua/43733" text:style-name="Internet_20_link" text:visited-style-name="Visited_20_Internet_20_Link">
https://t.me/air_alert_ua/43733</text:a>
</text:p>
      <!--NEWS-->
      <text:h text:style-name="P10" text:outline-level="1">
<text:span text:style-name="T4">
乌克兰和世界反对俄罗斯的侵略。 行动中的制裁</text:span>
</text:h>
      <text:p text:style-name="P4">
作者: ['АРМІЯINFORM']</text:p>
      <text:p text:style-name="P4">
时间: 2023-04-25T20: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4/antyrosijski-sankcziyi-1.jpg" text:style-name="Internet_20_link" text:visited-style-name="Visited_20_Internet_20_Link">
antyrosijski-sankcziyi-1.jpg</text:a>
']</text:p>
      <text:p text:style-name="P4">
标签: ['АНТИРОСІЙСЬКІ САНКЦІЇ', 'СЗР']</text:p>
      <text:p text:style-name="P4">
类别: News</text:p>
      <!--METADATA-->
      <text:p text:style-name="P4">
<draw:frame draw:style-name="fr1" draw:name="Image2" text:anchor-type="as-char" svg:width="6.9236in" svg:height="3.745668in" draw:z-index="0">
<draw:image xlink:href="../Images/AРМІЯINFORM/2023-04-25T20-00-00-04-00/antyrosijski-sankcziyi-1.jpg" xlink:type="simple" xlink:show="embed" xlink:actuate="onLoad" draw:mime-type="image/jpeg"/>
</draw:frame>
乌克兰的外部情报服务继续<text:a xlink:type="simple" xlink:href="https://www.facebook.com/SZRUkraine/posts/pfbid02kUh257wRmEMzQ2y9KvkqnxrszgFHq7FxJQSpauYHTg4bdwFb21XuuiJA9ZUzQAral" text:style-name="Internet_20_link" text:visited-style-name="Visited_20_Internet_20_Link">
告诉</text:a>
国际社会对恐怖分子国家的制裁和其他行动。</text:p>
      <text:p text:style-name="P4">
<text:span text:style-name="T4">
截至2023年4月24日的情况</text:span>
</text:p>
      <text:p text:style-name="P4">
加拿大宣布将新的3,460万美元的军事援助计划转移到乌克兰。该党免费获得渥太华的支持，并将通过加拿大合作伙伴安妮塔·阿尼塔·阿尼塔·阿尼塔(Anita Ananda)组织的我们国家的全面援助套餐发送给微量基金。在石头11峰会上说。” 乌克兰军队的新金融方案：将确保实施北约帽燃料材料-330万所需的燃油储备； 将允许将北约综合援助套餐的信托基金项目实施给乌克兰 - 模块化浮动桥，以确保越过水障碍的可能性； 它将为乌克兰复杂援助的信托基金提供医疗急救套件做出的首次贡献。</text:p>
      <text:p text:style-name="P4">
爱沙尼亚的指挥官马丁·赫尔(Martin Herme)将军认为，只有当俄罗斯闯入小州时，战争才会被加热。</text:p>
      <text:p text:style-name="P4">
退休的中将是欧洲前美国陆军指挥官，班杰斯(Bengjes)称延迟景观导弹供应的“政治借口”。 他强调，他为美国已经为帮助武装部队所做的一切感到自豪，但我相信政府可以找到扩大传播乌克兰军队的武器类型的方法。 <text:span text:style-name="T5">
“实际上，我不想谈论特定类型的武器。 相反 - 关于功能； 关于乌克兰使克里米亚对俄罗斯人无法接触的能力； 关于有机会在詹卡(Janka)上袭击萨基(Saki)的Posivastopol。 以及如何进行这些打击 - 无论如何，无人驾驶灰色，ATCM，GLSDB或Storm Shadow。 给乌克兰有机会进行这种打击。” </text:span>
-说。</text:p>
      <text:p text:style-name="P4">
乌克兰和法国已经签署了一份关于对USPHERE合作的相互理解的备忘录，该备忘录涉及伙伴关系评估对乌克兰运输系统造成的损害的评估，并强调了生态学前低碳迁移率的过渡。</text:p>
      <text:p text:style-name="P4">
拉脱维亚政府将分配400万欧元，将乌克兰难民研究到拉脱维亚。</text:p>
      <text:p text:style-name="P4">
七国集团被要求进行延续，完全实施和扩展黑海谷物倡议。塞浦路斯宣布阻止个人和法人实体的叙述，这些账户比英国和美国还多，以帮助俄罗斯莫利加尔省绕过反俄罗斯的制裁。</text:p>
      <text:p text:style-name="P4">
<text:span text:style-name="T4">
 rf </text:span>
</text:p>
      <text:p text:style-name="P4">
在这一年中，终止了俄罗斯联邦商务中心的租赁协议，该协议终止了莫斯科五片高达3.29千平方米的地区。 M-比2021年4月至2022年3月的十倍。 据专家称，到2023年底，至少有15,000平方米将下降。 m。</text:p>
      <text:p text:style-name="P4">
Gossuma代表们向政府负责人致信，并提议向俄罗斯百万富翁提议另外2％的税款，以支持与乌克兰人民作斗​​争的买家。</text:p>
      <text:p text:style-name="P4">
一旦流行的汽车品牌现在已经成为俄罗斯联邦的稀缺商品：莫斯科剩下的十辆大众马球车，较大的起亚里约，斯柯达快速消失了。 剩下的经销商的价格是俄罗斯入侵乌克兰的2.5倍。</text:p>
      <text:p text:style-name="P4">
由于电力价格急剧上涨，俄罗斯能源公司遭受了损失，要求政府允许他们不现代化热力工厂。 它是13个1.5 GW的对象，其成本增加了初始估计的79％。</text:p>
      <text:p text:style-name="P4">
俄罗斯对乌克兰联邦的全面战争影响了俄罗斯男子的健康 - 一年后，其中许多人在压力方面遇到了问题。 因此，对药物增加的需求超过了先前的攻击 - 大规模动员增加了压力的原因。 根据Danius系统，“教堂标志”在2023年的前三个月出售“男性权力”销售额增长了39％。 自1月以来，俄罗斯人总共购买了270万包各种壮阳药，在上面花了18亿卢布。 分析人士估计，在此期间，平均而言，现在住在俄罗斯的成年男性，有392种此类药物被停止了。 最常见的是，壮阳药是由莫斯科地区的沃姆斯基(Vomskiv)购买的。</text:p>
      <text:p text:style-name="P4">
俄罗斯圣彼得堡的亚历山德林斯基剧院(Alexandrinsky Theatre)在没有解释的情况下取消了19世纪法国戏剧《 Sirano de Berzrak》的节目，原因是俄罗斯军队的“被抹黑”。</text:p>
      <text:p text:style-name="P4">
根据人权捍卫者的说法，至少有58人在2022年从白俄罗斯和2023年初从白俄罗斯国外返回家园。RB中的倡导资格委员会进行了交替，该委员会因五个律师而被剥夺了许可证。 独立律师的声明，剥夺许可证律师的过程从2020年8月开始持续存储。 首先，那些律师属于这一律师，他们妨碍了通过政治观点迫害的人们的权利。 此外，律师事务所清算的目的性并非隐藏。</text:p>
      <text:p text:style-name="P4">
News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司令OB’联合部队参观了苏米地区国防军的职位</text:span>
</text:h>
      <text:p text:style-name="P4">
作者: ['АРМІЯINFORM']</text:p>
      <text:p text:style-name="P4">
时间: 2023-04-25T21: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p>
      <text:p text:style-name="P4">
标签: ['ВІДЕО', 'СЕРГІЙ НАЄВ', 'СУМЩИНА']</text:p>
      <text:p text:style-name="P4">
类别: News</text:p>
      <!--METADATA-->
      <text:p text:style-name="P4">
乌克兰武装部队联合部队的指挥官，中尉谢尔盖·奈夫维特(Sergey Naivvitly)访问了苏米地区的乌克兰边境地位。</text:p>
      <text:p text:style-name="P4">
“他拜访了保留Sumy地区防御的军人。 研究服务和执行战斗任务，并加强对苏米地区边界民用基础设施关键物体的保护。 在与单位指挥官进行交流时，他概述了许多具体措施，旨在确保领土的防御能力并立即对敌人的炮击做出反应。” Naev将军在Facebook上的建筑中说。</text:p>
      <text:p text:style-name="P4">
让我们一起赢!</text:p>
      <text:p text:style-name="P4">
News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NEWS-->
      <text:h text:style-name="P10" text:outline-level="1">
<text:span text:style-name="T4">
边防卫队在巴赫穆特（Bakhmut）举行了一个“炎症周末”，这成为占领者的最后一个</text:span>
</text:h>
      <text:p text:style-name="P4">
作者: ['АРМІЯINFORM']</text:p>
      <text:p text:style-name="P4">
时间: 2023-04-25T22:00:00-04:00</text:p>
      <text:p text:style-name="P4">
描述: 关于Podkordonna服务的主权。 Bii W的Trichi Prikordontniki ...与乌克兰2022年的战争，与乌克兰的最新新闻，今天与乌克兰2022年的新闻战争，乌克兰和俄罗斯之间的战争，当2022年与乌克兰的战争将在2022年发生战争是否可以在不久的将来与乌克兰的战争是否会说，与乌克兰的战争，今天的乌克兰新闻，乌克兰新闻，乌克兰媒体在俄罗斯</text:p>
      <text:p text:style-name="P4">
图片: ['<text:a xlink:type="simple" xlink:href="https://armyinform.com.ua/wp-content/uploads/2023/04/news_20230424_172024_1682346024.jpg" text:style-name="Internet_20_link" text:visited-style-name="Visited_20_Internet_20_Link">
news_20230424_172024_1682346024.jpg</text:a>
']</text:p>
      <text:p text:style-name="P4">
标签: ['STOPRUSSIA', 'АГРЕСІЯ РФ', 'ВІЙНА', 'ВТОРГНЕННЯ РФ', 'ДЕРЖПРИКОРДОНСЛУЖБА', 'ФОРТЕЦЯ БАХМУТ']</text:p>
      <text:p text:style-name="P4">
类别: News</text:p>
      <!--METADATA-->
      <text:p text:style-name="P4">
<draw:frame draw:style-name="fr1" draw:name="Image3" text:anchor-type="as-char" svg:width="6.9236in" svg:height="5.1927in" draw:z-index="0">
<draw:image xlink:href="../Images/AРМІЯINFORM/2023-04-25T22-00-00-04-00/news_20230424_172024_1682346024.jpg" xlink:type="simple" xlink:show="embed" xlink:actuate="onLoad" draw:mime-type="image/jpeg"/>
</draw:frame>
关于它<text:a xlink:type="simple" xlink:href="https://dpsu.gov.ua/ua/news/Prikordonniki-u-Bahmuti-vlashtuvali-okupantam-zapalniy-vikend-yakiy-dlya-10-zagarbnikiv-stav-ostannim/" text:style-name="Internet_20_link" text:visited-style-name="Visited_20_Internet_20_Link">
报告</text:a>
乌克兰国家边境服务。</text:p>
      <text:p text:style-name="P4">
边境警卫在与俄罗斯攻击者战斗中三次，几乎连续地在堡垒城射击鞋。</text:p>
      <text:p text:style-name="P4">
在巴赫穆特(Bakhmut)，入侵者继续摧毁该市的基础设施，敌对步兵试图通过违法行为攻击乌克兰的捍卫者。 对于边防卫队在城市地区的职位，晚上进行了两次位置战斗。 下午另一场战斗正在进行。</text:p>
      <text:p text:style-name="P4">
尽管情况很困难，但乌克兰的防守者仍继续消除附近侵略者国家的突击步枪。 是的，防御防御的所有尝试都受到限制。 至少有24名对手被小武器和迫击炮送出火灾：有10名占领者被清算，另外14人受伤。</text:p>
      <text:p text:style-name="P4">
News Source: <text:a xlink:type="simple" xlink:href="https://armyinform.com.ua/2023/04/25/prykordonnyky-vlashtuvaly-zapalnyj-vikend/" text:style-name="Internet_20_link" text:visited-style-name="Visited_20_Internet_20_Link">
https://armyinform.com.ua/2023/04/25/prykordonnyky-vlashtuvaly-zapalnyj-vikend/</text:a>
</text:p>
      <!--NEWS-->
      <text:h text:style-name="P10" text:outline-level="1">
<text:span text:style-name="T4">
国家警察在Zaporozhye领土上记录了将近200次俄罗斯弹药</text:span>
</text:h>
      <text:p text:style-name="P4">
作者: ['АРМІЯINFORM']</text:p>
      <text:p text:style-name="P4">
时间: 2023-04-25T23:00:00-04:00</text:p>
      <text:p text:style-name="P4">
描述: Ovporizko -obluchean 190 Vluchan导弹的最后一部...与乌克兰2022年的战争，与乌克兰的最新新闻战争，今天与乌克兰2022年的新闻战争，乌克兰和俄罗斯之间的战争将发生战争他们说，在2022年，无论是否有一年，是否会在不久的将来与乌克兰进行战争</text:p>
      <text:p text:style-name="P4">
图片: ['<text:a xlink:type="simple" xlink:href="https://armyinform.com.ua/wp-content/uploads/2023/04/obstrily-zaporizhzhya.jpg" text:style-name="Internet_20_link" text:visited-style-name="Visited_20_Internet_20_Link">
obstrily-zaporizhzhya.jpg</text:a>
', '<text:a xlink:type="simple" xlink:href="https://armyinform.com.ua/wp-content/uploads/2023/04/2-9-150x150.jpeg" text:style-name="Internet_20_link" text:visited-style-name="Visited_20_Internet_20_Link">
2-9-150x150.jpeg</text:a>
', '<text:a xlink:type="simple" xlink:href="https://armyinform.com.ua/wp-content/uploads/2023/04/3-7-150x150.jpeg" text:style-name="Internet_20_link" text:visited-style-name="Visited_20_Internet_20_Link">
3-7-150x150.jpeg</text:a>
', '<text:a xlink:type="simple" xlink:href="https://armyinform.com.ua/wp-content/uploads/2023/04/4-5-150x150.jpeg" text:style-name="Internet_20_link" text:visited-style-name="Visited_20_Internet_20_Link">
4-5-150x150.jpeg</text:a>
', '<text:a xlink:type="simple" xlink:href="https://armyinform.com.ua/wp-content/uploads/2023/04/5-4-150x150.jpeg" text:style-name="Internet_20_link" text:visited-style-name="Visited_20_Internet_20_Link">
5-4-150x150.jpeg</text:a>
', '<text:a xlink:type="simple" xlink:href="https://armyinform.com.ua/wp-content/uploads/2023/04/6-3-150x150.jpeg" text:style-name="Internet_20_link" text:visited-style-name="Visited_20_Internet_20_Link">
6-3-150x150.jpeg</text:a>
', '<text:a xlink:type="simple" xlink:href="https://armyinform.com.ua/wp-content/uploads/2023/04/7-1-150x150.jpeg" text:style-name="Internet_20_link" text:visited-style-name="Visited_20_Internet_20_Link">
7-1-150x150.jpeg</text:a>
', '<text:a xlink:type="simple" xlink:href="https://armyinform.com.ua/wp-content/uploads/2023/04/8-1-150x150.jpeg" text:style-name="Internet_20_link" text:visited-style-name="Visited_20_Internet_20_Link">
8-1-150x150.jpeg</text:a>
', '<text:a xlink:type="simple" xlink:href="https://armyinform.com.ua/wp-content/uploads/2023/04/9-150x150.jpeg" text:style-name="Internet_20_link" text:visited-style-name="Visited_20_Internet_20_Link">
9-150x150.jpeg</text:a>
']</text:p>
      <text:p text:style-name="P4">
标签: ['STOPRUSSIA', 'АГРЕСІЯ РФ', 'ВОЄННІ ЗЛОЧИНИ РФ', 'ВОРОЖІ ОБСТРИЛИ', 'ВТОРГНЕННЯ РФ', 'ЗАПОРІЖЖЯ']</text:p>
      <text:p text:style-name="P4">
类别: News</text:p>
      <!--METADATA-->
      <text:p text:style-name="P4">
<draw:frame draw:style-name="fr1" draw:name="Image4" text:anchor-type="as-char" svg:width="6.9236in" svg:height="5.1927in" draw:z-index="0">
<draw:image xlink:href="../Images/AРМІЯINFORM/2023-04-25T23-00-00-04-00/obstrily-zaporizhzhya.jpg" xlink:type="simple" xlink:show="embed" xlink:actuate="onLoad" draw:mime-type="image/jpeg"/>
</draw:frame>
白天，俄罗斯的导弹和炮弹发生在Zaporizhhya地区。</text:p>
      <text:p text:style-name="P4">
关于它<text:a xlink:type="simple" xlink:href="https://www.npu.gov.ua/news/190-vluchan-vorozhykh-raket-ta-snariadiv-po-terytorii-zaporizkoi-oblasti-ie-poraneni-politsiia-zibrala-dokazy-zlochyniv-viisk-rf" text:style-name="Internet_20_link" text:visited-style-name="Visited_20_Internet_20_Link">
报告</text:a>
Zaporizhzhia地区警察传播部。</text:p>
      <text:p text:style-name="P4">
“俄罗斯人攻击了炮兵装置，喷气系统，防空导弹系统，使用了航空和无人机。 受损的住宅建筑，农场，仓库和其他Zaporizhhya，Pologovsky和Vasylivsky地区。 两名平民受伤。</text:p>
      <text:p text:style-name="P4">
Under the enemy shelling came Vilnyansk, Gulyaipole, Ohikh, Railway, Novoandriivka, Novodanilovka, Novoselivka, Magic, Olgiv, Little Tokmachka, Temirovka, Gulyaiivka, White, Chervona, Poltava, Malinovka, Magician, Magic, Equal, Equal. , Kamianske, smooth ，小shcherbaki。 警方总共注册了19个报告。</text:p>
      <text:p text:style-name="P4">
由于炮击，入侵的部队损害了Pologovshchyna当今居民的房屋。 有些有切断的屋顶和外墙，撞倒了窗户，有些几乎完全被摧毁。</text:p>
      <text:p text:style-name="P4">
<text:a xlink:type="simple" xlink:href="https://armyinform.com.ua/wp-content/uploads/2023/04/2-9.jpeg" text:style-name="Internet_20_link" text:visited-style-name="Visited_20_Internet_20_Link">
!(Images/AРМІЯINFORM/2023-04-25T23-00-00-04-00/2-9-150x150.jpeg)</text:a>
</text:p>
      <text:p text:style-name="P4">
<text:a xlink:type="simple" xlink:href="https://armyinform.com.ua/wp-content/uploads/2023/04/3-7.jpeg" text:style-name="Internet_20_link" text:visited-style-name="Visited_20_Internet_20_Link">
<draw:frame draw:style-name="fr1" draw:name="Image5" text:anchor-type="as-char" svg:width="6.9236in" svg:height="6.9236in" draw:z-index="0">
<draw:image xlink:href="../Images/AРМІЯINFORM/2023-04-25T23-00-00-04-00/3-7-150x150.jpeg" xlink:type="simple" xlink:show="embed" xlink:actuate="onLoad" draw:mime-type="image/jpeg"/>
</draw:frame>
</text:a>
</text:p>
      <text:p text:style-name="P4">
<text:a xlink:type="simple" xlink:href="https://armyinform.com.ua/wp-content/uploads/2023/04/4-5.jpeg" text:style-name="Internet_20_link" text:visited-style-name="Visited_20_Internet_20_Link">
<draw:frame draw:style-name="fr1" draw:name="Image6" text:anchor-type="as-char" svg:width="6.9236in" svg:height="6.9236in" draw:z-index="0">
<draw:image xlink:href="../Images/AРМІЯINFORM/2023-04-25T23-00-00-04-00/4-5-150x150.jpeg" xlink:type="simple" xlink:show="embed" xlink:actuate="onLoad" draw:mime-type="image/jpeg"/>
</draw:frame>
</text:a>
除了住房库存外，古利亚皮尔地区的牲畜农场还受到影响。灰烬的灰烬开除了农场企业的领土，损坏了该建筑物和几家仓库。</text:p>
      <text:p text:style-name="P4">
<text:a xlink:type="simple" xlink:href="https://armyinform.com.ua/wp-content/uploads/2023/04/5-4.jpeg" text:style-name="Internet_20_link" text:visited-style-name="Visited_20_Internet_20_Link">
!(Images/AРМІЯINFORM/2023-04-25T23-00-00-04-00/5-4-150x150.jpeg)</text:a>
</text:p>
      <text:p text:style-name="P4">
<text:a xlink:type="simple" xlink:href="https://armyinform.com.ua/wp-content/uploads/2023/04/6-3.jpeg" text:style-name="Internet_20_link" text:visited-style-name="Visited_20_Internet_20_Link">
<draw:frame draw:style-name="fr1" draw:name="Image7" text:anchor-type="as-char" svg:width="6.9236in" svg:height="6.9236in" draw:z-index="0">
<draw:image xlink:href="../Images/AРМІЯINFORM/2023-04-25T23-00-00-04-00/6-3-150x150.jpeg" xlink:type="simple" xlink:show="embed" xlink:actuate="onLoad" draw:mime-type="image/jpeg"/>
</draw:frame>
</text:a>
</text:p>
      <text:p text:style-name="P4">
<text:a xlink:type="simple" xlink:href="https://armyinform.com.ua/wp-content/uploads/2023/04/7-1.jpeg" text:style-name="Internet_20_link" text:visited-style-name="Visited_20_Internet_20_Link">
<draw:frame draw:style-name="fr1" draw:name="Image8" text:anchor-type="as-char" svg:width="6.9236in" svg:height="6.9236in" draw:z-index="0">
<draw:image xlink:href="../Images/AРМІЯINFORM/2023-04-25T23-00-00-04-00/7-1-150x150.jpeg" xlink:type="simple" xlink:show="embed" xlink:actuate="onLoad" draw:mime-type="image/jpeg"/>
</draw:frame>
</text:a>
在Artebrot期间，Stepnogorsk的占用者损坏了一座废弃的企业家设施的建筑，周围环境摧毁了爆炸性的浪潮。</text:p>
      <text:p text:style-name="P4">
<text:a xlink:type="simple" xlink:href="https://armyinform.com.ua/wp-content/uploads/2023/04/9.jpeg" text:style-name="Internet_20_link" text:visited-style-name="Visited_20_Internet_20_Link">
<draw:frame draw:style-name="fr1" draw:name="Image9" text:anchor-type="as-char" svg:width="6.9236in" svg:height="6.9236in" draw:z-index="0">
<draw:image xlink:href="../Images/AРМІЯINFORM/2023-04-25T23-00-00-04-00/9-150x150.jpeg" xlink:type="simple" xlink:show="embed" xlink:actuate="onLoad" draw:mime-type="image/jpeg"/>
</draw:frame>
</text:a>
此外，晚上，敌人向Zaporozhye区的C-300导弹开了枪，并损坏了几所房屋。</text:p>
      <text:p text:style-name="P4">
由于武装袭击并造成了矿山爆炸性伤害，Stepnogorsk和Novoyakovlivka的两个平民居民被转移到医院。 后来的医疗保健被送往门诊治疗。</text:p>
      <text:p text:style-name="P4">
武装侵略的所有事实都由执法记录。 根据收集到的二氧化材料，警察和瑞银的调查人员从艺术中开放了刑事诉讼。 438(违反战争的法律和习俗)乌克兰的刑法。</text:p>
      <text:p text:style-name="P4">
News Source: <text:a xlink:type="simple" xlink:href="https://armyinform.com.ua/2023/04/25/naczpolicziya-zafiksuvala-majzhe-200-vluchan-rosijskyh-boyeprypasiv-po-terytoriyi-zaporizhzhya/" text:style-name="Internet_20_link" text:visited-style-name="Visited_20_Internet_20_Link">
https://armyinform.com.ua/2023/04/25/naczpolicziya-zafiksuvala-majzhe-200-vluchan-rosijskyh-boyeprypasiv-po-terytoriyi-zaporizhzhya/</text:a>
</text:p>
      <!--NEWS-->
      <text:h text:style-name="P10" text:outline-level="1">
<text:span text:style-name="T4">
从军队的服务到自己的事：国家如何支持退伍军人</text:span>
</text:h>
      <text:p text:style-name="P4">
作者: ['АРМІЯINFORM']</text:p>
      <text:p text:style-name="P4">
时间: 2023-04-25T24:00:00-04:00</text:p>
      <text:p text:style-name="P4">
描述: 关于CED Doimela，尿道门户。 Pidsumki Pershvii背后的背后是……与乌克兰2022年的战争，与乌克兰的战争是今天的最新消息，今天与乌克兰的新闻战2022是今天的最后一场新闻，乌克兰和俄罗斯之间的战争将发生战争他们说，与乌克兰的战争将在2022年，是否将在不久的将来与乌克兰进行战争，他们说，今天与乌克兰的战争，今天的乌克兰新闻，乌克兰新闻，乌克兰媒体的乌克兰新闻</text:p>
      <text:p text:style-name="P4">
图片: ['<text:a xlink:type="simple" xlink:href="https://armyinform.com.ua/wp-content/uploads/2022/12/630_360_1462927657-8164.jpg" text:style-name="Internet_20_link" text:visited-style-name="Visited_20_Internet_20_Link">
630_360_1462927657-8164.jpg</text:a>
']</text:p>
      <text:p text:style-name="P4">
标签: ['STOPRUSSIA', 'АГРЕСІЯ РФ', 'ВІЙНА', 'ВТОРГНЕННЯ РФ', 'ДОДАТОК «ДІЯ»', 'ЄРОБОТА']</text:p>
      <text:p text:style-name="P4">
类别: News</text:p>
      <!--METADATA-->
      <text:p text:style-name="P4">
<draw:frame draw:style-name="fr1" draw:name="Image10" text:anchor-type="as-char" svg:width="6.9236in" svg:height="3.954686in" draw:z-index="0">
<draw:image xlink:href="../Images/AРМІЯINFORM/2023-04-25T24-00-00-04-00/630_360_1462927657-8164.jpg" xlink:type="simple" xlink:show="embed" xlink:actuate="onLoad" draw:mime-type="image/jpeg"/>
</draw:frame>
关于它<text:a xlink:type="simple" xlink:href="https://www.kmu.gov.ua/news/yerobota-ukrainski-zakhysnyky-i-zakhysnytsi-podaly-zaiavky-na-otrymannia-hrantiv-vid-derzhavy-na-21-mln-hrn-dlia-pidpryiemnytstva" text:style-name="Internet_20_link" text:visited-style-name="Visited_20_Internet_20_Link">
报告</text:a>
政府门户。</text:p>
      <text:p text:style-name="P4">
根据“自己的业务”计划，第一次向退伍军人提交赠款的结果，54名乌克兰捍卫者和捍卫者，以及第二位离开的配偶邀请了UAH 2100万的赠款，以开始或开发其业务。 第二波申请始于4月24日。 乌克兰塔蒂亚娜·贝雷兹纳(Tatiana Berezhna)经济副部长对此进行了报道。</text:p>
      <text:p text:style-name="P4">
“ 54名乌克兰的捍卫者和捍卫者利用财政支持来开发自己的业务，并在第一波中申请退伍军人。 UAH中的最高赠款金额为100万，有5名申请人，第二位配偶退伍军人收到的15份申请最高可达50万UAH。 我注意到，有80％的申请人要求赠款共同补偿，也就是说，他们准备与国家分开责任，以开发其业务，并计划投资30％的自己的资金项目。 总体而言，退伍军人邀请了2100万UAH的赠款，并打算出售其价值超过3200万的商业项目。</text:p>
      <text:p text:style-name="P4">
在接下来的15个工作日内收到的赠款申请将由储蓄银行和国家就业服务部门运营，该服务将检查申请人的契约和他提交的文件，将评估其商业计划的现实性，之后他必须是采访了格兰特。</text:p>
      <text:p text:style-name="P4">
<text:span text:style-name="T4">
副部长回忆说，提供了退伍军人赠款：</text:span>
</text:p>
      <ul>
        <li>
25万UAH-对于战争而导致的敌对行动和/或残疾人的参与者，只要创建一个工作场所； * 50万UAH-对于敌对行动和/或残疾人参与者的妻子/丈夫，由于创造了两个工作，因此由于战争而导致残疾人； * 100万UAH-对于敌对行动和/或残疾人的参与者，由于登记为FOP的战争至少3年，但要创建四个工作，其中至少有2名将占领退伍军人或残疾人由于战争的结果。赠款资金以三年内的税收和企业家活动的费用形式归还州。 收据申请通过门户操作以及业务计划授予。</li>
      </ul>
      <text:p text:style-name="P4">
退伍军人赠款的第一波幅度始于4月10日，第二波将持续2周。</text:p>
      <text:p text:style-name="P4">
召回政府项目<text:a xlink:type="simple" xlink:href="https://www.me.gov.ua/Documents/Detail" text:style-name="Internet_20_link" text:visited-style-name="Visited_20_Internet_20_Link">
EBOT。</text:a>
包括旨在刺激业务活动和创建工作场所的赠款计划。 特别是，这些是用于开放或开发自己业务的微观计划，赠款，创建和开发加工企业，葡萄栽培书签，Greenhouse。 现有的企业家和没有业务经验的人都将适用于授予。 申请应通过[Portold。]到期。(https://diia.gov.ua/services/categories/biznesu/yerobota)</text:p>
      <text:p text:style-name="P4">
News Source: <text:a xlink:type="simple" xlink:href="https://armyinform.com.ua/2023/04/25/vid-sluzhby-v-armiyi-do-vlasnogo-biznesu-yak-derzhava-pidtrymuye-veteraniv/" text:style-name="Internet_20_link" text:visited-style-name="Visited_20_Internet_20_Link">
https://armyinform.com.ua/2023/04/25/vid-sluzhby-v-armiyi-do-vlasnogo-biznesu-yak-derzhava-pidtrymuye-veteraniv/</text:a>
</text:p>
      <!--NEWS-->
      <text:h text:style-name="P10" text:outline-level="1">
<text:span text:style-name="T4">
47个申请已由退伍军人和受害者的家属提交，比赛#应该“做你自己的”</text:span>
</text:h>
      <text:p text:style-name="P4">
作者: ['Леся Медведенко']</text:p>
      <text:p text:style-name="P4">
时间: 2023-04-25T25:00:00-04:00</text:p>
      <text:p text:style-name="P4">
描述: 关于izherv'yu陆军的Rospovil Tse，Viconavchy导演的易腐烂代祷者...与乌克兰2022年的战争，与乌克兰的最新新闻，今天与乌克兰2022年的新闻战争，今天，乌克兰和俄罗斯和俄罗斯和俄罗斯和俄罗斯和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1-ruslana-velychko.jpg" text:style-name="Internet_20_link" text:visited-style-name="Visited_20_Internet_20_Link">
1-ruslana-velychko.jpg</text:a>
']</text:p>
      <text:p text:style-name="P4">
标签: ['STOPRUSSIA', 'АГРЕСІЯ РФ', 'ВІЙНА', 'ВТОРГНЕННЯ РФ', 'РУСЛАНА ВЕЛИЧКО-ТРИФОНЮК', 'УКРАЇНСЬКИЙ ВЕТЕРАНСЬКИЙ ФОНД']</text:p>
      <text:p text:style-name="P4">
类别: News</text:p>
      <!--METADATA-->
      <text:p text:style-name="P4">
<draw:frame draw:style-name="fr1" draw:name="Image11" text:anchor-type="as-char" svg:width="6.9236in" svg:height="4.615733in" draw:z-index="0">
<draw:image xlink:href="../Images/AРМІЯINFORM/2023-04-25T25-00-00-04-00/1-ruslana-velychko.jpg" xlink:type="simple" xlink:show="embed" xlink:actuate="onLoad" draw:mime-type="image/jpeg"/>
</draw:frame>
她在<text:a xlink:type="simple" xlink:href="https://armyinform.com.ua/2023/04/24/na-yaki-zminy-chekaye-veteranskyj-biznes-v-ukrayini/" text:style-name="Internet_20_link" text:visited-style-name="Visited_20_Internet_20_Link">
采访</text:a>
乌克兰退伍军人基金Ruslan Velichko-Trimonyuk的陆军统治第一副董事。</text:p>
      <ul>
        <li>
有关竞争的所有信息都在官方页面上不断更新<text:a xlink:type="simple" xlink:href="https://veteranfund.com.ua/contests/varto-do-own/" text:style-name="Internet_20_link" text:visited-style-name="Visited_20_Internet_20_Link">
乌克兰退伍军人基金</text:a>
. Методологія оцінювання експертами погоджена і максимально незалежна.Експертна рада набирається на конкурсних основах. Поки до мене не доведутьрейтинговий список, я не знаю учасників і не втручаюся в процес, — зазначилавона.</li>
      </ul>
      <text:p text:style-name="P4">
Щодо складності подання заявки, представниця УВФ пояснила, що тут радшейдеться про продуктивність і ефективність запропонованого проєкту: «Колидивишся на заявки, які пройшли відбір, то розумієш, чому ти не пройшов. Доприкладу, якщо бізнесмен хоче персональну автівку, щоб їздити по клієнтах, тонапевно така заявка не пройде. А якщо він потребує агродрон для обробкипродукції, то така заявка буде прийнята. Анкета, яку слід заповнити, настількилогічна і деталізована, що поки відповідаєш, вже розумієш, наскільки тиготовий до участі у програмі. В процесі її подання починаєш розбивати свійплан на етапи, змінювати кошторис, тобто проходиш увесь шлях роботи надпроєктом. Власне процес подання заявки дозволяє кандидатам оцінити свої сили івизначитись, чи на правильному вони шляху».</text:p>
      <text:p text:style-name="P4">
Переможців конкурсу оголосять 14-15 травня 2023 року.</text:p>
      <text:p text:style-name="P4">
News Source: <text:a xlink:type="simple" xlink:href="https://armyinform.com.ua/2023/04/25/47-zayavok-podaly-veterany-ta-rodyny-zagyblyh-u-ramkah-konkursu-varto-robyty-svoye/" text:style-name="Internet_20_link" text:visited-style-name="Visited_20_Internet_20_Link">
https://armyinform.com.ua/2023/04/25/47-zayavok-podaly-veterany-ta-rodyny-zagyblyh-u-ramkah-konkursu-varto-robyty-svoye/</text:a>
</text:p>
      <!--NEWS-->
      <text:h text:style-name="P10" text:outline-level="1">
<text:span text:style-name="T4">
资深企业家税收优惠是什么</text:span>
</text:h>
      <text:p text:style-name="P4">
作者: ['АРМІЯINFORM']</text:p>
      <text:p text:style-name="P4">
时间: 2023-04-25T26:00:00-04:00</text:p>
      <text:p text:style-name="P4">
描述: 关于izherv'yu陆军的Rospovil Tse，Viconavchy导演的易腐烂代祷者...与乌克兰2022年的战争，与乌克兰的最新新闻，今天与乌克兰2022年的新闻战争，今天，乌克兰和俄罗斯和俄罗斯和俄罗斯和俄罗斯和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golovna-uvf-e1682345670746.jpg" text:style-name="Internet_20_link" text:visited-style-name="Visited_20_Internet_20_Link">
golovna-uvf-e1682345670746.jpg</text:a>
']</text:p>
      <text:p text:style-name="P4">
标签: ['STOPRUSSIA', 'АГРЕСІЯ РФ', 'ВЕТЕРАНИ АТО/ООС', 'ВЕТЕРАНИ ВІЙНИ', 'ВІЙНА', 'ВТОРГНЕННЯ РФ']</text:p>
      <text:p text:style-name="P4">
类别: News</text:p>
      <!--METADATA-->
      <text:p text:style-name="P4">
<draw:frame draw:style-name="fr1" draw:name="Image12" text:anchor-type="as-char" svg:width="6.9236in" svg:height="5.397331in" draw:z-index="0">
<draw:image xlink:href="../Images/AРМІЯINFORM/2023-04-25T26-00-00-04-00/golovna-uvf-e1682345670746.jpg" xlink:type="simple" xlink:show="embed" xlink:actuate="onLoad" draw:mime-type="image/jpeg"/>
</draw:frame>
她在<text:a xlink:type="simple" xlink:href="https://armyinform.com.ua/2023/04/24/na-yaki-zminy-chekaye-veteranskyj-biznes-v-ukrayini/" text:style-name="Internet_20_link" text:visited-style-name="Visited_20_Internet_20_Link">
采访</text:a>
乌克兰退伍军人基金Ruslan Velichko-Trimonyuk的陆军第一任副执行董事。</text:p>
      <ul>
        <li>
退伍军人不仅支付一个社会贡献(ESV). А оскількивизначення «ветеранського бізнесу» не існує, то і пільгових преференцій до нихне застосовують. Хоча для фермерського підприємства і стосовно «Дія Сіті»(乌克兰的IT公司的法律和税收空间)有税收参考。 但是，直到立法定义了“退伍军人业务”的概念之前，没有关于有形税收偏好的语言。</li>
      </ul>
      <text:p text:style-name="P4">
根据UVF代表的说法，应将对退伍军人业务的偏好视为在该国建立正常业务流程的机会。</text:p>
      <text:p text:style-name="P4">
News Source: <text:a xlink:type="simple" xlink:href="https://armyinform.com.ua/2023/04/25/yaki-podatkovi-pilgy-u-sferi-veteranskogo-pidpryyemnycztva/" text:style-name="Internet_20_link" text:visited-style-name="Visited_20_Internet_20_Link">
https://armyinform.com.ua/2023/04/25/yaki-podatkovi-pilgy-u-sferi-veteranskogo-pidpryyemnycztva/</text:a>
</text:p>
      <!--NEWS-->
      <text:h text:style-name="P10" text:outline-level="1">
<text:span text:style-name="T4">
信息垃圾填埋场正在传播有关逃避动员责任的操纵性的“新闻”</text:span>
</text:h>
      <text:p text:style-name="P4">
作者: ['АРМІЯINFORM']</text:p>
      <text:p text:style-name="P4">
时间: 2023-04-25T27:00:00-04:00</text:p>
      <text:p text:style-name="P4">
描述: Wizin -Format中心在Rnbo Doidemlya，Schrem Ukrainian Medies ...与乌克兰2022年的战争，与乌克兰与乌克兰的最新新闻，今天与乌克兰的新闻战争，今天与乌克兰的新闻战争，今天上次与乌克兰的新闻战，乌克兰和俄罗斯之间的战争将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mobilizacziya-v-ukrayini-2.jpg" text:style-name="Internet_20_link" text:visited-style-name="Visited_20_Internet_20_Link">
mobilizacziya-v-ukrayini-2.jpg</text:a>
']</text:p>
      <text:p text:style-name="P4">
标签: []</text:p>
      <text:p text:style-name="P4">
类别: News</text:p>
      <!--METADATA-->
      <text:p text:style-name="P4">
<draw:frame draw:style-name="fr1" draw:name="Image13" text:anchor-type="as-char" svg:width="6.9236in" svg:height="4.328998in" draw:z-index="0">
<draw:image xlink:href="../Images/AРМІЯINFORM/2023-04-25T27-00-00-04-00/mobilizacziya-v-ukrayini-2.jpg" xlink:type="simple" xlink:show="embed" xlink:actuate="onLoad" draw:mime-type="image/jpeg"/>
</draw:frame>
拼贴军</text:p>
      <text:p text:style-name="P4">
在NSDC中打击错误信息的中心<text:a xlink:type="simple" xlink:href="https://www.facebook.com/protydiyadezinformatsiyi.cpd/posts/pfbid02zRwN68AWpZUsFwukUy2yT51bissQbYBrGinSDovxZaDwuTjiUYtkZZyMyof4cbELl" text:style-name="Internet_20_link" text:visited-style-name="Visited_20_Internet_20_Link">
报告</text:a>
乌克兰的个别媒体和电报频道在宣布乌克兰的一般动员期间已经开始传播信息，强调了读者注意人员的人员陷入人员和社会支持中心的关注，以搜索未出现在电话中的军事人员。</text:p>
      <text:p text:style-name="P4">
“我们警告!NSDC警告说，这一消息是操纵性的，仅用于提高收视率。</text:p>
      <text:p text:style-name="P4">
该中心指出，乌克兰的一般动员已经<text:a xlink:type="simple" xlink:href="https://armyinform.com.ua/2022/02/25/prezydent-pidpysav-ukaz-pro-zagalnu-mobilizacziyu/" text:style-name="Internet_20_link" text:visited-style-name="Visited_20_Internet_20_Link">
宣布</text:a>
乌克兰总统于2022年2月24日的法令。与此同时，动员措施每90天延长一次。 乌克兰总统的主题法令从2023年的时间延长了90天。</text:p>
      <text:p text:style-name="P4">
“此外，逃避动员的责任的发生也不是一个臭名昭著的，也是乌克兰的刑事立法所规定的，乌克兰的最后一个信贷的日期为2021年。 仅信任经过验证的信息的来源，”  - 称为打击错误信息的中心。</text:p>
      <text:p text:style-name="P4">
News Source: <text:a xlink:type="simple" xlink:href="https://armyinform.com.ua/2023/04/25/informaczijni-smitnyky-poshyryut-manipulyatyvnu-novynu-pro-vidpovidalnist-za-uhylennya-vid-mobilizacziyi/" text:style-name="Internet_20_link" text:visited-style-name="Visited_20_Internet_20_Link">
https://armyinform.com.ua/2023/04/25/informaczijni-smitnyky-poshyryut-manipulyatyvnu-novynu-pro-vidpovidalnist-za-uhylennya-vid-mobilizacziyi/</text:a>
</text:p>
      <!--NEWS-->
      <text:h text:style-name="P10" text:outline-level="1">
<text:span text:style-name="T4">
总是勇敢！ 心理障碍交通训练身体技能和道德韧性</text:span>
</text:h>
      <text:p text:style-name="P4">
作者: ['АРМІЯINFORM']</text:p>
      <text:p text:style-name="P4">
时间: 2023-04-25T28:00:00-04:00</text:p>
      <text:p text:style-name="P4">
描述: 我们也没有对Vibuhi做出反应，我们还触及了同一场Bailrovati Boyovi Zavdannya-与乌克兰2022年的战争，与乌克兰的战争是今天的最新消息，即今天与乌克兰2022年的新闻战，是否将在乌克兰和俄罗斯和俄罗斯和俄罗斯和俄罗斯和俄罗斯和俄罗斯和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smuga-pereshkod-magura-3-150x150.jpg" text:style-name="Internet_20_link" text:visited-style-name="Visited_20_Internet_20_Link">
smuga-pereshkod-magura-3-150x150.jpg</text:a>
', '<text:a xlink:type="simple" xlink:href="https://armyinform.com.ua/wp-content/uploads/2023/04/smuga-pereshkod-magura-11-150x150.jpg" text:style-name="Internet_20_link" text:visited-style-name="Visited_20_Internet_20_Link">
smuga-pereshkod-magura-11-150x150.jpg</text:a>
', '<text:a xlink:type="simple" xlink:href="https://armyinform.com.ua/wp-content/uploads/2023/04/smuga-pereshkod-magura-10-150x150.jpg" text:style-name="Internet_20_link" text:visited-style-name="Visited_20_Internet_20_Link">
smuga-pereshkod-magura-10-150x150.jpg</text:a>
', '<text:a xlink:type="simple" xlink:href="https://armyinform.com.ua/wp-content/uploads/2023/04/smuga-pereshkod-magura-9-150x150.jpg" text:style-name="Internet_20_link" text:visited-style-name="Visited_20_Internet_20_Link">
smuga-pereshkod-magura-9-150x150.jpg</text:a>
', '<text:a xlink:type="simple" xlink:href="https://armyinform.com.ua/wp-content/uploads/2023/04/smuga-pereshkod-magura-8-150x150.jpg" text:style-name="Internet_20_link" text:visited-style-name="Visited_20_Internet_20_Link">
smuga-pereshkod-magura-8-150x150.jpg</text:a>
', '<text:a xlink:type="simple" xlink:href="https://armyinform.com.ua/wp-content/uploads/2023/04/smuga-pereshkod-magura-7-150x150.jpg" text:style-name="Internet_20_link" text:visited-style-name="Visited_20_Internet_20_Link">
smuga-pereshkod-magura-7-150x150.jpg</text:a>
', '<text:a xlink:type="simple" xlink:href="https://armyinform.com.ua/wp-content/uploads/2023/04/smuga-pereshkod-magura-6-150x150.jpg" text:style-name="Internet_20_link" text:visited-style-name="Visited_20_Internet_20_Link">
smuga-pereshkod-magura-6-150x150.jpg</text:a>
', '<text:a xlink:type="simple" xlink:href="https://armyinform.com.ua/wp-content/uploads/2023/04/smuga-pereshkod-magura-5-150x150.jpg" text:style-name="Internet_20_link" text:visited-style-name="Visited_20_Internet_20_Link">
smuga-pereshkod-magura-5-150x150.jpg</text:a>
', '<text:a xlink:type="simple" xlink:href="https://armyinform.com.ua/wp-content/uploads/2023/04/smuga-pereshkod-magura-4-150x150.jpg" text:style-name="Internet_20_link" text:visited-style-name="Visited_20_Internet_20_Link">
smuga-pereshkod-magura-4-150x150.jpg</text:a>
', '<text:a xlink:type="simple" xlink:href="https://armyinform.com.ua/wp-content/uploads/2023/04/smuga-pereshkod-magura-2-150x150.jpg" text:style-name="Internet_20_link" text:visited-style-name="Visited_20_Internet_20_Link">
smuga-pereshkod-magura-2-150x150.jpg</text:a>
', '<text:a xlink:type="simple" xlink:href="https://armyinform.com.ua/wp-content/uploads/2023/04/smuga-pereshkod-magura-1-150x150.jpg" text:style-name="Internet_20_link" text:visited-style-name="Visited_20_Internet_20_Link">
smuga-pereshkod-magura-1-150x150.jpg</text:a>
']</text:p>
      <text:p text:style-name="P4">
标签: ['47 БРИГАДА', 'СМУГА ПЕРЕШКОД']</text:p>
      <text:p text:style-name="P4">
类别: News</text:p>
      <!--METADATA-->
      <text:p text:style-name="P4">
<text:a xlink:type="simple" xlink:href="https://armyinform.com.ua/wp-content/uploads/2023/04/smuga-pereshkod-magura-3.jpg" text:style-name="Internet_20_link" text:visited-style-name="Visited_20_Internet_20_Link">
<draw:frame draw:style-name="fr1" draw:name="Image14" text:anchor-type="as-char" svg:width="6.9236in" svg:height="6.9236in" draw:z-index="0">
<draw:image xlink:href="../Images/AРМІЯINFORM/2023-04-25T28-00-00-04-00/smuga-pereshkod-magura-3-150x150.jpg" xlink:type="simple" xlink:show="embed" xlink:actuate="onLoad" draw:mime-type="image/jpeg"/>
</draw:frame>
</text:a>
</text:p>
      <text:p text:style-name="P4">
<text:a xlink:type="simple" xlink:href="https://armyinform.com.ua/wp-content/uploads/2023/04/smuga-pereshkod-magura-11.jpg" text:style-name="Internet_20_link" text:visited-style-name="Visited_20_Internet_20_Link">
<draw:frame draw:style-name="fr1" draw:name="Image15" text:anchor-type="as-char" svg:width="6.9236in" svg:height="6.9236in" draw:z-index="0">
<draw:image xlink:href="../Images/AРМІЯINFORM/2023-04-25T28-00-00-04-00/smuga-pereshkod-magura-11-150x150.jpg" xlink:type="simple" xlink:show="embed" xlink:actuate="onLoad" draw:mime-type="image/jpeg"/>
</draw:frame>
</text:a>
不要回应爆炸，射击和协调的战斗任务 - 有关心理障碍。</text:p>
      <text:p text:style-name="P4">
单独的机械旅的新闻服务，称为“玛格”，<text:a xlink:type="simple" xlink:href="https://www.facebook.com/47brigade/posts/pfbid02dxPQ35Y7tfudszyrqi4KAUPHZpyX5tgwestZ4jXjBrbX3Wy45dKjcTmzaCKnYddkl" text:style-name="Internet_20_link" text:visited-style-name="Visited_20_Internet_20_Link">
共享</text:a>
军事人员不仅训练身体技能，而且是不道德的稳定性的照片，证实了他们的座右铭：“ Semper Audentes!”(总是小心).</text:p>
      <text:p text:style-name="P4">
<text:a xlink:type="simple" xlink:href="https://armyinform.com.ua/wp-content/uploads/2023/04/smuga-pereshkod-magura-10.jpg" text:style-name="Internet_20_link" text:visited-style-name="Visited_20_Internet_20_Link">
<draw:frame draw:style-name="fr1" draw:name="Image16" text:anchor-type="as-char" svg:width="6.9236in" svg:height="6.9236in" draw:z-index="0">
<draw:image xlink:href="../Images/AРМІЯINFORM/2023-04-25T28-00-00-04-00/smuga-pereshkod-magura-10-150x150.jpg" xlink:type="simple" xlink:show="embed" xlink:actuate="onLoad" draw:mime-type="image/jpeg"/>
</draw:frame>
</text:a>
</text:p>
      <text:p text:style-name="P4">
<text:a xlink:type="simple" xlink:href="https://armyinform.com.ua/wp-content/uploads/2023/04/smuga-pereshkod-magura-9.jpg" text:style-name="Internet_20_link" text:visited-style-name="Visited_20_Internet_20_Link">
<draw:frame draw:style-name="fr1" draw:name="Image17" text:anchor-type="as-char" svg:width="6.9236in" svg:height="6.9236in" draw:z-index="0">
<draw:image xlink:href="../Images/AРМІЯINFORM/2023-04-25T28-00-00-04-00/smuga-pereshkod-magura-9-150x150.jpg" xlink:type="simple" xlink:show="embed" xlink:actuate="onLoad" draw:mime-type="image/jpeg"/>
</draw:frame>
</text:a>
</text:p>
      <text:p text:style-name="P4">
<text:a xlink:type="simple" xlink:href="https://armyinform.com.ua/wp-content/uploads/2023/04/smuga-pereshkod-magura-8.jpg" text:style-name="Internet_20_link" text:visited-style-name="Visited_20_Internet_20_Link">
<draw:frame draw:style-name="fr1" draw:name="Image18" text:anchor-type="as-char" svg:width="6.9236in" svg:height="6.9236in" draw:z-index="0">
<draw:image xlink:href="../Images/AРМІЯINFORM/2023-04-25T28-00-00-04-00/smuga-pereshkod-magura-8-150x150.jpg" xlink:type="simple" xlink:show="embed" xlink:actuate="onLoad" draw:mime-type="image/jpeg"/>
</draw:frame>
</text:a>
</text:p>
      <text:p text:style-name="P4">
<text:a xlink:type="simple" xlink:href="https://armyinform.com.ua/wp-content/uploads/2023/04/smuga-pereshkod-magura-7.jpg" text:style-name="Internet_20_link" text:visited-style-name="Visited_20_Internet_20_Link">
<draw:frame draw:style-name="fr1" draw:name="Image19" text:anchor-type="as-char" svg:width="6.9236in" svg:height="6.9236in" draw:z-index="0">
<draw:image xlink:href="../Images/AРМІЯINFORM/2023-04-25T28-00-00-04-00/smuga-pereshkod-magura-7-150x150.jpg" xlink:type="simple" xlink:show="embed" xlink:actuate="onLoad" draw:mime-type="image/jpeg"/>
</draw:frame>
</text:a>
</text:p>
      <text:p text:style-name="P4">
<text:a xlink:type="simple" xlink:href="https://armyinform.com.ua/wp-content/uploads/2023/04/smuga-pereshkod-magura-6.jpg" text:style-name="Internet_20_link" text:visited-style-name="Visited_20_Internet_20_Link">
<draw:frame draw:style-name="fr1" draw:name="Image20" text:anchor-type="as-char" svg:width="6.9236in" svg:height="6.9236in" draw:z-index="0">
<draw:image xlink:href="../Images/AРМІЯINFORM/2023-04-25T28-00-00-04-00/smuga-pereshkod-magura-6-150x150.jpg" xlink:type="simple" xlink:show="embed" xlink:actuate="onLoad" draw:mime-type="image/jpeg"/>
</draw:frame>
</text:a>
</text:p>
      <text:p text:style-name="P4">
<text:a xlink:type="simple" xlink:href="https://armyinform.com.ua/wp-content/uploads/2023/04/smuga-pereshkod-magura-5.jpg" text:style-name="Internet_20_link" text:visited-style-name="Visited_20_Internet_20_Link">
<draw:frame draw:style-name="fr1" draw:name="Image21" text:anchor-type="as-char" svg:width="6.9236in" svg:height="6.9236in" draw:z-index="0">
<draw:image xlink:href="../Images/AРМІЯINFORM/2023-04-25T28-00-00-04-00/smuga-pereshkod-magura-5-150x150.jpg" xlink:type="simple" xlink:show="embed" xlink:actuate="onLoad" draw:mime-type="image/jpeg"/>
</draw:frame>
</text:a>
</text:p>
      <text:p text:style-name="P4">
<text:a xlink:type="simple" xlink:href="https://armyinform.com.ua/wp-content/uploads/2023/04/smuga-pereshkod-magura-4.jpg" text:style-name="Internet_20_link" text:visited-style-name="Visited_20_Internet_20_Link">
<draw:frame draw:style-name="fr1" draw:name="Image22" text:anchor-type="as-char" svg:width="6.9236in" svg:height="6.9236in" draw:z-index="0">
<draw:image xlink:href="../Images/AРМІЯINFORM/2023-04-25T28-00-00-04-00/smuga-pereshkod-magura-4-150x150.jpg" xlink:type="simple" xlink:show="embed" xlink:actuate="onLoad" draw:mime-type="image/jpeg"/>
</draw:frame>
</text:a>
</text:p>
      <text:p text:style-name="P4">
<text:a xlink:type="simple" xlink:href="https://armyinform.com.ua/wp-content/uploads/2023/04/smuga-pereshkod-magura-2.jpg" text:style-name="Internet_20_link" text:visited-style-name="Visited_20_Internet_20_Link">
<draw:frame draw:style-name="fr1" draw:name="Image23" text:anchor-type="as-char" svg:width="6.9236in" svg:height="6.9236in" draw:z-index="0">
<draw:image xlink:href="../Images/AРМІЯINFORM/2023-04-25T28-00-00-04-00/smuga-pereshkod-magura-2-150x150.jpg" xlink:type="simple" xlink:show="embed" xlink:actuate="onLoad" draw:mime-type="image/jpeg"/>
</draw:frame>
</text:a>
</text:p>
      <text:p text:style-name="P4">
<text:a xlink:type="simple" xlink:href="https://armyinform.com.ua/wp-content/uploads/2023/04/smuga-pereshkod-magura-1.jpg" text:style-name="Internet_20_link" text:visited-style-name="Visited_20_Internet_20_Link">
<draw:frame draw:style-name="fr1" draw:name="Image24" text:anchor-type="as-char" svg:width="6.9236in" svg:height="6.9236in" draw:z-index="0">
<draw:image xlink:href="../Images/AРМІЯINFORM/2023-04-25T28-00-00-04-00/smuga-pereshkod-magura-1-150x150.jpg" xlink:type="simple" xlink:show="embed" xlink:actuate="onLoad" draw:mime-type="image/jpeg"/>
</draw:frame>
</text:a>
</text:p>
      <text:p text:style-name="P4">
News Source: <text:a xlink:type="simple" xlink:href="https://armyinform.com.ua/2023/04/25/zavzhdy-vidvazhni-psyhologichna-smuga-pereshkod/" text:style-name="Internet_20_link" text:visited-style-name="Visited_20_Internet_20_Link">
https://armyinform.com.ua/2023/04/25/zavzhdy-vidvazhni-psyhologichna-smuga-pereshkod/</text:a>
</text:p>
      <!--NEWS-->
      <text:h text:style-name="P10" text:outline-level="1">
<text:span text:style-name="T4">
没有可惜和恐惧：军事工作日</text:span>
</text:h>
      <text:p text:style-name="P4">
作者: ['АРМІЯINFORM']</text:p>
      <text:p text:style-name="P4">
时间: 2023-04-25T29:00:00-04:00</text:p>
      <text:p text:style-name="P4">
描述: Smrem Girsko-Shturmova Transcarpatska旅是Pidrozdiliv之一，积极地占地...与乌克兰2022年的战争，与乌克兰与乌克兰的最新新闻，今天与乌克兰的新闻战争，今天上次与乌克兰2022年的新闻战争，乌克兰和俄罗斯和俄罗斯和俄罗斯和俄罗斯之间的战争将会发生。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342857844_246597471234104_4529013987861770201_n.jpg" text:style-name="Internet_20_link" text:visited-style-name="Visited_20_Internet_20_Link">
342857844_246597471234104_4529013987861770201_n.jpg</text:a>
', '<text:a xlink:type="simple" xlink:href="https://armyinform.com.ua/wp-content/uploads/2023/04/342973893_952908269393310_7623306764087003414_n-150x150.jpg" text:style-name="Internet_20_link" text:visited-style-name="Visited_20_Internet_20_Link">
342973893_952908269393310_7623306764087003414_n-150x150.jpg</text:a>
', '<text:a xlink:type="simple" xlink:href="https://armyinform.com.ua/wp-content/uploads/2023/04/342904912_612019327470511_7252552180811401635_n-150x150.jpg" text:style-name="Internet_20_link" text:visited-style-name="Visited_20_Internet_20_Link">
342904912_612019327470511_7252552180811401635_n-150x150.jpg</text:a>
', '<text:a xlink:type="simple" xlink:href="https://armyinform.com.ua/wp-content/uploads/2023/04/342975321_626014838972901_2023991142717906180_n-150x150.jpg" text:style-name="Internet_20_link" text:visited-style-name="Visited_20_Internet_20_Link">
342975321_626014838972901_2023991142717906180_n-150x150.jpg</text:a>
', '<text:a xlink:type="simple" xlink:href="https://armyinform.com.ua/wp-content/uploads/2023/04/342990998_909439330340810_1054993144835168192_n-150x150.jpg" text:style-name="Internet_20_link" text:visited-style-name="Visited_20_Internet_20_Link">
342990998_909439330340810_1054993144835168192_n-150x150.jpg</text:a>
', '<text:a xlink:type="simple" xlink:href="https://armyinform.com.ua/wp-content/uploads/2023/04/342984310_765603031757985_7076568178669484830_n-150x150.jpg" text:style-name="Internet_20_link" text:visited-style-name="Visited_20_Internet_20_Link">
342984310_765603031757985_7076568178669484830_n-150x150.jpg</text:a>
', '<text:a xlink:type="simple" xlink:href="https://armyinform.com.ua/wp-content/uploads/2023/04/343004722_3426095974316289_6741618778241046806_n-150x150.jpg" text:style-name="Internet_20_link" text:visited-style-name="Visited_20_Internet_20_Link">
343004722_3426095974316289_6741618778241046806_n-150x150.jpg</text:a>
', '<text:a xlink:type="simple" xlink:href="https://armyinform.com.ua/wp-content/uploads/2023/04/342975721_137282925872243_6372549936381115088_n-150x150.jpg" text:style-name="Internet_20_link" text:visited-style-name="Visited_20_Internet_20_Link">
342975721_137282925872243_6372549936381115088_n-150x150.jpg</text:a>
', '<text:a xlink:type="simple" xlink:href="https://armyinform.com.ua/wp-content/uploads/2023/04/342977223_559619769667451_3393359141998723263_n-150x150.jpg" text:style-name="Internet_20_link" text:visited-style-name="Visited_20_Internet_20_Link">
342977223_559619769667451_3393359141998723263_n-150x150.jpg</text:a>
']</text:p>
      <text:p text:style-name="P4">
标签: ['STOPRUSSIA', 'АГРЕСІЯ РФ', 'ВІЙНА', 'ВТОРГНЕННЯ РФ']</text:p>
      <text:p text:style-name="P4">
类别: News</text:p>
      <!--METADATA-->
      <text:p text:style-name="P4">
<draw:frame draw:style-name="fr1" draw:name="Image25" text:anchor-type="as-char" svg:width="6.9236in" svg:height="4.615733in" draw:z-index="0">
<draw:image xlink:href="../Images/AРМІЯINFORM/2023-04-25T29-00-00-04-00/342857844_246597471234104_4529013987861770201_n.jpg" xlink:type="simple" xlink:show="embed" xlink:actuate="onLoad" draw:mime-type="image/jpeg"/>
</draw:frame>
独立的山和突击旅是积极参与乌克兰东部敌对行动的单位之一。 当天的战斗机与前线的敌人相撞，保护了他们的祖国。</text:p>
      <text:p text:style-name="P4">
战争总是令人恐惧的，这在前线的每个士兵都证实了这一点。 每天，它都会提供新的试验和危险，对于保护该国的士兵来说，这成为了诺玛。 当自定义“例程”失去其通常的含义时，情况就是这种情况。</text:p>
      <text:p text:style-name="P4">
<text:a xlink:type="simple" xlink:href="https://armyinform.com.ua/wp-content/uploads/2023/04/342973893_952908269393310_7623306764087003414_n.jpg" text:style-name="Internet_20_link" text:visited-style-name="Visited_20_Internet_20_Link">
!(Images/AРМІЯINFORM/2023-04-25T29-00-00-04-00/342973893_952908269393310_7623306764087003414_n-150x150.jpg)</text:a>
</text:p>
      <text:p text:style-name="P4">
<text:a xlink:type="simple" xlink:href="https://armyinform.com.ua/wp-content/uploads/2023/04/342904912_612019327470511_7252552180811401635_n.jpg" text:style-name="Internet_20_link" text:visited-style-name="Visited_20_Internet_20_Link">
<draw:frame draw:style-name="fr1" draw:name="Image26" text:anchor-type="as-char" svg:width="6.9236in" svg:height="6.9236in" draw:z-index="0">
<draw:image xlink:href="../Images/AРМІЯINFORM/2023-04-25T29-00-00-04-00/342904912_612019327470511_7252552180811401635_n-150x150.jpg" xlink:type="simple" xlink:show="embed" xlink:actuate="onLoad" draw:mime-type="image/jpeg"/>
</draw:frame>
</text:a>
</text:p>
      <text:p text:style-name="P4">
<text:a xlink:type="simple" xlink:href="https://armyinform.com.ua/wp-content/uploads/2023/04/342975321_626014838972901_2023991142717906180_n.jpg" text:style-name="Internet_20_link" text:visited-style-name="Visited_20_Internet_20_Link">
<draw:frame draw:style-name="fr1" draw:name="Image27" text:anchor-type="as-char" svg:width="6.9236in" svg:height="6.9236in" draw:z-index="0">
<draw:image xlink:href="../Images/AРМІЯINFORM/2023-04-25T29-00-00-04-00/342975321_626014838972901_2023991142717906180_n-150x150.jpg" xlink:type="simple" xlink:show="embed" xlink:actuate="onLoad" draw:mime-type="image/jpeg"/>
</draw:frame>
</text:a>
</text:p>
      <text:p text:style-name="P4">
<text:a xlink:type="simple" xlink:href="https://armyinform.com.ua/wp-content/uploads/2023/04/342990998_909439330340810_1054993144835168192_n.jpg" text:style-name="Internet_20_link" text:visited-style-name="Visited_20_Internet_20_Link">
<draw:frame draw:style-name="fr1" draw:name="Image28" text:anchor-type="as-char" svg:width="6.9236in" svg:height="6.9236in" draw:z-index="0">
<draw:image xlink:href="../Images/AРМІЯINFORM/2023-04-25T29-00-00-04-00/342990998_909439330340810_1054993144835168192_n-150x150.jpg" xlink:type="simple" xlink:show="embed" xlink:actuate="onLoad" draw:mime-type="image/jpeg"/>
</draw:frame>
</text:a>
</text:p>
      <text:p text:style-name="P4">
<text:a xlink:type="simple" xlink:href="https://armyinform.com.ua/wp-content/uploads/2023/04/342984310_765603031757985_7076568178669484830_n.jpg" text:style-name="Internet_20_link" text:visited-style-name="Visited_20_Internet_20_Link">
<draw:frame draw:style-name="fr1" draw:name="Image29" text:anchor-type="as-char" svg:width="6.9236in" svg:height="6.9236in" draw:z-index="0">
<draw:image xlink:href="../Images/AРМІЯINFORM/2023-04-25T29-00-00-04-00/342984310_765603031757985_7076568178669484830_n-150x150.jpg" xlink:type="simple" xlink:show="embed" xlink:actuate="onLoad" draw:mime-type="image/jpeg"/>
</draw:frame>
</text:a>
</text:p>
      <text:p text:style-name="P4">
<text:a xlink:type="simple" xlink:href="https://armyinform.com.ua/wp-content/uploads/2023/04/343004722_3426095974316289_6741618778241046806_n.jpg" text:style-name="Internet_20_link" text:visited-style-name="Visited_20_Internet_20_Link">
<draw:frame draw:style-name="fr1" draw:name="Image30" text:anchor-type="as-char" svg:width="6.9236in" svg:height="6.9236in" draw:z-index="0">
<draw:image xlink:href="../Images/AРМІЯINFORM/2023-04-25T29-00-00-04-00/343004722_3426095974316289_6741618778241046806_n-150x150.jpg" xlink:type="simple" xlink:show="embed" xlink:actuate="onLoad" draw:mime-type="image/jpeg"/>
</draw:frame>
</text:a>
</text:p>
      <text:p text:style-name="P4">
<text:a xlink:type="simple" xlink:href="https://armyinform.com.ua/wp-content/uploads/2023/04/342975721_137282925872243_6372549936381115088_n.jpg" text:style-name="Internet_20_link" text:visited-style-name="Visited_20_Internet_20_Link">
<draw:frame draw:style-name="fr1" draw:name="Image31" text:anchor-type="as-char" svg:width="6.9236in" svg:height="6.9236in" draw:z-index="0">
<draw:image xlink:href="../Images/AРМІЯINFORM/2023-04-25T29-00-00-04-00/342975721_137282925872243_6372549936381115088_n-150x150.jpg" xlink:type="simple" xlink:show="embed" xlink:actuate="onLoad" draw:mime-type="image/jpeg"/>
</draw:frame>
</text:a>
</text:p>
      <text:p text:style-name="P4">
<text:a xlink:type="simple" xlink:href="https://armyinform.com.ua/wp-content/uploads/2023/04/342977223_559619769667451_3393359141998723263_n.jpg" text:style-name="Internet_20_link" text:visited-style-name="Visited_20_Internet_20_Link">
<draw:frame draw:style-name="fr1" draw:name="Image32" text:anchor-type="as-char" svg:width="6.9236in" svg:height="6.9236in" draw:z-index="0">
<draw:image xlink:href="../Images/AРМІЯINFORM/2023-04-25T29-00-00-04-00/342977223_559619769667451_3393359141998723263_n-150x150.jpg" xlink:type="simple" xlink:show="embed" xlink:actuate="onLoad" draw:mime-type="image/jpeg"/>
</draw:frame>
</text:a>
</text:p>
      <text:p text:style-name="P4">
由于被摧毁的炮击，定居点必须在大规模的谈判中移动，并指望其优势和技能。 只有被摧毁的建筑物和基础设施的遗体仍留在以前有人类谦卑的人的领土上。 与战争的可怕后果相比，受损的民用汽车和死宠物只是小事。</text:p>
      <text:p text:style-name="P4">
<text:span text:style-name="T4">
来源：</text:span>
 _or。(https://www.facebook.com/brigade128/posts/pfbid0D1npsmDa924hRmL92wkaZMjZAcGDCdrUk6whEd4qeTSsnQ4ByoGSgv4egAYzb1F6l)跨汽车旅</text:p>
      <text:p text:style-name="P4">
News Source: <text:a xlink:type="simple" xlink:href="https://armyinform.com.ua/2023/04/25/bez-zhalyu-ta-strahu-voyenni-budni-bijcziv-okremoyi-girsko-shturmovoyi-brygady/" text:style-name="Internet_20_link" text:visited-style-name="Visited_20_Internet_20_Link">
https://armyinform.com.ua/2023/04/25/bez-zhalyu-ta-strahu-voyenni-budni-bijcziv-okremoyi-girsko-shturmovoyi-brygady/</text:a>
</text:p>
      <!--NEWS-->
      <text:h text:style-name="P10" text:outline-level="1">
<text:span text:style-name="T4">
“军刀”：一个新的遥控火灾综合体</text:span>
</text:h>
      <text:p text:style-name="P4">
作者: ['АРМІЯINFORM']</text:p>
      <text:p text:style-name="P4">
时间: 2023-04-25T30:00:00-04:00</text:p>
      <text:p text:style-name="P4">
描述: Z'yasil的“ Rosoma”“螺母”  - 距离距离kegs的自动化...与乌克兰2022年的战争，与乌克兰与乌克兰的最新新闻，今天与乌克兰的新闻新闻，今天与乌克兰的新闻战争，乌克兰与乌克兰之间的战争，乌克兰与乌克兰之间的战争俄罗斯以及何时，何时，何时，何时，何时，何时，何时，何时，何时与乌克兰在2022年与乌克兰进行战争，将在不久的将来与乌克兰发生战争，与乌克兰的战争，乌克兰今天的新闻，乌克兰的新闻，乌克兰的新闻俄罗斯的乌克兰媒体</text:p>
      <text:p text:style-name="P4">
图片: []</text:p>
      <text:p text:style-name="P4">
标签: ['STOPRUSSIA', 'АГРЕСІЯ РФ', 'ВІЙНА', 'ВТОРГНЕННЯ РФ']</text:p>
      <text:p text:style-name="P4">
类别: News</text:p>
      <!--METADATA-->
      <text:p text:style-name="P4">
该军刀出现在WOLSOMES-乌克兰自动远程消防综合体中，旨在固定安装Nanterhore物体或特殊运输。</text:p>
      <text:p text:style-name="P4">
这些家伙叫新的助手墙!</text:p>
      <text:p text:style-name="P4">
火的协调是通过控制面板进行的，该面板可以在保持操作员的寿命的同时保持距离的战斗。</text:p>
      <text:p text:style-name="P4">
资料来源：乌克兰武装部队的陆军</text:p>
      <text:p text:style-name="P4">
News Source: <text:a xlink:type="simple" xlink:href="https://armyinform.com.ua/2023/04/25/shablya-novyj-dystanczijno-kerovanyj-vognevyj-kompleks/" text:style-name="Internet_20_link" text:visited-style-name="Visited_20_Internet_20_Link">
https://armyinform.com.ua/2023/04/25/shablya-novyj-dystanczijno-kerovanyj-vognevyj-kompleks/</text:a>
</text:p>
      <!--NEWS-->
      <text:h text:style-name="P10" text:outline-level="1">
<text:span text:style-name="T4">
俄罗斯恐怖分子普里戈金（Prigogine）试图赢得俄罗斯人的忠诚-CPD</text:span>
</text:h>
      <text:p text:style-name="P4">
作者: ['АРМІЯINFORM']</text:p>
      <text:p text:style-name="P4">
时间: 2023-04-25T31:00:00-04:00</text:p>
      <text:p text:style-name="P4">
描述: 恩典的基础知识，Shogodnis，Vyat Rosiyski Zmi， -  Kerivnik的话的曲率“ Grury ...与乌克兰的战争，2022年的战争，与乌克兰与乌克兰的最新新闻，与乌克兰2022年的新闻战争，今天与乌克兰的新闻战争，乌克兰之间将在乌克兰之间进行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prygozhyn-teroryst.jpg" text:style-name="Internet_20_link" text:visited-style-name="Visited_20_Internet_20_Link">
prygozhyn-teroryst.jpg</text:a>
']</text:p>
      <text:p text:style-name="P4">
标签: ['ПВК ВАГНЕРА', 'РОСІЙСЬКА ПРОПАГАНДА', 'ЦПД РНБО']</text:p>
      <text:p text:style-name="P4">
类别: News</text:p>
      <!--METADATA-->
      <text:p text:style-name="P4">
<draw:frame draw:style-name="fr1" draw:name="Image33" text:anchor-type="as-char" svg:width="6.9236in" svg:height="6.9236in" draw:z-index="0">
<draw:image xlink:href="../Images/AРМІЯINFORM/2023-04-25T31-00-00-04-00/prygozhyn-teroryst.jpg" xlink:type="simple" xlink:show="embed" xlink:actuate="onLoad" draw:mime-type="image/jpeg"/>
</draw:frame>
俄罗斯媒体今天推广的主要叙述是瓦格纳集团领导人的话说，俄罗斯“精英”的孩子们正在躲避战争。</text:p>
      <text:p text:style-name="P4">
如<text:a xlink:type="simple" xlink:href="https://www.facebook.com/protydiyadezinformatsiyi.cpd/posts/pfbid02zRwN68AWpZUsFwukUy2yT51bissQbYBrGinSDovxZaDwuTjiUYtkZZyMyof4cbELl" text:style-name="Internet_20_link" text:visited-style-name="Visited_20_Internet_20_Link">
报告</text:a>
在乌克兰NSDC中打击错误信息的中心，广告的激进声明通常由俄罗斯联邦的宣传渠道播出。</text:p>
      <text:p text:style-name="P4">
“恐怖分子的最新话语是，瓦格纳人将不再带人民，支持许多俄罗斯人，这使得prigoine的评级增长。”</text:p>
      <text:p text:style-name="P4">
瓦格纳·佩克(Wagner PEC)的创始人以这样的陈述进行了重述，他们与他有联系的地点，并抹黑了他的内部径流，他们只是在谈论战争并感到舒适。</text:p>
      <text:p text:style-name="P4">
“通过这种方式，恐怖分子普里戈宁表明他与俄罗斯人居​​住的忠诚度，将来可以发展“瓦格纳人”队伍的补充。 此外，普京厨师对克里姆林宫精英的分裂作证，这只会通过考虑俄罗斯联邦的总统选举而增加。”</text:p>
      <text:p text:style-name="P4">
News Source: <text:a xlink:type="simple" xlink:href="https://armyinform.com.ua/2023/04/25/rosijskyj-teroryst-prygozhyn-namagayetsya-zasluzhyty-loyalnist-rosiyan-czpd/" text:style-name="Internet_20_link" text:visited-style-name="Visited_20_Internet_20_Link">
https://armyinform.com.ua/2023/04/25/rosijskyj-teroryst-prygozhyn-namagayetsya-zasluzhyty-loyalnist-rosiyan-czpd/</text:a>
</text:p>
      <!--NEWS-->
      <text:h text:style-name="P10" text:outline-level="1">
<text:span text:style-name="T4">
工作框架“ Bakhmut的鬼魂”  -  SCO狙击手</text:span>
</text:h>
      <text:p text:style-name="P4">
作者: ['АРМІЯINFORM']</text:p>
      <text:p text:style-name="P4">
时间: 2023-04-25T32:00:00-04:00</text:p>
      <text:p text:style-name="P4">
描述: ZS乌克兰人特种作战部队的诫命是由Roboti的人员进行的视频出版的...与乌克兰2022年的战争，与乌克兰的最新新闻，今天与乌克兰2022年的新闻战争，今天将在乌克兰之间进行战争，乌克兰之间的战争和俄罗斯以及2022年与乌克兰的战争是否一年，他们是否会在不久的将来与乌克兰进行战争，他们说，与乌克兰的战争，今天的乌克兰新闻，乌克兰的新闻，乌克兰媒体在俄罗斯的乌克兰新闻</text:p>
      <text:p text:style-name="P4">
图片: []</text:p>
      <text:p text:style-name="P4">
标签: ['БАХМУТСЬКИЙ НАПРЯМОК', 'ВІДЕО', 'СНАЙПЕРИ', 'ССО ЗСУ']</text:p>
      <text:p text:style-name="P4">
类别: News</text:p>
      <!--METADATA-->
      <text:p text:style-name="P4">
乌克兰武装部队的特种作战部队的指挥与巴赫穆特鬼魂的人员一起出版了一段视频。</text:p>
      <text:p text:style-name="P4">
“另一个富有成效的夜晚是一个负4占领者，如果一个人到一个人靠近，那将有太多的弹药。”  - 符合呼叫符号“ Rapier”的象征性操作的狙击手说。</text:p>
      <text:p text:style-name="P4">
News Source: <text:a xlink:type="simple" xlink:href="https://armyinform.com.ua/2023/04/25/kadry-roboty-pryvydiv-bahmutu-snajperiv-sso/" text:style-name="Internet_20_link" text:visited-style-name="Visited_20_Internet_20_Link">
https://armyinform.com.ua/2023/04/25/kadry-roboty-pryvydiv-bahmutu-snajperiv-sso/</text:a>
</text:p>
      <!--NEWS-->
      <text:h text:style-name="P10" text:outline-level="1">
<text:span text:style-name="T4">
在解放的领土上，政府银行继续恢复工作</text:span>
</text:h>
      <text:p text:style-name="P4">
作者: ['АРМІЯINFORM']</text:p>
      <text:p text:style-name="P4">
时间: 2023-04-25T33:00:00-04:00</text:p>
      <text:p text:style-name="P4">
描述: 关于CED Doimlay minrintegratige。 Minoi Tizhnya atm termi ...与乌克兰2022年的战争，与乌克兰的最新新闻，今天与乌克兰2022年的新闻战争，乌克兰和俄罗斯之间的战争将在2022年与乌克兰发生战争，或者在2022年与乌克兰进行战争不是，它将是，它将是，它将是。是否会在不久的将来与乌克兰的战争，《与乌克兰与乌克兰的战争》，《今日乌克兰新闻》，《乌克兰新闻》，乌克兰媒体上的乌克兰新闻</text:p>
      <text:p text:style-name="P4">
图片: ['<text:a xlink:type="simple" xlink:href="https://armyinform.com.ua/wp-content/uploads/2023/01/bankomat.jpg" text:style-name="Internet_20_link" text:visited-style-name="Visited_20_Internet_20_Link">
bankomat.jpg</text:a>
']</text:p>
      <text:p text:style-name="P4">
标签: ['STOPRUSSIA', 'АГРЕСІЯ РФ', 'ВІЙНА', 'ВТОРГНЕННЯ РФ', 'МІНРЕІНТЕГРАЦІЇ']</text:p>
      <text:p text:style-name="P4">
类别: News</text:p>
      <!--METADATA-->
      <text:p text:style-name="P4">
<draw:frame draw:style-name="fr1" draw:name="Image34" text:anchor-type="as-char" svg:width="6.9236in" svg:height="5.191078in" draw:z-index="0">
<draw:image xlink:href="../Images/AРМІЯINFORM/2023-04-25T33-00-00-04-00/bankomat.jpg" xlink:type="simple" xlink:show="embed" xlink:actuate="onLoad" draw:mime-type="image/jpeg"/>
</draw:frame>
关于它<text:a xlink:type="simple" xlink:href="https://minre.gov.ua/2023/04/24/na-zvilnenyh-terytoriyah-prodovzhuyut-vidnovlyuvaty-robotu-derzhavni-banky/" text:style-name="Internet_20_link" text:visited-style-name="Visited_20_Internet_20_Link">
报告</text:a>
重返社会部。</text:p>
      <text:p text:style-name="P4">
上周，储蓄银行的自动柜员机和自助服务终端是由维利卡·亚历山德罗夫卡(Velika Alexandrovka)镇和赫尔森地区Bery​​slav地区的高佩尔(Velika Alexandrovka)发起的。</text:p>
      <text:p text:style-name="P4">
它实际上是小型。 居民几乎可以使用所有银行服务：提取现金，为公用事业付款等。</text:p>
      <text:p text:style-name="P4">
此外，哈尔基夫地区已经有60多个办事处工作。</text:p>
      <text:p text:style-name="P4">
News Source: <text:a xlink:type="simple" xlink:href="https://armyinform.com.ua/2023/04/25/na-zvilnenyh-terytoriyah-prodovzhuyut-vidnovlyuvaty-robotu-derzhavni-banky/" text:style-name="Internet_20_link" text:visited-style-name="Visited_20_Internet_20_Link">
https://armyinform.com.ua/2023/04/25/na-zvilnenyh-terytoriyah-prodovzhuyut-vidnovlyuvaty-robotu-derzhavni-banky/</text:a>
</text:p>
      <!--NEWS-->
      <text:h text:style-name="P10" text:outline-level="1">
<text:span text:style-name="T4">
乌克兰航空袭击了敌方防空导弹综合大楼及其集中区域</text:span>
</text:h>
      <text:p text:style-name="P4">
作者: ['АРМІЯINFORM']</text:p>
      <text:p text:style-name="P4">
时间: 2023-04-25T34:00:00-04:00</text:p>
      <text:p text:style-name="P4">
描述: 关于乌克兰兹布罗伊萨尼部队的总部。 “ Avisaatsy的国防军...与乌克兰2022年的战争，与乌克兰的战争是今天的最新消息，今天与乌克兰2022年的新闻战，乌克兰和俄罗斯之间的战争，以及2022年2022年与乌克兰的战争之间的战争无论是否将在不久的将来与乌克兰进行战争</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АГРЕСІЯ РФ', 'ВТОРГНЕННЯ РФ', 'ВТРАТИ ВОРОГА', 'ГШ ЗСУ', 'ОПЕРАТИВНА ІНФОРМАЦІЯ', 'РАНКОВЕ ЗВЕДЕННЯ']</text:p>
      <text:p text:style-name="P4">
类别: News</text:p>
      <!--METADATA-->
      <text:p text:style-name="P4">
<draw:frame draw:style-name="fr1" draw:name="Image35" text:anchor-type="as-char" svg:width="6.9236in" svg:height="4.615733in" draw:z-index="0">
<draw:image xlink:href="../Images/AРМІЯINFORM/2023-04-25T34-00-00-04-00/ukrayinska-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KhbVBT2DBisGrWb8gMdBmWyeDPMLA5EsJ4UpyUrwFye6zMtNvLahTEh4YF3n46fKl" text:style-name="Internet_20_link" text:visited-style-name="Visited_20_Internet_20_Link">
报告</text:a>
乌克兰武装部队的总参谋部。</text:p>
      <text:p text:style-name="P4">
“在过去的一天中，国防军的航空在占领者的个人工作人员和军事装备的集中以及防空导弹综合体上的3杆中取得了9次。 此外，我们的后卫击倒了10种各种敌人的无人机。”</text:p>
      <text:p text:style-name="P4">
还指出，在过去的眼镜中，火箭部队和炮兵的部队撞到了防空导弹综合大楼和2个电子摔跤站。</text:p>
      <text:p text:style-name="P4">
News Source: <text:a xlink:type="simple" xlink:href="https://armyinform.com.ua/2023/04/25/ukrayinska-aviacziya-zavdala-udariv-po-zenitno-raketnyh-kompleksah-voroga/" text:style-name="Internet_20_link" text:visited-style-name="Visited_20_Internet_20_Link">
https://armyinform.com.ua/2023/04/25/ukrayinska-aviacziya-zavdala-udariv-po-zenitno-raketnyh-kompleksah-voroga/</text:a>
</text:p>
      <!--NEWS-->
      <text:h text:style-name="P10" text:outline-level="1">
<text:span text:style-name="T4">
退伍军人部将为乌克兰的所有捍卫者 - 尤利亚·拉普蒂纳（Yulia Laputina）创建纪念</text:span>
</text:h>
      <text:p text:style-name="P4">
作者: ['АРМІЯINFORM']</text:p>
      <text:p text:style-name="P4">
时间: 2023-04-25T35:00:00-04:00</text:p>
      <text:p text:style-name="P4">
描述: 关于TSLODOMIL Miniger在资深人士右边，乌克兰Yulia Laputin in Iznerva'yu CNN PID ...与乌克兰2022年的战争，与乌克兰与乌克兰的最新新闻，与乌克兰2022年的新闻战争，今天乌克兰和乌克兰之间的战争，乌克兰和乌克兰和乌克兰之间的战争将会俄罗斯以及何时，何时，何时，何时，何时，何时，何时，何时，何时，何时，何时，何时，何时，何时与乌克兰在2022年与乌克兰进行战争，将在不久的将来与乌克兰发生战争与乌克兰的乌克兰今天的新闻乌克兰有关，乌克兰新闻在乌克兰媒体的俄罗斯人</text:p>
      <text:p text:style-name="P4">
图片: ['<text:a xlink:type="simple" xlink:href="https://armyinform.com.ua/wp-content/uploads/2023/04/znimok-ekrana-2023-04-24-125604.png" text:style-name="Internet_20_link" text:visited-style-name="Visited_20_Internet_20_Link">
znimok-ekrana-2023-04-24-125604.png</text:a>
']</text:p>
      <text:p text:style-name="P4">
标签: ['STOPRUSSIA', 'АГРЕСІЯ РФ', 'ВІЙНА', 'ВТОРГНЕННЯ РФ', 'МІНВЕТЕРАНІВ']</text:p>
      <text:p text:style-name="P4">
类别: News</text:p>
      <!--METADATA-->
      <text:p text:style-name="P4">
<draw:frame draw:style-name="fr1" draw:name="Image36" text:anchor-type="as-char" svg:width="6.9236in" svg:height="3.918437in" draw:z-index="0">
<draw:image xlink:href="../Images/AРМІЯINFORM/2023-04-25T35-00-00-04-00/znimok-ekrana-2023-04-24-125604.png" xlink:type="simple" xlink:show="embed" xlink:actuate="onLoad" draw:mime-type="image/png"/>
</draw:frame>
关于它<text:a xlink:type="simple" xlink:href="https://mva.gov.ua/ua/news/yuliya-laputina-minveteraniv-stvorit-memorial-usim-zahisnikam-ukrayini" text:style-name="Internet_20_link" text:visited-style-name="Visited_20_Internet_20_Link">
报告</text:a>
乌克兰Yulia Laputina退伍军人部长<text:a xlink:type="simple" xlink:href="https://edition.cnn.com/2023/04/23/politics/ukrainian-veterans-affairs-minister-arlington/index.html" text:style-name="Internet_20_link" text:visited-style-name="Visited_20_Internet_20_Link">
采访CNN</text:a>
在对美国的工作期间。</text:p>
      <text:p text:style-name="P4">
她指出，她非常感人的经历参观了阿灵顿国家公墓。 部长说：“我对尊重捍卫国家的人民的尊重的纪念使我感到惊讶。”</text:p>
      <text:p text:style-name="P4">
据她说，退伍军人部计划以阿灵顿的经验为基辅国家军事纪念公墓的一个例子，该公墓的建设应很快开始。</text:p>
      <text:p text:style-name="P4">
尤利亚·拉普蒂纳(Yulia Laputina)强调：“这不仅是对鲁斯乌克兰战争的英雄的纪念活动，而且是对我国所有捍卫者和捍卫者的纪念活动，也是乌克兰参与者在不同历史时期为其独立的参与者而进行的。”</text:p>
      <text:p text:style-name="P4">
<text:span text:style-name="T4">
参考。</text:span>
阿灵顿国家公墓 - 美国弗吉尼亚州瓦灵顿军事公墓。 战争的参与者，总统，最高法院主席和宇航员被埋葬在其领土上。 目前，该公墓有300,000个葬礼。</text:p>
      <text:p text:style-name="P4">
_美国乌克兰大使馆在美国。</text:p>
      <text:p text:style-name="P4">
News Source: <text:a xlink:type="simple" xlink:href="https://armyinform.com.ua/2023/04/25/memorial-usim-zahysnykam-ukrayiny-stvoryt-minveteraniv/" text:style-name="Internet_20_link" text:visited-style-name="Visited_20_Internet_20_Link">
https://armyinform.com.ua/2023/04/25/memorial-usim-zahysnykam-ukrayiny-stvoryt-minveteraniv/</text:a>
</text:p>
      <!--NEWS-->
      <text:h text:style-name="P10" text:outline-level="1">
<text:span text:style-name="T4">
巴赫穆特（Bakhmut）和马林卡（Marinka）最激烈的战斗 - 武装部队的总参谋部</text:span>
</text:h>
      <text:p text:style-name="P4">
作者: ['АРМІЯINFORM']</text:p>
      <text:p text:style-name="P4">
时间: 2023-04-25T36:00:00-04:00</text:p>
      <text:p text:style-name="P4">
描述: 基本的Zusillya Vorog I Dali Zereudzhu在Bakhmutsky领先的高级DI上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343056001_600180368711481_8757561508141990812_n.jpg" text:style-name="Internet_20_link" text:visited-style-name="Visited_20_Internet_20_Link">
343056001_600180368711481_8757561508141990812_n.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37" text:anchor-type="as-char" svg:width="6.9236in" svg:height="4.608521in" draw:z-index="0">
<draw:image xlink:href="../Images/AРМІЯINFORM/2023-04-25T36-00-00-04-00/343056001_600180368711481_8757561508141990812_n.jpg" xlink:type="simple" xlink:show="embed" xlink:actuate="onLoad" draw:mime-type="image/jpeg"/>
</draw:frame>
说明性照片<text:span text:style-name="T4">
🔥俄罗斯入侵的情况</text:span>
</text:p>
      <text:p text:style-name="P4">
敌人的主要努力继续专注于纳巴克穆特，阿夫迪夫和玛丽斯基指示的进攻行动。</text:p>
      <text:p text:style-name="P4">
关于它<text:a xlink:type="simple" xlink:href="https://www.facebook.com/GeneralStaff.ua/posts/pfbid02KhbVBT2DBisGrWb8gMdBmWyeDPMLA5EsJ4UpyUrwFye6zMtNvLahTEh4YF3n46fKl" text:style-name="Internet_20_link" text:visited-style-name="Visited_20_Internet_20_Link">
报告</text:a>
乌克兰武装部队的总参谋部。</text:p>
      <text:p text:style-name="P4">
在<text:span text:style-name="T4">
 bakhmut方向</text:span>
敌人继续采取进攻行动。 巴赫穆特正在进行加权战。 此外，在最后一天，在Novomarka Tachrome定居点的方向上，充满活力的进攻行动的敌人。 Vasyukivka，Orikhovo-Vasylivka，Markovo，Grigorivka，Chrome，Bakhmut，Bakhmut，Ivanivske，Yar，Yar，Stupochka，Donetsk北部北部纽约地区因敌人的炮击而受伤。</text:p>
      <text:p text:style-name="P4">
在<text:span text:style-name="T4">
 avdeevsky方向</text:span>
敌人在居住的诺沃卡林，斯蒂普，塞维尔恩和Pervomaisk Donetsk地区附近进行了进攻行动，没有成功。 他解雇了定居点。 这些尤其是Novokalinovo，Avdiivka，Severne，Tonenko，Lastokne，Pervomaisko，Karlovka和Nevelskadonetsk地区。</text:p>
      <text:p text:style-name="P4">
在过去的一天，在<text:span text:style-name="T4">
 Marinsky的方向</text:span>
，我们的敌人的捍卫者在Marinka定居点以及Nonovomikhailivka附近。 Krasnogorivka，Acute，Georgiyivka，Marinka，Vicoda，Novomikhailivka和Donetsk地区的Paraskovka是敌人。</text:p>
      <text:p text:style-name="P4">
News Source: <text:a xlink:type="simple" xlink:href="https://armyinform.com.ua/2023/04/25/najzapeklishi-boyi-tryvayut-za-bahmut-ta-maryinku/" text:style-name="Internet_20_link" text:visited-style-name="Visited_20_Internet_20_Link">
https://armyinform.com.ua/2023/04/25/najzapeklishi-boyi-tryvayut-za-bahmut-ta-maryinku/</text:a>
</text:p>
      <!--NEWS-->
      <text:h text:style-name="P10" text:outline-level="1">
<text:span text:style-name="T4">
入侵者在民用医院部署军事医院</text:span>
</text:h>
      <text:p text:style-name="P4">
作者: ['АРМІЯINFORM']</text:p>
      <text:p text:style-name="P4">
时间: 2023-04-25T37:00:00-04:00</text:p>
      <text:p text:style-name="P4">
描述: 关于乌克兰兹布罗伊萨尼部队的总部。 “对于Nadannya Medical ...与乌克兰2022年的战争，与乌克兰的战争是今天的最新消息，今天与乌克兰2022年的战争上次与乌克兰的战争，乌克兰和俄罗斯之间的战争以及2022年与乌克兰的战争将会发生战争是否会在不久的将来与乌克兰进行战争，这是与乌克兰的战争，今天的乌克兰新闻，乌克兰新闻，乌克兰媒体的战争</text:p>
      <text:p text:style-name="P4">
图片: ['<text:a xlink:type="simple" xlink:href="https://armyinform.com.ua/wp-content/uploads/2022/08/poranenyj-okupant.jpg" text:style-name="Internet_20_link" text:visited-style-name="Visited_20_Internet_20_Link">
poranenyj-okupant.jpg</text:a>
']</text:p>
      <text:p text:style-name="P4">
标签: ['STOPRUSSIA', 'АГРЕСІЯ РФ', 'ВТОРГНЕННЯ РФ', 'ГШ ЗСУ', 'ЛУГАНЩИНА', 'ОПЕРАТИВНА ІНФОРМАЦІЯ', 'РАНКОВЕ ЗВЕДЕННЯ', 'ТИМЧАСОВО ОКУПОВАНІ ТЕРИТОРІЇ']</text:p>
      <text:p text:style-name="P4">
类别: News</text:p>
      <!--METADATA-->
      <text:p text:style-name="P4">
<draw:frame draw:style-name="fr1" draw:name="Image38" text:anchor-type="as-char" svg:width="6.9236in" svg:height="3.606042in" draw:z-index="0">
<draw:image xlink:href="../Images/AРМІЯINFORM/2023-04-25T37-00-00-04-00/poranenyj-okupant.jpg" xlink:type="simple" xlink:show="embed" xlink:actuate="onLoad" draw:mime-type="image/jpeg"/>
</draw:frame>
说明性照片<text:span text:style-name="T4">
🔥俄罗斯入侵的情况</text:span>
</text:p>
      <text:p text:style-name="P4">
关于它<text:a xlink:type="simple" xlink:href="https://www.facebook.com/GeneralStaff.ua/posts/pfbid02KhbVBT2DBisGrWb8gMdBmWyeDPMLA5EsJ4UpyUrwFye6zMtNvLahTEh4YF3n46fKl" text:style-name="Internet_20_link" text:visited-style-name="Visited_20_Internet_20_Link">
报告</text:a>
乌克兰武装部队的总参谋部。</text:p>
      <text:p text:style-name="P4">
“为了向受伤的受伤者提供医疗服务，俄罗斯入侵者正在积极使用被占领的卢汉斯克地区定居点的医疗机构。 特别是在赫鲁斯塔尼市，入侵者在城市医院领土上开设了一家军事医院，”消息传出。</text:p>
      <text:p text:style-name="P4">
News Source: <text:a xlink:type="simple" xlink:href="https://armyinform.com.ua/2023/04/25/okupanty-rozgortayut-vijskovi-shpytali-na-terytoriyi-czyvilnyh-likaren/" text:style-name="Internet_20_link" text:visited-style-name="Visited_20_Internet_20_Link">
https://armyinform.com.ua/2023/04/25/okupanty-rozgortayut-vijskovi-shpytali-na-terytoriyi-czyvilnyh-likaren/</text:a>
</text:p>
      <!--NEWS-->
      <text:h text:style-name="P10" text:outline-level="1">
<text:span text:style-name="T4">
Rashists在被占领的克里米亚寻找游击队时花费了新的突袭</text:span>
</text:h>
      <text:p text:style-name="P4">
作者: ['АРМІЯINFORM']</text:p>
      <text:p text:style-name="P4">
时间: 2023-04-25T38:00:00-04:00</text:p>
      <text:p text:style-name="P4">
描述: 在Timchasovo永久性的Pisvostrovi上，Crim Bright Voyvati参加了Viyavlennya的Shode Viyavlennya ...与2022年乌克兰的战争，与乌克兰的最新消息，今天与乌克兰的新闻，今天与乌克兰2022年的新闻，今天，乌克兰和俄罗斯和俄罗斯之间的战争将在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sprotyv.jpeg" text:style-name="Internet_20_link" text:visited-style-name="Visited_20_Internet_20_Link">
sprotyv.jpeg</text:a>
']</text:p>
      <text:p text:style-name="P4">
标签: ['STOPRUSSIA', 'АГРЕСІЯ РФ', 'ВТОРГНЕННЯ РФ', 'КРИМ', 'ОКУПАНТИ', 'ПАРТИЗАНИ', 'ТИМЧАСОВО ОКУПОВАНИЙ КРИМ']</text:p>
      <text:p text:style-name="P4">
类别: News</text:p>
      <!--METADATA-->
      <text:p text:style-name="P4">
<draw:frame draw:style-name="fr1" draw:name="Image39" text:anchor-type="as-char" svg:width="6.9236in" svg:height="4.615733in" draw:z-index="0">
<draw:image xlink:href="../Images/AРМІЯINFORM/2023-04-25T38-00-00-04-00/sprotyv.jpeg" xlink:type="simple" xlink:show="embed" xlink:actuate="onLoad" draw:mime-type="image/jpeg"/>
</draw:frame>
在克里米亚的暂时占领的半岛上，敌人继续加强措施，以识别乌克兰地下的成员。</text:p>
      <text:p text:style-name="P4">
关于它<text:a xlink:type="simple" xlink:href="https://sprotyv.mod.gov.ua/2023/04/24/v-krymu-okupanty-provely-novi-rejdy-u-poshukah-partyzan/" text:style-name="Internet_20_link" text:visited-style-name="Visited_20_Internet_20_Link">
报告</text:a>
国家抵抗syspial操作中心。</text:p>
      <text:p text:style-name="P4">
特别是，在半岛上，对他们怀疑“不忠”的公寓进行了搜索。 进行搜索是在没有业主面前的情况下进行的。此外，街道上有选择性检查的案例。</text:p>
      <text:p text:style-name="P4">
应当指出的是，在克里米亚，通过主动动员运动的占领行政管理的代表，人口的不满。</text:p>
      <text:p text:style-name="P4">
我们将提醒，在克里米亚，俄罗斯人在游击队中安装了其他跟踪相机。 这是对当地游击队的成功行动的反应，尤其是在Atesh的运动​​。</text:p>
      <text:p text:style-name="P4">
News Source: <text:a xlink:type="simple" xlink:href="https://armyinform.com.ua/2023/04/25/okupanty-shukayut-partyzaniv-u-krymu-provely-novi-rejdy/" text:style-name="Internet_20_link" text:visited-style-name="Visited_20_Internet_20_Link">
https://armyinform.com.ua/2023/04/25/okupanty-shukayut-partyzaniv-u-krymu-provely-novi-rejdy/</text:a>
</text:p>
      <!--NEWS-->
      <text:h text:style-name="P10" text:outline-level="1">
<text:span text:style-name="T4">
欧洲委员会的乌克兰行动计划“稳定”。 恢复。 重建”</text:span>
</text:h>
      <text:p text:style-name="P4">
作者: ['АРМІЯINFORM']</text:p>
      <text:p text:style-name="P4">
时间: 2023-04-25T39:00:00-04:00</text:p>
      <text:p text:style-name="P4">
描述: 猕猴桃是为了为乌克兰“史蒂基（Staiki）的vropy进行审议的计划。 遗忘....与乌克兰2022年的战争，与乌克兰的最新新闻战争，与乌克兰的新闻战争，2022年的新闻战争，今天的最后一场是乌克兰和俄罗斯之间的战争，以及何时在2022年与乌克兰的战争将是，将在不久的将来与乌克兰发生战争，说，与乌克兰的战争，今天的乌克兰新闻，乌克兰新闻，乌克兰媒体在俄罗斯</text:p>
      <text:p text:style-name="P4">
图片: ['<text:a xlink:type="simple" xlink:href="https://armyinform.com.ua/wp-content/uploads/2023/04/zag.jpg" text:style-name="Internet_20_link" text:visited-style-name="Visited_20_Internet_20_Link">
zag.jpg</text:a>
', '<text:a xlink:type="simple" xlink:href="https://armyinform.com.ua/wp-content/uploads/2023/04/1vk104443_1170.jpg" text:style-name="Internet_20_link" text:visited-style-name="Visited_20_Internet_20_Link">
1vk104443_1170.jpg</text:a>
']</text:p>
      <text:p text:style-name="P4">
标签: ['МІНСОЦПОЛІТИКИ', 'ПРЕЗЕНТАЦІЯ', 'РАДА ЄВРОПИ']</text:p>
      <text:p text:style-name="P4">
类别: News</text:p>
      <!--METADATA-->
      <text:p text:style-name="P4">
<draw:frame draw:style-name="fr1" draw:name="Image40" text:anchor-type="as-char" svg:width="6.9236in" svg:height="3.484879in" draw:z-index="0">
<draw:image xlink:href="../Images/AРМІЯINFORM/2023-04-25T39-00-00-04-00/zag.jpg" xlink:type="simple" xlink:show="embed" xlink:actuate="onLoad" draw:mime-type="image/jpeg"/>
</draw:frame>
欧洲理事会乌克兰行动计划“可持续性。恢复。 重建”在2023  -  2026年，由乌克兰欧洲办公室在乌克兰外交部的协助下组织。</text:p>
      <text:p text:style-name="P4">
关于它<text:a xlink:type="simple" xlink:href="https://www.kmu.gov.ua/news/anna-prorok-vziala-uchast-u-prezentatsii-planu-dii-rady-ievropy-dlia-ukrainy-stiikist-vidnovlennia-vidbudova-na-2023-2026-roky" text:style-name="Internet_20_link" text:visited-style-name="Visited_20_Internet_20_Link">
报告</text:a>
乌克兰社会政策部。</text:p>
      <text:p text:style-name="P4">
所有感兴趣的当局，地方自治机构，参与乌克兰COE行动的民间社会的代表参加了此次活动。</text:p>
      <text:p text:style-name="P4">
社会政策部已在现场政策中与欧洲委员会建立了建设性的互动。 在向演讲的参与者讲话时，汉纳·先知社会政策副部长汉娜·先知强调了重要性和相关性，“与人类贩运的贩运作斗争”，以及“保护乌克兰儿童在时间和时期的保护邮政 - 战争期。”</text:p>
      <text:p text:style-name="P4">
另外，安娜先知强调，为了支持乌克兰儿童的权利，中央东部制定了关于乌克兰儿童局势的宣言的项目，这是俄罗斯对俄罗斯联邦对乌克兰的侵略的结果。 它设想创建一种特殊的协调机制来进行数据交换，讨论乌克兰儿童的局势，地位和需求的法律方面，这些儿童是欧洲其他成员国，以及开发家庭形式的发展教育等</text:p>
      <text:p text:style-name="P4">
<draw:frame draw:style-name="fr1" draw:name="Image41" text:anchor-type="as-char" svg:width="6.9236in" svg:height="3.893785in" draw:z-index="0">
<draw:image xlink:href="../Images/AРМІЯINFORM/2023-04-25T39-00-00-04-00/1vk104443_1170.jpg" xlink:type="simple" xlink:show="embed" xlink:actuate="onLoad" draw:mime-type="image/jpeg"/>
</draw:frame>
此外，欧洲一体化副部长还指出，提供了“加强乌克兰社会保护”的强度，以开发和实施相关的监管和法律行为，以促进残疾人提供戒指和有效合规性的提供与他们的社交。</text:p>
      <text:p text:style-name="P4">
安娜·先知已经确认社会政策部的准备和开放性在欧洲委员会的乌克兰“抵抗”行动计划框架内散文劳动。 重建»2023-2026。</text:p>
      <text:p text:style-name="P4">
News Source: <text:a xlink:type="simple" xlink:href="https://armyinform.com.ua/2023/04/25/prezentovanyj-plan-dij-rady-yevropy-dlya-ukrayiny-stijkist-vidnovlennya-vidbudova/" text:style-name="Internet_20_link" text:visited-style-name="Visited_20_Internet_20_Link">
https://armyinform.com.ua/2023/04/25/prezentovanyj-plan-dij-rady-yevropy-dlya-ukrayiny-stijkist-vidnovlennya-vidbudova/</text:a>
</text:p>
      <!--NEWS-->
      <text:h text:style-name="P10" text:outline-level="1">
<text:span text:style-name="T4">
每天敌人的损失：将近700名入侵者被淘汰，14个工匠和24个无人机被摧毁</text:span>
</text:h>
      <text:p text:style-name="P4">
作者: ['АРМІЯINFORM']</text:p>
      <text:p text:style-name="P4">
时间: 2023-04-25T40:00:00-04:00</text:p>
      <text:p text:style-name="P4">
描述: Zagalni Boyov，将敌人于02.24.22至04/25/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b3253203-0205-4df0-b5c9-4ea1cd4a4714-scaled.jpg" text:style-name="Internet_20_link" text:visited-style-name="Visited_20_Internet_20_Link">
b3253203-0205-4df0-b5c9-4ea1cd4a4714-scaled.jpg</text:a>
']</text:p>
      <text:p text:style-name="P4">
标签: ['STOPRUSSIA', 'АГРЕСІЯ РФ', 'ВТОРГНЕННЯ РФ', 'ВТРАТИ ВОРОГА', 'ГШ ЗСУ']</text:p>
      <text:p text:style-name="P4">
类别: News</text:p>
      <!--METADATA-->
      <text:p text:style-name="P4">
<draw:frame draw:style-name="fr1" draw:name="Image42" text:anchor-type="as-char" svg:width="6.9236in" svg:height="6.975527in" draw:z-index="0">
<draw:image xlink:href="../Images/AРМІЯINFORM/2023-04-25T40-00-00-04-00/b3253203-0205-4df0-b5c9-4ea1cd4a4714-scaled.jpg" xlink:type="simple" xlink:show="embed" xlink:actuate="onLoad" draw:mime-type="image/jpeg"/>
</draw:frame>
敌人从24.02.22到25.04.23的全面战斗损失将定向：</text:p>
      <text:p text:style-name="P4">
<text:span text:style-name="T4">
<text:span text:style-name="T5">
人员 -  </text:span>
* 187770(+690)淘汰的人</text:span>
<text:span text:style-name="T5">
坦克 -  </text:span>
<text:span text:style-name="T5">
 3688(+5)</text:span>
<text:span text:style-name="T4">
战斗装甲车 -  </text:span>
 7151(+12)<text:span text:style-name="T4">
<text:span text:style-name="T5">
炮兵系统 -  </text:span>
<text:span text:style-name="T5">
 2863(+14)</text:span>
 </text:span>
 rszv- <text:span text:style-name="T4">
 539(0)</text:span>
<text:span text:style-name="T5">
防防防防防空防 -  </text:span>
<text:span text:style-name="T5">
 291(+2)</text:span>
<text:span text:style-name="T4">
飞机 -  </text:span>
 308(0)<text:span text:style-name="T4">
<text:span text:style-name="T5">
直升机 -  </text:span>
* 294(0)</text:span>
<text:span text:style-name="T5">
无人机手术战术水平 -  </text:span>
<text:span text:style-name="T5">
 2437(+24)</text:span>
<text:span text:style-name="T4">
有翼的导弹 -  </text:span>
 911(0)<text:span text:style-name="T4">
<text:span text:style-name="T5">
船 /船 -  </text:span>
* 18(0)</text:span>
<text:span text:style-name="T5">
汽车设备和坦克 -  </text:span>
<text:span text:style-name="T5">
 5784(+31)</text:span>
<text:span text:style-name="T4">
特殊技术 -  </text:span>
 345(+6)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5.04.23。</text:p>
      <text:p text:style-name="P4">
News Source: <text:a xlink:type="simple" xlink:href="https://armyinform.com.ua/2023/04/25/vtraty-voroga-za-dobu-likvidovano-majzhe-700-okupantiv-znyshheno-14-artsystem-i-24-bpla/" text:style-name="Internet_20_link" text:visited-style-name="Visited_20_Internet_20_Link">
https://armyinform.com.ua/2023/04/25/vtraty-voroga-za-dobu-likvidovano-majzhe-700-okupantiv-znyshheno-14-artsystem-i-24-bpla/</text:a>
</text:p>
      <!--NEWS-->
      <text:h text:style-name="P10" text:outline-level="1">
<text:span text:style-name="T4">
Bakhmut的捍卫者已在United24购买了一百个无人机</text:span>
</text:h>
      <text:p text:style-name="P4">
作者: ['АРМІЯINFORM']</text:p>
      <text:p text:style-name="P4">
时间: 2023-04-25T41:00:00-04:00</text:p>
      <text:p text:style-name="P4">
描述: Internet-Vidannya“ Bliscavka”两天Zibrahi通过Fandreyzingov平台...与乌克兰2022年的战争，与乌克兰的最新新闻战争，今天与乌克兰2022年的新闻战争，乌克兰与俄罗斯和俄罗斯之间的战争以及俄罗斯之间的战争，以及什么时候进行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5348331583695866679_y.jpg" text:style-name="Internet_20_link" text:visited-style-name="Visited_20_Internet_20_Link">
photo_5348331583695866679_y.jpg</text:a>
']</text:p>
      <text:p text:style-name="P4">
标签: ['АРМІЯ ДРОНІВ', 'МІНЦИФРИ', 'ПЛАТФОРМА UNITED24']</text:p>
      <text:p text:style-name="P4">
类别: News</text:p>
      <!--METADATA-->
      <text:p text:style-name="P4">
<draw:frame draw:style-name="fr1" draw:name="Image43" text:anchor-type="as-char" svg:width="6.9236in" svg:height="3.586208in" draw:z-index="0">
<draw:image xlink:href="../Images/AРМІЯINFORM/2023-04-25T41-00-00-04-00/photo_5348331583695866679_y.jpg" xlink:type="simple" xlink:show="embed" xlink:actuate="onLoad" draw:mime-type="image/jpeg"/>
</draw:frame>
在两天内，在线版的“闪电”在线版的订户收集了Fandexing Platform24，比每500个无人机-Kamikadze的UAH多于1000万。</text:p>
      <text:p text:style-name="P4">
关于它<text:a xlink:type="simple" xlink:href="https://t.me/zedigital/3060" text:style-name="Internet_20_link" text:visited-style-name="Visited_20_Internet_20_Link">
报告</text:a>
创新，教育发展，科学和技术的创新，数字化转型部长Mikhailofedorov的部长。</text:p>
      <text:p text:style-name="P4">
他指出，这些无人机被转移到巴赫穆特方向。</text:p>
      <text:p text:style-name="P4">
“第一批鸟类已经飞往59旅的空中侦察装置之一。 他们将帮助士兵迅速向俄罗斯人提供“礼物”。我感谢合作伙伴和支持无人机军队的每个人。”他说。</text:p>
      <text:p text:style-name="P4">
News Source: <text:a xlink:type="simple" xlink:href="https://armyinform.com.ua/2023/04/25/zahysnykam-bahmuta-peredano-sotnyu-droniv-prydbanyh-za-koshty-united24/" text:style-name="Internet_20_link" text:visited-style-name="Visited_20_Internet_20_Link">
https://armyinform.com.ua/2023/04/25/zahysnykam-bahmuta-peredano-sotnyu-droniv-prydbanyh-za-koshty-united24/</text:a>
</text:p>
      <!--NEWS-->
      <text:h text:style-name="P10" text:outline-level="1">
<text:span text:style-name="T4">
乌克兰罗萨尔米亚（Rosarmia）犯下的罪行不应受到惩罚 - 欧洲委员会专员</text:span>
</text:h>
      <text:p text:style-name="P4">
作者: ['АРМІЯINFORM']</text:p>
      <text:p text:style-name="P4">
时间: 2023-04-25T42:00:00-04:00</text:p>
      <text:p text:style-name="P4">
描述: 为了єvropopy的目的，komissarka是人民的权利，Dunya Miatovich PDA拥有Pajydannya Par，与2022年与乌克兰的战争，与乌克兰的战争是今天的最新新闻，这是与乌克兰的新闻战争，与乌克兰2022年与乌克兰的新闻战争，今天将在战争中进行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4/9053.png" text:style-name="Internet_20_link" text:visited-style-name="Visited_20_Internet_20_Link">
9053.png</text:a>
']</text:p>
      <text:p text:style-name="P4">
标签: ['STOPRUSSIA', 'АГРЕСІЯ РФ', 'ВОЄННІ ЗЛОЧИНИ РФ', 'ВТОРГНЕННЯ РФ', 'ДУНЯ МІЯТОВИЧ', 'ПАРЄ']</text:p>
      <text:p text:style-name="P4">
类别: News</text:p>
      <!--METADATA-->
      <text:p text:style-name="P4">
<draw:frame draw:style-name="fr1" draw:name="Image44" text:anchor-type="as-char" svg:width="6.9236in" svg:height="4.698157in" draw:z-index="0">
<draw:image xlink:href="../Images/AРМІЯINFORM/2023-04-25T42-00-00-04-00/9053.png" xlink:type="simple" xlink:show="embed" xlink:actuate="onLoad" draw:mime-type="image/png"/>
</draw:frame>
欧洲委员会在Parelya会议上的人权人权委员会专员是一份年度报告，该报告主要集中在乌克兰俄罗斯联合会犯下的暴行上。</text:p>
      <text:p text:style-name="P4">
关于它<text:a xlink:type="simple" xlink:href="https://pace.coe.int/en/news/9053/annual-report-2022-commissioner-mijatovic-calls-for-renewed-commitment-to-human-rights-protection-to-address-numerous-systemic-problems" text:style-name="Internet_20_link" text:visited-style-name="Visited_20_Internet_20_Link">
报告</text:a>
理事会的新闻服务。</text:p>
      <text:p text:style-name="P4">
“俄罗斯军队在乌克兰犯下的可怕罪行不应受到惩罚。 司法应通过与国际刑事法院有效合作以及对乌克兰司法系统的长期支持来实施司法。”</text:p>
      <text:p text:style-name="P4">
该报告尤其是指侵犯被转移到俄罗斯联邦或暂时占领领土的乌克兰儿童的人权，其中一些涉及俄罗斯公民身份侵犯了国际人道主义法。</text:p>
      <text:p text:style-name="P4">
News Source: <text:a xlink:type="simple" xlink:href="https://armyinform.com.ua/2023/04/25/zlochyny-skoyeni-rosarmiyeyu-v-ukrayini-ne-povynni-zalyshytysya-bezkarnymy-komisarka-rady-yevropy/" text:style-name="Internet_20_link" text:visited-style-name="Visited_20_Internet_20_Link">
https://armyinform.com.ua/2023/04/25/zlochyny-skoyeni-rosarmiyeyu-v-ukrayini-ne-povynni-zalyshytysya-bezkarnymy-komisarka-rady-yevropy/</text:a>
</text:p>
      <!--NEWS-->
      <text:h text:style-name="P10" text:outline-level="1">
<text:span text:style-name="T4">
提出和平提议的国家应通过俄罗斯联邦轰炸的乌克兰人的眼光看到侵略性-Josep Borrel</text:span>
</text:h>
      <text:p text:style-name="P4">
作者: ['АРМІЯINFORM']</text:p>
      <text:p text:style-name="P4">
时间: 2023-04-25T43:00:00-04:00</text:p>
      <text:p text:style-name="P4">
描述: 巴西中国，雅基（Yaki）挂在世界上，我在乌克兰Zarnuti面前欺诈Projati在...与乌克兰2022年的战争中，与乌克兰与乌克兰的最新新闻战争，与乌克兰的新闻，乌克兰2022年的新闻战争是今天的最后一场，威尔，威尔·威尔乌克兰与俄罗斯之间发生战争，何时在2022年与乌克兰的战争将在不久的将来与乌克兰发生战争</text:p>
      <text:p text:style-name="P4">
图片: ['<text:a xlink:type="simple" xlink:href="https://armyinform.com.ua/wp-content/uploads/2023/04/d4bb728f-3206-4449-9437-7ac0a94fcbc3.jpg" text:style-name="Internet_20_link" text:visited-style-name="Visited_20_Internet_20_Link">
d4bb728f-3206-4449-9437-7ac0a94fcbc3.jpg</text:a>
']</text:p>
      <text:p text:style-name="P4">
标签: ['STOPRUSSIA', 'АГРЕСІЯ РФ', 'ВЕРХОВНИЙ ПРЕДСТАВНИК ЄС', 'ВТОРГНЕННЯ РФ', 'ЖОЗЕП БОРРЕЛЬ']</text:p>
      <text:p text:style-name="P4">
类别: News</text:p>
      <!--METADATA-->
      <text:p text:style-name="P4">
<draw:frame draw:style-name="fr1" draw:name="Image45" text:anchor-type="as-char" svg:width="6.9236in" svg:height="3.894525in" draw:z-index="0">
<draw:image xlink:href="../Images/AРМІЯINFORM/2023-04-25T43-00-00-04-00/d4bb728f-3206-4449-9437-7ac0a94fcbc3.jpg" xlink:type="simple" xlink:show="embed" xlink:actuate="onLoad" draw:mime-type="image/jpeg"/>
</draw:frame>
提出和平思想的中国和巴西应该首先来到乌克兰，以放大那些感动俄罗斯侵略的人的眼睛。</text:p>
      <text:p text:style-name="P4">
因此<text:a xlink:type="simple" xlink:href="https://www.eeas.europa.eu/eeas/foreign-affairs-council-press-remarks-high-representative-josep-borrell-after-meeting-4_en" text:style-name="Internet_20_link" text:visited-style-name="Visited_20_Internet_20_Link">
强调</text:a>
欧洲外交与安全政策的高级代表Zhozep Borrel。</text:p>
      <text:p text:style-name="P4">
“最近，中国和巴西提出了一些关于和平的想法。 为了充满希望，诚实的和平的努力，您还需要与基辅交谈，并尽力看到他们的眼睛，即他们轰炸的人的眼睛。 我想为现在称为Domir的所有人当场纠正可怕情况。 我也呼吁和平。 但是，当俄罗斯被拉到边界时，这些电话在哪里？ 我们需要非常清楚地了解正在发生的事情。 有一个侵略者违反了联合国法规并入侵了另一个国家，并且有这种侵略的受害者。 我们可以采取这样一种仁慈的方法，说：“哦，一个不好停下来，另一个不想要。哦，不!” 不可能将侵略者的一级和侵略性放在。”</text:p>
      <text:p text:style-name="P4">
他强调，欧盟国家意识到乌克兰的装饰和导弹迫切需要，因此需要保护其领土。</text:p>
      <text:p text:style-name="P4">
“俄罗斯不想停止入侵，乌克兰必须继续捍卫。 解释那里发生的事情的全部方法。 这就是为什么我们支持乌克兰，现在包括坦克，防空甚至战斗机。 我可以评估欧盟和成员国向乌克兰提供了超过130亿欧元的军事支持。 我们继续履行对炮兵弹药和导弹值得的承诺(https://armyinform.com.ua/2023/04/13/milyard-yevro-na-boyeprypasy-dlya-ukrayiny-yevropejska-rada-pogodyla-vydilennya-transhu/)对于乌克兰，”何塞普·博雷尔(Josep Borrel)说。</text:p>
      <text:p text:style-name="P4">
News Source: <text:a xlink:type="simple" xlink:href="https://armyinform.com.ua/2023/04/25/krayinam-yaki-vysuvayut-myrni-propozycziyi-slid-pobachyty-agresiyu-ochyma-ukrayincziv-yakyh-bombarduye-rf-zhozep-borrel/" text:style-name="Internet_20_link" text:visited-style-name="Visited_20_Internet_20_Link">
https://armyinform.com.ua/2023/04/25/krayinam-yaki-vysuvayut-myrni-propozycziyi-slid-pobachyty-agresiyu-ochyma-ukrayincziv-yakyh-bombarduye-rf-zhozep-borrel/</text:a>
</text:p>
      <!--NEWS-->
      <text:h text:style-name="P10" text:outline-level="1">
<text:span text:style-name="T4">
克里姆林宫已经有一个计划向俄罗斯社会解释克里米亚的丧失 - 基里尔·布·布塔诺夫</text:span>
</text:h>
      <text:p text:style-name="P4">
作者: ['АРМІЯINFORM']</text:p>
      <text:p text:style-name="P4">
时间: 2023-04-25T44:00:00-04:00</text:p>
      <text:p text:style-name="P4">
描述: Malsensy少将基里洛（Kirilo）的Rozvikia负责人管理负责人...与乌克兰2022年的战争，与乌克兰与乌克兰的最新新闻战争，今天与乌克兰2022年的新闻战争，乌克兰和俄罗斯之间的战争以及战争时会发生战争他们在2022年与乌克兰有一年</text:p>
      <text:p text:style-name="P4">
图片: ['<text:a xlink:type="simple" xlink:href="https://armyinform.com.ua/wp-content/uploads/2023/04/20230425-1.jpg" text:style-name="Internet_20_link" text:visited-style-name="Visited_20_Internet_20_Link">
20230425-1.jpg</text:a>
']</text:p>
      <text:p text:style-name="P4">
标签: ['STOPRUSSIA', 'АГРЕСІЯ РФ', 'ВТОРГНЕННЯ РФ', 'ГУР МОУ', 'ЗВІЛЬНЕННЯ КРИМУ', 'КИРИЛО БУДАНОВ']</text:p>
      <text:p text:style-name="P4">
类别: News</text:p>
      <!--METADATA-->
      <text:p text:style-name="P4">
<draw:frame draw:style-name="fr1" draw:name="Image46" text:anchor-type="as-char" svg:width="6.9236in" svg:height="4.615733in" draw:z-index="0">
<draw:image xlink:href="../Images/AРМІЯINFORM/2023-04-25T44-00-00-04-00/20230425-1.jpg" xlink:type="simple" xlink:show="embed" xlink:actuate="onLoad" draw:mime-type="image/jpeg"/>
</draw:frame>
乌克兰国防部少校基里尔·布达马诺夫(Kirill Budanov)国防部智力部主要局长讲述了俄罗斯联邦的宣传如何解释战争中的失败并在唐巴斯(Donbass)打架。 他说，俄罗斯宣传者欺骗了他们的人民，就像世界上没有人能做得更好。 因此，漏洞将返回乌克兰克里米亚，可以更容易地解释内部受众的损失。</text:p>
      <text:p text:style-name="P4">
关于它<text:a xlink:type="simple" xlink:href="https://gur.gov.ua/content/kreml-vzhe-maie-plan-iak-poiasnyty-rosiiskomu-suspilstvu-vtratu-krymu.html" text:style-name="Internet_20_link" text:visited-style-name="Visited_20_Internet_20_Link">
报告</text:a>
乌克兰国防智力局主要局。</text:p>
      <text:p text:style-name="P4">
同样，我们回想起了乌克兰军事情报的负责人，我们已经观察到了赫尔森(Kherson)的启发事件，后者是在俄罗斯宣传媒体中提出的“强迫措施”。</text:p>
      <text:p text:style-name="P4">
“相信我，那里有一台宣传机是一种模型，它是一个真正的典范。他们“放弃”了世界上没有人的人口。 他们的宣传机器表现出尽可能有效的。 他们表明，霍尔森的损失 - 这是这种“特殊军事行动”的最大成就，只是作为一项普通业务。 听到它原则上是对他们来说是一件好事。”古尔说。</text:p>
      <text:p text:style-name="P4">
据克里姆林少将少将基里尔·布达马诺瓦(Kirill Budanova)称，克里姆林宫已经制定了一个计划，即如何介绍克里米亚的损失消息。</text:p>
      <text:p text:style-name="P4">
“他们已经工作了。 关于克里米亚期间如何展示新闻的模型 - 我们都已经知道。 相信我，他们将在一个新兴社会中工作。”乌克兰军事情报负责人说。</text:p>
      <text:p text:style-name="P4">
News Source: <text:a xlink:type="simple" xlink:href="https://armyinform.com.ua/2023/04/25/kreml-vzhe-maye-plan-yak-poyasnyty-rosijskomu-suspilstvu-vtratu-krymu-kyrylo-budanov/" text:style-name="Internet_20_link" text:visited-style-name="Visited_20_Internet_20_Link">
https://armyinform.com.ua/2023/04/25/kreml-vzhe-maye-plan-yak-poyasnyty-rosijskomu-suspilstvu-vtratu-krymu-kyrylo-budanov/</text:a>
</text:p>
      <!--NEWS-->
      <text:h text:style-name="P10" text:outline-level="1">
<text:span text:style-name="T4">
爱沙尼亚总理在布查：不应有任何危害的罪行</text:span>
</text:h>
      <text:p text:style-name="P4">
作者: ['АРМІЯINFORM']</text:p>
      <text:p text:style-name="P4">
时间: 2023-04-25T45:00:00-04:00</text:p>
      <text:p text:style-name="P4">
描述: 乌克兰vidvest的prem’r-Ministoni etoni etoni kaya kallas p.t vizita。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fuftmdwwaaimtqc.jpg" text:style-name="Internet_20_link" text:visited-style-name="Visited_20_Internet_20_Link">
fuftmdwwaaimtqc.jpg</text:a>
', '<text:a xlink:type="simple" xlink:href="https://armyinform.com.ua/wp-content/uploads/2023/04/fuftgagxsaqzea--150x150.jpg" text:style-name="Internet_20_link" text:visited-style-name="Visited_20_Internet_20_Link">
fuftgagxsaqzea--150x150.jpg</text:a>
', '<text:a xlink:type="simple" xlink:href="https://armyinform.com.ua/wp-content/uploads/2023/04/fuftmdfwiaaxxoc-150x150.jpg" text:style-name="Internet_20_link" text:visited-style-name="Visited_20_Internet_20_Link">
fuftmdfwiaaxxoc-150x150.jpg</text:a>
']</text:p>
      <text:p text:style-name="P4">
标签: ['БУЧА', 'КАЯ КАЛЛАС']</text:p>
      <text:p text:style-name="P4">
类别: News</text:p>
      <!--METADATA-->
      <text:p text:style-name="P4">
<draw:frame draw:style-name="fr1" draw:name="Image47" text:anchor-type="as-char" svg:width="6.9236in" svg:height="4.615733in" draw:z-index="0">
<draw:image xlink:href="../Images/AРМІЯINFORM/2023-04-25T45-00-00-04-00/fuftmdwwaaimtqc.jpg" xlink:type="simple" xlink:show="embed" xlink:actuate="onLoad" draw:mime-type="image/jpeg"/>
</draw:frame>
爱沙尼亚总理凯·卡拉斯(Kai Callas)在访问乌克兰时访问了布恰(Bucha)。</text:p>
      <text:p text:style-name="P4">
关于它<text:a xlink:type="simple" xlink:href="https://twitter.com/kajakallas/status/1650520725801844736" text:style-name="Internet_20_link" text:visited-style-name="Visited_20_Internet_20_Link">
写</text:a>
在他的Twitter中。</text:p>
      <text:p text:style-name="P4">
她强调，俄罗斯联邦的罪行，尤其是侵略犯罪的罪行不应有罪不罚和免疫。</text:p>
      <text:p text:style-name="P4">
“俄罗斯在布达的暴行的证词提醒：有自由的斗争，而埃伯斯巴为正义而奋斗。 乌克兰必须赢得两者。 我们已经准备好在这方面提供帮助。 她的帖子写道：“俄罗斯的罪行不应有不受惩罚和免疫力，尤其是侵略罪。”</text:p>
      <text:p text:style-name="P4">
<text:a xlink:type="simple" xlink:href="https://armyinform.com.ua/wp-content/uploads/2023/04/fuftgagxsaqzea-.jpg" text:style-name="Internet_20_link" text:visited-style-name="Visited_20_Internet_20_Link">
!(Images/AРМІЯINFORM/2023-04-25T45-00-00-04-00/fuftgagxsaqzea--150x150.jpg)</text:a>
</text:p>
      <text:p text:style-name="P4">
<text:a xlink:type="simple" xlink:href="https://armyinform.com.ua/wp-content/uploads/2023/04/fuftmdfwiaaxxoc.jpg" text:style-name="Internet_20_link" text:visited-style-name="Visited_20_Internet_20_Link">
<draw:frame draw:style-name="fr1" draw:name="Image48" text:anchor-type="as-char" svg:width="6.9236in" svg:height="6.9236in" draw:z-index="0">
<draw:image xlink:href="../Images/AРМІЯINFORM/2023-04-25T45-00-00-04-00/fuftmdfwiaaxxoc-150x150.jpg" xlink:type="simple" xlink:show="embed" xlink:actuate="onLoad" draw:mime-type="image/jpeg"/>
</draw:frame>
</text:a>
爱沙尼亚总理卡亚·卡拉斯(Kaya Callas)与乌克兰沃罗迪·米尔泽伦斯基(Ukraine Volodymyrzelensky)总统一起<text:a xlink:type="simple" xlink:href="https://armyinform.com.ua/2023/04/24/ukrayina-czinuye-kozhnu-peredanu-nam-estoniyeyu-odynyczyu-zbroyi-prezydent-ukrayiny/" text:style-name="Internet_20_link" text:visited-style-name="Visited_20_Internet_20_Link">
访问</text:a>
Zhytomyr区域。</text:p>
      <text:p text:style-name="P4">
News Source: <text:a xlink:type="simple" xlink:href="https://armyinform.com.ua/2023/04/25/premyerka-estoniyi-u-buchi-ne-povynno-buty-imunitetu-za-zlochyny-rosiyi/" text:style-name="Internet_20_link" text:visited-style-name="Visited_20_Internet_20_Link">
https://armyinform.com.ua/2023/04/25/premyerka-estoniyi-u-buchi-ne-povynno-buty-imunitetu-za-zlochyny-rosiyi/</text:a>
</text:p>
      <!--NEWS-->
      <text:h text:style-name="P10" text:outline-level="1">
<text:span text:style-name="T4">
对于NCCC网络安全专家，他已经接受了保护能源领域的培训</text:span>
</text:h>
      <text:p text:style-name="P4">
作者: ['АРМІЯINFORM']</text:p>
      <text:p text:style-name="P4">
时间: 2023-04-25T46:00:00-04:00</text:p>
      <text:p text:style-name="P4">
描述: 国民国家贝兹比（NKSTS）国家国家协调中心（NKSTS）国家国家贝兹皮基（NKSTS）...与乌克兰2022年的战争，与乌克兰的最新新闻，今天与乌克兰的新闻，与乌克兰的新闻战争，今天与乌克兰2022年最后一次战争，乌克兰和俄罗斯之间的战争是否会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1/06/kiberzahyst.jpeg" text:style-name="Internet_20_link" text:visited-style-name="Visited_20_Internet_20_Link">
kiberzahyst.jpeg</text:a>
']</text:p>
      <text:p text:style-name="P4">
标签: ['КІБЕРБЕЗПЕКА', 'НКЦК', 'РНБО УКРАЇНИ']</text:p>
      <text:p text:style-name="P4">
类别: News</text:p>
      <!--METADATA-->
      <text:p text:style-name="P4">
<draw:frame draw:style-name="fr1" draw:name="Image49" text:anchor-type="as-char" svg:width="6.9236in" svg:height="3.624921in" draw:z-index="0">
<draw:image xlink:href="../Images/AРМІЯINFORM/2023-04-25T46-00-00-04-00/kiberzahyst.jpeg" xlink:type="simple" xlink:show="embed" xlink:actuate="onLoad" draw:mime-type="image/jpeg"/>
</draw:frame>
国家网络安全协调中心(nkck)在2023年3月13日至4月20日，在乌克兰的CRDF Global的支持下，在乌克兰国家安全与国防委员会的支持下，他举行了“验证管理”系列的培训活动(VDP).</text:p>
      <text:p text:style-name="P4">
Про це <text:a xlink:type="simple" xlink:href="https://www.rnbo.gov.ua/ua/Diialnist/6286.html" text:style-name="Internet_20_link" text:visited-style-name="Visited_20_Internet_20_Link">
повідомляє</text:a>
乌克兰的国家安全和防御。</text:p>
      <text:p text:style-name="P4">
该系列“弱势管理”的第十个计划占据了30多位专业技术专家的一部分，他们代表了乌克兰能源部门的20个组织，其中包括乌克兰能源部，NNEC“ Energoatom”，NEC“ UKRENERGO”，NEC“ UKRENERGO”，区域电力公司等</text:p>
      <text:p text:style-name="P4">
此类措施的目的是提高实践技能，以确定防水系统的脆弱性，并在网络安全，国家机构，关键基础设施的对象以及在私人伙伴关系框架内提供全面的网络防御。</text:p>
      <text:p text:style-name="P4">
«创建了脆弱的管理计划，以通过培训和对网络安全关键网络安全专家的培训和高级培训来提高乌克兰关键基础设施不同部门的Kibiber保护水平。 它提供了明确的准则和方法论，可以识别和消除安全和抵消网络攻击的脆弱性，并帮助组织改变网络生产者，促进攻击者使用之前的识别和消除脆弱性。” NCCC支持部负责人。</text:p>
      <text:p text:style-name="P4">
Serhiy Prokopenko还感谢所有专家的积极参与，因为它被用来提高认识，发展特殊的安全技能，并提高未来的网络安全计划的关键基础设施计划。</text:p>
      <text:p text:style-name="P4">
VDP参与者对解决问题和CTF表现出浓厚的兴趣。 为能源部门工人进行六周培训的获奖者获得了奖品，这将有助于他们继续发展自己的专业技能。</text:p>
      <text:p text:style-name="P4">
该课程旨在满足关键基础设施能源领域的公司的要求，这些公司面临着特定的网络安全挑战，尤其是在俄罗斯侵略期间。</text:p>
      <text:p text:style-name="P4">
News Source: <text:a xlink:type="simple" xlink:href="https://armyinform.com.ua/2023/04/25/dlya-fahivcziv-z-kiberbezpeky-nkczk-proviv-navchannya-shhodo-zahystu-energetychnogo-sektoru/" text:style-name="Internet_20_link" text:visited-style-name="Visited_20_Internet_20_Link">
https://armyinform.com.ua/2023/04/25/dlya-fahivcziv-z-kiberbezpeky-nkczk-proviv-navchannya-shhodo-zahystu-energetychnogo-sektoru/</text:a>
</text:p>
      <!--NEWS-->
      <text:h text:style-name="P10" text:outline-level="1">
<text:span text:style-name="T4">
Kupjanskaya的国家元首：俄罗斯联邦正在竭尽全力摧毁我们 - 我们的历史，文化，人民</text:span>
</text:h>
      <text:p text:style-name="P4">
作者: ['АРМІЯINFORM']</text:p>
      <text:p text:style-name="P4">
时间: 2023-04-25T47:00:00-04:00</text:p>
      <text:p text:style-name="P4">
描述: 克里米亚 - 特里安人开除了科尔基斯科·克鲁斯蒂中心的中心。 诱人的budislyu ...与乌克兰2022的战争，与乌克兰的战争是今天的最新消息，今天与乌克兰2022年的新闻战，乌克兰和俄罗斯之间的战争将发生，当乌克兰与俄罗斯之间的战争以及2022年与乌克兰的战争将是他们是否会在不久的将来与乌克兰进行战争，他们说，与乌克兰的战争，今天的乌克兰新闻，乌克兰新闻，乌克兰媒体在俄罗斯</text:p>
      <text:p text:style-name="P4">
图片: ['<text:a xlink:type="simple" xlink:href="https://armyinform.com.ua/wp-content/uploads/2023/04/photo_5350443316036093248_y.jpg" text:style-name="Internet_20_link" text:visited-style-name="Visited_20_Internet_20_Link">
photo_5350443316036093248_y.jpg</text:a>
']</text:p>
      <text:p text:style-name="P4">
标签: []</text:p>
      <text:p text:style-name="P4">
类别: News</text:p>
      <!--METADATA-->
      <text:p text:style-name="P4">
<draw:frame draw:style-name="fr1" draw:name="Image50" text:anchor-type="as-char" svg:width="6.9236in" svg:height="4.615733in" draw:z-index="0">
<draw:image xlink:href="../Images/AРМІЯINFORM/2023-04-25T47-00-00-04-00/photo_5350443316036093248_y.jpg" xlink:type="simple" xlink:show="embed" xlink:actuate="onLoad" draw:mime-type="image/jpeg"/>
</draw:frame>
恐怖分子在库皮斯克·哈基夫(Kharkiv)持续中心开火。 当地历史博物馆的嵌入被嵌入。</text:p>
      <text:p text:style-name="P4">
关于它<text:a xlink:type="simple" xlink:href="https://t.me/V_Zelenskiy_official/5988" text:style-name="Internet_20_link" text:visited-style-name="Visited_20_Internet_20_Link">
报告</text:a>
乌克兰Zelensky总裁。</text:p>
      <text:p text:style-name="P4">
“恐怖国家正在竭尽所能彻底摧毁我们：我们的历史，养育，我们的人民，绝对野蛮的方法，杀死乌克兰人。 我们有权忘记这一秒钟。 我们有回答!” “国家元首写道。</text:p>
      <text:p text:style-name="P4">
博物馆和十名受伤的工人现在已知。 Zalamyshche有些人。 消除炮击的影响仍在继续。 所有必要的都涉及。</text:p>
      <text:p text:style-name="P4">
“死者的永恒记忆和亲戚的同情。 乌克兰总统说：“所有有罪战争罪的责任都将是无情的。”</text:p>
      <text:p text:style-name="P4">
News Source: <text:a xlink:type="simple" xlink:href="https://armyinform.com.ua/2023/04/25/glava-derzhavy-pro-obstril-kup%ca%bcyanska-rf-robyt-use-shhob-znyshhyty-nas-nashu-istoriyu-kulturu-lyudej/" text:style-name="Internet_20_link" text:visited-style-name="Visited_20_Internet_20_Link">
https://armyinform.com.ua/2023/04/25/glava-derzhavy-pro-obstril-kup%ca%bcyanska-rf-robyt-use-shhob-znyshhyty-nas-nashu-istoriyu-kulturu-lyudej/</text:a>
</text:p>
      <!--NEWS-->
      <text:h text:style-name="P10" text:outline-level="1">
<text:span text:style-name="T4">
在国防部的网站上，启动了有关克里米亚脱离的在线课程</text:span>
</text:h>
      <text:p text:style-name="P4">
作者: ['АРМІЯINFORM']</text:p>
      <text:p text:style-name="P4">
时间: 2023-04-25T48:00:00-04:00</text:p>
      <text:p text:style-name="P4">
描述: 在乌克兰迷你建设的Ofitich遗址上，Rososti是一门关于Deoking ...与乌克兰2022年战争的课程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4/articleimage_31512.webp" text:style-name="Internet_20_link" text:visited-style-name="Visited_20_Internet_20_Link">
articleimage_31512.webp</text:a>
']</text:p>
      <text:p text:style-name="P4">
标签: []</text:p>
      <text:p text:style-name="P4">
类别: News</text:p>
      <!--METADATA-->
      <text:p text:style-name="P4">
<draw:frame draw:style-name="fr1" draw:name="Image51" text:anchor-type="as-char" svg:width="6.9236in" svg:height="4.698157in" draw:z-index="0">
<draw:image xlink:href="../ConvertedIMGs/AРМІЯINFORM/2023-04-25T48-00-00-04-00/articleimage_31512.png" xlink:type="simple" xlink:show="embed" xlink:actuate="onLoad" draw:mime-type="image/png"/>
</draw:frame>
在乌克兰国防部的官方网站上<text:a xlink:type="simple" xlink:href="https://courses.zrozumilo.in.ua/courses/course-v1:EEF+EEF-036+March2023/about" text:style-name="Internet_20_link" text:visited-style-name="Visited_20_Internet_20_Link">
课程</text:a>
关于克里米亚半岛的占领。 它是由克里米亚自治共和国的乌克兰总统代表在项目“支持克里米亚平台的支持：时间要求克里米亚是乌克兰”的框架内开发的，这是由乌克兰实施的。东欧基金会(你说).</text:p>
      <text:p text:style-name="P4">
«Це просвітницький курс для державних службовців, працівників органівмісцевого самоврядування і політиків щодо окремих правових та політичнихпитань державної політики в контексті тимчасової окупації АвтономноїРеспубліки Крим та м. Севастополь», — йдеться в повідомленні.</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стосовно деокупаціїпівострова та реінтеграції громадян із цих територій.</text:p>
      <text:p text:style-name="P4">
Онлайн-курс налічує вступне відео, 10 лекцій українською мовою зкримськотатарськими субтитрами та додаткову лекцію з коментарями експертіванглійською мовою. Тривалість відеолекцій — близько 10 хвилин. У додатковійангломовній лекції зібрані коментарі окремих українських експертів іпредставників органів влади про Крим.</text:p>
      <text:p text:style-name="P4">
Охочі пройти курс повинні створити обліковий запис за<text:a xlink:type="simple" xlink:href="https://courses.zrozumilo.in.ua/register" text:style-name="Internet_20_link" text:visited-style-name="Visited_20_Internet_20_Link">
посиланням</text:a>
.</text:p>
      <text:p text:style-name="P4">
<text:span text:style-name="T5">
Підготувала Тетяна Головатюк</text:span>
</text:p>
      <text:p text:style-name="P4">
News Source: <text:a xlink:type="simple" xlink:href="https://armyinform.com.ua/2023/04/25/na-sajti-minoborony-zapustyly-onlajn-kurs-pro-deokupacziyu-krymu/" text:style-name="Internet_20_link" text:visited-style-name="Visited_20_Internet_20_Link">
https://armyinform.com.ua/2023/04/25/na-sajti-minoborony-zapustyly-onlajn-kurs-pro-deokupacziyu-krymu/</text:a>
</text:p>
      <!--NEWS-->
      <text:h text:style-name="P10" text:outline-level="1">
<text:span text:style-name="T4">
启动了使用Takmed的第一个培训综合大楼</text:span>
</text:h>
      <text:p text:style-name="P4">
作者: ['Олександр Тереверко']</text:p>
      <text:p text:style-name="P4">
时间: 2023-04-25T49:00:00-04:00</text:p>
      <text:p text:style-name="P4">
描述: 陆军世界未确定，“转弯”剑的剑的井...与乌克兰2022年的战争，与乌克兰的战争是今天的最新消息，与乌克兰2022的战争是今天的最后一场，他们说，乌克兰与俄罗斯之间的战争是否会发生战争，乌克兰在2022年的战争将在不久的将来与乌克兰发生战争，他们说，与乌克兰的战争，今天的乌克兰新闻，乌克兰新闻，乌克兰新闻在俄罗斯的乌克兰媒体</text:p>
      <text:p text:style-name="P4">
图片: ['<text:a xlink:type="simple" xlink:href="https://armyinform.com.ua/wp-content/uploads/2023/04/f1.png" text:style-name="Internet_20_link" text:visited-style-name="Visited_20_Internet_20_Link">
f1.png</text:a>
', '<text:a xlink:type="simple" xlink:href="https://armyinform.com.ua/wp-content/uploads/2023/04/f2.png" text:style-name="Internet_20_link" text:visited-style-name="Visited_20_Internet_20_Link">
f2.png</text:a>
', '<text:a xlink:type="simple" xlink:href="https://armyinform.com.ua/wp-content/uploads/2023/04/f3-150x150.png" text:style-name="Internet_20_link" text:visited-style-name="Visited_20_Internet_20_Link">
f3-150x150.png</text:a>
', '<text:a xlink:type="simple" xlink:href="https://armyinform.com.ua/wp-content/uploads/2023/04/f4-1-150x150.png" text:style-name="Internet_20_link" text:visited-style-name="Visited_20_Internet_20_Link">
f4-1-150x150.png</text:a>
', '<text:a xlink:type="simple" xlink:href="https://armyinform.com.ua/wp-content/uploads/2023/04/f5.png" text:style-name="Internet_20_link" text:visited-style-name="Visited_20_Internet_20_Link">
f5.png</text:a>
']</text:p>
      <text:p text:style-name="P4">
标签: ['ВТОРГНЕННЯ РФ', 'ТАКМЕД']</text:p>
      <text:p text:style-name="P4">
类别: News</text:p>
      <!--METADATA-->
      <text:p text:style-name="P4">
<draw:frame draw:style-name="fr1" draw:name="Image52" text:anchor-type="as-char" svg:width="6.9236in" svg:height="4.677921in" draw:z-index="0">
<draw:image xlink:href="../Images/AРМІЯINFORM/2023-04-25T49-00-00-04-00/f1.png" xlink:type="simple" xlink:show="embed" xlink:actuate="onLoad" draw:mime-type="image/png"/>
</draw:frame>
最近，军队报告称，慈善基金会在项目“我保留!”项目中“活着”。 他正在乌克兰武装部队的垃圾填埋场中部署八个战术医学培训综合体。 即将阅读<text:a xlink:type="simple" xlink:href="https://armyinform.com.ua/2023/04/11/visim-mobilnyh-navchalno-trenuvalnyh-kompleksiv-iz-takmedu-rozgortaye-blagodijnyj-fond-povernys-zhyvym/" text:style-name="Internet_20_link" text:visited-style-name="Visited_20_Internet_20_Link">
此处</text:a>
.</text:p>
      <text:p text:style-name="P4">
І ось на одному з полігонів перший навчально-тренувальний комплекс запрацював.</text:p>
      <text:p text:style-name="P4">
— До того 12 інструкторів з тактичної медицини пройшли підготовку з викладаннякурсу ТССС АСМ — All Service Members Course, — повідомила кореспондентуАрміяInform керівниця інструкторського напряму з тактичної медицини фонду«Повернись живим» Людмила Паутець. — Це стандарт догоспітальної допомоги наполі бою, розроблений для всіх військовослужбовців, які не є медиками. Йоговикористовують армії країн НАТО, а влітку минулого року перехід на ньогозатвердили Збройні Сили.</text:p>
      <text:p text:style-name="P4">
<draw:frame draw:style-name="fr1" draw:name="Image53" text:anchor-type="as-char" svg:width="6.9236in" svg:height="4.414558in" draw:z-index="0">
<draw:image xlink:href="../Images/AРМІЯINFORM/2023-04-25T49-00-00-04-00/f2.png" xlink:type="simple" xlink:show="embed" xlink:actuate="onLoad" draw:mime-type="image/png"/>
</draw:frame>
“复活”的团队将三个帐篷和动力和供暖系统转移，用于垃圾填埋场训练综合大楼的培训场所。 仿真设备，训练假和卓越：旋转门，绷带，轮胎等以及培训训练 - 基本的讲师。</text:p>
      <text:p text:style-name="P4">
这种援助的总成本超过200万。</text:p>
      <text:p text:style-name="P4">
<text:a xlink:type="simple" xlink:href="https://armyinform.com.ua/wp-content/uploads/2023/04/f3.png" text:style-name="Internet_20_link" text:visited-style-name="Visited_20_Internet_20_Link">
!(Images/AРМІЯINFORM/2023-04-25T49-00-00-04-00/f3-150x150.png)</text:a>
</text:p>
      <text:p text:style-name="P4">
<text:a xlink:type="simple" xlink:href="https://armyinform.com.ua/wp-content/uploads/2023/04/f4-1.png" text:style-name="Internet_20_link" text:visited-style-name="Visited_20_Internet_20_Link">
<draw:frame draw:style-name="fr1" draw:name="Image54" text:anchor-type="as-char" svg:width="6.9236in" svg:height="6.9236in" draw:z-index="0">
<draw:image xlink:href="../Images/AРМІЯINFORM/2023-04-25T49-00-00-04-00/f4-1-150x150.png" xlink:type="simple" xlink:show="embed" xlink:actuate="onLoad" draw:mime-type="image/png"/>
</draw:frame>
</text:a>
根据训练部门的指挥官，从现在开始，从帐篷中学到的理论是在训练理由上学到的。 为了巩固理论材料，讲师将受伤的彻底援助的疏散与战术运动相结合。</text:p>
      <text:p text:style-name="P4">
战术医学在30天的基本一般军事训练中需要10个小时。 迄今为止，大约有1,800名战斗人员获得了战术医学的基础知识。</text:p>
      <text:p text:style-name="P4">
<draw:frame draw:style-name="fr1" draw:name="Image55" text:anchor-type="as-char" svg:width="6.9236in" svg:height="3.63489in" draw:z-index="0">
<draw:image xlink:href="../Images/AРМІЯINFORM/2023-04-25T49-00-00-04-00/f5.png" xlink:type="simple" xlink:show="embed" xlink:actuate="onLoad" draw:mime-type="image/png"/>
</draw:frame>
根据Lyudmila Pautets的说法，在十天的战术医学课程中，将在另一个垃圾填埋场发展。 在这一年中，总共将对有20万多名乌克兰士兵接受这样的训练。</text:p>
      <text:p text:style-name="P4">
News Source: <text:a xlink:type="simple" xlink:href="https://armyinform.com.ua/2023/04/25/zapraczyuvav-pershyj-navchalno-trenuvalnyj-kompleks-iz-takmedu/" text:style-name="Internet_20_link" text:visited-style-name="Visited_20_Internet_20_Link">
https://armyinform.com.ua/2023/04/25/zapraczyuvav-pershyj-navchalno-trenuvalnyj-kompleks-iz-takmedu/</text:a>
</text:p>
      <!--NEWS-->
      <text:h text:style-name="P10" text:outline-level="1">
<text:span text:style-name="T4">
27个欧盟国家的大使呼吁俄罗斯从乌克兰撤军</text:span>
</text:h>
      <text:p text:style-name="P4">
作者: ['АРМІЯINFORM']</text:p>
      <text:p text:style-name="P4">
时间: 2023-04-25T50:00:00-04:00</text:p>
      <text:p text:style-name="P4">
描述: 27纽约附近的邮政联盟在联合国Radbeza Un的前沿被Zi阀...与乌克兰2022年战争，与乌克兰的最新新闻战争，与乌克兰2022年的新闻战争最后一次为乌克兰和俄罗斯进行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e74c3833-f5e4-4232-80b3-56ce3ce4e972.jpg" text:style-name="Internet_20_link" text:visited-style-name="Visited_20_Internet_20_Link">
e74c3833-f5e4-4232-80b3-56ce3ce4e972.jpg</text:a>
']</text:p>
      <text:p text:style-name="P4">
标签: ['STOPRUSSIA', 'АГРЕСІЯ РФ', 'ВТОРГНЕННЯ РФ', 'ДОПОМОГА ПАРТНЕРІВ', 'ООН', 'ПРЕДСТАВНИЦТВО ЄС', 'СВІТ ПІДТРИМУЄ УКРАЇНУ', 'СПІЛЬНА ЗАЯВА ПОСЛІВ ЄС']</text:p>
      <text:p text:style-name="P4">
类别: News</text:p>
      <!--METADATA-->
      <text:p text:style-name="P4">
<draw:frame draw:style-name="fr1" draw:name="Image56" text:anchor-type="as-char" svg:width="6.9236in" svg:height="3.894525in" draw:z-index="0">
<draw:image xlink:href="../Images/AРМІЯINFORM/2023-04-25T50-00-00-04-00/e74c3833-f5e4-4232-80b3-56ce3ce4e972.jpg" xlink:type="simple" xlink:show="embed" xlink:actuate="onLoad" draw:mime-type="image/jpeg"/>
</draw:frame>
27欧盟苏联安理会前夕，欧盟驻纽约大使，并谴责了俄罗斯对乌克兰及其联合国宪章的谴责。</text:p>
      <text:p text:style-name="P4">
声明<text:a xlink:type="simple" xlink:href="https://www.eeas.europa.eu/delegations/un-new-york/joint-european-union-stakeout-ahead-un-security-council-open-debate_en" text:style-name="Internet_20_link" text:visited-style-name="Visited_20_Internet_20_Link">
出版</text:a>
欧盟代表纽约联合国。</text:p>
      <text:p text:style-name="P4">
“通过在Radbeza中组织这些辩论，俄罗斯试图表现自己是联合国地位和多边性的捍卫者。 没有什么可以远的。 巧合。 我们都知道，俄罗斯正在摧毁时，我们正在建设。 当它们破裂时，我们保护。 声明说：“</text:p>
      <text:p text:style-name="P4">
欧盟大使重复要求俄罗斯从乌克兰领土上撤出部队。</text:p>
      <text:p text:style-name="P4">
“如果俄罗斯关心有效的多边性，这是证明这一点的第一种方法。根据规则遵守规则 - 俄罗斯有意识地解释的术语，意味着尊重国际法，并遵守该规则的联合国宪章对所有人，”  - 强调。</text:p>
      <text:p text:style-name="P4">
国际社会应坚定承担对乌克兰犯下的犯罪的责任。</text:p>
      <text:p text:style-name="P4">
“乌克兰人民付出了最昂贵的代价，但是俄罗斯侵略的有害后果在世界各地都感到。 在与我们的合作伙伴的密切对话中，这是克服俄罗斯战争的全球后果而被激活的。我们强调，除了支持乌克兰的所有努力以及我们全球义务的不可思议。”该文件说。</text:p>
      <text:p text:style-name="P4">
News Source: <text:a xlink:type="simple" xlink:href="https://armyinform.com.ua/2023/04/25/posly-27-krayin-yes-zaklykaly-rosiyu-vyvesty-vijska-z-ukrayiny/" text:style-name="Internet_20_link" text:visited-style-name="Visited_20_Internet_20_Link">
https://armyinform.com.ua/2023/04/25/posly-27-krayin-yes-zaklykaly-rosiyu-vyvesty-vijska-z-ukrayiny/</text:a>
</text:p>
      <!--NEWS-->
      <text:h text:style-name="P10" text:outline-level="1">
<text:span text:style-name="T4">
三架飞机和400多个爆炸物被中和</text:span>
</text:h>
      <text:p text:style-name="P4">
作者: ['АРМІЯINFORM']</text:p>
      <text:p text:style-name="P4">
时间: 2023-04-25T51:00:00-04:00</text:p>
      <text:p text:style-name="P4">
描述: 25个Krotekhhnikychi Pidrodili Piprodili村庄被治愈了149次到维肯尼亚...与乌克兰2022年的战争，与乌克兰的最新消息，今天与乌克兰的新闻战争，今天与乌克兰的新闻战争，今天与乌克兰的2022年进行了战争，乌克兰和俄罗斯和俄罗斯之间的战争将会发生，以及何时，何时，，何时，，，，何时，，，，，，乌克兰的战争与乌克兰的战争将是不久的</text:p>
      <text:p text:style-name="P4">
图片: ['<text:a xlink:type="simple" xlink:href="https://armyinform.com.ua/wp-content/uploads/2023/04/1000_545_1650620172-1658.webp" text:style-name="Internet_20_link" text:visited-style-name="Visited_20_Internet_20_Link">
1000_545_1650620172-1658.webp</text:a>
', '<text:a xlink:type="simple" xlink:href="https://armyinform.com.ua/wp-content/uploads/2023/04/photo_5348067696610232750_y.jpg" text:style-name="Internet_20_link" text:visited-style-name="Visited_20_Internet_20_Link">
photo_5348067696610232750_y.jpg</text:a>
']</text:p>
      <text:p text:style-name="P4">
标签: ['АВІАБОМБИ', 'ВИБУХОНЕБЕЗПЕЧНІ ПРЕДМЕТИ', 'ДСНС УКРАЇНИ']</text:p>
      <text:p text:style-name="P4">
类别: News</text:p>
      <!--METADATA-->
      <text:p text:style-name="P4">
<draw:frame draw:style-name="fr1" draw:name="Image57" text:anchor-type="as-char" svg:width="6.9236in" svg:height="3.773362in" draw:z-index="0">
<draw:image xlink:href="../ConvertedIMGs/AРМІЯINFORM/2023-04-25T51-00-00-04-00/1000_545_1650620172-1658.png" xlink:type="simple" xlink:show="embed" xlink:actuate="onLoad" draw:mime-type="image/png"/>
</draw:frame>
<text:span text:style-name="T4">
截至4月25日</text:span>
 SES的烟火单位涉及<text:span text:style-name="T4">
 149次</text:span>
，以执行Demining任务。</text:p>
      <text:p text:style-name="P4">
关于这个<text:a xlink:type="simple" xlink:href="https://t.me/dsns_telegram/16229" text:style-name="Internet_20_link" text:visited-style-name="Visited_20_Internet_20_Link">
<text:span text:style-name="T5">
报告</text:span>
</text:a>
紧急情况的国家服务。</text:p>
      <text:p text:style-name="P4">
<text:span text:style-name="T4">
 409独家</text:span>
项目<text:span text:style-name="T4">
，包括</text:span>
 3航空炸弹<text:span text:style-name="T4">
。(清除)面积</text:span>
 107公顷**。</text:p>
      <text:p text:style-name="P4">
背景：从乌克兰俄罗斯联合会联合会大规模侵略开始，乌克兰SES的烟火单位被中和<text:span text:style-name="T4">
 349 897精美的物体</text:span>
，包括<text:span text:style-name="T4">
 2 212 Aviation Bombs </text:span>
。</text:p>
      <text:p text:style-name="P4">
总共剩下174,000平方米。 潜在危险领土的公里，占该州总面积的30％。</text:p>
      <text:p text:style-name="P4">
<draw:frame draw:style-name="fr1" draw:name="Image58" text:anchor-type="as-char" svg:width="6.9236in" svg:height="5.804039in" draw:z-index="0">
<draw:image xlink:href="../Images/AРМІЯINFORM/2023-04-25T51-00-00-04-00/photo_5348067696610232750_y.jpg" xlink:type="simple" xlink:show="embed" xlink:actuate="onLoad" draw:mime-type="image/jpeg"/>
</draw:frame>
</text:p>
      <text:p text:style-name="P4">
News Source: <text:a xlink:type="simple" xlink:href="https://armyinform.com.ua/2023/04/25/try-aviabomby-ta-ponad-400-vybuhonebezpechnyh-predmetiv-zneshkodyly-pirotehniky-dsns-za-dobu/" text:style-name="Internet_20_link" text:visited-style-name="Visited_20_Internet_20_Link">
https://armyinform.com.ua/2023/04/25/try-aviabomby-ta-ponad-400-vybuhonebezpechnyh-predmetiv-zneshkodyly-pirotehniky-dsns-za-dobu/</text:a>
</text:p>
      <!--NEWS-->
      <text:h text:style-name="P10" text:outline-level="1">
<text:span text:style-name="T4">
我不认为北约没有立陶宛外交大臣没有乌克兰的未来</text:span>
</text:h>
      <text:p text:style-name="P4">
作者: ['АРМІЯINFORM']</text:p>
      <text:p text:style-name="P4">
时间: 2023-04-25T52:00:00-04:00</text:p>
      <text:p text:style-name="P4">
描述: Lithuania pam'yatayat，Rosieki Tanks的声音，YakiїHali by vilitsey Mest，我是Aggressiya Rosiya Rosiya Rosiya Aggy，2022年，与乌克兰的最新新闻，与乌克兰的新闻战争，乌克兰2022年的新闻战争，今天将是乌克兰的最后一场战争，将是乌克兰的最后一场战争，将是乌克兰的最后一场。和俄罗斯以及2022年与乌克兰与乌克兰的战争将在不久的将来与乌克兰进行战争</text:p>
      <text:p text:style-name="P4">
图片: ['<text:a xlink:type="simple" xlink:href="https://armyinform.com.ua/wp-content/uploads/2023/04/2355d88b-c8c5-4998-840a-3e3cde640a88.jpg" text:style-name="Internet_20_link" text:visited-style-name="Visited_20_Internet_20_Link">
2355d88b-c8c5-4998-840a-3e3cde640a88.jpg</text:a>
']</text:p>
      <text:p text:style-name="P4">
标签: ['STOPRUSSIA', 'АГРЕСІЯ РФ', 'ГАБРІЕЛЮС ЛАНДСБЕРГІС', 'МІНІСТР ЗАКОРДОННИХ СПРАВ ЛИТВИ', 'НАТО']</text:p>
      <text:p text:style-name="P4">
类别: News</text:p>
      <!--METADATA-->
      <text:p text:style-name="P4">
<draw:frame draw:style-name="fr1" draw:name="Image59" text:anchor-type="as-char" svg:width="6.9236in" svg:height="3.894525in" draw:z-index="0">
<draw:image xlink:href="../Images/AРМІЯINFORM/2023-04-25T52-00-00-04-00/2355d88b-c8c5-4998-840a-3e3cde640a88.jpg" xlink:type="simple" xlink:show="embed" xlink:actuate="onLoad" draw:mime-type="image/jpeg"/>
</draw:frame>
立陶宛人记得骑着城市街头的俄罗斯坦克的声音，对乌克兰的侵略使立陶宛人想起了为独立的斗争。</text:p>
      <text:p text:style-name="P4">
在这个<text:a xlink:type="simple" xlink:href="https://twitter.com/GLandsbergis/status/1650511286180933641" text:style-name="Internet_20_link" text:visited-style-name="Visited_20_Internet_20_Link">
强调</text:a>
立陶宛加布里埃勒斯·兰斯贝吉斯(Lithuania Gabrielus Landsbergis)的glavasic政治办公室。</text:p>
      <text:p text:style-name="P4">
“我们是北约成员，第五条保护我们，并保证我们不会惊讶。 佐治亚州于2008年和2014年在乌克兰举行的事件，目前在乌克兰施加了俄罗斯联邦的事件确实表明，北约可以保护那些知道边境这一边界的国家。</text:p>
      <text:p text:style-name="P4">
据他说，同一辆没有武装的俄罗斯坦克无罪，立陶宛的平民试图捍卫1991年解放的国家，现在正在杀害乌克兰人。</text:p>
      <text:p text:style-name="P4">
立陶宛外交大臣提醒，在维尔纽斯的两个月内<text:a xlink:type="simple" xlink:href="https://armyinform.com.ua/2022/11/09/nastupnyj-samit-nato-vidbudetsya-vlitku-2023-roku-v-lytvi/" text:style-name="Internet_20_link" text:visited-style-name="Visited_20_Internet_20_Link">
将举行</text:a>
北约峰会以及与俄罗斯和白俄罗斯如此接近的首都的持股是一个地标。</text:p>
      <text:p text:style-name="P4">
“我不认为乌克兰没有北约没有未来，而且我不认为北约没有乌克兰是一个宽敞的人。 如果我们希望欧洲和北大西洋要安全或受到保护，我们应该包括面对俄罗斯口粮的国家。 我们已经说过，俄罗斯是对北大西洋联盟的根本战略威胁。 这就是为什么所有受到高度威胁的国家都应在一起的原因，必须共同保护它们，以限制未来的侵略。”</text:p>
      <text:p text:style-name="P4">
News Source: <text:a xlink:type="simple" xlink:href="https://armyinform.com.ua/2023/04/25/ya-ne-viryu-shho-v-nato-ye-majbutnye-bez-ukrayiny-ministr-zakordonnyh-sprav-lytvy/" text:style-name="Internet_20_link" text:visited-style-name="Visited_20_Internet_20_Link">
https://armyinform.com.ua/2023/04/25/ya-ne-viryu-shho-v-nato-ye-majbutnye-bez-ukrayiny-ministr-zakordonnyh-sprav-lytvy/</text:a>
</text:p>
      <!--NEWS-->
      <text:h text:style-name="P10" text:outline-level="1">
<text:span text:style-name="T4">
乌克兰的126个定居点每天开火</text:span>
</text:h>
      <text:p text:style-name="P4">
作者: ['АРМІЯINFORM']</text:p>
      <text:p text:style-name="P4">
时间: 2023-04-25T53:00:00-04:00</text:p>
      <text:p text:style-name="P4">
描述: Rosiyski -binge -Bie -Tie的最后一遍被Verpers的Teritors炮击...与乌克兰2022年的战争，与乌克兰的战争是今天的最新消息，即乌克兰2022年的新闻战争，这是乌克兰的最后一场新闻。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7adc890e-b772-4bfe-b7a7-4cee3b88fe78.jpg" text:style-name="Internet_20_link" text:visited-style-name="Visited_20_Internet_20_Link">
7adc890e-b772-4bfe-b7a7-4cee3b88fe78.jpg</text:a>
']</text:p>
      <text:p text:style-name="P4">
标签: ['MILITARY MEDIA CENTER', 'STOPRUSSIA', 'АГРЕСІЯ РФ', 'ВОРОЖІ ОБСТРІЛИ', 'ВТОРГНЕННЯ РФ']</text:p>
      <text:p text:style-name="P4">
类别: News</text:p>
      <!--METADATA-->
      <text:p text:style-name="P4">
<draw:frame draw:style-name="fr1" draw:name="Image60" text:anchor-type="as-char" svg:width="6.9236in" svg:height="4.80174in" draw:z-index="0">
<draw:image xlink:href="../Images/AРМІЯINFORM/2023-04-25T53-00-00-04-00/7adc890e-b772-4bfe-b7a7-4cee3b88fe78.jpg" xlink:type="simple" xlink:show="embed" xlink:actuate="onLoad" draw:mime-type="image/jpeg"/>
</draw:frame>
在最后一天，俄罗斯占领部队向乌克兰某些地区的领土开火。</text:p>
      <text:p text:style-name="P4">
关于它<text:a xlink:type="simple" xlink:href="https://t.me/militarymediacenter/1783" text:style-name="Internet_20_link" text:visited-style-name="Visited_20_Internet_20_Link">
报告</text:a>
军事媒体中心。</text:p>
      <text:p text:style-name="P4">
通常，不同类型的武器(砂浆，坦克，枪管和反应性拟合，SPR，无人机，战术航空)126次居住的费用被解雇，击败了70个基础设施对象。</text:p>
      <text:p text:style-name="P4">
3人被杀，17人受伤。</text:p>
      <text:p text:style-name="P4">
News Source: <text:a xlink:type="simple" xlink:href="https://armyinform.com.ua/2023/04/25/126-naselenyh-punktiv-ukrayiny-obstrilyala-rosarmiya-za-dobu/" text:style-name="Internet_20_link" text:visited-style-name="Visited_20_Internet_20_Link">
https://armyinform.com.ua/2023/04/25/126-naselenyh-punktiv-ukrayiny-obstrilyala-rosarmiya-za-dobu/</text:a>
</text:p>
      <!--NEWS-->
      <text:h text:style-name="P10" text:outline-level="1">
<text:span text:style-name="T4">
谢尔盖·纳夫（Sergey Naev）：俄罗斯联邦在两个边境地区和白俄罗斯拥有约1700万人</text:span>
</text:h>
      <text:p text:style-name="P4">
作者: ['АРМІЯINFORM']</text:p>
      <text:p text:style-name="P4">
时间: 2023-04-25T54:00:00-04:00</text:p>
      <text:p text:style-name="P4">
描述: 以前，对手融化了主权的两个丑陋在pyvnika伸直的丑陋之处……与乌克兰2022年的战争，与乌克兰的最新新闻，今天与乌克兰的新闻战争，今天与乌克兰2022年的新闻战争，乌克兰和俄罗斯之间的战争会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343063693_721655253069524_4899932926809879422_n.jpg" text:style-name="Internet_20_link" text:visited-style-name="Visited_20_Internet_20_Link">
343063693_721655253069524_4899932926809879422_n.jpg</text:a>
']</text:p>
      <text:p text:style-name="P4">
标签: ['ПІВНІЧНИЙ НАПРЯМОК', 'СЕРГІЙ НАЄВ']</text:p>
      <text:p text:style-name="P4">
类别: News</text:p>
      <!--METADATA-->
      <text:p text:style-name="P4">
<draw:frame draw:style-name="fr1" draw:name="Image61" text:anchor-type="as-char" svg:width="6.9236in" svg:height="4.615733in" draw:z-index="0">
<draw:image xlink:href="../Images/AРМІЯINFORM/2023-04-25T54-00-00-04-00/343063693_721655253069524_4899932926809879422_n.jpg" xlink:type="simple" xlink:show="embed" xlink:actuate="onLoad" draw:mime-type="image/jpeg"/>
</draw:frame>
敌人涉及两组在北方方向覆盖州边界的群体。 它们部署在俄罗斯的布莱恩斯克和库尔斯克地区的白俄罗斯南部，总数约为17,000人。</text:p>
      <text:p text:style-name="P4">
关于它<text:a xlink:type="simple" xlink:href="https://www.facebook.com/JointForcesCommandAFU/posts/pfbid06yE7WSA7umvboQfkZKhkcgdBKraHKDqvMJzY7rqbQANTnFyFEBN6JZdYJdMFnoo8l" text:style-name="Internet_20_link" text:visited-style-name="Visited_20_Internet_20_Link">
报告</text:a>
乌克兰中尉谢尔盖·纳夫(Sergey Naev)的武装部队指挥官评论了该州北部边界。</text:p>
      <text:p text:style-name="P4">
此外，白俄罗斯垃圾填埋场中的俄罗斯特遣队数量增加了2,800人。 在白俄罗斯军事机场，俄罗斯联邦武装部队武装部队空军的直升机和直升机。</text:p>
      <text:p text:style-name="P4">
“但是，尽管如此，我们继续加强北部的维夫斯克集团，我们准备储备金。 我们监测情况，重新启发现代外国样本，改善长期的防御力结构，增加边境条带的采矿密度，教人们。”  -   -  Sergey Naev说。</text:p>
      <text:p text:style-name="P4">
指挥官强调，该国北部边界的局势受到控制。</text:p>
      <text:p text:style-name="P4">
他说：“与此同时，敌人继续从边境和切尼夫地区的炮兵进行系统地射击，进行空中情报，目的是影响损害关键民事基础设施的对象并暴露其他防空系统。”</text:p>
      <text:p text:style-name="P4">
敌机主要由军事设施造成。 但是，不幸的是，这些打击是对当地人口中平民和受害者的销毁的无数袭击。</text:p>
      <text:p text:style-name="P4">
News Source: <text:a xlink:type="simple" xlink:href="https://armyinform.com.ua/2023/04/25/sergij-nayev-rf-trymaye-blyzko-17-tysyach-osib-u-dvoh-prykordonnyh-oblastyah-ta-bilorusi/" text:style-name="Internet_20_link" text:visited-style-name="Visited_20_Internet_20_Link">
https://armyinform.com.ua/2023/04/25/sergij-nayev-rf-trymaye-blyzko-17-tysyach-osib-u-dvoh-prykordonnyh-oblastyah-ta-bilorusi/</text:a>
</text:p>
      <!--NEWS-->
      <text:h text:style-name="P10" text:outline-level="1">
<text:span text:style-name="T4">
成功从苏丹撤离公民的救援行动</text:span>
</text:h>
      <text:p text:style-name="P4">
作者: ['АРМІЯINFORM']</text:p>
      <text:p text:style-name="P4">
时间: 2023-04-25T55:00:00-04:00</text:p>
      <text:p text:style-name="P4">
描述: Golovna局长Rosvydki在乌克兰总统，与乌克兰2022年的战争，与乌克兰的最新新闻，今天与乌克兰2022年的《新闻战争》上次与乌克兰的战争，今天上次与乌克兰的新闻战争，乌克兰和俄罗斯之间的战争将发生，当他们说，乌克兰在2022年是否会有一年的时间，在不久的将来是否会与乌克兰进行战争</text:p>
      <text:p text:style-name="P4">
图片: ['<text:a xlink:type="simple" xlink:href="https://armyinform.com.ua/wp-content/uploads/2023/04/photo_2023-04-25_09-39-03-e1682413445174.jpg" text:style-name="Internet_20_link" text:visited-style-name="Visited_20_Internet_20_Link">
photo_2023-04-25_09-39-03-e1682413445174.jpg</text:a>
']</text:p>
      <text:p text:style-name="P4">
标签: ['ГУР МО УКРАЇНИ', 'УКРАЇНСЬКИЙ НАРОД НЕПЕРЕМОЖНИЙ']</text:p>
      <text:p text:style-name="P4">
类别: News</text:p>
      <!--METADATA-->
      <text:p text:style-name="P4">
<draw:frame draw:style-name="fr1" draw:name="Image62" text:anchor-type="as-char" svg:width="6.9236in" svg:height="5.106155in" draw:z-index="0">
<draw:image xlink:href="../Images/AРМІЯINFORM/2023-04-25T55-00-00-04-00/photo_2023-04-25_09-39-03-e1682413445174.jpg" xlink:type="simple" xlink:show="embed" xlink:actuate="onLoad" draw:mime-type="image/jpeg"/>
</draw:frame>
与乌克兰塔米尼斯主义总统办公室协调的情报局的主要局长成功地进行了救援行动，该行动是由喀土穆战斗中的平民(苏丹首府)的平民进行了Zavacing。</text:p>
      <text:p text:style-name="P4">
在持续战斗的条件下，未能遵守“沉默”，缺乏食物的政权，使用武装冲突地区的设备撤离了87名乌克兰公民，主要是航空专家 - 飞行员，技术人员，技术人员和成员他们的家人。还被佐治亚州和秘鲁公民撤离。 总共拯救了138名公民。其中35名妇女和12名儿童。</text:p>
      <text:p text:style-name="P4">
目前，所有撤离者在埃及都是安全的。 他们有必要的医疗，食物和水。 乌克兰公民得到签证和纪录片支持的支持，并希望快速返回家园。</text:p>
      <text:p text:style-name="P4">
乌克兰将拯救所有公民!</text:p>
      <text:p text:style-name="P4">
<text:span text:style-name="T4">
来源：</text:span>
 <text:a xlink:type="simple" xlink:href="https://t.me/DIUkraine/2247" text:style-name="Internet_20_link" text:visited-style-name="Visited_20_Internet_20_Link">
<text:span text:style-name="T5">
gur</text:span>
</text:a>
</text:p>
      <text:p text:style-name="P4">
News Source: <text:a xlink:type="simple" xlink:href="https://armyinform.com.ua/2023/04/25/provedeno-uspishnu-ryatuvalnu-operacziyu-z-evakuacziyi-gromadyan-iz-terytoriyi-sudanu/" text:style-name="Internet_20_link" text:visited-style-name="Visited_20_Internet_20_Link">
https://armyinform.com.ua/2023/04/25/provedeno-uspishnu-ryatuvalnu-operacziyu-z-evakuacziyi-gromadyan-iz-terytoriyi-sudanu/</text:a>
</text:p>
      <!--NEWS-->
      <text:h text:style-name="P10" text:outline-level="1">
<text:span text:style-name="T4">
欧盟已分配给乌克兰另外一亿欧元的宏观援助</text:span>
</text:h>
      <text:p text:style-name="P4">
作者: ['АРМІЯINFORM']</text:p>
      <text:p text:style-name="P4">
时间: 2023-04-25T56:00:00-04:00</text:p>
      <text:p text:style-name="P4">
描述: Vropysky Union可见乌克兰人15亿欧元Macrophyninsky Protext。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e98f776f-bdfc-48c3-b8ad-0091bf0ede1f.jpg" text:style-name="Internet_20_link" text:visited-style-name="Visited_20_Internet_20_Link">
e98f776f-bdfc-48c3-b8ad-0091bf0ede1f.jpg</text:a>
']</text:p>
      <text:p text:style-name="P4">
标签: ['STOPRUSSIA', 'YES', 'АГРЕСІЯ РФ', 'ДОПОМОГА ПАРТНЕРІВ', 'СВІТ ПІДТРИМУЄ УКРАЇНУ', 'УРСУЛА ФОН ДЕР ЛЯЄН']</text:p>
      <text:p text:style-name="P4">
类别: News</text:p>
      <!--METADATA-->
      <text:p text:style-name="P4">
<draw:frame draw:style-name="fr1" draw:name="Image63" text:anchor-type="as-char" svg:width="6.9236in" svg:height="3.894525in" draw:z-index="0">
<draw:image xlink:href="../Images/AРМІЯINFORM/2023-04-25T56-00-00-04-00/e98f776f-bdfc-48c3-b8ad-0091bf0ede1f.jpg" xlink:type="simple" xlink:show="embed" xlink:actuate="onLoad" draw:mime-type="image/jpeg"/>
</draw:frame>
欧盟已向乌克兰分配了15亿欧元的宏观援助。</text:p>
      <text:p text:style-name="P4">
关于它<text:a xlink:type="simple" xlink:href="https://twitter.com/vonderleyen/status/1650778834952650752" text:style-name="Internet_20_link" text:visited-style-name="Visited_20_Internet_20_Link">
报告</text:a>
欧盟委员会主席Ursula von der Lien。</text:p>
      <text:p text:style-name="P4">
“今天，我们在年度帕帕克罗(Pacumacro)的财务援助中为乌克兰提供了15亿欧元。 我们将继续帮助乌克兰进行俄罗斯的反侵入，支持其机构和基础设施的工作，并进行重要的改革。” Ursula von der Lyen说。</text:p>
      <text:p text:style-name="P4">
回想一下，2023年1月，乌克兰和欧盟<text:a xlink:type="simple" xlink:href="https://armyinform.com.ua/2023/01/16/ukrayina-ta-yes-pidpysaly-memorandum-shhodo-vydilennya-e18-mlrd-makrofinansovoyi-dopomogy/" text:style-name="Internet_20_link" text:visited-style-name="Visited_20_Internet_20_Link">
总结</text:a>
备忘录，分配了180亿欧元的宏观资金援助。</text:p>
      <text:p text:style-name="P4">
News Source: <text:a xlink:type="simple" xlink:href="https://armyinform.com.ua/2023/04/25/yevrosoyuz-vydilyv-ukrayini-shhe-pivtora-milyardy-yevro-makrofinansovoyi-dopomogy/" text:style-name="Internet_20_link" text:visited-style-name="Visited_20_Internet_20_Link">
https://armyinform.com.ua/2023/04/25/yevrosoyuz-vydilyv-ukrayini-shhe-pivtora-milyardy-yevro-makrofinansovoyi-dopomogy/</text:a>
</text:p>
      <!--NEWS-->
      <text:h text:style-name="P10" text:outline-level="1">
<text:span text:style-name="T4">
多年来，我们一直耐心地与俄罗斯进行了交谈。 但是，这是与墙的对话 - 波兰，斯洛伐克和捷克共和国的首映式</text:span>
</text:h>
      <text:p text:style-name="P4">
作者: ['АРМІЯINFORM']</text:p>
      <text:p text:style-name="P4">
时间: 2023-04-25T57:00:00-04:00</text:p>
      <text:p text:style-name="P4">
描述: Long Bagatookh Rokyv Termerachi，通过他自己的监视，Rosbias ...与乌克兰2022年的战争，与乌克兰与乌克兰的最新消息，今天与乌克兰2022年的新闻战争，今天将在乌克兰和俄罗斯之间以及俄罗斯之间以及俄罗斯之间的战争，与乌克兰的战争将是不久的</text:p>
      <text:p text:style-name="P4">
图片: ['<text:a xlink:type="simple" xlink:href="https://armyinform.com.ua/wp-content/uploads/2023/04/c1ba4a37-f18f-4593-9696-0c5528ff5296.jpg" text:style-name="Internet_20_link" text:visited-style-name="Visited_20_Internet_20_Link">
c1ba4a37-f18f-4593-9696-0c5528ff5296.jpg</text:a>
']</text:p>
      <text:p text:style-name="P4">
标签: ['STOPRUSSIA', 'АГРЕСІЯ РФ', 'ВТОРГНЕННЯ РФ', 'ЕДУАРД ГЕҐЕР', 'МАТЕУШ МОРАВЕЦЬКИЙ', 'НАТО', 'ПЕТР ФІАЛА']</text:p>
      <text:p text:style-name="P4">
类别: News</text:p>
      <!--METADATA-->
      <text:p text:style-name="P4">
<draw:frame draw:style-name="fr1" draw:name="Image64" text:anchor-type="as-char" svg:width="6.9236in" svg:height="3.894525in" draw:z-index="0">
<draw:image xlink:href="../Images/AРМІЯINFORM/2023-04-25T57-00-00-04-00/c1ba4a37-f18f-4593-9696-0c5528ff5296.jpg" xlink:type="simple" xlink:show="embed" xlink:actuate="onLoad" draw:mime-type="image/jpeg"/>
</draw:frame>
在俄罗斯的多年中，他们耐心地在包括北约 - 罗西亚RADA在内的各种情况下分享了自己的观点和正直，但影响很小。 与墙的对话不会改变俄罗斯人的行为。</text:p>
      <text:p text:style-name="P4">
关于这个<text:a xlink:type="simple" xlink:href="https://www.foreignaffairs.com/ukraine/free-world-must-stay-course-ukraine" text:style-name="Internet_20_link" text:visited-style-name="Visited_20_Internet_20_Link">
被引用</text:a>
在捷克总理，彼得·法里(Peter Fali)，斯洛伐克爱德华·赫格(Edward Heger)和波兰·玛特拉沙·莫拉夫斯基(Poland Mateusha Moravtsky)的联合文章中。</text:p>
      <text:p text:style-name="P4">
“面对不存在的对话后，北约作为政治和军事联盟，应该准备在旅途中调整其战略。 这本杂志乔治·肯南(George Kennan)呼吁制定限制多拉迪亚联盟的政策。 本文的作者说：“今天可以采用类似的原则，恶性的权力，严格的制裁，俄罗斯的孤立和跨大西洋统一的统一性。”</text:p>
      <text:p text:style-name="P4">
这些国家的首映式强调，如果欧洲想保持整体，美国的参与和领导才能保持果断。</text:p>
      <text:p text:style-name="P4">
“但是，支持乌克兰的决心也将有助于遏制世界其他地区的侵略，向暴君发出的报道不镇定欧洲，亚洲还是其他任何地方的有限责任公司。 如果乌克兰将获胜，俄罗斯将被击败，这将变得特别清楚。”</text:p>
      <text:p text:style-name="P4">
News Source: <text:a xlink:type="simple" xlink:href="https://armyinform.com.ua/2023/04/25/bagato-rokiv-my-terplyache-rozmovlyaly-z-rosiyeyu-odnak-cze-bula-rozmova-zi-stinoyu-premyery-polshhi-slovachchyny-ta-chehiyi/" text:style-name="Internet_20_link" text:visited-style-name="Visited_20_Internet_20_Link">
https://armyinform.com.ua/2023/04/25/bagato-rokiv-my-terplyache-rozmovlyaly-z-rosiyeyu-odnak-cze-bula-rozmova-zi-stinoyu-premyery-polshhi-slovachchyny-ta-chehiyi/</text:a>
</text:p>
      <!--NEWS-->
      <text:h text:style-name="P10" text:outline-level="1">
<text:span text:style-name="T4">
俄罗斯增加了黑海中船只的数量</text:span>
</text:h>
      <text:p text:style-name="P4">
作者: ['АРМІЯINFORM']</text:p>
      <text:p text:style-name="P4">
时间: 2023-04-25T58:00:00-04:00</text:p>
      <text:p text:style-name="P4">
描述: Rosiyski vissyska Zbilshili Kilkiy Kilkiy ugroopannni在中国莫尔斯（Morce）长达七个...与乌克兰2022年的战争，与乌克兰的最新新闻，今天与乌克兰的新闻战争，今天与乌克兰2022年的新闻战争，乌克兰和俄罗斯之间的战争将与乌克兰之间发生战争他们说，在2022年，无论是否有一年，是否会在不久的将来与乌克兰进行战争</text:p>
      <text:p text:style-name="P4">
图片: ['<text:a xlink:type="simple" xlink:href="https://armyinform.com.ua/wp-content/uploads/2023/04/maxresdefault-1.jpg" text:style-name="Internet_20_link" text:visited-style-name="Visited_20_Internet_20_Link">
maxresdefault-1.jpg</text:a>
']</text:p>
      <text:p text:style-name="P4">
标签: ['ВМС ЗС УКРАЇНИ', 'РАКЕТИ «КАЛІБР»', 'ЧОРНЕ МОРЕ']</text:p>
      <text:p text:style-name="P4">
类别: News</text:p>
      <!--METADATA-->
      <text:p text:style-name="P4">
<draw:frame draw:style-name="fr1" draw:name="Image65" text:anchor-type="as-char" svg:width="6.9236in" svg:height="3.894525in" draw:z-index="0">
<draw:image xlink:href="../Images/AРМІЯINFORM/2023-04-25T58-00-00-04-00/maxresdefault-1.jpg" xlink:type="simple" xlink:show="embed" xlink:actuate="onLoad" draw:mime-type="image/jpeg"/>
</draw:frame>
俄罗斯军队增加了黑色Morido七个单元的船舶团体数量，其中包括两个火箭发射器，总凌空抽射八个火箭“口径”。</text:p>
      <text:p text:style-name="P4">
关于它<text:a xlink:type="simple" xlink:href="https://t.me/ukrainian_navy/2825https://t.me/ukrainian_navy/2825" text:style-name="Internet_20_link" text:visited-style-name="Visited_20_Internet_20_Link">
报告</text:a>
武装部队海军的新闻服务。</text:p>
      <text:p text:style-name="P4">
阿佐夫海有一艘敌方船。</text:p>
      <text:p text:style-name="P4">
在地中海中，战斗义务有四艘敌船，其中有三艘有翼能力的导弹的载体，总高达28枚导弹。</text:p>
      <text:p text:style-name="P4">
在白天，为了俄罗斯联邦的利益，凯希·耶尼卡尔海峡的通过：</text:p>
      <text:p text:style-name="P4">
<text:span text:style-name="T5">
到Azov Sea -33艘船，其中9艘从Bosphorus海峡移动； </text:span>
到黑海-21艘船，其中有4只沿Bosphorus的方向继续运动。</text:p>
      <text:p text:style-name="P4">
俄罗斯联邦继续违反《 1974年海洋保护人类生命的国际公约》。(Solas)通过关闭自动识别系统(AIS)纳粹船只在亚佐夫海。</text:p>
      <text:p text:style-name="P4">
News Source: <text:a xlink:type="simple" xlink:href="https://armyinform.com.ua/2023/04/25/rosiya-zbilshyla-kilkist-svoyih-korabliv-u-chornomu-mori-2/" text:style-name="Internet_20_link" text:visited-style-name="Visited_20_Internet_20_Link">
https://armyinform.com.ua/2023/04/25/rosiya-zbilshyla-kilkist-svoyih-korabliv-u-chornomu-mori-2/</text:a>
</text:p>
      <!--NEWS-->
      <text:h text:style-name="P10" text:outline-level="1">
<text:span text:style-name="T4">
现代飞机合作伙伴国家的供应将改变Sky-Sergey Naev的情况</text:span>
</text:h>
      <text:p text:style-name="P4">
作者: ['АРМІЯINFORM']</text:p>
      <text:p text:style-name="P4">
时间: 2023-04-25T59:00:00-04:00</text:p>
      <text:p text:style-name="P4">
描述: ZK乌克兰人Opniyan部队的指挥官，中尉Sergiy Nav Rosoviv，Shcho ...与乌克兰2022年的战争，与乌克兰的最新新闻，今天与乌克兰的新闻，今天与乌克兰2022年的新闻战争，乌克兰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4/343045388_1282705075663438_3837011977616990912_n.jpg" text:style-name="Internet_20_link" text:visited-style-name="Visited_20_Internet_20_Link">
343045388_1282705075663438_3837011977616990912_n.jpg</text:a>
']</text:p>
      <text:p text:style-name="P4">
标签: ['STOPRUSSIA', 'АГРЕСІЯ РФ', 'ВТОРГНЕННЯ РФ', "КОМАНДУВАННЯ ОБ'ЄДНАНИХ СИЛ", 'СЕРГІЙ НАЄВ']</text:p>
      <text:p text:style-name="P4">
类别: News</text:p>
      <!--METADATA-->
      <text:p text:style-name="P4">
<draw:frame draw:style-name="fr1" draw:name="Image66" text:anchor-type="as-char" svg:width="6.9236in" svg:height="4.621503in" draw:z-index="0">
<draw:image xlink:href="../Images/AРМІЯINFORM/2023-04-25T59-00-00-04-00/343045388_1282705075663438_3837011977616990912_n.jpg" xlink:type="simple" xlink:show="embed" xlink:actuate="onLoad" draw:mime-type="image/jpeg"/>
</draw:frame>
美国乌克兰中尉的武装部队司令谢尔盖·纳夫(Sergey Naev)表示，托管航空炸弹炸弹炸弹的敌人的申请数量增加了。 这是敌人如何在航空中有用的一个明显的例子，因为它使用这些炸弹而不进入我们的防空区。</text:p>
      <text:p text:style-name="P4">
关于它<text:a xlink:type="simple" xlink:href="https://www.facebook.com/JointForcesCommandAFU/posts/pfbid08vhMgEy4KsPBvoUVhZF5HkfHRjREYBhJVbxC9FVhjDvie64Sa8V9BFznGaCwTxT9l" text:style-name="Internet_20_link" text:visited-style-name="Visited_20_Internet_20_Link">
报告</text:a>
美国乌克兰武装部队的公共关系服务。</text:p>
      <text:p text:style-name="P4">
“此外，SU-30 TASU-35战斗机涵盖了轰炸航空的行动，其船上武器使您甚至在接近空中导弹的距离之前就可以识别和销毁我们的飞机互发者。”消息传出。</text:p>
      <text:p text:style-name="P4">
谢尔盖·纳夫(Sergey Naev)中将还评论了行动部队策略的变化：</text:p>
      <text:p text:style-name="P4">
“说到军事科学的规范，行动策略的变化取决于技术的发展，以及在战场上的出现，武器和军事设备的最新和观点样本。 在国际制裁的背景下，俄罗斯在生产新武器，所需的时间和资源以建立进口赤字元素基础的必要时间和资源受到限制。”</text:p>
      <text:p text:style-name="P4">
据他说，在过去的六个月中，敌人续签了S-300 S-300 SPR的防空导弹。</text:p>
      <text:p text:style-name="P4">
News Source: <text:a xlink:type="simple" xlink:href="https://armyinform.com.ua/2023/04/25/postachannya-vid-krayin-partneriv-suchasnyh-litakiv-zminyt-sytuacziyu-u-nebi-sergij-nayev/" text:style-name="Internet_20_link" text:visited-style-name="Visited_20_Internet_20_Link">
https://armyinform.com.ua/2023/04/25/postachannya-vid-krayin-partneriv-suchasnyh-litakiv-zminyt-sytuacziyu-u-nebi-sergij-nayev/</text:a>
</text:p>
      <!--NEWS-->
      <text:h text:style-name="P10" text:outline-level="1">
<text:span text:style-name="T4">
敌人是在几个方向的东方来的 - 亚历山大·西尔斯基（Alexander Sirsky）</text:span>
</text:h>
      <text:p text:style-name="P4">
作者: ['АРМІЯINFORM']</text:p>
      <text:p text:style-name="P4">
时间: 2023-04-25T60:00:00-04:00</text:p>
      <text:p text:style-name="P4">
描述: 关于Scidary Ugisk的日程安排，Oleksandr上校的时间表...与乌克兰2022年的战争，与乌克兰与乌克兰的最新新闻，今天与乌克兰2022年的新闻战争，乌克兰和俄罗斯之间以及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photo_5346.jpg" text:style-name="Internet_20_link" text:visited-style-name="Visited_20_Internet_20_Link">
photo_5346.jpg</text:a>
']</text:p>
      <text:p text:style-name="P4">
标签: ['ОЛЕКСАНДР СИРСЬКИЙ']</text:p>
      <text:p text:style-name="P4">
类别: News</text:p>
      <!--METADATA-->
      <text:p text:style-name="P4">
<draw:frame draw:style-name="fr1" draw:name="Image67" text:anchor-type="as-char" svg:width="6.9236in" svg:height="4.661597in" draw:z-index="0">
<draw:image xlink:href="../Images/AРМІЯINFORM/2023-04-25T60-00-00-04-00/photo_5346.jpg" xlink:type="simple" xlink:show="embed" xlink:actuate="onLoad" draw:mime-type="image/jpeg"/>
</draw:frame>
关于它<text:a xlink:type="simple" xlink:href="https://armyinform.com.ua/2023/04/25/utrymuyuchy-bahmut-my-ne-dayemo-vorogu-mozhlyvosti-zbilshuvaty-front-oleksandr-syrskyj/" text:style-name="Internet_20_link" text:visited-style-name="Visited_20_Internet_20_Link">
报告</text:a>
东部部队的指挥官亚历山大·西尔斯基上校。</text:p>
      <ul>
        <li>
实际上，敌人一次朝东方沿多个方向来。 现在，最烤制的战斗仍在顿涅茨克的巴赫穆特和阿夫迪夫卡地区继续进行。 尽管生命力量和技术造成了Depicon的损失，但敌人的叶子还是试图包围和抓住这些定居点。 敌人还展示了克雷明的方向，试图将我们的部队从克雷梅纳纳以南的Serebryansky林业中取代，从而为朝利人方向发展进攻的有利条件。 “河口”的军事部队反映了敌人的袭击，造成了巨大的损失。 而且，实际上，在河口，我们的战士不允许敌人移动。 为了增强他们的憎恶能力，部队在这里被淘汰，并以一个州(Save-Save)上校亚历山大·西尔斯基(Alexander Sirsky)完成了职位。</li>
      </ul>
      <text:p text:style-name="P4">
他补充说，在其余方向上，情况得到了控制，没有功能。</text:p>
      <text:p text:style-name="P4">
News Source: <text:a xlink:type="simple" xlink:href="https://armyinform.com.ua/2023/04/25/vorog-nastupaye-na-shodi-odnochasno-na-dekilkoh-napryamkah-oleksandr-syrskyj/" text:style-name="Internet_20_link" text:visited-style-name="Visited_20_Internet_20_Link">
https://armyinform.com.ua/2023/04/25/vorog-nastupaye-na-shodi-odnochasno-na-dekilkoh-napryamkah-oleksandr-syrskyj/</text:a>
</text:p>
      <!--NEWS-->
      <text:h text:style-name="P10" text:outline-level="1">
<text:span text:style-name="T4">
在三天内赢得乌克兰的计划被转变为围绕一个小城市 - 阿尔森德·苏尔斯基（Sirsky）的9个月大尝试</text:span>
</text:h>
      <text:p text:style-name="P4">
作者: ['АРМІЯINFORM']</text:p>
      <text:p text:style-name="P4">
时间: 2023-04-25T61:00:00-04:00</text:p>
      <text:p text:style-name="P4">
描述: 关于tse Interve'yu，Scidary ugropopopanik将军的指挥官，上校...与乌克兰2022年的战争，与乌克兰的最新消息，今天与乌克兰的新闻，乌克兰2022年上次与乌克兰的新闻战争，乌克兰与俄罗斯和俄罗斯和俄罗斯，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foto-3-syrskyj.jpeg" text:style-name="Internet_20_link" text:visited-style-name="Visited_20_Internet_20_Link">
foto-3-syrskyj.jpeg</text:a>
']</text:p>
      <text:p text:style-name="P4">
标签: ['STOPRUSSIA', 'АГРЕСІЯ РФ', 'ВТОРГНЕННЯ РФ', 'ОЛЕКСАНДР СИРСЬКИЙ']</text:p>
      <text:p text:style-name="P4">
类别: News</text:p>
      <!--METADATA-->
      <text:p text:style-name="P4">
<draw:frame draw:style-name="fr1" draw:name="Image68" text:anchor-type="as-char" svg:width="6.9236in" svg:height="5.375754in" draw:z-index="0">
<draw:image xlink:href="../Images/AРМІЯINFORM/2023-04-25T61-00-00-04-00/foto-3-syrskyj.jpeg" xlink:type="simple" xlink:show="embed" xlink:actuate="onLoad" draw:mime-type="image/jpeg"/>
</draw:frame>
在<text:a xlink:type="simple" xlink:href="https://armyinform.com.ua/2023/04/25/utrymuyuchy-bahmut-my-ne-dayemo-vorogu-mozhlyvosti-zbilshuvaty-front-oleksandr-syrskyj/" text:style-name="Internet_20_link" text:visited-style-name="Visited_20_Internet_20_Link">
访谈</text:a>
亚历山大上校向东方部队的指挥官告知。</text:p>
      <ul>
        <li>
实际上，巴赫穆特(Bakhmut)仍然是集中沃罗兹哈兹(Vorozhaz)主要努力的对象。 对于俄罗斯而言，乌克兰的东部是阵线的唯一部分，它至少在“大进攻”开始时取得了一些进展。三天内赢得乌克兰的计划已转变为一个小时候的九个月尝试城市。 在乌克兰持有的北部和南部发生了一系列失败之后，有必要至少在占领唐巴斯的占领中取得丝毫成功。 没有掌握它，入侵者将无法在Kramatorsk和Siverskaya方向发展进攻。 因此，俄罗斯的宣传为巴赫穆特提供了战斗，作为“斯​​大林格拉德战斗”。 他们喜欢这样的相似之处。 为了实现其目标，俄罗斯不会后悔人类或物质资源，即说的亚历山大·西尔斯基上校。</li>
      </ul>
      <text:p text:style-name="P4">
News Source: <text:a xlink:type="simple" xlink:href="https://armyinform.com.ua/2023/04/25/plan-zavoyuvaty-ukrayinu-za-try-dni-transformuvavsya-u-9-misyachni-sproby-dovkola-nevelykogo-mista-oleksandr-syrskyj/" text:style-name="Internet_20_link" text:visited-style-name="Visited_20_Internet_20_Link">
https://armyinform.com.ua/2023/04/25/plan-zavoyuvaty-ukrayinu-za-try-dni-transformuvavsya-u-9-misyachni-sproby-dovkola-nevelykogo-mista-oleksandr-syrskyj/</text:a>
</text:p>
      <!--NEWS-->
      <text:h text:style-name="P10" text:outline-level="1">
<text:span text:style-name="T4">
SO称为“ DNR五月区管理”的三个伪部门报道了怀疑</text:span>
</text:h>
      <text:p text:style-name="P4">
作者: ['АРМІЯINFORM']</text:p>
      <text:p text:style-name="P4">
时间: 2023-04-25T62:00:00-04:00</text:p>
      <text:p text:style-name="P4">
描述: 对于专有的Herivnitvva，汤姆·格罗米亚（Tom Gromyans）的顿涅茨基（Donetskiye）检察官办公室缺席……与乌克兰2022年的战争，与乌克兰的战争是今天的最新消息，今天与乌克兰的新闻战2022是今天的最后一场战争，将是今天的战争，将是一场战争他们说，在乌克兰和俄罗斯之间以及与乌克兰的战争将在2022年与乌克兰的战争之间</text:p>
      <text:p text:style-name="P4">
图片: ['<text:a xlink:type="simple" xlink:href="https://armyinform.com.ua/wp-content/uploads/2023/04/img-20230425-wa0009.jpg" text:style-name="Internet_20_link" text:visited-style-name="Visited_20_Internet_20_Link">
img-20230425-wa0009.jpg</text:a>
']</text:p>
      <text:p text:style-name="P4">
标签: ['STOPRUSSIA', 'АГРЕСІЯ РФ', 'ВТОРГНЕННЯ РФ', 'КОЛАБОРАНТИ', 'ОФІС ГЕНЕРАЛЬНОГО ПРОКУРОРА УКРАЇНИ']</text:p>
      <text:p text:style-name="P4">
类别: News</text:p>
      <!--METADATA-->
      <text:p text:style-name="P4">
<draw:frame draw:style-name="fr1" draw:name="Image69" text:anchor-type="as-char" svg:width="6.9236in" svg:height="5.1927in" draw:z-index="0">
<draw:image xlink:href="../Images/AРМІЯINFORM/2023-04-25T62-00-00-04-00/img-20230425-wa0009.jpg" xlink:type="simple" xlink:show="embed" xlink:actuate="onLoad" draw:mime-type="image/jpeg"/>
</draw:frame>
在顿涅茨克地区检察官办公室的程序领导下，据报道三名公民涉嫌合作活动。</text:p>
      <text:p text:style-name="P4">
根据调查，2022年6月，在曼古什镇乡镇占领后，雅尔塔的居民自愿占据了所谓的“五月DNR地区管理”的位置。</text:p>
      <text:p text:style-name="P4">
该男子在20110年至2014年在上述政府负责人的经验中支持俄罗斯宣传俄罗斯联邦在后苏联领域的统治地位，该男子决定采取额外的努力与入侵者建立商业合作。</text:p>
      <text:p text:style-name="P4">
为此，他创建了一组类似的人，即任命了Mangush和解委员会副局长，并执行事务，即执行地区组织的政党之一。</text:p>
      <text:p text:style-name="P4">
在俄罗斯定居点联合会的地区军队中，有组织团体的伪官员举行了会议，他们假装解决社会和家庭问题。</text:p>
      <text:p text:style-name="P4">
同时，他们并没有忘记在占领者庆祝著名的丹 - 攻击者和证书奖励的情况下服役。 他们吹嘘实施“国家”青年政策，旨在“爱国”的年轻人成长。</text:p>
      <text:p text:style-name="P4">
他们还因接收俄罗斯护照村的居民以及画家加入俄罗斯联邦而感到烦恼。 他们被自己的电报频道积极照亮。</text:p>
      <text:p text:style-name="P4">
预审调查在顿涅茨克和卢汉斯克地区进行了乌克兰的安全局。</text:p>
      <text:p text:style-name="P4">
<text:span text:style-name="T4">
资料来源：</text:span>
 <text:a xlink:type="simple" xlink:href="https://www.gp.gov.ua/ua/posts/tryom-psevdoposadovcyam-tak-zvanoyi-administraciyi-persotravnevogo-raionu-dnr-povidomleno-pro-pidozru" text:style-name="Internet_20_link" text:visited-style-name="Visited_20_Internet_20_Link">
检察官办公室乌克兰办公室</text:a>
</text:p>
      <text:p text:style-name="P4">
News Source: <text:a xlink:type="simple" xlink:href="https://armyinform.com.ua/2023/04/25/trom-psevdoposadovczyam-tak-zvanoyi-administracziyi-pershotravnevogo-rajonu-dnr-povidomleno-pro-pidozru/" text:style-name="Internet_20_link" text:visited-style-name="Visited_20_Internet_20_Link">
https://armyinform.com.ua/2023/04/25/trom-psevdoposadovczyam-tak-zvanoyi-administracziyi-pershotravnevogo-rajonu-dnr-povidomleno-pro-pidozru/</text:a>
</text:p>
      <!--NEWS-->
      <text:h text:style-name="P10" text:outline-level="1">
<text:span text:style-name="T4">
唐内茨克地区拘留了俄罗斯联邦阿特达尔的校正人</text:span>
</text:h>
      <text:p text:style-name="P4">
作者: ['АРМІЯINFORM']</text:p>
      <text:p text:style-name="P4">
时间: 2023-04-25T63:00:00-04:00</text:p>
      <text:p text:style-name="P4">
描述: 俄罗斯联邦一坦克的贝兹普qui vikrila shchelnik的服务柜台的一小时 - 珀斯森人到达...与乌克兰2022年的战争，与乌克兰与乌克兰的最新新闻，《与乌克兰的新闻》，与乌克兰的最新新闻，今天最后一次与乌克兰的新闻战争，将在今天，将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44326d53413af334d73d63ce4c2014dc.jpeg" text:style-name="Internet_20_link" text:visited-style-name="Visited_20_Internet_20_Link">
44326d53413af334d73d63ce4c2014dc.jpeg</text:a>
']</text:p>
      <text:p text:style-name="P4">
标签: ['STOPRUSSIA', 'ВТОРГНЕННЯ РФ', 'СБУ']</text:p>
      <text:p text:style-name="P4">
类别: News</text:p>
      <!--METADATA-->
      <text:p text:style-name="P4">
<draw:frame draw:style-name="fr1" draw:name="Image70" text:anchor-type="as-char" svg:width="6.9236in" svg:height="4.615733in" draw:z-index="0">
<draw:image xlink:href="../Images/AРМІЯINFORM/2023-04-25T63-00-00-04-00/44326d53413af334d73d63ce4c2014dc.jpeg" xlink:type="simple" xlink:show="embed" xlink:actuate="onLoad" draw:mime-type="image/jpeg"/>
</draw:frame>
安全部门在顿涅茨克地区一线地区进行反向自行车时暴露了另一名俄罗斯同事。</text:p>
      <text:p text:style-name="P4">
袭击者是贝洛泽斯基地区的居民，他去年7月向占领者出去，并在乌克兰战争中提供了帮助。</text:p>
      <text:p text:style-name="P4">
他收集了有关国防部队在巴赫穆特方向的位置和行动的信息。</text:p>
      <text:p text:style-name="P4">
敌人对乌克兰军队雷达站地点的情报特别感兴趣。</text:p>
      <text:p text:style-name="P4">
此外，参与入侵者的人协调了该地区乌克兰军队的基地。</text:p>
      <text:p text:style-name="P4">
然后，在他的“挖”后面，种族主义者对军事人员进行了炮击。</text:p>
      <text:p text:style-name="P4">
SBU工作人员拘留了参与敌对探索任务的人。</text:p>
      <text:p text:style-name="P4">
根据安全部门的网络因素的说法，通过“民兵”入侵者创建的代表与侵略者冬季支持的侵略者沟通。</text:p>
      <text:p text:style-name="P4">
根据他的指示，合作者去了地形并收集了情报，然后通过详细描述军事物体和相邻领土的位置，通过通俗的使者转移了敌人。社交网络。</text:p>
      <text:p text:style-name="P4">
在被拘留者居住地搜索期间，发现了一部手机，他用来与占用者相对应。</text:p>
      <text:p text:style-name="P4">
根据收集的证据，SBU调查人员告诉他有关艺术第7部分的怀疑。 乌克兰刑法的111-1(合作).</text:p>
      <text:p text:style-name="P4">
Наразі він перебуває під вартою. Зловмиснику загрожує до 15 років ув’язнення.</text:p>
      <text:p text:style-name="P4">
Комплексні заходи проводили співробітники СБУ у Черкаській області запроцесуального керівництва обласної прокуратури.</text:p>
      <text:p text:style-name="P4">
<text:span text:style-name="T4">
Джерело:</text:span>
 <text:a xlink:type="simple" xlink:href="https://ssu.gov.ua/novyny/sbu-zatrymala-koryhuvalnyka-yakyi-navodyv-artudary-rf-po-viiskovykh-obiektakh-na-donechchyni" text:style-name="Internet_20_link" text:visited-style-name="Visited_20_Internet_20_Link">
<text:span text:style-name="T5">
СБУ</text:span>
</text:a>
</text:p>
      <text:p text:style-name="P4">
News Source: <text:a xlink:type="simple" xlink:href="https://armyinform.com.ua/2023/04/25/zatrymano-koryguvalnyka-yakyj-navodyv-artudary-rf-po-vijskovyh-obyektah-na-donechchyni/" text:style-name="Internet_20_link" text:visited-style-name="Visited_20_Internet_20_Link">
https://armyinform.com.ua/2023/04/25/zatrymano-koryguvalnyka-yakyj-navodyv-artudary-rf-po-vijskovyh-obyektah-na-donechchyni/</text:a>
</text:p>
      <!--NEWS-->
      <text:h text:style-name="P10" text:outline-level="1">
<text:span text:style-name="T4">
亚历山大·赛尔斯基（Alexander Syrsky）告诉为什么要保留bakhmut很重要</text:span>
</text:h>
      <text:p text:style-name="P4">
作者: ['АРМІЯINFORM']</text:p>
      <text:p text:style-name="P4">
时间: 2023-04-25T64:00:00-04:00</text:p>
      <text:p text:style-name="P4">
描述: SCID CCTS VIISK ZSU将军Oleksandr Sirsky的指挥官在与乌克兰2022年的战争，与乌克兰与乌克兰的最新新闻进行战争，今天与乌克兰2022年的新闻战争，乌克兰和俄罗斯之间的战争以及俄罗斯之间的战争以及何时与俄罗斯之间的战争他们说，乌克兰在2022年是否会有一年的时间，在不久的将来是否会与乌克兰进行战争</text:p>
      <text:p text:style-name="P4">
图片: ['<text:a xlink:type="simple" xlink:href="https://armyinform.com.ua/wp-content/uploads/2023/03/syrskyj_01-e1679558385743.jpg" text:style-name="Internet_20_link" text:visited-style-name="Visited_20_Internet_20_Link">
syrskyj_01-e1679558385743.jpg</text:a>
']</text:p>
      <text:p text:style-name="P4">
标签: ['STOPRUSSIA', 'АГРЕСІЯ РФ', 'БАХМУТ', 'ВТОРГНЕННЯ РФ', 'ОЛЕКСАНДР СИРСЬКИЙ']</text:p>
      <text:p text:style-name="P4">
类别: News</text:p>
      <!--METADATA-->
      <text:p text:style-name="P4">
<draw:frame draw:style-name="fr1" draw:name="Image71" text:anchor-type="as-char" svg:width="6.9236in" svg:height="3.686817in" draw:z-index="0">
<draw:image xlink:href="../Images/AРМІЯINFORM/2023-04-25T64-00-00-04-00/syrskyj_01-e1679558385743.jpg" xlink:type="simple" xlink:show="embed" xlink:actuate="onLoad" draw:mime-type="image/jpeg"/>
</draw:frame>
武装部队武装部队武装部队东部武装部队的司令亚历山大上校<text:a xlink:type="simple" xlink:href="https://armyinform.com.ua/2023/04/25/utrymuyuchy-bahmut-my-ne-dayemo-vorogu-mozhlyvosti-zbilshuvaty-front-oleksandr-syrskyj/" text:style-name="Internet_20_link" text:visited-style-name="Visited_20_Internet_20_Link">
访谈</text:a>
长期维护Bakhmut的主要原因。</text:p>
      <text:p text:style-name="P4">
<text:span text:style-name="T4">
 Bakhmut的进一步维护对于我们的防御很重要，原因是所有原因：</text:span>
</text:p>
      <text:p text:style-name="P4">
<text:span text:style-name="T5">
这座城市是一个重要的防御节点，维护其确保了整个部队的稳定； </text:span>
巴赫穆特(Bakhmut)是一个成功放置的自然要塞，被河流包围并放在山丘上，这有助于防御。 <text:span text:style-name="T5">
在Bakhmutovka河的左岸有多层建筑和开发的基础设施，我们的部队在那里，我们的部队在那里有多层建筑和开发的基础设施，从而促进了对城市的保护； </text:span>
为掌握城市的斗争是一种特定类型的战斗，这需要特殊的技能，并为领导森林攻势的部队带来了困难； * Bakhmut是君士坦丁 - 克拉米托克(Constantine-Kramatorsk)集聚的一部分，维护的维护不包括敌人在利西坎斯基(Lisichansky)和顿涅茨克(Donetsk)的指示中的侧面和我们部队群体的后方。</text:p>
      <text:p text:style-name="P4">
News Source: <text:a xlink:type="simple" xlink:href="https://armyinform.com.ua/2023/04/25/oleksandr-syrskyj-rozpoviv-chomu-vazhlyvo-utrymuvaty-bahmut/" text:style-name="Internet_20_link" text:visited-style-name="Visited_20_Internet_20_Link">
https://armyinform.com.ua/2023/04/25/oleksandr-syrskyj-rozpoviv-chomu-vazhlyvo-utrymuvaty-bahmut/</text:a>
</text:p>
      <!--NEWS-->
      <text:h text:style-name="P10" text:outline-level="1">
<text:span text:style-name="T4">
在利马诺 - 库皮亚的方向上，敌人通过使用失败的奇雷维蒂手段击败了记录</text:span>
</text:h>
      <text:p text:style-name="P4">
作者: ['Олексій Тригуб']</text:p>
      <text:p text:style-name="P4">
时间: 2023-04-25T65:00:00-04:00</text:p>
      <text:p text:style-name="P4">
描述: Rosiskis vuinni Malias，Zasobi Zasobi Zasobi Uzhinni关于平民...与乌克兰战争，2022年与乌克兰的战争，今天与乌克兰的最新消息，今天与乌克兰的新闻战争，今天与乌克兰的新闻战争，乌克兰和俄罗斯之间以及与乌克兰之间的战争，他们说，2022年，是否会在不久的将来与乌克兰进行战争</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ТОРГНЕННЯ РФ', 'СЕРГІЙ ЧЕРЕВАТИЙ']</text:p>
      <text:p text:style-name="P4">
类别: News</text:p>
      <!--METADATA-->
      <text:p text:style-name="P4">
<draw:frame draw:style-name="fr1" draw:name="Image72" text:anchor-type="as-char" svg:width="6.9236in" svg:height="4.61393in" draw:z-index="0">
<draw:image xlink:href="../Images/AРМІЯINFORM/2023-04-25T65-00-00-04-00/cherevatyj-2.jpg" xlink:type="simple" xlink:show="embed" xlink:actuate="onLoad" draw:mime-type="image/jpeg"/>
</draw:frame>
俄罗斯军事罪犯继续对外国物体施加所有损害手段，忽略了战争规则的所有规则。 关于此期间直接纳入<text:a xlink:type="simple" xlink:href="https://www.youtube.com/watch" text:style-name="Internet_20_link" text:visited-style-name="Visited_20_Internet_20_Link">
telelorphone</text:a>
唯一的消息是由乌克兰上校塞尔吉·塞里维蒂(Sergiy Cherevaty)东部武装部队的发言人讲述的。</text:p>
      <ul>
        <li>
大约9.15早上，敌人击中了初步信息，库皮斯克当地历史博物馆的两岁C-300综合大楼，一个人，一名博物馆工人，死了，十个人，一个尸体，也许是一个尸体，仍在瓦砾下。— Runoffer说。  - 在这个地方，人们得到了人道主义援助，因此痛苦的打击再次强调了我们敌人的犯罪和不人道。 这是他们的日常练习。 他们在那里获得炮兵，击败了炮兵，而在那里的火箭弹，那里是航空的。 但是所有这些都不是回答!</li>
      </ul>
      <text:p text:style-name="P4">
此外，东部部队的发言人说，现在在利马诺 - 库皮斯克的方向上，敌人没有攻击我们部队的立场，但在这里，他是利用失败手段的遗体持有者。</text:p>
      <ul>
        <li>
在这一天，敌人的432倍击中了射击火力射击的各种大炮，制造了13架飞机，捕捉到了遗产打击，这是Sergey Cherevaty上校的规定。  - 但是我们的黛花不允许敌人放松并击中。 我们的打击的上升15人被摧毁，65人受伤。</li>
      </ul>
      <text:p text:style-name="P4">
此外，在这个方向上，乌克兰的捍卫者白天摧毁了一个被许可人，最大的口径，该机芯与俄罗斯军队，240毫米迫击炮，郁金香，反坦克枪MT-12“ Rapir”和三个无人机。</text:p>
      <text:p text:style-name="P4">
News Source: <text:a xlink:type="simple" xlink:href="https://armyinform.com.ua/2023/04/25/na-lymano-kupyanskomu-napryamku-vorog-bye-rekordy-za-vykorystannyam-zasobiv-urazhennya-sergij-cherevatyj/" text:style-name="Internet_20_link" text:visited-style-name="Visited_20_Internet_20_Link">
https://armyinform.com.ua/2023/04/25/na-lymano-kupyanskomu-napryamku-vorog-bye-rekordy-za-vykorystannyam-zasobiv-urazhennya-sergij-cherevatyj/</text:a>
</text:p>
      <!--NEWS-->
      <text:h text:style-name="P10" text:outline-level="1">
<text:span text:style-name="T4">
最高指挥官-in-司令人员以拉姆斯坦格式总结了会议</text:span>
</text:h>
      <text:p text:style-name="P4">
作者: ['АРМІЯINFORM']</text:p>
      <text:p text:style-name="P4">
时间: 2023-04-25T66:00:00-04:00</text:p>
      <text:p text:style-name="P4">
描述: 乌克兰Volodymyr Zelensky总统，25 KVINNYA，PRO -IMPRINTING CHERGOV ...与乌克兰2022年的战争，与乌克兰的最新新闻，今天与乌克兰的新闻战争，乌克兰2022年最后一次与乌克兰的新闻战争，乌克兰和俄罗斯之间以及战争之间会发生战争他们在2022年与乌克兰有一年</text:p>
      <text:p text:style-name="P4">
图片: ['<text:a xlink:type="simple" xlink:href="https://armyinform.com.ua/wp-content/uploads/2023/01/zelenskyj-1.jpeg" text:style-name="Internet_20_link" text:visited-style-name="Visited_20_Internet_20_Link">
zelenskyj-1.jpeg</text:a>
']</text:p>
      <text:p text:style-name="P4">
标签: ['СТАВКА ВЕРХОВНОГО ГОЛОВНОКОМАНДУВАЧА']</text:p>
      <text:p text:style-name="P4">
类别: News</text:p>
      <!--METADATA-->
      <text:p text:style-name="P4">
<draw:frame draw:style-name="fr1" draw:name="Image73" text:anchor-type="as-char" svg:width="6.9236in" svg:height="4.617948in" draw:z-index="0">
<draw:image xlink:href="../Images/AРМІЯINFORM/2023-04-25T66-00-00-04-00/zelenskyj-1.jpeg" xlink:type="simple" xlink:show="embed" xlink:actuate="onLoad" draw:mime-type="image/jpeg"/>
</draw:frame>
4月25日，乌克兰沃罗迪米Zelensky总裁Zelensky一直在约会最高指挥官的税率。</text:p>
      <text:p text:style-name="P4">
关于它<text:a xlink:type="simple" xlink:href="https://t.me/V_Zelenskiy_official/5999" text:style-name="Internet_20_link" text:visited-style-name="Visited_20_Internet_20_Link">
告知</text:a>
总统。</text:p>
      <text:p text:style-name="P4">
“他们总结并考虑了下一次以拉姆斯坦格式会议的结果。 乌克兰及其国防军一直更加强大。 但是，我们必须欣赏武器供应的步伐，因为延迟的每一天都是欺凌者的生命。”国家元首强调。</text:p>
      <text:p text:style-name="P4">
在首席指挥官-In -in -Chief，他的参与者更新了有关战场上情况的信息，尤其是在最困难的方向上。 霍尔特西亚(Khortytsia)，塔夫里亚(Tavriya)，敖德萨(Odessa)，北部的指挥官 - 司法战略团体已经报告了其责任范围内的敌对行动。</text:p>
      <text:p text:style-name="P4">
“他们还讨论了人员和技术人员的过程。 应为战斗人员提供更质量地完成我们胜利的命令任务所必需的一切。”乌克兰总统幸存。</text:p>
      <text:p text:style-name="P4">
News Source: <text:a xlink:type="simple" xlink:href="https://armyinform.com.ua/2023/04/25/na-stavczi-verhovnogo-golovnokomanduvacha-pidbyly-pidsumky-zustrichi-u-formati-ramshtajn/" text:style-name="Internet_20_link" text:visited-style-name="Visited_20_Internet_20_Link">
https://armyinform.com.ua/2023/04/25/na-stavczi-verhovnogo-golovnokomanduvacha-pidbyly-pidsumky-zustrichi-u-formati-ramshtajn/</text:a>
</text:p>
      <!--NEWS-->
      <text:h text:style-name="P10" text:outline-level="1">
<text:span text:style-name="T4">
国防部将改善乌克兰国家航空活动的监管监管</text:span>
</text:h>
      <text:p text:style-name="P4">
作者: ['Валентина Вілюра']</text:p>
      <text:p text:style-name="P4">
时间: 2023-04-25T67:00:00-04:00</text:p>
      <text:p text:style-name="P4">
描述: Mazhvydoch的胆怯的日子是Holden Aviacaika（Gudau）的负责人的日子...与乌克兰2022年的战争，与乌克兰的战争是今天的最新消息，这是与乌克兰2022年的新闻战争，是今天的最后一场。乌克兰与俄罗斯之间会发生战争吗？当与乌克兰在2022年与乌克兰的战争何时会在不久在俄罗斯的乌克兰媒体</text:p>
      <text:p text:style-name="P4">
图片: ['<text:a xlink:type="simple" xlink:href="https://armyinform.com.ua/wp-content/uploads/2023/04/golovna-51-e1682421514437.jpg" text:style-name="Internet_20_link" text:visited-style-name="Visited_20_Internet_20_Link">
golovna-51-e1682421514437.jpg</text:a>
', '<text:a xlink:type="simple" xlink:href="https://armyinform.com.ua/wp-content/uploads/2023/04/photo_5350329507992684144_y-150x150.jpg" text:style-name="Internet_20_link" text:visited-style-name="Visited_20_Internet_20_Link">
photo_5350329507992684144_y-150x150.jpg</text:a>
', '<text:a xlink:type="simple" xlink:href="https://armyinform.com.ua/wp-content/uploads/2023/04/photo_5350329507992684141_x-150x150.jpg" text:style-name="Internet_20_link" text:visited-style-name="Visited_20_Internet_20_Link">
photo_5350329507992684141_x-150x150.jpg</text:a>
', '<text:a xlink:type="simple" xlink:href="https://armyinform.com.ua/wp-content/uploads/2023/04/photo_5350329507992684143_y-e1682421587114.jpg" text:style-name="Internet_20_link" text:visited-style-name="Visited_20_Internet_20_Link">
photo_5350329507992684143_y-e1682421587114.jpg</text:a>
']</text:p>
      <text:p text:style-name="P4">
标签: ['ГУДАУ']</text:p>
      <text:p text:style-name="P4">
类别: News</text:p>
      <!--METADATA-->
      <text:p text:style-name="P4">
<draw:frame draw:style-name="fr1" draw:name="Image74" text:anchor-type="as-char" svg:width="6.9236in" svg:height="5.43615in" draw:z-index="0">
<draw:image xlink:href="../Images/AРМІЯINFORM/2023-04-25T67-00-00-04-00/golovna-51-e1682421514437.jpg" xlink:type="simple" xlink:show="embed" xlink:actuate="onLoad" draw:mime-type="image/jpeg"/>
</draw:frame>
前几天，乌克兰国家航空的主要局(古达)举行了一次工作会议，以改善乌克兰国家航空的法律法规。</text:p>
      <text:p text:style-name="P4">
除代表外，实际上，乌克兰国家航空的主要局长，乌克兰国家航空的专家武装部队武装部队的部队，武装部队海军的指挥官，空军和航空安全和航空司令部SES，乌克兰国家边防部警卫队航空部，部门，部门，警察局和警察局在乌克兰国家警察局的水上，国防部情报局主要局，乌克兰国民警卫队私人参谋部的航空部以及乌克兰航空局。</text:p>
      <text:p text:style-name="P4">
活动的目的是讨论有关监管行为的修正案的提案(下一个-NPA)乌克兰国家航空(达利 - 到)关于绩效和提供航班的问题，制定了改善国家航空活动规范监管的措施，并确定工作组在处理NPA和DA的变化方面的组成。</text:p>
      <text:p text:style-name="P4">
乌克兰安德里(Andriy)国家航空总部主要部门负责人迫切需要提出建议，以改变国家航空的捐助者监管行为，以实施和提供戒严期间的实施和提供航班。 腔静脉集中在以下事实中，除了乌克兰宪法中的战略课程合并以获得与欧盟和北约全部成员资格的统治之外，还需要实现相互法律行为的标准，还迫切需要对欧洲国防局，欧洲航空局和国际标准的要求，以及对Hatou国内法律法案要求的航空和实施。同样，正如乌克兰国家航空总局所报道的那样，捷克军事航空部的代表据报道了捷克共和国的乌克兰国防部。</text:p>
      <text:p text:style-name="P4">
特别是在这次会议期间，在国家航空领域的所有活动领域达成了一致并签署协议。</text:p>
      <text:p text:style-name="P4">
<text:a xlink:type="simple" xlink:href="https://armyinform.com.ua/wp-content/uploads/2023/04/photo_5350329507992684144_y.jpg" text:style-name="Internet_20_link" text:visited-style-name="Visited_20_Internet_20_Link">
!(Images/AРМІЯINFORM/2023-04-25T67-00-00-04-00/photo_5350329507992684144_y-150x150.jpg)</text:a>
</text:p>
      <text:p text:style-name="P4">
<text:a xlink:type="simple" xlink:href="https://armyinform.com.ua/wp-content/uploads/2023/04/photo_5350329507992684141_x.jpg" text:style-name="Internet_20_link" text:visited-style-name="Visited_20_Internet_20_Link">
<draw:frame draw:style-name="fr1" draw:name="Image75" text:anchor-type="as-char" svg:width="6.9236in" svg:height="6.9236in" draw:z-index="0">
<draw:image xlink:href="../Images/AРМІЯINFORM/2023-04-25T67-00-00-04-00/photo_5350329507992684141_x-150x150.jpg" xlink:type="simple" xlink:show="embed" xlink:actuate="onLoad" draw:mime-type="image/jpeg"/>
</draw:frame>
</text:a>
“捷克共和国捷克共和国部最终已经处理，同意并签署了一项协议，就国家航空领域的所有分析的相互认可过程达成协议，这将允许相互承认由主要的证书签发的证书。乌克兰的国家航空和捷克军事航空共和国。</text:p>
      <text:p text:style-name="P4">
<draw:frame draw:style-name="fr1" draw:name="Image76" text:anchor-type="as-char" svg:width="6.9236in" svg:height="8.834802in" draw:z-index="0">
<draw:image xlink:href="../Images/AРМІЯINFORM/2023-04-25T67-00-00-04-00/photo_5350329507992684143_y-e1682421587114.jpg" xlink:type="simple" xlink:show="embed" xlink:actuate="onLoad" draw:mime-type="image/jpeg"/>
</draw:frame>
双方还讨论了在捷克共和国的训练基地上准备和重新训练军事和民航飞行员的可能性。 此外，作为访问的一部分，乌克兰一方的代表访问了Lom Praha航空维修厂，在那里他们熟悉了企业的主要活动领域和大修直升机的过程(MI-8，MI-24及其修改).</text:p>
      <text:p text:style-name="P4">
Як зазначається, ремонтне підприємство є власністю держави (捷克共和国 - 社论)目前，它正急剧缺乏备件和单位，这是由于直接缺乏俄罗斯联邦的供应。 3个特权人已经同意在航空设备的维修和技术服务领域的合作可能性，以及在互惠条件下进行互惠互为批判性备用零件的可能性。</text:p>
      <text:p text:style-name="P4">
_FOTO由乌克兰国家航空的主要局提供</text:p>
      <text:p text:style-name="P4">
News Source: <text:a xlink:type="simple" xlink:href="https://armyinform.com.ua/2023/04/25/u-minoborony-udoskonalyuvatymut-normatyvno-pravove-regulyuvannya-diyalnosti-derzhavnoyi-aviacziyi-ukrayiny/" text:style-name="Internet_20_link" text:visited-style-name="Visited_20_Internet_20_Link">
https://armyinform.com.ua/2023/04/25/u-minoborony-udoskonalyuvatymut-normatyvno-pravove-regulyuvannya-diyalnosti-derzhavnoyi-aviacziyi-ukrayiny/</text:a>
</text:p>
      <!--NEWS-->
      <text:h text:style-name="P10" text:outline-level="1">
<text:span text:style-name="T4">
在每个旅（军团）中，敌人是袭击部队“风暴”</text:span>
</text:h>
      <text:p text:style-name="P4">
作者: ['АРМІЯINFORM']</text:p>
      <text:p text:style-name="P4">
时间: 2023-04-25T68:00:00-04:00</text:p>
      <text:p text:style-name="P4">
描述: SCID CCTS VIISK ZSU将军Oleksandr Sirsky的指挥官在与乌克兰2022年的战争，与乌克兰与乌克兰的最新新闻进行战争，今天与乌克兰2022年的新闻战争，乌克兰和俄罗斯之间的战争以及俄罗斯之间的战争以及何时与俄罗斯之间的战争他们说，乌克兰在2022年是否会有一年的时间，在不久的将来是否会与乌克兰进行战争</text:p>
      <text:p text:style-name="P4">
图片: ['<text:a xlink:type="simple" xlink:href="https://armyinform.com.ua/wp-content/uploads/2022/12/7435e59bdbdc3cbd.jpg" text:style-name="Internet_20_link" text:visited-style-name="Visited_20_Internet_20_Link">
7435e59bdbdc3cbd.jpg</text:a>
']</text:p>
      <text:p text:style-name="P4">
标签: ['STOPRUSSIA', 'ВТОРГНЕННЯ РФ', 'ОЛЕКСАНДР СИРСЬКИЙ']</text:p>
      <text:p text:style-name="P4">
类别: News</text:p>
      <!--METADATA-->
      <text:p text:style-name="P4">
<draw:frame draw:style-name="fr1" draw:name="Image77" text:anchor-type="as-char" svg:width="6.9236in" svg:height="3.750283in" draw:z-index="0">
<draw:image xlink:href="../Images/AРМІЯINFORM/2023-04-25T68-00-00-04-00/7435e59bdbdc3cbd.jpg" xlink:type="simple" xlink:show="embed" xlink:actuate="onLoad" draw:mime-type="image/jpeg"/>
</draw:frame>
亚历山大·西尔斯基(Alexander Sirsky)</text:p>
      <text:p text:style-name="P4">
武装部队武装部队武装部队东部武装部队的司令亚历山大上校<text:a xlink:type="simple" xlink:href="https://armyinform.com.ua/2023/04/25/utrymuyuchy-bahmut-my-ne-dayemo-vorogu-mozhlyvosti-zbilshuvaty-front-oleksandr-syrskyj/" text:style-name="Internet_20_link" text:visited-style-name="Visited_20_Internet_20_Link">
访谈</text:a>
他讲述了最近东方俄罗斯军队的战术如何改变。</text:p>
      <ul>
        <li>
敌人分析了他的行动结果，得出一些结论并改善了使用部队的策略。 例如，在每个旅中(团)单独的和原始的单元由坦克，砂​​浆，砂浆和普罗塔坦单元形成，这些单元旨在恢复丢失的位置。 为了为攻击行动创造有利的条件(包括。 从封闭的射击位置)。 在袭击行动中，有必要使用苍白，以便敌人纠正炮火，该组织的指挥官可以有效地管理下属人员，亚历山大·西尔斯基上校宣布。</li>
      </ul>
      <text:p text:style-name="P4">
另请阅读：</text:p>
      <text:p text:style-name="P4">
<text:a xlink:type="simple" xlink:href="https://armyinform.com.ua/2023/04/06/shturmovi-roty-z-armiyi-rf-cze-garmatne-myaso/" text:style-name="Internet_20_link" text:visited-style-name="Visited_20_Internet_20_Link">
俄罗斯联合会军队的攻击公司“ Z”是一个大炮</text:a>
他还指出，在城市条件下，敌人在攻击对象上使用长期视力射击进行萤火虫，而一群多达10人的小武器的袭击直接被袭击。</text:p>
      <ul>
        <li>
很少使用战斗设备。 通常，这是3-4“波浪”中的进攻。 袭击小组的损失迅速与疏散小组补充。 突击小组的指挥官使用智能手机与筛选软件“ Alpine Quest GPS”，其中我们的枪支位置的坐标，攻击对象，提名途径以及相邻单位的任务， - 武装部队东部统治权的指挥官说。</li>
      </ul>
      <text:p text:style-name="P4">
News Source: <text:a xlink:type="simple" xlink:href="https://armyinform.com.ua/2023/04/25/u-kozhnij-brygadi-polku-voroga-sformovano-shturmovi-zagony-shtorm/" text:style-name="Internet_20_link" text:visited-style-name="Visited_20_Internet_20_Link">
https://armyinform.com.ua/2023/04/25/u-kozhnij-brygadi-polku-voroga-sformovano-shturmovi-zagony-shtorm/</text:a>
</text:p>
      <!--NEWS-->
      <text:h text:style-name="P10" text:outline-level="1">
<text:span text:style-name="T4">
巴赫穆特（Bakhmut）成为犯罪集团“瓦格纳”（Wagner）的最后边界</text:span>
</text:h>
      <text:p text:style-name="P4">
作者: ['Олексій Тригуб']</text:p>
      <text:p text:style-name="P4">
时间: 2023-04-25T69:00:00-04:00</text:p>
      <text:p text:style-name="P4">
描述: 在巴赫穆斯通缉犯的要求下，Vorog是他的Zusille的下沉集中。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2/10/sergij-cherevatyj.webp" text:style-name="Internet_20_link" text:visited-style-name="Visited_20_Internet_20_Link">
sergij-cherevatyj.webp</text:a>
']</text:p>
      <text:p text:style-name="P4">
标签: ['БАХМУТ', 'ВТОРГНЕННЯ РФ', 'ЄДИНІ НОВИНИ', 'СЕРГІЙ ЧЕРЕВАТИЙ']</text:p>
      <text:p text:style-name="P4">
类别: News</text:p>
      <!--METADATA-->
      <text:p text:style-name="P4">
<draw:frame draw:style-name="fr1" draw:name="Image78" text:anchor-type="as-char" svg:width="6.9236in" svg:height="4.613552in" draw:z-index="0">
<draw:image xlink:href="../ConvertedIMGs/AРМІЯINFORM/2023-04-25T69-00-00-04-00/sergij-cherevatyj.png" xlink:type="simple" xlink:show="embed" xlink:actuate="onLoad" draw:mime-type="image/png"/>
</draw:frame>
敌人继续专注于试图捕获巴赫穆特的努力。 活空气(https://www.youtube.com/watch?v=WY8sDvZdWEA)一位发言人说，唯一的消息是武装部队塞尔盖·奇雷维蒂上校的东方分组。</text:p>
      <ul>
        <li>
在巴赫穆特(Bakhmut)，情况是动态的，它会不时改变，因为战争正在进行中， - 他说。  - 我们尽一切可能造成病变，操纵，我们使用所有可用的损害手段。 敌人还将自己的努力集中在巴赫穆特(Bakhmut)上 - 实际上，在我们的手术室中，其他任何地方都没有如此强大的战斗。</li>
      </ul>
      <text:p text:style-name="P4">
在过去的一天中，敌人攻击了我们在巴赫穆特纳普里姆卡(Bakhmut Napryamka)上的职位，击中了280次击中各种类型的炮兵，进行了4次Avhalts。 只有在巴赫穆特地区，有85名炮击和20名战斗人员。 战斗的结果是，有175名入侵者被摧毁，213人受伤。 敌人的T-72坦克被击落，四次战斗漂移，三个MSTA-B枪，五辆无人驾驶飞机，一辆单电动摔跤和四个现场押金。</text:p>
      <text:p text:style-name="P4">
根据谢尔盖·奇尔瓦托夫上校的说法，在整个辩护时期，巴赫穆图 - 乌克兰捍卫者已经摧毁了成千上万的俄罗斯人。</text:p>
      <ul>
        <li>
我认为，随着时间的流逝，我们的军事分析师会命名确切的数字，但这里的损失很大。  - 至于犯罪团体“瓦格纳”，它不再能够自己执行战斗任务，而这实际上已经垄断了这一方向。 尽管“ Wagnerivtsi”是攻击巴赫穆特方向的俄罗斯人的主要力量，但如果没有正规军的帮助，他们再也无法采取行动。 入侵者部队的灰烬部队越来越多，越来越多地使用了特殊目的的单位，因此我们了解敌人的丧失非常重要，因为瓦格纳可能是最后的边界。</li>
      </ul>
      <text:p text:style-name="P4">
News Source: <text:a xlink:type="simple" xlink:href="https://armyinform.com.ua/2023/04/25/bahmut-stav-kinczevym-rubezhem-dlya-zlochynnogo-ugrupovannya-vagner-sergij-cherevatyj/" text:style-name="Internet_20_link" text:visited-style-name="Visited_20_Internet_20_Link">
https://armyinform.com.ua/2023/04/25/bahmut-stav-kinczevym-rubezhem-dlya-zlochynnogo-ugrupovannya-vagner-sergij-cherevatyj/</text:a>
</text:p>
      <!--NEWS-->
      <text:h text:style-name="P10" text:outline-level="1">
<text:span text:style-name="T4">
由于我们的空气病变的工作，敌人无法在空中占主导地位</text:span>
</text:h>
      <text:p text:style-name="P4">
作者: ['Олексій Тригуб']</text:p>
      <text:p text:style-name="P4">
时间: 2023-04-25T70:00:00-04:00</text:p>
      <text:p text:style-name="P4">
描述: 该Vorog名为Nogo Zasobi Uzhennya的Vikoristovati Usovni，Zokrem -...与乌克兰2022年的战争，与乌克兰与乌克兰的最新新闻，今天与乌克兰的新闻战争，今天与乌克兰的新闻战争，今天上次与乌克兰的新闻战争，乌克兰和俄罗斯之间的战争将会发生，乌克兰和俄罗斯之间的战争将是一场战争与乌克兰的战争将是不久的</text:p>
      <text:p text:style-name="P4">
图片: ['<text:a xlink:type="simple" xlink:href="https://armyinform.com.ua/wp-content/uploads/2022/11/nasams-2.jpg" text:style-name="Internet_20_link" text:visited-style-name="Visited_20_Internet_20_Link">
nasams-2.jpg</text:a>
']</text:p>
      <text:p text:style-name="P4">
标签: ['ВТОРГНЕННЯ РФ', 'ЄДИНІ НОВИНИ', 'ППО ЗСУ', 'СЕРГІЙ ЧЕРЕВАТИЙ']</text:p>
      <text:p text:style-name="P4">
类别: News</text:p>
      <!--METADATA-->
      <text:p text:style-name="P4">
<draw:frame draw:style-name="fr1" draw:name="Image79" text:anchor-type="as-char" svg:width="6.9236in" svg:height="4.450886in" draw:z-index="0">
<draw:image xlink:href="../Images/AРМІЯINFORM/2023-04-25T70-00-00-04-00/nasams-2.jpg" xlink:type="simple" xlink:show="embed" xlink:actuate="onLoad" draw:mime-type="image/jpeg"/>
</draw:frame>
说明性照片</text:p>
      <text:p text:style-name="P4">
敌人试图利用包括和航空在内的所有破坏手段。 今天在播放[Telelorphone]上(https://www.youtube.com/watch?v=WY8sDvZdWEA)唯一的新闻说，乌克兰上校的武装部队东部集团发言人。</text:p>
      <ul>
        <li>
但是，入侵者的空中公园主要是苏联时报的飞机，这是军官指出。  - 大多数情况下，中风由SU-25或陆军航空航空Air-25飞机制成。 他们试图使其对他们保持良好的距离，或者 - 很快，否则他们会得到我们防空的病变。 它是一种空对10个空中饱的部队，例如“ Arrow-10”或“ OSA”，以及便携式的防空船或我们的战斗机航空。 因此，敌人正在使用iViation，但他无法在空中获得统治地位。 他无法做到这一点，例如，在各种冲突和关键中，发达国家的军队。 首先 - 感谢我们的空运手段。</li>
      </ul>
      <text:p text:style-name="P4">
News Source: <text:a xlink:type="simple" xlink:href="https://armyinform.com.ua/2023/04/25/protyvnyk-ne-zmig-zdobuty-panuvannya-v-povitri-zavdyaky-roboti-nashyh-zasobiv-protypovitryanogo-urazhennya/" text:style-name="Internet_20_link" text:visited-style-name="Visited_20_Internet_20_Link">
https://armyinform.com.ua/2023/04/25/protyvnyk-ne-zmig-zdobuty-panuvannya-v-povitri-zavdyaky-roboti-nashyh-zasobiv-protypovitryanogo-urazhennya/</text:a>
</text:p>
      <!--NEWS-->
      <text:h text:style-name="P10" text:outline-level="1">
<text:span text:style-name="T4">
乌克兰捍卫者不允许敌人控制到巴赫穆特的供应路线-Sergey Cherevaty</text:span>
</text:h>
      <text:p text:style-name="P4">
作者: ['Олексій Тригуб']</text:p>
      <text:p text:style-name="P4">
时间: 2023-04-25T71:00:00-04:00</text:p>
      <text:p text:style-name="P4">
描述: Efiri Direct Efiri Telemarafon“є迪尼小说”是Scidary Ugraposkak Zbroyni的Rhinchik ...与乌克兰2022年的战争，与乌克兰与乌克兰的最新新闻，与乌克兰的新闻，与乌克兰2022的最新新闻进行战争，今天，乌克兰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e08cf257-8475-41c5-9d72-6ced5f2a914e-1.jpg" text:style-name="Internet_20_link" text:visited-style-name="Visited_20_Internet_20_Link">
e08cf257-8475-41c5-9d72-6ced5f2a914e-1.jpg</text:a>
']</text:p>
      <text:p text:style-name="P4">
标签: ['СЕРГІЙ ЧЕРЕВАТИЙ']</text:p>
      <text:p text:style-name="P4">
类别: News</text:p>
      <!--METADATA-->
      <text:p text:style-name="P4">
<draw:frame draw:style-name="fr1" draw:name="Image80" text:anchor-type="as-char" svg:width="6.9236in" svg:height="4.396486in" draw:z-index="0">
<draw:image xlink:href="../Images/AРМІЯINFORM/2023-04-25T71-00-00-04-00/e08cf257-8475-41c5-9d72-6ced5f2a914e-1.jpg" xlink:type="simple" xlink:show="embed" xlink:actuate="onLoad" draw:mime-type="image/jpeg"/>
</draw:frame>
直播<text:a xlink:type="simple" xlink:href="https://www.youtube.com/watch" text:style-name="Internet_20_link" text:visited-style-name="Visited_20_Internet_20_Link">
Temachorfon</text:a>
乌克兰谢尔盖(Sergey Cherevaty)武装部队东部武装部队发言人的“唯一新闻”指出，敌人试图通过巴赫穆特(Bakhmut)的送达方式来争取大火，但乌克兰捍卫者并没有给他带来这种可能性。</text:p>
      <ul>
        <li>
我们的炮兵的工作不断地进行反击，并且不允许敌人以沟通方式不断打击，这是无价的。”他说。  - 此外，我们的工程师，军事科学家，我们有几种沟通方式，符号的侦察 - 特定行动 - 所有人都竭尽全力使Bakhmotsta的堡垒成为Bakhmotsta的堡垒，尽管我们可以交付困难，弹药，弹药，提供商，供应商，供应商，弹药。在巴赫穆特市，也从那里受伤。</li>
      </ul>
      <text:p text:style-name="P4">
News Source: <text:a xlink:type="simple" xlink:href="https://armyinform.com.ua/2023/04/25/ukrayinski-zahysnyky-ne-dayut-vorogu-zdobuty-kontrol-nad-shlyahamy-postachannya-v-bahmut-sergij-cherevatyj/" text:style-name="Internet_20_link" text:visited-style-name="Visited_20_Internet_20_Link">
https://armyinform.com.ua/2023/04/25/ukrayinski-zahysnyky-ne-dayut-vorogu-zdobuty-kontrol-nad-shlyahamy-postachannya-v-bahmut-sergij-cherevatyj/</text:a>
</text:p>
      <!--NEWS-->
      <text:h text:style-name="P10" text:outline-level="1">
<text:span text:style-name="T4">
世界上没有人有权摧毁人民的和平与生命 - 沃迪米尔Zelenskyy</text:span>
</text:h>
      <text:p text:style-name="P4">
作者: ['АРМІЯINFORM']</text:p>
      <text:p text:style-name="P4">
时间: 2023-04-25T72:00:00-04:00</text:p>
      <text:p text:style-name="P4">
描述: 乌克兰总统沃罗迪米尔·泽伦斯基·维扎（Zelensky Vyzha），尼克托（Nikhto）没有毁灭性的权利...与乌克兰2022年的战争，与乌克兰与乌克兰的最新新闻战争，今天与乌克兰2022年的新闻战争，今天将与乌克兰和俄罗斯之间的战争，以及俄罗斯和俄罗斯之间的战争，当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4/photo_5350481249187251461_y.jpg" text:style-name="Internet_20_link" text:visited-style-name="Visited_20_Internet_20_Link">
photo_5350481249187251461_y.jpg</text:a>
', '<text:a xlink:type="simple" xlink:href="https://armyinform.com.ua/wp-content/uploads/2023/04/photo_5350481249187251458_y-150x150.jpg" text:style-name="Internet_20_link" text:visited-style-name="Visited_20_Internet_20_Link">
photo_5350481249187251458_y-150x150.jpg</text:a>
', '<text:a xlink:type="simple" xlink:href="https://armyinform.com.ua/wp-content/uploads/2023/04/photo_5350481249187251462_y-150x150.jpg" text:style-name="Internet_20_link" text:visited-style-name="Visited_20_Internet_20_Link">
photo_5350481249187251462_y-150x150.jpg</text:a>
', '<text:a xlink:type="simple" xlink:href="https://armyinform.com.ua/wp-content/uploads/2023/04/photo_5350481249187251460_y-150x150.jpg" text:style-name="Internet_20_link" text:visited-style-name="Visited_20_Internet_20_Link">
photo_5350481249187251460_y-150x150.jpg</text:a>
', '<text:a xlink:type="simple" xlink:href="https://armyinform.com.ua/wp-content/uploads/2023/04/photo_5350481249187251459_y-150x150.jpg" text:style-name="Internet_20_link" text:visited-style-name="Visited_20_Internet_20_Link">
photo_5350481249187251459_y-150x150.jpg</text:a>
']</text:p>
      <text:p text:style-name="P4">
标签: ['ВОЛОДИМИР ЗЕЛЕНСЬКИЙ', 'РОСІЙСЬКО-УКРАЇНСЬКА ВІЙНА']</text:p>
      <text:p text:style-name="P4">
类别: News</text:p>
      <!--METADATA-->
      <text:p text:style-name="P4">
<draw:frame draw:style-name="fr1" draw:name="Image81" text:anchor-type="as-char" svg:width="6.9236in" svg:height="4.622144in" draw:z-index="0">
<draw:image xlink:href="../Images/AРМІЯINFORM/2023-04-25T72-00-00-04-00/photo_5350481249187251461_y.jpg" xlink:type="simple" xlink:show="embed" xlink:actuate="onLoad" draw:mime-type="image/jpeg"/>
</draw:frame>
说明性照片</text:p>
      <text:p text:style-name="P4">
乌克兰沃迪米尔Zelenskyy总统认为，世界上没有人必须法律和高于人们的生活。</text:p>
      <text:p text:style-name="P4">
关于这个<text:a xlink:type="simple" xlink:href="https://t.me/V_Zelenskiy_official/5998" text:style-name="Internet_20_link" text:visited-style-name="Visited_20_Internet_20_Link">
被引用</text:a>
在他的电报频道中。</text:p>
      <text:p text:style-name="P4">
“世界上没有人拥有比人类生活更高的权利。 世界上没有人有权破坏和平。 他写道，世界上没有人应该比国际权利“平坦”。</text:p>
      <text:p text:style-name="P4">
<text:a xlink:type="simple" xlink:href="https://armyinform.com.ua/wp-content/uploads/2023/04/photo_5350481249187251458_y.jpg" text:style-name="Internet_20_link" text:visited-style-name="Visited_20_Internet_20_Link">
!(Images/AРМІЯINFORM/2023-04-25T72-00-00-04-00/photo_5350481249187251458_y-150x150.jpg)</text:a>
</text:p>
      <text:p text:style-name="P4">
<text:a xlink:type="simple" xlink:href="https://armyinform.com.ua/wp-content/uploads/2023/04/photo_5350481249187251462_y.jpg" text:style-name="Internet_20_link" text:visited-style-name="Visited_20_Internet_20_Link">
<draw:frame draw:style-name="fr1" draw:name="Image82" text:anchor-type="as-char" svg:width="6.9236in" svg:height="6.9236in" draw:z-index="0">
<draw:image xlink:href="../Images/AРМІЯINFORM/2023-04-25T72-00-00-04-00/photo_5350481249187251462_y-150x150.jpg" xlink:type="simple" xlink:show="embed" xlink:actuate="onLoad" draw:mime-type="image/jpeg"/>
</draw:frame>
</text:a>
</text:p>
      <text:p text:style-name="P4">
<text:a xlink:type="simple" xlink:href="https://armyinform.com.ua/wp-content/uploads/2023/04/photo_5350481249187251460_y.jpg" text:style-name="Internet_20_link" text:visited-style-name="Visited_20_Internet_20_Link">
<draw:frame draw:style-name="fr1" draw:name="Image83" text:anchor-type="as-char" svg:width="6.9236in" svg:height="6.9236in" draw:z-index="0">
<draw:image xlink:href="../Images/AРМІЯINFORM/2023-04-25T72-00-00-04-00/photo_5350481249187251460_y-150x150.jpg" xlink:type="simple" xlink:show="embed" xlink:actuate="onLoad" draw:mime-type="image/jpeg"/>
</draw:frame>
</text:a>
</text:p>
      <text:p text:style-name="P4">
<text:a xlink:type="simple" xlink:href="https://armyinform.com.ua/wp-content/uploads/2023/04/photo_5350481249187251459_y.jpg" text:style-name="Internet_20_link" text:visited-style-name="Visited_20_Internet_20_Link">
<draw:frame draw:style-name="fr1" draw:name="Image84" text:anchor-type="as-char" svg:width="6.9236in" svg:height="6.9236in" draw:z-index="0">
<draw:image xlink:href="../Images/AРМІЯINFORM/2023-04-25T72-00-00-04-00/photo_5350481249187251459_y-150x150.jpg" xlink:type="simple" xlink:show="embed" xlink:actuate="onLoad" draw:mime-type="image/jpeg"/>
</draw:frame>
</text:a>
</text:p>
      <text:p text:style-name="P4">
News Source: <text:a xlink:type="simple" xlink:href="https://armyinform.com.ua/2023/04/25/nihto-u-sviti-ne-maye-prava-rujnuvaty-myr-ta-zhyttya-lyudej-volodymyr-zelenskyj/" text:style-name="Internet_20_link" text:visited-style-name="Visited_20_Internet_20_Link">
https://armyinform.com.ua/2023/04/25/nihto-u-sviti-ne-maye-prava-rujnuvaty-myr-ta-zhyttya-lyudej-volodymyr-zelenskyj/</text:a>
</text:p>
      <!--NEWS-->
      <text:h text:style-name="P10" text:outline-level="1">
<text:span text:style-name="T4">
巴赫穆特（Bakhmut）每砖的价格是敌人的巨大 - 谢尔盖·奇尔维蒂（Sergey Cherevaty）</text:span>
</text:h>
      <text:p text:style-name="P4">
作者: ['Олексій Тригуб']</text:p>
      <text:p text:style-name="P4">
时间: 2023-04-25T73:00:00-04:00</text:p>
      <text:p text:style-name="P4">
描述: Chi蛇在Bakhmutsky在Bakhmutsky伸直的Vorog的战术 - 敌人的战术...与乌克兰2022年的战争，与乌克兰的战争是今天的最新消息，《与乌克兰2022年的新闻战》是今天的最后一场，威尔，威尔乌克兰与俄罗斯之间发生了战争，当与乌克兰的战争将在2022年发生时，是否会在不久的将来与乌克兰发生战争，他们说，与乌克兰的战争，今天，乌克兰的新闻，乌克兰新闻，乌克兰新闻在俄罗斯的乌克兰媒体</text:p>
      <text:p text:style-name="P4">
图片: ['<text:a xlink:type="simple" xlink:href="https://armyinform.com.ua/wp-content/uploads/2023/04/bahmut-5.jpg" text:style-name="Internet_20_link" text:visited-style-name="Visited_20_Internet_20_Link">
bahmut-5.jpg</text:a>
']</text:p>
      <text:p text:style-name="P4">
标签: ['СЕРГІЙ ЧЕРЕВАТИЙ']</text:p>
      <text:p text:style-name="P4">
类别: News</text:p>
      <!--METADATA-->
      <text:p text:style-name="P4">
<draw:frame draw:style-name="fr1" draw:name="Image85" text:anchor-type="as-char" svg:width="6.9236in" svg:height="4.32725in" draw:z-index="0">
<draw:image xlink:href="../Images/AРМІЯINFORM/2023-04-25T73-00-00-04-00/bahmut-5.jpg" xlink:type="simple" xlink:show="embed" xlink:actuate="onLoad" draw:mime-type="image/jpeg"/>
</draw:frame>
说明性照片</text:p>
      <text:p text:style-name="P4">
敌人在巴赫穆特方向的策略发生了变化，并且 - 对SO策略的对手是否继续存在，现场直播<text:a xlink:type="simple" xlink:href="https://www.youtube.com/watch" text:style-name="Internet_20_link" text:visited-style-name="Visited_20_Internet_20_Link">
Telelorphone</text:a>
唯一的消息是由乌克兰上校塞尔吉·塞里维蒂(Sergiy Cherevaty)东部武装部队的发言人讲述的。</text:p>
      <ul>
        <li>
由于今天的战斗实际上是完全陈述的，他们使用小组战术，试图在城市中移动， -  Sergey Cherevaty说。  - 但是，巴赫穆特的每个头ceph骨的价格对他们来说是巨大的，因为我们的国防军通过炮兵病变和附近，使用小型武器，手榴弹，手榴弹发射器在附近对他们来说是强大的。 因此，损失之比并不是有利于敌人的有用。</li>
      </ul>
      <text:p text:style-name="P4">
News Source: <text:a xlink:type="simple" xlink:href="https://armyinform.com.ua/2023/04/25/czina-kozhnoyi-czeglyny-u-bahmuti-dlya-voroga-kolosalna-sergij-cherevatyj/" text:style-name="Internet_20_link" text:visited-style-name="Visited_20_Internet_20_Link">
https://armyinform.com.ua/2023/04/25/czina-kozhnoyi-czeglyny-u-bahmuti-dlya-voroga-kolosalna-sergij-cherevatyj/</text:a>
</text:p>
      <!--NEWS-->
      <text:h text:style-name="P10" text:outline-level="1">
<text:span text:style-name="T4">
Verkhovna Rada的主席是外国同事：创建有关俄罗斯犯罪的特殊旅程很重要</text:span>
</text:h>
      <text:p text:style-name="P4">
作者: ['АРМІЯINFORM']</text:p>
      <text:p text:style-name="P4">
时间: 2023-04-25T74:00:00-04:00</text:p>
      <text:p text:style-name="P4">
描述: 对于乌克兰人来说，潘妮塔是司法的pantyan，佐克雷姆，特别法庭的欺诈...与乌克兰2022年的战争，与乌克兰的最新新闻，今天与乌克兰的新闻战争，今天与乌克兰2022年的新闻战，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77cb0c42-8e19-4ece-9ba6-b0c9c4471d89.jpg" text:style-name="Internet_20_link" text:visited-style-name="Visited_20_Internet_20_Link">
77cb0c42-8e19-4ece-9ba6-b0c9c4471d89.jpg</text:a>
']</text:p>
      <text:p text:style-name="P4">
标签: ['STOPRUSSIA', 'АГРЕСІЯ РФ', 'ВЕРХОВНА РАДА УКРАЇНИ', 'КОНФЕРЕНЦІЯ ГОЛІВ ПАРЛАМЕНТІВ КРАЇН ЄВРОСОЮЗУ', 'РУСЛАН СТЕФАНЧУК', 'СПЕЦТРИБУНАЛ ПРОТИ РФ']</text:p>
      <text:p text:style-name="P4">
类别: News</text:p>
      <!--METADATA-->
      <text:p text:style-name="P4">
<draw:frame draw:style-name="fr1" draw:name="Image86" text:anchor-type="as-char" svg:width="6.9236in" svg:height="3.894525in" draw:z-index="0">
<draw:image xlink:href="../Images/AРМІЯINFORM/2023-04-25T74-00-00-04-00/77cb0c42-8e19-4ece-9ba6-b0c9c4471d89.jpg" xlink:type="simple" xlink:show="embed" xlink:actuate="onLoad" draw:mime-type="image/jpeg"/>
</draw:frame>
对于乌克兰而言，司法问题是一个重要的问题，特别是建立了有关侵略罪的特别法庭，这是俄罗斯在乌克兰犯下的所有其他人。</text:p>
      <text:p text:style-name="P4">
这是在布拉格欧盟议会议会会议的工作中<text:a xlink:type="simple" xlink:href="https://www.rada.gov.ua/news/Top-novyna/235687.html" text:style-name="Internet_20_link" text:visited-style-name="Visited_20_Internet_20_Link">
报告</text:a>
Ruslan Stefanchuk Ruslan Stefanchuk。</text:p>
      <text:p text:style-name="P4">
他邀请意大利共和国议会主席访问乌克兰，以自己的眼睛看待俄罗斯侵略的结果。此外，鲁斯兰·斯特凡库克(Ruslan Stefanchuk)邀请意大利支持弗拉基米尔·泽伦斯基(Vladimir Zelensky)和平的和平的公式。</text:p>
      <text:p text:style-name="P4">
在与王国里克斯达格(Ricksdag)的演讲者的对话中，瑞典安德烈亚斯·诺伦诺曼斯兰·斯特凡奇克(Norlenomuslan Stefanchuk)对瑞典的帮助表示感谢：军事，人道主义金融。</text:p>
      <text:p text:style-name="P4">
乌克兰Verkhovna Rada的主席呼吁瑞典王国的里克斯达格(Ricksdag)的议长通过乌克兰人民的种族灭绝来识别1932  -  1933年的Holodomor，因为乌克兰对乌克兰来说，对恢复历史正义很重要。</text:p>
      <text:p text:style-name="P4">
在与拉脱维亚共和国Seimas主席的会议上，乌克兰的Verkhovna Rada的Edwards Smiltensolov表示感谢提供的所有援助，包括军事和金融。 他还强调了乌克兰通往欧盟和北约的重要性，感谢拉脱维亚的支持。</text:p>
      <text:p text:style-name="P4">
鲁斯兰·斯特凡库克(Ruslan Stefanchuk荷兰参议院将军。</text:p>
      <text:p text:style-name="P4">
“完整的和平将不仅在战场上胜利之后，而且还将在所有国际司法机构中实现。 乌克兰要求超级应激者取得完全的胜利，”乌克兰议会的发言人强调。</text:p>
      <text:p text:style-name="P4">
News Source: <text:a xlink:type="simple" xlink:href="https://armyinform.com.ua/2023/04/25/golova-verhovnoyi-rady-inozemnym-kolegam-dlya-ukrayiny-ye-vazhlyvym-stvorennya-specztrybunalu-shhodo-zlochyniv-rf/" text:style-name="Internet_20_link" text:visited-style-name="Visited_20_Internet_20_Link">
https://armyinform.com.ua/2023/04/25/golova-verhovnoyi-rady-inozemnym-kolegam-dlya-ukrayiny-ye-vazhlyvym-stvorennya-specztrybunalu-shhodo-zlochyniv-rf/</text:a>
</text:p>
      <!--NEWS-->
      <text:h text:style-name="P10" text:outline-level="1">
<text:span text:style-name="T4">
俄罗斯联邦的军队再次从迫击炮口向苏米地区和切尼夫地区的边界开火</text:span>
</text:h>
      <text:p text:style-name="P4">
作者: ['АРМІЯINFORM']</text:p>
      <text:p text:style-name="P4">
时间: 2023-04-25T75:00:00-04:00</text:p>
      <text:p text:style-name="P4">
描述: syogodns rosiski visskka dvichi发射了召唤王牌的预定...与乌克兰2022年的战争，与乌克兰与乌克兰的最新新闻，与乌克兰2022的新闻战争，乌克兰和俄罗斯的新闻战争，以及与乌克兰的战争，以及乌克兰的战争，以及2022年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4/censornet_news_704.webp" text:style-name="Internet_20_link" text:visited-style-name="Visited_20_Internet_20_Link">
censornet_news_704.webp</text:a>
']</text:p>
      <text:p text:style-name="P4">
标签: ['STOPRUSSIA', 'ОК «ПІВНІЧ»']</text:p>
      <text:p text:style-name="P4">
类别: News</text:p>
      <!--METADATA-->
      <text:p text:style-name="P4">
<draw:frame draw:style-name="fr1" draw:name="Image87" text:anchor-type="as-char" svg:width="6.9236in" svg:height="4.32725in" draw:z-index="0">
<draw:image xlink:href="../ConvertedIMGs/AРМІЯINFORM/2023-04-25T75-00-00-04-00/censornet_news_704.png" xlink:type="simple" xlink:show="embed" xlink:actuate="onLoad" draw:mime-type="image/png"/>
</draw:frame>
今天，俄罗斯军队在萨尔达人的苏米和切尔尼希夫地区的边界开火。</text:p>
      <text:p text:style-name="P4">
关于它<text:a xlink:type="simple" xlink:href="https://t.me/ok_pivnich1/2037" text:style-name="Internet_20_link" text:visited-style-name="Visited_20_Internet_20_Link">
报告</text:a>
操作命令“北”。</text:p>
      <text:p text:style-name="P4">
«<text:span text:style-name="T4">
从10:30到10：45 </text:span>
在定居点Korrenok地区记录了四个教区，可能是120毫米的迫击炮。</text:p>
      <text:p text:style-name="P4">
<text:span text:style-name="T4">
从11:00到11：10 </text:span>
已经记录了三个教区，可能是在Korrenok定居点的120毫米的迫击炮。</text:p>
      <text:p text:style-name="P4">
<text:span text:style-name="T4">
从10:15到10：51 </text:span>
记录了五个教区，大概是从120毫米的迫击炮中记录在莱昂尼夫卡村。”</text:p>
      <text:p text:style-name="P4">
注意到，没有收到有关当地群体损失或民用基础设施损失的信息。</text:p>
      <text:p text:style-name="P4">
News Source: <text:a xlink:type="simple" xlink:href="https://armyinform.com.ua/2023/04/25/armiya-rf-vchergove-obstrilyala-prykordonnya-sumshhyny-ta-chernigivshhyny-z-minometiv/" text:style-name="Internet_20_link" text:visited-style-name="Visited_20_Internet_20_Link">
https://armyinform.com.ua/2023/04/25/armiya-rf-vchergove-obstrilyala-prykordonnya-sumshhyny-ta-chernigivshhyny-z-minometiv/</text:a>
</text:p>
      <!--NEWS-->
      <text:h text:style-name="P10" text:outline-level="1">
<text:span text:style-name="T4">
不必猜测乌克兰的反攻性 - 您需要为胜利做所有事情 - 立陶宛的外交大臣</text:span>
</text:h>
      <text:p text:style-name="P4">
作者: ['АРМІЯINFORM']</text:p>
      <text:p text:style-name="P4">
时间: 2023-04-25T76:00:00-04:00</text:p>
      <text:p text:style-name="P4">
描述: 不是关于乌克兰反击的瓦尔托·罗西杜穆瓦蒂 - 扎赫五月，占用Zobov的自己...与乌克兰2022的战争，与乌克兰的战争是今天的最新新闻，《与乌克兰2022年的新闻战》，将在今天进行战争，将在今天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4/counteroffensive.jpg" text:style-name="Internet_20_link" text:visited-style-name="Visited_20_Internet_20_Link">
counteroffensive.jpg</text:a>
']</text:p>
      <text:p text:style-name="P4">
标签: ['ГАБРІЕЛЮС ЛАНДСБЕРГІС', 'ГЛАВА МЗС ЛИТВИ', 'СВІТ ПІДТРИМУЄ УКРАЇНУ']</text:p>
      <text:p text:style-name="P4">
类别: News</text:p>
      <!--METADATA-->
      <text:p text:style-name="P4">
<draw:frame draw:style-name="fr1" draw:name="Image88" text:anchor-type="as-char" svg:width="6.9236in" svg:height="3.894525in" draw:z-index="0">
<draw:image xlink:href="../Images/AРМІЯINFORM/2023-04-25T76-00-00-04-00/counteroffensive.jpg" xlink:type="simple" xlink:show="embed" xlink:actuate="onLoad" draw:mime-type="image/jpeg"/>
</draw:frame>
说明性照片</text:p>
      <text:p text:style-name="P4">
不必考虑乌克兰的反性 - 应该承担帮助乌克兰赢得俄罗斯的责任。</text:p>
      <text:p text:style-name="P4">
关于它<text:a xlink:type="simple" xlink:href="https://www.urm.lt/default/lt/naujienos/g-landsbergis-nereikia-spelioti-kada-bus-ar-nebus-ukrainos-kontrpuolimas-viskas-ka-turime-dabar-padaryti-isipareigoti-ukrainos-pergalei-ir-jos-siekti" text:style-name="Internet_20_link" text:visited-style-name="Visited_20_Internet_20_Link">
陈述</text:a>
立陶宛法律部长加布里卢斯·兰斯伯吉斯(Gabrielus Landsbergis)。</text:p>
      <text:p text:style-name="P4">
Gabrielus Landsbergis说：“无需猜测乌克兰何时会发生或不发生。作为我们现在必须做的事情，这是对乌克兰的承诺和努力。”</text:p>
      <text:p text:style-name="P4">
我们将提醒乌克兰国防部副部长安娜·马利亚(Anna Malyar)<text:a xlink:type="simple" xlink:href="https://armyinform.com.ua/2023/04/19/my-ne-mayemo-prava-obgovoryuvaty-v-publichnomu-prostori-plany-zbrojnyh-syl-ukrayiny-ganna-malyar/" text:style-name="Internet_20_link" text:visited-style-name="Visited_20_Internet_20_Link">
强调</text:a>
在战争条件下，有关反对性的信息被归类，并且禁止公共空间中的武装部队计划。</text:p>
      <text:p text:style-name="P4">
News Source: <text:a xlink:type="simple" xlink:href="https://armyinform.com.ua/2023/04/25/ne-varto-gadaty-koly-vidbudetsya-kontrnastup-ukrayiny-potribno-robyty-use-dlya-yiyi-peremogy-glava-mzs-lytvy/" text:style-name="Internet_20_link" text:visited-style-name="Visited_20_Internet_20_Link">
https://armyinform.com.ua/2023/04/25/ne-varto-gadaty-koly-vidbudetsya-kontrnastup-ukrayiny-potribno-robyty-use-dlya-yiyi-peremogy-glava-mzs-lytvy/</text:a>
</text:p>
      <!--NEWS-->
      <text:h text:style-name="P10" text:outline-level="1">
<text:span text:style-name="T4">
谢尔盖·纳夫（Sergey Naev）：乌克兰捍卫者最有效的动力是敌人的破坏</text:span>
</text:h>
      <text:p text:style-name="P4">
作者: ['АРМІЯINFORM']</text:p>
      <text:p text:style-name="P4">
时间: 2023-04-25T77:00:00-04:00</text:p>
      <text:p text:style-name="P4">
描述: Zakhisnikov Ukrainian Bulo的新小屋，Ryshchensh ...与乌克兰2022年的战争，与乌克兰的最新新闻战争，今天与乌克兰2022年的新闻战争，今天，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343051649_621577653349255_7542997026477779891_n.jpg" text:style-name="Internet_20_link" text:visited-style-name="Visited_20_Internet_20_Link">
343051649_621577653349255_7542997026477779891_n.jpg</text:a>
']</text:p>
      <text:p text:style-name="P4">
标签: ['КОМАНДУВАЧ ОБ’ЄДНАНИХ СИЛ ЗС УКРАЇНИ', 'СЕРГІЙ НАЄВ']</text:p>
      <text:p text:style-name="P4">
类别: News</text:p>
      <!--METADATA-->
      <text:p text:style-name="P4">
<draw:frame draw:style-name="fr1" draw:name="Image89" text:anchor-type="as-char" svg:width="6.9236in" svg:height="4.933065in" draw:z-index="0">
<draw:image xlink:href="../Images/AРМІЯINFORM/2023-04-25T77-00-00-04-00/343051649_621577653349255_7542997026477779891_n.jpg" xlink:type="simple" xlink:show="embed" xlink:actuate="onLoad" draw:mime-type="image/jpeg"/>
</draw:frame>
乌克兰捍卫者最大，最有效的动机是敌人的建造，因为他的家园，亲戚，胜利击败了多余的胜利是对当今最大的渴望。</text:p>
      <text:p text:style-name="P4">
关于它<text:a xlink:type="simple" xlink:href="https%3A%2F%2Fwww.facebook.com%2FJointForcesCommandAFU%2Fposts%2Fpfbid0kUUTeQcF1t4xEVgfPLJR9pi7RyzHCtEJnqMbAcZvBzxJAeaL6cdguAD2ayqW6XPal&amp;show_text=true&amp;width=500" text:style-name="Internet_20_link" text:visited-style-name="Visited_20_Internet_20_Link">
报告</text:a>
乌克兰中尉谢尔盖·纳夫(Sergey Naev)武装部队联合部队的指挥官谈论我们士兵的士气和动机。</text:p>
      <text:p text:style-name="P4">
“对于那些挥舞自己的祖国，亲戚，击败敌人的胜利的人几乎是对敌人的胜利。 每个服务员都知道他的背后 - 他的家人，需要受到保护。”信息写道。</text:p>
      <text:p text:style-name="P4">
据他说，军事人员坚信经验的不断发展和传播是当今的新现实和批判性需求。</text:p>
      <text:p text:style-name="P4">
谢尔盖·纳夫(Sergei Naev)说：“错误较少 - 挽救的生命更多，为了不允许他们训练。”</text:p>
      <text:p text:style-name="P4">
指挥官说，额外的压力负担有助于与战场上的战斗机稳定合作。 军事技能通过痛苦和每日胜利增强。 在日常训练中，增加了精神的力量，意志的意志和角色变得坚强。 没有打印任务。 以最少的道德和身体损失，可以实现一个目标。 这是长期培训的结果，在此过程中，知识，技能和技能得到了反映。</text:p>
      <text:p text:style-name="P4">
“但是首先，毫无疑问，有必要生活在乌克兰，为乌克兰工作并与乌克兰一起工作。 所有捍卫乌克兰的人都是这样。 继续进行斗争的强大动力是意志的渴望和渴望从野蛮人和想在我们家中建造的武器释放乌克兰土地的愿望。”他说。</text:p>
      <text:p text:style-name="P4">
News Source: <text:a xlink:type="simple" xlink:href="https://armyinform.com.ua/2023/04/25/sergij-nayev-najdiyevishyj-motyvator-dlya-zahysnykiv-ukrayiny-znyshhennya-voroga/" text:style-name="Internet_20_link" text:visited-style-name="Visited_20_Internet_20_Link">
https://armyinform.com.ua/2023/04/25/sergij-nayev-najdiyevishyj-motyvator-dlya-zahysnykiv-ukrayiny-znyshhennya-voroga/</text:a>
</text:p>
      <!--NEWS-->
      <text:h text:style-name="P10" text:outline-level="1">
<text:span text:style-name="T4">
Alexei Dmitrashkivsky讲述了塔夫里斯克方向敌人策略的变化</text:span>
</text:h>
      <text:p text:style-name="P4">
作者: ['Олексій Тригуб']</text:p>
      <text:p text:style-name="P4">
时间: 2023-04-25T78:00:00-04:00</text:p>
      <text:p text:style-name="P4">
描述: 直接的伊夫孔“єIni新闻”是国防军国防军国防军的负责人……与乌克兰2022年的战争，与乌克兰的最新新闻战争，今天与乌克兰2022年的新闻战争，今天将有一个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3/dmytrashkivskyj.jpg" text:style-name="Internet_20_link" text:visited-style-name="Visited_20_Internet_20_Link">
dmytrashkivskyj.jpg</text:a>
']</text:p>
      <text:p text:style-name="P4">
标签: ['БПЛА', 'ВУГЛЕДАР', 'ЄДИНІ НОВИНИ', 'ОЛЕКСІЙ ДМИТРАШКІВСЬКИЙ', 'ТАВРІЙСЬКИЙ НАПРЯМОК']</text:p>
      <text:p text:style-name="P4">
类别: News</text:p>
      <!--METADATA-->
      <text:p text:style-name="P4">
<draw:frame draw:style-name="fr1" draw:name="Image90" text:anchor-type="as-char" svg:width="6.9236in" svg:height="3.940682in" draw:z-index="0">
<draw:image xlink:href="../Images/AРМІЯINFORM/2023-04-25T78-00-00-04-00/dmytrashkivskyj.jpg" xlink:type="simple" xlink:show="embed" xlink:actuate="onLoad" draw:mime-type="image/jpeg"/>
</draw:frame>
Alexei Dmitrashkivsky。 说明性照片</text:p>
      <text:p text:style-name="P4">
直播<text:a xlink:type="simple" xlink:href="https://www.youtube.com/watch" text:style-name="Internet_20_link" text:visited-style-name="Visited_20_Internet_20_Link">
Temachorfon</text:a>
唯一的消息是塔夫里斯基联合国防军中心负责人，亚历克尼·德米特里什基夫斯基上校指出，敌人开始再次开始他的炮兵组成部分。</text:p>
      <ul>
        <li>
敌人在2月份以几乎与Tsybul相同的强度发动我们的位置。  - 在昨天和今天，来自不同炮兵系统的敌人将近500个位置。</li>
      </ul>
      <text:p text:style-name="P4">
Alexei Dmitrashkivsky讲述了袭击行动，敌人22次治愈了我们部队的立场。 它发生在Marinka地区，敌人并没有试图捕获阻塞Avdiivka。</text:p>
      <text:p text:style-name="P4">
此外，塔夫里斯卡亚(Tavriyskaya)联合国国防军中心的负责人昨天改变了他的战术。 因此，试图表现出空气中的优势，敌人增加了航空罢工的数量，并转向了团体空袭的战术。 也就是说，两架飞机释放了乌克兰防空，第三架击中。</text:p>
      <text:p text:style-name="P4">
由于天气状况的改善，敌人昨天无人驾驶飞机的使用数量增加了一倍。 首先，说誓言。</text:p>
      <ul>
        <li>
昨天还改变了敌人Dronov-Kamikadze的使用情况，即Alexei Dmitrashkivsky。  - 昨天下午，他们首先召集了Shahledi，后者被击倒了，但是在“ Shahmed”出现“柳叶刀”之后。 这也是确定我们的抗热辩护点的目的。</li>
      </ul>
      <text:p text:style-name="P4">
该官员还讲述了雪崩的道德和心理状态的恶化，以及塔夫里亚(Tavriya)方向的新闻。 是的，他指出，在最近的有关占领军新坦克部队Avdiivka地区到达地区的信息中，它根本没有表现出来，并且对于我们位置的攻击，敌人的袭击是第四天的连续步兵。 Oleksiy dmitrashkivsky可能会假设，这是由于对手并没有选择使用此技术来证明其精度的效果。</text:p>
      <text:p text:style-name="P4">
正如联合新闻界中心的负责人所说的那样，在碳方向上，海军陆战队第155旅的一个破碎的敌人再次出现。 但是，它不可能完全恢复这种复合蛋白的战斗能力。</text:p>
      <text:p text:style-name="P4">
News Source: <text:a xlink:type="simple" xlink:href="https://armyinform.com.ua/2023/04/25/oleksij-dmytrashkivskyj-rozpoviv-pro-zminy-taktyky-voroga-na-tavrijskomu-napryamku/" text:style-name="Internet_20_link" text:visited-style-name="Visited_20_Internet_20_Link">
https://armyinform.com.ua/2023/04/25/oleksij-dmytrashkivskyj-rozpoviv-pro-zminy-taktyky-voroga-na-tavrijskomu-napryamku/</text:a>
</text:p>
      <!--NEWS-->
      <text:h text:style-name="P10" text:outline-level="1">
<text:span text:style-name="T4">
有17,000多个针对国家安全的罪行已记录了检察官办公室</text:span>
</text:h>
      <text:p text:style-name="P4">
作者: ['АРМІЯINFORM']</text:p>
      <text:p text:style-name="P4">
时间: 2023-04-25T7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25042023ua.jpg" text:style-name="Internet_20_link" text:visited-style-name="Visited_20_Internet_20_Link">
warcrime-25042023ua.jpg</text:a>
', '<text:a xlink:type="simple" xlink:href="https://armyinform.com.ua/wp-content/uploads/2023/04/warcrime-25042023en.jpg" text:style-name="Internet_20_link" text:visited-style-name="Visited_20_Internet_20_Link">
warcrime-25042023en.jpg</text:a>
']</text:p>
      <text:p text:style-name="P4">
标签: ['ВОЄННІ ЗЛОЧИНИ РФ', 'ОФІС ГЕНПРОКУРОРА УКРАЇНИ']</text:p>
      <text:p text:style-name="P4">
类别: News</text:p>
      <!--METADATA-->
      <text:p text:style-name="P4">
<draw:frame draw:style-name="fr1" draw:name="Image91" text:anchor-type="as-char" svg:width="6.9236in" svg:height="4.448413in" draw:z-index="0">
<draw:image xlink:href="../Images/AРМІЯINFORM/2023-04-25T79-00-00-04-00/warcrime-25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25日</text:span>
注册：</text:p>
      <ul>
        <li>
82 487军事犯罪， * 17 071针对乌克兰国家安全的犯罪。</li>
      </ul>
      <text:p text:style-name="P4">
此外，根据少年检察官的说法，由于俄罗斯联邦的侵略，<text:span text:style-name="T4">
 1419名儿童受伤</text:span>
，包括：</text:p>
      <ul>
        <li>
470-儿童被杀， * 949-儿童因严重程度不同。</li>
      </ul>
      <text:p text:style-name="P4">
该部门强调，这些数字不是最终的，因为在暂时占据的有形领土上的积极战斗场所的安装中继续进行工作。</text:p>
      <text:p text:style-name="P4">
<draw:frame draw:style-name="fr1" draw:name="Image92" text:anchor-type="as-char" svg:width="6.9236in" svg:height="4.448413in" draw:z-index="0">
<draw:image xlink:href="../Images/AРМІЯINFORM/2023-04-25T79-00-00-04-00/warcrime-25042023en.jpg" xlink:type="simple" xlink:show="embed" xlink:actuate="onLoad" draw:mime-type="image/jpeg"/>
</draw:frame>
</text:p>
      <text:p text:style-name="P4">
News Source: <text:a xlink:type="simple" xlink:href="https://armyinform.com.ua/2023/04/25/ponad-17-tysyach-zlochyniv-proty-naczbezpeky-ukrayiny-zadokumentuvav-ofis-genprokurora/" text:style-name="Internet_20_link" text:visited-style-name="Visited_20_Internet_20_Link">
https://armyinform.com.ua/2023/04/25/ponad-17-tysyach-zlochyniv-proty-naczbezpeky-ukrayiny-zadokumentuvav-ofis-genprokurora/</text:a>
</text:p>
      <!--NEWS-->
      <text:h text:style-name="P10" text:outline-level="1">
<text:span text:style-name="T4">
乌克兰武装部队的代表在欧洲田径锦标赛上赢得了五枚奖牌</text:span>
</text:h>
      <text:p text:style-name="P4">
作者: ['АРМІЯINFORM']</text:p>
      <text:p text:style-name="P4">
时间: 2023-04-25T80:00:00-04:00</text:p>
      <text:p text:style-name="P4">
描述: 在田径运动的冠军中，є雷瓦尼（Virmenia）的Yakiya Vidnovy代表...与乌克兰2022年的战争，与乌克兰的最新新闻，《与乌克兰2022年的新闻战争》，乌克兰上次与乌克兰进行战争，将在乌克兰之间进行战争何时，何时，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3/04/340249990_210943508332678_6786888924302587599_n.jpg" text:style-name="Internet_20_link" text:visited-style-name="Visited_20_Internet_20_Link">
340249990_210943508332678_6786888924302587599_n.jpg</text:a>
', '<text:a xlink:type="simple" xlink:href="https://armyinform.com.ua/wp-content/uploads/2023/04/340136436_2487326908085386_2135364626655877396_n.jpg" text:style-name="Internet_20_link" text:visited-style-name="Visited_20_Internet_20_Link">
340136436_2487326908085386_2135364626655877396_n.jpg</text:a>
']</text:p>
      <text:p text:style-name="P4">
标签: []</text:p>
      <text:p text:style-name="P4">
类别: News</text:p>
      <!--METADATA-->
      <text:p text:style-name="P4">
<draw:frame draw:style-name="fr1" draw:name="Image93" text:anchor-type="as-char" svg:width="6.9236in" svg:height="4.61393in" draw:z-index="0">
<draw:image xlink:href="../Images/AРМІЯINFORM/2023-04-25T80-00-00-04-00/340249990_210943508332678_6786888924302587599_n.jpg" xlink:type="simple" xlink:show="embed" xlink:actuate="onLoad" draw:mime-type="image/jpeg"/>
</draw:frame>
在埃里万举行的欧洲田径锦标赛上(亚美尼亚)，第七体育俱乐部的代表获得了五枚奖牌4枚银陶德铜奖。</text:p>
      <text:p text:style-name="P4">
是的，<text:span text:style-name="T4">
 Anastasia Manevskaya </text:span>
在重量类别中，最高87公斤的“银”赢得了“银”  - 在两个零件的总和为238千克，在杂耍时-108千克，推动-130千克。</text:p>
      <text:p text:style-name="P4">
<text:span text:style-name="T4">
 Valentina Kisil </text:span>
在重量类别中，超过87公斤的重量赢得了111公斤的混蛋。 她还获得了双拖车244公斤的铜牌。</text:p>
      <text:p text:style-name="P4">
<draw:frame draw:style-name="fr1" draw:name="Image94" text:anchor-type="as-char" svg:width="6.9236in" svg:height="5.902369in" draw:z-index="0">
<draw:image xlink:href="../Images/AРМІЯINFORM/2023-04-25T80-00-00-04-00/340136436_2487326908085386_2135364626655877396_n.jpg" xlink:type="simple" xlink:show="embed" xlink:actuate="onLoad" draw:mime-type="image/jpeg"/>
</draw:frame>
</text:p>
      <text:p text:style-name="P4">
News Source: <text:a xlink:type="simple" xlink:href="https://armyinform.com.ua/2023/04/25/predstavnyczi-zs-ukrayiny-zdobuly-pyat-medalej-na-chempionati-yevropy-z-vazhkoyi-atletyky/" text:style-name="Internet_20_link" text:visited-style-name="Visited_20_Internet_20_Link">
https://armyinform.com.ua/2023/04/25/predstavnyczi-zs-ukrayiny-zdobuly-pyat-medalej-na-chempionati-yevropy-z-vazhkoyi-atletyky/</text:a>
</text:p>
      <!--NEWS-->
      <text:h text:style-name="P10" text:outline-level="1">
<text:span text:style-name="T4">
斯洛伐克为欧盟会员候选人的地位支持乌克兰 - 鲁斯兰·斯特凡库克（Ruslan Stefanchuk）</text:span>
</text:h>
      <text:p text:style-name="P4">
作者: ['АРМІЯINFORM']</text:p>
      <text:p text:style-name="P4">
时间: 2023-04-25T81:00:00-04:00</text:p>
      <text:p text:style-name="P4">
描述: 为了乌克兰的鲁斯兰·斯特凡库克（Ruslan Stefanchuk）的最高负责人，撬起斯洛瓦奇尼（Slovachini）的皮丹尼亚（Pidannnya）...与乌克兰2022年的战争，与乌克兰的《今日新闻》（Today News Wars）战争，与乌克兰的新闻，与乌克兰2022年的新闻战争倒数第二天，将于今天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25042023.jpg" text:style-name="Internet_20_link" text:visited-style-name="Visited_20_Internet_20_Link">
25042023.jpg</text:a>
']</text:p>
      <text:p text:style-name="P4">
标签: ['ПАРЛАМЕНТ', 'РУСЛАН СТЕФАНЧУК', 'СЛОВАЧЧИНА', 'УКРАЇНА-КАНДИДАТ НА ЧЛЕНСТВО В ЄС']</text:p>
      <text:p text:style-name="P4">
类别: News</text:p>
      <!--METADATA-->
      <text:p text:style-name="P4">
<draw:frame draw:style-name="fr1" draw:name="Image95" text:anchor-type="as-char" svg:width="6.9236in" svg:height="4.615733in" draw:z-index="0">
<draw:image xlink:href="../Images/AРМІЯINFORM/2023-04-25T81-00-00-04-00/25042023.jpg" xlink:type="simple" xlink:show="embed" xlink:actuate="onLoad" draw:mime-type="image/jpeg"/>
</draw:frame>
乌克兰鲁斯兰·斯特凡库克(Ruslan Stefanchuk)的Verkhovna Rada主席感谢斯洛伐克，暂停授予欧盟会员候选人的地位，以授予乌克兰的欧盟会员资格，并强调他指望与乌克兰的进一步支持，尤其是欧洲的融合，特别是他的强大支持开始有关完整成员资格的谈判开始。</text:p>
      <text:p text:style-name="P4">
关于它<text:a xlink:type="simple" xlink:href="https://www.rada.gov.ua/news/Top-novyna/235706.html" text:style-name="Internet_20_link" text:visited-style-name="Visited_20_Internet_20_Link">
告知</text:a>
议会新闻局关于乌克兰鲁斯兰·斯特凡库克(Ukraine Ruslan Stefanchuk)主席与斯洛伐克共和国国家委员会主席会议的会议结果。</text:p>
      <text:p text:style-name="P4">
Ruslan Stefanchuk还对斯洛伐克的全部军事，人道主义和政治支持表示衷心感谢，以全面入侵俄罗斯，为我们的国家提供了最快的日子。</text:p>
      <text:p text:style-name="P4">
在谈话期间，乌克兰的Verkhovna Rada主席还指出，乌克兰的另一个战略目的是北约成员资格，斯洛伐克的权威和支持在这里很重要。</text:p>
      <text:p text:style-name="P4">
双方详细介绍了有关乌克兰犯罪日记的特别节目。 乌克兰议会的负责人感谢议会采用了支持其创建的决议。</text:p>
      <text:p text:style-name="P4">
斯洛伐克共和国国民委员会主席保证乌克兰同事，斯洛伐克议会已明确立场，采取决议，对俄罗斯的侵略和恐怖分子对俄罗斯政权的认可以及俄罗斯联邦的认可，以及俄罗斯联邦 - 州联盟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国恐怖主义的国家存在。</text:p>
      <text:p text:style-name="P4">
他还强调，斯洛伐克共和国是乌克兰的可靠合伙人，在我们国家的正义战争和防御中为我们提供了支持。</text:p>
      <text:p text:style-name="P4">
News Source: <text:a xlink:type="simple" xlink:href="https://armyinform.com.ua/2023/04/25/slovachchyna-pidtrymala-nadannya-ukrayini-statusu-kandydata-na-chlenstvo-v-yes-ruslan-stefanchuk/" text:style-name="Internet_20_link" text:visited-style-name="Visited_20_Internet_20_Link">
https://armyinform.com.ua/2023/04/25/slovachchyna-pidtrymala-nadannya-ukrayini-statusu-kandydata-na-chlenstvo-v-yes-ruslan-stefanchuk/</text:a>
</text:p>
      <!--NEWS-->
      <text:h text:style-name="P10" text:outline-level="1">
<text:span text:style-name="T4">
6个传播克里姆林宫关于乌克兰战争的叙述的敌人被拘留</text:span>
</text:h>
      <text:p text:style-name="P4">
作者: ['АРМІЯINFORM']</text:p>
      <text:p text:style-name="P4">
时间: 2023-04-25T82:00:00-04:00</text:p>
      <text:p text:style-name="P4">
描述: 由罗斯格鲁伊·米格雷（Rosgaluje Migregnal）中和贝兹佩基（Bezpeki）的服务，梅罗西斯基（Merosyskiye）土地...与乌克兰2022年的战争，与乌克兰的战争是今天的最新新闻，《与乌克兰2022年的新闻战》是今天的最后一场战争，将是一场战争他们说，在乌克兰和俄罗斯之间以及2022年与乌克兰的战争将在不久的将来与乌克兰战争时，他们说，今天与乌克兰的战争，今天的乌克兰新闻，乌克兰新闻，乌克兰媒体在俄罗斯媒体的乌克兰新闻</text:p>
      <text:p text:style-name="P4">
图片: ['<text:a xlink:type="simple" xlink:href="https://armyinform.com.ua/wp-content/uploads/2023/04/a0f2d4b6ac63e135968ae723159f73ef.jpeg" text:style-name="Internet_20_link" text:visited-style-name="Visited_20_Internet_20_Link">
a0f2d4b6ac63e135968ae723159f73ef.jpeg</text:a>
']</text:p>
      <text:p text:style-name="P4">
标签: ['STOPRUSSIA', 'АГРЕСІЯ РФ', 'ВТОРГНЕННЯ РФ', 'СБУ']</text:p>
      <text:p text:style-name="P4">
类别: News</text:p>
      <!--METADATA-->
      <text:p text:style-name="P4">
<draw:frame draw:style-name="fr1" draw:name="Image96" text:anchor-type="as-char" svg:width="6.9236in" svg:height="4.615733in" draw:z-index="0">
<draw:image xlink:href="../Images/AРМІЯINFORM/2023-04-25T82-00-00-04-00/a0f2d4b6ac63e135968ae723159f73ef.jpeg" xlink:type="simple" xlink:show="embed" xlink:actuate="onLoad" draw:mime-type="image/jpeg"/>
</draw:frame>
安全服务中和一个亲俄互联网代理的分支区域间网络。 它由六个敌方同事组成。</text:p>
      <text:p text:style-name="P4">
在使者和禁止的社交网络中，他们传播了关于乌克兰战争的塔克里姆liv叙事的错误信息。</text:p>
      <text:p text:style-name="P4">
攻击者大多数破坏性内容都从侵略者的在线资源中获取。</text:p>
      <text:p text:style-name="P4">
<text:span text:style-name="T4">
是的，在基辅：</text:span>
</text:p>
      <text:p text:style-name="P4">
一名37岁的首都居民被暴露出来，他呼吁俄罗斯社交网络“ Vkontakte”大规模杀害乌克兰人。</text:p>
      <text:p text:style-name="P4">
他还激发了撒旦对我国西方伙伴国家的洲际弹道导弹的使用。</text:p>
      <text:p text:style-name="P4">
此外，袭击者试图抹黑乌克兰军队，包括阿佐夫斯塔尔的捍卫者。</text:p>
      <text:p text:style-name="P4">
该人的这些事实据报道，涉嫌乌克兰刑法有六个突出：</text:p>
      <text:p text:style-name="P4">
<text:span text:style-name="T5">
h。2艺术。 442(种族灭绝); </text:span>
h。1v。258-2(公开呼吁恐怖行为); * H。 2，3汤匙。 109(旨在暴力变革或推翻宪法或扣押国家权力的行动); * H。 1，2汤匙。 110(侵占乌克兰的领土完整性和完整性); * 艺术。 436(战争宣传); * H。 2，3汤匙。 436-2(理由，认可合法，否认俄罗斯联邦对乌克兰的侵略，荣耀其参与者).</text:p>
      <text:p text:style-name="P4">
<text:span text:style-name="T4">
В Одеські області:</text:span>
</text:p>
      <text:p text:style-name="P4">
блоковано інформаційно-підривну діяльність мешканки регіону, якаадмініструвала декілька прокремлівських Телеграм-каналів.</text:p>
      <text:p text:style-name="P4">
На цих ресурсах вона розміщувала публікації із закликами до обстрілівукраїнських міст та поширювала фейки про кількість загиблих оборонців України.</text:p>
      <text:p text:style-name="P4">
<text:span text:style-name="T4">
На Миколаївщині:</text:span>
</text:p>
      <text:p text:style-name="P4">
повідомлено про підозру дружині настоятеля одного із храмів УПЦ (MP). Улистуваннях з мешканцями громади жінка схвалювала воєнні злочини окупантів, атакож репостила антиукраїнські матеріали росмедіа.</text:p>
      <text:p text:style-name="P4">
<text:span text:style-name="T4">
У Харкові:</text:span>
</text:p>
      <text:p text:style-name="P4">
кіберфахівці СБУ задокументували злочинну діяльність жительки міста, яка в«Одноклассниках» закликала до співпраці з бойовиками та окупаційноюадміністрацією у захоплених районах на сході України.</text:p>
      <text:p text:style-name="P4">
<text:span text:style-name="T4">
У Черкаській області:</text:span>
</text:p>
      <text:p text:style-name="P4">
викрито двох мешканців регіону, що популяризували учасників окупаційнихугруповань рф та «героїзували» їхні злочини.</text:p>
      <text:p text:style-name="P4">
За цими фактами тривають слідчі дії у межах кримінальних проваджень за двомастаттями Кримінального кодексу України:</text:p>
      <text:p text:style-name="P4">
该综合措施是由基辅和基辅地区的SBU工作人员在检察官办公室的程序管理下与国家警察一起在尼古拉，哈尔基夫和切尔加斯加地区的。</text:p>
      <text:p text:style-name="P4">
<text:span text:style-name="T4">
来源：</text:span>
 <text:a xlink:type="simple" xlink:href="https://ssu.gov.ua/novyny/sbu-zatrymala-6-internetahentiv-rf-odyn-z-nykh-zaklykav-do-henotsydu-ukraintsiv-ta-udariv-raketamy-satana-po-zakhidnykh-krainakh" text:style-name="Internet_20_link" text:visited-style-name="Visited_20_Internet_20_Link">
<text:span text:style-name="T5">
sbu</text:span>
</text:a>
</text:p>
      <text:p text:style-name="P4">
News Source: <text:a xlink:type="simple" xlink:href="https://armyinform.com.ua/2023/04/25/zatrymano-6-vorozhyh-poplichnykiv-shho-poshyryuvaly-kremlivski-naratyvy-pro-vijnu-v-ukrayini/" text:style-name="Internet_20_link" text:visited-style-name="Visited_20_Internet_20_Link">
https://armyinform.com.ua/2023/04/25/zatrymano-6-vorozhyh-poplichnykiv-shho-poshyryuvaly-kremlivski-naratyvy-pro-vijnu-v-ukrayini/</text:a>
</text:p>
      <!--NEWS-->
      <text:h text:style-name="P10" text:outline-level="1">
<text:span text:style-name="T4">
乌克罗龙普罗姆（Ukroboronprom）进入了乌克兰前十名的雇主</text:span>
</text:h>
      <text:p text:style-name="P4">
作者: ['АРМІЯINFORM']</text:p>
      <text:p text:style-name="P4">
时间: 2023-04-25T83:00:00-04:00</text:p>
      <text:p text:style-name="P4">
描述: 对于福布斯乌克兰的版本，持有人关注的“乌克罗龙普罗姆”，Yaki Opnnu，与乌克兰2022年的战争，今天与乌克兰最新消息的战争，与乌克兰2022的战争是今天的战争，乌克兰和乌克兰之间的战争将是一场战争俄罗斯以及何时，何时，何时，何时，何时，何时，何时，何时，何时，2022年与乌克兰的战争将是与乌克兰的战争在俄罗斯的乌克兰媒体</text:p>
      <text:p text:style-name="P4">
图片: ['<text:a xlink:type="simple" xlink:href="https://armyinform.com.ua/wp-content/uploads/2023/04/quc3pr0yq5sfwxjaxndoopb5hhhmozxxvbr9ei1i.jpg" text:style-name="Internet_20_link" text:visited-style-name="Visited_20_Internet_20_Link">
quc3pr0yq5sfwxjaxndoopb5hhhmozxxvbr9ei1i.jpg</text:a>
']</text:p>
      <text:p text:style-name="P4">
标签: ['УКРАЇНСЬКИЙ НАРОД НЕПЕРЕМОЖНИЙ']</text:p>
      <text:p text:style-name="P4">
类别: News</text:p>
      <!--METADATA-->
      <text:p text:style-name="P4">
<draw:frame draw:style-name="fr1" draw:name="Image97" text:anchor-type="as-char" svg:width="6.9236in" svg:height="3.894525in" draw:z-index="0">
<draw:image xlink:href="../Images/AРМІЯINFORM/2023-04-25T83-00-00-04-00/quc3pr0yq5sfwxjaxndoopb5hhhmozxxvbr9ei1i.jpg" xlink:type="simple" xlink:show="embed" xlink:actuate="onLoad" draw:mime-type="image/jpeg"/>
</draw:frame>
根据福布斯乌克兰杂志的说法，该州关注的是一百多家国防企业的“乌克罗龙普罗姆”进入了乌克兰最好的雇主的前50名，排名第9位。 前10名组成了五家IT公司，两家烟草，两家农业公司和第一次机器构建-Ukroboronprom。</text:p>
      <text:p text:style-name="P4">
“我衷心感谢在乌克罗龙普罗姆(Ukroboronprom)和OPC的其他企业工作的每个人。 在战争时期，你们所有人都没有夸大我们国家的英雄。 我们一起带来了胜利，使乌克兰变得坚强!</text:p>
      <text:p text:style-name="P4">
2月24日之后，乌克罗龙普罗姆(Ukroboronprom)增加了6,700名员工，以使公司最大的评级雇主增加。 听说招募2022年的人员后，近10,000名乌克兰人想加入，其中一些人是狩猎的基础。</text:p>
      <text:p text:style-name="P4">
对办公室职位的需求几乎消失了，但已随着技术和工程的发展而增长。 重点转移到了艰难的技能上。 优先，耐力，渴望在长距离内更加身体工作。</text:p>
      <text:p text:style-name="P4">
值得注意的是，根据“保护感觉”的标准，“发展的机会”乌克罗龙普罗姆(Ukroboronprom)在5个可能的点中获得5分，“工作条件”，“工作条件” -12，“社交计划” -7中的10点-7个-7，以及为“胜利贡献” -8个可能。</text:p>
      <text:p text:style-name="P4">
Ukroboronprom仍在寻找人 - 今天已经开放了2000多个空缺。在每个地区，可以在就业中心找到空缺 - 一个单独的清单。</text:p>
      <text:p text:style-name="P4">
<text:span text:style-name="T4">
来源：</text:span>
 <text:a xlink:type="simple" xlink:href="https://ukroboronprom.com.ua/news/ukroboronprom-v-top-10-robotodavciv-ukrayini" text:style-name="Internet_20_link" text:visited-style-name="Visited_20_Internet_20_Link">
_ ukroboronprom_</text:a>
</text:p>
      <text:p text:style-name="P4">
News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11名在Mariupol的被俘虏学校的俄罗斯教育工作者暴露了</text:span>
</text:h>
      <text:p text:style-name="P4">
作者: ['АРМІЯINFORM']</text:p>
      <text:p text:style-name="P4">
时间: 2023-04-25T84:00:00-04:00</text:p>
      <text:p text:style-name="P4">
描述: 服务系统上有系统地维克里瓦·科拉伯兰迪维（Vikriva Kolaborandiv），多普马加耶特（Dopomagayut）agresoro knrevjuvati ...与乌克兰的战争，2022年的战争，与乌克兰的最新新闻，今天上次与乌克兰2022年的新闻战争，乌克兰和俄罗斯之间的战争将在乌克兰和俄罗斯之间发生战争他们说，与否，在不久的将来，乌克兰与乌克兰的战争，今天的乌克兰新闻，乌克兰的新闻，乌克兰的新闻在俄罗斯的乌克兰新闻</text:p>
      <text:p text:style-name="P4">
图片: ['<text:a xlink:type="simple" xlink:href="https://armyinform.com.ua/wp-content/uploads/2023/04/sbu-golovna.jpg" text:style-name="Internet_20_link" text:visited-style-name="Visited_20_Internet_20_Link">
sbu-golovna.jpg</text:a>
']</text:p>
      <text:p text:style-name="P4">
标签: ['STOPRUSSIA', 'АГРЕСІЯ РФ', 'КОЛАБОРАНТИ', 'СБУ']</text:p>
      <text:p text:style-name="P4">
类别: News</text:p>
      <!--METADATA-->
      <text:p text:style-name="P4">
<draw:frame draw:style-name="fr1" draw:name="Image98" text:anchor-type="as-char" svg:width="6.9236in" svg:height="5.938293in" draw:z-index="0">
<draw:image xlink:href="../Images/AРМІЯINFORM/2023-04-25T84-00-00-04-00/sbu-golovna.jpg" xlink:type="simple" xlink:show="embed" xlink:actuate="onLoad" draw:mime-type="image/jpeg"/>
</draw:frame>
说明性照片</text:p>
      <text:p text:style-name="P4">
安全服务系统系统地暴露了合作者，以帮助乌克兰临时占领地区的侵略者俄罗斯教育计划。</text:p>
      <text:p text:style-name="P4">
由于综合措施，还有11位教师报告怀疑与入侵者的肥沃合作。</text:p>
      <text:p text:style-name="P4">
其中包括被俘虏的乌克兰学校和教育部门的负责人。</text:p>
      <text:p text:style-name="P4">
因此，在顿涅茨克(Donetsk)中，确定了诺瓦佐夫地区的二级教育机构之一的“董事”。</text:p>
      <text:p text:style-name="P4">
她呼吁毕业生加入俄罗斯大学，并在将来“奉献自己”以支持侵略者国家。</text:p>
      <text:p text:style-name="P4">
此外，这位前老师在玛丽波尔(Mariupol)曝光，在占领城市后，他支持了入侵者，并为他们提供了传播克雷姆利夫政权的帮助。</text:p>
      <text:p text:style-name="P4">
为此，她被任命为26号学校的“副主任”。</text:p>
      <text:p text:style-name="P4">
它在“立场”中的第一个决定之一是破坏了教育机构图书馆中所有乌克兰教科书。</text:p>
      <text:p text:style-name="P4">
还记录了Mariupol教育部门负责人的犯罪活动。</text:p>
      <text:p text:style-name="P4">
根据调查，根据俄罗斯的“标准”，她接受了当地教育机构负责人的“报告”。</text:p>
      <text:p text:style-name="P4">
目前，这些和其他人报告了怀疑协作的怀疑。</text:p>
      <text:p text:style-name="P4">
关于其中的四个，安全调查人员已经完成了预审调查，并计划向法院发送起诉书。</text:p>
      <text:p text:style-name="P4">
在所有暴露的事实中，都在进行复杂的措施，以对对我们国家的犯罪承担有罪责任。</text:p>
      <text:p text:style-name="P4">
该调查是由Donetsk和Luhansk地区的SBU工作人员对Donetsk地区检察官办公室的程序领导的。</text:p>
      <text:p text:style-name="P4">
<text:span text:style-name="T4">
来源：</text:span>
 <text:a xlink:type="simple" xlink:href="https://ssu.gov.ua/novyny/sbu-vykryla-shche-11-osvitiankolaborantiv-yaki-zaimalys-rusyfikatsiieiu-zakhoplenykh-shkil-u-mariupoli" text:style-name="Internet_20_link" text:visited-style-name="Visited_20_Internet_20_Link">
<text:span text:style-name="T5">
sbu</text:span>
</text:a>
</text:p>
      <text:p text:style-name="P4">
News Source: <text:a xlink:type="simple" xlink:href="https://armyinform.com.ua/2023/04/25/vykryto-11-osvityan-kolaborantiv-yaki-zajmalys-rusyfikacziyeyu-zahoplenyh-shkil-u-mariupoli/" text:style-name="Internet_20_link" text:visited-style-name="Visited_20_Internet_20_Link">
https://armyinform.com.ua/2023/04/25/vykryto-11-osvityan-kolaborantiv-yaki-zajmalys-rusyfikacziyeyu-zahoplenyh-shkil-u-mariupoli/</text:a>
</text:p>
      <!--NEWS-->
      <text:h text:style-name="P10" text:outline-level="1">
<text:span text:style-name="T4">
政府建议对伊朗进行部门制裁50年</text:span>
</text:h>
      <text:p text:style-name="P4">
作者: ['АРМІЯINFORM']</text:p>
      <text:p text:style-name="P4">
时间: 2023-04-25T85:00:00-04:00</text:p>
      <text:p text:style-name="P4">
描述: kabisnet min）赞美Rivhennya关于Roslo Propositziyi Scho的Vesennya ...与乌克兰2022年的战争，与乌克兰与乌克兰的最新新闻，今天与乌克兰的新闻战争，今天与乌克兰2022年的新闻战争，乌克兰和俄罗斯之间的战争会发生他们在2022年与乌克兰有一年</text:p>
      <text:p text:style-name="P4">
图片: ['<text:a xlink:type="simple" xlink:href="https://armyinform.com.ua/wp-content/uploads/2023/04/2822330.jpg" text:style-name="Internet_20_link" text:visited-style-name="Visited_20_Internet_20_Link">
2822330.jpg</text:a>
']</text:p>
      <text:p text:style-name="P4">
标签: ['STOPRUSSIA', 'САНКЦІЇ ПРОТИ ІРАНУ']</text:p>
      <text:p text:style-name="P4">
类别: News</text:p>
      <!--METADATA-->
      <text:p text:style-name="P4">
<draw:frame draw:style-name="fr1" draw:name="Image99" text:anchor-type="as-char" svg:width="6.9236in" svg:height="4.369813in" draw:z-index="0">
<draw:image xlink:href="../Images/AРМІЯINFORM/2023-04-25T85-00-00-04-00/2822330.jpg" xlink:type="simple" xlink:show="embed" xlink:actuate="onLoad" draw:mime-type="image/jpeg"/>
</draw:frame>
说明性照片</text:p>
      <text:p text:style-name="P4">
部长的内阁决定提出提交NSDC中部门制裁的建议，向伊朗伊斯兰共和国提出。 政府批准了4月25日的会议相关的。</text:p>
      <text:p text:style-name="P4">
由机构间工作组考虑并建议向部长内阁提交顾问，该小组在乌克兰乌克兰尤里亚·塞维里德科(Ulia Yulia Yulia Yulia Sviridenko的经济经济经济少数副总理)主席下实施国家制裁政策。</text:p>
      <text:p text:style-name="P4">
“我们开始对伊朗的部门制裁。 不幸的是，乌克兰和我们的合作伙伴对直接参与俄罗斯武器供应的人员和公司施加的限制并未被视为严重警告。 好吧，我们将加强我们的论点。 我们还将努力确保尽可能地加入此类严格的决策。 对乌克兰的侵略不会保持不受惩罚。 对于侵略者的罕见帮助，这是无误的。”</text:p>
      <text:p text:style-name="P4">
根据政府的建议，在那里实施了50年的制裁：</text:p>
      <text:p text:style-name="P4">
<text:span text:style-name="T5">
预防乌克兰以外的伊朗伊斯兰共和国居民撤出资本； </text:span>
禁止转移给伊朗技术的居民，知识产权权利； <text:span text:style-name="T5">
禁止在伊朗和/有利于该国居民的投资； </text:span>
停止电子付款的服务(特别是转账，付款和现金发行)伊朗发行的居民； <text:span text:style-name="T5">
国际支付系统的参与者禁止乌克兰国家银行的注册，其经营者是伊朗伊斯兰共和国的居民等。 </text:span>
限制与货物的贸易交易，其国际广播受乌克兰法律的约束(完全禁令)，限制与供应，销售，传输，生产或使用此类商品有关的服务，伊朗伊斯兰共和国居民在乌克兰领土上的居民完全终止资源，航班和运输上述操作。<text:span text:style-name="T4">
来源：</text:span>
 <text:a xlink:type="simple" xlink:href="https://www.kmu.gov.ua/news/zaprovadzhuiemo-sanktsii-proty-iranu-dopomoha-ahresoru-ne-zalyshytsia-nepokaranoiu-iuliia-svyrydenko" text:style-name="Internet_20_link" text:visited-style-name="Visited_20_Internet_20_Link">
<text:span text:style-name="T5">
asor portal</text:span>
</text:a>
</text:p>
      <text:p text:style-name="P4">
News Source: <text:a xlink:type="simple" xlink:href="https://armyinform.com.ua/2023/04/25/uryad-proponuye-vvesty-sektoralni-sankcziyi-proty-iranu-na-50-rokiv/" text:style-name="Internet_20_link" text:visited-style-name="Visited_20_Internet_20_Link">
https://armyinform.com.ua/2023/04/25/uryad-proponuye-vvesty-sektoralni-sankcziyi-proty-iranu-na-50-rokiv/</text:a>
</text:p>
      <!--NEWS-->
      <text:h text:style-name="P10" text:outline-level="1">
<text:span text:style-name="T4">
在俄罗斯，他们正在为第三次世界大战做准备 - 古尔的拦截</text:span>
</text:h>
      <text:p text:style-name="P4">
作者: ['АРМІЯINFORM']</text:p>
      <text:p text:style-name="P4">
时间: 2023-04-25T86:00:00-04:00</text:p>
      <text:p text:style-name="P4">
描述: Viiskovovovovovovovovovovovovovovovovidai bigini关于非basy zhiti dali zhiti。 沃恩（Vaughn）在蠕虫中...与乌克兰2022年的战争，与乌克兰的最新新闻，今天与乌克兰的新闻战争，2022年的新闻战争，无论是乌克兰和俄罗斯之间的战争，以及2022年与乌克兰的战争都将是不管是否会有，是否会在不久的将来与乌克兰进行战争，这是与乌克兰的战争，今天的乌克兰新闻，乌克兰新闻，乌克兰媒体在俄罗斯</text:p>
      <text:p text:style-name="P4">
图片: ['<text:a xlink:type="simple" xlink:href="https://armyinform.com.ua/wp-content/uploads/2023/04/654035c8_de8c_4a96_bd5f_54568d845384_650x410-e1682436258531.jpg" text:style-name="Internet_20_link" text:visited-style-name="Visited_20_Internet_20_Link">
654035c8_de8c_4a96_bd5f_54568d845384_650x410-e1682436258531.jpg</text:a>
']</text:p>
      <text:p text:style-name="P4">
标签: ['STOPRUSSIA', 'АГРЕСІЯ РФ', 'ВТОРГНЕННЯ РФ', 'ГУР МО УКРАЇНИ']</text:p>
      <text:p text:style-name="P4">
类别: News</text:p>
      <!--METADATA-->
      <text:p text:style-name="P4">
<draw:frame draw:style-name="fr1" draw:name="Image100" text:anchor-type="as-char" svg:width="6.9236in" svg:height="4.888664in" draw:z-index="0">
<draw:image xlink:href="../Images/AРМІЯINFORM/2023-04-25T86-00-00-04-00/654035c8_de8c_4a96_bd5f_54568d845384_650x410-e1682436258531.jpg" xlink:type="simple" xlink:show="embed" xlink:actuate="onLoad" draw:mime-type="image/jpeg"/>
</draw:frame>
说明性照片</text:p>
      <text:p text:style-name="P4">
这位俄罗斯军人告诉他的妻子不愿生活。 她又告诉她周围的所有人都在为第三世界做准备。</text:p>
      <text:p text:style-name="P4">
<text:span text:style-name="T4">
来源：</text:span>
 <text:a xlink:type="simple" xlink:href="https://gur.gov.ua/content/szhymaetsia-vsyo-voobshche-pokoia-ne-daiut-ynoi-raz-zastrelytsia-uzhe-okhota.html" text:style-name="Internet_20_link" text:visited-style-name="Visited_20_Internet_20_Link">
_gur mou__</text:a>
</text:p>
      <text:p text:style-name="P4">
News Source: <text:a xlink:type="simple" xlink:href="https://armyinform.com.ua/2023/04/25/na-rosiyi-gotuyutsya-do-tretoyi-svitovoyi-vijny-perehoplennya-gur/" text:style-name="Internet_20_link" text:visited-style-name="Visited_20_Internet_20_Link">
https://armyinform.com.ua/2023/04/25/na-rosiyi-gotuyutsya-do-tretoyi-svitovoyi-vijny-perehoplennya-gur/</text:a>
</text:p>
      <!--NEWS-->
      <text:h text:style-name="P10" text:outline-level="1">
<text:span text:style-name="T4">
敌人在乌克兰造成了2枚导弹和6次航空罢工</text:span>
</text:h>
      <text:p text:style-name="P4">
作者: ['АРМІЯINFORM']</text:p>
      <text:p text:style-name="P4">
时间: 2023-04-25T87:00:00-04:00</text:p>
      <text:p text:style-name="P4">
描述: Triva Chotirist Twodzita Shosta增加了一场大规模的Zbro侵略性Rosiysko ...与乌克兰2022年的战争，与乌克兰的最新新闻，今天与乌克兰2022年的新闻战争，今天与乌克兰的新闻战争，乌克兰和俄罗斯之间以及俄罗斯和俄罗斯之间的战争是否会发生。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photo_5350481249187251461_y.jpg" text:style-name="Internet_20_link" text:visited-style-name="Visited_20_Internet_20_Link">
photo_5350481249187251461_y.jpg</text:a>
']</text:p>
      <text:p text:style-name="P4">
标签: ['STOPRUSSIA', 'АГРЕСІЯ РФ']</text:p>
      <text:p text:style-name="P4">
类别: News</text:p>
      <!--METADATA-->
      <text:p text:style-name="P4">
<draw:frame draw:style-name="fr1" draw:name="Image101" text:anchor-type="as-char" svg:width="6.9236in" svg:height="4.622144in" draw:z-index="0">
<draw:image xlink:href="../Images/AРМІЯINFORM/2023-04-25T87-00-00-04-00/photo_5350481249187251461_y.jpg" xlink:type="simple" xlink:show="embed" xlink:actuate="onLoad" draw:mime-type="image/jpeg"/>
</draw:frame>
说明性照片<text:span text:style-name="T4">
🔥俄罗斯入侵</text:span>
</text:p>
      <text:p text:style-name="P4">
四百二十六世是对俄罗斯联邦对我们国家的大规模武装侵略。</text:p>
      <text:p text:style-name="P4">
白天，俄罗斯入侵者击中了库皮扬斯克·米尼(Kharkiv)地区的S-300个人。 结果，平民人口受伤，当地历史博物馆的建设被摧毁，没有军事设施尚未受到损害，另一种平民基础设施却遭到损害。 此外，敌人击中了6架飞机罢工，并在其他地方进行了10多次炮击火箭发射器。</text:p>
      <text:p text:style-name="P4">
整个乌克兰的火箭和航空罢工的可能性很高。</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zavdav-2-raketnyh-ta-6-aviaczijnyh-udariv-po-terytoriyi-ukrayiny/" text:style-name="Internet_20_link" text:visited-style-name="Visited_20_Internet_20_Link">
https://armyinform.com.ua/2023/04/25/vorog-zavdav-2-raketnyh-ta-6-aviaczijnyh-udariv-po-terytoriyi-ukrayiny/</text:a>
</text:p>
      <!--NEWS-->
      <text:h text:style-name="P10" text:outline-level="1">
<text:span text:style-name="T4">
敌人将重大的努力集中在巴赫穆特，阿夫迪夫和马林斯卡亚的方向上</text:span>
</text:h>
      <text:p text:style-name="P4">
作者: ['АРМІЯINFORM']</text:p>
      <text:p text:style-name="P4">
时间: 2023-04-25T88:00:00-04:00</text:p>
      <text:p text:style-name="P4">
描述: 乌克兰防御力量的派德德里斯（Pidrodrils）在与乌克兰的2022年战争，与乌克兰的最新新闻，与乌克兰的新闻，与乌克兰2022年的《新闻战》中持续了36次敌人袭击……乌克兰和俄罗斯之间的战争将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e08cf257-8475-41c5-9d72-6ced5f2a914e-1.jpg" text:style-name="Internet_20_link" text:visited-style-name="Visited_20_Internet_20_Link">
e08cf257-8475-41c5-9d72-6ced5f2a914e-1.jpg</text:a>
']</text:p>
      <text:p text:style-name="P4">
标签: ['STOPRUSSIA', 'АГРЕСІЯ РФ', 'ВТОРГНЕННЯ РФ', 'ГШ ЗСУ', 'ХРОНІКА ОБОРОНИ']</text:p>
      <text:p text:style-name="P4">
类别: News</text:p>
      <!--METADATA-->
      <text:p text:style-name="P4">
<draw:frame draw:style-name="fr1" draw:name="Image102" text:anchor-type="as-char" svg:width="6.9236in" svg:height="4.396486in" draw:z-index="0">
<draw:image xlink:href="../Images/AРМІЯINFORM/2023-04-25T88-00-00-04-00/e08cf257-8475-41c5-9d72-6ced5f2a914e-1.jpg" xlink:type="simple" xlink:show="embed" xlink:actuate="onLoad" draw:mime-type="image/jpeg"/>
</draw:frame>
**🔥i</text:p>
      <text:p text:style-name="P4">
白天，乌克兰国防军部队反映了这些领域的36次袭击。 巴赫穆特塔玛林最激烈的战斗最后一次。</text:p>
      <text:p text:style-name="P4">
在Volyn和Polissya的指示中，没有发生重大变化的操作情况。 没有敌人进攻团体的迹象。</text:p>
      <text:p text:style-name="P4">
在Siversky和Slobozhansky的指示中，白天的敌人可行，对莱昂尼夫卡·切尔尼希夫地区定居点的迫击炮炮击； Sumy地区的Korenok，Iskryskivshchyna和Volphin，以及兽医，绿色，非弹性，射击者，Ogirtseve，Huts，Barn。</text:p>
      <text:p text:style-name="P4">
在炮弹和迫击炮炮击的库皮斯克方向上，将敌人放置在托波利，卡米安卡，克拉斯尼第一，菲诺夫卡，诺瓦莫明斯克，两年和库皮斯克地区的定居点。</text:p>
      <text:p text:style-name="P4">
在河口的方向上，敌人没有采取进攻行动。 Novoselivske，Nevskoye，Dibrova，Lugansk地区的Bigorivka和Torke，Yampil，Verkhnamyanskoye和Transhizna，Donetsk地区，由炮兵显示。</text:p>
      <text:p text:style-name="P4">
在巴赫穆特(Bakhmut)的方向上，敌人继续采取进攻行动。 巴赫穆特市继续。 此外，在白天，敌人在Bogdanivka，Chrome和Tick的定居点方向进行了连续的连续行动。</text:p>
      <text:p text:style-name="P4">
在Avdeevsky的方向上，敌人在Severenovis和Pervomaisky Donetsk地区进行了进攻行动，没有成功。 他被Novobakhmutivka，Novokalinovka，Avdiivka，Lastochyne，Vodyane，Pervomaisk，Karlovka和Nevelskoye Donetsk地区解雇。</text:p>
      <text:p text:style-name="P4">
在海洋方向上，我们的后卫在Marinka定居点遭到了许多攻击。 Vallageorgiivka，Marinka，Venta，Novomikhailivka和Donetsk地区的Paraskovka的敌人炮击。</text:p>
      <text:p text:style-name="P4">
在当今的矿物方向上，进攻行动的敌人不是。 他在Kalledar，Yegorivka，Prychistivka，Golden Niva，Shakhtarske和Donetsk地区的Veliky Novosilka的定居点开火。</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protyvnyk-zoseredzhuye-osnovni-zusyllya-na-bahmutskomu-avdiyivskomu-ta-maryinskomu-napryamkah/" text:style-name="Internet_20_link" text:visited-style-name="Visited_20_Internet_20_Link">
https://armyinform.com.ua/2023/04/25/protyvnyk-zoseredzhuye-osnovni-zusyllya-na-bahmutskomu-avdiyivskomu-ta-maryinskomu-napryamkah/</text:a>
</text:p>
      <!--NEWS-->
      <text:h text:style-name="P10" text:outline-level="1">
<text:span text:style-name="T4">
敌人在Zaporizhzhya和Kherson指示的30多个定居点开火</text:span>
</text:h>
      <text:p text:style-name="P4">
作者: ['АРМІЯINFORM']</text:p>
      <text:p text:style-name="P4">
时间: 2023-04-25T89:00:00-04:00</text:p>
      <text:p text:style-name="P4">
描述: 在Zaporizhznykh tu kherson矫直机上，敌人将被办公室放气。...与乌克兰2022年的战争，与乌克兰的战争是今天的最新消息，今天与乌克兰的新闻战2022是今天的最后一场，将是今天的最后一场新闻。他们说，无论是否有一年的战争，与乌克兰之间的战争与乌克兰之间的战争是一场战争乌克兰媒体的新闻在俄罗斯</text:p>
      <text:p text:style-name="P4">
图片: ['<text:a xlink:type="simple" xlink:href="https://armyinform.com.ua/wp-content/uploads/2023/04/15-3.jpg" text:style-name="Internet_20_link" text:visited-style-name="Visited_20_Internet_20_Link">
15-3.jpg</text:a>
']</text:p>
      <text:p text:style-name="P4">
标签: ['STOPRUSSIA', 'АГРЕСІЯ РФ', 'ВТОРГНЕННЯ РФ', 'ГШ ЗСУ']</text:p>
      <text:p text:style-name="P4">
类别: News</text:p>
      <!--METADATA-->
      <text:p text:style-name="P4">
<draw:frame draw:style-name="fr1" draw:name="Image103" text:anchor-type="as-char" svg:width="6.9236in" svg:height="4.581115in" draw:z-index="0">
<draw:image xlink:href="../Images/AРМІЯINFORM/2023-04-25T89-00-00-04-00/15-3.jpg" xlink:type="simple" xlink:show="embed" xlink:actuate="onLoad" draw:mime-type="image/jpeg"/>
</draw:frame>
说明性照片<text:span text:style-name="T4">
🔥俄罗斯入侵的情况</text:span>
</text:p>
      <text:p text:style-name="P4">
在Zaporizhzhya和Kherson的指示中，敌人继续进行防御。 以30多个定居点发射。 其中包括Lull，Guliaypole，铁路，苦，白色，Zaporizhzhya地区和Dudchany，Berislav，Merrim，Merrim，提名，工程，Kizomis以及Kherson市。 由于两支保存炸弹旅行，在基佐米斯定居下，有10多个平民的住宅遭到破坏，其中2个被完全摧毁。 当地教会和其他民用基础设施也被摧毁。</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obstrilyav-ponad-30-naselenyh-punktiv-na-zaporizkomu-ta-hersonskomu-napryamkah/" text:style-name="Internet_20_link" text:visited-style-name="Visited_20_Internet_20_Link">
https://armyinform.com.ua/2023/04/25/vorog-obstrilyav-ponad-30-naselenyh-punktiv-na-zaporizkomu-ta-hersonskomu-napryamkah/</text:a>
</text:p>
      <!--NEWS-->
      <text:h text:style-name="P10" text:outline-level="1">
<text:span text:style-name="T4">
占领者继续野牛并摧毁儿童的教育机构</text:span>
</text:h>
      <text:p text:style-name="P4">
作者: ['АРМІЯINFORM']</text:p>
      <text:p text:style-name="P4">
时间: 2023-04-25T90:00:00-04:00</text:p>
      <text:p text:style-name="P4">
描述: 敌人是维科里斯托瓦蒂·迪塔奇（Vikoristovati Dityachi），蒂姆乔斯沃（Timchasovo One）的蒂莫奇索沃（Timchasovo）...与乌克兰2022的战争，与乌克兰的战争是今天的最新消息，这是与乌克兰的新闻战争，乌克兰2022年的最后一场战争，这是今天的最后战争，将会发生战争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1/rosiyany-marodery.jpg" text:style-name="Internet_20_link" text:visited-style-name="Visited_20_Internet_20_Link">
rosiyany-marodery.jpg</text:a>
']</text:p>
      <text:p text:style-name="P4">
标签: ['STOPRUSSIA', 'АГРЕСІЯ РФ', 'ВТОРГНЕННЯ РФ', 'ГШ ЗСУ']</text:p>
      <text:p text:style-name="P4">
类别: News</text:p>
      <!--METADATA-->
      <text:p text:style-name="P4">
<draw:frame draw:style-name="fr1" draw:name="Image104" text:anchor-type="as-char" svg:width="6.9236in" svg:height="4.32725in" draw:z-index="0">
<draw:image xlink:href="../Images/AРМІЯINFORM/2023-04-25T90-00-00-04-00/rosiyany-marodery.jpg" xlink:type="simple" xlink:show="embed" xlink:actuate="onLoad" draw:mime-type="image/jpeg"/>
</draw:frame>
说明性照片<text:span text:style-name="T4">
🔥俄罗斯入侵的情况</text:span>
</text:p>
      <text:p text:style-name="P4">
敌人继续为自己的目的使用临时和捕获领土的儿童教育机构。 它安排了他们的军事物体，并掩盖了儿童和教学的“活盾”。</text:p>
      <text:p text:style-name="P4">
因此，在顿涅茨克地区Mariupol区Urzuf定居点中，其中一个儿童营地的杂物标志着在动员中最多可容纳200名俄罗斯占领军的军事。</text:p>
      <text:p text:style-name="P4">
俄罗斯入侵者继续在乌克兰领土上掠夺。特别是在赫尔森地区斯卡多夫斯基地区的卡尔达什卡(Kardashinka)定居，夜间搜索建筑物的俄罗斯占领军军事人员，偷走了家用电器和汽车。</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okupanty-prodovzhuyut-maroderyty-ta-nyshhyty-dytyachi-osvitni-zaklady/" text:style-name="Internet_20_link" text:visited-style-name="Visited_20_Internet_20_Link">
https://armyinform.com.ua/2023/04/25/okupanty-prodovzhuyut-maroderyty-ta-nyshhyty-dytyachi-osvitni-zaklady/</text:a>
</text:p>
      <!--NEWS-->
      <text:h text:style-name="P10" text:outline-level="1">
<text:span text:style-name="T4">
俄罗斯世界的粉丝被告知新怀疑种族灭绝</text:span>
</text:h>
      <text:p text:style-name="P4">
作者: ['АРМІЯINFORM']</text:p>
      <text:p text:style-name="P4">
时间: 2023-04-25T91:00:00-04:00</text:p>
      <text:p text:style-name="P4">
描述: 基里维尼特维维维·米斯科姆卡（Kirivnitvvy Miskomeka）的检察官办公室对皮多兹拉（Pidozra）赤裸裸...与乌克兰2022年的战争，与乌克兰的战争是今天的最新新闻，《与乌克兰2022年的新闻战》是今天的最后一场，乌克兰和乌克兰之间的战争会发生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9-24.jpg" text:style-name="Internet_20_link" text:visited-style-name="Visited_20_Internet_20_Link">
9-24.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105" text:anchor-type="as-char" svg:width="6.9236in" svg:height="4.496482in" draw:z-index="0">
<draw:image xlink:href="../Images/AРМІЯINFORM/2023-04-25T91-00-00-04-00/9-24.jpg" xlink:type="simple" xlink:show="embed" xlink:actuate="onLoad" draw:mime-type="image/jpeg"/>
</draw:frame>
基辅城市检察官办公室的程序领导层已被滥用者告知卢甘斯克地区的本地人，内容涉及向出版社分配材料的事实，要求在乌克兰的宪法上推翻宪法命令，这是侵占。</text:p>
      <text:p text:style-name="P4">
根据调查，自2022年4月以来的嫌疑人使用他自己的帐户在乌克兰禁止的社交网络中向其用户分发了短信和图像，并将其武装侵略俄罗斯对乌克兰的武装侵略。</text:p>
      <text:p text:style-name="P4">
犯罪嫌疑人在他的职位上支持并通过全面入侵乌克兰来支持并促进了侵略国的行动。 他传播了俄罗斯假货，呼吁乌克兰人的种族灭绝，辩称“乌克兰人本身就是我们自己”。 他还称“公平的解密”是所有乌克兰交叉路口的破坏。</text:p>
      <text:p text:style-name="P4">
此外，在他的职位中，嫌疑人羞辱和负面代表了国家当局和武装部队的代表。</text:p>
      <text:p text:style-name="P4">
专业知识的结论证实，已发表的材料的文本是宣传的，旨在合理，承认俄罗斯联邦对乌克兰的合法武装侵略，并包含公众呼吁对乌克兰，种族灭绝和恐怖主义行为进行攻击前战争。</text:p>
      <text:p text:style-name="P4">
犯罪嫌疑人目前正在拘留中。</text:p>
      <text:p text:style-name="P4">
早些时候，检察官办公室向公民提出了有关传播信息的起诉，其中包含合理性，承认合法和否认俄罗斯联邦对乌克兰的武装侵略。 该试验目前正在进行中。</text:p>
      <text:p text:style-name="P4">
SBU在基辅和基辅地区共同采取了暴露犯罪活动的措施。</text:p>
      <text:p text:style-name="P4">
<text:span text:style-name="T4">
来源：</text:span>
 <text:a xlink:type="simple" xlink:href="https://www.gp.gov.ua/ua/posts/zaklikav-do-genocidu-ta-povalennya-konstituciinogo-ladu-v-ukrayini-sanuvalniku-russkogo-mira-povidomleno-shhe-odnu-pidozru" text:style-name="Internet_20_link" text:visited-style-name="Visited_20_Internet_20_Link">
<text:span text:style-name="T5">
opice General Prosector</text:span>
</text:a>
</text:p>
      <text:p text:style-name="P4">
News Source: <text:a xlink:type="simple" xlink:href="https://armyinform.com.ua/2023/04/25/shanuvalnyku-russkogo-myra-povidomleno-pro-novu-pidozru-za-zaklyky-do-genoczydu/" text:style-name="Internet_20_link" text:visited-style-name="Visited_20_Internet_20_Link">
https://armyinform.com.ua/2023/04/25/shanuvalnyku-russkogo-myra-povidomleno-pro-novu-pidozru-za-zaklyky-do-genoczydu/</text:a>
</text:p>
      <!--NEWS-->
      <text:h text:style-name="P10" text:outline-level="1">
<text:span text:style-name="T4">
占领者需要俄罗斯联邦护照，以换取学校儿童的“免费食物”</text:span>
</text:h>
      <text:p text:style-name="P4">
作者: ['АРМІЯINFORM']</text:p>
      <text:p text:style-name="P4">
时间: 2023-04-25T92:00:00-04:00</text:p>
      <text:p text:style-name="P4">
描述: Piacanty introduced the Bezkoshtovna Kharchuvannya for era 1-4 grades on Timchasovo perpules ... War with Ukraine 2022, war with Ukraine Latest news today, News War with Ukraine 2022 Last today, will there be a war between Ukraine and Russia and when, war ，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1/07/pasport.jpg" text:style-name="Internet_20_link" text:visited-style-name="Visited_20_Internet_20_Link">
pasport.jpg</text:a>
']</text:p>
      <text:p text:style-name="P4">
标签: ['STOPRUSSIA', 'АГРЕСІЯ РФ', 'ВТОРГНЕННЯ РФ', 'ТОТ']</text:p>
      <text:p text:style-name="P4">
类别: News</text:p>
      <!--METADATA-->
      <text:p text:style-name="P4">
<draw:frame draw:style-name="fr1" draw:name="Image106" text:anchor-type="as-char" svg:width="6.9236in" svg:height="3.956343in" draw:z-index="0">
<draw:image xlink:href="../Images/AРМІЯINFORM/2023-04-25T92-00-00-04-00/pasport.jpg" xlink:type="simple" xlink:show="embed" xlink:actuate="onLoad" draw:mime-type="image/jpeg"/>
</draw:frame>
说明性照片</text:p>
      <text:p text:style-name="P4">
入侵者在乌克兰南部的临时加热领土上为1  -  4年级的儿童引入了“免费食物”，但父母的护照状况。</text:p>
      <text:p text:style-name="P4">
关于它<text:a xlink:type="simple" xlink:href="https://sprotyv.mod.gov.ua/2023/04/25/rosiyany-vymagayut-pasport-rf-vid-batkiv-v-obmin-na-bezkoshtovne-harchuvannya-ditej-u-shkolah/" text:style-name="Internet_20_link" text:visited-style-name="Visited_20_Internet_20_Link">
报告</text:a>
国家抵抗中心。</text:p>
      <text:p text:style-name="P4">
后者应得到确认的父亲身份，但实际上，接收敌方护照是另一个要素和强制，因为关于儿童的俄罗斯邮票没有必要。 同时，尚未需要护照，但是新学年宣布了创新。</text:p>
      <text:p text:style-name="P4">
也就是说，实际上，父母应该会浪费红色，直到占领者计划在9月初在TOT上花费的地方选举。</text:p>
      <text:p text:style-name="P4">
News Source: <text:a xlink:type="simple" xlink:href="https://armyinform.com.ua/2023/04/25/na-tot-okupanty-vymagayut-vid-batkiv-pasport-rf-v-obmin-na-bezkoshtovne-harchuvannya-ditej-u-shkolah/" text:style-name="Internet_20_link" text:visited-style-name="Visited_20_Internet_20_Link">
https://armyinform.com.ua/2023/04/25/na-tot-okupanty-vymagayut-vid-batkiv-pasport-rf-v-obmin-na-bezkoshtovne-harchuvannya-ditej-u-shkolah/</text:a>
</text:p>
      <!--NEWS-->
      <text:h text:style-name="P10" text:outline-level="1">
<text:span text:style-name="T4">
已经确定了六个定居点将在新原则上进行全面恢复 - 丹尼斯·史密</text:span>
</text:h>
      <text:p text:style-name="P4">
作者: ['АРМІЯINFORM']</text:p>
      <text:p text:style-name="P4">
时间: 2023-04-25T93:00:00-04:00</text:p>
      <text:p text:style-name="P4">
描述: 托布托“ Vidbuduvati正在殖民，Nizh Bulo”的原则 - 与乌克兰2022年的战争，与乌克兰的最新新闻，今天与乌克兰的新闻战争，今天与乌克兰2022年的战争，今天将有一个基本的一项。乌克兰与俄罗斯之间的战争以及2022年与乌克兰的战争将在不久的将来与乌克兰发生战争，乌克兰今天与乌克兰的战争，今天的乌克兰新闻，乌克兰媒体的乌克兰新闻</text:p>
      <text:p text:style-name="P4">
图片: ['<text:a xlink:type="simple" xlink:href="https://armyinform.com.ua/wp-content/uploads/2023/04/thumb_202844_820_360_0_0_auto.jpg" text:style-name="Internet_20_link" text:visited-style-name="Visited_20_Internet_20_Link">
thumb_202844_820_360_0_0_auto.jpg</text:a>
']</text:p>
      <text:p text:style-name="P4">
标签: ['STOPRUSSIA', 'АГРЕСІЯ РФ', 'ВТОРГНЕННЯ РФ', 'ДЕНИС ШМИГАЛЬ']</text:p>
      <text:p text:style-name="P4">
类别: News</text:p>
      <!--METADATA-->
      <text:p text:style-name="P4">
<draw:frame draw:style-name="fr1" draw:name="Image107" text:anchor-type="as-char" svg:width="6.9236in" svg:height="4.610104in" draw:z-index="0">
<draw:image xlink:href="../Images/AРМІЯINFORM/2023-04-25T93-00-00-04-00/thumb_202844_820_360_0_0_auto.jpg" xlink:type="simple" xlink:show="embed" xlink:actuate="onLoad" draw:mime-type="image/jpeg"/>
</draw:frame>
也就是说，“重建更好”的原则是重建的一种方式。 在会议期间，政府批准了一项解决方案，该决议阐明了六个定居点，在实验设计框架内将全面和新的原则。 这是由丹尼斯·施米格尔部长的报道。</text:p>
      <text:p text:style-name="P4">
选择的定居点：基辅地区的Borodyanka和Moshchun，Usum地区的Trostyanets，Kherson地区的Pokrovske，Kherson地区的Pokrovske，Vharkiv地区的马戏团和Chernihiv地区的Berry。</text:p>
      <text:p text:style-name="P4">
“所有这些定居点都是可怕的破坏。 现在，他们将被全面更新。 这意味着他们不会单独重建和结构，而是通过系统的方法，新的计划和这些定居点的完整转变。”政府负责人强调。</text:p>
      <text:p text:style-name="P4">
同时，总理强调，实验项目的实施意味着恢复不会影响其他定居点。</text:p>
      <text:p text:style-name="P4">
“重建已经在全国各地进行。 本文档是关于找到最有效的方法，以确保透明度，效率，系统的安全恢复。”</text:p>
      <text:p text:style-name="P4">
根据政府负责人的说法，快速恢复计划今年有五个优先事项，与此同时，它是数百个不同的项目，数百个城市和城镇，在那里将同时组建它：“这对我们认为乌克兰人已经使重建是今年的现实。 它使希望和信仰对更美好的未来。”</text:p>
      <text:p text:style-name="P4">
<text:span text:style-name="T4">
来源：</text:span>
 <text:a xlink:type="simple" xlink:href="https://www.kmu.gov.ua/news/vyznacheno-shist-naselenykh-punktiv-de-vidbuvatymetsia-kompleksne-vidnovlennia-za-novymy-pryntsypamy-premier-ministr" text:style-name="Internet_20_link" text:visited-style-name="Visited_20_Internet_20_Link">
<text:span text:style-name="T5">
asor portal</text:span>
</text:a>
</text:p>
      <text:p text:style-name="P4">
News Source: <text:a xlink:type="simple" xlink:href="https://armyinform.com.ua/2023/04/25/vyznacheno-shist-naselenyh-punktiv-de-vidbuvatymetsya-kompleksne-vidnovlennya-za-novymy-prynczypamy-denys-shmygal/" text:style-name="Internet_20_link" text:visited-style-name="Visited_20_Internet_20_Link">
https://armyinform.com.ua/2023/04/25/vyznacheno-shist-naselenyh-punktiv-de-vidbuvatymetsya-kompleksne-vidnovlennya-za-novymy-prynczypamy-denys-shmygal/</text:a>
</text:p>
      <!--NEWS-->
      <text:h text:style-name="P10" text:outline-level="1">
<text:span text:style-name="T4">
在Mykolaiv地区，一名当地居民被暴露于俄罗斯联邦的武装侵略性</text:span>
</text:h>
      <text:p text:style-name="P4">
作者: ['АРМІЯINFORM']</text:p>
      <text:p text:style-name="P4">
时间: 2023-04-25T94:00:00-04:00</text:p>
      <text:p text:style-name="P4">
描述: 对于检察官办公室的专有的Kerivnitvva Mikolavsko地区，与乌克兰2022年的战争，与乌克兰的战争是今天的最新消息，今天与乌克兰的新闻战2022，今天的最后一场战争将在乌克兰和俄罗斯和俄罗斯和俄罗斯之间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photo-2023-04-24-17-56-56-e1682440106818.jpg" text:style-name="Internet_20_link" text:visited-style-name="Visited_20_Internet_20_Link">
photo-2023-04-24-17-56-56-e1682440106818.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108" text:anchor-type="as-char" svg:width="6.9236in" svg:height="5.552in" draw:z-index="0">
<draw:image xlink:href="../Images/AРМІЯINFORM/2023-04-25T94-00-00-04-00/photo-2023-04-24-17-56-56-e1682440106818.jpg" xlink:type="simple" xlink:show="embed" xlink:actuate="onLoad" draw:mime-type="image/jpeg"/>
</draw:frame>
在Mykolaiv地区检察官办公室的程序领导下，据报道，尼古拉地区一个领土社区之一的居民被据报道，传播了包含武装侵略乌克兰的武装侵略的材料，以及对执行此类侵略的人的荣耀。</text:p>
      <text:p text:style-name="P4">
根据调查，犯罪嫌疑人是Mykolaiv地区一个宗教团体之一的代表，他不接受乌克兰的国家权力。</text:p>
      <text:p text:style-name="P4">
在2022年，基于意识形态的主题，在“ Viber”和“ Telegram”的互联网聊天中，她分发了熟悉的视频的媒体。 他们包含了理由，承认权利和否认俄罗斯联邦对乌克兰的武装侵略。 视频荣耀对我们国家侵略的人始于2014年。</text:p>
      <text:p text:style-name="P4">
审前调查是由NP国家机构在该地区尼古拉夫地区进行的。</text:p>
      <text:p text:style-name="P4">
<text:span text:style-name="T4">
资料来源：</text:span>
 <text:a xlink:type="simple" xlink:href="https://www.gp.gov.ua/ua/posts/na-mikolayivshhini-vikrito-miscevu-meskanku-yaka-vipravdovuvala-zbroinu-agresiyu-rf" text:style-name="Internet_20_link" text:visited-style-name="Visited_20_Internet_20_Link">
_乌克兰检察长_的_PICE</text:a>
</text:p>
      <text:p text:style-name="P4">
News Source: <text:a xlink:type="simple" xlink:href="https://armyinform.com.ua/2023/04/25/na-mykolayivshhyni-vykryto-misczevu-meshkanku-yaka-vypravdovuvala-zbrojnu-agresiyu-rf/" text:style-name="Internet_20_link" text:visited-style-name="Visited_20_Internet_20_Link">
https://armyinform.com.ua/2023/04/25/na-mykolayivshhyni-vykryto-misczevu-meshkanku-yaka-vypravdovuvala-zbrojnu-agresiyu-rf/</text:a>
</text:p>
      <!--NEWS-->
      <text:h text:style-name="P10" text:outline-level="1">
<text:span text:style-name="T4">
在《公约》的arthocks中，俄罗斯侵略对乌克兰环境状况的毁灭性影响得到认可</text:span>
</text:h>
      <text:p text:style-name="P4">
作者: ['АРМІЯINFORM']</text:p>
      <text:p text:style-name="P4">
时间: 2023-04-25T95:00:00-04:00</text:p>
      <text:p text:style-name="P4">
描述: XV Zustychi群体的参与者在互联网中访问了互及的群体...与乌克兰2022年的战争，与乌克兰与乌克兰的最新新闻，今天与乌克兰2022年的新闻战争，今天上次与乌克兰战争，乌克兰和俄罗斯和俄罗斯和俄罗斯和俄罗斯和俄罗斯与俄罗斯和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4/01-8.jpg" text:style-name="Internet_20_link" text:visited-style-name="Visited_20_Internet_20_Link">
01-8.jpg</text:a>
']</text:p>
      <text:p text:style-name="P4">
标签: ['STOPRUSSIA', 'АГРЕСІЯ РФ', 'ОФІС ГЕНЕРАЛЬНОГО ПРОКУРОРА УКРАЇНИ', 'СВІТ ПІДТРИМУЄ УКРАЇНУ']</text:p>
      <text:p text:style-name="P4">
类别: News</text:p>
      <!--METADATA-->
      <text:p text:style-name="P4">
<draw:frame draw:style-name="fr1" draw:name="Image109" text:anchor-type="as-char" svg:width="6.9236in" svg:height="5.1927in" draw:z-index="0">
<draw:image xlink:href="../Images/AРМІЯINFORM/2023-04-25T95-00-00-04-00/01-8.jpg" xlink:type="simple" xlink:show="embed" xlink:actuate="onLoad" draw:mime-type="image/jpeg"/>
</draw:frame>
在《 Aorchus公约》框架内，目标小组第15次会议的参与者宣布了俄罗斯对反乌克兰侵略的侵略的严重环境后果。</text:p>
      <text:p text:style-name="P4">
联合国欧洲经济委员会召集的会议的主要结果是指侵略对人们生活的毁灭性影响，该地区和环境的社会经济发展。</text:p>
      <text:p text:style-name="P4">
会议的参与者提醒，《安息夫斯克公约》保护了公众对环境制定和正义的访问权的权利。 不合理的磁带 - 发行的全范围入侵俄罗斯破坏了进步，有时在乌克兰环境保护领域取得了成就。</text:p>
      <text:p text:style-name="P4">
_“我们敦促各方与国际组织和机构谴责俄罗斯对乌克兰联邦的谴责，并在克服上述电话中为乌克兰提供任何可能的帮助。</text:p>
      <text:p text:style-name="P4">
根据检察长马克西姆·波波夫(Maxim Popov)的顾问，该提案是由乌克兰代表团确定的。</text:p>
      <text:p text:style-name="P4">
_“在我的讲话中，我强调说，UONN散落的和平与正义的可持续发展的第16点。 同时，乌克兰的战争受到人们的威胁，该地区和环境的情况。 关于赛布尔，建议谴责俄罗斯联邦对乌克兰的侵略。 马克西姆·波波夫(Maxim Popov)说，目标司法访问权限的其余参与者支持我们，特别是感谢油脂的同事。</text:p>
      <text:p text:style-name="P4">
除了谴责俄罗斯的侵略外，目标群体的参与者还呼吁《 Aarchus公约》，该公约已由40多个国家批准，支持创建国际特殊机构和国际法庭，该法庭将考虑侵略该案件俄罗斯对乌克兰的联邦。 有可能确保对Tailov报告赔偿环境损害的可能性。</text:p>
      <text:p text:style-name="P4">
回想一下，在利沃夫联合司法会议上，据说俄罗斯侵略的加快生态损失是200万亿。</text:p>
      <text:p text:style-name="P4">
<text:span text:style-name="T4">
资料来源：</text:span>
 <text:a xlink:type="simple" xlink:href="https://www.gp.gov.ua/ua/posts/cilyova-grupa-z-dostupu-do-pravosuddya-v-mezax-orxuskoyi-konvenciyi-viznala-ruinivnii-vpliv-agresiyi-rf-na-ekologicnu-situaciyu-v-ukrayini" text:style-name="Internet_20_link" text:visited-style-name="Visited_20_Internet_20_Link">
_乌克兰检察长_的_PICE</text:a>
</text:p>
      <text:p text:style-name="P4">
News Source: <text:a xlink:type="simple" xlink:href="https://armyinform.com.ua/2023/04/25/v-mezhah-orhuskoyi-konvencziyi-vyznano-rujnivnyj-vplyv-agresiyi-rf-na-ekologichnu-sytuacziyu-v-ukrayini/" text:style-name="Internet_20_link" text:visited-style-name="Visited_20_Internet_20_Link">
https://armyinform.com.ua/2023/04/25/v-mezhah-orhuskoyi-konvencziyi-vyznano-rujnivnyj-vplyv-agresiyi-rf-na-ekologichnu-sytuacziyu-v-ukrayini/</text:a>
</text:p>
      <!--NEWS-->
      <text:h text:style-name="P10" text:outline-level="1">
<text:span text:style-name="T4">
我们不会安排克里米亚的“女巫狩猎”，但所有罪犯和叛徒都必须回答 - 泰米拉·塔萨瓦（Tamila Tashava）</text:span>
</text:h>
      <text:p text:style-name="P4">
作者: ['АРМІЯINFORM']</text:p>
      <text:p text:style-name="P4">
时间: 2023-04-25T96:00:00-04:00</text:p>
      <text:p text:style-name="P4">
描述: 邮政总统乌克兰总统的派代表犯罪塔什夫（Crim Tashev）参加了论坛...与乌克兰2022年的战争，与乌克兰与乌克兰的最新新闻，今天与乌克兰2022年的新闻战争，乌克兰和俄罗斯之间的战争将会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ajhev-1.png" text:style-name="Internet_20_link" text:visited-style-name="Visited_20_Internet_20_Link">
ajhev-1.png</text:a>
']</text:p>
      <text:p text:style-name="P4">
标签: ['STOPRUSSIA', 'АГРЕСІЯ РФ', 'АР КРИМ', 'ВТОРГНЕННЯ РФ', 'ТАМІЛА ТАШЕВА']</text:p>
      <text:p text:style-name="P4">
类别: News</text:p>
      <!--METADATA-->
      <text:p text:style-name="P4">
<draw:frame draw:style-name="fr1" draw:name="Image110" text:anchor-type="as-char" svg:width="6.9236in" svg:height="6.9236in" draw:z-index="0">
<draw:image xlink:href="../Images/AРМІЯINFORM/2023-04-25T96-00-00-04-00/ajhev-1.png" xlink:type="simple" xlink:show="embed" xlink:actuate="onLoad" draw:mime-type="image/png"/>
</draw:frame>
乌克兰总统的常设代表克里米亚·泰米尔·塔赛夫(Crimea Tamil Tashev)加入了“克里米亚浪潮”。 她担任第一个小组倾向的发言人，“返回家园：克里米亚的军事，政治和法律模拟”。</text:p>
      <text:p text:style-name="P4">
关于它<text:a xlink:type="simple" xlink:href="https://ppu.gov.ua/press-center/postiyna-predstavnytsia-vziala-uchast-u-forumi-krym-wave/" text:style-name="Internet_20_link" text:visited-style-name="Visited_20_Internet_20_Link">
报告</text:a>
乌克兰总统在阿克里姆的代表。</text:p>
      <text:p text:style-name="P4">
“现在，克里米亚将是不源性的，已经成为一个更好的理解。 首先，因为这对乌克兰来说也是如此，对于我们的人民来说，没有办法返回，我们必须返回所有领土。”</text:p>
      <text:p text:style-name="P4">
此外，一位永久代表向乌克兰沃迪米尔·泽伦斯基总统的总统介绍了克里米亚后加入克里米亚州总统的优先步骤。 恒定的代表非常关注国王政策的未来，对被解放的半岛的公共当局的恢复以及年轻人参与这些过程。</text:p>
      <text:p text:style-name="P4">
Tasheva女士还与观众分享了有关被占领的克里米亚动作的新信息：作为大型 - 克里米亚战斗鸥，黄丝带，雅特，克里米亚游击队 - 当人们在武装部队的墙壁上写作时，举起国旗并演唱赞美诗。</text:p>
      <text:p text:style-name="P4">
安德里·库利科夫(Andriy Kulikov)从大厅传达了一个重大问题，即如何与乌克兰公民交流合作的惩罚问题。</text:p>
      <text:p text:style-name="P4">
“重要的是不要安排“女巫狩猎”。 我们还在这个问题上工作。 当然，是那些从事合作活动的人：他们从事宣传，摧毁了俄罗斯罪行所涉及的生态。 这些人应该负责，但不是数十万。 我们的大多数公民是职业的受害者。 所有案件都需要被视为个人。 这是非常小心的，以在克里米亚人之间进行交流。”永久代表回答。</text:p>
      <text:p text:style-name="P4">
小组讨论中的发言人也是：重新融入乌克兰阿纳托利·斯泰尔马克(Anatoly Stelmakh)的临时领土的副部长，这是克里米亚自治人共和国和Misaasevastopol vitaliy秘书和乌克兰副副副主席的首位副局长。</text:p>
      <text:p text:style-name="P4">
News Source: <text:a xlink:type="simple" xlink:href="https://armyinform.com.ua/2023/04/25/my-ne-vlashtovuvatyme-v-krymu-polyuvannya-na-vidom-ale-vsi-zlochynczi-ta-zradnyky-mayut-vidpovisty-tamila-tasheva/" text:style-name="Internet_20_link" text:visited-style-name="Visited_20_Internet_20_Link">
https://armyinform.com.ua/2023/04/25/my-ne-vlashtovuvatyme-v-krymu-polyuvannya-na-vidom-ale-vsi-zlochynczi-ta-zradnyky-mayut-vidpovisty-tamila-tasheva/</text:a>
</text:p>
      <!--NEWS-->
      <text:h text:style-name="P10" text:outline-level="1">
<text:span text:style-name="T4">
哥本哈根的欧安组织局讨论了针对乌克兰的俄罗斯联邦的问题</text:span>
</text:h>
      <text:p text:style-name="P4">
作者: ['АРМІЯINFORM']</text:p>
      <text:p text:style-name="P4">
时间: 2023-04-25T97:00:00-04:00</text:p>
      <text:p text:style-name="P4">
描述: 24 KVITRY 2022 ROCOSKENT Strister Kerivniked Prodogatsia，议会局成员...与乌克兰2022年的战争，与乌克兰的最新新闻，今天与乌克兰的新闻，今天与乌克兰的新闻战争，今天与乌克兰的新闻战争，乌克兰和俄罗斯之间的战争以及何时，何时又有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2504-pa-obsye1.jpg" text:style-name="Internet_20_link" text:visited-style-name="Visited_20_Internet_20_Link">
2504-pa-obsye1.jpg</text:a>
']</text:p>
      <text:p text:style-name="P4">
标签: ['STOPRUSSIA', 'АГРЕСІЯ РФ', 'ВТОРГНЕННЯ РФ', 'ОБСЄ']</text:p>
      <text:p text:style-name="P4">
类别: News</text:p>
      <!--METADATA-->
      <text:p text:style-name="P4">
<draw:frame draw:style-name="fr1" draw:name="Image111" text:anchor-type="as-char" svg:width="6.9236in" svg:height="4.619339in" draw:z-index="0">
<draw:image xlink:href="../Images/AРМІЯINFORM/2023-04-25T97-00-00-04-00/2504-pa-obsye1.jpg" xlink:type="simple" xlink:show="embed" xlink:actuate="onLoad" draw:mime-type="image/jpeg"/>
</draw:frame>
2022年4月24日，OSCE局议会副主任，OSCE局议会议员，OSCE得分，科学，技术和环境环境总委员会副主席Arthurgerasimov在局的视频会议模式下，该局的视频会议模式(丹麦).</text:p>
      <text:p text:style-name="P4">
Про це <text:a xlink:type="simple" xlink:href="https://www.rada.gov.ua/news/news_kom/235720.html" text:style-name="Internet_20_link" text:visited-style-name="Visited_20_Internet_20_Link">
повідомляє</text:a>
乌克兰Verkhovna Rada的新闻服务。</text:p>
      <text:p text:style-name="P4">
议会理事机构会议的顺序被认为是为温哥华举行的年度夏季会议准备的问题(加拿大)，考虑三个总委员会的结果和报告以及目前的恩惠，包括有关OSCE宣教的选举工作的报告。亚美尼亚 - 阿萨比亚尼对抗的紧张局势，难民和内部流离失所者的问题。</text:p>
      <text:p text:style-name="P4">
欧安组织政治问题与安全委员(立陶宛)他宣布，在温哥华夏季会议上的总委员会决议将包括在俄罗斯武装侵略的规定的压倒性部分中，并呼吁俄罗斯军队从乌克兰领土中无条件撤离。 政治家呼吁制定战略并扩大预防冲突的欧安组织工具科学。</text:p>
      <text:p text:style-name="P4">
作为《分辨率》和《天蝎项问题，科学，技术和环境》总委员会的介绍的一部分，温哥华的夏季夏季夏季夏季夏季总委员会发言人古德鲁·库格勒(Gudrun Kugler)(奥地利)她强调说，涵盖与商业和工业发展，环境保护以及武装侵略俄罗斯联邦对该地区经济，生态和发展的武装侵略有关的各种问题的决议，恢复乌克兰及其破坏的能源基础设施。</text:p>
      <text:p text:style-name="P4">
民主，人权与人道主义事务总委员会(瑞典)他强调，帕布斯夏季会议之前的报告和决议将包括侵犯人权行为的问题，包括俄罗斯对乌克兰的全面战争期间的妇女和儿童，俄罗斯联合会的迫害和屠杀问题，以及数字化和民间社会发展的问题。</text:p>
      <text:p text:style-name="P4">
News Source: <text:a xlink:type="simple" xlink:href="https://armyinform.com.ua/2023/04/25/na-byuro-pa-obsye-u-kopengageni-obgovoryly-pytannya-vijny-rf-proty-ukrayiny/" text:style-name="Internet_20_link" text:visited-style-name="Visited_20_Internet_20_Link">
https://armyinform.com.ua/2023/04/25/na-byuro-pa-obsye-u-kopengageni-obgovoryly-pytannya-vijny-rf-proty-ukrayiny/</text:a>
</text:p>
      <!--NEWS-->
      <text:h text:style-name="P10" text:outline-level="1">
<text:span text:style-name="T4">
俄罗斯恐怖的每一次表现都是其他论点，即一切都应该在法庭上结束 - 乌克兰总统</text:span>
</text:h>
      <text:p text:style-name="P4">
作者: ['АРМІЯINFORM']</text:p>
      <text:p text:style-name="P4">
时间: 2023-04-25T98:00:00-04:00</text:p>
      <text:p text:style-name="P4">
描述: 乌克兰！ 乌克兰！ 与我们的合作伙伴一起！ 一天中的一天，特里夫·罗兹比尔（Triv -Rozbir）...与乌克兰2022年的战争，与乌克兰的战争是今天的最新消息，今天的新闻战，与乌克兰2022年的新闻战，今天的最后一场是乌克兰和俄罗斯之间的战争，与乌克兰的战争将是，这将是，这将是，无论是否在不久的将来与乌克兰的战争都说，与乌克兰的战争，今天的乌克兰新闻，乌克兰的新闻，乌克兰媒体上的乌克兰新闻</text:p>
      <text:p text:style-name="P4">
图片: ['<text:a xlink:type="simple" xlink:href="https://armyinform.com.ua/wp-content/uploads/2023/04/a96d2d57d7255a2b9c2d62859ae694d9_1682450642_extra_large.jpeg" text:style-name="Internet_20_link" text:visited-style-name="Visited_20_Internet_20_Link">
a96d2d57d7255a2b9c2d62859ae694d9_1682450642_extra_large.jpeg</text:a>
']</text:p>
      <text:p text:style-name="P4">
标签: ['STOPRUSSIA', 'АГРЕСІЯ РФ', 'ВОЛОДИМИР ЗЕЛЕНСЬКИЙ', 'ВТОРГНЕННЯ РФ']</text:p>
      <text:p text:style-name="P4">
类别: News</text:p>
      <!--METADATA-->
      <text:p text:style-name="P4">
<draw:frame draw:style-name="fr1" draw:name="Image112" text:anchor-type="as-char" svg:width="6.9236in" svg:height="3.894525in" draw:z-index="0">
<draw:image xlink:href="../Images/AРМІЯINFORM/2023-04-25T98-00-00-04-00/a96d2d57d7255a2b9c2d62859ae694d9_1682450642_extra_large.jpeg" xlink:type="simple" xlink:show="embed" xlink:actuate="onLoad" draw:mime-type="image/jpeg"/>
</draw:frame>
_ <text:span text:style-name="T4">
乌克兰人!乌克兰人!我们所有世界上的伴侣!</text:span>
 _</text:p>
      <text:p text:style-name="P4">
白天，在俄罗斯对C-300导弹炮击后，库平安斯克·哈尔基夫(Kupyansk Kharkiv)地区进行了解析。 关于普通平民。 恐怖分子的目标是卡拉伊博物馆和邻近的房屋。罗西亚杀死了两名妇女的打击。 我对亲戚和亲人的慰问...十个人受伤 - 他们得到了必要的帮助。</text:p>
      <text:p text:style-name="P4">
总的来说，在我国不同地区，有60多个博物馆和画廊被占用者造成了自我砍伐或破坏。</text:p>
      <text:p text:style-name="P4">
今天，在赫尔森地区，俄罗斯航空的打击被摧毁了。 在贝洛泽斯基社区的基佐米斯村。 东正教寺庙...由theuaabomb管理。 也就是说，俄罗斯军方知道他们正在摧毁。 这座教堂一直是数百个教堂和祈祷屋之一，被俄罗斯打击破裂。</text:p>
      <text:p text:style-name="P4">
克里米亚...今天，侵略者闯入了Abdureshit Jepparova的房子。 他是克里米亚塔塔尔民族运动，人权活动家，乌克兰公民的唯一代表。 他现在在哪里，这对他来说是未知的。 这是克里米亚土著人民，反对我们所有人民的另一个例子。在克里米亚和俄罗斯占领的其他地区，这些人和成千上万的例子。</text:p>
      <text:p text:style-name="P4">
直到侵略者被打破之前，没有人能在任何地方感到安全。 这是乌克兰证明的一天 - 俄罗斯军队和特殊服务在我们的土地上对我们的人民所做的一切。 这就是他们梦想着将其他人带到当地。 全世界都知道。</text:p>
      <text:p text:style-name="P4">
世界也知道：俄罗斯可以停止。 这是一个共同利益。 在前线停止强大的士兵。 我们的武器 - 乌克兰和我们的武器是伴侣的肌肉。 借着法律的力量，即需要不断加强的制裁以及为了正义而进行的共同工作。俄罗斯恐怖的表现，每天侵略，都是其他论点，即所有这些都应在法庭上结束 - 在新的纽伦堡，关于轻率的人，亲戚和对博物馆有火箭的人，并对教堂进行了avaibombs。该制裁文件将与世界上所有主要领导者(无论是政治和公共，商业)的桌子上。 针对核工业的俄罗斯纳普加扎部门的制裁绝对所有帮助俄罗斯的情况。 这是国际秩序的必要自卫。</text:p>
      <text:p text:style-name="P4">
今天我举行了下一次会议。 国防部的指挥官，智力，情报部门。 现在，关于敌对行动的报告现在正在积极移动，即新单元的设备。 拉姆斯坦和与我们的合作伙伴的进一步沟通今天是分开的。</text:p>
      <text:p text:style-name="P4">
他还举行了一次有关乌克兰经济恢复的会议。 Shmigal，Sviridenko，Shurma，Kubrakov，Fedorov-我们的还原团队。 提出了今天和战后的经济实验。 很明显，胜利的结果将是乌克兰成为我们所有合作伙伴的真正安全供应商的机会，并为世界上所有人，他们根据规则赞赏国际秩序。 我们在生活中体现的新安全标准：在我们的基础设施，能源，物流和交流中，在社会和教育领域，生产中 - 所有这些都可以在世界其他地区进行扩展。</text:p>
      <text:p text:style-name="P4">
同样，乌克兰保护系统，我们的武器，我们对人民的经验，在俄罗斯恐怖的对抗中获得了。 所有这些都将在全球范围内起作用，因此世界上没有人重复俄罗斯犯罪。</text:p>
      <text:p text:style-name="P4">
荣耀与现在在战斗，战斗哨所，战斗行动中的每个战士荣耀!另外，我想今天庆祝第80空降袭击旅。</text:p>
      <text:p text:style-name="P4">
做的好各位!感谢您在销毁巴赫穆特的占领者时的决心!</text:p>
      <text:p text:style-name="P4">
<text:span text:style-name="T4">
 <text:span text:style-name="T5">
荣耀与乌克兰!</text:span>
 </text:span>
</text:p>
      <text:p text:style-name="P4">
News Source: <text:a xlink:type="simple" xlink:href="https://armyinform.com.ua/2023/04/25/kozhen-proyav-rosijskogo-teroru-cze-dodatkovi-argumenty-shho-vse-maye-zavershytys-u-trybunali-prezydent-ukrayiny/" text:style-name="Internet_20_link" text:visited-style-name="Visited_20_Internet_20_Link">
https://armyinform.com.ua/2023/04/25/kozhen-proyav-rosijskogo-teroru-cze-dodatkovi-argumenty-shho-vse-maye-zavershytys-u-trybunali-prezydent-ukrayiny/</text:a>
</text:p>
      <!--NEWS-->
      <text:h text:style-name="P10" text:outline-level="1">
<text:span text:style-name="T4">
乌克兰救援人员团队收到了土耳其总统的感谢</text:span>
</text:h>
      <text:p text:style-name="P4">
作者: ['АРМІЯINFORM']</text:p>
      <text:p text:style-name="P4">
时间: 2023-04-25T99:00:00-04:00</text:p>
      <text:p text:style-name="P4">
描述: Tehechini总统Receps Takyp Erdogan授予了乌克兰Podyaki团队的奖牌...与乌克兰2022年的战争，与乌克兰与乌克兰的最新新闻，今天与乌克兰2022年的新闻战争，乌克兰和俄罗斯和俄罗斯和俄罗斯和俄罗斯和俄罗斯和俄罗斯和俄罗斯之间的战争都会他们说，当2022年与乌克兰的战争在2022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343140936_538175635130354_4925581156795928177_n.jpg" text:style-name="Internet_20_link" text:visited-style-name="Visited_20_Internet_20_Link">
343140936_538175635130354_4925581156795928177_n.jpg</text:a>
']</text:p>
      <text:p text:style-name="P4">
标签: ['ЗЕМЛЕТРУС В ТУРЕЧЧИНІ', 'УКРАЇНСЬКИЙ НАРОД НЕПЕРЕМОЖНИЙ']</text:p>
      <text:p text:style-name="P4">
类别: News</text:p>
      <!--METADATA-->
      <text:p text:style-name="P4">
<draw:frame draw:style-name="fr1" draw:name="Image113" text:anchor-type="as-char" svg:width="6.9236in" svg:height="4.901127in" draw:z-index="0">
<draw:image xlink:href="../Images/AРМІЯINFORM/2023-04-25T99-00-00-04-00/343140936_538175635130354_4925581156795928177_n.jpg" xlink:type="simple" xlink:show="embed" xlink:actuate="onLoad" draw:mime-type="image/jpeg"/>
</draw:frame>
土耳其总统埃里普·泰普·埃尔多安(Recep Taip Erdogan)向乌克兰救援人员表示感谢，这些救援人员帮助消除了破坏性的Landletrs的影响。</text:p>
      <text:p text:style-name="P4">
乌克兰驻土耳其Vasyl Bodnar的大使<text:a xlink:type="simple" xlink:href="https://www.facebook.com/Vasyl.Bodnar.1976/posts/pfbid0mpfiJHMmtWRjY9xXWXVh6o2raJPz9f4bcgZAj335nrxQnJXFADfD36APySdaM7nNl" text:style-name="Internet_20_link" text:visited-style-name="Visited_20_Internet_20_Link">
写</text:a>
在Facebook上。</text:p>
      <text:p text:style-name="P4">
“ Recep Taip Erdogan向乌克兰救援人员提供了一份感激之情，他们帮助消除了2月6日在土耳其毁灭性土地的影响。 以使馆的名义，对应的叶子感谢外交部TR的负责人。”他写道。</text:p>
      <text:p text:style-name="P4">
这位大使提醒，尽管战争，乌克兰派出了87名救援人员到土耳其。</text:p>
      <text:p text:style-name="P4">
News Source: <text:a xlink:type="simple" xlink:href="https://armyinform.com.ua/2023/04/25/komanda-ukrayinskyh-ryatuvalnykiv-otrymala-medal-podyaky-vid-prezydenta-turechchyny/" text:style-name="Internet_20_link" text:visited-style-name="Visited_20_Internet_20_Link">
https://armyinform.com.ua/2023/04/25/komanda-ukrayinskyh-ryatuvalnykiv-otrymala-medal-podyaky-vid-prezydenta-turechchyny/</text:a>
</text:p>
      <!--NEWS-->
      <text:h text:style-name="P10" text:outline-level="1">
<text:span text:style-name="T4">
乌克兰预测夜间霜冻，下午高达22°</text:span>
</text:h>
      <text:p text:style-name="P4">
作者: Ukrinform (Person)</text:p>
      <text:p text:style-name="P4">
出版商: Укринформ (Organization)</text:p>
      <text:p text:style-name="P4">
出版时间: 2023-04-26T-12:58:00+03:00</text:p>
      <text:p text:style-name="P4">
修改时间: 2023-04-26T23:58:00+03:00</text:p>
      <text:p text:style-name="P4">
描述: 在不久的将来，预报是在乌克兰霜冻的预测，下午，气温将从8°到22°。  - 乌克林。</text:p>
      <text:p text:style-name="P4">
图片: ["<text:a xlink:type="simple" xlink:href="https://static.ukrinform.com/photos/2023_03/thumb_files/630_360_1679923569-757.jpg" text:style-name="Internet_20_link" text:visited-style-name="Visited_20_Internet_20_Link">
630_360_16799...</text:a>
"]</text:p>
      <text:p text:style-name="P4">
标签: ['Дощ', 'Погода', 'Весна', 'Заморозки']</text:p>
      <text:p text:style-name="P4">
类型: Article</text:p>
      <!--METADATA-->
      <text:p text:style-name="P4">
<draw:frame draw:style-name="fr1" draw:name="Image114" text:anchor-type="as-char" svg:width="6.9236in" svg:height="3.956343in" draw:z-index="0">
<draw:image xlink:href="../Images/yкринформ/2023-04-26T-12-58-00-03-00/630_360_1679923569-757.jpg" xlink:type="simple" xlink:show="embed" xlink:actuate="onLoad" draw:mime-type="image/jpeg"/>
</draw:frame>
在不久的将来，预报者在乌克兰预测霜冻，在下午，气温将从8°到22°。</text:p>
      <text:p text:style-name="P4">
乌克兰形式在乌克兰水文气象学中心报道。</text:p>
      <text:p text:style-name="P4">
因此，在4月27日，在西方，文尼特和Zhytomyr地区，将有多种浑浊。 晚上，下午，小雨没有降水； 风向7-12 m/s; 晚上温度为1-6°，在弗罗斯特0-3°的地面上，下午8-13°热(在晚上0-5°弗罗斯特的喀尔巴阡山脉高地，白天0°).</text:p>
      <text:p text:style-name="P4">
На решті території хмарно з проясненнями; короткочасні <text:a xlink:type="simple" xlink:href="https://www.ukrinform.ua/tag-dos" text:style-name="Internet_20_link" text:visited-style-name="Visited_20_Internet_20_Link">
</text:a>
，在雷暴左岸的下午，在Gradost的地方，15-20 m/s陷入了困境。 南风，7-12 m/s； 晚上5-10°，下午14-19°，该国东部的温度为22°； 在基辅地区，切尔尼夫，切尔卡斯郡地区，基洛沃拉德和奥德萨地区8-13°。</text:p>
      <text:p text:style-name="P4">
<text:span text:style-name="T4">
另请阅读：</text:span>
 <text:a xlink:type="simple" xlink:href="https://www.ukrinform.ua/rubric-economy/3699931-v-ukraini-cerez-silni-j-zatazni-dosi-zatrimuetsa-posivna.html" text:style-name="Internet_20_link" text:visited-style-name="Visited_20_Internet_20_Link">
<text:span text:style-name="T4">
雨</text:span>
</text:a>
在基辅和基辅地区，4月27日浑浊，澄清，短暂。 南风，向西北7-12 m/s过渡。 白天大约10°，夜间资本的温度为6-8°； 在晚上5-10°的区域，下午8-13°。</text:p>
      <text:p text:style-name="P4">
在接下来的两天，即4月28日至29日，乌克兰将澄清多云。 4月28日在左岸，短期雨水，雷雨下午，最终没有降水。 4月29日，在该国其他地区的东部，东南地区，白天和西部地区的小雨。</text:p>
      <text:p text:style-name="P4">
风在西北，向东北过渡，5-10 m/s。</text:p>
      <text:p text:style-name="P4">
夜晚的温度为4-9°的热量，在东南地区7-12°； 纳齐米尔(Nazimir)，基夫(Kyiv)和文尼特(Vinnytsia)地区，4月29日，在北部地区的北部地区，在土壤表面，在霜冻0-3°空气中的西部地区。 4月28日，在乌克兰的11-16°温暖的那天，在东部地区，卢汉斯克地区20-22-22°。</text:p>
      <text:p text:style-name="P4">
在没有降水量的喀尔巴阡山脉的高地上，只有在4月29日下午，稍有降雨；晚上0-5°霜冻，温度为1-6°。</text:p>
      <text:p text:style-name="P4">
4月28日至29日在首都地区没有降水。 风在西北，向东北，5-10 m/s穿过。 下午13-15°，夜间基辅的温度为4-6°。 在晚上1-6°温暖的区域上，4月29日在幼虫的土壤表面0-3°； 第11-16°热。4月30日在基辅和该地区，在短期降雨中1月1日。晚上5-7°的首都温度在14-16°； 在晚上2-7°温暖的区域，下午12-17°。</text:p>
      <text:p text:style-name="P4">
News Source: <text:a xlink:type="simple" xlink:href="https://www.ukrinform.ua/rubric-regions/3701035-v-ukraini-prognozuut-nicni-zamorozki-vden-do-22-tepla.html" text:style-name="Internet_20_link" text:visited-style-name="Visited_20_Internet_20_Link">
https://www.ukrinform.ua/rubric-regions/3701035-v-ukraini-prognozuut-nicni-zamorozki-vden-do-22-tepla.html</text:a>
</text:p>
      <!--NEWS-->
      <text:h text:style-name="P10" text:outline-level="1">
<text:span text:style-name="T4">
Donetsk Oblast（12:37）。 红色警报：空中威胁。 警笛声。 立即掩盖！</text:span>
</text:h>
      <text:p text:style-name="P4">
作者: liveuamap (Language: en)</text:p>
      <text:p text:style-name="P4">
时间: 2023-04-26T-13:40:00</text:p>
      <text:p text:style-name="P4">
地点: Donetsk Oblast (Latitude:48.7271 Longtitude:37.57755)</text:p>
      <text:p text:style-name="P4">
视频: []</text:p>
      <text:p text:style-name="P4">
图片: []</text:p>
      <text:p text:style-name="P4">
标签: ["Europe", "Central and Eastern Europe"]</text:p>
      <text:p text:style-name="P4">
Id: 22558766</text:p>
      <!--METADATA-->
      <text:p text:style-name="P4">
Donetsk Oblast(12:37). Red Alert: aerial threat. Sirens sounding. Take covernow!</text:p>
      <text:p text:style-name="P4">
News Collection Link: <text:a xlink:type="simple" xlink:href="https://liveuamap.com/en/2023/26-april-donetsk-oblast1237-red-alert-aerial-g" text:style-name="Internet_20_link" text:visited-style-name="Visited_20_Internet_20_Link">
https://liveuamap.com/en/2023/26-april-donetsk-oblast1237-red-alert-aerial-g</text:a>
</text:p>
      <text:p text:style-name="P4">
News Source: <text:a xlink:type="simple" xlink:href="https://t.me/air_alert_ua/43781" text:style-name="Internet_20_link" text:visited-style-name="Visited_20_Internet_20_Link">
https://t.me/air_alert_ua/43781</text:a>
</text:p>
      <!--NEWS-->
      <text:h text:style-name="P10" text:outline-level="1">
<text:span text:style-name="T4">
曼城用Zinchenko击败了阿森纳，并接近了APL的第一步</text:span>
</text:h>
      <text:p text:style-name="P4">
作者: Ukrinform (Person)</text:p>
      <text:p text:style-name="P4">
出版商: Укринформ (Organization)</text:p>
      <text:p text:style-name="P4">
出版时间: 2023-04-26T-14:57:00+03:00</text:p>
      <text:p text:style-name="P4">
修改时间: 2023-04-26T23:57:00+03:00</text:p>
      <text:p text:style-name="P4">
描述: “当地人”在桌子中的两个分中以两分的速度不如“ Canonira”，有两次股票。  - 乌克林。</text:p>
      <text:p text:style-name="P4">
图片: ["<text:a xlink:type="simple" xlink:href="https://static.ukrinform.com/photos/2023_04/thumb_files/630_360_1682542012-751.jpg" text:style-name="Internet_20_link" text:visited-style-name="Visited_20_Internet_20_Link">
630_360_16825...</text:a>
"]</text:p>
      <text:p text:style-name="P4">
标签: ['Арсенал', 'Футбол', 'Манчестер Сіті', 'АПЛ']</text:p>
      <text:p text:style-name="P4">
类型: Article</text:p>
      <!--METADATA-->
      <text:p text:style-name="P4">
<draw:frame draw:style-name="fr1" draw:name="Image115" text:anchor-type="as-char" svg:width="6.9236in" svg:height="3.956343in" draw:z-index="0">
<draw:image xlink:href="../Images/yкринформ/2023-04-26T-14-57-00-03-00/630_360_1682542012-751.jpg" xlink:type="simple" xlink:show="embed" xlink:actuate="onLoad" draw:mime-type="image/jpeg"/>
</draw:frame>
“当地人”在桌子中的两个点分为两点不如Canonira，有两次备用比赛。</text:p>
      <text:p text:style-name="P4">
乌克林福姆报道，曼彻斯特城在英超联赛第33轮中以4：1击败了阿森纳。</text:p>
      <text:p text:style-name="P4">
石头和荷兰人是当地人的一部分，是德布莱恩的双倍。</text:p>
      <text:p text:style-name="P4">
瓜迪奥利的Hosep病房占英格兰冠军赛的第二名，在33场比赛后获得73分。</text:p>
      <text:p text:style-name="P4">
<text:span text:style-name="T4">
另请阅读：</text:span>
 <text:a xlink:type="simple" xlink:href="https://www.ukrinform.ua/rubric-sports/3701235-celsi-z-mudrikom-vcergove-postupivsa-v-apl.html" text:style-name="Internet_20_link" text:visited-style-name="Visited_20_Internet_20_Link">
<text:span text:style-name="T4">
 apl </text:span>
</text:a>
据报道，阿森纳以APL为首，在资产中33场比赛后有75分。</text:p>
      <text:p text:style-name="P4">
照片：Twitter.com/mancity</text:p>
      <text:p text:style-name="P4">
News Source: <text:a xlink:type="simple" xlink:href="https://www.ukrinform.ua/rubric-sports/3701240-mancester-siti-rozgromiv-arsenal-iz-zincenkom-i-nablizivsa-do-lidera-v-apl.html" text:style-name="Internet_20_link" text:visited-style-name="Visited_20_Internet_20_Link">
https://www.ukrinform.ua/rubric-sports/3701240-mancester-siti-rozgromiv-arsenal-iz-zincenkom-i-nablizivsa-do-lidera-v-apl.html</text:a>
</text:p>
      <!--NEWS-->
      <text:h text:style-name="P10" text:outline-level="1">
<text:span text:style-name="T4">
Zelensky：我们已经在2024年概述了与意大利的合作</text:span>
</text:h>
      <text:p text:style-name="P4">
作者: Ukrinform (Person)</text:p>
      <text:p text:style-name="P4">
出版商: Укринформ (Organization)</text:p>
      <text:p text:style-name="P4">
出版时间: 2023-04-26T-16:45:00+03:00</text:p>
      <text:p text:style-name="P4">
修改时间: 2023-04-26T23:45:00+03:00</text:p>
      <text:p text:style-name="P4">
描述: Volodymyr Zelensky和George Meloni讨论了在意大利未来总统在G7中的未来总统职位的背景下，并准备了乌克兰恢复捐助者会议的情况。  - 乌克林。</text:p>
      <text:p text:style-name="P4">
图片: ["<text:a xlink:type="simple" xlink:href="https://static.ukrinform.com/photos/2023_01/thumb_files/630_360_1673469063-825.png" text:style-name="Internet_20_link" text:visited-style-name="Visited_20_Internet_20_Link">
630_360_16734...</text:a>
"]</text:p>
      <text:p text:style-name="P4">
标签: ['Італія', 'Зеленський', 'Відбудова', 'Джорджа Мелоні']</text:p>
      <text:p text:style-name="P4">
类型: Article</text:p>
      <!--METADATA-->
      <text:p text:style-name="P4">
<draw:frame draw:style-name="fr1" draw:name="Image116" text:anchor-type="as-char" svg:width="6.9236in" svg:height="3.956343in" draw:z-index="0">
<draw:image xlink:href="../Images/yкринформ/2023-04-26T-16-45-00-03-00/630_360_1673469063-825.png" xlink:type="simple" xlink:show="embed" xlink:actuate="onLoad" draw:mime-type="image/png"/>
</draw:frame>
Volodymyrzelensky和George Meloni讨论了两国在2024年意大利未来总统在G7中的合作，并准备了乌克兰恢复的捐助者会议。</text:p>
      <text:p text:style-name="P4">
乌克林福姆报道，乌克兰总统在视频地址中告知了这一点。</text:p>
      <text:p text:style-name="P4">
“我感谢总理乔治·梅洛尼夫人的会议(来自乌克兰的重建。)根据她的说法，乌克兰的不变支持。 重要的是我们计划在2024年合作。 特别是，这适用于意大利总统在G7中的未来，以及准备大型恢复捐助者会议的准备。”</text:p>
      <text:p text:style-name="P4">
同时，Zelensky指出，分别与Meloni进行了电话交谈，在此期间，双方讨论了乌克兰人民的国防合作和支持。</text:p>
      <text:p text:style-name="P4">
<text:span text:style-name="T4">
另请阅读：</text:span>
 <text:a xlink:type="simple" xlink:href="https://www.ukrinform.ua/rubric-ato/3701032-italia-hoce-prijnati-konferenciu-z-vidnovlenna-ukraini-u-2025-roci-meloni.html" text:style-name="Internet_20_link" text:visited-style-name="Visited_20_Internet_20_Link">
<text:span text:style-name="T4">
 Melonney </text:span>
</text:a>
“如今，我们还与合作伙伴进行了有关国防步骤和供应协调的特殊工作。对于乌克兰而言，任何为我们保护自由而努力的人都非常重要，清楚地了解了我们可以具体的纳西尔的观点。我们彼此了解，很容易为共同的胜利而努力。”</text:p>
      <text:p text:style-name="P4">
正如乌克林福姆(Ukrinform)报道的，4月26日在罗马举行的，乌克兰的工作为政府官员和工业和商业代表举行了双边会议。(http://www.ukrinform.ua/rubric-polytics/3701129-rozmova-zelenskogo-ta-si-czinpina-detali.html) .</text:p>
      <text:p text:style-name="P4">
News Source: <text:a xlink:type="simple" xlink:href="https://www.ukrinform.ua/rubric-polytics/3701238-zelenskij-vze-zaraz-namicaemo-spivpracu-z-italieu-u-2024-roci.html" text:style-name="Internet_20_link" text:visited-style-name="Visited_20_Internet_20_Link">
https://www.ukrinform.ua/rubric-polytics/3701238-zelenskij-vze-zaraz-namicaemo-spivpracu-z-italieu-u-2024-roci.html</text:a>
</text:p>
      <!--NEWS-->
      <text:h text:style-name="P10" text:outline-level="1">
<text:span text:style-name="T4">
乌克兰手球运动员在CHE-2024的资格赛中输掉了Faroers</text:span>
</text:h>
      <text:p text:style-name="P4">
作者: Ukrinform (Person)</text:p>
      <text:p text:style-name="P4">
出版商: Укринформ (Organization)</text:p>
      <text:p text:style-name="P4">
出版时间: 2023-04-26T-18:37:46+03:00</text:p>
      <text:p text:style-name="P4">
修改时间: 2023-04-26T23:37:46+03:00</text:p>
      <text:p text:style-name="P4">
描述: 乌克兰男子国家队在2024年第四届欧洲冠军赛中被法罗群岛队击败。  - 乌克林。</text:p>
      <text:p text:style-name="P4">
图片: ["<text:a xlink:type="simple" xlink:href="https://static.ukrinform.com/photos/2023_04/thumb_files/630_360_1682541357-889.jpg" text:style-name="Internet_20_link" text:visited-style-name="Visited_20_Internet_20_Link">
630_360_16825...</text:a>
"]</text:p>
      <text:p text:style-name="P4">
标签: ['Збірна України', 'гандбол']</text:p>
      <text:p text:style-name="P4">
类型: Article</text:p>
      <!--METADATA-->
      <text:p text:style-name="P4">
<draw:frame draw:style-name="fr1" draw:name="Image117" text:anchor-type="as-char" svg:width="6.9236in" svg:height="3.956343in" draw:z-index="0">
<draw:image xlink:href="../Images/yкринформ/2023-04-26T-18-37-46-03-00/630_360_1682541357-889.jpg" xlink:type="simple" xlink:show="embed" xlink:actuate="onLoad" draw:mime-type="image/jpeg"/>
</draw:frame>
乌克兰男性乌克兰被法罗群岛队击败了2024年第四届欧洲冠军。</text:p>
      <text:p text:style-name="P4">
法尔群岛的比赛 - 乌克兰以33:26的成绩结束(17:12)，报道乌克林福姆。</text:p>
      <text:p text:style-name="P4">
在比赛日的另一场比赛中，罗马尼亚让位于手球球员四重奏的领导者-30：35(17:19).</text:p>
      <text:p text:style-name="P4">
Турнірне становище після 5-ти турів: Австрія - 10 очок, Румунія - 4, Фарерськіострови - 4, Україна - 2.</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在下一轮的4月30日，“蓝色和黄色”将被罗马尼亚人接受。</text:p>
      <text:p text:style-name="P4">
照片：FSU。</text:p>
      <text:p text:style-name="P4">
News Source: <text:a xlink:type="simple" xlink:href="https://www.ukrinform.ua/rubric-sports/3701236-ukrainski-gandbolisti-prograli-fareram-u-matci-kvalifikacii-ce2024.html" text:style-name="Internet_20_link" text:visited-style-name="Visited_20_Internet_20_Link">
https://www.ukrinform.ua/rubric-sports/3701236-ukrainski-gandbolisti-prograli-fareram-u-matci-kvalifikacii-ce2024.html</text:a>
</text:p>
      <!--NEWS-->
      <text:h text:style-name="P10" text:outline-level="1">
<text:span text:style-name="T4">
武装部队几乎获得了西方所有军事援助 - 美国在欧洲的司令</text:span>
</text:h>
      <text:p text:style-name="P4">
作者: Ukrinform (Person)</text:p>
      <text:p text:style-name="P4">
出版商: Укринформ (Organization)</text:p>
      <text:p text:style-name="P4">
出版时间: 2023-04-26T-20:37:00+03:00</text:p>
      <text:p text:style-name="P4">
修改时间: 2023-04-26T23:37:00+03:00</text:p>
      <text:p text:style-name="P4">
描述: 欧洲的美国指挥官克里斯托弗·考科利将军表示，武装部队在活动中获得了几乎所有的军事援助套餐，包括战斗设备和武器，这些武器和武器在与俄罗斯联邦的战争条件下分配了支持乌克兰。  - 乌克林。</text:p>
      <text:p text:style-name="P4">
图片: ["<text:a xlink:type="simple" xlink:href="https://static.ukrinform.com/photos/2023_04/thumb_files/630_360_1682541572-454.jpg" text:style-name="Internet_20_link" text:visited-style-name="Visited_20_Internet_20_Link">
630_360_16825...</text:a>
"]</text:p>
      <text:p text:style-name="P4">
标签: ['США', 'Зброя', 'ЗСУ', 'Військова техніка', 'Війна з росією', '#stoprussia']</text:p>
      <text:p text:style-name="P4">
类型: Article</text:p>
      <!--METADATA-->
      <text:p text:style-name="P4">
<draw:frame draw:style-name="fr1" draw:name="Image118" text:anchor-type="as-char" svg:width="6.9236in" svg:height="3.956343in" draw:z-index="0">
<draw:image xlink:href="../Images/yкринформ/2023-04-26T-20-37-00-03-00/630_360_1682541572-454.jpg" xlink:type="simple" xlink:show="embed" xlink:actuate="onLoad" draw:mime-type="image/jpeg"/>
</draw:frame>
克里斯托弗·卡沃利(Christopher Cavoli)将军说，他们在战斗设备和武器中包括了几乎所有活动的军事援助方案，这些事件中的几乎所有军事援助套餐都在与俄罗斯联邦的战争中分配了支持乌克兰。</text:p>
      <text:p text:style-name="P4">
他在周三在美国代表武装武装委员会的听证会上表示。</text:p>
      <text:p text:style-name="P4">
“超过98％的战斗车已经存在。 我坚信我们已交付给他们<text:a xlink:type="simple" xlink:href="https://www.ukrinform.ua/tag-vijskova-tehnika" text:style-name="Internet_20_link" text:visited-style-name="Visited_20_Internet_20_Link">
</text:a>
，我们还将努力维持其运营。”美国将军说。</text:p>
      <text:p text:style-name="P4">
他还保证，美国一方与乌克兰一方保持持续的联系，以确定武装部队的当前需求并确保他们。 他说，此外，正在实施新的步骤以开发欧元 - 大西洋安全。</text:p>
      <text:p text:style-name="P4">
<text:span text:style-name="T4">
另请阅读：</text:span>
 <text:a xlink:type="simple" xlink:href="https://www.ukrinform.ua/rubric-ato/3700205-pentagon-do-kinca-roku-planue-peredati-zsu-bojovi-tanki-abrams.html" text:style-name="Internet_20_link" text:visited-style-name="Visited_20_Internet_20_Link">
</text:a>
美国指挥官说：“我们正在制定对联盟的一般防御计划的新计划，它们将促进战斗的准备水平，并有目的地对工会辩护进行投资。”</text:p>
      <text:p text:style-name="P4">
据乌克林福姆报道，美国已分配了超过360亿美元的军事援助，提供了武装部队，包括炮兵，防空，装甲车。 此外，盟友和合伙企业分配了约200亿美元。</text:p>
      <text:p text:style-name="P4">
<text:span text:style-name="T5">
foto：ustymary</text:span>
</text:p>
      <text:p text:style-name="P4">
News Source: <text:a xlink:type="simple" xlink:href="https://www.ukrinform.ua/rubric-ato/3701237-zsu-otrimali-majze-vsu-zahidnu-vijskovu-dopomogu-komanduvac-silami-ssa-v-evropi.html" text:style-name="Internet_20_link" text:visited-style-name="Visited_20_Internet_20_Link">
https://www.ukrinform.ua/rubric-ato/3701237-zsu-otrimali-majze-vsu-zahidnu-vijskovu-dopomogu-komanduvac-silami-ssa-v-evropi.html</text:a>
</text:p>
      <!--NEWS-->
      <text:h text:style-name="P10" text:outline-level="1">
<text:span text:style-name="T4">
切尔西和一个智者再次让位给APL</text:span>
</text:h>
      <text:p text:style-name="P4">
作者: Ukrinform (Person)</text:p>
      <text:p text:style-name="P4">
出版商: Укринформ (Organization)</text:p>
      <text:p text:style-name="P4">
出版时间: 2023-04-26T-22:36:46+03:00</text:p>
      <text:p text:style-name="P4">
修改时间: 2023-04-26T23:36:46+03:00</text:p>
      <text:p text:style-name="P4">
描述: 斯坦福桥的贵族在英超联赛第33轮中输给了布伦特福德。  - 乌克林。</text:p>
      <text:p text:style-name="P4">
图片: ["<text:a xlink:type="simple" xlink:href="https://static.ukrinform.com/photos/2023_04/thumb_files/630_360_1682541120-699.jpg" text:style-name="Internet_20_link" text:visited-style-name="Visited_20_Internet_20_Link">
630_360_16825...</text:a>
"]</text:p>
      <text:p text:style-name="P4">
标签: ['Челсі', 'Футбол', 'АПЛ']</text:p>
      <text:p text:style-name="P4">
类型: Article</text:p>
      <!--METADATA-->
      <text:p text:style-name="P4">
<draw:frame draw:style-name="fr1" draw:name="Image119" text:anchor-type="as-char" svg:width="6.9236in" svg:height="3.956343in" draw:z-index="0">
<draw:image xlink:href="../Images/yкринформ/2023-04-26T-22-36-46-03-00/630_360_1682541120-699.jpg" xlink:type="simple" xlink:show="embed" xlink:actuate="onLoad" draw:mime-type="image/jpeg"/>
</draw:frame>
斯坦福桥上的贵族在第33届Turiangali英超联赛中输给了布伦特福德。</text:p>
      <text:p text:style-name="P4">
据报道，弗兰克·莱姆帕德(Frank Lempard)的病房被乌克林福姆(Ukrinform)据报道。</text:p>
      <text:p text:style-name="P4">
作为布伦特福德(Brentford)的一部分，MBEM得分，阿斯皮克(Aspiliket)进了自己的大门。</text:p>
      <text:p text:style-name="P4">
下半场开始时，乌克兰的乌克兰恩格·切尔西(Wnger Chelsea)进入了场地，并且没有区分行动。</text:p>
      <text:p text:style-name="P4">
<text:span text:style-name="T4">
另请阅读：</text:span>
 <text:a xlink:type="simple" xlink:href="https://www.ukrinform.ua/rubric-sports/3701082-supraga-ne-zigrae-za-dinamo-cogo-sezonu-forvardu-potribna-cergova-operacia.html" text:style-name="Internet_20_link" text:visited-style-name="Visited_20_Internet_20_Link">
</text:a>
据报道，切尔西在APL中占据了第11阶段，在资产中进行了32场比赛后39分。</text:p>
      <text:p text:style-name="P4">
照片：Twitter.com/brentfordfc</text:p>
      <text:p text:style-name="P4">
News Source: <text:a xlink:type="simple" xlink:href="https://www.ukrinform.ua/rubric-sports/3701235-celsi-z-mudrikom-vcergove-postupivsa-v-apl.html" text:style-name="Internet_20_link" text:visited-style-name="Visited_20_Internet_20_Link">
https://www.ukrinform.ua/rubric-sports/3701235-celsi-z-mudrikom-vcergove-postupivsa-v-apl.html</text:a>
</text:p>
      <!--NEWS-->
      <text:h text:style-name="P10" text:outline-level="1">
<text:span text:style-name="T4">
只有对乌克兰对ZPP的完全控制才能保证欧洲的安全 - 总统</text:span>
</text:h>
      <text:p text:style-name="P4">
作者: Ukrinform (Person)</text:p>
      <text:p text:style-name="P4">
出版商: Укринформ (Organization)</text:p>
      <text:p text:style-name="P4">
出版时间: 2023-04-26T-24:26:00+03:00</text:p>
      <text:p text:style-name="P4">
修改时间: 2023-04-26T23:26:00+03:00</text:p>
      <text:p text:style-name="P4">
描述: 俄罗斯在Zaporizhzhya核电站领土上的存在构成了像Chornobyl这样的辐射灾难的威胁。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МАГАТЕ', 'Зеленський', 'Запорізька АЕС', 'Ядерна безпека', 'Війна з росією']</text:p>
      <text:p text:style-name="P4">
类型: Article</text:p>
      <!--METADATA-->
      <text:p text:style-name="P4">
<draw:frame draw:style-name="fr1" draw:name="Image120" text:anchor-type="as-char" svg:width="6.9236in" svg:height="3.956343in" draw:z-index="0">
<draw:image xlink:href="../Images/yкринформ/2023-04-26T-24-26-00-03-00/630_360_1659774839-514.jpg" xlink:type="simple" xlink:show="embed" xlink:actuate="onLoad" draw:mime-type="image/jpeg"/>
</draw:frame>
俄罗斯在Zaporizhzhya核电站领土上的存在造成了像Chornobyl这样的辐射灾难的威胁。</text:p>
      <text:p text:style-name="P4">
根据乌克林福姆的说法，沃迪米尔·泽伦斯基(Volodymyr Zelenskyy)在[]中说(https://www.youtube.com/watch?v=gtO9FUvV8zA)根据Iaea Raphael Grosssey总经理的对话结果。</text:p>
      <text:p text:style-name="P4">
“只有对乌克兰对ZPP的完全控制也可以恢复全部的安全，但只有我们的国家，但是在欧洲各地，全世界。辐射不承认国家边界以及俄罗斯联邦。权利可以保证安全状态。</text:p>
      <text:p text:style-name="P4">
<text:span text:style-name="T5">
viso：<text:a xlink:type="simple" xlink:href="https://t.me/OP_UA/9330" text:style-name="Internet_20_link" text:visited-style-name="Visited_20_Internet_20_Link">
</text:a>
</text:span>
</text:p>
      <text:p text:style-name="P4">
总统说，他回忆起世界安全有多脆弱。 特别是，“每年和每年都会存储Zaporizhhya核阶段的辐射灾难的威胁。</text:p>
      <text:p text:style-name="P4">
<text:span text:style-name="T4">
另请阅读：</text:span>
 <text:a xlink:type="simple" xlink:href="https://www.ukrinform.ua/rubric-polytics/3701152-zelenskij-zaklikav-kitaj-dopomogti-ubezpeciti-zaporizku-aes.html" text:style-name="Internet_20_link" text:visited-style-name="Visited_20_Internet_20_Link">
</text:a>
同时，Zelensky感谢Grossi的一项重要倡议 - 为所有乌克兰核电站的工作人员推出了一项特别的医疗支持计划。</text:p>
      <text:p text:style-name="P4">
正如乌克林福姆报道的那样，弗拉基米尔·泽伦斯基(Vladimir Zelensky)周三度过了IAEA Raphael Grossi总监的对话。</text:p>
      <text:p text:style-name="P4">
News Source: <text:a xlink:type="simple" xlink:href="https://www.ukrinform.ua/rubric-polytics/3701234-tilki-povnij-kontrol-ukraini-nad-zaes-garantue-bezpeku-evropi-zelenskij.html" text:style-name="Internet_20_link" text:visited-style-name="Visited_20_Internet_20_Link">
https://www.ukrinform.ua/rubric-polytics/3701234-tilki-povnij-kontrol-ukraini-nad-zaes-garantue-bezpeku-evropi-zelenskij.html</text:a>
</text:p>
      <!--NEWS-->
      <text:h text:style-name="P10" text:outline-level="1">
<text:span text:style-name="T4">
前苏联的一些国家正在积极转售</text:span>
</text:h>
      <text:p text:style-name="P4">
作者: Ukrinform (Person)</text:p>
      <text:p text:style-name="P4">
出版商: Укринформ (Organization)</text:p>
      <text:p text:style-name="P4">
出版时间: 2023-04-26T-26:19:00+03:00</text:p>
      <text:p text:style-name="P4">
修改时间: 2023-04-26T23:19:00+03:00</text:p>
      <text:p text:style-name="P4">
描述: 根据Politico的报道，佐治亚州，亚美尼亚和哈萨克斯坦正在积极帮助俄罗斯规避西方对莫斯科的制裁，这是由于其入侵乌克兰。  - 乌克林。</text:p>
      <text:p text:style-name="P4">
图片: ["<text:a xlink:type="simple" xlink:href="https://static.ukrinform.com/photos/2023_04/thumb_files/630_360_1681461745-184.jpg" text:style-name="Internet_20_link" text:visited-style-name="Visited_20_Internet_20_Link">
630_360_16814...</text:a>
"]</text:p>
      <text:p text:style-name="P4">
标签: ['Антиросійські санкції', 'Експорт', 'СНД', 'Торгівля', 'СРСР']</text:p>
      <text:p text:style-name="P4">
类型: Article</text:p>
      <!--METADATA-->
      <text:p text:style-name="P4">
<draw:frame draw:style-name="fr1" draw:name="Image121" text:anchor-type="as-char" svg:width="6.9236in" svg:height="3.956343in" draw:z-index="0">
<draw:image xlink:href="../Images/yкринформ/2023-04-26T-26-19-00-03-00/630_360_1681461745-184.jpg" xlink:type="simple" xlink:show="embed" xlink:actuate="onLoad" draw:mime-type="image/jpeg"/>
</draw:frame>
根据Politico的报道，佐治亚州，亚美尼亚和哈萨克斯坦正在积极帮助俄罗斯规避西方对莫斯科的制裁，这是由于其入侵乌克兰。</text:p>
      <text:p text:style-name="P4">
乌克林福姆报告了这一点。</text:p>
      <text:p text:style-name="P4">
这些国家的企业的加强可以通过[]的大量出口证明(https://www.ukrinform.ua/tag-rosia)。 它主要是俄罗斯联邦无法获得的西方商品的供应。</text:p>
      <text:p text:style-name="P4">
贸易数据监视器的海关数据表明，自莫斯科开始入侵乌克兰以来，SRF的佐治亚州的数量增加了近22％，向俄罗斯出口的酒精量增加了120％以上。</text:p>
      <text:p text:style-name="P4">
<text:span text:style-name="T4">
另请阅读：</text:span>
 <text:a xlink:type="simple" xlink:href="https://www.ukrinform.ua/rubric-polytics/3700722-zelenskij-sogodni-grupa-ermakamakfola-predstavila-dokument-sodo-posilenna-sankcij-proti-rf.html" text:style-name="Internet_20_link" text:visited-style-name="Visited_20_Internet_20_Link">
</text:a>
同一时期，哈萨克斯坦对俄罗斯的出口增长了57％。</text:p>
      <text:p text:style-name="P4">
根据世界银行的数据，支持俄罗斯的密切贸易的GDP去年增长了11％，而对罗西乌斯的出口增加了五次，俄罗斯联邦的转会在相对较低的一年中跃升了七倍。</text:p>
      <text:p text:style-name="P4">
外交事务部长litvigabrielius landsbergis采访说，俄罗斯人提供的新供应连锁店破坏了欧洲惩罚莫斯科并必须封锁的努力，这破坏了欧洲的努力。</text:p>
      <text:p text:style-name="P4">
<text:span text:style-name="T4">
另请阅读：</text:span>
 <text:a xlink:type="simple" xlink:href="https://www.ukrinform.ua/rubric-world/3700343-novij-paket-sankcij-es-proti-rosii-bude-u-drugij-polovini-travna-mzs-polsi.html" text:style-name="Internet_20_link" text:visited-style-name="Visited_20_Internet_20_Link">
</text:a>
据他说，维尔纽斯敦促欧盟任命一名专员进行监督和使用<text:a xlink:type="simple" xlink:href="https://www.ukrinform.ua/tag-antirosijski-sankcii" text:style-name="Internet_20_link" text:visited-style-name="Visited_20_Internet_20_Link">
</text:a>
反对俄罗斯及其合作伙伴。</text:p>
      <text:p text:style-name="P4">
正如乌克林福姆报道的<text:a xlink:type="simple" xlink:href="https://www.ukrinform.ua/rubric-world/3693120-bajden-prodovziv-sankcii-proti-rosii-se-na-rik.html" text:style-name="Internet_20_link" text:visited-style-name="Visited_20_Internet_20_Link">
</text:a>
由于俄罗斯联合会的有害外部活动，在20121年4月对俄罗斯进行了持续制裁的签名，并在全面入侵俄罗斯联邦进入乌克兰后于2022年进行了扩展。</text:p>
      <text:p text:style-name="P4">
<text:span text:style-name="T5">
foto：shutterstock</text:span>
</text:p>
      <text:p text:style-name="P4">
News Source: <text:a xlink:type="simple" xlink:href="https://www.ukrinform.ua/rubric-economy/3701233-deaki-kraini-kolisnogo-srsr-aktivno-pereproduut-rosii-pidsankcijni-tovari-politico.html" text:style-name="Internet_20_link" text:visited-style-name="Visited_20_Internet_20_Link">
https://www.ukrinform.ua/rubric-economy/3701233-deaki-kraini-kolisnogo-srsr-aktivno-pereproduut-rosii-pidsankcijni-tovari-politico.html</text:a>
</text:p>
      <!--NEWS-->
      <text:h text:style-name="P10" text:outline-level="1">
<text:span text:style-name="T4">
在Irpen，他们创建了专门针对Artmsoli，Bakhmut和Soledar的壁画</text:span>
</text:h>
      <text:p text:style-name="P4">
作者: Ukrinform (Person)</text:p>
      <text:p text:style-name="P4">
出版商: Укринформ (Organization)</text:p>
      <text:p text:style-name="P4">
出版时间: 2023-04-26T-28:13:00+03:00</text:p>
      <text:p text:style-name="P4">
修改时间: 2023-04-26T23:13:00+03:00</text:p>
      <text:p text:style-name="P4">
描述: 在Irpen，他们创建了专门针对Artmsoli，Bakhmut和Soledar的壁画。 还会有bakhmut，irpin。  - 乌克林。</text:p>
      <text:p text:style-name="P4">
图片: ["<text:a xlink:type="simple" xlink:href="https://static.ukrinform.com/photos/2023_04/thumb_files/630_360_1682545650-888.jpg" text:style-name="Internet_20_link" text:visited-style-name="Visited_20_Internet_20_Link">
630_360_16825...</text:a>
", "<text:a xlink:type="simple" xlink:href="https://static.ukrinform.com/photos/2023_04/1682545575-352.jpg" text:style-name="Internet_20_link" text:visited-style-name="Visited_20_Internet_20_Link">
1682545575-35...</text:a>
", "<text:a xlink:type="simple" xlink:href="https://static.ukrinform.com/photos/2023_04/1682545650-888.jpg" text:style-name="Internet_20_link" text:visited-style-name="Visited_20_Internet_20_Link">
1682545650-88...</text:a>
"]</text:p>
      <text:p text:style-name="P4">
标签: ['Бахмут', 'Ірпінь', 'Мурал', 'Артемсіль', 'Київщина', 'Соледар']</text:p>
      <text:p text:style-name="P4">
类型: Article</text:p>
      <!--METADATA-->
      <text:p text:style-name="P4">
<draw:frame draw:style-name="fr1" draw:name="Image122" text:anchor-type="as-char" svg:width="6.9236in" svg:height="3.956343in" draw:z-index="0">
<draw:image xlink:href="../Images/yкринформ/2023-04-26T-28-13-00-03-00/630_360_1682545650-888.jpg" xlink:type="simple" xlink:show="embed" xlink:actuate="onLoad" draw:mime-type="image/jpeg"/>
</draw:frame>
在伊尔替斯坦(Irpenistan)，献给“ Artmsoli”，Bakhmut和Soledar的壁画。 还有bakhmut，艾尔彭(Irpin)。</text:p>
      <text:p text:style-name="P4">
这在[]中指出(https://t.me/verkhovnaradaukrainy/49474)报道乌克利福姆</text:p>
      <text:p text:style-name="P4">
<draw:frame draw:style-name="fr1" draw:name="Image123" text:anchor-type="as-char" svg:width="6.9236in" svg:height="3.346407in" draw:z-index="0">
<draw:image xlink:href="../Images/yкринформ/2023-04-26T-28-13-00-03-00/1682545575-352.jpg" xlink:type="simple" xlink:show="embed" xlink:actuate="onLoad" draw:mime-type="image/jpeg"/>
</draw:frame>
“ Irpin已成为一个前哨基地，他对处决时期进行了第一次重击，Bakhmut遭受了痛苦，盐体现了这个地方。 两者都是命运中的兄弟，”作者说<text:a xlink:type="simple" xlink:href="https://www.ukrinform.ua/tag-mural" text:style-name="Internet_20_link" text:visited-style-name="Visited_20_Internet_20_Link">
</text:a>
伊万·舒尔金(Ivan Shulgin)。</text:p>
      <text:p text:style-name="P4">
<draw:frame draw:style-name="fr1" draw:name="Image124" text:anchor-type="as-char" svg:width="6.9236in" svg:height="4.615733in" draw:z-index="0">
<draw:image xlink:href="../Images/yкринформ/2023-04-26T-28-13-00-03-00/1682545650-888.jpg" xlink:type="simple" xlink:show="embed" xlink:actuate="onLoad" draw:mime-type="image/jpeg"/>
</draw:frame>
现在，由于积极的战斗和俄罗斯入侵者的不断炮击，阿特索利的工作已经停止。 2023年2月，与联合美国慈善平台一起，与联合美国慈善平台一起庆祝整个尺度的周年纪念日，从Soledar发行了一批特别的Sledar的特殊盐，将20吨的象征性包分成20吨象征性包装。 。</text:p>
      <text:p text:style-name="P4">
<text:span text:style-name="T4">
另请阅读：</text:span>
 <text:a xlink:type="simple" xlink:href="https://www.ukrinform.ua/rubric-regions/3699119-v-irpeni-vidkrili-prisvacenij-energetikam-artobekt-svitloperemagaetemravu.html" text:style-name="Internet_20_link" text:visited-style-name="Visited_20_Internet_20_Link">
<text:span text:style-name="T4">
 irpeni </text:span>
</text:a>
正如乌克林福姆(Ukrinform)报道的那样，乌克兰兹尼(Ukrzaliznytsia JSC)JSC完成了跨基辅地区伊尔平河(Irpin River)的侮辱性桥梁的大修。</text:p>
      <text:p text:style-name="P4">
<text:span text:style-name="T5">
foto：Verkhovna Rada，Telegram</text:span>
</text:p>
      <text:p text:style-name="P4">
News Source: <text:a xlink:type="simple" xlink:href="https://www.ukrinform.ua/rubric-regions/3701244-v-irpeni-stvoruut-mural-prisvacenij-artemsoli-bahmutu-j-soledaru.html" text:style-name="Internet_20_link" text:visited-style-name="Visited_20_Internet_20_Link">
https://www.ukrinform.ua/rubric-regions/3701244-v-irpeni-stvoruut-mural-prisvacenij-artemsoli-bahmutu-j-soledaru.html</text:a>
</text:p>
      <!--NEWS-->
      <text:h text:style-name="P10" text:outline-level="1">
<text:span text:style-name="T4">
Zelensky：中国的影响可以恢复应保持和平的原则权力</text:span>
</text:h>
      <text:p text:style-name="P4">
作者: Ukrinform (Person)</text:p>
      <text:p text:style-name="P4">
出版商: Укринформ (Organization)</text:p>
      <text:p text:style-name="P4">
出版时间: 2023-04-26T-30:05:00+03:00</text:p>
      <text:p text:style-name="P4">
修改时间: 2023-04-26T23:05:00+03:00</text:p>
      <text:p text:style-name="P4">
描述: 乌克兰和中国与世界绝大多数地区一样，对国家主权和领土完整的实力感兴趣，遵守主要安全规则。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Китай', 'Україна', 'Зеленський', 'Війна з росією']</text:p>
      <text:p text:style-name="P4">
类型: Article</text:p>
      <!--METADATA-->
      <text:p text:style-name="P4">
<draw:frame draw:style-name="fr1" draw:name="Image125" text:anchor-type="as-char" svg:width="6.9236in" svg:height="3.956343in" draw:z-index="0">
<draw:image xlink:href="../Images/yкринформ/2023-04-26T-30-05-00-03-00/630_360_1682063024-559.jpeg" xlink:type="simple" xlink:show="embed" xlink:actuate="onLoad" draw:mime-type="image/jpeg"/>
</draw:frame>
乌克兰中国与世界绝大多数一样，对主权和领土完整的实力感兴趣，遵守主要安全规则。</text:p>
      <text:p text:style-name="P4">
Volodymyr Zelenskyy在[]中说了这一点(https://www.youtube.com/watch?v=gtO9FUvV8zA)，报道乌克林福姆。</text:p>
      <text:p text:style-name="P4">
“他今天与中国的领导人进行了交谈。这是一场漫长而合理的对话。这样的对话通常说他们打开了机会。增加有可能为我们的关系提供新的能量 - 乌克兰和中国。将中国的政治影响力应用于他说：“恢复应保持和平的原则和规则。”</text:p>
      <text:p text:style-name="P4">
<text:span text:style-name="T5">
viso：<text:a xlink:type="simple" xlink:href="https://t.me/OP_UA/9330" text:style-name="Internet_20_link" text:visited-style-name="Visited_20_Internet_20_Link">
</text:a>
</text:span>
</text:p>
      <text:p text:style-name="P4">
Zelensky指出，对话中的狮子份额涉及关于可能恢复和平的观点。 特别是，他提出了乌克兰和平的特定要点。</text:p>
      <text:p text:style-name="P4">
国家负责人还指出，乌克兰和中国同样对国家和领土诚信的主权可能同样感兴趣。 同时，安全国家符合主要安全规则，特别是关于对核武器及其在世界范围内的分配的不可允许的。</text:p>
      <text:p text:style-name="P4">
<text:span text:style-name="T4">
另请阅读：</text:span>
 <text:a xlink:type="simple" xlink:href="https://www.ukrinform.ua/rubric-polytics/3701129-rozmova-zelenskogo-ta-si-czinpina-detali.html" text:style-name="Internet_20_link" text:visited-style-name="Visited_20_Internet_20_Link">
<text:span text:style-name="T4">
 jinp </text:span>
</text:a>
“我们同样感兴趣的是，Zaporizhzhya NPP周围的局势最终受到保护，并且核电站永远不会出于军事目的而没有再次使用，即俄罗斯的愤世嫉俗的使用，俄罗斯试图制定规范，”  - 说。 <text:a xlink:type="simple" xlink:href="https://www.ukrinform.ua/tag-zelenskij" text:style-name="Internet_20_link" text:visited-style-name="Visited_20_Internet_20_Link">
</text:a>
。</text:p>
      <text:p text:style-name="P4">
总统补充说，中国对自由和贸易也有同样的看法：“我向习近平先生介绍了我们为恢复粮食出口的努力。“乌克兰的谷物”，负责人说。</text:p>
      <text:p text:style-name="P4">
<text:span text:style-name="T4">
另请阅读：</text:span>
 <text:a xlink:type="simple" xlink:href="https://www.ukrinform.ua/rubric-polytics/3701227-zelenskij-zaraz-e-mozlivist-dati-novu-energiu-vidnosinam-ukraini-ta-kitau.html" text:style-name="Internet_20_link" text:visited-style-name="Visited_20_Internet_20_Link">
<text:span text:style-name="T4">
中国</text:span>
</text:a>
正如乌克林福姆报道的那样，4月26日，乌克兰沃迪米尔·泽伦斯基(Ukraine Volodymyr Zelensky)总裁与中华人民共和国领袖习近平进行了每小时的对话。</text:p>
      <text:p text:style-name="P4">
_foto：op _</text:p>
      <text:p text:style-name="P4">
News Source: <text:a xlink:type="simple" xlink:href="https://www.ukrinform.ua/rubric-polytics/3701232-zelenskij-vpliv-kitau-moze-povernuti-silu-principam-na-akih-mae-trimatisa-mir.html" text:style-name="Internet_20_link" text:visited-style-name="Visited_20_Internet_20_Link">
https://www.ukrinform.ua/rubric-polytics/3701232-zelenskij-vpliv-kitau-moze-povernuti-silu-principam-na-akih-mae-trimatisa-mir.html</text:a>
</text:p>
      <!--NEWS-->
      <text:h text:style-name="P10" text:outline-level="1">
<text:span text:style-name="T4">
在Kupiansk的指示，俄罗斯军队炮击了托波利，卡梅卡，克拉斯尼·佩斯赫，菲霍利夫卡，诺沃姆...</text:span>
</text:h>
      <text:p text:style-name="P4">
作者: liveuamap (Language: en)</text:p>
      <text:p text:style-name="P4">
时间: 2023-04-26T-32:36:00</text:p>
      <text:p text:style-name="P4">
地点: Kupiansk (Latitude:49.63807 Longtitude:37.91159)</text:p>
      <text:p text:style-name="P4">
视频: []</text:p>
      <text:p text:style-name="P4">
图片: []</text:p>
      <text:p text:style-name="P4">
标签: ["Russia"]</text:p>
      <text:p text:style-name="P4">
Id: 22558734</text:p>
      <!--METADATA-->
      <text:p text:style-name="P4">
在Kupiansk的指示，俄罗斯军队炮击了托波利，卡梅卡，克拉斯尼·佩斯赫，菲德霍利夫卡，诺沃姆林斯克，德沃里奇纳，莱曼·珀西(Lyman Pershyy)，库皮亚斯克(Kupyansk)和库伊斯利夫卡(Kyslivka)，乌克兰武装部队在莫布雷恩(Morngrereport)的武装部队中说</text:p>
      <text:p text:style-name="P4">
新闻集链接：<text:a xlink:type="simple" xlink:href="https://liveuamap.com/en/2023/26-april-at-kupiansk-direction-russian-army-shelled-topoli" text:style-name="Internet_20_link" text:visited-style-name="Visited_20_Internet_20_Link">
https://liveuamap.com/en/2023/26-april-at-kupiansk-direction-russian-army-army-shelled-topoli</text:a>
</text:p>
      <text:p text:style-name="P4">
News Source: <text:a xlink:type="simple" xlink:href="https://t.me/lumsrc/4598" text:style-name="Internet_20_link" text:visited-style-name="Visited_20_Internet_20_Link">
https://t.me/lumsrc/4598</text:a>
</text:p>
      <!--NEWS-->
      <text:h text:style-name="P10" text:outline-level="1">
<text:span text:style-name="T4">
俄罗斯增加了在大西洋 - 美国将军中的潜艇的存在</text:span>
</text:h>
      <text:p text:style-name="P4">
作者: Ukrinform (Person)</text:p>
      <text:p text:style-name="P4">
出版商: Укринформ (Organization)</text:p>
      <text:p text:style-name="P4">
出版时间: 2023-04-26T-33:58:00+03:00</text:p>
      <text:p text:style-name="P4">
修改时间: 2023-04-26T22:58:00+03:00</text:p>
      <text:p text:style-name="P4">
描述: 俄罗斯海军最近增加了其潜艇在大西洋的存在。  - 乌克林。</text:p>
      <text:p text:style-name="P4">
图片: ["<text:a xlink:type="simple" xlink:href="https://static.ukrinform.com/photos/2016_03/thumb_files/630_360_1459411837-1303-foto-milru.jpg" text:style-name="Internet_20_link" text:visited-style-name="Visited_20_Internet_20_Link">
630_360_14594...</text:a>
"]</text:p>
      <text:p text:style-name="P4">
标签: ['США', 'Підводний човен', 'Атлантичний океан', 'Війна з росією']</text:p>
      <text:p text:style-name="P4">
类型: Article</text:p>
      <!--METADATA-->
      <text:p text:style-name="P4">
<draw:frame draw:style-name="fr1" draw:name="Image126" text:anchor-type="as-char" svg:width="6.9236in" svg:height="3.956343in" draw:z-index="0">
<draw:image xlink:href="../Images/yкринформ/2023-04-26T-33-58-00-03-00/630_360_1459411837-1303-foto-milru.jpg" xlink:type="simple" xlink:show="embed" xlink:actuate="onLoad" draw:mime-type="image/jpeg"/>
</draw:frame>
俄罗斯联邦的海军最近增加了大西洋潜艇的存在。</text:p>
      <text:p text:style-name="P4">
美国欧洲指挥官克里斯托弗·考洛(Christopher Kaoly)在美国国会的听证会上指出，这是他自己的记者报道的。</text:p>
      <text:p text:style-name="P4">
“我可以说，俄罗斯人已经比我们长期以来看到的更活跃。 他们在整个大西洋的巡逻 - 在大多数情况下，在整个大西洋上都比近年来举行。</text:p>
      <text:p text:style-name="P4">
<text:span text:style-name="T4">
另请阅读：</text:span>
 <text:a xlink:type="simple" xlink:href="https://www.ukrinform.ua/rubric-technology/3695825-u-ssa-vveli-v-ekspluataciu-pidvodnogo-robota-zi-stucnim-intelektom.html" text:style-name="Internet_20_link" text:visited-style-name="Visited_20_Internet_20_Link">
</text:a>
因此，美国将军的军事威胁来自外部<text:a xlink:type="simple" xlink:href="https://www.ukrinform.ua/tag-rosia" text:style-name="Internet_20_link" text:visited-style-name="Visited_20_Internet_20_Link">
</text:a>
无论对乌克兰的战争如何，它们都会出现。</text:p>
      <text:p text:style-name="P4">
据报道，最近几周，俄罗斯将其潜艇集中在太平洋地区，那里进行了大规模的演习，必须能够翻新俄罗斯与中国之间的伙伴关系的加强。</text:p>
      <text:p text:style-name="P4">
News Source: <text:a xlink:type="simple" xlink:href="https://www.ukrinform.ua/rubric-world/3701230-rosia-posilila-prisutnist-pidvodnih-covniv-v-atlantici-amerikanskij-general.html" text:style-name="Internet_20_link" text:visited-style-name="Visited_20_Internet_20_Link">
https://www.ukrinform.ua/rubric-world/3701230-rosia-posilila-prisutnist-pidvodnih-covniv-v-atlantici-amerikanskij-general.html</text:a>
</text:p>
      <!--NEWS-->
      <text:h text:style-name="P10" text:outline-level="1">
<text:span text:style-name="T4">
在莱曼（Lyman）的指示，俄罗斯军队炮击了Novoselivske，Nevske，Dibrova，Luhansk的Bilohorivka ...</text:span>
</text:h>
      <text:p text:style-name="P4">
作者: liveuamap (Language: en)</text:p>
      <text:p text:style-name="P4">
时间: 2023-04-26T-34:36:00</text:p>
      <text:p text:style-name="P4">
地点: Donetsk (Latitude:48.77535 Longtitude:38.07276)</text:p>
      <text:p text:style-name="P4">
视频: []</text:p>
      <text:p text:style-name="P4">
图片: []</text:p>
      <text:p text:style-name="P4">
标签: ["Russia"]</text:p>
      <text:p text:style-name="P4">
Id: 22558733</text:p>
      <!--METADATA-->
      <text:p text:style-name="P4">
俄罗斯军队在莱曼的指导上炮击了诺夫斯克，尼夫斯克，迪布罗娃，卢汉斯克地区的比洛霍利夫卡和托尔斯克，Yampil，Siversk，Siversk，Verkhnokamyanske，Spirne和Pereyizne，Donetsk地区 -  Morremp Report of Morremp Report</text:p>
      <text:p text:style-name="P4">
新闻集链接：<text:a xlink:type="simple" xlink:href="https://liveuamap.com/en/2023/26-april-at-lyman-direction-russian-army-shelled-novoselivske" text:style-name="Internet_20_link" text:visited-style-name="Visited_20_Internet_20_Link">
https://liveuamap.com/en/2023/26-APRIL-AT--LYMAN-DIRECTION-RUSSIAN-RUSSIAN-ARMY-SHELLED-SHELLED-NOVOSELIVSKE</text:a>
</text:p>
      <text:p text:style-name="P4">
News Source: <text:a xlink:type="simple" xlink:href="https://t.me/lumsrc/4599" text:style-name="Internet_20_link" text:visited-style-name="Visited_20_Internet_20_Link">
https://t.me/lumsrc/4599</text:a>
</text:p>
      <!--NEWS-->
      <text:h text:style-name="P10" text:outline-level="1">
<text:span text:style-name="T4">
在全层次战争中，有2279名乌克兰人和乌克兰妇女被囚禁从囚禁中返回</text:span>
</text:h>
      <text:p text:style-name="P4">
作者: Ukrinform (Person)</text:p>
      <text:p text:style-name="P4">
出版商: Укринформ (Organization)</text:p>
      <text:p text:style-name="P4">
出版时间: 2023-04-26T-35:49:00+03:00</text:p>
      <text:p text:style-name="P4">
修改时间: 2023-04-26T22:49:00+03:00</text:p>
      <text:p text:style-name="P4">
描述: 沃迪米尔·泽伦斯基（Volodymyr Zelensky）总统感谢GUR的代表，总统办公室，SBU，国家警察，申诉专员办公室，战俘管理的协调员以及为俄罗斯囚禁提供了44名人员的军队。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Обмін', 'ЗСУ', 'Військові', 'Українська асоціація полонених', 'Зеленський', 'Війна з росією']</text:p>
      <text:p text:style-name="P4">
类型: Article</text:p>
      <!--METADATA-->
      <text:p text:style-name="P4">
<draw:frame draw:style-name="fr1" draw:name="Image127" text:anchor-type="as-char" svg:width="6.9236in" svg:height="3.956343in" draw:z-index="0">
<draw:image xlink:href="../Images/yкринформ/2023-04-26T-35-49-00-03-00/630_360_1678962741-175.jpeg" xlink:type="simple" xlink:show="embed" xlink:actuate="onLoad" draw:mime-type="image/jpeg"/>
</draw:frame>
沃迪米尔·泽伦斯基(Volodymyr Zelensky)总统感谢古尔(Gur)的代表，总统办公室，SBU，国家警察，申诉专员办公室，关于战俘管理的协调总部以及军方，为军方提供了44,44人，俄罗斯囚禁。</text:p>
      <text:p text:style-name="P4">
乌克兰国家的负责人在晚上说了这一点<text:a xlink:type="simple" xlink:href="https://www.youtube.com/watch" text:style-name="Internet_20_link" text:visited-style-name="Visited_20_Internet_20_Link">
</text:a>
，报道乌克林福姆。</text:p>
      <text:p text:style-name="P4">
<text:span text:style-name="T4">
 <text:span text:style-name="T5">
视频：</text:span>
 </text:span>
 <text:a xlink:type="simple" xlink:href="https://t.me/OP_UA/9330" text:style-name="Internet_20_link" text:visited-style-name="Visited_20_Internet_20_Link">
_ Popice总裁，Telegram_</text:a>
“我们记得大家。即使没有关于特定人的精确信息，有关发生的事情，可能在哪里，仍然会尽可能多地搜索和检查这样的人。乌克兰必须恢复所有人。我感谢大家，共同协调这项工作的家伙：布达塔诺夫，耶尔马克，卢比尼特，乌索夫，孩子，克里姆森科...谢谢你们在Gurmo，Office，SBU和我们的其他结构中都帮助的每个人，”  - ] <text:a xlink:type="simple" xlink:href="https://www.ukrinform.ua/tag-zelenskij" text:style-name="Internet_20_link" text:visited-style-name="Visited_20_Internet_20_Link">
</text:a>
。</text:p>
      <text:p text:style-name="P4">
他强调，该团队为所有被囚禁的人工作 - 不仅很难返回的拖曳，而且还不容易释放的民用囚犯。</text:p>
      <text:p text:style-name="P4">
<text:span text:style-name="T4">
另请阅读：</text:span>
 <text:a xlink:type="simple" xlink:href="https://www.ukrinform.ua/rubric-ato/3701181-gur-obmin-polonenimi-z-rf-vsih-na-vsih-zavdanna-ake-obovazkovo-bude-vikonane.html" text:style-name="Internet_20_link" text:visited-style-name="Visited_20_Internet_20_Link">
<text:span text:style-name="T4">
囚禁</text:span>
</text:a>
国家负责人说：“总的来说，在全面战争期间，有2279名乌克兰人和乌克兰妇女被俄罗斯囚禁返回。”</text:p>
      <text:p text:style-name="P4">
总统指出，今天有可能再返回乌克兰44人，里夫恩俘虏的人，其中大多数人都朝着不同的方向上。</text:p>
      <text:p text:style-name="P4">
Zelensky说：“其中有“ Azovstal”的捍卫者和Mariupol，Kharkiv地区Kherson地区的其他城市的其他城市……大多数是普通的和中士。有军官。两名是民事。</text:p>
      <text:p text:style-name="P4">
<text:span text:style-name="T4">
另请阅读：</text:span>
 <text:a xlink:type="simple" xlink:href="https://www.ukrinform.ua/rubric-ato/3700727-v-upravlinni-oon-z-prav-ludini-nagadali-so-strata-polonenogo-e-voennim-zlocinom.html" text:style-name="Internet_20_link" text:visited-style-name="Visited_20_Internet_20_Link">
<text:span text:style-name="T4">
囚禁</text:span>
</text:a>
他还感谢前线上的所有士兵，因为“为交换基金收集补给”，因为每个俄罗斯囚犯都是来自乌克兰的人的可能性。</text:p>
      <text:p text:style-name="P4">
据报道，截至4月24日，从俄罗斯的全部入侵开始就从俄罗斯被囚禁<text:a xlink:type="simple" xlink:href="https://www.ukrinform.ua/rubric-ato/3700069-ukraina-vze-zvilnila-z-rosijskogo-polonu-ponad-2230-osib-sered-akih-140-civilnih-zelenskij.html" text:style-name="Internet_20_link" text:visited-style-name="Visited_20_Internet_20_Link">
</text:a>
，包括140名平民。</text:p>
      <text:p text:style-name="P4">
<text:span text:style-name="T5">
foto：总统办公室</text:span>
</text:p>
      <text:p text:style-name="P4">
News Source: <text:a xlink:type="simple" xlink:href="https://www.ukrinform.ua/rubric-ato/3701229-za-cas-povnomasstabnoi-vijni-z-polonu-povernuli-2-279-ukrainciv-ta-ukrainok-prezident.html" text:style-name="Internet_20_link" text:visited-style-name="Visited_20_Internet_20_Link">
https://www.ukrinform.ua/rubric-ato/3701229-za-cas-povnomasstabnoi-vijni-z-polonu-povernuli-2-279-ukrainciv-ta-ukrainok-prezident.html</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4-26T-36:36:00</text:p>
      <text:p text:style-name="P4">
地点: Novhorods'ke, Donetsk Oblast (Latitude:48.33526 Longtitude:37.83348)</text:p>
      <text:p text:style-name="P4">
视频: []</text:p>
      <text:p text:style-name="P4">
图片: []</text:p>
      <text:p text:style-name="P4">
标签: ["Russia"]</text:p>
      <text:p text:style-name="P4">
Id: 22558732</text:p>
      <!--METADATA-->
      <text:p text:style-name="P4">
在巴赫穆特的方向，俄罗斯军队炮击了Vasukivka，Orikhovo -Vasylivka，Markove，Hryhorivka，Bakhmut，Bakhmut，Ivanivske，Chasiv Yar，Chasiv Yar，Bila Hora，Piva Hra，Piva Hra，Bilahnion，Bilahnion。</text:p>
      <text:p text:style-name="P4">
新闻集链接：(https://liveuamap.com/en/2023/26-april-at-bakhmut-direction-russian-army-shelled-vasukivka)</text:p>
      <text:p text:style-name="P4">
News Source: <text:a xlink:type="simple" xlink:href="https://t.me/lumsrc/4600" text:style-name="Internet_20_link" text:visited-style-name="Visited_20_Internet_20_Link">
https://t.me/lumsrc/4600</text:a>
</text:p>
      <!--NEWS-->
      <text:h text:style-name="P10" text:outline-level="1">
<text:span text:style-name="T4">
在地铁的哈尔基夫（Kharkiv），您可以与Zelensky，Zaluzhny，Shevchenko和Skovoroda一起看到一张照片</text:span>
</text:h>
      <text:p text:style-name="P4">
作者: Ukrinform (Person)</text:p>
      <text:p text:style-name="P4">
出版商: Укринформ (Organization)</text:p>
      <text:p text:style-name="P4">
出版时间: 2023-04-26T-37:38:00+03:00</text:p>
      <text:p text:style-name="P4">
修改时间: 2023-04-26T22:38:00+03:00</text:p>
      <text:p text:style-name="P4">
描述: 在卡尔基夫（Kharkiv），在普什卡斯卡亚地铁站（Pushkinskaya Metro Station），一张荣誉艺术家奥莱格·拉扎伦科（Oleg Lazarenko）的照片“乌克兰首先。 卡尔基夫战争日记”，描绘了过去和现在的著名人物。  - 乌克林。</text:p>
      <text:p text:style-name="P4">
图片: ["<text:a xlink:type="simple" xlink:href="https://static.ukrinform.com/photos/2023_04/thumb_files/630_360_1682527571-822.jpg" text:style-name="Internet_20_link" text:visited-style-name="Visited_20_Internet_20_Link">
630_360_16825...</text:a>
", "<text:a xlink:type="simple" xlink:href="https://static.ukrinform.com/photos/2023_04/1682527571-857.jpg" text:style-name="Internet_20_link" text:visited-style-name="Visited_20_Internet_20_Link">
1682527571-85...</text:a>
", "<text:a xlink:type="simple" xlink:href="https://static.ukrinform.com/photos/2023_04/1682527573-507.jpg" text:style-name="Internet_20_link" text:visited-style-name="Visited_20_Internet_20_Link">
1682527573-50...</text:a>
", "<text:a xlink:type="simple" xlink:href="https://static.ukrinform.com/photos/2023_04/1682527572-985.jpg" text:style-name="Internet_20_link" text:visited-style-name="Visited_20_Internet_20_Link">
1682527572-98...</text:a>
"]</text:p>
      <text:p text:style-name="P4">
标签: ['Метро', 'Тарас Шевченко', 'Харків', 'Картина', 'Художник', 'Григорій Сковорода', 'Зеленський', 'Валерій Залужний']</text:p>
      <text:p text:style-name="P4">
类型: Article</text:p>
      <!--METADATA-->
      <text:p text:style-name="P4">
<draw:frame draw:style-name="fr1" draw:name="Image128" text:anchor-type="as-char" svg:width="6.9236in" svg:height="3.956343in" draw:z-index="0">
<draw:image xlink:href="../Images/yкринформ/2023-04-26T-37-38-00-03-00/630_360_1682527571-822.jpg" xlink:type="simple" xlink:show="embed" xlink:actuate="onLoad" draw:mime-type="image/jpeg"/>
</draw:frame>
Kharkovin Pushkinskaya地铁站展示了荣誉艺术家Olegalazarenko«乌克兰的照片。 卡尔卡夫战争日记”，描绘了过去和现在的名字。</text:p>
      <text:p text:style-name="P4">
这是乌克利福通讯员的报道。</text:p>
      <text:p text:style-name="P4">
<draw:frame draw:style-name="fr1" draw:name="Image129" text:anchor-type="as-char" svg:width="6.9236in" svg:height="9.193002in" draw:z-index="0">
<draw:image xlink:href="../Images/yкринформ/2023-04-26T-37-38-00-03-00/1682527571-857.jpg" xlink:type="simple" xlink:show="embed" xlink:actuate="onLoad" draw:mime-type="image/jpeg"/>
</draw:frame>
作者说，这项工作是在马赛克颜色绘画的技术中完成的。 <text:a xlink:type="simple" xlink:href="https://www.ukrinform.ua/tag-hudoznik" text:style-name="Internet_20_link" text:visited-style-name="Visited_20_Internet_20_Link">
</text:a>
在过去的一年中，他为她工作，而在哈尔科夫(Kharkiv)经历了俄罗斯炮击。 在画布上 - 乌克兰沃迪米尔·泽伦斯基(Ukraine Volodymyr Zelensky)的总统，武装部队的总司令Valeryzluzhny，Grigory Skovoroda，Taras Shevchenko，圣经英雄。</text:p>
      <text:p text:style-name="P4">
<draw:frame draw:style-name="fr1" draw:name="Image130" text:anchor-type="as-char" svg:width="6.9236in" svg:height="9.193002in" draw:z-index="0">
<draw:image xlink:href="../Images/yкринформ/2023-04-26T-37-38-00-03-00/1682527573-507.jpg" xlink:type="simple" xlink:show="embed" xlink:actuate="onLoad" draw:mime-type="image/jpeg"/>
</draw:frame>
“我的照片是乌克兰人民牢不可破的英雄主义的宣言。 奉献给乌克兰捍卫者，志愿者和哈尔基夫。 为了纪念记忆，它是在这场斗争中献给所有人和受害者的。 我们同时代人的顽强的哥萨克精神创造了未来的历史。”拉扎伦科说。</text:p>
      <text:p text:style-name="P4">
<draw:frame draw:style-name="fr1" draw:name="Image131" text:anchor-type="as-char" svg:width="6.9236in" svg:height="5.211932in" draw:z-index="0">
<draw:image xlink:href="../Images/yкринформ/2023-04-26T-37-38-00-03-00/1682527572-985.jpg" xlink:type="simple" xlink:show="embed" xlink:actuate="onLoad" draw:mime-type="image/jpeg"/>
</draw:frame>
据他说，这幅画的情节展示了格雷戈里哲学生命的力量，以及大天使迈克尔，维尔京，使徒约翰和军阀，这帮助乌克兰在与黑暗势力的战斗中进行了斗争。</text:p>
      <text:p text:style-name="P4">
<text:span text:style-name="T4">
另请阅读：</text:span>
 <text:a xlink:type="simple" xlink:href="https://www.ukrinform.ua/rubric-kyiv/3698597-u-stolici-vidkrili-vistavku-z-istorii-sklanih-virobiv-v-ukraini.html" text:style-name="Internet_20_link" text:visited-style-name="Visited_20_Internet_20_Link">
</text:a>
KP“ Kharkiv Metro”的发言人Alexei Bitner表示，可以在这个月中看到画布。</text:p>
      <text:p text:style-name="P4">
<text:span text:style-name="T5">
foto：Julia Bairachna</text:span>
</text:p>
      <text:p text:style-name="P4">
News Source: <text:a xlink:type="simple" xlink:href="https://www.ukrinform.ua/rubric-regions/3701228-u-harkovi-v-metro-mozna-pobaciti-kartinu-iz-zelenskim-zaluznim-sevcenkom-i-skovorodou.html" text:style-name="Internet_20_link" text:visited-style-name="Visited_20_Internet_20_Link">
https://www.ukrinform.ua/rubric-regions/3701228-u-harkovi-v-metro-mozna-pobaciti-kartinu-iz-zelenskim-zaluznim-sevcenkom-i-skovorodou.html</text:a>
</text:p>
      <!--NEWS-->
      <text:h text:style-name="P10" text:outline-level="1">
<text:span text:style-name="T4">
JS</text:span>
</text:h>
      <text:p text:style-name="P4">
作者: liveuamap (Language: en)</text:p>
      <text:p text:style-name="P4">
时间: 2023-04-26T-38:36:00</text:p>
      <text:p text:style-name="P4">
地点: Donetsk Oblast (Latitude:48.05674 Longtitude:37.57238)</text:p>
      <text:p text:style-name="P4">
视频: []</text:p>
      <text:p text:style-name="P4">
图片: []</text:p>
      <text:p text:style-name="P4">
标签: ["Russia"]</text:p>
      <text:p text:style-name="P4">
Id: 22558731</text:p>
      <!--METADATA-->
      <text:p text:style-name="P4">
在Avdiyivka的指示，俄罗斯军队炮击了Novobakhmutivka，Novokalynove，Avdiyivka，Lastochkyne，Stepove，Tonenke，Vodyane，Netaylove，Netaylove，Pervomayske，Karlivka，Karlivka和Nevelske和Nevelske和Nevelske，donetsk地区，早上的杂物及其武装人员及其早上的军官。</text:p>
      <text:p text:style-name="P4">
新闻集链接：<text:a xlink:type="simple" xlink:href="https://liveuamap.com/en/2023/26-april-at-avdiyivka-directions-russian-army-shelled-novobakhmutivka" text:style-name="Internet_20_link" text:visited-style-name="Visited_20_Internet_20_Link">
https://liveuamap.com/en/2023/26-april-at-avdiyivka-directions-russian-army-army-shelled-novobakhmutivka</text:a>
</text:p>
      <text:p text:style-name="P4">
News Source: <text:a xlink:type="simple" xlink:href="https://t.me/lumsrc/4601" text:style-name="Internet_20_link" text:visited-style-name="Visited_20_Internet_20_Link">
https://t.me/lumsrc/4601</text:a>
</text:p>
      <!--NEWS-->
      <text:h text:style-name="P10" text:outline-level="1">
<text:span text:style-name="T4">
Zelensky：现在有机会提供乌克兰和中国的新能源关系</text:span>
</text:h>
      <text:p text:style-name="P4">
作者: Ukrinform (Person)</text:p>
      <text:p text:style-name="P4">
出版商: Укринформ (Organization)</text:p>
      <text:p text:style-name="P4">
出版时间: 2023-04-26T-39:26:00+03:00</text:p>
      <text:p text:style-name="P4">
修改时间: 2023-04-26T22:26:00+03:00</text:p>
      <text:p text:style-name="P4">
描述: 现在可以运用中国的政治影响力来恢复应保持和平的原则和规则的权力。  - 乌克林。</text:p>
      <text:p text:style-name="P4">
图片: ["<text:a xlink:type="simple" xlink:href="https://static.ukrinform.com/photos/2023_02/thumb_files/630_360_1677258618-249.jpg" text:style-name="Internet_20_link" text:visited-style-name="Visited_20_Internet_20_Link">
630_360_16772...</text:a>
"]</text:p>
      <text:p text:style-name="P4">
标签: ['Китай', 'Україна', 'Зеленський']</text:p>
      <text:p text:style-name="P4">
类型: Article</text:p>
      <!--METADATA-->
      <text:p text:style-name="P4">
<draw:frame draw:style-name="fr1" draw:name="Image132" text:anchor-type="as-char" svg:width="6.9236in" svg:height="3.956343in" draw:z-index="0">
<draw:image xlink:href="../Images/yкринформ/2023-04-26T-39-26-00-03-00/630_360_1677258618-249.jpg" xlink:type="simple" xlink:show="embed" xlink:actuate="onLoad" draw:mime-type="image/jpeg"/>
</draw:frame>
目前，中国的政治影响力可以恢复应保持和平的原则的权力和权利。</text:p>
      <text:p text:style-name="P4">
Volodymyr Zelenskyy在[]中说了这一点(https://www.youtube.com/watch?v=gtO9FUvV8zA)，报道乌克林福姆。</text:p>
      <text:p text:style-name="P4">
<text:span text:style-name="T5">
viso：<text:a xlink:type="simple" xlink:href="https://t.me/OP_UA/9330" text:style-name="Internet_20_link" text:visited-style-name="Visited_20_Internet_20_Link">
</text:a>
</text:span>
</text:p>
      <text:p text:style-name="P4">
<text:span text:style-name="T4">
我希望健康，亲爱的乌克兰人!</text:span>
</text:p>
      <text:p text:style-name="P4">
首先，我要感谢我们的整个团队，该团队涉及交流。</text:p>
      <text:p text:style-name="P4">
可以从俄罗斯囚禁中回到乌克兰44人。大多数是军队。 来自不同的方向。 其中包括Azovstal和Mariupol的捍卫者，Kharkiv地区Kherson的其他城市的其他城市……大多数是普通和中士。 有军官。 两个是民事。</text:p>
      <text:p text:style-name="P4">
重要的是，团队要为所有被囚禁的人工作……即使很困难，例如某些类别的囚犯，而这些不仅是一支难以返回的军队，而且是平民是其中一种类别之一，是这些类别之一，这很困难。</text:p>
      <text:p text:style-name="P4">
我们记得大家。 即使没有有关发生的事情，可能在哪里，仍然会尽可能多地搜索和检查这样的人。 乌克兰必须恢复一切。</text:p>
      <text:p text:style-name="P4">
我感谢大家，协调这项工作的家伙：Budanov，Yermak，Lubin，Usov，Kid，Klimenko ...谢谢您在Gur I Mo，voishei和SBU中以及我们的其他人以及我们的其他帮助中的所有帮助。结构。</text:p>
      <text:p text:style-name="P4">
当然，我感谢所有在最前沿的士兵，他们收集了交换基金的补给。 每个俄罗斯囚犯都是交换我们男人的机会。</text:p>
      <text:p text:style-name="P4">
在全面的战争中，总共有2279名乌克兰人和乌克兰妇女被俄罗斯囚禁返回。</text:p>
      <text:p text:style-name="P4">
他今天与中国领导人进行了交谈。 这是一次漫长而合理的对话。 通常说这样的对话是他们开放的。非常重要的是，中国对ITWorks航行自由有同样的看法。 我告诉习近平先生，我们为恢复食物出口的努力。 我听到了我们当地谷物倡议的支持，其扩展以及支持我们的人道主义努力，尤其是乌克兰的谷物计划。</text:p>
      <text:p text:style-name="P4">
当然，对话的重要组成部分是我们对如何恢复诸多诸多危险的和平的看法。 我介绍了乌克兰和平公式，这是其具体观点。我们同意继续我们的沟通。</text:p>
      <text:p text:style-name="P4">
但是，今天，他参加了罗马的会议，该会议致力于我们国家的重建。 这是政府官员和我们国家(乌克兰和意大利工业和业务的代表)交流的一种特殊形式。 为了统一地参与乌克兰，体现了典型的经济力量的人。</text:p>
      <text:p text:style-name="P4">
我感谢总理乔治·梅洛尼(George Meloni)女士对乌克兰不断的支持所说的话。 重要的是，我们已经计划在第24年计划合作。 特别是，这适用于UG7的未来意大利总统，以及恢复大捐助者会议的准备。</text:p>
      <text:p text:style-name="P4">
与乔治共度了单独的电话交谈。 关键主题已经是一项防御工作，是我们士兵的支持。 谢谢，意大利!</text:p>
      <text:p text:style-name="P4">
如今，我们还与合作伙伴进行了有关国防报价和供应协调的特殊工作。 对于乌克兰来说，与我们一起保护自由的任何人都可以清楚地了解我们权力的前景，这一点非常重要。 我们彼此了解越好，以共同的胜利工作就越容易。 出于明显的原因，这种交流的细节无法公开提供。</text:p>
      <text:p text:style-name="P4">
多一个。</text:p>
      <text:p text:style-name="P4">
他今天与格罗西(Grossi)的导演进行了交谈。 切尔诺贝利灾难周年纪念日是世界上每个人都在提醒您的日子。 尤其是当Zaporizhzhya核阶段的辐射灾难的威胁每天和每年都存储时。</text:p>
      <text:p text:style-name="P4">
只有对乌克兰对ZPP的全面控制也可以恢复全球的全部安全，只有在欧洲各地。</text:p>
      <text:p text:style-name="P4">
辐射与俄罗斯联邦相同的方式不承认国家边界。 或更完全遵守规则可以保证安全。</text:p>
      <text:p text:style-name="P4">
我要感谢Grossy先生的倡议 - 一个非常重要的社会组织 - 对所有核电站的工作人员提供了如此特别的医疗支持计划。 感谢您的支持!<text:span text:style-name="T4">
荣耀归于现在正在战斗，战斗哨所和任务中的所有乌克兰士兵!</text:span>
</text:p>
      <text:p text:style-name="P4">
<text:span text:style-name="T4">
荣耀到乌克兰!</text:span>
</text:p>
      <text:p text:style-name="P4">
News Source: <text:a xlink:type="simple" xlink:href="https://www.ukrinform.ua/rubric-polytics/3701227-zelenskij-zaraz-e-mozlivist-dati-novu-energiu-vidnosinam-ukraini-ta-kitau.html" text:style-name="Internet_20_link" text:visited-style-name="Visited_20_Internet_20_Link">
https://www.ukrinform.ua/rubric-polytics/3701227-zelenskij-zaraz-e-mozlivist-dati-novu-energiu-vidnosinam-ukraini-ta-kitau.html</text:a>
</text:p>
      <!--NEWS-->
      <text:h text:style-name="P10" text:outline-level="1">
<text:span text:style-name="T4">
军队的JSC Marinka Directio Rusian炮击了Marinka的Georgiivka，胜利，Novomikhailivka an ...</text:span>
</text:h>
      <text:p text:style-name="P4">
作者: liveuamap (Language: en)</text:p>
      <text:p text:style-name="P4">
时间: 2023-04-26T-40:36:00</text:p>
      <text:p text:style-name="P4">
地点: Donetsk (Latitude:47.86639 Longtitude:37.45754)</text:p>
      <text:p text:style-name="P4">
视频: []</text:p>
      <text:p text:style-name="P4">
图片: []</text:p>
      <text:p text:style-name="P4">
标签: ["Russia"]</text:p>
      <text:p text:style-name="P4">
Id: 22558730</text:p>
      <!--METADATA-->
      <text:p text:style-name="P4">
在玛丽卡(Maryinka)方向，俄罗斯军队炮击了霍希耶夫卡(Heorhiyivka)，玛丽卡(Maryinka)，波比亚(Pobyeda)，诺维亚·哈伊利夫卡(Novomykhaylivka)和顿涅茨克地区的帕拉斯科维尔卡</text:p>
      <text:p text:style-name="P4">
新闻集链接：<text:a xlink:type="simple" xlink:href="https://liveuamap.com/en/2023/26-april-at-maryinka-direction-russian-army-shelled-heorhiyivka" text:style-name="Internet_20_link" text:visited-style-name="Visited_20_Internet_20_Link">
https://liveuamap.com/en/2023/26-april-at-maryinka-direction-russian-army-army-shelled-heorhiyivka</text:a>
</text:p>
      <text:p text:style-name="P4">
News Source: <text:a xlink:type="simple" xlink:href="https://t.me/lumsrc/4602" text:style-name="Internet_20_link" text:visited-style-name="Visited_20_Internet_20_Link">
https://t.me/lumsrc/4602</text:a>
</text:p>
      <!--NEWS-->
      <text:h text:style-name="P10" text:outline-level="1">
<text:span text:style-name="T4">
超过150家乌克兰公司 -  CCI总裁参加了罗马重建会议</text:span>
</text:h>
      <text:p text:style-name="P4">
作者: Ukrinform (Person)</text:p>
      <text:p text:style-name="P4">
出版商: Укринформ (Organization)</text:p>
      <text:p text:style-name="P4">
出版时间: 2023-04-26T-41:17:00+03:00</text:p>
      <text:p text:style-name="P4">
修改时间: 2023-04-26T22:17:00+03:00</text:p>
      <text:p text:style-name="P4">
描述: 150多家乌克兰公司的代表已经能够与意大利商人会面，并在许多领域讨论合作，甚至结束一些合同。  - 乌克林。</text:p>
      <text:p text:style-name="P4">
图片: ["<text:a xlink:type="simple" xlink:href="https://static.ukrinform.com/photos/2023_04/thumb_files/630_360_1682536693-878.jpg" text:style-name="Internet_20_link" text:visited-style-name="Visited_20_Internet_20_Link">
630_360_16825...</text:a>
", "<text:a xlink:type="simple" xlink:href="https://static.ukrinform.com/photos/2023_04/1682536693-991.jpeg" text:style-name="Internet_20_link" text:visited-style-name="Visited_20_Internet_20_Link">
1682536693-99...</text:a>
"]</text:p>
      <text:p text:style-name="P4">
标签: ['Італія', 'Україна', 'ТППУ', 'Конференція', 'Відбудова']</text:p>
      <text:p text:style-name="P4">
类型: Article</text:p>
      <!--METADATA-->
      <text:p text:style-name="P4">
<draw:frame draw:style-name="fr1" draw:name="Image133" text:anchor-type="as-char" svg:width="6.9236in" svg:height="3.956343in" draw:z-index="0">
<draw:image xlink:href="../Images/yкринформ/2023-04-26T-41-17-00-03-00/630_360_1682536693-878.jpg" xlink:type="simple" xlink:show="embed" xlink:actuate="onLoad" draw:mime-type="image/jpeg"/>
</draw:frame>
150多家乌克兰公司的代表已经能够与Zitalyan商人见面，并讨论了许多塔楼合作的机会，甚至结束了一些合同。</text:p>
      <text:p text:style-name="P4">
Gennady Chizhikov讲述了乌克林形式会议的结果。</text:p>
      <text:p text:style-name="P4">
据他说，4月26日在罗马，有150家乌克兰公司聚集在一起讨论战争期间合作的机会。 CCI负责人说：“不仅听过男孩，不仅告诉他们打扰我们，而且他们熟悉了：每个公司都有5-7个业务间隔，有些甚至签署了商业合同。”</text:p>
      <text:p text:style-name="P4">
<draw:frame draw:style-name="fr1" draw:name="Image134" text:anchor-type="as-char" svg:width="6.9236in" svg:height="4.615733in" draw:z-index="0">
<draw:image xlink:href="../Images/yкринформ/2023-04-26T-41-17-00-03-00/1682536693-991.jpeg" xlink:type="simple" xlink:show="embed" xlink:actuate="onLoad" draw:mime-type="image/jpeg"/>
</draw:frame>
他回忆说，这项活动的高水平是在访问意大利乌克兰首演乔治·梅洛尼(George Meloni)期间提供的。 在罗马，听到了乌克兰沃罗迪米尔·泽伦斯基(Volodymyr Zelensky)主席的讲话，领导层，商业协会参加了全体会议。 除全体会议外，还有专门针对基础设施和物流，药品和医学的主题会议，与行业发展，IT等有关的问题。</text:p>
      <text:p text:style-name="P4">
CCI负责人说，就每个障碍而言，制定了某些建议，对于双边关系的发展至关重要，进行企业对企业的谈判正在进行。 Chizhikov引起了意大利是G7成员的事实，它在机械工程方面拥有丰富的经验，包括运输；工程，IT，可再生能源和其他行业。</text:p>
      <text:p text:style-name="P4">
<text:span text:style-name="T4">
另请阅读：</text:span>
 <text:a xlink:type="simple" xlink:href="https://www.ukrinform.ua/rubric-vidbudova/3701094-smigal-pro-konferenciu-u-rimi-maemo-spilnu-zacikavlenist-v-realizacii-proektiv-vidbudovi.html" text:style-name="Internet_20_link" text:visited-style-name="Visited_20_Internet_20_Link">
</text:a>
“意大利人被发送给信息：去哪里，与谁一起工作； 您不必等待战争结束的开放的东西，而是开始向方向移动<text:a xlink:type="simple" xlink:href="https://www.ukrinform.ua/tag-vidbudova" text:style-name="Internet_20_link" text:visited-style-name="Visited_20_Internet_20_Link">
</text:a>
乌克兰，”他说。</text:p>
      <text:p text:style-name="P4">
Chizhikov称意大利人也相信乌克兰和VTE的胜利，即胜利将取得我们国家的条件。</text:p>
      <text:p text:style-name="P4">
CCI负责人强调说：“他们将来将乌克兰视为包括欧洲经济在内的驱动力。”</text:p>
      <text:p text:style-name="P4">
<text:span text:style-name="T4">
另请阅读：</text:span>
 <text:a xlink:type="simple" xlink:href="https://www.ukrinform.ua/rubric-vidbudova/3701055-meloni-hoce-sob-italijci-zastosuvali-dosvid-svogo-ekonomicnogo-diva-1960h-rokiv-v-ukraini.html" text:style-name="Internet_20_link" text:visited-style-name="Visited_20_Internet_20_Link">
<text:span text:style-name="T4">
 Melonney </text:span>
</text:a>
</text:p>
      <text:p text:style-name="P4">
<text:span text:style-name="T5">
主要照片：Denis Shmigal，Facebook</text:span>
</text:p>
      <text:p text:style-name="P4">
News Source: <text:a xlink:type="simple" xlink:href="https://www.ukrinform.ua/rubric-vidbudova/3701224-ucast-u-konferencii-z-vidbudovi-v-rimi-vzali-ponad-150-ukrainskih-kompanij-prezident-tpp.html" text:style-name="Internet_20_link" text:visited-style-name="Visited_20_Internet_20_Link">
https://www.ukrinform.ua/rubric-vidbudova/3701224-ucast-u-konferencii-z-vidbudovi-v-rimi-vzali-ponad-150-ukrainskih-kompanij-prezident-tpp.html</text:a>
</text:p>
      <!--NEWS-->
      <text:h text:style-name="P10" text:outline-level="1">
<text:span text:style-name="T4">
军队的JSC Shaktarske Directio Rusian炮击了Kalledar，Yegorivka，Pavlivka，Woneing，New ...</text:span>
</text:h>
      <text:p text:style-name="P4">
作者: liveuamap (Language: en)</text:p>
      <text:p text:style-name="P4">
时间: 2023-04-26T-42:36:00</text:p>
      <text:p text:style-name="P4">
地点: Vuhledar (Latitude:47.83413 Longtitude:36.84128)</text:p>
      <text:p text:style-name="P4">
视频: []</text:p>
      <text:p text:style-name="P4">
图片: []</text:p>
      <text:p text:style-name="P4">
标签: ["Russia"]</text:p>
      <text:p text:style-name="P4">
Id: 22558724</text:p>
      <!--METADATA-->
      <text:p text:style-name="P4">
在Shaktarske的指导上</text:p>
      <text:p text:style-name="P4">
新闻集链接：(https://liveuamap.com/en/2023/26-april-at-shaktarske-direction-russian-army-shelled-vuhledar)</text:p>
      <text:p text:style-name="P4">
News Source: <text:a xlink:type="simple" xlink:href="https://t.me/lumsrc/4603" text:style-name="Internet_20_link" text:visited-style-name="Visited_20_Internet_20_Link">
https://t.me/lumsrc/4603</text:a>
</text:p>
      <!--NEWS-->
      <text:h text:style-name="P10" text:outline-level="1">
<text:span text:style-name="T4">
在西班牙的网球比赛开始时</text:span>
</text:h>
      <text:p text:style-name="P4">
作者: Ukrinform (Person)</text:p>
      <text:p text:style-name="P4">
出版商: Укринформ (Organization)</text:p>
      <text:p text:style-name="P4">
出版时间: 2023-04-26T-43:01:53+03:00</text:p>
      <text:p text:style-name="P4">
修改时间: 2023-04-26T22:01:53+03:00</text:p>
      <text:p text:style-name="P4">
描述: 乌克兰戴安娜·亚斯特雷姆斯卡亚（Diana Yastremskaya）在享有盛誉的女子网球协会（WTA）（WTA） - 马德里（Mutua Madrid）公开赛（西班牙）（西班牙）的奖金765.2万美元的奖金中，无法克服第一个圈子。</text:p>
      <text:p text:style-name="P4">
图片: ["<text:a xlink:type="simple" xlink:href="https://static.ukrinform.com/photos/2023_04/thumb_files/630_360_1682535645-388.jpg" text:style-name="Internet_20_link" text:visited-style-name="Visited_20_Internet_20_Link">
630_360_16825...</text:a>
"]</text:p>
      <text:p text:style-name="P4">
标签: ['Теніс', 'Даяна Ястремська']</text:p>
      <text:p text:style-name="P4">
类型: Article</text:p>
      <!--METADATA-->
      <text:p text:style-name="P4">
<draw:frame draw:style-name="fr1" draw:name="Image135" text:anchor-type="as-char" svg:width="6.9236in" svg:height="3.956343in" draw:z-index="0">
<draw:image xlink:href="../Images/yкринформ/2023-04-26T-43-01-53-03-00/630_360_1682535645-388.jpg" xlink:type="simple" xlink:show="embed" xlink:actuate="onLoad" draw:mime-type="image/jpeg"/>
</draw:frame>
乌克兰Yastremskaya无法在享有盛誉的比赛中克服第一个圈子(WTA)-Mutua Madrid Open-马德里(西班牙)奖金为765.2万美元。</text:p>
      <text:p text:style-name="P4">
在竞争主要网格Yastremskaya的首发决斗中，三盘，Wimbledon的决赛入围者-2014 Eugene Bushar来自加拿大 -  7：6(8：6)，2：6.2：6，传输乌克林。</text:p>
      <text:p text:style-name="P4">
比赛持续了将近2.5个小时。</text:p>
      <text:p text:style-name="P4">
为了到达第三个圈子，马德里公开赛将与意大利玛蒂娜·特雷瓦(Martina Trevam)的第18个数字一起出现。</text:p>
      <text:p text:style-name="P4">
<text:span text:style-name="T4">
另请阅读：</text:span>
 <text:a xlink:type="simple" xlink:href="https://www.ukrinform.ua/rubric-sports/3701047-svitolina-dostrokovo-zaversila-vistup-na-turniri-wta-u-madridi.html" text:style-name="Internet_20_link" text:visited-style-name="Visited_20_Internet_20_Link">
</text:a>
马德里锦标赛将持续到5月6日。</text:p>
      <text:p text:style-name="P4">
照片：盖蒂图像。</text:p>
      <text:p text:style-name="P4">
News Source: <text:a xlink:type="simple" xlink:href="https://www.ukrinform.ua/rubric-sports/3701221-astremska-postupilasa-finalistci-vimbldona-na-starti-tenisnogo-turnirui-v-ispanii.html" text:style-name="Internet_20_link" text:visited-style-name="Visited_20_Internet_20_Link">
https://www.ukrinform.ua/rubric-sports/3701221-astremska-postupilasa-finalistci-vimbldona-na-starti-tenisnogo-turnirui-v-ispanii.html</text:a>
</text:p>
      <!--NEWS-->
      <text:h text:style-name="P10" text:outline-level="1">
<text:span text:style-name="T4">
意大利的Shmigal访问了防空公司生产公司</text:span>
</text:h>
      <text:p text:style-name="P4">
作者: Ukrinform (Person)</text:p>
      <text:p text:style-name="P4">
出版商: Укринформ (Organization)</text:p>
      <text:p text:style-name="P4">
出版时间: 2023-04-26T-45:00:00+03:00</text:p>
      <text:p text:style-name="P4">
修改时间: 2023-04-26T22:00:00+03:00</text:p>
      <text:p text:style-name="P4">
描述: 乌克兰考虑了与意大利国防企业莱茵金属意大利S.P.A.共同生产防空组件的可能性。  - 乌克林。</text:p>
      <text:p text:style-name="P4">
图片: ["<text:a xlink:type="simple" xlink:href="https://static.ukrinform.com/photos/2023_04/thumb_files/630_360_1682535290-775.jpg" text:style-name="Internet_20_link" text:visited-style-name="Visited_20_Internet_20_Link">
630_360_16825...</text:a>
"]</text:p>
      <text:p text:style-name="P4">
标签: ['Італія', 'Шмигаль', 'ППО']</text:p>
      <text:p text:style-name="P4">
类型: Article</text:p>
      <!--METADATA-->
      <text:p text:style-name="P4">
<draw:frame draw:style-name="fr1" draw:name="Image136" text:anchor-type="as-char" svg:width="6.9236in" svg:height="3.956343in" draw:z-index="0">
<draw:image xlink:href="../Images/yкринформ/2023-04-26T-45-00-00-03-00/630_360_1682535290-775.jpg" xlink:type="simple" xlink:show="embed" xlink:actuate="onLoad" draw:mime-type="image/jpeg"/>
</draw:frame>
乌克兰考虑了与意大利Moboron Enterprise Rheinmentall Italia S.P.A.共同生产防空组件的可能性。</text:p>
      <text:p text:style-name="P4">
根据乌克林福姆的说法，总理丹尼斯·施米加尔(Denis Shmigal)在[]中报道(http://t.me/Denys_Smyhal/5109)。</text:p>
      <text:p text:style-name="P4">
政府负责人写道：“今天访问了意大利国防企业莱茵金属意大利S.P.A.，专门从事现代防空系统的生产。在其开发中，Skynex行动的小半径。我们需要这种有效的武器来保护无人机人。”</text:p>
      <text:p text:style-name="P4">
总理强调，这种电池已经在乌克兰的交替。 他补充说，同时考虑了“组件系统的联合生产的可能性”。</text:p>
      <text:p text:style-name="P4">
<text:span text:style-name="T4">
另请阅读：</text:span>
 <text:a xlink:type="simple" xlink:href="https://www.ukrinform.ua/rubric-vidbudova/3701141-smigal-rozpoviv-aki-vazlivi-ugodi-planuut-pidpisati-u-rimi.html" text:style-name="Internet_20_link" text:visited-style-name="Visited_20_Internet_20_Link">
<text:span text:style-name="T4">
 shmigal </text:span>
</text:a>
“我感谢合作伙伴的支持!我们正在努力拥有更有效的支持。他们将围绕我们的战略基础设施实体创建可靠的盾牌。”(https://www.ukrinform.ua/tag-smigal)。</text:p>
      <text:p text:style-name="P4">
据乌克林福姆(Ukrinform)报道，Shmigal在意大利，涉及乌克兰恢复的两道路会议。</text:p>
      <text:p text:style-name="P4">
News Source: <text:a xlink:type="simple" xlink:href="https://www.ukrinform.ua/rubric-ato/3701220-smigal-v-italii-vidvidav-pidpriemstvo-z-virobnictva-sistem-ppo.html" text:style-name="Internet_20_link" text:visited-style-name="Visited_20_Internet_20_Link">
https://www.ukrinform.ua/rubric-ato/3701220-smigal-v-italii-vidvidav-pidpriemstvo-z-virobnictva-sistem-ppo.html</text:a>
</text:p>
      <!--NEWS-->
      <text:h text:style-name="P10" text:outline-level="1">
<text:span text:style-name="T4">
俄罗斯人每天在哈尔基夫地区的消防部门开火两次</text:span>
</text:h>
      <text:p text:style-name="P4">
作者: Ukrinform (Person)</text:p>
      <text:p text:style-name="P4">
出版商: Укринформ (Organization)</text:p>
      <text:p text:style-name="P4">
出版时间: 2023-04-26T-48:58:01+03:00</text:p>
      <text:p text:style-name="P4">
修改时间: 2023-04-26T21:58:01+03:00</text:p>
      <text:p text:style-name="P4">
描述: 俄罗斯入侵者在4月26日在哈尔基夫地区两次解雇了消防部门。  - 乌克林。</text:p>
      <text:p text:style-name="P4">
图片: ["<text:a xlink:type="simple" xlink:href="https://static.ukrinform.com/photos/2023_04/thumb_files/630_360_1682535428-242.jpg" text:style-name="Internet_20_link" text:visited-style-name="Visited_20_Internet_20_Link">
630_360_16825...</text:a>
"]</text:p>
      <text:p text:style-name="P4">
标签: ['Обстріл', 'Харківщина', 'Війна з росією']</text:p>
      <text:p text:style-name="P4">
类型: Article</text:p>
      <!--METADATA-->
      <text:p text:style-name="P4">
<draw:frame draw:style-name="fr1" draw:name="Image137" text:anchor-type="as-char" svg:width="6.9236in" svg:height="3.956343in" draw:z-index="0">
<draw:image xlink:href="../Images/yкринформ/2023-04-26T-48-58-01-03-00/630_360_1682535428-242.jpg" xlink:type="simple" xlink:show="embed" xlink:actuate="onLoad" draw:mime-type="image/jpeg"/>
</draw:frame>
俄罗斯 -  4月26日两次在哈尔基夫地区解雇了一个消防局。</text:p>
      <text:p text:style-name="P4">
根据乌克林福姆的说法，州紧急服务在[]中报告(https://t.me/dsns_telegram/16286)。</text:p>
      <text:p text:style-name="P4">
“白天两次，俄罗斯人在消防部门开火<text:a xlink:type="simple" xlink:href="https://www.ukrinform.ua/tag-harkivsina" text:style-name="Internet_20_link" text:visited-style-name="Visited_20_Internet_20_Link">
</text:a>
。 由于炮击，该建筑物损坏了，也损坏了救援人员。”该消息写道。</text:p>
      <text:p text:style-name="P4">
敌人的行动只再次证明他故意违反了所有规范法。</text:p>
      <text:p text:style-name="P4">
SES补充说：“幸运的是，人员尚未受伤，将继续为这场不公平战争的后果提供帮助。”</text:p>
      <text:p text:style-name="P4">
<text:span text:style-name="T4">
另请阅读：</text:span>
 <text:a xlink:type="simple" xlink:href="https://www.ukrinform.ua/rubric-regions/3701217-pid-cas-vcorasnogo-udaru-po-kupansku-postrazdali-pracivniki-miskoi-administracii.html" text:style-name="Internet_20_link" text:visited-style-name="Visited_20_Internet_20_Link">
<text:span text:style-name="T4">
 kusk </text:span>
 <text:span text:style-name="T4">
 janska </text:span>
</text:a>
正如乌克林福姆报道的那样，4月25日上午，俄罗斯袭击了库皮斯克·哈尔基夫地区，亲吻了当地传说博物馆。 火箭罢工的结果是两个人。</text:p>
      <text:p text:style-name="P4">
News Source: <text:a xlink:type="simple" xlink:href="https://www.ukrinform.ua/rubric-ato/3701219-rosiani-dvici-za-den-obstrilali-pozeznu-castinu-na-harkivsini.html" text:style-name="Internet_20_link" text:visited-style-name="Visited_20_Internet_20_Link">
https://www.ukrinform.ua/rubric-ato/3701219-rosiani-dvici-za-den-obstrilali-pozeznu-castinu-na-harkivsini.html</text:a>
</text:p>
      <!--NEWS-->
      <text:h text:style-name="P10" text:outline-level="1">
<text:span text:style-name="T4">
昨天对库皮斯克的打击期间，城市行政人员受伤</text:span>
</text:h>
      <text:p text:style-name="P4">
作者: Ukrinform (Person)</text:p>
      <text:p text:style-name="P4">
出版商: Укринформ (Organization)</text:p>
      <text:p text:style-name="P4">
出版时间: 2023-04-26T-50:48:24+03:00</text:p>
      <text:p text:style-name="P4">
修改时间: 2023-04-26T21:48:24+03:00</text:p>
      <text:p text:style-name="P4">
描述: 在4月25日上午，俄罗斯军队被袭击的库皮亚斯克博物馆期间，城市政府的工人受伤。  - 乌克林。</text:p>
      <text:p text:style-name="P4">
图片: ["<text:a xlink:type="simple" xlink:href="https://static.ukrinform.com/photos/2023_04/thumb_files/630_360_1682532501-563.jpg" text:style-name="Internet_20_link" text:visited-style-name="Visited_20_Internet_20_Link">
630_360_16825...</text:a>
"]</text:p>
      <text:p text:style-name="P4">
标签: ['Обстріл', 'Харківщина', 'Війна з росією', 'Єдині новини']</text:p>
      <text:p text:style-name="P4">
类型: Article</text:p>
      <!--METADATA-->
      <text:p text:style-name="P4">
<draw:frame draw:style-name="fr1" draw:name="Image138" text:anchor-type="as-char" svg:width="6.9236in" svg:height="3.956343in" draw:z-index="0">
<draw:image xlink:href="../Images/yкринформ/2023-04-26T-50-48-24-03-00/630_360_1682532501-563.jpg" xlink:type="simple" xlink:show="embed" xlink:actuate="onLoad" draw:mime-type="image/jpeg"/>
</draw:frame>
在4月25日上午，俄罗斯军队在库皮斯克的博物馆中受伤。</text:p>
      <text:p text:style-name="P4">
Andriy Kanashevich在唯一的新闻“统一新闻”上说，这是乌克林福姆案报道的唯一新闻“统一新闻”。</text:p>
      <text:p text:style-name="P4">
“博物馆不起作用。 但是该建筑物被用作行政，因为许多建筑物都被摧毁了<text:a xlink:type="simple" xlink:href="https://www.ukrinform.ua/tag-obstril" text:style-name="Internet_20_link" text:visited-style-name="Visited_20_Internet_20_Link">
</text:a>
乘员。 城市当局和该地区都在不断寻找可以展示服务的地方。 他说：“分别有库平市政府的文化和体育部，有MBA的雇员，政府的工作人员大部分是有效的。”</text:p>
      <text:p text:style-name="P4">
总的来说，据卡纳什维奇(Kanashevich)称，已经解决了8人，该州令人满意，有些人仍留在医院。</text:p>
      <text:p text:style-name="P4">
根据初步信息，该建筑物是不可回收的。</text:p>
      <text:p text:style-name="P4">
“它是在二十世纪初竖立的，有木地板，一切都被拆除了。乍一看，该建筑是无法回收的。 像附近的建筑物一样，几个月前，C-300飞行了XX世纪的初期。 这是必要的。”地区负责人说。</text:p>
      <text:p text:style-name="P4">
<text:span text:style-name="T4">
另请阅读：</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总体而言，在城市中，超过一半的不同机构机构已被摧毁或损坏。</text:p>
      <text:p text:style-name="P4">
Kanashevich说：“如果我们谈论市政机构和教育机构，则恰好超过50个。如果我们谈论私人住房，就已经完成了兴趣20。”</text:p>
      <text:p text:style-name="P4">
据他说，库皮斯克仍然约有5,000名居民。</text:p>
      <text:p text:style-name="P4">
据报道，在4月25日上午，俄罗斯军队遭到了两枚C-300导弹库皮斯克的袭击，从而完全摧毁了当地博物馆的场所。 <text:a xlink:type="simple" xlink:href="https://www.ukrinform.ua/rubric-regions/3700864-unaslidok-rosijskogo-udaru-po-kupansku-zaginula-direktor-kraeznavcogo-muzeu.html" text:style-name="Internet_20_link" text:visited-style-name="Visited_20_Internet_20_Link">
</text:a>
 - 当地历史博物馆伊琳娜·奥萨迪(Irina Osadchy)的导演和奥伦西亚诺帕(Olenivodopianova)博物馆的雇员。</text:p>
      <text:p text:style-name="P4">
<text:span text:style-name="T5">
foto：Kharkiv地区检察官办公室</text:span>
</text:p>
      <text:p text:style-name="P4">
News Source: <text:a xlink:type="simple" xlink:href="https://www.ukrinform.ua/rubric-regions/3701217-pid-cas-vcorasnogo-udaru-po-kupansku-postrazdali-pracivniki-miskoi-administracii.html" text:style-name="Internet_20_link" text:visited-style-name="Visited_20_Internet_20_Link">
https://www.ukrinform.ua/rubric-regions/3701217-pid-cas-vcorasnogo-udaru-po-kupansku-postrazdali-pracivniki-miskoi-administracii.html</text:a>
</text:p>
      <!--NEWS-->
      <text:h text:style-name="P10" text:outline-level="1">
<text:span text:style-name="T4">
可以更换切尔诺贝利排除区的95％以上</text:span>
</text:h>
      <text:p text:style-name="P4">
作者: Ukrinform (Person)</text:p>
      <text:p text:style-name="P4">
出版商: Укринформ (Organization)</text:p>
      <text:p text:style-name="P4">
出版时间: 2023-04-26T-52:48:00+03:00</text:p>
      <text:p text:style-name="P4">
修改时间: 2023-04-26T21:48:00+03:00</text:p>
      <text:p text:style-name="P4">
描述: </text:p>
      <text:p text:style-name="P4">
Понад95％破洋。  - I的，。: </text:p>
      <text:p text:style-name="P4">
图片: ["<text:a xlink:type="simple" xlink:href="https://static.ukrinform.com/photos/2023_01/thumb_files/630_360_1673620106-978.jpeg" text:style-name="Internet_20_link" text:visited-style-name="Visited_20_Internet_20_Link">
630_360_16736...</text:a>
"]</text:p>
      <text:p text:style-name="P4">
标签: ['ЧАЕС', 'Мінування']</text:p>
      <text:p text:style-name="P4">
类型: Article</text:p>
      <!--METADATA-->
      <text:p text:style-name="P4">
<draw:frame draw:style-name="fr1" draw:name="Image139" text:anchor-type="as-char" svg:width="6.9236in" svg:height="3.956343in" draw:z-index="0">
<draw:image xlink:href="../Images/yкринформ/2023-04-26T-52-48-00-03-00/630_360_1673620106-978.jpeg" xlink:type="simple" xlink:show="embed" xlink:actuate="onLoad" draw:mime-type="image/jpeg"/>
</draw:frame>
由于专家无法对其进行调查，因此可以更换Chornobyl NPP排除区95％以上。</text:p>
      <text:p text:style-name="P4">
乌克兰州国家机构，乌克兰国家机构局长Yevhen Kramarenko的负责人在对乌克林福姆的评论中说。</text:p>
      <text:p text:style-name="P4">
“我们现在已经与专家一起改变了我们日常活动所需的对象。 但是，林业中的领土，<text:a xlink:type="simple" xlink:href="https://www.ukrinform.ua/tag-mina" text:style-name="Internet_20_link" text:visited-style-name="Visited_20_Internet_20_Link">
</text:a>
。 我们的部队没有驯服。 因此，有条件地，由于没有检查爆炸装置的存在，因此更换了排除区的95-98％。</text:p>
      <text:p text:style-name="P4">
<text:span text:style-name="T4">
另请阅读：</text:span>
 <text:a xlink:type="simple" xlink:href="https://www.ukrinform.ua/rubric-vidbudova/3701172-ukraina-vze-otrimala-vid-donoriv-23-miljoni-na-vidnovlenna-cornobilskoi-zoni.html" text:style-name="Internet_20_link" text:visited-style-name="Visited_20_Internet_20_Link">
</text:a>
据他说，该领土的脱落可能会导致地板移动被放射性核素污染。 但是，由于面积相当大的面积为2 600平方米。 KM，它不会超越排除区。</text:p>
      <text:p text:style-name="P4">
“更多(爆炸对象的可用性 -  ed。)它伤害了正在矿山上炸毁的动物，”克拉马伦科警告说。</text:p>
      <text:p text:style-name="P4">
<text:span text:style-name="T4">
另请阅读：</text:span>
 <text:a xlink:type="simple" xlink:href="https://www.ukrinform.ua/rubric-economy/3700838-pidpriemstva-na-caes-uze-povernulisa-do-normalnogo-rezimu-roboti-zelenskij.html" text:style-name="Internet_20_link" text:visited-style-name="Visited_20_Internet_20_Link">
<text:span text:style-name="T4">
 chpp </text:span>
</text:a>
据报道，切尔诺贝利排除区从2月24日至2022年3月31日占领。</text:p>
      <text:p text:style-name="P4">
News Source: <text:a xlink:type="simple" xlink:href="https://www.ukrinform.ua/rubric-society/3701184-ponad-95-teritorii-zoni-vidcuzenna-caes-moze-buti-zaminovano.html" text:style-name="Internet_20_link" text:visited-style-name="Visited_20_Internet_20_Link">
https://www.ukrinform.ua/rubric-society/3701184-ponad-95-teritorii-zoni-vidcuzenna-caes-moze-buti-zaminovano.html</text:a>
</text:p>
      <!--NEWS-->
      <text:h text:style-name="P10" text:outline-level="1">
<text:span text:style-name="T4">
乌克兰曲棍球运动员赢得了2023年世界杯的第二次胜利，击败了爱沙尼亚</text:span>
</text:h>
      <text:p text:style-name="P4">
作者: Ukrinform (Person)</text:p>
      <text:p text:style-name="P4">
出版商: Укринформ (Organization)</text:p>
      <text:p text:style-name="P4">
出版时间: 2023-04-26T-54:47:09+03:00</text:p>
      <text:p text:style-name="P4">
修改时间: 2023-04-26T21:47:09+03:00</text:p>
      <text:p text:style-name="P4">
描述: 在乌克兰国家队的参与下，在塔林（爱沙尼亚），世界曲棍球锦标赛继续进行。  - 乌克林。</text:p>
      <text:p text:style-name="P4">
图片: ["<text:a xlink:type="simple" xlink:href="https://static.ukrinform.com/photos/2023_04/thumb_files/630_360_1682534503-573.jpg" text:style-name="Internet_20_link" text:visited-style-name="Visited_20_Internet_20_Link">
630_360_16825...</text:a>
"]</text:p>
      <text:p text:style-name="P4">
标签: ['Чемпіонат світу', 'Естонія', 'хокей', 'Збірна України']</text:p>
      <text:p text:style-name="P4">
类型: Article</text:p>
      <!--METADATA-->
      <text:p text:style-name="P4">
<draw:frame draw:style-name="fr1" draw:name="Image140" text:anchor-type="as-char" svg:width="6.9236in" svg:height="3.956343in" draw:z-index="0">
<draw:image xlink:href="../Images/yкринформ/2023-04-26T-54-47-09-03-00/630_360_1682534503-573.jpg" xlink:type="simple" xlink:show="embed" xlink:actuate="onLoad" draw:mime-type="image/jpeg"/>
</draw:frame>
Utallin(爱沙尼亚)随着乌克兰国家队的参与，与曲棍球寡妇的世界杯还在继续。</text:p>
      <text:p text:style-name="P4">
冠军的第三轮带来了第二次胜利“蓝色和黄色”，这是爱沙尼亚山的7：4(1：1，4：1，2：2)，报道乌克林福姆。</text:p>
      <text:p text:style-name="P4">
在荷兰比赛日的其他比赛中，中国的曲棍球运动员已经击败-7：2(3：0,3：2，1：0)，日本自信地赢得塞尔维亚-8：3(2：0，1：2，5：1).</text:p>
      <text:p text:style-name="P4">
Турнірне становище: Японія - 9 очок, Україна - 7, Естонія - 5, Нідерланди - 3,Китай - 2, Сербія - 1.</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4月27日，Vadim Framechuk的病房将于4月29日与日本荷兰抗拒日本。</text:p>
      <text:p text:style-name="P4">
<text:span text:style-name="T4">
另请阅读：</text:span>
 <text:a xlink:type="simple" xlink:href="https://www.ukrinform.ua/rubric-sports/3699666-hokej-zbirna-ukraini-postupilasa-kitau-v-overtajmi-na-cs.html" text:style-name="Internet_20_link" text:visited-style-name="Visited_20_Internet_20_Link">
<text:span text:style-name="T4">
曲棍球</text:span>
</text:a>
比赛的获胜者将在课堂上增加，并将在第二个赛季的第二个赛季进行比赛。</text:p>
      <text:p text:style-name="P4">
照片：FHU。</text:p>
      <text:p text:style-name="P4">
News Source: <text:a xlink:type="simple" xlink:href="https://www.ukrinform.ua/rubric-sports/3701216-ukrainski-hokeisti-zdobuli-drugu-peremogu-na-cs2023-obigravsi-estoniu.html" text:style-name="Internet_20_link" text:visited-style-name="Visited_20_Internet_20_Link">
https://www.ukrinform.ua/rubric-sports/3701216-ukrainski-hokeisti-zdobuli-drugu-peremogu-na-cs2023-obigravsi-estoniu.html</text:a>
</text:p>
      <!--NEWS-->
      <text:h text:style-name="P10" text:outline-level="1">
<text:span text:style-name="T4">
由于俄罗斯联邦的积极行动，黑海不能被认为是安全的20年 - 海军指挥官</text:span>
</text:h>
      <text:p text:style-name="P4">
作者: Ukrinform (Person)</text:p>
      <text:p text:style-name="P4">
出版商: Укринформ (Organization)</text:p>
      <text:p text:style-name="P4">
出版时间: 2023-04-26T-56:42:00+03:00</text:p>
      <text:p text:style-name="P4">
修改时间: 2023-04-26T21:42:00+03:00</text:p>
      <text:p text:style-name="P4">
描述: 海军海军指挥官Vceadmiral Alexei Shepapa坚信，只有乌克兰自1991年返回乌克兰时，才有可能恢复Azov-Black Sea地区的安全性。  - 乌克林。</text:p>
      <text:p text:style-name="P4">
图片: ["<text:a xlink:type="simple" xlink:href="https://static.ukrinform.com/photos/2021_05/thumb_files/630_360_1620808775-761.jpg" text:style-name="Internet_20_link" text:visited-style-name="Visited_20_Internet_20_Link">
630_360_16208...</text:a>
"]</text:p>
      <text:p text:style-name="P4">
标签: ['Крим', ' Чорне море', 'Азовське море', 'Безпека', 'Неїжпапа', 'Війна з росією']</text:p>
      <text:p text:style-name="P4">
类型: Article</text:p>
      <!--METADATA-->
      <text:p text:style-name="P4">
<draw:frame draw:style-name="fr1" draw:name="Image141" text:anchor-type="as-char" svg:width="6.9236in" svg:height="3.956343in" draw:z-index="0">
<draw:image xlink:href="../Images/yкринформ/2023-04-26T-56-42-00-03-00/630_360_1620808775-761.jpg" xlink:type="simple" xlink:show="embed" xlink:actuate="onLoad" draw:mime-type="image/jpeg"/>
</draw:frame>
武装部队武装部队的海军指挥官Alexei Shepap坚信，截至1991年，只有乌克兰返回其领土的陈述才能恢复Azov-Black Sea地区的安全性。</text:p>
      <text:p text:style-name="P4">
他在黑海安全论坛上说，这是在黑海地区国家代表和其他国家舰队的指挥官参与的情况下举行的。(http://www.facebook.com/100064727737034/posts/pfbid0a1GQgovR874jNXsFuLxaQeNYD5yLCYweB3MnR51JghNkPv2vFNXuzxwp1zGDGCGyl)在论坛期间，各方讨论了安全状况以及对Vasal-Black Sea地区的实际威胁，以及与内政部建立进一步合作以恢复稳定和安全性的方式。</text:p>
      <text:p text:style-name="P4">
在向成员国代表的呼吁时，维西德雷尔·阿列克西内特帕帕(Alexeynetpapa)指出，已有20年了<text:a xlink:type="simple" xlink:href="https://www.ukrinform.ua/tag-corne-more" text:style-name="Internet_20_link" text:visited-style-name="Visited_20_Internet_20_Link">
</text:a>
由于俄罗斯联邦的积极行动，它不能被认为是安全的。</text:p>
      <text:p text:style-name="P4">
<text:span text:style-name="T4">
另请阅读：</text:span>
 <text:a xlink:type="simple" xlink:href="https://www.ukrinform.ua/rubric-ato/3674301-neizpapa-ukrainskij-flot-posilivsa-u-kilka-raziv-rik-tomu-spivvidnosenna-do-sil-voroga-bulo-112.html" text:style-name="Internet_20_link" text:visited-style-name="Visited_20_Internet_20_Link">
<text:span text:style-name="T4">
 itpapa </text:span>
</text:a>
作为例子，他试图在2003年占领图兹拉岛，2008年的战争，克里米亚克里米亚克里米亚非法吞并克里米亚的参与，2014年，2022年占领阿佐夫海和黑人战争大海，就在现前。</text:p>
      <text:p text:style-name="P4">
武装部队海军的指挥官强调，俄罗斯联邦的帝国野心不仅在西部和阿佐夫蔓延，而且还传播到波罗的海，北海以及太平洋。</text:p>
      <text:p text:style-name="P4">
据报道，俄罗斯联邦于4月26日暂停了谷物走廊的工作。</text:p>
      <text:p text:style-name="P4">
News Source: <text:a xlink:type="simple" xlink:href="https://www.ukrinform.ua/rubric-crimea/3701215-cerez-agresivni-dii-rf-corne-more-ne-mozna-vvazati-bezpecnim-vze-20-rokiv-komanduvac-vms.html" text:style-name="Internet_20_link" text:visited-style-name="Visited_20_Internet_20_Link">
https://www.ukrinform.ua/rubric-crimea/3701215-cerez-agresivni-dii-rf-corne-more-ne-mozna-vvazati-bezpecnim-vze-20-rokiv-komanduvac-vms.html</text:a>
</text:p>
      <!--NEWS-->
      <text:h text:style-name="P10" text:outline-level="1">
<text:span text:style-name="T4">
美国和韩国将继续支持乌克兰 - 总统声明</text:span>
</text:h>
      <text:p text:style-name="P4">
作者: Ukrinform (Person)</text:p>
      <text:p text:style-name="P4">
出版商: Укринформ (Organization)</text:p>
      <text:p text:style-name="P4">
出版时间: 2023-04-26T-58:38:00+03:00</text:p>
      <text:p text:style-name="P4">
修改时间: 2023-04-26T21:38:00+03:00</text:p>
      <text:p text:style-name="P4">
描述: 美国和韩国将继续努力支持乌克兰。  - 乌克林。</text:p>
      <text:p text:style-name="P4">
图片: ["<text:a xlink:type="simple" xlink:href="https://static.ukrinform.com/photos/2023_04/thumb_files/630_360_1682535789-708.jpg" text:style-name="Internet_20_link" text:visited-style-name="Visited_20_Internet_20_Link">
630_360_16825...</text:a>
"]</text:p>
      <text:p text:style-name="P4">
标签: ['Байден', 'Корея', 'США', 'Україна']</text:p>
      <text:p text:style-name="P4">
类型: Article</text:p>
      <!--METADATA-->
      <text:p text:style-name="P4">
<draw:frame draw:style-name="fr1" draw:name="Image142" text:anchor-type="as-char" svg:width="6.9236in" svg:height="3.956343in" draw:z-index="0">
<draw:image xlink:href="../Images/yкринформ/2023-04-26T-58-38-00-03-00/630_360_1682535789-708.jpg" xlink:type="simple" xlink:show="embed" xlink:actuate="onLoad" draw:mime-type="image/jpeg"/>
</draw:frame>
这种联系和韩国将继续共同努力支持乌克兰。</text:p>
      <text:p text:style-name="P4">
这是美国总统和大韩民国乔·拜登(Joe Biden)和杨·索科奥尔(Yun Sokiol)在周三举行的，乌克林福姆自己的记者报告的联合新闻发布会上。</text:p>
      <text:p text:style-name="P4">
“我们(与RC -ed的总统。)他们分配了我们与乌克兰人民一起防止俄罗斯对自由，领土完整和民主的残酷攻击的共同义务。 韩国共和国对乌克兰的决定性支持很重要，因为对俄罗斯联邦的严重侵犯对世界各国，不仅在欧洲都很重要。”  - 强调<text:a xlink:type="simple" xlink:href="https://www.ukrinform.ua/tag-bajden" text:style-name="Internet_20_link" text:visited-style-name="Visited_20_Internet_20_Link">
</text:a>
。</text:p>
      <text:p text:style-name="P4">
他强调，他是关于他的信念和整个国际绘画，即未来将获得接下来的几代人。</text:p>
      <text:p text:style-name="P4">
<text:span text:style-name="T4">
另请阅读：</text:span>
 <text:a xlink:type="simple" xlink:href="https://www.ukrinform.ua/rubric-world/3693120-bajden-prodovziv-sankcii-proti-rosii-se-na-rik.html" text:style-name="Internet_20_link" text:visited-style-name="Visited_20_Internet_20_Link">
<text:span text:style-name="T4">
 biden </text:span>
</text:a>
“我相信世界正在休息。 我相信，我们今天将做出的选择将决定未来几十年来我们孩子的塔米犬世界的发展方向。”白宫负责人强调。</text:p>
      <text:p text:style-name="P4">
反过来，大韩民国尤恩·乔克(Yun Jok)尤尔(Yol)表示，他在美国的国家将继续努力支持乌克兰。</text:p>
      <text:p text:style-name="P4">
云说：“我们已经确认，使用武力剥夺无辜者，这是俄罗斯入侵乌克兰的例子。”</text:p>
      <text:p text:style-name="P4">
在这方面，他强调说，他已经同意美国总统“继续与国际社会一起努力，以支持乌克兰”。</text:p>
      <text:p text:style-name="P4">
<text:span text:style-name="T4">
另请阅读：</text:span>
 <text:a xlink:type="simple" xlink:href="https://www.ukrinform.ua/rubric-world/3699872-pivdenna-korea-rozsirila-obmezenna-na-eksport-tovariv-u-rf-ta-bilorus.html" text:style-name="Internet_20_link" text:visited-style-name="Visited_20_Internet_20_Link">
<text:span text:style-name="T4">
南方</text:span>
 <text:span text:style-name="T4">
 </text:span>
韩国**</text:a>
此外，他说，除其他主题外，在白宫与乔布迪德会面时，这也是关于确保全球食品安全的。</text:p>
      <text:p text:style-name="P4">
正如乌克林福姆报道的那样，总统和大韩民国的华盛顿举行了一次会议。 支持乌克兰的支持以及俄罗斯联邦的对抗问题已成为领导人对话的主要主题之一。</text:p>
      <text:p text:style-name="P4">
News Source: <text:a xlink:type="simple" xlink:href="https://www.ukrinform.ua/rubric-world/3701210-bajden-zaaviv-pro-vazlivist-pidtrimki-ukraini-z-boku-pivdennoi-korei.html" text:style-name="Internet_20_link" text:visited-style-name="Visited_20_Internet_20_Link">
https://www.ukrinform.ua/rubric-world/3701210-bajden-zaaviv-pro-vazlivist-pidtrimki-ukraini-z-boku-pivdennoi-korei.html</text:a>
</text:p>
      <!--NEWS-->
      <text:h text:style-name="P10" text:outline-level="1">
<text:span text:style-name="T4">
俄罗斯人的军事装备从克里米亚北部的存储中“消失”</text:span>
</text:h>
      <text:p text:style-name="P4">
作者: Ukrinform (Person)</text:p>
      <text:p text:style-name="P4">
出版商: Укринформ (Organization)</text:p>
      <text:p text:style-name="P4">
出版时间: 2023-04-26T-60:28:00+03:00</text:p>
      <text:p text:style-name="P4">
修改时间: 2023-04-26T21:28:00+03:00</text:p>
      <text:p text:style-name="P4">
描述: 在临时占领的克里米亚的北部，俄罗斯军队从存储中取出了设备。  - 乌克林。</text:p>
      <text:p text:style-name="P4">
图片: ["<text:a xlink:type="simple" xlink:href="https://static.ukrinform.com/photos/2022_04/thumb_files/630_360_1649246846-717.jpg" text:style-name="Internet_20_link" text:visited-style-name="Visited_20_Internet_20_Link">
630_360_16492...</text:a>
"]</text:p>
      <text:p text:style-name="P4">
标签: ['Крим', 'Військова техніка', 'Війна з росією']</text:p>
      <text:p text:style-name="P4">
类型: Article</text:p>
      <!--METADATA-->
      <text:p text:style-name="P4">
<draw:frame draw:style-name="fr1" draw:name="Image143" text:anchor-type="as-char" svg:width="6.9236in" svg:height="3.956343in" draw:z-index="0">
<draw:image xlink:href="../Images/yкринформ/2023-04-26T-60-28-00-03-00/630_360_1649246846-717.jpg" xlink:type="simple" xlink:show="embed" xlink:actuate="onLoad" draw:mime-type="image/jpeg"/>
</draw:frame>
俄罗斯军方暂时占领了克里米亚的半夜，删除了存储内容的技术。</text:p>
      <text:p text:style-name="P4">
卫星图像证明了这一点。(https://t.me/svoboda_radio/16960?)。</text:p>
      <text:p text:style-name="P4">
这些图片显示，在2022年10月，今年1月，在Dzhankoysky区的Medvedivka村是<text:a xlink:type="simple" xlink:href="https://www.ukrinform.ua/tag-vijskova-tehnika" text:style-name="Internet_20_link" text:visited-style-name="Visited_20_Internet_20_Link">
</text:a>
。 据记者报道，在4月25日的照片中，缺席。</text:p>
      <text:p text:style-name="P4">
另外，在其中一张照片中，您可以看到沟渠，在设备以前所在的地方附近挖了。</text:p>
      <text:p text:style-name="P4">
<text:span text:style-name="T4">
另请阅读：</text:span>
 <text:a xlink:type="simple" xlink:href="https://www.ukrinform.ua/rubric-crimea/3699008-rosiani-stvoruut-u-krimu-kilka-rubeziv-oboroni-ta-vivozat-majno-do-rf-gumenuk.html" text:style-name="Internet_20_link" text:visited-style-name="Visited_20_Internet_20_Link">
</text:a>
作为 <text:a xlink:type="simple" xlink:href="http://www.ukrinform.ua/rubric-crimea/3686929-strategia-deokupacii-taseva-zaavila-so-zaversenna-vijni-rozpocnetsa-zi-zvilnenna-krimu.html" text:style-name="Internet_20_link" text:visited-style-name="Visited_20_Internet_20_Link">
 </text:a>
3月24日，乌克兰总统对塔米拉·塔什瓦(Tamila Tasheva Arc)的永久代表是，克里米亚自主共和国暂时占领的领土和塞瓦斯托波尔市将确定关键论文的暂时占领和重新融入战略完成将从半岛解放开始。</text:p>
      <text:p text:style-name="P4">
_foto：武装部队总参谋部</text:p>
      <text:p text:style-name="P4">
News Source: <text:a xlink:type="simple" xlink:href="https://www.ukrinform.ua/rubric-crimea/3701207-vijskova-tehnika-rosian-znikla-z-misc-zberiganna-na-pivnoci-krimu.html" text:style-name="Internet_20_link" text:visited-style-name="Visited_20_Internet_20_Link">
https://www.ukrinform.ua/rubric-crimea/3701207-vijskova-tehnika-rosian-znikla-z-misc-zberiganna-na-pivnoci-krimu.html</text:a>
</text:p>
      <!--NEWS-->
      <text:h text:style-name="P10" text:outline-level="1">
<text:span text:style-name="T4">
美国大使访问了多瑙河港口雷尼和伊兹梅尔</text:span>
</text:h>
      <text:p text:style-name="P4">
作者: Ukrinform (Person)</text:p>
      <text:p text:style-name="P4">
出版商: Укринформ (Organization)</text:p>
      <text:p text:style-name="P4">
出版时间: 2023-04-26T-62:21:00+03:00</text:p>
      <text:p text:style-name="P4">
修改时间: 2023-04-26T21:21:00+03:00</text:p>
      <text:p text:style-name="P4">
描述: 美国驻乌克兰布里奇特·布林克（Bridget Brinka）的美国大使访问了多瑙河港口雷尼（Reni）和伊兹（Izmail），以在俄罗斯的全面战争中强调乌克兰谷物出口的支持。  - 乌克林。</text:p>
      <text:p text:style-name="P4">
图片: ["<text:a xlink:type="simple" xlink:href="https://static.ukrinform.com/photos/2023_04/thumb_files/630_360_1682532405-150.jpg" text:style-name="Internet_20_link" text:visited-style-name="Visited_20_Internet_20_Link">
630_360_16825...</text:a>
", "<text:a xlink:type="simple" xlink:href="https://static.ukrinform.com/photos/2023_04/thumb_files/630_360_1682533356-8535.jpeg" text:style-name="Internet_20_link" text:visited-style-name="Visited_20_Internet_20_Link">
630_360_16825...</text:a>
", "<text:a xlink:type="simple" xlink:href="https://static.ukrinform.com/photos/2023_04/thumb_files/630_360_1682533356-4202.jpeg" text:style-name="Internet_20_link" text:visited-style-name="Visited_20_Internet_20_Link">
630_360_16825...</text:a>
", "<text:a xlink:type="simple" xlink:href="https://static.ukrinform.com/photos/2023_04/thumb_files/630_360_1682533356-6535.jpeg" text:style-name="Internet_20_link" text:visited-style-name="Visited_20_Internet_20_Link">
630_360_16825...</text:a>
", "<text:a xlink:type="simple" xlink:href="https://static.ukrinform.com/photos/2023_04/thumb_files/630_360_1682533356-7215.jpeg" text:style-name="Internet_20_link" text:visited-style-name="Visited_20_Internet_20_Link">
630_360_16825...</text:a>
", "<text:a xlink:type="simple" xlink:href="https://static.ukrinform.com/photos/2023_04/thumb_files/630_360_1682533356-8383.jpeg" text:style-name="Internet_20_link" text:visited-style-name="Visited_20_Internet_20_Link">
630_360_16825...</text:a>
", "<text:a xlink:type="simple" xlink:href="https://static.ukrinform.com/photos/2023_04/thumb_files/630_360_1682533356-9743.jpeg" text:style-name="Internet_20_link" text:visited-style-name="Visited_20_Internet_20_Link">
630_360_16825...</text:a>
", "<text:a xlink:type="simple" xlink:href="https://static.ukrinform.com/photos/2023_04/thumb_files/630_360_1682533357-5712.jpeg" text:style-name="Internet_20_link" text:visited-style-name="Visited_20_Internet_20_Link">
630_360_16825...</text:a>
", "<text:a xlink:type="simple" xlink:href="https://static.ukrinform.com/photos/2023_04/thumb_files/630_360_1682533422-2462.jpeg" text:style-name="Internet_20_link" text:visited-style-name="Visited_20_Internet_20_Link">
630_360_16825...</text:a>
"]</text:p>
      <text:p text:style-name="P4">
标签: ['Одещина', 'Порт', 'США', 'Бріджит Брінк', 'зерновий коридор']</text:p>
      <text:p text:style-name="P4">
类型: Article</text:p>
      <!--METADATA-->
      <text:p text:style-name="P4">
<draw:frame draw:style-name="fr1" draw:name="Image144" text:anchor-type="as-char" svg:width="6.9236in" svg:height="3.956343in" draw:z-index="0">
<draw:image xlink:href="../Images/yкринформ/2023-04-26T-62-21-00-03-00/630_360_1682532405-150.jpg" xlink:type="simple" xlink:show="embed" xlink:actuate="onLoad" draw:mime-type="image/jpeg"/>
</draw:frame>
这位大使在一场全面的战争期间，大使在乌克兰布里奇特·布林克(Ukraine Bridget Brynk)访问了雷尼和伊兹梅尔的多瑙河港口，放弃了乌克兰谷物出口的支持。</text:p>
      <text:p text:style-name="P4">
Brinka报道了<text:a xlink:type="simple" xlink:href="https://twitter.com/USAmbKyiv/status/1651275215312240644" text:style-name="Internet_20_link" text:visited-style-name="Visited_20_Internet_20_Link">
</text:a>
，报道乌克林福姆。</text:p>
      <text:p text:style-name="P4">
“尽管我们支持勇敢的捍卫者在最前沿，但我们决心促进经济发展。 与Viceremier -Minister Alexander Kubrakov一起前往Izmail和Odessa Oblast的一次很棒的旅行，讨论了美国国际开发署和私营部门的目标投资在经济的战略部门，“大使<text:a xlink:type="simple" xlink:href="https://www.ukrinform.ua/tag-ssa" text:style-name="Internet_20_link" text:visited-style-name="Visited_20_Internet_20_Link">
</text:a>
。</text:p>
      <text:p text:style-name="P4">
她补充说，通过美国国际开发署(USAID)，他们准备支持在伊兹梅尔(Izmail)和敖德萨地区的公私伙伴关系，以扩大出口出口，以支持乌克兰的经济，并减轻由于俄罗斯战争而加剧的粮食安全危机。</text:p>
      <text:p text:style-name="P4">
<text:span text:style-name="T4">
另请阅读：</text:span>
 <text:a xlink:type="simple" xlink:href="https://www.ukrinform.ua/rubric-economy/3683872-porti-pridunava-zberigaut-visoki-tempi-vidvantazenna-zerna.html" text:style-name="Internet_20_link" text:visited-style-name="Visited_20_Internet_20_Link">
</text:a>
根据美国大使馆新闻服务的乌克林福称，该倡议正在美国的帮助下实施，并旨在根据美国国际开发署，内核和尼布伦公司的共同投资Izmail和Rena港口现代化的活动。“通过许多私营企业合作伙伴关系，美国国际开发署将于今年3月获得成功，在框架内美国政府(Agri-ukraine)它将向该目标发送800万美元，而内核和尼布隆和谷物倡议公司的总捐款将为3600万美元。内核是美国政府融资Renny Modernation，Nibulon和Nibulon与美国政府一起。文凭被告知。</text:p>
      <text:p text:style-name="P4">
大使馆指出，与“谷物启发性”的进一步合作伙伴关系将通过获取转让仓库的转移来增加出口。</text:p>
      <text:p text:style-name="P4">
News Source: <text:a xlink:type="simple" xlink:href="https://www.ukrinform.ua/rubric-economy/3701206-posol-ssa-vidvidala-dunajski-porti-reni-ta-izmail.html" text:style-name="Internet_20_link" text:visited-style-name="Visited_20_Internet_20_Link">
https://www.ukrinform.ua/rubric-economy/3701206-posol-ssa-vidvidala-dunajski-porti-reni-ta-izmail.html</text:a>
</text:p>
      <!--NEWS-->
      <text:h text:style-name="P10" text:outline-level="1">
<text:span text:style-name="T4">
敖德萨和利物浦图书馆成为兄弟-Zelenskaya</text:span>
</text:h>
      <text:p text:style-name="P4">
作者: Ukrinform (Person)</text:p>
      <text:p text:style-name="P4">
出版商: Укринформ (Organization)</text:p>
      <text:p text:style-name="P4">
出版时间: 2023-04-26T-64:15:00+03:00</text:p>
      <text:p text:style-name="P4">
修改时间: 2023-04-26T21:15:00+03:00</text:p>
      <text:p text:style-name="P4">
描述: 埃琳娜·泽伦斯卡亚（Elena Zelenskaya）与大不列颠国王查尔斯三世（Charles III）和卡米拉（Camila Queen Camila）的国王一起参加了利物浦的中央图书馆和以米哈伊尔·赫鲁舍夫斯基（Mikhail Hrushevsky）命名的兄弟情谊宣布的仪式。  - 乌克林。</text:p>
      <text:p text:style-name="P4">
图片: ["<text:a xlink:type="simple" xlink:href="https://static.ukrinform.com/photos/2023_04/thumb_files/630_360_1682532622-141.jpg" text:style-name="Internet_20_link" text:visited-style-name="Visited_20_Internet_20_Link">
630_360_16825...</text:a>
"]</text:p>
      <text:p text:style-name="P4">
标签: ['Бібліотека', 'Британія', 'Олена Зеленська', 'Чарльз ІІІ']</text:p>
      <text:p text:style-name="P4">
类型: Article</text:p>
      <!--METADATA-->
      <text:p text:style-name="P4">
<draw:frame draw:style-name="fr1" draw:name="Image145" text:anchor-type="as-char" svg:width="6.9236in" svg:height="3.956343in" draw:z-index="0">
<draw:image xlink:href="../Images/yкринформ/2023-04-26T-64-15-00-03-00/630_360_1682532622-141.jpg" xlink:type="simple" xlink:show="embed" xlink:actuate="onLoad" draw:mime-type="image/jpeg"/>
</draw:frame>
Olenazelenskaya与大不列颠国王查尔斯三世和卡米拉皇后皇后一起参加了利物浦国际图书馆兄弟情谊的仪式和Mikhail Hrushevsky的Odessa Scientific图书馆。</text:p>
      <text:p text:style-name="P4">
总统的妻子在[]中报道了(http://t.me/FirstLadyOfUkraine/2984)，报道乌克林福姆。</text:p>
      <text:p text:style-name="P4">
她写道：“这种团结的表现对乌克兰很重要。从战争开始时，我们失去了300个图书馆。图书馆，像人们一样，由于俄罗斯袭击而冒着冒险的风险。”</text:p>
      <text:p text:style-name="P4">
同时，第一夫人对英国支持死者阵线表示感谢。 在她看来，在书籍和文化的艰难时代，只有道德，但也有效的支持。</text:p>
      <text:p text:style-name="P4">
“曾经必须重建敖德萨图书馆 - 纳粹被炸毁了世界。现在，它帮助我们与另一个攻击者忍受。因为乌克兰现在正在战斗，只是在任何地方都没有被销毁，所以书没有被销毁，所以书籍还没有。总统说：“只有在历史著作中才被警告。世界上每个人都可以阅读和发展，而不会威胁和生存斗争。”</text:p>
      <text:p text:style-name="P4">
第一夫人还强调了冬季图书馆的独家角色。</text:p>
      <text:p text:style-name="P4">
Zelenska写道：“当没有光线和温暖的时候，图书馆就变成了一个真正的人道主义战斗机，您可以在一起并感受到单词含义的温暖。”</text:p>
      <text:p text:style-name="P4">
<text:span text:style-name="T4">
另请阅读：</text:span>
 <text:a xlink:type="simple" xlink:href="https://www.ukrinform.ua/rubric-society/3699547-proekt-knizki-bez-kordoniv-realizuut-uze-v-37-krainah-zelenska.html" text:style-name="Internet_20_link" text:visited-style-name="Visited_20_Internet_20_Link">
</text:a>
据报道，由于对俄罗斯的全面入侵，已经解决了528个图书馆或完全摧毁了图书馆，并销毁了300多个图书馆，至少有20个大学图书馆受伤，42个图书馆被完全销毁。</text:p>
      <text:p text:style-name="P4">
News Source: <text:a xlink:type="simple" xlink:href="https://www.ukrinform.ua/rubric-culture/3701199-biblioteki-odesi-j-liverpula-stali-pobratimami-zelenska.html" text:style-name="Internet_20_link" text:visited-style-name="Visited_20_Internet_20_Link">
https://www.ukrinform.ua/rubric-culture/3701199-biblioteki-odesi-j-liverpula-stali-pobratimami-zelenska.html</text:a>
</text:p>
      <!--NEWS-->
      <text:h text:style-name="P10" text:outline-level="1">
<text:span text:style-name="T4">
Tkachenko-关于库平斯克博物馆的炮击：保留了大多数文化遗产物体</text:span>
</text:h>
      <text:p text:style-name="P4">
作者: Ukrinform (Person)</text:p>
      <text:p text:style-name="P4">
出版商: Укринформ (Organization)</text:p>
      <text:p text:style-name="P4">
出版时间: 2023-04-26T-68:12:08+03:00</text:p>
      <text:p text:style-name="P4">
修改时间: 2023-04-26T21:12:08+03:00</text:p>
      <text:p text:style-name="P4">
描述: 由于俄罗斯联邦的火箭袭击，库班斯克博物馆的大多数文化遗产物体并未被摧毁。  - 乌克林。</text:p>
      <text:p text:style-name="P4">
图片: ["<text:a xlink:type="simple" xlink:href="https://static.ukrinform.com/photos/2023_04/thumb_files/630_360_1682532337-577.jpg" text:style-name="Internet_20_link" text:visited-style-name="Visited_20_Internet_20_Link">
630_360_16825...</text:a>
"]</text:p>
      <text:p text:style-name="P4">
标签: ['Музей', 'Обстріл', 'Ткаченко', 'Харківщина', 'Єдині новини']</text:p>
      <text:p text:style-name="P4">
类型: Article</text:p>
      <!--METADATA-->
      <text:p text:style-name="P4">
<draw:frame draw:style-name="fr1" draw:name="Image146" text:anchor-type="as-char" svg:width="6.9236in" svg:height="3.956343in" draw:z-index="0">
<draw:image xlink:href="../Images/yкринформ/2023-04-26T-68-12-08-03-00/630_360_1682532337-577.jpg" xlink:type="simple" xlink:show="embed" xlink:actuate="onLoad" draw:mime-type="image/jpeg"/>
</draw:frame>
库平博物馆的大多数文化遗产物体并未被俄罗斯联邦的火箭袭击所摧毁。</text:p>
      <text:p text:style-name="P4">
乌克林福姆报道，文化和信息政策部长亚历山大·特卡肯科夫(Alexander Tkachenkov)宣布了这一新闻的广播。</text:p>
      <text:p text:style-name="P4">
“博物馆在地面上被摧毁。它不仅是损害。它在中心，附近没有军事物体。不幸的是，这次工作的两名博物馆代表被杀。大多数文化遗产物体是俄罗斯人在我们的人中亲吻的事实<text:a xlink:type="simple" xlink:href="https://www.ukrinform.ua/tag-kultura" text:style-name="Internet_20_link" text:visited-style-name="Visited_20_Internet_20_Link">
</text:a>
继承，身份。 我希望不会伤亡。”他说。</text:p>
      <text:p text:style-name="P4">
<text:span text:style-name="T4">
另请阅读：</text:span>
 <text:a xlink:type="simple" xlink:href="https://www.ukrinform.ua/rubric-culture/3699965-na-vidbudovu-kulturnoi-infrastrukturi-ukraini-potribno-100-milardiv-mkip.html" text:style-name="Internet_20_link" text:visited-style-name="Visited_20_Internet_20_Link">
</text:a>
正如乌克林福姆报道的那样，4月25日上午，俄罗斯袭击了库皮斯克·哈尔基夫地区，亲吻了当地传说博物馆。</text:p>
      <text:p text:style-name="P4">
由于火箭中风，包括[]在内的两个人被杀(https://www.ukrinform.ua/rubric-regions/3700864-unaslidok-rosijskogo-udaru-po-kupansku-zaginula-direktor-kraeznavcogo-muzeu.html)。 另外10名平民受伤。</text:p>
      <text:p text:style-name="P4">
<text:span text:style-name="T5">
foto：snns</text:span>
</text:p>
      <text:p text:style-name="P4">
News Source: <text:a xlink:type="simple" xlink:href="https://www.ukrinform.ua/rubric-culture/3701198-tkacenko-pro-obstril-muzeu-u-kupansku-zberezena-bilsist-obektiv-kulturnoi-spadsini.html" text:style-name="Internet_20_link" text:visited-style-name="Visited_20_Internet_20_Link">
https://www.ukrinform.ua/rubric-culture/3701198-tkacenko-pro-obstril-muzeu-u-kupansku-zberezena-bilsist-obektiv-kulturnoi-spadsini.html</text:a>
</text:p>
      <!--NEWS-->
      <text:h text:style-name="P10" text:outline-level="1">
<text:span text:style-name="T4">
普罗米修斯无法闯入篮球欧洲杯的决赛</text:span>
</text:h>
      <text:p text:style-name="P4">
作者: Ukrinform (Person)</text:p>
      <text:p text:style-name="P4">
出版商: Укринформ (Organization)</text:p>
      <text:p text:style-name="P4">
出版时间: 2023-04-26T-70:11:45+03:00</text:p>
      <text:p text:style-name="P4">
修改时间: 2023-04-26T21:11:45+03:00</text:p>
      <text:p text:style-name="P4">
描述: 普罗米修斯篮球运动员在欧洲杯决赛前停了一步。  - 乌克林。</text:p>
      <text:p text:style-name="P4">
图片: ["<text:a xlink:type="simple" xlink:href="https://static.ukrinform.com/photos/2023_03/thumb_files/630_360_1679469536-139.jpg" text:style-name="Internet_20_link" text:visited-style-name="Visited_20_Internet_20_Link">
630_360_16794...</text:a>
"]</text:p>
      <text:p text:style-name="P4">
标签: ['Баскетбол']</text:p>
      <text:p text:style-name="P4">
类型: Article</text:p>
      <!--METADATA-->
      <text:p text:style-name="P4">
<draw:frame draw:style-name="fr1" draw:name="Image147" text:anchor-type="as-char" svg:width="6.9236in" svg:height="3.956343in" draw:z-index="0">
<draw:image xlink:href="../Images/yкринформ/2023-04-26T-70-11-45-03-00/630_360_1679469536-139.jpg" xlink:type="simple" xlink:show="embed" xlink:actuate="onLoad" draw:mime-type="image/jpeg"/>
</draw:frame>
普罗米修斯篮球运动员在欧洲杯决赛前停了一步。</text:p>
      <text:p text:style-name="P4">
在比赛的半决赛中(dnipropetrovsk区域)在拉脱维亚的里加竞技场，她让位给土耳其俱乐部土耳其电信-74：76(25：16，13：25，18：20，18：15)，报道乌克林福姆。</text:p>
      <text:p text:style-name="P4">
在决定性的比赛中，Turk Telecom将会与大型Canarya和Hontut Badalon的获胜者会面。</text:p>
      <text:p text:style-name="P4">
<text:span text:style-name="T4">
另请阅读：</text:span>
 <text:a xlink:type="simple" xlink:href="https://www.ukrinform.ua/rubric-sports/3697574-fiba-ne-dopustila-rosiu-do-kvalifikacii-na-olimpijski-igri.html" text:style-name="Internet_20_link" text:visited-style-name="Visited_20_Internet_20_Link">
</text:a>
应当指出的是，欧洲杯胜利的所有竞争者都是通过季后赛的转弯，只有一场比赛与对手一起比赛。</text:p>
      <text:p text:style-name="P4">
照片：Prometeybc.com。</text:p>
      <text:p text:style-name="P4">
News Source: <text:a xlink:type="simple" xlink:href="https://www.ukrinform.ua/rubric-sports/3701197-prometej-ne-zmig-probitisa-u-final-basketbolnogo-evrokubka.html" text:style-name="Internet_20_link" text:visited-style-name="Visited_20_Internet_20_Link">
https://www.ukrinform.ua/rubric-sports/3701197-prometej-ne-zmig-probitisa-u-final-basketbolnogo-evrokubka.html</text:a>
</text:p>
      <!--NEWS-->
      <text:h text:style-name="P10" text:outline-level="1">
<text:span text:style-name="T4">
Donetsk Oblast（07:12）。 红色警报：空中威胁。 警笛声。 立即掩盖！</text:span>
</text:h>
      <text:p text:style-name="P4">
作者: liveuamap (Language: en)</text:p>
      <text:p text:style-name="P4">
时间: 2023-04-26T01:13:00</text:p>
      <text:p text:style-name="P4">
地点: Donetsk Oblast (Latitude:48.72744 Longtitude:37.5781)</text:p>
      <text:p text:style-name="P4">
视频: []</text:p>
      <text:p text:style-name="P4">
图片: []</text:p>
      <text:p text:style-name="P4">
标签: ["Europe", "Central and Eastern Europe"]</text:p>
      <text:p text:style-name="P4">
Id: 22558636</text:p>
      <!--METADATA-->
      <text:p text:style-name="P4">
Donetsk Oblast(07:12). Red Alert: aerial threat. Sirens sounding. Take covernow!</text:p>
      <text:p text:style-name="P4">
News Collection Link: <text:a xlink:type="simple" xlink:href="https://liveuamap.com/en/2023/26-april-donetsk-oblast0712-red-alert-aerial-g" text:style-name="Internet_20_link" text:visited-style-name="Visited_20_Internet_20_Link">
https://liveuamap.com/en/2023/26-april-donetsk-oblast0712-red-alert-aerial-g</text:a>
</text:p>
      <text:p text:style-name="P4">
News Source: <text:a xlink:type="simple" xlink:href="https://t.me/air_alert_ua/43741" text:style-name="Internet_20_link" text:visited-style-name="Visited_20_Internet_20_Link">
https://t.me/air_alert_ua/43741</text:a>
</text:p>
      <!--NEWS-->
      <text:h text:style-name="P10" text:outline-level="1">
<text:span text:style-name="T4">
Dnipro，Dnipropetrovska Oblast（07:40）。 红色警报：空中威胁。 警笛声。 掩护...</text:span>
</text:h>
      <text:p text:style-name="P4">
作者: liveuamap (Language: en)</text:p>
      <text:p text:style-name="P4">
时间: 2023-04-26T01:41:00</text:p>
      <text:p text:style-name="P4">
地点: Dnipro (Latitude:48.45930000 Longtitude:35.03865000)</text:p>
      <text:p text:style-name="P4">
视频: []</text:p>
      <text:p text:style-name="P4">
图片: []</text:p>
      <text:p text:style-name="P4">
标签: ["Europe", "Central and Eastern Europe"]</text:p>
      <text:p text:style-name="P4">
Id: 22558637</text:p>
      <!--METADATA-->
      <text:p text:style-name="P4">
dnipro，dnipropetrovsk区域(07:40). Red Alert: aerial threat. Sirenssounding. Take cover now!</text:p>
      <text:p text:style-name="P4">
News Collection Link: <text:a xlink:type="simple" xlink:href="https://liveuamap.com/en/2023/26-april-dnipro-dnipropetrovska-oblast0740-reg" text:style-name="Internet_20_link" text:visited-style-name="Visited_20_Internet_20_Link">
https://liveuamap.com/en/2023/26-april-dnipro-dnipropetrovska-oblast0740-reg</text:a>
</text:p>
      <text:p text:style-name="P4">
News Source: <text:a xlink:type="simple" xlink:href="https://t.me/suspilnednipro/14744" text:style-name="Internet_20_link" text:visited-style-name="Visited_20_Internet_20_Link">
https://t.me/suspilnednipro/14744</text:a>
</text:p>
      <!--NEWS-->
      <text:h text:style-name="P10" text:outline-level="1">
<text:span text:style-name="T4">
在Sivershchyna和Slobozhanschyna的指示俄罗斯军队炮击了Chernihiv Reg的Leonivka ...</text:span>
</text:h>
      <text:p text:style-name="P4">
作者: liveuamap (Language: en)</text:p>
      <text:p text:style-name="P4">
时间: 2023-04-26T02:36:00</text:p>
      <text:p text:style-name="P4">
地点: Vovchansk (Latitude:50.10957 Longtitude:37.63865)</text:p>
      <text:p text:style-name="P4">
视频: []</text:p>
      <text:p text:style-name="P4">
图片: []</text:p>
      <text:p text:style-name="P4">
标签: ["Russia"]</text:p>
      <text:p text:style-name="P4">
Id: 22558735</text:p>
      <!--METADATA-->
      <text:p text:style-name="P4">
在Sivershchyna和Slbozhanschyna的指示，俄罗斯军队炮击了Chernihiv地区； Seredyna -Buda，Korenok，Stukalivka，Iskryskivschyna，Novoivanivka，Volfyne，Pavlivka，Kostyantynivka和Basivka，Alumy，Alumyevka，Alumyevka，volfe。</text:p>
      <text:p text:style-name="P4">
新闻集链接：(https://liveuamap.com/en/2023/26-april-at-sivershchyna-and-slobozhanschyna-directions-russian)</text:p>
      <text:p text:style-name="P4">
News Source: <text:a xlink:type="simple" xlink:href="https://t.me/lumsrc/4597" text:style-name="Internet_20_link" text:visited-style-name="Visited_20_Internet_20_Link">
https://t.me/lumsrc/4597</text:a>
</text:p>
      <!--NEWS-->
      <text:h text:style-name="P10" text:outline-level="1">
<text:span text:style-name="T4">
Zaporizka Oblast（08:37）。 红色警报：空中威胁。 警笛声。 立即掩盖！</text:span>
</text:h>
      <text:p text:style-name="P4">
作者: liveuamap (Language: en)</text:p>
      <text:p text:style-name="P4">
时间: 2023-04-26T02:38:00</text:p>
      <text:p text:style-name="P4">
地点: Zaporizka Oblast (Latitude:47.613121 Longtitude:35.765491)</text:p>
      <text:p text:style-name="P4">
视频: []</text:p>
      <text:p text:style-name="P4">
图片: []</text:p>
      <text:p text:style-name="P4">
标签: ["Europe", "Central and Eastern Europe"]</text:p>
      <text:p text:style-name="P4">
Id: 22558713</text:p>
      <!--METADATA-->
      <text:p text:style-name="P4">
Zaporizhzhia地区(08:37). Red Alert: aerial threat. Sirens sounding. Take covernow!</text:p>
      <text:p text:style-name="P4">
News Collection Link: <text:a xlink:type="simple" xlink:href="https://liveuamap.com/en/2023/26-april-zaporizka-oblast0837-red-alert-aeriag" text:style-name="Internet_20_link" text:visited-style-name="Visited_20_Internet_20_Link">
https://liveuamap.com/en/2023/26-april-zaporizka-oblast0837-red-alert-aeriag</text:a>
</text:p>
      <text:p text:style-name="P4">
News Source: <text:a xlink:type="simple" xlink:href="https://t.me/air_alert_ua/43744" text:style-name="Internet_20_link" text:visited-style-name="Visited_20_Internet_20_Link">
https://t.me/air_alert_ua/43744</text:a>
</text:p>
      <!--NEWS-->
      <text:h text:style-name="P10" text:outline-level="1">
<text:span text:style-name="T4">
俄罗斯部队在巴赫穆特，阿夫迪夫卡和玛丽卡的指示进行进攻行动。 UKR ...</text:span>
</text:h>
      <text:p text:style-name="P4">
作者: liveuamap (Language: en)</text:p>
      <text:p text:style-name="P4">
时间: 2023-04-26T02:40:39</text:p>
      <text:p text:style-name="P4">
地点: Donetsk (Latitude:48.08874 Longtitude:37.59281)</text:p>
      <text:p text:style-name="P4">
视频: []</text:p>
      <text:p text:style-name="P4">
图片: []</text:p>
      <text:p text:style-name="P4">
标签: ["Russia"]</text:p>
      <text:p text:style-name="P4">
Id: 22558714</text:p>
      <!--METADATA-->
      <text:p text:style-name="P4">
俄罗斯部队在巴赫穆特，阿夫迪夫卡和玛丽卡达德郡进行进攻行动。 乌克兰军方击退了39次俄罗斯袭击。 俄罗斯军队在Bakhmut，Bohdanivka，Khromove和Klischiyivka，Syeverne和Pervomayske，Maryinka，Maryinka， - 乌克兰武装部队的总参谋</text:p>
      <text:p text:style-name="P4">
新闻集链接：<text:a xlink:type="simple" xlink:href="https://liveuamap.com/en/2023/26-april-russian-forces-conducting-offensive-actions-at-bakhmut" text:style-name="Internet_20_link" text:visited-style-name="Visited_20_Internet_20_Link">
https://liveuamap.com/en/2023/26-april-russian-forces-conducting-conductightimend-corlvist-actions-actions-actions-at-bakhmut</text:a>
</text:p>
      <text:p text:style-name="P4">
News Source: <text:a xlink:type="simple" xlink:href="https://t.me/lumsrc/4605" text:style-name="Internet_20_link" text:visited-style-name="Visited_20_Internet_20_Link">
https://t.me/lumsrc/4605</text:a>
</text:p>
      <!--NEWS-->
      <text:h text:style-name="P10" text:outline-level="1">
<text:span text:style-name="T4">
在Zaporizhzhia和Kherson的指示，俄罗斯军队炮击Malynivka，Mala Tokmachka，Novoan ...</text:span>
</text:h>
      <text:p text:style-name="P4">
作者: liveuamap (Language: en)</text:p>
      <text:p text:style-name="P4">
时间: 2023-04-26T02:43:47</text:p>
      <text:p text:style-name="P4">
地点: Kherson (Latitude:46.63706 Longtitude:32.62236)</text:p>
      <text:p text:style-name="P4">
视频: []</text:p>
      <text:p text:style-name="P4">
图片: []</text:p>
      <text:p text:style-name="P4">
标签: ["Russia"]</text:p>
      <text:p text:style-name="P4">
Id: 22558720</text:p>
      <!--METADATA-->
      <text:p text:style-name="P4">
新闻集链接：<text:a xlink:type="simple" xlink:href="https://liveuamap.com/en/2023/26-april-at-zaporizhzhia-and-kherson-directions-russian-army" text:style-name="Internet_20_link" text:visited-style-name="Visited_20_Internet_20_Link">
https://liveuamap.com/en/2023/26-april-at-april-at-zaporizhzhia-and-kherson-directions-russian-army</text:a>
</text:p>
      <text:p text:style-name="P4">
News Source: <text:a xlink:type="simple" xlink:href="https://t.me/lumsrc/4604" text:style-name="Internet_20_link" text:visited-style-name="Visited_20_Internet_20_Link">
https://t.me/lumsrc/4604</text:a>
</text:p>
      <!--NEWS-->
      <text:h text:style-name="P10" text:outline-level="1">
<text:span text:style-name="T4">
Nikolaev，Mykolaiv地区，Kherson，Kherson地区（08:41）。 红色ALRT：空中tchretate。 和...</text:span>
</text:h>
      <text:p text:style-name="P4">
作者: liveuamap (Language: en)</text:p>
      <text:p text:style-name="P4">
时间: 2023-04-26T02:44:00</text:p>
      <text:p text:style-name="P4">
地点: Mykolaiv (Latitude:46.94839 Longtitude:32.00633)</text:p>
      <text:p text:style-name="P4">
视频: []</text:p>
      <text:p text:style-name="P4">
图片: []</text:p>
      <text:p text:style-name="P4">
标签: ["Europe", "Central and Eastern Europe"]</text:p>
      <text:p text:style-name="P4">
Id: 22558722</text:p>
      <!--METADATA-->
      <text:p text:style-name="P4">
Nikolaev，Mykolaiv地区，Kherson，Kherson地区(08:41). Red Alert:aerial threat. Sirens sounding. Take cover now!</text:p>
      <text:p text:style-name="P4">
News Collection Link: <text:a xlink:type="simple" xlink:href="https://liveuamap.com/en/2023/26-april-mykolaiv-mykolayivska-oblast-khersong" text:style-name="Internet_20_link" text:visited-style-name="Visited_20_Internet_20_Link">
https://liveuamap.com/en/2023/26-april-mykolaiv-mykolayivska-oblast-khersong</text:a>
</text:p>
      <text:p text:style-name="P4">
News Source: <text:a xlink:type="simple" xlink:href="https://t.me/air_alert_ua/43746" text:style-name="Internet_20_link" text:visited-style-name="Visited_20_Internet_20_Link">
https://t.me/air_alert_ua/43746</text:a>
</text:p>
      <!--NEWS-->
      <text:h text:style-name="P10" text:outline-level="1">
<text:span text:style-name="T4">
Kirovohradska Oblast（09:15）。 红色警报：空中威胁。 警笛声。 立即掩盖！</text:span>
</text:h>
      <text:p text:style-name="P4">
作者: liveuamap (Language: en)</text:p>
      <text:p text:style-name="P4">
时间: 2023-04-26T03:16:00</text:p>
      <text:p text:style-name="P4">
地点: Kirovohradska Oblast (Latitude:48.50000000 Longtitude:32.00000000)</text:p>
      <text:p text:style-name="P4">
视频: []</text:p>
      <text:p text:style-name="P4">
图片: []</text:p>
      <text:p text:style-name="P4">
标签: ["Europe", "Central and Eastern Europe"]</text:p>
      <text:p text:style-name="P4">
Id: 22558737</text:p>
      <!--METADATA-->
      <text:p text:style-name="P4">
Kirovohrad地区(09:15). Red Alert: aerial threat. Sirens sounding. Takecover now!</text:p>
      <text:p text:style-name="P4">
News Collection Link: <text:a xlink:type="simple" xlink:href="https://liveuamap.com/en/2023/26-april-kirovohradska-oblast0915-red-alert-ag" text:style-name="Internet_20_link" text:visited-style-name="Visited_20_Internet_20_Link">
https://liveuamap.com/en/2023/26-april-kirovohradska-oblast0915-red-alert-ag</text:a>
</text:p>
      <text:p text:style-name="P4">
News Source: <text:a xlink:type="simple" xlink:href="https://t.me/air_alert_ua/43750" text:style-name="Internet_20_link" text:visited-style-name="Visited_20_Internet_20_Link">
https://t.me/air_alert_ua/43750</text:a>
</text:p>
      <!--NEWS-->
      <text:h text:style-name="P10" text:outline-level="1">
<text:span text:style-name="T4">
Cherkaska Oblast（09:16）。 红色警报：空中威胁。 警笛声。 立即掩盖！</text:span>
</text:h>
      <text:p text:style-name="P4">
作者: liveuamap (Language: en)</text:p>
      <text:p text:style-name="P4">
时间: 2023-04-26T03:18:00</text:p>
      <text:p text:style-name="P4">
地点: Cherkaska Oblast (Latitude:49.25000000 Longtitude:31.33333000)</text:p>
      <text:p text:style-name="P4">
视频: []</text:p>
      <text:p text:style-name="P4">
图片: []</text:p>
      <text:p text:style-name="P4">
标签: ["Europe", "Central and Eastern Europe"]</text:p>
      <text:p text:style-name="P4">
Id: 22558738</text:p>
      <!--METADATA-->
      <text:p text:style-name="P4">
切尔卡斯(09:16). Red Alert: aerial threat. Sirens sounding. Take covernow!</text:p>
      <text:p text:style-name="P4">
News Collection Link: <text:a xlink:type="simple" xlink:href="https://liveuamap.com/en/2023/26-april-cherkaska-oblast0916-red-alert-aeriag" text:style-name="Internet_20_link" text:visited-style-name="Visited_20_Internet_20_Link">
https://liveuamap.com/en/2023/26-april-cherkaska-oblast0916-red-alert-aeriag</text:a>
</text:p>
      <text:p text:style-name="P4">
News Source: <text:a xlink:type="simple" xlink:href="https://t.me/air_alert_ua/43751" text:style-name="Internet_20_link" text:visited-style-name="Visited_20_Internet_20_Link">
https://t.me/air_alert_ua/43751</text:a>
</text:p>
      <!--NEWS-->
      <text:h text:style-name="P10" text:outline-level="1">
<text:span text:style-name="T4">
Zaporizka Oblast（09:26）。 红色警报：空中威胁。 警笛声。 立即掩盖！</text:span>
</text:h>
      <text:p text:style-name="P4">
作者: liveuamap (Language: en)</text:p>
      <text:p text:style-name="P4">
时间: 2023-04-26T03:29:00</text:p>
      <text:p text:style-name="P4">
地点: Zaporizka Oblast (Latitude:47.611561 Longtitude:35.764241)</text:p>
      <text:p text:style-name="P4">
视频: []</text:p>
      <text:p text:style-name="P4">
图片: []</text:p>
      <text:p text:style-name="P4">
标签: ["Europe", "Central and Eastern Europe"]</text:p>
      <text:p text:style-name="P4">
Id: 22558739</text:p>
      <!--METADATA-->
      <text:p text:style-name="P4">
Zaporizhzhia地区(09:26). Red Alert: aerial threat. Sirens sounding. Take covernow!</text:p>
      <text:p text:style-name="P4">
News Collection Link: <text:a xlink:type="simple" xlink:href="https://liveuamap.com/en/2023/26-april-zaporizka-oblast0926-red-alert-aeriag" text:style-name="Internet_20_link" text:visited-style-name="Visited_20_Internet_20_Link">
https://liveuamap.com/en/2023/26-april-zaporizka-oblast0926-red-alert-aeriag</text:a>
</text:p>
      <text:p text:style-name="P4">
News Source: <text:a xlink:type="simple" xlink:href="https://t.me/air_alert_ua/43753" text:style-name="Internet_20_link" text:visited-style-name="Visited_20_Internet_20_Link">
https://t.me/air_alert_ua/43753</text:a>
</text:p>
      <!--NEWS-->
      <text:h text:style-name="P10" text:outline-level="1">
<text:span text:style-name="T4">
Kharkiv，Kharkiv地区，顿涅茨克地区（10:01）。 红色ALRT：空中tchretate。 警报声音...</text:span>
</text:h>
      <text:p text:style-name="P4">
作者: liveuamap (Language: en)</text:p>
      <text:p text:style-name="P4">
时间: 2023-04-26T04:02:00</text:p>
      <text:p text:style-name="P4">
地点: Kharkiv (Latitude:49.98191 Longtitude:36.25315)</text:p>
      <text:p text:style-name="P4">
视频: []</text:p>
      <text:p text:style-name="P4">
图片: []</text:p>
      <text:p text:style-name="P4">
标签: ["Europe", "Central and Eastern Europe"]</text:p>
      <text:p text:style-name="P4">
Id: 22558742</text:p>
      <!--METADATA-->
      <text:p text:style-name="P4">
Kharkiv，Kharkiv地区，顿涅茨克地区(10:01). Red Alert: aerial threat.Sirens sounding. Take cover now!</text:p>
      <text:p text:style-name="P4">
News Collection Link: <text:a xlink:type="simple" xlink:href="https://liveuamap.com/en/2023/26-april-kharkiv-kharkivska-oblast-donetsk-obg" text:style-name="Internet_20_link" text:visited-style-name="Visited_20_Internet_20_Link">
https://liveuamap.com/en/2023/26-april-kharkiv-kharkivska-oblast-donetsk-obg</text:a>
</text:p>
      <text:p text:style-name="P4">
News Source: <text:a xlink:type="simple" xlink:href="https://t.me/air_alert_ua/43759" text:style-name="Internet_20_link" text:visited-style-name="Visited_20_Internet_20_Link">
https://t.me/air_alert_ua/43759</text:a>
</text:p>
      <!--NEWS-->
      <text:h text:style-name="P10" text:outline-level="1">
<text:span text:style-name="T4">
Chernihivska Oblast（10:09）。 红色警报：空中威胁。 警笛声。 立即掩盖！</text:span>
</text:h>
      <text:p text:style-name="P4">
作者: liveuamap (Language: en)</text:p>
      <text:p text:style-name="P4">
时间: 2023-04-26T04:09:00</text:p>
      <text:p text:style-name="P4">
地点: Chernihivska Oblast (Latitude:51.33333000 Longtitude:32.00000000)</text:p>
      <text:p text:style-name="P4">
视频: []</text:p>
      <text:p text:style-name="P4">
图片: []</text:p>
      <text:p text:style-name="P4">
标签: ["Europe", "Central and Eastern Europe"]</text:p>
      <text:p text:style-name="P4">
Id: 22558743</text:p>
      <!--METADATA-->
      <text:p text:style-name="P4">
切尔尼希夫地区(10:09). Red Alert: aerial threat. Sirens sounding. Takecover now!</text:p>
      <text:p text:style-name="P4">
News Collection Link: <text:a xlink:type="simple" xlink:href="https://liveuamap.com/en/2023/26-april-chernihivska-oblast1009-red-alert-aeg" text:style-name="Internet_20_link" text:visited-style-name="Visited_20_Internet_20_Link">
https://liveuamap.com/en/2023/26-april-chernihivska-oblast1009-red-alert-aeg</text:a>
</text:p>
      <text:p text:style-name="P4">
News Source: <text:a xlink:type="simple" xlink:href="https://t.me/suspilnechernihiv/17922" text:style-name="Internet_20_link" text:visited-style-name="Visited_20_Internet_20_Link">
https://t.me/suspilnechernihiv/17922</text:a>
</text:p>
      <!--NEWS-->
      <text:h text:style-name="P10" text:outline-level="1">
<text:span text:style-name="T4">
Sumska Oblast（10:08）。 红色警报：空中威胁。 警笛声。 立即掩盖！</text:span>
</text:h>
      <text:p text:style-name="P4">
作者: liveuamap (Language: en)</text:p>
      <text:p text:style-name="P4">
时间: 2023-04-26T04:11:00</text:p>
      <text:p text:style-name="P4">
地点: Sumska Oblast (Latitude:51.00000000 Longtitude:34.00000000)</text:p>
      <text:p text:style-name="P4">
视频: []</text:p>
      <text:p text:style-name="P4">
图片: []</text:p>
      <text:p text:style-name="P4">
标签: ["Europe", "Central and Eastern Europe"]</text:p>
      <text:p text:style-name="P4">
Id: 22558744</text:p>
      <!--METADATA-->
      <text:p text:style-name="P4">
Sumy地区(10:08). Red Alert: aerial threat. Sirens sounding. Take covernow!</text:p>
      <text:p text:style-name="P4">
News Collection Link: <text:a xlink:type="simple" xlink:href="https://liveuamap.com/en/2023/26-april-sumska-oblast1008-red-alert-aerial-tg" text:style-name="Internet_20_link" text:visited-style-name="Visited_20_Internet_20_Link">
https://liveuamap.com/en/2023/26-april-sumska-oblast1008-red-alert-aerial-tg</text:a>
</text:p>
      <text:p text:style-name="P4">
News Source: <text:a xlink:type="simple" xlink:href="https://t.me/air_alert_ua/43760" text:style-name="Internet_20_link" text:visited-style-name="Visited_20_Internet_20_Link">
https://t.me/air_alert_ua/43760</text:a>
</text:p>
      <!--NEWS-->
      <text:h text:style-name="P10" text:outline-level="1">
<text:span text:style-name="T4">
Zaporizka Oblast（10:28）。 红色警报：空中威胁。 警笛声。 立即掩盖！</text:span>
</text:h>
      <text:p text:style-name="P4">
作者: liveuamap (Language: en)</text:p>
      <text:p text:style-name="P4">
时间: 2023-04-26T04:30:00</text:p>
      <text:p text:style-name="P4">
地点: Zaporizka Oblast (Latitude:47.611011 Longtitude:35.765161)</text:p>
      <text:p text:style-name="P4">
视频: []</text:p>
      <text:p text:style-name="P4">
图片: []</text:p>
      <text:p text:style-name="P4">
标签: ["Europe", "Central and Eastern Europe"]</text:p>
      <text:p text:style-name="P4">
Id: 22558751</text:p>
      <!--METADATA-->
      <text:p text:style-name="P4">
Zaporizhzhia地区(10:28). Red Alert: aerial threat. Sirens sounding. Take covernow!</text:p>
      <text:p text:style-name="P4">
News Collection Link: <text:a xlink:type="simple" xlink:href="https://liveuamap.com/en/2023/26-april-zaporizka-oblast1028-red-alert-aeriag" text:style-name="Internet_20_link" text:visited-style-name="Visited_20_Internet_20_Link">
https://liveuamap.com/en/2023/26-april-zaporizka-oblast1028-red-alert-aeriag</text:a>
</text:p>
      <text:p text:style-name="P4">
News Source: <text:a xlink:type="simple" xlink:href="https://t.me/air_alert_ua/43762" text:style-name="Internet_20_link" text:visited-style-name="Visited_20_Internet_20_Link">
https://t.me/air_alert_ua/43762</text:a>
</text:p>
      <!--NEWS-->
      <text:h text:style-name="P10" text:outline-level="1">
<text:span text:style-name="T4">
Zaporizhzhia报告了几次爆炸</text:span>
</text:h>
      <text:p text:style-name="P4">
作者: liveuamap (Language: en)</text:p>
      <text:p text:style-name="P4">
时间: 2023-04-26T04:48:22</text:p>
      <text:p text:style-name="P4">
地点: Zaporizhzhia, Zaporiz'ka oblast (Latitude:47.82272 Longtitude:35.12964)</text:p>
      <text:p text:style-name="P4">
视频: []</text:p>
      <text:p text:style-name="P4">
图片: []</text:p>
      <text:p text:style-name="P4">
标签: ["Europe", "Central and Eastern Europe"]</text:p>
      <text:p text:style-name="P4">
Id: 22558755</text:p>
      <!--METADATA-->
      <text:p text:style-name="P4">
Zaporizhzhia报告了几次爆炸</text:p>
      <text:p text:style-name="P4">
新闻集链接：<text:a xlink:type="simple" xlink:href="https://liveuamap.com/en/2023/26-april-several-explosions-were-reported-in-zaporizhzhia" text:style-name="Internet_20_link" text:visited-style-name="Visited_20_Internet_20_Link">
https://liveuamap.com/en/2023/26-april-several-explosions-were-reported-in-zaporizhzhia</text:a>
</text:p>
      <text:p text:style-name="P4">
News Source: <text:a xlink:type="simple" xlink:href="https://twitter.com/PVB40/status/1651141714524925953" text:style-name="Internet_20_link" text:visited-style-name="Visited_20_Internet_20_Link">
https://twitter.com/PVB40/status/1651141714524925953</text:a>
</text:p>
      <!--NEWS-->
      <text:h text:style-name="P10" text:outline-level="1">
<text:span text:style-name="T4">
Donetsk Oblast（11:48）。 红色警报：空中威胁。 警笛声。 立即掩盖！</text:span>
</text:h>
      <text:p text:style-name="P4">
作者: liveuamap (Language: en)</text:p>
      <text:p text:style-name="P4">
时间: 2023-04-26T05:49:00</text:p>
      <text:p text:style-name="P4">
地点: Donetsk Oblast (Latitude:48.72792 Longtitude:37.57859)</text:p>
      <text:p text:style-name="P4">
视频: []</text:p>
      <text:p text:style-name="P4">
图片: []</text:p>
      <text:p text:style-name="P4">
标签: ["Europe", "Central and Eastern Europe"]</text:p>
      <text:p text:style-name="P4">
Id: 22558761</text:p>
      <!--METADATA-->
      <text:p text:style-name="P4">
Donetsk Oblast(11:48). Red Alert: aerial threat. Sirens sounding. Take covernow!</text:p>
      <text:p text:style-name="P4">
News Collection Link: <text:a xlink:type="simple" xlink:href="https://liveuamap.com/en/2023/26-april-donetsk-oblast1148-red-alert-aerial-g" text:style-name="Internet_20_link" text:visited-style-name="Visited_20_Internet_20_Link">
https://liveuamap.com/en/2023/26-april-donetsk-oblast1148-red-alert-aerial-g</text:a>
</text:p>
      <text:p text:style-name="P4">
News Source: <text:a xlink:type="simple" xlink:href="https://t.me/air_alert_ua/43774" text:style-name="Internet_20_link" text:visited-style-name="Visited_20_Internet_20_Link">
https://t.me/air_alert_ua/43774</text:a>
</text:p>
      <!--NEWS-->
      <text:h text:style-name="P10" text:outline-level="1">
<text:span text:style-name="T4">
Kharkiv，Kharkivska Oblast（11:49）。 红色警报：空中威胁。 警笛声。 立即掩盖！</text:span>
</text:h>
      <text:p text:style-name="P4">
作者: liveuamap (Language: en)</text:p>
      <text:p text:style-name="P4">
时间: 2023-04-26T05:50:00</text:p>
      <text:p text:style-name="P4">
地点: Kharkiv (Latitude:49.98124 Longtitude:36.25309)</text:p>
      <text:p text:style-name="P4">
视频: []</text:p>
      <text:p text:style-name="P4">
图片: []</text:p>
      <text:p text:style-name="P4">
标签: ["Europe", "Central and Eastern Europe"]</text:p>
      <text:p text:style-name="P4">
Id: 22558762</text:p>
      <!--METADATA-->
      <text:p text:style-name="P4">
哈尔基夫(Kharkiv)，哈尔基夫地区(11:49). Red Alert: aerial threat. Sirens sounding.Take cover now!</text:p>
      <text:p text:style-name="P4">
News Collection Link: <text:a xlink:type="simple" xlink:href="https://liveuamap.com/en/2023/26-april-kharkiv-kharkivska-oblast1149-red-alg" text:style-name="Internet_20_link" text:visited-style-name="Visited_20_Internet_20_Link">
https://liveuamap.com/en/2023/26-april-kharkiv-kharkivska-oblast1149-red-alg</text:a>
</text:p>
      <text:p text:style-name="P4">
News Source: <text:a xlink:type="simple" xlink:href="https://t.me/suspilnekharkiv/24241" text:style-name="Internet_20_link" text:visited-style-name="Visited_20_Internet_20_Link">
https://t.me/suspilnekharkiv/24241</text:a>
</text:p>
      <!--NEWS-->
      <text:h text:style-name="P10" text:outline-level="1">
<text:span text:style-name="T4">
Zaporizka Oblast（11:53）。 红色警报：空中威胁。 警笛声。 立即掩盖！</text:span>
</text:h>
      <text:p text:style-name="P4">
作者: liveuamap (Language: en)</text:p>
      <text:p text:style-name="P4">
时间: 2023-04-26T05:54:00</text:p>
      <text:p text:style-name="P4">
地点: Zaporizka Oblast (Latitude:47.611321 Longtitude:35.764671)</text:p>
      <text:p text:style-name="P4">
视频: []</text:p>
      <text:p text:style-name="P4">
图片: []</text:p>
      <text:p text:style-name="P4">
标签: ["Europe", "Central and Eastern Europe"]</text:p>
      <text:p text:style-name="P4">
Id: 22558763</text:p>
      <!--METADATA-->
      <text:p text:style-name="P4">
Zaporizhzhia地区(11:53). Red Alert: aerial threat. Sirens sounding. Take covernow!</text:p>
      <text:p text:style-name="P4">
News Collection Link: <text:a xlink:type="simple" xlink:href="https://liveuamap.com/en/2023/26-april-zaporizka-oblast1153-red-alert-aeriag" text:style-name="Internet_20_link" text:visited-style-name="Visited_20_Internet_20_Link">
https://liveuamap.com/en/2023/26-april-zaporizka-oblast1153-red-alert-aeriag</text:a>
</text:p>
      <text:p text:style-name="P4">
News Source: <text:a xlink:type="simple" xlink:href="https://t.me/suspilnezaporizhzhya/12379" text:style-name="Internet_20_link" text:visited-style-name="Visited_20_Internet_20_Link">
https://t.me/suspilnezaporizhzhya/12379</text:a>
</text:p>
      <!--NEWS-->
      <text:h text:style-name="P10" text:outline-level="1">
<text:span text:style-name="T4">
俄罗斯导弹罢工在德鲁兹基夫卡报道</text:span>
</text:h>
      <text:p text:style-name="P4">
作者: liveuamap (Language: en)</text:p>
      <text:p text:style-name="P4">
时间: 2023-04-26T06:27:02</text:p>
      <text:p text:style-name="P4">
地点: Druzhkivka (Latitude:48.61657 Longtitude:37.52501)</text:p>
      <text:p text:style-name="P4">
视频: []</text:p>
      <text:p text:style-name="P4">
图片: []</text:p>
      <text:p text:style-name="P4">
标签: ["Europe", "Central and Eastern Europe"]</text:p>
      <text:p text:style-name="P4">
Id: 22558765</text:p>
      <!--METADATA-->
      <text:p text:style-name="P4">
俄罗斯导弹罢工在德鲁兹基夫卡报道</text:p>
      <text:p text:style-name="P4">
新闻集链接：<text:a xlink:type="simple" xlink:href="https://liveuamap.com/en/2023/26-april-russian-missile-strike-reported-in-druzhkivka-" text:style-name="Internet_20_link" text:visited-style-name="Visited_20_Internet_20_Link">
https://liveuamap.com/en/2023/26-APRIL-RUSSIAN-MISSILE-MISSILE-STRIKE-REPORTED-IN-DRUZHKHKIVKA-</text:a>
</text:p>
      <text:p text:style-name="P4">
News Source: <text:a xlink:type="simple" xlink:href="https://t.me/novosti_donbass24/46030" text:style-name="Internet_20_link" text:visited-style-name="Visited_20_Internet_20_Link">
https://t.me/novosti_donbass24/46030</text:a>
</text:p>
      <!--NEWS-->
      <text:h text:style-name="P10" text:outline-level="1">
<text:span text:style-name="T4">
哈尔基夫（Kharkiv），哈尔基夫斯卡（Kharkivska）持久性（12:37）。 红色警报：空中威胁。 警笛声。 立即掩盖！</text:span>
</text:h>
      <text:p text:style-name="P4">
作者: liveuamap (Language: en)</text:p>
      <text:p text:style-name="P4">
时间: 2023-04-26T06:40:00</text:p>
      <text:p text:style-name="P4">
地点: Kharkiv (Latitude:49.98193 Longtitude:36.25259)</text:p>
      <text:p text:style-name="P4">
视频: []</text:p>
      <text:p text:style-name="P4">
图片: []</text:p>
      <text:p text:style-name="P4">
标签: ["Europe", "Central and Eastern Europe"]</text:p>
      <text:p text:style-name="P4">
Id: 22558767</text:p>
      <!--METADATA-->
      <text:p text:style-name="P4">
哈尔基夫(Kharkiv)，哈尔基夫地区(12:37). Red Alert: aerial threat. Sirens sounding.Take cover now!</text:p>
      <text:p text:style-name="P4">
News Collection Link: <text:a xlink:type="simple" xlink:href="https://liveuamap.com/en/2023/26-april-kharkiv-kharkivska-oblast1237-red-alg" text:style-name="Internet_20_link" text:visited-style-name="Visited_20_Internet_20_Link">
https://liveuamap.com/en/2023/26-april-kharkiv-kharkivska-oblast1237-red-alg</text:a>
</text:p>
      <text:p text:style-name="P4">
News Source: <text:a xlink:type="simple" xlink:href="https://t.me/air_alert_ua/43780" text:style-name="Internet_20_link" text:visited-style-name="Visited_20_Internet_20_Link">
https://t.me/air_alert_ua/43780</text:a>
</text:p>
      <!--NEWS-->
      <text:h text:style-name="P10" text:outline-level="1">
<text:span text:style-name="T4">
习近平与泽伦斯基总统打了电话</text:span>
</text:h>
      <text:p text:style-name="P4">
作者: liveuamap (Language: en)</text:p>
      <text:p text:style-name="P4">
时间: 2023-04-26T07:23:29</text:p>
      <text:p text:style-name="P4">
地点: Kyiv, Kyiv city (Latitude:50.44425 Longtitude:30.52903)</text:p>
      <text:p text:style-name="P4">
视频: []</text:p>
      <text:p text:style-name="P4">
图片: []</text:p>
      <text:p text:style-name="P4">
标签: ["China"]</text:p>
      <text:p text:style-name="P4">
Id: 22558769</text:p>
      <!--METADATA-->
      <text:p text:style-name="P4">
习近平与泽伦斯基总统打了电话</text:p>
      <text:p text:style-name="P4">
新闻集链接：<text:a xlink:type="simple" xlink:href="https://liveuamap.com/en/2023/26-april-xi-jinping-had-a-phone-call-with-president-zelensky" text:style-name="Internet_20_link" text:visited-style-name="Visited_20_Internet_20_Link">
https://liveuamap.com/en/2023/26-april-xi-jinping-had-a-a-phone-call-phall-with-president-president-zelensky</text:a>
</text:p>
      <text:p text:style-name="P4">
News Source: <text:a xlink:type="simple" xlink:href="https://t.me/oleksiihoncharenko/33241" text:style-name="Internet_20_link" text:visited-style-name="Visited_20_Internet_20_Link">
https://t.me/oleksiihoncharenko/33241</text:a>
</text:p>
      <!--NEWS-->
      <text:h text:style-name="P10" text:outline-level="1">
<text:span text:style-name="T4">
Zelensky总统：我与习近平总统打了很长时间有意义的电话。 我相信...</text:span>
</text:h>
      <text:p text:style-name="P4">
作者: liveuamap (Language: en)</text:p>
      <text:p text:style-name="P4">
时间: 2023-04-26T08:21:00</text:p>
      <text:p text:style-name="P4">
地点: Kyiv, Kyiv city (Latitude:50.44426 Longtitude:30.52914)</text:p>
      <text:p text:style-name="P4">
视频: []</text:p>
      <text:p text:style-name="P4">
图片: []</text:p>
      <text:p text:style-name="P4">
标签: ["China", "Europe"]</text:p>
      <text:p text:style-name="P4">
Id: 22558826</text:p>
      <!--METADATA-->
      <text:p text:style-name="P4">
Zelensky总统：我和Xijinping总统打了很长时间的电话。 我认为，这个呼吁以及任命乌克兰的萨巴萨德(Sambassador)将为欧洲关系的发展带来强大的动力</text:p>
      <text:p text:style-name="P4">
新闻集链接：<text:a xlink:type="simple" xlink:href="https://liveuamap.com/en/2023/26-april-president-zelenskyi-had-a-long-and-meaningful-phone" text:style-name="Internet_20_link" text:visited-style-name="Visited_20_Internet_20_Link">
https://liveuamap.com/en/2023/26-April-presindent-zelenskyi-had-a-a-long-a-long-and-meaningful-phone</text:a>
</text:p>
      <text:p text:style-name="P4">
News Source: <text:a xlink:type="simple" xlink:href="https://twitter.com/ZelenskyyUa/status/1651184756623802368" text:style-name="Internet_20_link" text:visited-style-name="Visited_20_Internet_20_Link">
https://twitter.com/ZelenskyyUa/status/1651184756623802368</text:a>
</text:p>
      <!--NEWS-->
      <text:h text:style-name="P10" text:outline-level="1">
<text:span text:style-name="T4">
Donetsk Oblast（15:06）。 红色警报：空中威胁。 警笛声。 立即掩盖！</text:span>
</text:h>
      <text:p text:style-name="P4">
作者: liveuamap (Language: en)</text:p>
      <text:p text:style-name="P4">
时间: 2023-04-26T09:08:00</text:p>
      <text:p text:style-name="P4">
地点: Donetsk Oblast (Latitude:48.72648 Longtitude:37.57799)</text:p>
      <text:p text:style-name="P4">
视频: []</text:p>
      <text:p text:style-name="P4">
图片: []</text:p>
      <text:p text:style-name="P4">
标签: ["Europe", "Central and Eastern Europe"]</text:p>
      <text:p text:style-name="P4">
Id: 22558771</text:p>
      <!--METADATA-->
      <text:p text:style-name="P4">
Donetsk Oblast(15:06). Red Alert: aerial threat. Sirens sounding. Take covernow!</text:p>
      <text:p text:style-name="P4">
News Collection Link: <text:a xlink:type="simple" xlink:href="https://liveuamap.com/en/2023/26-april-donetsk-oblast1506-red-alert-aerial-g" text:style-name="Internet_20_link" text:visited-style-name="Visited_20_Internet_20_Link">
https://liveuamap.com/en/2023/26-april-donetsk-oblast1506-red-alert-aerial-g</text:a>
</text:p>
      <text:p text:style-name="P4">
News Source: <text:a xlink:type="simple" xlink:href="https://t.me/air_alert_ua/43785" text:style-name="Internet_20_link" text:visited-style-name="Visited_20_Internet_20_Link">
https://t.me/air_alert_ua/43785</text:a>
</text:p>
      <!--NEWS-->
      <text:h text:style-name="P10" text:outline-level="1">
<text:span text:style-name="T4">
Zaporizka Oblast（15:15）。 红色警报：空中威胁。 警笛声。 立即掩盖！</text:span>
</text:h>
      <text:p text:style-name="P4">
作者: liveuamap (Language: en)</text:p>
      <text:p text:style-name="P4">
时间: 2023-04-26T09:16:00</text:p>
      <text:p text:style-name="P4">
地点: Zaporizka Oblast (Latitude:47.611221 Longtitude:35.764201)</text:p>
      <text:p text:style-name="P4">
视频: []</text:p>
      <text:p text:style-name="P4">
图片: []</text:p>
      <text:p text:style-name="P4">
标签: ["Europe", "Central and Eastern Europe"]</text:p>
      <text:p text:style-name="P4">
Id: 22558772</text:p>
      <!--METADATA-->
      <text:p text:style-name="P4">
Zaporizhzhia地区(15:15). Red Alert: aerial threat. Sirens sounding. Take covernow!</text:p>
      <text:p text:style-name="P4">
News Collection Link: <text:a xlink:type="simple" xlink:href="https://liveuamap.com/en/2023/26-april-zaporizka-oblast1515-red-alert-aeriag" text:style-name="Internet_20_link" text:visited-style-name="Visited_20_Internet_20_Link">
https://liveuamap.com/en/2023/26-april-zaporizka-oblast1515-red-alert-aeriag</text:a>
</text:p>
      <text:p text:style-name="P4">
News Source: <text:a xlink:type="simple" xlink:href="https://t.me/suspilnezaporizhzhya/12384" text:style-name="Internet_20_link" text:visited-style-name="Visited_20_Internet_20_Link">
https://t.me/suspilnezaporizhzhya/12384</text:a>
</text:p>
      <!--NEWS-->
      <text:h text:style-name="P10" text:outline-level="1">
<text:span text:style-name="T4">
Kharkiv，Kharkivska Oblast（15:32）。 红色警报：空中威胁。 警笛声。 立即掩盖！</text:span>
</text:h>
      <text:p text:style-name="P4">
作者: liveuamap (Language: en)</text:p>
      <text:p text:style-name="P4">
时间: 2023-04-26T09:33:00</text:p>
      <text:p text:style-name="P4">
地点: Kharkiv (Latitude:49.98081000 Longtitude:36.25272000)</text:p>
      <text:p text:style-name="P4">
视频: []</text:p>
      <text:p text:style-name="P4">
图片: []</text:p>
      <text:p text:style-name="P4">
标签: ["Europe", "Central and Eastern Europe"]</text:p>
      <text:p text:style-name="P4">
Id: 22558773</text:p>
      <!--METADATA-->
      <text:p text:style-name="P4">
哈尔基夫(Kharkiv)，哈尔基夫地区(15:32). Red Alert: aerial threat. Sirens sounding.Take cover now!</text:p>
      <text:p text:style-name="P4">
News Collection Link: <text:a xlink:type="simple" xlink:href="https://liveuamap.com/en/2023/26-april-kharkiv-kharkivska-oblast1532-red-alg" text:style-name="Internet_20_link" text:visited-style-name="Visited_20_Internet_20_Link">
https://liveuamap.com/en/2023/26-april-kharkiv-kharkivska-oblast1532-red-alg</text:a>
</text:p>
      <text:p text:style-name="P4">
News Source: <text:a xlink:type="simple" xlink:href="https://t.me/air_alert_ua/43787" text:style-name="Internet_20_link" text:visited-style-name="Visited_20_Internet_20_Link">
https://t.me/air_alert_ua/43787</text:a>
</text:p>
      <!--NEWS-->
      <text:h text:style-name="P10" text:outline-level="1">
<text:span text:style-name="T4">
Kramatorsk（16:32）。 红色警报：空中威胁。 警笛声。 立即掩盖！</text:span>
</text:h>
      <text:p text:style-name="P4">
作者: liveuamap (Language: en)</text:p>
      <text:p text:style-name="P4">
时间: 2023-04-26T10:33:00</text:p>
      <text:p text:style-name="P4">
地点: Kramatorsk (Latitude:48.73797 Longtitude:37.58543)</text:p>
      <text:p text:style-name="P4">
视频: []</text:p>
      <text:p text:style-name="P4">
图片: []</text:p>
      <text:p text:style-name="P4">
标签: ["Europe", "Central and Eastern Europe"]</text:p>
      <text:p text:style-name="P4">
Id: 22558774</text:p>
      <!--METADATA-->
      <text:p text:style-name="P4">
Kramatorsk(16:32). Red Alert: aerial threat. Sirens sounding. Take cover now!</text:p>
      <text:p text:style-name="P4">
News Collection Link: <text:a xlink:type="simple" xlink:href="https://liveuamap.com/en/2023/26-april-kramatorsk1632-red-alert-aerial-threg" text:style-name="Internet_20_link" text:visited-style-name="Visited_20_Internet_20_Link">
https://liveuamap.com/en/2023/26-april-kramatorsk1632-red-alert-aerial-threg</text:a>
</text:p>
      <text:p text:style-name="P4">
News Source: <text:a xlink:type="simple" xlink:href="https://t.me/air_alert_ua/43791" text:style-name="Internet_20_link" text:visited-style-name="Visited_20_Internet_20_Link">
https://t.me/air_alert_ua/43791</text:a>
</text:p>
      <!--NEWS-->
      <text:h text:style-name="P10" text:outline-level="1">
<text:span text:style-name="T4">
Sumska Oblast（16:49）。 红色警报：空中威胁。 警笛声。 立即掩盖！</text:span>
</text:h>
      <text:p text:style-name="P4">
作者: liveuamap (Language: en)</text:p>
      <text:p text:style-name="P4">
时间: 2023-04-26T10:49:00</text:p>
      <text:p text:style-name="P4">
地点: Sumska Oblast (Latitude:51.00097 Longtitude:33.99905)</text:p>
      <text:p text:style-name="P4">
视频: []</text:p>
      <text:p text:style-name="P4">
图片: []</text:p>
      <text:p text:style-name="P4">
标签: ["Europe", "Central and Eastern Europe"]</text:p>
      <text:p text:style-name="P4">
Id: 22558775</text:p>
      <!--METADATA-->
      <text:p text:style-name="P4">
Sumy地区(16:49). Red Alert: aerial threat. Sirens sounding. Take covernow!</text:p>
      <text:p text:style-name="P4">
News Collection Link: <text:a xlink:type="simple" xlink:href="https://liveuamap.com/en/2023/26-april-sumska-oblast1649-red-alert-aerial-tg" text:style-name="Internet_20_link" text:visited-style-name="Visited_20_Internet_20_Link">
https://liveuamap.com/en/2023/26-april-sumska-oblast1649-red-alert-aerial-tg</text:a>
</text:p>
      <text:p text:style-name="P4">
News Source: <text:a xlink:type="simple" xlink:href="https://t.me/air_alert_ua/43793" text:style-name="Internet_20_link" text:visited-style-name="Visited_20_Internet_20_Link">
https://t.me/air_alert_ua/43793</text:a>
</text:p>
      <!--NEWS-->
      <text:h text:style-name="P10" text:outline-level="1">
<text:span text:style-name="T4">
Donetsk Oblast（18:02）。 红色警报：空中威胁。 警笛声。 立即掩盖！</text:span>
</text:h>
      <text:p text:style-name="P4">
作者: liveuamap (Language: en)</text:p>
      <text:p text:style-name="P4">
时间: 2023-04-26T12:04:00</text:p>
      <text:p text:style-name="P4">
地点: Donetsk Oblast (Latitude:48.72739 Longtitude:37.57704)</text:p>
      <text:p text:style-name="P4">
视频: []</text:p>
      <text:p text:style-name="P4">
图片: []</text:p>
      <text:p text:style-name="P4">
标签: ["Europe", "Central and Eastern Europe"]</text:p>
      <text:p text:style-name="P4">
Id: 22558776</text:p>
      <!--METADATA-->
      <text:p text:style-name="P4">
Donetsk Oblast(18:02). Red Alert: aerial threat. Sirens sounding. Take covernow!</text:p>
      <text:p text:style-name="P4">
News Collection Link: <text:a xlink:type="simple" xlink:href="https://liveuamap.com/en/2023/26-april-donetsk-oblast1802-red-alert-aerial-g" text:style-name="Internet_20_link" text:visited-style-name="Visited_20_Internet_20_Link">
https://liveuamap.com/en/2023/26-april-donetsk-oblast1802-red-alert-aerial-g</text:a>
</text:p>
      <text:p text:style-name="P4">
News Source: <text:a xlink:type="simple" xlink:href="https://t.me/air_alert_ua/43795" text:style-name="Internet_20_link" text:visited-style-name="Visited_20_Internet_20_Link">
https://t.me/air_alert_ua/43795</text:a>
</text:p>
      <!--NEWS-->
      <text:h text:style-name="P10" text:outline-level="1">
<text:span text:style-name="T4">
Drahomán奖宣布决赛选手2022</text:span>
</text:h>
      <text:p text:style-name="P4">
作者: Ukrinform (Person)</text:p>
      <text:p text:style-name="P4">
出版商: Укринформ (Organization)</text:p>
      <text:p text:style-name="P4">
出版时间: 2023-04-26T12:19:40+03:00</text:p>
      <text:p text:style-name="P4">
修改时间: 2023-04-26T12:19:40+03:00</text:p>
      <text:p text:style-name="P4">
描述: Drahomán奖已宣布了该奖项的简短名单。  - 乌克林。</text:p>
      <text:p text:style-name="P4">
图片: ["<text:a xlink:type="simple" xlink:href="https://static.ukrinform.com/photos/2023_04/thumb_files/630_360_1682500601-715.jpg" text:style-name="Internet_20_link" text:visited-style-name="Visited_20_Internet_20_Link">
630_360_16825...</text:a>
", "<text:a xlink:type="simple" xlink:href="https://static.ukrinform.com/photos/2023_04/1682500614-875.jpg" text:style-name="Internet_20_link" text:visited-style-name="Visited_20_Internet_20_Link">
1682500614-87...</text:a>
"]</text:p>
      <text:p text:style-name="P4">
标签: ['Література', 'Премія', 'Україна', 'Переклад']</text:p>
      <text:p text:style-name="P4">
类型: Article</text:p>
      <!--METADATA-->
      <text:p text:style-name="P4">
<draw:frame draw:style-name="fr1" draw:name="Image148" text:anchor-type="as-char" svg:width="6.9236in" svg:height="3.956343in" draw:z-index="0">
<draw:image xlink:href="../Images/yкринформ/2023-04-26T12-19-40-03-00/630_360_1682500601-715.jpg" xlink:type="simple" xlink:show="embed" xlink:actuate="onLoad" draw:mime-type="image/jpeg"/>
</draw:frame>
来自乌克兰语言的译者Drahomán奖的语言宣布了该奖项的简短名单。</text:p>
      <text:p text:style-name="P4">
关于它报告<text:a xlink:type="simple" xlink:href="http://mkip.gov.ua/news/9034.html" text:style-name="Internet_20_link" text:visited-style-name="Visited_20_Internet_20_Link">
</text:a>
信息政策文化部，乌克林福姆报告。</text:p>
      <text:p text:style-name="P4">
是的，Drahomán奖2022决赛入围者是：Marco Andreychik(美国) - 从乌克兰到英语的翻译。 哈佛大学提名的乌克兰研究学院，弗拉基米尔·拉菲科(Vladimir Rafieenko)的小说撰写了蒙德格金(Mondeggin)的翻译。 关于死亡和爱的歌曲”(Meridian Czernowitz，2019年); 虹膜(法国) - 法语的乌克兰语言翻译。(Meridian Czernowitz，2017年); Raina Hristova Kamberova(保加利亚) - 从乌克兰语言到保加利亚语的翻译。 由乌克兰在保加利亚共和国提名，并翻译了卢布·德雷什(Lubko Deresh)的小说“邪教”(Cal髅地，2001年).</text:p>
      <text:p text:style-name="P4">
Разом із переліком фіналістів Капітула премії також оголосила імʼя володаркиСпеціальної відзнаки. Нагороду «за особливий внесок у переклад і промоціюукраїнської літератури, а також у розвиток українознавчих студій в Італії»отримає Джованна Броджі (意大利) - 从乌克兰到意大利语的翻译，中欧文学研究员。</text:p>
      <text:p text:style-name="P4">
<draw:frame draw:style-name="fr1" draw:name="Image149" text:anchor-type="as-char" svg:width="6.9236in" svg:height="4.668485in" draw:z-index="0">
<draw:image xlink:href="../Images/yкринформ/2023-04-26T12-19-40-03-00/1682500614-875.jpg" xlink:type="simple" xlink:show="embed" xlink:actuate="onLoad" draw:mime-type="image/jpeg"/>
</draw:frame>
如图所述，将在华沙国际书店举行的庄严仪式期间宣布2022年德拉罕奖获得者的名字。(5月25日至28日2023年).</text:p>
      <text:p text:style-name="P4">
<text:span text:style-name="T4">
Читайте також:</text:span>
 <text:a xlink:type="simple" xlink:href="https://www.ukrinform.ua/rubric-culture/3596488-andruhovic-stav-laureatom-nimeckoi-premii-gejne.html" text:style-name="Internet_20_link" text:visited-style-name="Visited_20_Internet_20_Link">
 </text:a>
Drahomán奖由乌克兰研究所，乌克兰笔和乌克兰书研究所于2020年成立。 它的目的是支持乌克兰语言的翻译者的对手，以世界语言为基础。德拉罕奖获得了高翻译技巧和对乌克兰文学的贡献。</text:p>
      <text:p text:style-name="P4">
News Source: <text:a xlink:type="simple" xlink:href="https://www.ukrinform.ua/rubric-culture/3700874-premia-drahoman-prize-ogolosila-finalistiv-2022-roku.html" text:style-name="Internet_20_link" text:visited-style-name="Visited_20_Internet_20_Link">
https://www.ukrinform.ua/rubric-culture/3700874-premia-drahoman-prize-ogolosila-finalistiv-2022-roku.html</text:a>
</text:p>
      <!--NEWS-->
      <text:h text:style-name="P10" text:outline-level="1">
<text:span text:style-name="T4">
Kharkiv，Kharkivska Oblast（18:39）。 红色警报：空中威胁。 警笛声。 立即掩盖！</text:span>
</text:h>
      <text:p text:style-name="P4">
作者: liveuamap (Language: en)</text:p>
      <text:p text:style-name="P4">
时间: 2023-04-26T12:41:00</text:p>
      <text:p text:style-name="P4">
地点: Kharkiv (Latitude:49.98086 Longtitude:36.25221)</text:p>
      <text:p text:style-name="P4">
视频: []</text:p>
      <text:p text:style-name="P4">
图片: []</text:p>
      <text:p text:style-name="P4">
标签: ["Europe", "Central and Eastern Europe"]</text:p>
      <text:p text:style-name="P4">
Id: 22558778</text:p>
      <!--METADATA-->
      <text:p text:style-name="P4">
哈尔基夫(Kharkiv)，哈尔基夫地区(18:39). Red Alert: aerial threat. Sirens sounding.Take cover now!</text:p>
      <text:p text:style-name="P4">
News Collection Link: <text:a xlink:type="simple" xlink:href="https://liveuamap.com/en/2023/26-april-kharkiv-kharkivska-oblast1839-red-alg" text:style-name="Internet_20_link" text:visited-style-name="Visited_20_Internet_20_Link">
https://liveuamap.com/en/2023/26-april-kharkiv-kharkivska-oblast1839-red-alg</text:a>
</text:p>
      <text:p text:style-name="P4">
News Source: <text:a xlink:type="simple" xlink:href="https://t.me/air_alert_ua/43796" text:style-name="Internet_20_link" text:visited-style-name="Visited_20_Internet_20_Link">
https://t.me/air_alert_ua/43796</text:a>
</text:p>
      <!--NEWS-->
      <text:h text:style-name="P10" text:outline-level="1">
<text:span text:style-name="T4">
Harciw，Poltavska地区Harkiv地区（19:50）。 红色警报：空中威胁。 Siren Sundin ...</text:span>
</text:h>
      <text:p text:style-name="P4">
作者: liveuamap (Language: en)</text:p>
      <text:p text:style-name="P4">
时间: 2023-04-26T13:51:00</text:p>
      <text:p text:style-name="P4">
地点: Kharkiv (Latitude:49.981 Longtitude:36.25253)</text:p>
      <text:p text:style-name="P4">
视频: []</text:p>
      <text:p text:style-name="P4">
图片: []</text:p>
      <text:p text:style-name="P4">
标签: ["Europe", "Central and Eastern Europe"]</text:p>
      <text:p text:style-name="P4">
Id: 22558809</text:p>
      <!--METADATA-->
      <text:p text:style-name="P4">
波尔塔瓦地区哈尔基夫地区哈尔基夫(19:50). Red Alert: aerial threat.Sirens sounding. Take cover now!</text:p>
      <text:p text:style-name="P4">
News Collection Link: <text:a xlink:type="simple" xlink:href="https://liveuamap.com/en/2023/26-april-kharkiv-kharkivska-oblast-poltavska-g" text:style-name="Internet_20_link" text:visited-style-name="Visited_20_Internet_20_Link">
https://liveuamap.com/en/2023/26-april-kharkiv-kharkivska-oblast-poltavska-g</text:a>
</text:p>
      <text:p text:style-name="P4">
News Source: <text:a xlink:type="simple" xlink:href="https://t.me/air_alert_ua/43800" text:style-name="Internet_20_link" text:visited-style-name="Visited_20_Internet_20_Link">
https://t.me/air_alert_ua/43800</text:a>
</text:p>
      <!--NEWS-->
      <text:h text:style-name="P10" text:outline-level="1">
<text:span text:style-name="T4">
Donetsk Oblast（19:54）。 红色警报：空中威胁。 警笛声。 立即掩盖！</text:span>
</text:h>
      <text:p text:style-name="P4">
作者: liveuamap (Language: en)</text:p>
      <text:p text:style-name="P4">
时间: 2023-04-26T13:56:00</text:p>
      <text:p text:style-name="P4">
地点: Donetsk Oblast (Latitude:48.72797 Longtitude:37.57707)</text:p>
      <text:p text:style-name="P4">
视频: []</text:p>
      <text:p text:style-name="P4">
图片: []</text:p>
      <text:p text:style-name="P4">
标签: ["Europe", "Central and Eastern Europe"]</text:p>
      <text:p text:style-name="P4">
Id: 22558810</text:p>
      <!--METADATA-->
      <text:p text:style-name="P4">
Donetsk Oblast(19:54). Red Alert: aerial threat. Sirens sounding. Take covernow!</text:p>
      <text:p text:style-name="P4">
News Collection Link: <text:a xlink:type="simple" xlink:href="https://liveuamap.com/en/2023/26-april-donetsk-oblast1954-red-alert-aerial-g" text:style-name="Internet_20_link" text:visited-style-name="Visited_20_Internet_20_Link">
https://liveuamap.com/en/2023/26-april-donetsk-oblast1954-red-alert-aerial-g</text:a>
</text:p>
      <text:p text:style-name="P4">
News Source: <text:a xlink:type="simple" xlink:href="https://t.me/air_alert_ua/43802" text:style-name="Internet_20_link" text:visited-style-name="Visited_20_Internet_20_Link">
https://t.me/air_alert_ua/43802</text:a>
</text:p>
      <!--NEWS-->
      <text:h text:style-name="P10" text:outline-level="1">
<text:span text:style-name="T4">
Zaporizka Oblast（20:23）。 红色警报：空中威胁。 警笛声。 立即掩盖！</text:span>
</text:h>
      <text:p text:style-name="P4">
作者: liveuamap (Language: en)</text:p>
      <text:p text:style-name="P4">
时间: 2023-04-26T14:24:00</text:p>
      <text:p text:style-name="P4">
地点: Zaporizka Oblast (Latitude:47.610881 Longtitude:35.764201)</text:p>
      <text:p text:style-name="P4">
视频: []</text:p>
      <text:p text:style-name="P4">
图片: []</text:p>
      <text:p text:style-name="P4">
标签: ["Europe", "Central and Eastern Europe"]</text:p>
      <text:p text:style-name="P4">
Id: 22558816</text:p>
      <!--METADATA-->
      <text:p text:style-name="P4">
Zaporizhzhia地区(20:23). Red Alert: aerial threat. Sirens sounding. Take covernow!</text:p>
      <text:p text:style-name="P4">
News Collection Link: <text:a xlink:type="simple" xlink:href="https://liveuamap.com/en/2023/26-april-zaporizka-oblast2023-red-alert-aeriag" text:style-name="Internet_20_link" text:visited-style-name="Visited_20_Internet_20_Link">
https://liveuamap.com/en/2023/26-april-zaporizka-oblast2023-red-alert-aeriag</text:a>
</text:p>
      <text:p text:style-name="P4">
News Source: <text:a xlink:type="simple" xlink:href="https://t.me/air_alert_ua/43803" text:style-name="Internet_20_link" text:visited-style-name="Visited_20_Internet_20_Link">
https://t.me/air_alert_ua/43803</text:a>
</text:p>
      <!--NEWS-->
      <text:h text:style-name="P10" text:outline-level="1">
<text:span text:style-name="T4">
Donetsk Oblast（21:21）。 红色警报：空中威胁。 警笛声。 立即掩盖！</text:span>
</text:h>
      <text:p text:style-name="P4">
作者: liveuamap (Language: en)</text:p>
      <text:p text:style-name="P4">
时间: 2023-04-26T15:23:00</text:p>
      <text:p text:style-name="P4">
地点: Donetsk Oblast (Latitude:48.72829 Longtitude:37.57834)</text:p>
      <text:p text:style-name="P4">
视频: []</text:p>
      <text:p text:style-name="P4">
图片: []</text:p>
      <text:p text:style-name="P4">
标签: ["Europe", "Central and Eastern Europe"]</text:p>
      <text:p text:style-name="P4">
Id: 22558822</text:p>
      <!--METADATA-->
      <text:p text:style-name="P4">
Donetsk Oblast(21:21). Red Alert: aerial threat. Sirens sounding. Take covernow!</text:p>
      <text:p text:style-name="P4">
News Collection Link: <text:a xlink:type="simple" xlink:href="https://liveuamap.com/en/2023/26-april-donetsk-oblast2121-red-alert-aerial-g" text:style-name="Internet_20_link" text:visited-style-name="Visited_20_Internet_20_Link">
https://liveuamap.com/en/2023/26-april-donetsk-oblast2121-red-alert-aerial-g</text:a>
</text:p>
      <text:p text:style-name="P4">
News Source: <text:a xlink:type="simple" xlink:href="https://t.me/air_alert_ua/43810" text:style-name="Internet_20_link" text:visited-style-name="Visited_20_Internet_20_Link">
https://t.me/air_alert_ua/43810</text:a>
</text:p>
      <!--NEWS-->
      <text:h text:style-name="P10" text:outline-level="1">
<text:span text:style-name="T4">
Sumska Oblast（21:28）。 红色警报：空中威胁。 警笛声。 立即掩盖！</text:span>
</text:h>
      <text:p text:style-name="P4">
作者: liveuamap (Language: en)</text:p>
      <text:p text:style-name="P4">
时间: 2023-04-26T15:30:00</text:p>
      <text:p text:style-name="P4">
地点: Sumska Oblast (Latitude:50.99911 Longtitude:34.0004)</text:p>
      <text:p text:style-name="P4">
视频: []</text:p>
      <text:p text:style-name="P4">
图片: []</text:p>
      <text:p text:style-name="P4">
标签: ["Europe", "Central and Eastern Europe"]</text:p>
      <text:p text:style-name="P4">
Id: 22558823</text:p>
      <!--METADATA-->
      <text:p text:style-name="P4">
Sumy地区(21:28). Red Alert: aerial threat. Sirens sounding. Take covernow!</text:p>
      <text:p text:style-name="P4">
News Collection Link: <text:a xlink:type="simple" xlink:href="https://liveuamap.com/en/2023/26-april-sumska-oblast2128-red-alert-aerial-tg" text:style-name="Internet_20_link" text:visited-style-name="Visited_20_Internet_20_Link">
https://liveuamap.com/en/2023/26-april-sumska-oblast2128-red-alert-aerial-tg</text:a>
</text:p>
      <text:p text:style-name="P4">
News Source: <text:a xlink:type="simple" xlink:href="https://t.me/air_alert_ua/43811" text:style-name="Internet_20_link" text:visited-style-name="Visited_20_Internet_20_Link">
https://t.me/air_alert_ua/43811</text:a>
</text:p>
      <!--NEWS-->
      <text:h text:style-name="P10" text:outline-level="1">
<text:span text:style-name="T4">
Chernihivska Oblast（22:06）。 红色警报：空中威胁。 警笛声。 立即掩盖！</text:span>
</text:h>
      <text:p text:style-name="P4">
作者: liveuamap (Language: en)</text:p>
      <text:p text:style-name="P4">
时间: 2023-04-26T16:07:00</text:p>
      <text:p text:style-name="P4">
地点: Chernihivska Oblast (Latitude:51.33335 Longtitude:32.00021)</text:p>
      <text:p text:style-name="P4">
视频: []</text:p>
      <text:p text:style-name="P4">
图片: []</text:p>
      <text:p text:style-name="P4">
标签: ["Europe", "Central and Eastern Europe"]</text:p>
      <text:p text:style-name="P4">
Id: 22558824</text:p>
      <!--METADATA-->
      <text:p text:style-name="P4">
切尔尼希夫地区(22:06). Red Alert: aerial threat. Sirens sounding. Takecover now!</text:p>
      <text:p text:style-name="P4">
News Collection Link: <text:a xlink:type="simple" xlink:href="https://liveuamap.com/en/2023/26-april-chernihivska-oblast2206-red-alert-aeg" text:style-name="Internet_20_link" text:visited-style-name="Visited_20_Internet_20_Link">
https://liveuamap.com/en/2023/26-april-chernihivska-oblast2206-red-alert-aeg</text:a>
</text:p>
      <text:p text:style-name="P4">
News Source: <text:a xlink:type="simple" xlink:href="https://t.me/air_alert_ua/43813" text:style-name="Internet_20_link" text:visited-style-name="Visited_20_Internet_20_Link">
https://t.me/air_alert_ua/43813</text:a>
</text:p>
      <!--NEWS-->
      <text:h text:style-name="P10" text:outline-level="1">
<text:span text:style-name="T4">
切尔诺贝利博物馆开设了展览“ Pripyat。 时光机器”</text:span>
</text:h>
      <text:p text:style-name="P4">
作者: Ukrinform (Person)</text:p>
      <text:p text:style-name="P4">
出版商: Укринформ (Organization)</text:p>
      <text:p text:style-name="P4">
出版时间: 2023-04-26T16:18:46+03:00</text:p>
      <text:p text:style-name="P4">
修改时间: 2023-04-26T16:18:46+03:00</text:p>
      <text:p text:style-name="P4">
描述: Chornobyl国家博物馆发生在Pipyat AR-exhibention。 时光机器”。  - 乌克林。</text:p>
      <text:p text:style-name="P4">
图片: ["<text:a xlink:type="simple" xlink:href="https://static.ukrinform.com/photos/2023_04/thumb_files/630_360_1682513347-2830.jpeg" text:style-name="Internet_20_link" text:visited-style-name="Visited_20_Internet_20_Link">
630_360_16825...</text:a>
", "<text:a xlink:type="simple" xlink:href="https://static.ukrinform.com/photos/2023_04/thumb_files/630_360_1682513374-9619.jpeg" text:style-name="Internet_20_link" text:visited-style-name="Visited_20_Internet_20_Link">
630_360_16825...</text:a>
", "<text:a xlink:type="simple" xlink:href="https://static.ukrinform.com/photos/2023_04/thumb_files/630_360_1682513346-9555.jpeg" text:style-name="Internet_20_link" text:visited-style-name="Visited_20_Internet_20_Link">
630_360_16825...</text:a>
", "<text:a xlink:type="simple" xlink:href="https://static.ukrinform.com/photos/2023_04/thumb_files/630_360_1682513346-9437.jpeg" text:style-name="Internet_20_link" text:visited-style-name="Visited_20_Internet_20_Link">
630_360_16825...</text:a>
", "<text:a xlink:type="simple" xlink:href="https://static.ukrinform.com/photos/2023_04/thumb_files/630_360_1682513346-3621.jpeg" text:style-name="Internet_20_link" text:visited-style-name="Visited_20_Internet_20_Link">
630_360_16825...</text:a>
", "<text:a xlink:type="simple" xlink:href="https://static.ukrinform.com/photos/2023_04/thumb_files/630_360_1682513476-3392.jpeg" text:style-name="Internet_20_link" text:visited-style-name="Visited_20_Internet_20_Link">
630_360_16825...</text:a>
"]</text:p>
      <text:p text:style-name="P4">
标签: ['Музей', 'Виставка', 'Чорнобильська катастрофа']</text:p>
      <text:p text:style-name="P4">
类型: Article</text:p>
      <!--METADATA-->
      <text:p text:style-name="P4">
<draw:frame draw:style-name="fr1" draw:name="Image150" text:anchor-type="as-char" svg:width="6.9236in" svg:height="3.956343in" draw:z-index="0">
<draw:image xlink:href="../Images/yкринформ/2023-04-26T16-18-46-03-00/630_360_1682513347-2830.jpeg" xlink:type="simple" xlink:show="embed" xlink:actuate="onLoad" draw:mime-type="image/jpeg"/>
</draw:frame>
Chornobyl博物馆正在介绍牧师咏叹调。</text:p>
      <text:p text:style-name="P4">
关于它报告<text:a xlink:type="simple" xlink:href="https://mkip.gov.ua/news/9038.html" text:style-name="Internet_20_link" text:visited-style-name="Visited_20_Internet_20_Link">
</text:a>
 <text:a xlink:type="simple" xlink:href="https://mkip.gov.ua/news/9038.html" text:style-name="Internet_20_link" text:visited-style-name="Visited_20_Internet_20_Link">
</text:a>
文化和信息政策部，乌克林福姆报告。</text:p>
      <text:p text:style-name="P4">
<draw:frame draw:style-name="fr1" draw:name="Image151" text:anchor-type="as-char" svg:width="6.9236in" svg:height="3.956343in" draw:z-index="0">
<draw:image xlink:href="../Images/yкринформ/2023-04-26T16-18-46-03-00/630_360_1682513374-9619.jpeg" xlink:type="simple" xlink:show="embed" xlink:actuate="onLoad" draw:mime-type="image/jpeg"/>
</draw:frame>
Chornobyl联合博物馆开设了AR Pipyat。 时间机»/照片：mkip <text:a xlink:type="simple" xlink:href="https://static.ukrinform.com/photos/2023_04/1682513374-9619.jpeg" text:style-name="Internet_20_link" text:visited-style-name="Visited_20_Internet_20_Link">
<draw:frame draw:style-name="fr1" draw:name="Image152" text:anchor-type="as-char" svg:width="6.9236in" svg:height="3.956343in" draw:z-index="0">
<draw:image xlink:href="../Images/yкринформ/2023-04-26T16-18-46-03-00/630_360_1682513374-9619.jpeg" xlink:type="simple" xlink:show="embed" xlink:actuate="onLoad" draw:mime-type="image/jpeg"/>
</draw:frame>
</text:a>
 <text:a xlink:type="simple" xlink:href="https://static.ukrinform.com/photos/2023_04/1682513346-9555.jpeg" text:style-name="Internet_20_link" text:visited-style-name="Visited_20_Internet_20_Link">
<draw:frame draw:style-name="fr1" draw:name="Image153" text:anchor-type="as-char" svg:width="6.9236in" svg:height="3.956343in" draw:z-index="0">
<draw:image xlink:href="../Images/yкринформ/2023-04-26T16-18-46-03-00/630_360_1682513346-9555.jpeg" xlink:type="simple" xlink:show="embed" xlink:actuate="onLoad" draw:mime-type="image/jpeg"/>
</draw:frame>
</text:a>
 <text:a xlink:type="simple" xlink:href="https://static.ukrinform.com/photos/2023_04/1682513346-9437.jpeg" text:style-name="Internet_20_link" text:visited-style-name="Visited_20_Internet_20_Link">
<draw:frame draw:style-name="fr1" draw:name="Image154" text:anchor-type="as-char" svg:width="6.9236in" svg:height="3.956343in" draw:z-index="0">
<draw:image xlink:href="../Images/yкринформ/2023-04-26T16-18-46-03-00/630_360_1682513346-9437.jpeg" xlink:type="simple" xlink:show="embed" xlink:actuate="onLoad" draw:mime-type="image/jpeg"/>
</draw:frame>
</text:a>
 <text:a xlink:type="simple" xlink:href="https://static.ukrinform.com/photos/2023_04/1682513346-3621.jpeg" text:style-name="Internet_20_link" text:visited-style-name="Visited_20_Internet_20_Link">
<draw:frame draw:style-name="fr1" draw:name="Image155" text:anchor-type="as-char" svg:width="6.9236in" svg:height="3.956343in" draw:z-index="0">
<draw:image xlink:href="../Images/yкринформ/2023-04-26T16-18-46-03-00/630_360_1682513346-3621.jpeg" xlink:type="simple" xlink:show="embed" xlink:actuate="onLoad" draw:mime-type="image/jpeg"/>
</draw:frame>
</text:a>
 <text:a xlink:type="simple" xlink:href="https://static.ukrinform.com/photos/2023_04/1682513347-2830.jpeg" text:style-name="Internet_20_link" text:visited-style-name="Visited_20_Internet_20_Link">
<draw:frame draw:style-name="fr1" draw:name="Image156" text:anchor-type="as-char" svg:width="6.9236in" svg:height="3.956343in" draw:z-index="0">
<draw:image xlink:href="../Images/yкринформ/2023-04-26T16-18-46-03-00/630_360_1682513347-2830.jpeg" xlink:type="simple" xlink:show="embed" xlink:actuate="onLoad" draw:mime-type="image/jpeg"/>
</draw:frame>
</text:a>
 <text:a xlink:type="simple" xlink:href="https://static.ukrinform.com/photos/2023_04/1682513476-3392.jpeg" text:style-name="Internet_20_link" text:visited-style-name="Visited_20_Internet_20_Link">
<draw:frame draw:style-name="fr1" draw:name="Image157" text:anchor-type="as-char" svg:width="6.9236in" svg:height="3.956343in" draw:z-index="0">
<draw:image xlink:href="../Images/yкринформ/2023-04-26T16-18-46-03-00/630_360_1682513476-3392.jpeg" xlink:type="simple" xlink:show="embed" xlink:actuate="onLoad" draw:mime-type="image/jpeg"/>
</draw:frame>
</text:a>
“今天，4月26日，13:00在国家博物馆<text:a xlink:type="simple" xlink:href="https://www.ukrinform.ua/tag-cornobilska-zona" text:style-name="Internet_20_link" text:visited-style-name="Visited_20_Internet_20_Link">
</text:a>
有Ar-subibention“ pripyat的介绍。 时光机器”。 展览的作者是亚历山大·孤儿(Alexander Orphan)，公众人物和纪录片摄影师，前普里皮亚特(Pripyat)的前居民，”  - 他将在信息中。</text:p>
      <text:p text:style-name="P4">
<text:span text:style-name="T4">
另请阅读：</text:span>
 <text:a xlink:type="simple" xlink:href="https://www.ukrinform.ua/rubric-economy/3700876-nbu-vvodit-v-obig-pamatnu-monetu-cornobil-vidrodzenna-ris-evrazijska.html" text:style-name="Internet_20_link" text:visited-style-name="Visited_20_Internet_20_Link">
<text:span text:style-name="T4">
 chernobyl </text:span>
</text:a>
博物馆的曝光设有现代视听，电子信息引用的技术手段，可以扩大博物馆的时间顺序排列框架，并提高现有展览的可靠性。</text:p>
      <text:p text:style-name="P4">
如前所述，使用现实添加的技术(ar)但是，任何人都可以使Pripyat的照片充满活力，并在City Chronicle的帮助下陷入灾难或参加Pripyat的VR之旅。</text:p>
      <text:p text:style-name="P4">
<text:span text:style-name="T4">
另请阅读：</text:span>
 <text:a xlink:type="simple" xlink:href="https://www.ukrinform.ua/rubric-regions/3700359-u-vinnici-vidkrilasa-vistavka-prisvacena-likvidatoram-avarii-na-caes.html" text:style-name="Internet_20_link" text:visited-style-name="Visited_20_Internet_20_Link">
</text:a>
博物馆的入口在4月26日免费。</text:p>
      <text:p text:style-name="P4">
News Source: <text:a xlink:type="simple" xlink:href="https://www.ukrinform.ua/rubric-society/3701038-u-muzei-cornobil-vidkrili-vistavku-pripat-masina-casu.html" text:style-name="Internet_20_link" text:visited-style-name="Visited_20_Internet_20_Link">
https://www.ukrinform.ua/rubric-society/3701038-u-muzei-cornobil-vidkrili-vistavku-pripat-masina-casu.html</text:a>
</text:p>
      <!--NEWS-->
      <text:h text:style-name="P10" text:outline-level="1">
<text:span text:style-name="T4">
乌克兰国家队荷兰的竞争对手在2023年世界杯上击败了中国的曲棍球运动员</text:span>
</text:h>
      <text:p text:style-name="P4">
作者: Ukrinform (Person)</text:p>
      <text:p text:style-name="P4">
出版商: Укринформ (Organization)</text:p>
      <text:p text:style-name="P4">
出版时间: 2023-04-26T16:19:34+03:00</text:p>
      <text:p text:style-name="P4">
修改时间: 2023-04-26T16:19:34+03:00</text:p>
      <text:p text:style-name="P4">
描述: 在乌克兰国家队的参与下，在塔林（爱沙尼亚），世界曲棍球锦标赛继续进行。  - 乌克林。</text:p>
      <text:p text:style-name="P4">
图片: ["<text:a xlink:type="simple" xlink:href="https://static.ukrinform.com/photos/2023_04/thumb_files/630_360_1682515078-711.jpg" text:style-name="Internet_20_link" text:visited-style-name="Visited_20_Internet_20_Link">
630_360_16825...</text:a>
"]</text:p>
      <text:p text:style-name="P4">
标签: ['Чемпіонат світу', 'хокей', 'Збірна України']</text:p>
      <text:p text:style-name="P4">
类型: Article</text:p>
      <!--METADATA-->
      <text:p text:style-name="P4">
<draw:frame draw:style-name="fr1" draw:name="Image158" text:anchor-type="as-char" svg:width="6.9236in" svg:height="3.956343in" draw:z-index="0">
<draw:image xlink:href="../Images/yкринформ/2023-04-26T16-19-34-03-00/630_360_1682515078-711.jpg" xlink:type="simple" xlink:show="embed" xlink:actuate="onLoad" draw:mime-type="image/jpeg"/>
</draw:frame>
在塔林(爱沙尼亚)随着乌克兰国家队的参与，世界曲棍球世界锦标赛正在进行中。</text:p>
      <text:p text:style-name="P4">
第三轮冠军始于中国的Innokeys荷兰队的自信胜利-7：2(3：0，3：2，1：0)，报道乌克林福姆。</text:p>
      <text:p text:style-name="P4">
今天，日本继续比赛的那天 - 塞尔维亚和乌克兰 - 爱沙尼亚。</text:p>
      <text:p text:style-name="P4">
<text:span text:style-name="T4">
另请阅读：</text:span>
 <text:a xlink:type="simple" xlink:href="https://www.ukrinform.ua/rubric-sports/3700801-nacionalna-hokejna-zbirna-ukraini-sogodni-zigrae-tretij-matc-na-cs2023.html" text:style-name="Internet_20_link" text:visited-style-name="Visited_20_Internet_20_Link">
<text:span text:style-name="T4">
曲棍球</text:span>
</text:a>
我们将提醒乌克兰国家队在加时赛开始后的乌克兰国家队(4：5)塞尔维亚击败竞争对手-7：0(0：0：0：0，5：0).</text:p>
      <text:p text:style-name="P4">
27 квітня підопічні Вадима Шахрайчука зіграють з Нідерландами, 29 квітня - зЯпонією.</text:p>
      <text:p text:style-name="P4">
Переможець турніру підвищиться у класі і наступного сезону гратиме у другомуза класифікацією Дивізіоні ІА.</text:p>
      <text:p text:style-name="P4">
Фото: iihf.com.</text:p>
      <text:p text:style-name="P4">
News Source: <text:a xlink:type="simple" xlink:href="https://www.ukrinform.ua/rubric-sports/3701041-superniki-zbirnoi-ukraini-gollandci-rozgromili-hokeistiv-kitau-na-cs2023.html" text:style-name="Internet_20_link" text:visited-style-name="Visited_20_Internet_20_Link">
https://www.ukrinform.ua/rubric-sports/3701041-superniki-zbirnoi-ukraini-gollandci-rozgromili-hokeistiv-kitau-na-cs2023.html</text:a>
</text:p>
      <!--NEWS-->
      <text:h text:style-name="P10" text:outline-level="1">
<text:span text:style-name="T4">
乌克兰指望意大利的积极参与-Schmigal</text:span>
</text:h>
      <text:p text:style-name="P4">
作者: Ukrinform (Person)</text:p>
      <text:p text:style-name="P4">
出版商: Укринформ (Organization)</text:p>
      <text:p text:style-name="P4">
出版时间: 2023-04-26T16:20:13+03:00</text:p>
      <text:p text:style-name="P4">
修改时间: 2023-04-26T16:20:13+03:00</text:p>
      <text:p text:style-name="P4">
描述: 总理丹尼斯·施米格尔（Denis Shmigal）希望意大利将积极参与乌克兰的恢复和重建。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Італія', 'Шмигаль', 'Відбудова', 'Джорджа Мелоні']</text:p>
      <text:p text:style-name="P4">
类型: Article</text:p>
      <!--METADATA-->
      <text:p text:style-name="P4">
<draw:frame draw:style-name="fr1" draw:name="Image159" text:anchor-type="as-char" svg:width="6.9236in" svg:height="3.956343in" draw:z-index="0">
<draw:image xlink:href="../Images/yкринформ/2023-04-26T16-20-13-03-00/630_360_1682514702-644.jpg" xlink:type="simple" xlink:show="embed" xlink:actuate="onLoad" draw:mime-type="image/jpeg"/>
</draw:frame>
总理丹尼斯·施米格尔(Denis Shmigal)希望意大利将积极参与乌克兰的更新和重建。</text:p>
      <text:p text:style-name="P4">
报道，他在与意大利共和国乔治·梅洛尼(George Meloni)的部长理事会主席中的联合主席中表示了这一点。</text:p>
      <text:p text:style-name="P4">
“乌克兰指望意大利积极参与恢复…… - 说<text:a xlink:type="simple" xlink:href="https://www.ukrinform.ua/tag-smigal" text:style-name="Internet_20_link" text:visited-style-name="Visited_20_Internet_20_Link">
</text:a>
。</text:p>
      <text:p text:style-name="P4">
他还希望增加对俄罗斯的制裁压力，因为目前俄罗斯石油价格的提名，对俄罗斯联邦核工业的制裁，俄罗斯市场的附属建筑，对所引入的限制的控制。</text:p>
      <text:p text:style-name="P4">
<text:span text:style-name="T4">
另请阅读：</text:span>
 <text:a xlink:type="simple" xlink:href="https://www.ukrinform.ua/rubric-polytics/3700928-smigal-zustrivsa-z-prezidentom-italii.html" text:style-name="Internet_20_link" text:visited-style-name="Visited_20_Internet_20_Link">
<text:span text:style-name="T4">
 shmigal </text:span>
</text:a>
“除其他外，他们讨论了融入欧盟和北约的融合，并实施了和平总统弗拉基米尔·泽伦斯基的公式。 他强调需要从意大利和其他伙伴一边采取积极行动，以将平民从俄罗斯囚禁中解放出来，包括儿童，”政府负责人补充说。</text:p>
      <text:p text:style-name="P4">
据乌克林福姆报道，Shmigal在意大利参加了一次双边恢复乌克兰会议。</text:p>
      <text:p text:style-name="P4">
<text:span text:style-name="T5">
foto：Denis Shmigal，Telegram</text:span>
</text:p>
      <text:p text:style-name="P4">
News Source: <text:a xlink:type="simple" xlink:href="https://www.ukrinform.ua/rubric-vidbudova/3701043-ukraina-rozrahovue-na-aktivnu-ucast-italii-u-vidnovlenni-smigal.html" text:style-name="Internet_20_link" text:visited-style-name="Visited_20_Internet_20_Link">
https://www.ukrinform.ua/rubric-vidbudova/3701043-ukraina-rozrahovue-na-aktivnu-ucast-italii-u-vidnovlenni-smigal.html</text:a>
</text:p>
      <!--NEWS-->
      <text:h text:style-name="P10" text:outline-level="1">
<text:span text:style-name="T4">
西班牙总理在乌克兰与俄罗斯联邦之间的谈判中迎接了巴西对调解的渴望</text:span>
</text:h>
      <text:p text:style-name="P4">
作者: Ukrinform (Person)</text:p>
      <text:p text:style-name="P4">
出版商: Укринформ (Organization)</text:p>
      <text:p text:style-name="P4">
出版时间: 2023-04-26T16:29:12+03:00</text:p>
      <text:p text:style-name="P4">
修改时间: 2023-04-26T16:29:12+03:00</text:p>
      <text:p text:style-name="P4">
描述: 西班牙政府佩德罗·桑切斯（Pedro Sanchez）祝贺巴西在乌克兰和莫斯科之间进行和平谈判中调解的愿望。  - 乌克林。</text:p>
      <text:p text:style-name="P4">
图片: ["<text:a xlink:type="simple" xlink:href="https://static.ukrinform.com/photos/2019_11/thumb_files/630_360_1573468692-282.jpg" text:style-name="Internet_20_link" text:visited-style-name="Visited_20_Internet_20_Link">
630_360_15734...</text:a>
"]</text:p>
      <text:p text:style-name="P4">
标签: ['Бразилія', 'Іспанія', 'Україна', 'Війна з росією']</text:p>
      <text:p text:style-name="P4">
类型: Article</text:p>
      <!--METADATA-->
      <text:p text:style-name="P4">
<draw:frame draw:style-name="fr1" draw:name="Image160" text:anchor-type="as-char" svg:width="6.9236in" svg:height="3.956343in" draw:z-index="0">
<draw:image xlink:href="../Images/yкринформ/2023-04-26T16-29-12-03-00/630_360_1573468692-282.jpg" xlink:type="simple" xlink:show="embed" xlink:actuate="onLoad" draw:mime-type="image/jpeg"/>
</draw:frame>
西班牙的Golovatya Pedro Sanchez祝贺巴西对乌克兰和莫斯科之间和平和平的调解的渴望。</text:p>
      <text:p text:style-name="P4">
正如乌克林福姆报道的那样，它报告了<text:a xlink:type="simple" xlink:href="http://www.theguardian.com/world/live/2023/apr/26/russia-ukraine-war-live-lavrov-blames-west-for-deadlock-over-grain-deal-two-killed-in-kharkiv-museum-attack" text:style-name="Internet_20_link" text:visited-style-name="Visited_20_Internet_20_Link">
</text:a>
。</text:p>
      <text:p text:style-name="P4">
西班牙政府负责人在周三与巴西总统路易斯·伊纳西奥·卢拉·达·席尔瓦(Louis Inasio Lula da Silva)的联合新闻发布会上发表了相关声明。</text:p>
      <text:p text:style-name="P4">
最近，卢拉(Lula)表示，一群中立国家应该聚集在一起，以分解俄罗斯与乌克兰之间和平谈判的开始问题。 早些时候，他谈到向基辅提供武器。</text:p>
      <text:p text:style-name="P4">
<text:span text:style-name="T4">
另请阅读：</text:span>
 <text:a xlink:type="simple" xlink:href="https://www.ukrinform.ua/rubric-polytics/3699419-prezident-brazilii-pro-vtorgnenna-rf-v-ukrainu-hocu-znajti-tretu-alternativu.html" text:style-name="Internet_20_link" text:visited-style-name="Visited_20_Internet_20_Link">
</text:a>
据报道，巴西路易斯·伊纳西奥·卢拉·达·席尔瓦总统<text:a xlink:type="simple" xlink:href="https://www.ukrinform.ua/rubric-world/3700875-prezident-brazilii-nazvav-vtorgnenna-rf-v-ukrainu-neprijnatnim-ale-zaklikav-govoriti-pro-mir.html" text:style-name="Internet_20_link" text:visited-style-name="Visited_20_Internet_20_Link">
</text:a>
俄罗斯入侵乌克兰。 卢拉(Lula)指出，他“致力于结束冲突的和平公式”。 早些时候，卢拉·达·席尔瓦(Lula Da Silva)建议乌克兰给克里米亚结束战争。</text:p>
      <text:p text:style-name="P4">
News Source: <text:a xlink:type="simple" xlink:href="https://www.ukrinform.ua/rubric-world/3701044-premer-ispanii-privitav-pragnenna-brazilii-do-poserednictva-u-peregovorah-miz-ukrainou-ta-rf.html" text:style-name="Internet_20_link" text:visited-style-name="Visited_20_Internet_20_Link">
https://www.ukrinform.ua/rubric-world/3701044-premer-ispanii-privitav-pragnenna-brazilii-do-poserednictva-u-peregovorah-miz-ukrainou-ta-rf.html</text:a>
</text:p>
      <!--NEWS-->
      <text:h text:style-name="P10" text:outline-level="1">
<text:span text:style-name="T4">
Svitolina提前完成了马德里的WTA锦标赛</text:span>
</text:h>
      <text:p text:style-name="P4">
作者: Ukrinform (Person)</text:p>
      <text:p text:style-name="P4">
出版商: Укринформ (Organization)</text:p>
      <text:p text:style-name="P4">
出版时间: 2023-04-26T16:31:39+03:00</text:p>
      <text:p text:style-name="P4">
修改时间: 2023-04-26T16:31:39+03:00</text:p>
      <text:p text:style-name="P4">
描述: 乌克兰埃利娜·斯维托利纳（Elina Svitolina）在马德里（Mutua Madrid）的妇女网球协会（WTA）的著名土壤锦标赛中失败了，马德里（Mutua Madrid）在马德里（西班牙）（西班牙），奖金为765.2万美元 - 乌克林福姆。</text:p>
      <text:p text:style-name="P4">
图片: ["<text:a xlink:type="simple" xlink:href="https://static.ukrinform.com/photos/2023_04/thumb_files/630_360_1682515878-564.jpg" text:style-name="Internet_20_link" text:visited-style-name="Visited_20_Internet_20_Link">
630_360_16825...</text:a>
"]</text:p>
      <text:p text:style-name="P4">
标签: ['Світоліна', 'Теніс']</text:p>
      <text:p text:style-name="P4">
类型: Article</text:p>
      <!--METADATA-->
      <text:p text:style-name="P4">
<draw:frame draw:style-name="fr1" draw:name="Image161" text:anchor-type="as-char" svg:width="6.9236in" svg:height="3.956343in" draw:z-index="0">
<draw:image xlink:href="../Images/yкринформ/2023-04-26T16-31-39-03-00/630_360_1682515878-564.jpg" xlink:type="simple" xlink:show="embed" xlink:actuate="onLoad" draw:mime-type="image/jpeg"/>
</draw:frame>
乌克兰Aelina Svitolina在女子Tenisa协会享有盛誉的土壤锦标赛上未成功开始(WTA)-Mutua Madrid Open-马德里(西班牙)奖金为765.2万美元。</text:p>
      <text:p text:style-name="P4">
在第二场比赛的比赛中，斯维托林被白俄罗斯·索斯诺维奇(Belarusian Sosnovich)取代-4：6，5：7，据报道。</text:p>
      <text:p text:style-name="P4">
对抗持续了1小时40分钟。</text:p>
      <text:p text:style-name="P4">
下一个竞争对手Sosnovich将在捷克Mariabouzkov的第29个数字下播种。</text:p>
      <text:p text:style-name="P4">
<text:span text:style-name="T4">
另请阅读：</text:span>
 <text:a xlink:type="simple" xlink:href="https://www.ukrinform.ua/rubric-sports/3697931-svitolina-postupilasa-tauson-na-starti-turniru-itf-u-portugalii.html" text:style-name="Internet_20_link" text:visited-style-name="Visited_20_Internet_20_Link">
</text:a>
马德里锦标赛将持续到5月6日。</text:p>
      <text:p text:style-name="P4">
照片：斧头打开。</text:p>
      <text:p text:style-name="P4">
News Source: <text:a xlink:type="simple" xlink:href="https://www.ukrinform.ua/rubric-sports/3701047-svitolina-dostrokovo-zaversila-vistup-na-turniri-wta-u-madridi.html" text:style-name="Internet_20_link" text:visited-style-name="Visited_20_Internet_20_Link">
https://www.ukrinform.ua/rubric-sports/3701047-svitolina-dostrokovo-zaversila-vistup-na-turniri-wta-u-madridi.html</text:a>
</text:p>
      <!--NEWS-->
      <text:h text:style-name="P10" text:outline-level="1">
<text:span text:style-name="T4">
在大学的Ternopil地区，将教授一个新职业 - 管理无人机</text:span>
</text:h>
      <text:p text:style-name="P4">
作者: Ukrinform (Person)</text:p>
      <text:p text:style-name="P4">
出版商: Укринформ (Organization)</text:p>
      <text:p text:style-name="P4">
出版时间: 2023-04-26T16:33:00+03:00</text:p>
      <text:p text:style-name="P4">
修改时间: 2023-04-26T16:33:00+03:00</text:p>
      <text:p text:style-name="P4">
描述: 在Ternopil地区，他们将被教授一个新的职业 - “无人驾驶飞机（无人机）土地管制的运营商”。  - 乌克林。</text:p>
      <text:p text:style-name="P4">
图片: ["<text:a xlink:type="simple" xlink:href="https://static.ukrinform.com/photos/2023_04/thumb_files/630_360_1682522712-429.jpg" text:style-name="Internet_20_link" text:visited-style-name="Visited_20_Internet_20_Link">
630_360_16825...</text:a>
"]</text:p>
      <text:p text:style-name="P4">
标签: ['Безпілотник', 'Освіта', 'Тернопільщина']</text:p>
      <text:p text:style-name="P4">
类型: Article</text:p>
      <!--METADATA-->
      <text:p text:style-name="P4">
<draw:frame draw:style-name="fr1" draw:name="Image162" text:anchor-type="as-char" svg:width="6.9236in" svg:height="3.956343in" draw:z-index="0">
<draw:image xlink:href="../Images/yкринформ/2023-04-26T16-33-00-03-00/630_360_1682522712-429.jpg" xlink:type="simple" xlink:show="embed" xlink:actuate="onLoad" draw:mime-type="image/jpeg"/>
</draw:frame>
Nalopoil地区将被教授一个新的职业 - “基于地面的着陆操作员，无人驾驶飞机(无人机)”。</text:p>
      <text:p text:style-name="P4">
关于它在[]中报告(https://t.me/ternopilskaODA/3234)乌克林福姆(Ukrinform)报告的Ternopil负责人Volodymyr Trush报告。</text:p>
      <text:p text:style-name="P4">
“以前，从现在和一所专业学校开始，这种职业仅在高等教育机构中。 消息写道：“这是在乌克兰首次根据大学准备。”</text:p>
      <text:p text:style-name="P4">
值得注意的是，Mesu，Ternopil OVA和Ternopil专业学院的联合工作使这是可能的，具有增强的军事和体育锻炼。</text:p>
      <text:p text:style-name="P4">
培训将持续一个半月到三年。</text:p>
      <text:p text:style-name="P4">
根据OVA的负责人的说法，自9月以来，一所接受加强军事训练的专业学院将获得30个公共场所。 基于大学的USEZARAZ为那些想学习如何控制无人机的人开放。</text:p>
      <text:p text:style-name="P4">
学生将获得理论和实践知识。 培训将由四位高素质专家进行。</text:p>
      <text:p text:style-name="P4">
还可以得知，为了实际利用专门的计算机飞机信徒的新学科知识。</text:p>
      <text:p text:style-name="P4">
<text:span text:style-name="T4">
另请阅读：</text:span>
 <text:a xlink:type="simple" xlink:href="https://www.ukrinform.ua/rubric-technology/3689505-za-proektom-armia-droniv-vze-zakupili-ponad-32-tisaci-bezpilotnikiv.html" text:style-name="Internet_20_link" text:visited-style-name="Visited_20_Internet_20_Link">
<text:span text:style-name="T4">
陆军</text:span>
 <text:span text:style-name="T4">
无人机</text:span>
</text:a>
正如乌克林福姆报道的那样，2月，特尔诺维尔地区的Ozernyansk社区赢得了一笔赠款，该赠款建立了现代的青年空间，并推出了一个年轻人参与的发射器。</text:p>
      <text:p text:style-name="P4">
News Source: <text:a xlink:type="simple" xlink:href="https://www.ukrinform.ua/rubric-regions/3701109-na-ternopilsini-v-koledzi-navcatimut-novij-profesii-keruvati-dronom.html" text:style-name="Internet_20_link" text:visited-style-name="Visited_20_Internet_20_Link">
https://www.ukrinform.ua/rubric-regions/3701109-na-ternopilsini-v-koledzi-navcatimut-novij-profesii-keruvati-dronom.html</text:a>
</text:p>
      <!--NEWS-->
      <text:h text:style-name="P10" text:outline-level="1">
<text:span text:style-name="T4">
银行预测业务贷款的复兴-NBU</text:span>
</text:h>
      <text:p text:style-name="P4">
作者: Ukrinform (Person)</text:p>
      <text:p text:style-name="P4">
出版商: Укринформ (Organization)</text:p>
      <text:p text:style-name="P4">
出版时间: 2023-04-26T16:35:18+03:00</text:p>
      <text:p text:style-name="P4">
修改时间: 2023-04-26T16:35:18+03:00</text:p>
      <text:p text:style-name="P4">
描述: 银行预计将在不恶化其质量的情况下发展公司贷款组合。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Банк', 'Кредит', 'Нацбанк', 'Опитування']</text:p>
      <text:p text:style-name="P4">
类型: Article</text:p>
      <!--METADATA-->
      <text:p text:style-name="P4">
<draw:frame draw:style-name="fr1" draw:name="Image163" text:anchor-type="as-char" svg:width="6.9236in" svg:height="3.956343in" draw:z-index="0">
<draw:image xlink:href="../Images/yкринформ/2023-04-26T16-35-18-03-00/630_360_1679320501-539.png" xlink:type="simple" xlink:show="embed" xlink:actuate="onLoad" draw:mime-type="image/png"/>
</draw:frame>
宴会随着公司贷款组合的增长而不断恶化。</text:p>
      <text:p text:style-name="P4">
根据乌克林福姆的说法，关于贷款条款的银行季度调查的结果表明了这一点。(https://bank.gov.ua/ua/news/all/banki-ochikuyut-na-zrostannya-korporativnogo-kreditnogo-portfelya-bez-pogirshennya-yogo-yakosti--rezultati-opituvannya-pro-umovi-bankivskogo-kredituvannya)“银行对贷款前景的期望提高了：预计零件 - 时间 - 售货员将增加商业贷款，已恢复到战前水平。信用标准银行，需求，批准贷款申请和其他信贷指标声明说：“最后三个季度正在改善。”</text:p>
      <text:p text:style-name="P4">
值得注意的是，在2023年第一季度对公司贷款的需求增加了营运资金的需求，但利率的变化已经变化。 在第二季度，银行预计所有业务企业的需求会增加。 最重要的是，对于来自中小型企业的贷款，短期和Hryvnia贷款。</text:p>
      <text:p text:style-name="P4">
受访者预测，2023年第二季度也增加了需求，并保留了<text:a xlink:type="simple" xlink:href="https://www.ukrinform.ua/tag-kredit" text:style-name="Internet_20_link" text:visited-style-name="Visited_20_Internet_20_Link">
</text:a>
。 最重要的是 - 抵押贷款。抵押贷款的需求继续增长，即“增强消费者情绪和储蓄增长的第二季度”。 同时，需求减慢了对市场发展的约束期望。 在接下来的12个月内，公司贷款质量的恶化并不期望，但对于家庭而言，质量将有些恶化。</text:p>
      <text:p text:style-name="P4">
在第一季度，银行加强了公司贷款标准。 大多数用于长期和货币贷款。 在第二季度，标准进一步预计。 在很大程度上 - 对于大型董事会的大型企业。 同时，金融机构计划削弱中小型企业的信用标准。</text:p>
      <text:p text:style-name="P4">
<text:span text:style-name="T4">
另请阅读：</text:span>
 <text:a xlink:type="simple" xlink:href="https://www.ukrinform.ua/rubric-economy/3690982-biznes-trohi-pokrasiv-perspektivi-svoei-dialnosti-nbu.html" text:style-name="Internet_20_link" text:visited-style-name="Visited_20_Internet_20_Link">
<text:span text:style-name="T4">
业务</text:span>
 <text:span text:style-name="T4">
略微</text:span>
 <text:span text:style-name="T4">
 </text:span>
改进<text:span text:style-name="T4">
 </text:span>
 perspectives <text:span text:style-name="T4">
<text:span text:style-name="T5">
*它</text:span>
* </text:span>
 <text:span text:style-name="T4">
 </text:span>
活动<text:span text:style-name="T4">
 </text:span>
 <text:span text:style-name="T4">
 </text:span>
 <text:span text:style-name="T4">
 nbu </text:span>
</text:a>
</text:p>
      <text:p text:style-name="P4">
据报道，银行信贷经理于2023年3月17日至4月7日进行了有关银行贷款条款的调查。 回答了26个金融机构，在银行系统的总资产总量中的份额为96％。 调查的结果反映了迷信，不是国家银行的估计或预测。</text:p>
      <text:p text:style-name="P4">
<text:span text:style-name="T5">
foto：nbu</text:span>
</text:p>
      <text:p text:style-name="P4">
News Source: <text:a xlink:type="simple" xlink:href="https://www.ukrinform.ua/rubric-economy/3701050-banki-prognozuut-pozvavlenna-kredituvanna-biznesu-nbu.html" text:style-name="Internet_20_link" text:visited-style-name="Visited_20_Internet_20_Link">
https://www.ukrinform.ua/rubric-economy/3701050-banki-prognozuut-pozvavlenna-kredituvanna-biznesu-nbu.html</text:a>
</text:p>
      <!--NEWS-->
      <text:h text:style-name="P10" text:outline-level="1">
<text:span text:style-name="T4">
拉普蒂纳（Laputina）熟悉美国的资深政客的从业者</text:span>
</text:h>
      <text:p text:style-name="P4">
作者: Ukrinform (Person)</text:p>
      <text:p text:style-name="P4">
出版商: Укринформ (Organization)</text:p>
      <text:p text:style-name="P4">
出版时间: 2023-04-26T16:40:03+03:00</text:p>
      <text:p text:style-name="P4">
修改时间: 2023-04-26T16:40:03+03:00</text:p>
      <text:p text:style-name="P4">
描述: 退伍军人部长尤利亚·拉普蒂纳（Yulia Laputina）与美国官员和组织举行了会议，以吸引乌克兰的资深政策的经验。  - 乌克林。</text:p>
      <text:p text:style-name="P4">
图片: ["<text:a xlink:type="simple" xlink:href="https://static.ukrinform.com/photos/2023_04/thumb_files/630_360_1682516189-2601.jpeg" text:style-name="Internet_20_link" text:visited-style-name="Visited_20_Internet_20_Link">
630_360_16825...</text:a>
", "<text:a xlink:type="simple" xlink:href="https://static.ukrinform.com/photos/2023_04/thumb_files/630_360_1682516189-1097.jpeg" text:style-name="Internet_20_link" text:visited-style-name="Visited_20_Internet_20_Link">
630_360_16825...</text:a>
", "<text:a xlink:type="simple" xlink:href="https://static.ukrinform.com/photos/2023_04/thumb_files/630_360_1682516189-4301.jpeg" text:style-name="Internet_20_link" text:visited-style-name="Visited_20_Internet_20_Link">
630_360_16825...</text:a>
", "<text:a xlink:type="simple" xlink:href="https://static.ukrinform.com/photos/2023_04/thumb_files/630_360_1682516189-2860.jpeg" text:style-name="Internet_20_link" text:visited-style-name="Visited_20_Internet_20_Link">
630_360_16825...</text:a>
", "<text:a xlink:type="simple" xlink:href="https://static.ukrinform.com/photos/2023_04/thumb_files/630_360_1682516189-7296.jpeg" text:style-name="Internet_20_link" text:visited-style-name="Visited_20_Internet_20_Link">
630_360_16825...</text:a>
", "<text:a xlink:type="simple" xlink:href="https://static.ukrinform.com/photos/2023_04/thumb_files/630_360_1682516189-2756.jpeg" text:style-name="Internet_20_link" text:visited-style-name="Visited_20_Internet_20_Link">
630_360_16825...</text:a>
", "<text:a xlink:type="simple" xlink:href="https://static.ukrinform.com/photos/2023_04/thumb_files/630_360_1682516190-7622.jpeg" text:style-name="Internet_20_link" text:visited-style-name="Visited_20_Internet_20_Link">
630_360_16825...</text:a>
", "<text:a xlink:type="simple" xlink:href="https://static.ukrinform.com/photos/2023_04/thumb_files/630_360_1682516190-9917.jpeg" text:style-name="Internet_20_link" text:visited-style-name="Visited_20_Internet_20_Link">
630_360_16825...</text:a>
", "<text:a xlink:type="simple" xlink:href="https://static.ukrinform.com/photos/2023_04/thumb_files/630_360_1682516190-6943.jpeg" text:style-name="Internet_20_link" text:visited-style-name="Visited_20_Internet_20_Link">
630_360_16825...</text:a>
", "<text:a xlink:type="simple" xlink:href="https://static.ukrinform.com/photos/2023_04/thumb_files/630_360_1682516190-3588.jpeg" text:style-name="Internet_20_link" text:visited-style-name="Visited_20_Internet_20_Link">
630_360_16825...</text:a>
"]</text:p>
      <text:p text:style-name="P4">
标签: ['США', 'Міністерство у справах ветеранів', 'Лапутіна']</text:p>
      <text:p text:style-name="P4">
类型: Article</text:p>
      <!--METADATA-->
      <text:p text:style-name="P4">
<draw:frame draw:style-name="fr1" draw:name="Image164" text:anchor-type="as-char" svg:width="6.9236in" svg:height="3.956343in" draw:z-index="0">
<draw:image xlink:href="../Images/yкринформ/2023-04-26T16-40-03-03-00/630_360_1682516189-2601.jpeg" xlink:type="simple" xlink:show="embed" xlink:actuate="onLoad" draw:mime-type="image/jpeg"/>
</draw:frame>
退伍军人部长尤利亚·拉普蒂纳(Yulia Laputina)与美国官员和组织举行了会议，以吸引美国退伍军人在乌克兰的经验和实践。</text:p>
      <text:p text:style-name="P4">
关于它报告<text:a xlink:type="simple" xlink:href="https://mva.gov.ua/ua/news/yuliya-laputina-u-ssha-oznajomilasya-z-praktikami-veteranskih-politik-ta-prezentuvala-proyekti-minveteraniv" text:style-name="Internet_20_link" text:visited-style-name="Visited_20_Internet_20_Link">
</text:a>
，报道乌克林福姆。</text:p>
      <text:p text:style-name="P4">
“在访问沃里奇蒙迪退伍军人的医疗中心VA Richmond Health Care时 - 尤利亚·拉普蒂纳(Yulia Laputina)，我熟悉了战争战争的医疗机构制度。几乎有1300家专业机构属于网络。”  - 消息说。</text:p>
      <text:p text:style-name="P4">
拉普蒂娜(Laputina)强调，乌克兰应该为其士兵引入医疗和心理康复的最佳实践，因为卫星的大量捍卫者将在胜利后因各种伤害而返回家乡。 “我们有一个新的康复系统，可以成功恢复我们的战士。 我们将介绍绷紧的康复方面的新技术，我坚信美国的经验将帮助我们。”部长说。此外，在与美国官员的一次会议上，国防部负责人讨论了实施Brival Service向乌克兰民间生活的过渡制度的战略。 据她说，维特兰人及其家人的定性重新融入和平生活是乌克兰政策的首要任务。</text:p>
      <text:p text:style-name="P4">
<text:span text:style-name="T4">
另请阅读：</text:span>
 <text:a xlink:type="simple" xlink:href="https://www.ukrinform.ua/rubric-society/3687799-kosti-za-programou-minveteraniv-i-cervonogo-hresta-otrimali-ponad-10-tisac-osib-laputina.html" text:style-name="Internet_20_link" text:visited-style-name="Visited_20_Internet_20_Link">
<text:span text:style-name="T4">
 laputina </text:span>
</text:a>
拉普蒂纳(Laputina)还熟悉了在美国开始和维持经验丰富的企业家精神的做法。</text:p>
      <text:p text:style-name="P4">
据报道，乌克兰始于创造或开发其业务的筹集资金计划。</text:p>
      <text:p text:style-name="P4">
News Source: <text:a xlink:type="simple" xlink:href="https://www.ukrinform.ua/rubric-society/3701054-laputina-oznajomilas-iz-praktikami-veteranskih-politik-u-ssa.html" text:style-name="Internet_20_link" text:visited-style-name="Visited_20_Internet_20_Link">
https://www.ukrinform.ua/rubric-society/3701054-laputina-oznajomilas-iz-praktikami-veteranskih-politik-u-ssa.html</text:a>
</text:p>
      <!--NEWS-->
      <text:h text:style-name="P10" text:outline-level="1">
<text:span text:style-name="T4">
梅洛尼（Meloni）希望意大利人在1960年代在乌克兰运用其经济奇迹的经验</text:span>
</text:h>
      <text:p text:style-name="P4">
作者: Ukrinform (Person)</text:p>
      <text:p text:style-name="P4">
出版商: Укринформ (Organization)</text:p>
      <text:p text:style-name="P4">
出版时间: 2023-04-26T16:44:00+03:00</text:p>
      <text:p text:style-name="P4">
修改时间: 2023-04-26T16:44:00+03:00</text:p>
      <text:p text:style-name="P4">
描述: 意大利共和国乔治·梅洛尼（George Meloni）的部长会议主席希望意大利人在第二次世界大战后的复兴经验以及1960年代的经济奇迹加入了乌克兰未来经济奇迹的建设。  - 乌克林。</text:p>
      <text:p text:style-name="P4">
图片: ["<text:a xlink:type="simple" xlink:href="https://static.ukrinform.com/photos/2023_04/thumb_files/630_360_1682520523-521.jpg" text:style-name="Internet_20_link" text:visited-style-name="Visited_20_Internet_20_Link">
630_360_16825...</text:a>
"]</text:p>
      <text:p text:style-name="P4">
标签: ['Італія', 'Відновлення України', 'Джорджа Мелоні']</text:p>
      <text:p text:style-name="P4">
类型: Article</text:p>
      <!--METADATA-->
      <text:p text:style-name="P4">
<draw:frame draw:style-name="fr1" draw:name="Image165" text:anchor-type="as-char" svg:width="6.9236in" svg:height="3.956343in" draw:z-index="0">
<draw:image xlink:href="../Images/yкринформ/2023-04-26T16-44-00-03-00/630_360_1682520523-521.jpg" xlink:type="simple" xlink:show="embed" xlink:actuate="onLoad" draw:mime-type="image/jpeg"/>
</draw:frame>
意大利共和国乔治·梅洛尼(George Meloni)部长的负责人希望意大利人在第二次世界大战后经历文艺复兴时期的经验，1960年代的1960年代经济奇迹加入了乌克兰未来经济奇迹的建设。</text:p>
      <text:p text:style-name="P4">
据报道，梅洛尼在罗马举行的双边会议上的演讲中说。</text:p>
      <text:p text:style-name="P4">
“我们现在正在帮助乌克兰在我们的历史上创造一个新的头脑，在意大利，我们手中所有的卡片都在这一过程中起着至高无上的作用……我们，意大利人，在第二次世界大战的恐怖之后，我们建立了一个1960年代的经济奇迹。 我希望我们，意大利人，我们知道 - 如何建立乌克兰的经济奇迹。”梅洛尼说。</text:p>
      <text:p text:style-name="P4">
据她说，意大利人可以做出回应是一个挑战，因为他们已经很好地修复了将危机变成新机会的能力。</text:p>
      <text:p text:style-name="P4">
“这也可能导致这样一个事实，即基辅的经济水平将非常迅速。 这可能比我们想象的要快。”(https://www.ukrinform.ua/tag-italia)。</text:p>
      <text:p text:style-name="P4">
<text:span text:style-name="T4">
另请阅读：</text:span>
 <text:a xlink:type="simple" xlink:href="https://www.ukrinform.ua/rubric-ato/3701032-italia-hoce-prijnati-konferenciu-z-vidnovlenna-ukraini-u-2025-roci-meloni.html" text:style-name="Internet_20_link" text:visited-style-name="Visited_20_Internet_20_Link">
<text:span text:style-name="T4">
 Melonney </text:span>
</text:a>
据报道，4月26日在罗马举行了一次双边会议，乌克兰的工作。</text:p>
      <text:p text:style-name="P4">
<text:span text:style-name="T5">
foto：Denis Shmigal/Telegram</text:span>
</text:p>
      <text:p text:style-name="P4">
News Source: <text:a xlink:type="simple" xlink:href="https://www.ukrinform.ua/rubric-vidbudova/3701055-meloni-hoce-sob-italijci-zastosuvali-dosvid-svogo-ekonomicnogo-diva-1960h-rokiv-v-ukraini.html" text:style-name="Internet_20_link" text:visited-style-name="Visited_20_Internet_20_Link">
https://www.ukrinform.ua/rubric-vidbudova/3701055-meloni-hoce-sob-italijci-zastosuvali-dosvid-svogo-ekonomicnogo-diva-1960h-rokiv-v-ukraini.html</text:a>
</text:p>
      <!--NEWS-->
      <text:h text:style-name="P10" text:outline-level="1">
<text:span text:style-name="T4">
乌克兰人在书上花费了多少</text:span>
</text:h>
      <text:p text:style-name="P4">
作者: Ukrinform (Person)</text:p>
      <text:p text:style-name="P4">
出版商: Укринформ (Organization)</text:p>
      <text:p text:style-name="P4">
出版时间: 2023-04-26T16:48:55+03:00</text:p>
      <text:p text:style-name="P4">
修改时间: 2023-04-26T16:48:55+03:00</text:p>
      <text:p text:style-name="P4">
描述: 在过去的一年中，有46％的受访者购买了纸质书：14.4％的每月花费高达200 UAH，17.8％-201-500 UAH，9％-501-1 000 HRYVNIAS，4.8％ - 超过1,000。  - 乌克林。</text:p>
      <text:p text:style-name="P4">
图片: ["<text:a xlink:type="simple" xlink:href="https://static.ukrinform.com/photos/2020_02/thumb_files/630_360_1580848468-581.jpg" text:style-name="Internet_20_link" text:visited-style-name="Visited_20_Internet_20_Link">
630_360_15808...</text:a>
", "<text:a xlink:type="simple" xlink:href="https://static.ukrinform.com/photos/2023_04/1682516612-349.png" text:style-name="Internet_20_link" text:visited-style-name="Visited_20_Internet_20_Link">
1682516612-34...</text:a>
"]</text:p>
      <text:p text:style-name="P4">
标签: ['Книги', 'Опитування']</text:p>
      <text:p text:style-name="P4">
类型: Article</text:p>
      <!--METADATA-->
      <text:p text:style-name="P4">
<draw:frame draw:style-name="fr1" draw:name="Image166" text:anchor-type="as-char" svg:width="6.9236in" svg:height="3.956343in" draw:z-index="0">
<draw:image xlink:href="../Images/yкринформ/2023-04-26T16-48-55-03-00/630_360_1580848468-581.jpg" xlink:type="simple" xlink:show="embed" xlink:actuate="onLoad" draw:mime-type="image/jpeg"/>
</draw:frame>
在这一年中，有46％的受访者购买了纸质书：一个月的14.4％，最高为200个UAH，17.8％-201-500 UAH，9％-501-1 000 UAH，4.8％ - 超过1,000。</text:p>
      <text:p text:style-name="P4">
根据乌克林福姆的说法，结果表明此<text:a xlink:type="simple" xlink:href="https://news.uifuture.org/zvit-za-rezultatami-onlayn-opituvan/" text:style-name="Internet_20_link" text:visited-style-name="Visited_20_Internet_20_Link">
</text:a>
乌克兰研究所委托在一场完整的战争期间阅读乌克兰人的“新图像营销小组”。</text:p>
      <text:p text:style-name="P4">
<draw:frame draw:style-name="fr1" draw:name="Image167" text:anchor-type="as-char" svg:width="6.9236in" svg:height="5.720084in" draw:z-index="0">
<draw:image xlink:href="../Images/yкринформ/2023-04-26T16-48-55-03-00/1682516612-349.png" xlink:type="simple" xlink:show="embed" xlink:actuate="onLoad" draw:mime-type="image/png"/>
</draw:frame>
“研究参与者更愿意阅读和购买纸质书籍 - 有46％的受访者购买了纸张<text:a xlink:type="simple" xlink:href="https://www.ukrinform.ua/tag-kniga" text:style-name="Internet_20_link" text:visited-style-name="Visited_20_Internet_20_Link">
</text:a>
在过去的一年中，每月平均成本的结构如下：14.4％-UP至200 UAH，17.8％-201-500 UAH，9％-501-1 000 UAH，4.8％ - 超过1000 UAH”， ---在研究中。</text:p>
      <text:p text:style-name="P4">
去年，电子书已被收购约17％的受访者，此时，此类书籍的平均成本如下：8.5％-UP至200UAH，5％-201-500 UAH，1.9 ％-501-1000 UAH，1，1，1，1，1，1 4％ - 超过1000 UAH。</text:p>
      <text:p text:style-name="P4">
上一年，有声读物已经购买了约13％的受访者，每月的平均成本结构：7.2％-UP至200 UAH，3.4％-201-500 UAH，1.2％-501-1000 UAH，1.1％ - 超过1000呃。</text:p>
      <text:p text:style-name="P4">
<text:span text:style-name="T4">
另请阅读：</text:span>
 <text:a xlink:type="simple" xlink:href="https://www.ukrinform.ua/rubric-culture/3700988-u-persi-misaci-z-pocatku-vtorgnenna-rf-39-ukrainciv-zovsim-ne-citali-knizok.html" text:style-name="Internet_20_link" text:visited-style-name="Visited_20_Internet_20_Link">
<text:span text:style-name="T4">
书籍</text:span>
</text:a>
此外，年轻年龄类别的受访者(18  -  35年)更常见的是，年龄类别报道他们购买了书籍(通过所有类型的书籍)同时，去年他们的平均书籍平均成本也更高。 他们还更频繁地购买书籍，平均而言，他们平均在基辅和西方接受采访。</text:p>
      <text:p text:style-name="P4">
研究指出，在一场完整的战争中，读书书的数量减少了，因此42％的受访者指出，在2022年24日之后，他们阅读/听了(至少碎片)最多5本书，16％ - 从5到10本书，10％ - 从10到20本书，9％ - 超过20本书，23％ - 没有读过一本书。</text:p>
      <text:p text:style-name="P4">
同时，在2021年和2022年初，他们没有阅读任何书14％的受访者，37％ - 阅读最多5本书，22％ - 从5到10本书，12％，从10到20本书，15％ - 超过20本书，只有14％ - 他们没有读过任何书，至少是分散的。妇女，高年龄的受访者和基辅人的平均读取了大量书籍，并在开始后开始全面入侵。</text:p>
      <text:p text:style-name="P4">
这项研究于2022年4月13日至18日在乌克兰领土上进行，但阿克里姆(Arkrime)占据了顿涅茨克(Donetsk)，扎帕里兹希亚(Zaporizhzhya)，扎波里兹希亚(Zaporizhzhya)，扎帕里兹希亚(Zaporizhzhya)，扎波里兹希亚(Zaporizhzhya)，扎波里兹希亚(Zaporizhzhya)的暂时定居点。</text:p>
      <text:p text:style-name="P4">
采访了1200名受访者。 该方法是对互动结构化问卷的在线调查。</text:p>
      <text:p text:style-name="P4">
<text:span text:style-name="T4">
另请阅读：</text:span>
 <text:a xlink:type="simple" xlink:href="https://www.ukrinform.ua/rubric-culture/3697898-so-pocitati-5-detektiviv-vid-akih-vi-ne-zmozete-vidirvatisa.html" text:style-name="Internet_20_link" text:visited-style-name="Visited_20_Internet_20_Link">
</text:a>
样本代表18岁及以上互联网使用者的乌克兰成年人口。 概率为0.95的统计误差不超过2.89％。</text:p>
      <text:p text:style-name="P4">
正如乌克林福姆报道的<text:a xlink:type="simple" xlink:href="https://www.ukrinform.ua/rubric-culture/3677851-urad-shvaliv-strategiu-citanna-na-20232032-roki.html" text:style-name="Internet_20_link" text:visited-style-name="Visited_20_Internet_20_Link">
</text:a>
“阅读为生活策略” <text:a xlink:type="simple" xlink:href="https://www.ukrinform.ua/rubric-culture/3677851-urad-shvaliv-strategiu-citanna-na-20232032-roki.html" text:style-name="Internet_20_link" text:visited-style-name="Visited_20_Internet_20_Link">
</text:a>
在2023  -  2032年，这将构成乌克兰人阅读的习惯。</text:p>
      <text:p text:style-name="P4">
News Source: <text:a xlink:type="simple" xlink:href="https://www.ukrinform.ua/rubric-culture/3701057-skilki-ukrainci-vitracaut-na-knizki.html" text:style-name="Internet_20_link" text:visited-style-name="Visited_20_Internet_20_Link">
https://www.ukrinform.ua/rubric-culture/3701057-skilki-ukrainci-vitracaut-na-knizki.html</text:a>
</text:p>
      <!--NEWS-->
      <text:h text:style-name="P10" text:outline-level="1">
<text:span text:style-name="T4">
丹麦管理窗户制造商在乌克兰推出了新产品</text:span>
</text:h>
      <text:p text:style-name="P4">
作者: Ukrinform (Person)</text:p>
      <text:p text:style-name="P4">
出版商: Укринформ (Organization)</text:p>
      <text:p text:style-name="P4">
出版时间: 2023-04-26T16:53:22+03:00</text:p>
      <text:p text:style-name="P4">
修改时间: 2023-04-26T16:53:22+03:00</text:p>
      <text:p text:style-name="P4">
描述: 丹麦阁楼Windows Velux Group的丹麦制造商已开始为电气市场窗户，窗帘和自己品牌的百叶窗制造控制系统。  - 乌克林。</text:p>
      <text:p text:style-name="P4">
图片: ["<text:a xlink:type="simple" xlink:href="https://static.ukrinform.com/photos/2023_04/thumb_files/630_360_1682516843-755.jpg" text:style-name="Internet_20_link" text:visited-style-name="Visited_20_Internet_20_Link">
630_360_16825...</text:a>
", "<text:a xlink:type="simple" xlink:href="https://static.ukrinform.com/photos/2023_04/1682516843-451.jpg" text:style-name="Internet_20_link" text:visited-style-name="Visited_20_Internet_20_Link">
1682516843-45...</text:a>
", "<text:a xlink:type="simple" xlink:href="https://static.ukrinform.com/photos/2023_04/1682516843-916.jpg" text:style-name="Internet_20_link" text:visited-style-name="Visited_20_Internet_20_Link">
1682516843-91...</text:a>
", "<text:a xlink:type="simple" xlink:href="https://static.ukrinform.com/photos/2023_04/1682516843-537.jpg" text:style-name="Internet_20_link" text:visited-style-name="Visited_20_Internet_20_Link">
1682516843-53...</text:a>
"]</text:p>
      <text:p text:style-name="P4">
标签: ['Данія', 'Закарпаття', 'Velux Group']</text:p>
      <text:p text:style-name="P4">
类型: Article</text:p>
      <!--METADATA-->
      <text:p text:style-name="P4">
<draw:frame draw:style-name="fr1" draw:name="Image168" text:anchor-type="as-char" svg:width="6.9236in" svg:height="3.956343in" draw:z-index="0">
<draw:image xlink:href="../Images/yкринформ/2023-04-26T16-53-22-03-00/630_360_1682516843-755.jpg" xlink:type="simple" xlink:show="embed" xlink:actuate="onLoad" draw:mime-type="image/jpeg"/>
</draw:frame>
Velux Group的丹麦危险的窗户开始为乌克兰自己品牌的电气市场窗户，窗帘和百叶窗制造管理系统。</text:p>
      <text:p text:style-name="P4">
据乌克林福姆报道，根据乌克兰的Velux代表新闻服务，新的Veluxtouch产品将在Transcarpathian地区的美国电子制造商的能力上生产。</text:p>
      <text:p text:style-name="P4">
“ Velux Ukraine” Yuri Tkachenko的总监在评论生产发布时取代了“乌克兰的Velux产品的生产对我们来说是第一个类似的成功，我们为它带给乌克兰Narode和[]的好处而感到自豪(https://www.ukrinform.ua/tag-ekonomika)在这个艰难的时刻。尽管该国面临的挑战数量，但最新产品Velux的生产可以通过刺激其经济发展来提供新的就业机会，并支持乌克兰的重建。”</text:p>
      <text:p text:style-name="P4">
<draw:frame draw:style-name="fr1" draw:name="Image169" text:anchor-type="as-char" svg:width="6.640625in" svg:height="10.0in" draw:z-index="0">
<draw:image xlink:href="../Images/yкринформ/2023-04-26T16-53-22-03-00/1682516843-451.jpg" xlink:type="simple" xlink:show="embed" xlink:actuate="onLoad" draw:mime-type="image/jpeg"/>
</draw:frame>
如<text:a xlink:type="simple" xlink:href="https://www.velux.ua/uk-ua" text:style-name="Internet_20_link" text:visited-style-name="Visited_20_Internet_20_Link">
</text:a>
早些时候，在Jabil Vuzhgorod工厂，制造了国际投资组合Velux的个别组件和备件，Velux Touch System成为乌克兰完全生产的第一家产品公司。 在创建之前，制造商开发商的组装。</text:p>
      <text:p text:style-name="P4">
<draw:frame draw:style-name="fr1" draw:name="Image170" text:anchor-type="as-char" svg:width="6.9236in" svg:height="4.421909in" draw:z-index="0">
<draw:image xlink:href="../Images/yкринформ/2023-04-26T16-53-22-03-00/1682516843-916.jpg" xlink:type="simple" xlink:show="embed" xlink:actuate="onLoad" draw:mime-type="image/jpeg"/>
</draw:frame>
据该公司称，Velux Touch系统是一种主要出口的产品，其供应量为38个国家 /地区，并由Velux Group代表，还有30个公司拥有合作伙伴通信的国家。 “我们很高兴使用我们的现代通风和对阁楼窗户的防晒控制的客户现在可以在乌克兰标签上看到其产品。 此外，我们将被称为我们在乌克兰的生产决定将是其他公司的一个榜样。” Tkachenko说。</text:p>
      <text:p text:style-name="P4">
<draw:frame draw:style-name="fr1" draw:name="Image171" text:anchor-type="as-char" svg:width="6.9236in" svg:height="4.597703in" draw:z-index="0">
<draw:image xlink:href="../Images/yкринформ/2023-04-26T16-53-22-03-00/1682516843-537.jpg" xlink:type="simple" xlink:show="embed" xlink:actuate="onLoad" draw:mime-type="image/jpeg"/>
</draw:frame>
正如公司发行中所述，乌克兰的Velux代表于2001年开业。 该公司指出，Velux在当地乌克兰市场上的业务发展有长期的计划。 除了发动战争外，该公司还是停止了俄罗斯和白俄罗斯的生产和贸易活动：2015年，Velux Group于2022年 - 贸易公司在俄罗斯关闭了其工厂，这两种国家都提到了这两个国家。<text:span text:style-name="T4">
另请阅读：</text:span>
 <text:a xlink:type="simple" xlink:href="https://www.ukrinform.ua/rubric-vidbudova/3698380-dania-nadala-dopomogu-ponad-20-miljoniv-dla-vidbudovi-mikolaivsini-kim.html" text:style-name="Internet_20_link" text:visited-style-name="Visited_20_Internet_20_Link">
<text:span text:style-name="T4">
丹麦</text:span>
 <text:span text:style-name="T4">
 </text:span>
给予<text:span text:style-name="T4">
 </text:span>
援助<text:span text:style-name="T4">
 </text:span>
 <text:span text:style-name="T4">
 </text:span>
 <text:span text:style-name="T4">
 </text:span>
 <text:span text:style-name="T4">
数百万</text:span>
<text:span text:style-name="T5">
 </text:span>
<text:span text:style-name="T5">
 </text:span>
<text:span text:style-name="T5">
 </text:span>
<text:span text:style-name="T5">
 </text:span>
<text:span text:style-name="T5">
 </text:span>
<text:span text:style-name="T5">
重建</text:span>
<text:span text:style-name="T5">
 </text:span>
<text:span text:style-name="T5">
 </text:span>
<text:span text:style-name="T5">
 </text:span>
<text:span text:style-name="T5">
 </text:span>
<text:span text:style-name="T5">
 </text:span>
<text:span text:style-name="T5">
 mykolaiv地区</text:span>
<text:span text:style-name="T5">
 </text:span>
<text:span text:style-name="T5">
 </text:span>
<text:span text:style-name="T5">
 </text:span>
<text:span text:style-name="T5">
 </text:span>
<text:span text:style-name="T5">
 kim </text:span>
*</text:a>
Velux Group是一个著名的曼萨德制造商。 该公司还生产用于平坦屋顶，轻隧道和防晒附件的窗户(窗帘和百叶窗).</text:p>
      <text:p text:style-name="P4">
Головний офіс Velux Group розташований в місті Херсхольме, Данія.Представництва компанії працюють у 38 країнах, в Україні – з 2001 року.Загальна кількість працівників – більш як 12 500 чоловік.</text:p>
      <text:p text:style-name="P4">
Мансардні вікна Velux продаються у більш ніж 70 країнах. Нині продукція підцією торговою маркою виробляється в 12 країнах, включаючи Україну.</text:p>
      <text:p text:style-name="P4">
News Source: <text:a xlink:type="simple" xlink:href="https://www.ukrinform.ua/rubric-economy/3701059-danskij-virobnik-mansardnih-vikon-rozpocav-vipusk-novogo-produktu-v-ukraini.html" text:style-name="Internet_20_link" text:visited-style-name="Visited_20_Internet_20_Link">
https://www.ukrinform.ua/rubric-economy/3701059-danskij-virobnik-mansardnih-vikon-rozpocav-vipusk-novogo-produktu-v-ukraini.html</text:a>
</text:p>
      <!--NEWS-->
      <text:h text:style-name="P10" text:outline-level="1">
<text:span text:style-name="T4">
Kalinina和Kostyuk在西班牙的网球锦标赛中获得了第一个竞争对手</text:span>
</text:h>
      <text:p text:style-name="P4">
作者: Ukrinform (Person)</text:p>
      <text:p text:style-name="P4">
出版商: Укринформ (Organization)</text:p>
      <text:p text:style-name="P4">
出版时间: 2023-04-26T16:54:27+03:00</text:p>
      <text:p text:style-name="P4">
修改时间: 2023-04-26T16:54:27+03:00</text:p>
      <text:p text:style-name="P4">
描述: 乌克兰安吉丽娜·卡利尼纳（Angelina Kalinina）和玛塔·科斯蒂克（Marta Kostyuk $ 765.2万美元 - 乌克林。</text:p>
      <text:p text:style-name="P4">
图片: ["<text:a xlink:type="simple" xlink:href="https://static.ukrinform.com/photos/2023_04/thumb_files/630_360_1681713960-551.jpg" text:style-name="Internet_20_link" text:visited-style-name="Visited_20_Internet_20_Link">
630_360_16817...</text:a>
"]</text:p>
      <text:p text:style-name="P4">
标签: ['Теніс', 'Марта Костюк', 'Ангеліна Калініна']</text:p>
      <text:p text:style-name="P4">
类型: Article</text:p>
      <!--METADATA-->
      <text:p text:style-name="P4">
<draw:frame draw:style-name="fr1" draw:name="Image172" text:anchor-type="as-char" svg:width="6.9236in" svg:height="3.956343in" draw:z-index="0">
<draw:image xlink:href="../Images/yкринформ/2023-04-26T16-54-27-03-00/630_360_1681713960-551.jpg" xlink:type="simple" xlink:show="embed" xlink:actuate="onLoad" draw:mime-type="image/jpeg"/>
</draw:frame>
乌克兰安吉丽娜·卡利尼娜(Angelina Kalinina)和玛塔·科斯蒂克(Marta Kostyuk(WTA)-Mutua Madrid Open-马德里(西班牙)拥有765.2万美元的奖金。</text:p>
      <text:p text:style-name="P4">
第三轮土壤比赛的许可证播种，与埃及Maar警长的Kalininnrolates数量为30(#59 WTA等级)，第32个“播种”科斯蒂克将与哥伦比亚·卡米拉·奥索里奥(Columbia Kamila Osorio)一起出现(№115)，报道乌克林福姆。</text:p>
      <text:p text:style-name="P4">
<text:span text:style-name="T4">
另请阅读：</text:span>
 <text:a xlink:type="simple" xlink:href="https://www.ukrinform.ua/rubric-sports/3700723-astremska-zigrae-z-finalistkou-vimbldon-na-starti-tenisnogo-turnirui-v-ispanii.html" text:style-name="Internet_20_link" text:visited-style-name="Visited_20_Internet_20_Link">
<text:span text:style-name="T4">
网球</text:span>
</text:a>
马德里锦标赛将持续到5月6日。</text:p>
      <text:p text:style-name="P4">
在照片中：Angelina Kalinina(盖蒂图像).</text:p>
      <text:p text:style-name="P4">
News Source: <text:a xlink:type="simple" xlink:href="https://www.ukrinform.ua/rubric-sports/3701060-kalinina-i-kostuk-otrimali-persih-supernic-na-tenisnomu-turniri-v-ispanii.html" text:style-name="Internet_20_link" text:visited-style-name="Visited_20_Internet_20_Link">
https://www.ukrinform.ua/rubric-sports/3701060-kalinina-i-kostuk-otrimali-persih-supernic-na-tenisnomu-turniri-v-ispanii.html</text:a>
</text:p>
      <!--NEWS-->
      <text:h text:style-name="P10" text:outline-level="1">
<text:span text:style-name="T4">
在英国，查尔斯三世（Charles III）加冕典</text:span>
</text:h>
      <text:p text:style-name="P4">
作者: Ukrinform (Person)</text:p>
      <text:p text:style-name="P4">
出版商: Укринформ (Organization)</text:p>
      <text:p text:style-name="P4">
出版时间: 2023-04-26T16:55:32+03:00</text:p>
      <text:p text:style-name="P4">
修改时间: 2023-04-26T16:55:32+03:00</text:p>
      <text:p text:style-name="P4">
描述: 来自英国城市Slau的Mars Wriley's的Chocolattier团队在5月初加冕典礼之前创造了英国国王Charles III的巧克力胸围。  - 乌克林。</text:p>
      <text:p text:style-name="P4">
图片: ["<text:a xlink:type="simple" xlink:href="https://static.ukrinform.com/photos/2023_04/thumb_files/630_360_1682517173-450.png" text:style-name="Internet_20_link" text:visited-style-name="Visited_20_Internet_20_Link">
630_360_16825...</text:a>
", "<text:a xlink:type="simple" xlink:href="https://static.ukrinform.com/photos/2023_04/1682517172-830.png" text:style-name="Internet_20_link" text:visited-style-name="Visited_20_Internet_20_Link">
1682517172-83...</text:a>
"]</text:p>
      <text:p text:style-name="P4">
标签: ['Британія', 'Чарльз ІІІ', 'Коронація']</text:p>
      <text:p text:style-name="P4">
类型: Article</text:p>
      <!--METADATA-->
      <text:p text:style-name="P4">
<draw:frame draw:style-name="fr1" draw:name="Image173" text:anchor-type="as-char" svg:width="6.9236in" svg:height="3.956343in" draw:z-index="0">
<draw:image xlink:href="../Images/yкринформ/2023-04-26T16-55-32-03-00/630_360_1682517173-450.png" xlink:type="simple" xlink:show="embed" xlink:actuate="onLoad" draw:mime-type="image/png"/>
</draw:frame>
火星弗里利(Mars Wriley)的团队来自英国的斯拉(Slau)是英国国王查尔斯三世(Charles III英国国王) -  5月初加冕典礼之前。</text:p>
      <text:p text:style-name="P4">
正如乌克林福姆报道的那样，它报告了<text:a xlink:type="simple" xlink:href="https://www.bbc.com/news/uk-england-berkshire-65396837" text:style-name="Internet_20_link" text:visited-style-name="Visited_20_Internet_20_Link">
</text:a>
 .</text:p>
      <text:p text:style-name="P4">
<draw:frame draw:style-name="fr1" draw:name="Image174" text:anchor-type="as-char" svg:width="6.9236in" svg:height="3.620923in" draw:z-index="0">
<draw:image xlink:href="../Images/yкринформ/2023-04-26T16-55-32-03-00/1682517172-830.png" xlink:type="simple" xlink:show="embed" xlink:actuate="onLoad" draw:mime-type="image/png"/>
</draw:frame>
花了四个星期的时间创造了一个重​​23公斤的胸围。巧克力查尔斯三世的形式是他在威斯敏斯特大教堂上加冕的形式。</text:p>
      <text:p text:style-name="P4">
Chocolatier团队使用了2 875 Minibatos，来自Snickers，Mars，Twix，Mirky Way进行胸围装饰。</text:p>
      <text:p text:style-name="P4">
<text:span text:style-name="T4">
另请阅读：</text:span>
 <text:a xlink:type="simple" xlink:href="https://www.ukrinform.ua/rubric-world/3693353-u-britanii-pocali-drukuvati-banknoti-z-zobrazennam-carlza-iii.html" text:style-name="Internet_20_link" text:visited-style-name="Visited_20_Internet_20_Link">
<text:span text:style-name="T4">
查尔斯</text:span>
</text:a>
甜蜜的杰作旨在展示查尔斯·伊亚西玛国王(King Charles Iiiasima)国王的形象，该图像很快就会装饰邮票，这是该国的钞票货币。 胸围本身计划被放在Vsluu公司的总部。</text:p>
      <text:p text:style-name="P4">
值得注意的是，查尔斯三世国王将成为第40个统治君主，加冕为1 066。</text:p>
      <text:p text:style-name="P4">
<text:span text:style-name="T4">
另请阅读：</text:span>
 <text:a xlink:type="simple" xlink:href="https://www.ukrinform.ua/rubric-world/3696686-u-koronacii-carlza-iii-vizmut-ucast-sist-tisac-vijskovosluzbovciv.html" text:style-name="Internet_20_link" text:visited-style-name="Visited_20_Internet_20_Link">
<text:span text:style-name="T4">
查尔斯</text:span>
</text:a>
根据乌克林福姆的说法，5月6日国王查尔斯三世加冕当天，出生于英格兰斯塔福德郡中部地区西部的县的儿童将获得纪念杯。</text:p>
      <text:p text:style-name="P4">
<text:span text:style-name="T5">
foto：PA Media</text:span>
</text:p>
      <text:p text:style-name="P4">
News Source: <text:a xlink:type="simple" xlink:href="https://www.ukrinform.ua/rubric-world/3701061-u-britanii-stvorili-sokoladnij-bust-carlza-iii-pered-jogo-koronacieu.html" text:style-name="Internet_20_link" text:visited-style-name="Visited_20_Internet_20_Link">
https://www.ukrinform.ua/rubric-world/3701061-u-britanii-stvorili-sokoladnij-bust-carlza-iii-pered-jogo-koronacieu.html</text:a>
</text:p>
      <!--NEWS-->
      <text:h text:style-name="P10" text:outline-level="1">
<text:span text:style-name="T4">
捷克共和国对罗克·基里尔（Roc Kiril）的负责人实施了制裁</text:span>
</text:h>
      <text:p text:style-name="P4">
作者: Ukrinform (Person)</text:p>
      <text:p text:style-name="P4">
出版商: Укринформ (Organization)</text:p>
      <text:p text:style-name="P4">
出版时间: 2023-04-26T16:57:00+03:00</text:p>
      <text:p text:style-name="P4">
修改时间: 2023-04-26T16:57:00+03:00</text:p>
      <text:p text:style-name="P4">
描述: 捷克共和国已将莫斯科和所有俄罗斯西里尔的祖先在其制裁名单中，以支持俄罗斯入侵乌克兰。  - 乌克林。</text:p>
      <text:p text:style-name="P4">
图片: ["<text:a xlink:type="simple" xlink:href="https://static.ukrinform.com/photos/2018_07/thumb_files/630_360_1531299932-7570.jpg" text:style-name="Internet_20_link" text:visited-style-name="Visited_20_Internet_20_Link">
630_360_15312...</text:a>
"]</text:p>
      <text:p text:style-name="P4">
标签: ['Антиросійські санкції', 'Чехія', 'патріарх Кирил', 'РПЦ']</text:p>
      <text:p text:style-name="P4">
类型: Article</text:p>
      <!--METADATA-->
      <text:p text:style-name="P4">
<draw:frame draw:style-name="fr1" draw:name="Image175" text:anchor-type="as-char" svg:width="6.9236in" svg:height="3.956343in" draw:z-index="0">
<draw:image xlink:href="../Images/yкринформ/2023-04-26T16-57-00-03-00/630_360_1531299932-7570.jpg" xlink:type="simple" xlink:show="embed" xlink:actuate="onLoad" draw:mime-type="image/jpeg"/>
</draw:frame>
捷克斯巴海湾公共场(Czechscarespublika)在她的制裁名单中将莫斯科的族长和所有俄罗斯西里尔(Cyril)纳入了支持，以支持俄罗斯入侵乌克兰。</text:p>
      <text:p text:style-name="P4">
祖先政府于4月26日批准了族长的名字，因为捷克外交部网站上的名单上列出了乌克林福姆报告，并链接到<text:a xlink:type="simple" xlink:href="https://ruski.radio.cz/chehiya-vnesla-patriarha-moskovskogo-v-svoy-sankcionnyy-spisok-8781444" text:style-name="Internet_20_link" text:visited-style-name="Visited_20_Internet_20_Link">
</text:a>
。</text:p>
      <text:p text:style-name="P4">
这意味着禁止进入捷克共和国的族长并冻结其在该国的任何财产。 全国政府制裁名单中的包含在一月份生效的“ Magnitsky Law”。</text:p>
      <text:p text:style-name="P4">
该法律是捷克法律的捷克法律，是由该国外交部的提议引入的，反对俄罗斯持续入侵乌克兰的背景，以吸引违反组织和政权的活动人权或使用恐怖方法和网络攻击。</text:p>
      <text:p text:style-name="P4">
<text:span text:style-name="T4">
另请阅读：</text:span>
 <text:a xlink:type="simple" xlink:href="https://www.ukrinform.ua/rubric-world/3666142-patriarh-kiril-spiguvav-u-zenevi-na-korist-kdb-zmi.html" text:style-name="Internet_20_link" text:visited-style-name="Visited_20_Internet_20_Link">
<text:span text:style-name="T4">
 kiril </text:span>
</text:a>
制裁清单上的决定是由政府做出的<text:a xlink:type="simple" xlink:href="https://www.ukrinform.ua/tag-cehia" text:style-name="Internet_20_link" text:visited-style-name="Visited_20_Internet_20_Link">
</text:a>
根据建议，外交部提交。</text:p>
      <text:p text:style-name="P4">
News Source: <text:a xlink:type="simple" xlink:href="https://www.ukrinform.ua/rubric-world/3701063-cehia-zaprovadila-sankcii-proti-glavi-rpc-kirila.html" text:style-name="Internet_20_link" text:visited-style-name="Visited_20_Internet_20_Link">
https://www.ukrinform.ua/rubric-world/3701063-cehia-zaprovadila-sankcii-proti-glavi-rpc-kirila.html</text:a>
</text:p>
      <!--NEWS-->
      <text:h text:style-name="P10" text:outline-level="1">
<text:span text:style-name="T4">
由于健康恶化，埃尔多安（Erdogan）休假了一天</text:span>
</text:h>
      <text:p text:style-name="P4">
作者: Ukrinform (Person)</text:p>
      <text:p text:style-name="P4">
出版商: Укринформ (Organization)</text:p>
      <text:p text:style-name="P4">
出版时间: 2023-04-26T16:59:00+03:00</text:p>
      <text:p text:style-name="P4">
修改时间: 2023-04-26T16:59:00+03:00</text:p>
      <text:p text:style-name="P4">
描述: 由于健康的暂时恶化，土耳其总统在总统和议会选举前夕，每天都在紧迫的选举活动时间表中停下来。  - 乌克林。</text:p>
      <text:p text:style-name="P4">
图片: ["<text:a xlink:type="simple" xlink:href="https://static.ukrinform.com/photos/2022_08/thumb_files/630_360_1660844667-375.jpg" text:style-name="Internet_20_link" text:visited-style-name="Visited_20_Internet_20_Link">
630_360_16608...</text:a>
"]</text:p>
      <text:p text:style-name="P4">
标签: ['Ердоган', 'Туреччина']</text:p>
      <text:p text:style-name="P4">
类型: Article</text:p>
      <!--METADATA-->
      <text:p text:style-name="P4">
<draw:frame draw:style-name="fr1" draw:name="Image176" text:anchor-type="as-char" svg:width="6.9236in" svg:height="3.956343in" draw:z-index="0">
<draw:image xlink:href="../Images/yкринформ/2023-04-26T16-59-00-03-00/630_360_1660844667-375.jpg" xlink:type="simple" xlink:show="embed" xlink:actuate="onLoad" draw:mime-type="image/jpeg"/>
</draw:frame>
由于健康的暂时恶化，总统地区每天都在总统大选前夕的全面竞选活动时间表。</text:p>
      <text:p text:style-name="P4">
根据乌克林福姆的说法，土耳其总统在[]的页面上报告了(https://twitter.com/rterdogan/status/1651142918676049921?s=46&amp;t=dp-5xCG1Z4cdb5DeqlGO0w).</text:p>
      <text:p text:style-name="P4">
«Сьогодні буду відпочивати вдома за порадами наших лікарів. На жаль, сьогодніми не зможемо зустрітися з моїми братами з Кіріккале, Йозгаті та Сівасі», -повідомив президент.</text:p>
      <text:p text:style-name="P4">
Участь у зазначених заходах братиме віцепрезидент Фуат Октай.</text:p>
      <text:p text:style-name="P4">
Президент Туреччини висловив намір вже завтра продовжити роботу за ранішескладеним графіком.</text:p>
      <text:p text:style-name="P4">
<text:span text:style-name="T4">
Читайте також:</text:span>
 <text:a xlink:type="simple" xlink:href="https://www.ukrinform.ua/rubric-world/3700634-erdogan-vruciv-komandi-ukrainskih-ratuvalnikiv-medal-podaki.html" text:style-name="Internet_20_link" text:visited-style-name="Visited_20_Internet_20_Link">
 <text:span text:style-name="T4">
Ердоган</text:span>
 </text:a>
反对派的代表，包括其领导人和埃尔多安·西巴里(Erdogan Sibari)的主要竞争对手 - 土耳其共和党人民党的领导人Kemaliakilchdyroglu希望总统能够快速康复。</text:p>
      <text:p text:style-name="P4">
土耳其总统雷杰普·塔伊普·埃尔多安(Recep Tayyip Erdogan)在现场直播中病了，他昨晚是客人。 休息了20分钟后，他回到了广播，报告了密集的时间表和暂时的健康状况。</text:p>
      <text:p text:style-name="P4">
正如乌克林福姆，议会和总统选举<text:a xlink:type="simple" xlink:href="https://www.ukrinform.ua/tag-tureccina" text:style-name="Internet_20_link" text:visited-style-name="Visited_20_Internet_20_Link">
</text:a>
它将在11月14日举行。</text:p>
      <text:p text:style-name="P4">
News Source: <text:a xlink:type="simple" xlink:href="https://www.ukrinform.ua/rubric-world/3701211-erdogan-vzav-vihidnij-cerez-pogirsenna-stanu-zdorova.html" text:style-name="Internet_20_link" text:visited-style-name="Visited_20_Internet_20_Link">
https://www.ukrinform.ua/rubric-world/3701211-erdogan-vzav-vihidnij-cerez-pogirsenna-stanu-zdorova.html</text:a>
</text:p>
      <!--NEWS-->
      <text:h text:style-name="P10" text:outline-level="1">
<text:span text:style-name="T4">
迈凯轮介绍了一辆豪华跑车</text:span>
</text:h>
      <text:p text:style-name="P4">
作者: Ukrinform (Person)</text:p>
      <text:p text:style-name="P4">
出版商: Укринформ (Organization)</text:p>
      <text:p text:style-name="P4">
出版时间: 2023-04-26T17:00:00+03:00</text:p>
      <text:p text:style-name="P4">
修改时间: 2023-04-26T17:00:00+03:00</text:p>
      <text:p text:style-name="P4">
描述: 英国公司迈凯轮汽车公司是豪华汽车的制造商，它介绍了一辆新的2024 McLaren 750S跑车。  - 乌克林。</text:p>
      <text:p text:style-name="P4">
图片: ["<text:a xlink:type="simple" xlink:href="https://static.ukrinform.com/photos/2023_04/thumb_files/630_360_1682517623-665.jpg" text:style-name="Internet_20_link" text:visited-style-name="Visited_20_Internet_20_Link">
630_360_16825...</text:a>
", "<text:a xlink:type="simple" xlink:href="https://static.ukrinform.com/photos/2023_04/thumb_files/630_360_1682517706-2686.jpeg" text:style-name="Internet_20_link" text:visited-style-name="Visited_20_Internet_20_Link">
630_360_16825...</text:a>
", "<text:a xlink:type="simple" xlink:href="https://static.ukrinform.com/photos/2023_04/thumb_files/630_360_1682517706-9312.jpeg" text:style-name="Internet_20_link" text:visited-style-name="Visited_20_Internet_20_Link">
630_360_16825...</text:a>
", "<text:a xlink:type="simple" xlink:href="https://static.ukrinform.com/photos/2023_04/thumb_files/630_360_1682517706-9493.jpeg" text:style-name="Internet_20_link" text:visited-style-name="Visited_20_Internet_20_Link">
630_360_16825...</text:a>
", "<text:a xlink:type="simple" xlink:href="https://static.ukrinform.com/photos/2023_04/thumb_files/630_360_1682517706-2107.jpeg" text:style-name="Internet_20_link" text:visited-style-name="Visited_20_Internet_20_Link">
630_360_16825...</text:a>
", "<text:a xlink:type="simple" xlink:href="https://static.ukrinform.com/photos/2023_04/thumb_files/630_360_1682517706-6836.jpeg" text:style-name="Internet_20_link" text:visited-style-name="Visited_20_Internet_20_Link">
630_360_16825...</text:a>
", "<text:a xlink:type="simple" xlink:href="https://static.ukrinform.com/photos/2023_04/thumb_files/630_360_1682517706-7863.jpeg" text:style-name="Internet_20_link" text:visited-style-name="Visited_20_Internet_20_Link">
630_360_16825...</text:a>
", "<text:a xlink:type="simple" xlink:href="https://static.ukrinform.com/photos/2023_04/thumb_files/630_360_1682517707-1795.jpeg" text:style-name="Internet_20_link" text:visited-style-name="Visited_20_Internet_20_Link">
630_360_16825...</text:a>
", "<text:a xlink:type="simple" xlink:href="https://static.ukrinform.com/photos/2023_04/thumb_files/630_360_1682517707-4494.jpeg" text:style-name="Internet_20_link" text:visited-style-name="Visited_20_Internet_20_Link">
630_360_16825...</text:a>
", "<text:a xlink:type="simple" xlink:href="https://static.ukrinform.com/photos/2023_04/thumb_files/630_360_1682517707-6667.jpeg" text:style-name="Internet_20_link" text:visited-style-name="Visited_20_Internet_20_Link">
630_360_16825...</text:a>
", "<text:a xlink:type="simple" xlink:href="https://static.ukrinform.com/photos/2023_04/thumb_files/630_360_1682517707-2024.jpeg" text:style-name="Internet_20_link" text:visited-style-name="Visited_20_Internet_20_Link">
630_360_16825...</text:a>
"]</text:p>
      <text:p text:style-name="P4">
标签: ['Автомобіль', 'Британія']</text:p>
      <text:p text:style-name="P4">
类型: Article</text:p>
      <!--METADATA-->
      <text:p text:style-name="P4">
<draw:frame draw:style-name="fr1" draw:name="Image177" text:anchor-type="as-char" svg:width="6.9236in" svg:height="3.956343in" draw:z-index="0">
<draw:image xlink:href="../Images/yкринформ/2023-04-26T17-00-00-03-00/630_360_1682517623-665.jpg" xlink:type="simple" xlink:show="embed" xlink:actuate="onLoad" draw:mime-type="image/jpeg"/>
</draw:frame>
英国公司迈凯轮汽车公司是豪华汽车的制造商，介绍了2024 McLaren 750s。</text:p>
      <text:p text:style-name="P4">
正如乌克林福姆报道的那样，它报告了<text:a xlink:type="simple" xlink:href="https://www.caranddriver.com/news/a43698012/2024-mclaren-750s-revealed/" text:style-name="Internet_20_link" text:visited-style-name="Visited_20_Internet_20_Link">
</text:a>
。</text:p>
      <text:p text:style-name="P4">
麦克拉伦(McLaren)表示，750年代2024版本比以前的720年代更轻，更强大。</text:p>
      <text:p text:style-name="P4">
在汽车内部安装了4升双V-8涡轮机，其容量为740马力和590nm的扭矩。</text:p>
      <text:p text:style-name="P4">
该汽车可以在2.7秒内从头开始加速至每小时96公里，每小时最高为200 km/小时 - 在7.3秒内。</text:p>
      <text:p text:style-name="P4">
2024 McLaren 750s的最大速度不超过每小时332公里。</text:p>
      <text:p text:style-name="P4">
<draw:frame draw:style-name="fr1" draw:name="Image178" text:anchor-type="as-char" svg:width="6.9236in" svg:height="3.956343in" draw:z-index="0">
<draw:image xlink:href="../Images/yкринформ/2023-04-26T17-00-00-03-00/630_360_1682517706-2686.jpeg" xlink:type="simple" xlink:show="embed" xlink:actuate="onLoad" draw:mime-type="image/jpeg"/>
</draw:frame>
迈凯轮呈现豪华超级跑车 /照片：迈凯轮<text:a xlink:type="simple" xlink:href="https://static.ukrinform.com/photos/2023_04/1682517706-2686.jpeg" text:style-name="Internet_20_link" text:visited-style-name="Visited_20_Internet_20_Link">
<draw:frame draw:style-name="fr1" draw:name="Image179" text:anchor-type="as-char" svg:width="6.9236in" svg:height="3.956343in" draw:z-index="0">
<draw:image xlink:href="../Images/yкринформ/2023-04-26T17-00-00-03-00/630_360_1682517706-2686.jpeg" xlink:type="simple" xlink:show="embed" xlink:actuate="onLoad" draw:mime-type="image/jpeg"/>
</draw:frame>
</text:a>
 <text:a xlink:type="simple" xlink:href="https://static.ukrinform.com/photos/2023_04/1682517706-9312.jpeg" text:style-name="Internet_20_link" text:visited-style-name="Visited_20_Internet_20_Link">
<draw:frame draw:style-name="fr1" draw:name="Image180" text:anchor-type="as-char" svg:width="6.9236in" svg:height="3.956343in" draw:z-index="0">
<draw:image xlink:href="../Images/yкринформ/2023-04-26T17-00-00-03-00/630_360_1682517706-9312.jpeg" xlink:type="simple" xlink:show="embed" xlink:actuate="onLoad" draw:mime-type="image/jpeg"/>
</draw:frame>
</text:a>
 <text:a xlink:type="simple" xlink:href="https://static.ukrinform.com/photos/2023_04/1682517706-9493.jpeg" text:style-name="Internet_20_link" text:visited-style-name="Visited_20_Internet_20_Link">
<draw:frame draw:style-name="fr1" draw:name="Image181" text:anchor-type="as-char" svg:width="6.9236in" svg:height="3.956343in" draw:z-index="0">
<draw:image xlink:href="../Images/yкринформ/2023-04-26T17-00-00-03-00/630_360_1682517706-9493.jpeg" xlink:type="simple" xlink:show="embed" xlink:actuate="onLoad" draw:mime-type="image/jpeg"/>
</draw:frame>
</text:a>
 <text:a xlink:type="simple" xlink:href="https://static.ukrinform.com/photos/2023_04/1682517706-2107.jpeg" text:style-name="Internet_20_link" text:visited-style-name="Visited_20_Internet_20_Link">
<draw:frame draw:style-name="fr1" draw:name="Image182" text:anchor-type="as-char" svg:width="6.9236in" svg:height="3.956343in" draw:z-index="0">
<draw:image xlink:href="../Images/yкринформ/2023-04-26T17-00-00-03-00/630_360_1682517706-2107.jpeg" xlink:type="simple" xlink:show="embed" xlink:actuate="onLoad" draw:mime-type="image/jpeg"/>
</draw:frame>
</text:a>
 <text:a xlink:type="simple" xlink:href="https://static.ukrinform.com/photos/2023_04/1682517706-6836.jpeg" text:style-name="Internet_20_link" text:visited-style-name="Visited_20_Internet_20_Link">
<draw:frame draw:style-name="fr1" draw:name="Image183" text:anchor-type="as-char" svg:width="6.9236in" svg:height="3.956343in" draw:z-index="0">
<draw:image xlink:href="../Images/yкринформ/2023-04-26T17-00-00-03-00/630_360_1682517706-6836.jpeg" xlink:type="simple" xlink:show="embed" xlink:actuate="onLoad" draw:mime-type="image/jpeg"/>
</draw:frame>
</text:a>
 <text:a xlink:type="simple" xlink:href="https://static.ukrinform.com/photos/2023_04/1682517706-7863.jpeg" text:style-name="Internet_20_link" text:visited-style-name="Visited_20_Internet_20_Link">
<draw:frame draw:style-name="fr1" draw:name="Image184" text:anchor-type="as-char" svg:width="6.9236in" svg:height="3.956343in" draw:z-index="0">
<draw:image xlink:href="../Images/yкринформ/2023-04-26T17-00-00-03-00/630_360_1682517706-7863.jpeg" xlink:type="simple" xlink:show="embed" xlink:actuate="onLoad" draw:mime-type="image/jpeg"/>
</draw:frame>
</text:a>
 <text:a xlink:type="simple" xlink:href="https://static.ukrinform.com/photos/2023_04/1682517707-1795.jpeg" text:style-name="Internet_20_link" text:visited-style-name="Visited_20_Internet_20_Link">
<draw:frame draw:style-name="fr1" draw:name="Image185" text:anchor-type="as-char" svg:width="6.9236in" svg:height="3.956343in" draw:z-index="0">
<draw:image xlink:href="../Images/yкринформ/2023-04-26T17-00-00-03-00/630_360_1682517707-1795.jpeg" xlink:type="simple" xlink:show="embed" xlink:actuate="onLoad" draw:mime-type="image/jpeg"/>
</draw:frame>
</text:a>
 <text:a xlink:type="simple" xlink:href="https://static.ukrinform.com/photos/2023_04/1682517707-4494.jpeg" text:style-name="Internet_20_link" text:visited-style-name="Visited_20_Internet_20_Link">
<draw:frame draw:style-name="fr1" draw:name="Image186" text:anchor-type="as-char" svg:width="6.9236in" svg:height="3.956343in" draw:z-index="0">
<draw:image xlink:href="../Images/yкринформ/2023-04-26T17-00-00-03-00/630_360_1682517707-4494.jpeg" xlink:type="simple" xlink:show="embed" xlink:actuate="onLoad" draw:mime-type="image/jpeg"/>
</draw:frame>
</text:a>
 <text:a xlink:type="simple" xlink:href="https://static.ukrinform.com/photos/2023_04/1682517707-6667.jpeg" text:style-name="Internet_20_link" text:visited-style-name="Visited_20_Internet_20_Link">
<draw:frame draw:style-name="fr1" draw:name="Image187" text:anchor-type="as-char" svg:width="6.9236in" svg:height="3.956343in" draw:z-index="0">
<draw:image xlink:href="../Images/yкринформ/2023-04-26T17-00-00-03-00/630_360_1682517707-6667.jpeg" xlink:type="simple" xlink:show="embed" xlink:actuate="onLoad" draw:mime-type="image/jpeg"/>
</draw:frame>
</text:a>
 <text:a xlink:type="simple" xlink:href="https://static.ukrinform.com/photos/2023_04/1682517707-2024.jpeg" text:style-name="Internet_20_link" text:visited-style-name="Visited_20_Internet_20_Link">
<draw:frame draw:style-name="fr1" draw:name="Image188" text:anchor-type="as-char" svg:width="6.9236in" svg:height="3.956343in" draw:z-index="0">
<draw:image xlink:href="../Images/yкринформ/2023-04-26T17-00-00-03-00/630_360_1682517707-2024.jpeg" xlink:type="simple" xlink:show="embed" xlink:actuate="onLoad" draw:mime-type="image/jpeg"/>
</draw:frame>
</text:a>
尽管750年代的内饰与其前身720S没有太大不同，但新跑车中安装了新的信息和娱乐系统。<text:span text:style-name="T4">
另请阅读：</text:span>
 <text:a xlink:type="simple" xlink:href="https://www.ukrinform.ua/rubric-technology/3695464-hyundai-predstaviv-kompaktnij-elektricnij-krosover.html" text:style-name="Internet_20_link" text:visited-style-name="Visited_20_Internet_20_Link">
</text:a>
由于美国的经销商正在接受订单，因此预计今年第三季度将在街道上进行第一批运动员。</text:p>
      <text:p text:style-name="P4">
正如乌克林福姆(Ukrinform)报道的，乌克利福(Ukrinform)是汽车零部队Hywing Mobis Co.的韩国领先制造商。 已经为汽车开发了一种新的有用功能，可促进车辆的平行停车。</text:p>
      <text:p text:style-name="P4">
_foto：麦克拉伦</text:p>
      <text:p text:style-name="P4">
News Source: <text:a xlink:type="simple" xlink:href="https://www.ukrinform.ua/rubric-technology/3701065-mclaren-predstavila-luksovij-sportkar.html" text:style-name="Internet_20_link" text:visited-style-name="Visited_20_Internet_20_Link">
https://www.ukrinform.ua/rubric-technology/3701065-mclaren-predstavila-luksovij-sportkar.html</text:a>
</text:p>
      <!--NEWS-->
      <text:h text:style-name="P10" text:outline-level="1">
<text:span text:style-name="T4">
未观察到在碳官下准备俄罗斯人的进攻的迹象 - 国防力量</text:span>
</text:h>
      <text:p text:style-name="P4">
作者: Ukrinform (Person)</text:p>
      <text:p text:style-name="P4">
出版商: Укринформ (Organization)</text:p>
      <text:p text:style-name="P4">
出版时间: 2023-04-26T17:04:00+03:00</text:p>
      <text:p text:style-name="P4">
修改时间: 2023-04-26T17:04:00+03:00</text:p>
      <text:p text:style-name="P4">
描述: 罗萨尔米亚第155旅被恢复到煤炭，但没有准备该地区敌人进攻的迹象。  - 乌克林。</text:p>
      <text:p text:style-name="P4">
图片: ["<text:a xlink:type="simple" xlink:href="https://static.ukrinform.com/photos/2023_04/thumb_files/630_360_1682438812-465.jpg" text:style-name="Internet_20_link" text:visited-style-name="Visited_20_Internet_20_Link">
630_360_16824...</text:a>
"]</text:p>
      <text:p text:style-name="P4">
标签: ['Оборона', 'Схід України', 'Війна з росією', 'Єдині новини']</text:p>
      <text:p text:style-name="P4">
类型: Article</text:p>
      <!--METADATA-->
      <text:p text:style-name="P4">
<draw:frame draw:style-name="fr1" draw:name="Image189" text:anchor-type="as-char" svg:width="6.9236in" svg:height="3.956343in" draw:z-index="0">
<draw:image xlink:href="../Images/yкринформ/2023-04-26T17-04-00-03-00/630_360_1682438812-465.jpg" xlink:type="simple" xlink:show="embed" xlink:actuate="onLoad" draw:mime-type="image/jpeg"/>
</draw:frame>
Subbozhledar返回了Rosarmia海军陆战队的第155旅，该旅是被推断出来的，但是现在该地区敌人进攻的迹象现在并不明显。</text:p>
      <text:p text:style-name="P4">
乌克林福姆(Ukrinform)表示，联合国出版社在统一新闻电视秤的空中[] [] <text:a xlink:type="simple" xlink:href="https://www.ukrinform.ua/tag-oborona" text:style-name="Internet_20_link" text:visited-style-name="Visited_20_Internet_20_Link">
</text:a>
Tavriya方向Alexei Dmitrashkivsky。</text:p>
      <text:p text:style-name="P4">
“在视野中，第155个海军陆战队旅又出现了，他们释放了康复，但是了解军事事务，我们可以说在这么短的时间内恢复海军陆战队没有受到伤害。 正如他们所说，他们的速度是在动员的单位中“塞满”的，这些单位接受了一般军事训练。 因为为了准备海军陆战队，有必要更多的时间，因此准备工作需要3个月到半年。”发言人说。</text:p>
      <text:p text:style-name="P4">
他强调，准备煤炭地区敌人进攻的迹象现在毫不动摇。</text:p>
      <text:p text:style-name="P4">
<text:span text:style-name="T4">
另请阅读：</text:span>
 <text:a xlink:type="simple" xlink:href="https://www.ukrinform.ua/rubric-ato/3699864-zagrozi-povtornogo-nastupu-rosian-iz-bilorusi-zaraz-nemae-budanov.html" text:style-name="Internet_20_link" text:visited-style-name="Visited_20_Internet_20_Link">
</text:a>
“到目前为止，看着敌人，我们不能说敌人正在该地区准备一个预先建筑，这并不是真正的真实，因为平原地区和敌人将不得不攻击我们在额头中的位置，Ivons是发言人说。</text:p>
      <text:p text:style-name="P4">
据他说，敌人袭击Nesam Avdiivka，邻近的Karlovka和Marinka的Avdiiv地区的类似情况被固定在森林条上，不融入。</text:p>
      <text:p text:style-name="P4">
<text:span text:style-name="T4">
另请阅读：</text:span>
 <text:a xlink:type="simple" xlink:href="https://www.ukrinform.ua/rubric-ato/3700800-u-bahmuti-trivaut-vazki-boi-na-korotkih-distanciah-britanska-rozvidka.html" text:style-name="Internet_20_link" text:visited-style-name="Visited_20_Internet_20_Link">
<text:span text:style-name="T4">
 bakhmut </text:span>
</text:a>
根据乌克林福姆的说法，根据情报，乌克兰领土上的俄罗斯人借鉴了位置防御，这是其进攻发生的前部唯一的地方 - 它是巴赫穆特(Bakhmut)，以及试图从阿夫迪夫卡(Avdiivka)融化的北部掩护的企图。在Marinka。</text:p>
      <text:p text:style-name="P4">
News Source: <text:a xlink:type="simple" xlink:href="https://www.ukrinform.ua/rubric-ato/3701066-oznak-pidgotovki-nastupu-rosian-pid-vugledarom-ne-sposterigaetsa-sili-oboroni.html" text:style-name="Internet_20_link" text:visited-style-name="Visited_20_Internet_20_Link">
https://www.ukrinform.ua/rubric-ato/3701066-oznak-pidgotovki-nastupu-rosian-pid-vugledarom-ne-sposterigaetsa-sili-oboroni.html</text:a>
</text:p>
      <!--NEWS-->
      <text:h text:style-name="P10" text:outline-level="1">
<text:span text:style-name="T4">
Yasinya的Hutsul山区中心，在壁画社区开设了第一个</text:span>
</text:h>
      <text:p text:style-name="P4">
作者: Ukrinform (Person)</text:p>
      <text:p text:style-name="P4">
出版商: Укринформ (Organization)</text:p>
      <text:p text:style-name="P4">
出版时间: 2023-04-26T17:08:00+03:00</text:p>
      <text:p text:style-name="P4">
修改时间: 2023-04-26T17:08:00+03:00</text:p>
      <text:p text:style-name="P4">
描述: 在Yasinya的中心，壁画社区的第一个开业是由敖德萨的艺术家创建的。  - 乌克林。</text:p>
      <text:p text:style-name="P4">
图片: ["<text:a xlink:type="simple" xlink:href="https://static.ukrinform.com/photos/2023_04/thumb_files/630_360_1682522913-301.jpg" text:style-name="Internet_20_link" text:visited-style-name="Visited_20_Internet_20_Link">
630_360_16825...</text:a>
"]</text:p>
      <text:p text:style-name="P4">
标签: ['Мурал', 'Закарпаття']</text:p>
      <text:p text:style-name="P4">
类型: Article</text:p>
      <!--METADATA-->
      <text:p text:style-name="P4">
<draw:frame draw:style-name="fr1" draw:name="Image190" text:anchor-type="as-char" svg:width="6.9236in" svg:height="3.956343in" draw:z-index="0">
<draw:image xlink:href="../Images/yкринформ/2023-04-26T17-08-00-03-00/630_360_1682522913-301.jpg" xlink:type="simple" xlink:show="embed" xlink:actuate="onLoad" draw:mime-type="image/jpeg"/>
</draw:frame>
中心主义的第一架壁画是在中心主义开放的，敖德萨的艺术家创造了它。</text:p>
      <text:p text:style-name="P4">
关于它在[]中报告(https://www.facebook.com/tourism.oda/posts/pfbid0ahnNGmHhi24Yi15cuBkk9vJGnLQNyPBH14PZ8snGXq94hVB8q6Buhf63SfYmDi9Gl)乌克林福姆报道，跨汽车OVA的旅游和渡假胜地。</text:p>
      <text:p text:style-name="P4">
如前所述，图片装饰了当地知识的建筑<text:a xlink:type="simple" xlink:href="https://www.ukrinform.ua/tag-muzej" text:style-name="Internet_20_link" text:visited-style-name="Visited_20_Internet_20_Link">
</text:a>
该地区位于赫兹尔人民共和国宣布100周年的地区。</text:p>
      <text:p text:style-name="P4">
壁画是由敖德萨的艺术家创作的。</text:p>
      <text:p text:style-name="P4">
<text:span text:style-name="T4">
另请阅读：</text:span>
 <text:a xlink:type="simple" xlink:href="https://www.ukrinform.ua/rubric-culture/3699142-u-prilukah-na-cernigivsini-stvoruut-mural-z-aktorom-mikolou-akovcenkom.html" text:style-name="Internet_20_link" text:visited-style-name="Visited_20_Internet_20_Link">
<text:span text:style-name="T4">
壁画</text:span>
</text:a>
壁画描绘了hutsul在战士的庇护下 - 守护天使。</text:p>
      <text:p text:style-name="P4">
<text:a xlink:type="simple" xlink:href="https://www.ukrinform.ua/rubric-regions/3297383-slidami-zatatih-asinskih-guculiv.html" text:style-name="Internet_20_link" text:visited-style-name="Visited_20_Internet_20_Link">
</text:a>
\  - 跨托普特地区Rakhiv区的城市型定居点。 Yasinyan Tergromad的中心。 它位于Yasinskaya Urlovina内的Cherna Tisa河上方的黑山和Svidovets山区脚下。 在二十世纪初，它是乌克兰赫斯尔共和国的首都。</text:p>
      <text:p text:style-name="P4">
<text:span text:style-name="T5">
foto：跨托帕特人的旅游和度假胜地OVA</text:span>
</text:p>
      <text:p text:style-name="P4">
News Source: <text:a xlink:type="simple" xlink:href="https://www.ukrinform.ua/rubric-regions/3701111-u-centri-guculskogo-girskogo-smt-asina-vidkrili-persij-u-gromadi-mural.html" text:style-name="Internet_20_link" text:visited-style-name="Visited_20_Internet_20_Link">
https://www.ukrinform.ua/rubric-regions/3701111-u-centri-guculskogo-girskogo-smt-asina-vidkrili-persij-u-gromadi-mural.html</text:a>
</text:p>
      <!--NEWS-->
      <text:h text:style-name="P10" text:outline-level="1">
<text:span text:style-name="T4">
在乌克兰，他们将创建一个全面的木材流通系统</text:span>
</text:h>
      <text:p text:style-name="P4">
作者: Ukrinform (Person)</text:p>
      <text:p text:style-name="P4">
出版商: Укринформ (Organization)</text:p>
      <text:p text:style-name="P4">
出版时间: 2023-04-26T17:09:00+03:00</text:p>
      <text:p text:style-name="P4">
修改时间: 2023-04-26T17:09:00+03:00</text:p>
      <text:p text:style-name="P4">
描述: 国家企业“乌克兰森林”开始致力于新的监测和控制木材流通系统的项目。  - 乌克林。</text:p>
      <text:p text:style-name="P4">
图片: ["<text:a xlink:type="simple" xlink:href="https://static.ukrinform.com/photos/2020_02/thumb_files/630_360_1582194465-3229.jpeg" text:style-name="Internet_20_link" text:visited-style-name="Visited_20_Internet_20_Link">
630_360_15821...</text:a>
"]</text:p>
      <text:p text:style-name="P4">
标签: ['Держлісагентство', 'Деревина', 'Юрій Болоховець']</text:p>
      <text:p text:style-name="P4">
类型: Article</text:p>
      <!--METADATA-->
      <text:p text:style-name="P4">
<draw:frame draw:style-name="fr1" draw:name="Image191" text:anchor-type="as-char" svg:width="6.9236in" svg:height="3.956343in" draw:z-index="0">
<draw:image xlink:href="../Images/yкринформ/2023-04-26T17-09-00-03-00/630_360_1582194465-3229.jpeg" xlink:type="simple" xlink:show="embed" xlink:actuate="onLoad" draw:mime-type="image/jpeg"/>
</draw:frame>
国家企业“乌克兰森林”开始致力于新的监测和控制木材流通系统的项目。</text:p>
      <text:p text:style-name="P4">
正如乌克林福姆报道的那样，这是在该专栏中的出版物中报告的<text:a xlink:type="simple" xlink:href="https://lb.ua/blog/yurii_bolokhovets/553161_nezakonni_rubki_yak_rozvyazati.html" text:style-name="Internet_20_link" text:visited-style-name="Visited_20_Internet_20_Link">
</text:a>
州森林资源局负责人尤里·博洛霍夫茨(Yuri Bolokhovets)。</text:p>
      <text:p text:style-name="P4">
Bolokhovets说。</text:p>
      <text:p text:style-name="P4">
根据新概念，控制对象将不是很多木材，而是运输的操作。 计划记录汽车中载有的参数，这是飞行开始的事实，即路线。</text:p>
      <text:p text:style-name="P4">
从SE“乌克兰森林”仓库出口产品的所有森林卡车都必须配备GPS追踪器。</text:p>
      <text:p text:style-name="P4">
<text:span text:style-name="T4">
另请阅读：</text:span>
 <text:a xlink:type="simple" xlink:href="https://www.ukrinform.ua/rubric-economy/3666519-lisi-ukraini-perehodit-na-zakupivli-cerez-emajdancik.html" text:style-name="Internet_20_link" text:visited-style-name="Visited_20_Internet_20_Link">
</text:a>
根据国家森林机构负责人的说法，由于人为因素的完全排除，新的监测系统将无法消耗。</text:p>
      <text:p text:style-name="P4">
“所有的滚动库存将被带到一个数字遥控器上。 也就是说，我们可以跟踪授权运输的所有森林卡车的移动。” Bolokhovets说。</text:p>
      <text:p text:style-name="P4">
他指出，采用这种系统的要素的努力已经存在。 但是，仅当通过改革而形成的集中管理系统[]的集中管理系统<text:a xlink:type="simple" xlink:href="https://www.ukrinform.ua/tag-lis" text:style-name="Internet_20_link" text:visited-style-name="Visited_20_Internet_20_Link">
</text:a>
行业。</text:p>
      <text:p text:style-name="P4">
<text:span text:style-name="T4">
另请阅读：</text:span>
 <text:a xlink:type="simple" xlink:href="https://www.ukrinform.ua/rubric-polytics/3700379-kabmin-planue-priznaciti-uria-bolohovca-kerivnikom-dp-lisi-ukraini.html" text:style-name="Internet_20_link" text:visited-style-name="Visited_20_Internet_20_Link">
</text:a>
据报道，根据2023年第一季度第一季度的结果，“乌克兰森林”的收入达到了UAH 46亿，超过了国家机构企业的战前结果。 利润增长了几乎两倍到5亿UAH。 林业的实现增加到230万立方米。</text:p>
      <text:p text:style-name="P4">
News Source: <text:a xlink:type="simple" xlink:href="https://www.ukrinform.ua/rubric-economy/3701068-v-ukraini-stvorat-kompleksnu-sistemu-kontrolu-za-obigom-derevini.html" text:style-name="Internet_20_link" text:visited-style-name="Visited_20_Internet_20_Link">
https://www.ukrinform.ua/rubric-economy/3701068-v-ukraini-stvorat-kompleksnu-sistemu-kontrolu-za-obigom-derevini.html</text:a>
</text:p>
      <!--NEWS-->
      <text:h text:style-name="P10" text:outline-level="1">
<text:span text:style-name="T4">
在一年中，受影响最大的微型企业 - 研究</text:span>
</text:h>
      <text:p text:style-name="P4">
作者: Ukrinform (Person)</text:p>
      <text:p text:style-name="P4">
出版商: Укринформ (Organization)</text:p>
      <text:p text:style-name="P4">
出版时间: 2023-04-26T17:14:21+03:00</text:p>
      <text:p text:style-name="P4">
修改时间: 2023-04-26T17:14:21+03:00</text:p>
      <text:p text:style-name="P4">
描述: 在全面战争的那一年，受微观和小型企业影响最大。 与2021年相比，乌克兰业务总共损失了自己营业额的32％。  - 乌克林。</text:p>
      <text:p text:style-name="P4">
图片: ["<text:a xlink:type="simple" xlink:href="https://static.ukrinform.com/photos/2020_06/thumb_files/630_360_1591702230-120.jpg" text:style-name="Internet_20_link" text:visited-style-name="Visited_20_Internet_20_Link">
630_360_15917...</text:a>
"]</text:p>
      <text:p text:style-name="P4">
标签: ['Бізнес', 'Війна з росією']</text:p>
      <text:p text:style-name="P4">
类型: Article</text:p>
      <!--METADATA-->
      <text:p text:style-name="P4">
<draw:frame draw:style-name="fr1" draw:name="Image192" text:anchor-type="as-char" svg:width="6.9236in" svg:height="3.956343in" draw:z-index="0">
<draw:image xlink:href="../Images/yкринформ/2023-04-26T17-14-21-03-00/630_360_1591702230-120.jpg" xlink:type="simple" xlink:show="embed" xlink:actuate="onLoad" draw:mime-type="image/jpeg"/>
</draw:frame>
在全面战争的那一年，微型和小型企业的代表受到了最大的影响。 总体而言，乌克兰业务在2022年失去了自己营业额的32％。</text:p>
      <text:p text:style-name="P4">
这是在乌克林福姆举行的新闻发布会上，由Advanter Group主席，经济复苏中心的共同创始人Andriy Dligach关于全面战争一年的业务结果和业务前景。</text:p>
      <text:p text:style-name="P4">
Dligach说：“根据我们的研究结果，在2022年，我们看到几乎10％的企业完全停止了，超过20％的企业几乎继续工作了，几乎没有一个企业充实地停下来。”</text:p>
      <text:p text:style-name="P4">
他指出，在乌克兰东部，约有38％的企业完全停止了26％ - 几乎停止了，在乌克兰西部观察到了最好的情况。据专家，最近注册的企业受到了影响的影响。 2000。</text:p>
      <text:p text:style-name="P4">
Deligach提到了面临的最大问题<text:a xlink:type="simple" xlink:href="https://www.ukrinform.ua/tag-biznes" text:style-name="Internet_20_link" text:visited-style-name="Visited_20_Internet_20_Link">
</text:a>
。 这是客户在国内市场上的偿付能力，情况不足，情况的不可预测性，国家国家的不可预测性，缺乏足够的资本，等等。</text:p>
      <text:p text:style-name="P4">
这项研究由乌克兰和所有行业的9999个企业主参加了这项研究。</text:p>
      <text:p text:style-name="P4">
这项研究是在恢复乌克兰经济的倡议中进行的。倡议是由创新与出口开发与出口发展中心，国家项目行动。商业，Advanter Groupz的支持，财政部，财政部，财政部，财政部，财政部的支持，实施了主动权。财政部，乌克兰州的州监管服务以及乌克兰的贸易和工业艰苦发展以及欧盟的财政支持。</text:p>
      <text:p text:style-name="P4">
<text:span text:style-name="T4">
另请阅读：</text:span>
 <text:a xlink:type="simple" xlink:href="https://www.ukrinform.ua/rubric-economy/3701050-banki-prognozuut-pozvavlenna-kredituvanna-biznesu-nbu.html" text:style-name="Internet_20_link" text:visited-style-name="Visited_20_Internet_20_Link">
<text:span text:style-name="T4">
 banks </text:span>
 <text:span text:style-name="T4">
 </text:span>
预测<text:span text:style-name="T4">
 </text:span>
复兴<text:span text:style-name="T4">
<text:span text:style-name="T5">
*信用</text:span>
* </text:span>
 <text:span text:style-name="T4">
 business </text:span>
 <text:span text:style-name="T4">
 </text:span>
 <text:span text:style-name="T4">
 </text:span>
 nbu **</text:a>
据乌克林福姆报道，尽管发生了全面的战争，但乌克兰中小型企业的所有者中有76％的人计划在2023年扩大其业务。</text:p>
      <text:p text:style-name="P4">
News Source: <text:a xlink:type="simple" xlink:href="https://www.ukrinform.ua/rubric-economy/3701071-za-rik-najbilse-postrazdali-mikropidpriemstva-doslidzenna.html" text:style-name="Internet_20_link" text:visited-style-name="Visited_20_Internet_20_Link">
https://www.ukrinform.ua/rubric-economy/3701071-za-rik-najbilse-postrazdali-mikropidpriemstva-doslidzenna.html</text:a>
</text:p>
      <!--NEWS-->
      <text:h text:style-name="P10" text:outline-level="1">
<text:span text:style-name="T4">
Zelensky说，今年需要该项目 - 呼吁意大利人加入</text:span>
</text:h>
      <text:p text:style-name="P4">
作者: Ukrinform (Person)</text:p>
      <text:p text:style-name="P4">
出版商: Укринформ (Organization)</text:p>
      <text:p text:style-name="P4">
出版时间: 2023-04-26T17:20:00+03:00</text:p>
      <text:p text:style-name="P4">
修改时间: 2023-04-26T17:20:00+03:00</text:p>
      <text:p text:style-name="P4">
描述: 沃迪米尔总统Zelensky坚持今年需要为重建乌克兰的重建准备大型项目，并邀请他加入意大利合作伙伴和企业家。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Італія', 'Зеленський', 'Відбудова', 'Відновлення України']</text:p>
      <text:p text:style-name="P4">
类型: Article</text:p>
      <!--METADATA-->
      <text:p text:style-name="P4">
<draw:frame draw:style-name="fr1" draw:name="Image193" text:anchor-type="as-char" svg:width="6.9236in" svg:height="3.956343in" draw:z-index="0">
<draw:image xlink:href="../Images/yкринформ/2023-04-26T17-20-00-03-00/630_360_1677264924-906.jpg" xlink:type="simple" xlink:show="embed" xlink:actuate="onLoad" draw:mime-type="image/jpeg"/>
</draw:frame>
总统洛德米尔·泽伦斯基(Lordimir Zelensky)坚持今年需要为重建乌克兰的重建准备大型项目，并邀请加入丹尼意大利伙伴和企业家。</text:p>
      <text:p text:style-name="P4">
他在乌克兰代表通讯员报告的乌克兰恢复乌克兰的恢复会议上的在线产出中说。</text:p>
      <text:p text:style-name="P4">
Zelensky说：“今年，我们已经必须尽最大努力做好准备，以准备我们在欧洲时代的最大经济项目 - 重建乌克兰的项目。”</text:p>
      <text:p text:style-name="P4">
<text:span text:style-name="T5">
viso：<text:a xlink:type="simple" xlink:href="https://t.me/OP_UA/9327" text:style-name="Internet_20_link" text:visited-style-name="Visited_20_Internet_20_Link">
</text:a>
</text:span>
</text:p>
      <text:p text:style-name="P4">
他强调，自第二次世界大战以来，欧洲还没有看到俄罗斯现在在乌克兰所做的如此被称为毁灭。</text:p>
      <text:p text:style-name="P4">
同时，国家元首强调，在第二次世界大战之后，欧洲开始了，增长带来了重建。</text:p>
      <text:p text:style-name="P4">
“我们现在正处于少于机会的前夕，”  - 说服了<text:a xlink:type="simple" xlink:href="https://www.ukrinform.ua/tag-prezident" text:style-name="Internet_20_link" text:visited-style-name="Visited_20_Internet_20_Link">
</text:a>
。</text:p>
      <text:p text:style-name="P4">
据他说，在解决战争中，世界意识到，每个国家的真正辩护，如何改变能源和基础设施，生产和物流，网络系统以及陆军的国防工业和设备。</text:p>
      <text:p text:style-name="P4">
<text:span text:style-name="T4">
另请阅读：</text:span>
 <text:a xlink:type="simple" xlink:href="https://www.ukrinform.ua/rubric-vidbudova/3701043-ukraina-rozrahovue-na-aktivnu-ucast-italii-u-vidnovlenni-smigal.html" text:style-name="Internet_20_link" text:visited-style-name="Visited_20_Internet_20_Link">
</text:a>
在这方面，Zelensky在乌克兰的重建框架中任命了五个方向，这些方向可能与外国合作伙伴和业务有关。</text:p>
      <text:p text:style-name="P4">
是的，他说，现在有必要尽一切努力防止敌人的偏见机会打破乌克兰能源，并邀请意大利公司开发乌克兰绿色转型系统。</text:p>
      <text:p text:style-name="P4">
总统还指出，乌克兰人对重建，数百所学校，医院，运输，工业基础设施有巨大的需求，“并以新的安全为基础，这对于其他国家来说应该是典型的。”</text:p>
      <text:p text:style-name="P4">
<text:span text:style-name="T4">
另请阅读：</text:span>
 <text:a xlink:type="simple" xlink:href="https://www.ukrinform.ua/rubric-economy/3701055-meloni-hoce-sob-italijci-zastosuvali-dosvid-svogo-ekonomicnogo-diva-1960h-rokiv-v-ukraini.html" text:style-name="Internet_20_link" text:visited-style-name="Visited_20_Internet_20_Link">
</text:a>
此外，他敦促参与数字技术，国防工业，药品和康复，“绿色”冶金等等的开发。</text:p>
      <text:p text:style-name="P4">
总统说：“我邀请您，意大利，与我们建立新的安全性，我邀请您，您的投资，您的经验现在来到乌克兰。”</text:p>
      <text:p text:style-name="P4">
News Source: <text:a xlink:type="simple" xlink:href="https://www.ukrinform.ua/rubric-vidbudova/3701072-zelenskij-kaze-so-proekt-vidbudovi-potriben-vze-cogoric-zaklikae-italijciv-dolucatisa.html" text:style-name="Internet_20_link" text:visited-style-name="Visited_20_Internet_20_Link">
https://www.ukrinform.ua/rubric-vidbudova/3701072-zelenskij-kaze-so-proekt-vidbudovi-potriben-vze-cogoric-zaklikae-italijciv-dolucatisa.html</text:a>
</text:p>
      <!--NEWS-->
      <text:h text:style-name="P10" text:outline-level="1">
<text:span text:style-name="T4">
中国将派遣特别代表到基辅解决乌克兰的危机</text:span>
</text:h>
      <text:p text:style-name="P4">
作者: Ukrinform (Person)</text:p>
      <text:p text:style-name="P4">
出版商: Укринформ (Organization)</text:p>
      <text:p text:style-name="P4">
出版时间: 2023-04-26T17:38:00+03:00</text:p>
      <text:p text:style-name="P4">
修改时间: 2023-04-26T17:38:00+03:00</text:p>
      <text:p text:style-name="P4">
描述: 普里奇·苏尼（Prc Si Jining）的负责人今天与乌克兰沃迪米尔·泽伦斯基（Ukraine Volodymyr Zelensky）的总统对话表示，中国将派遣欧亚大陆的特别代表向乌克兰和其他国家进行与各方就乌克兰危机的政治解决方案进行谈判。  - 乌克林。</text:p>
      <text:p text:style-name="P4">
图片: ["<text:a xlink:type="simple" xlink:href="https://static.ukrinform.com/photos/2023_03/thumb_files/630_360_1679666166-671.png" text:style-name="Internet_20_link" text:visited-style-name="Visited_20_Internet_20_Link">
630_360_16796...</text:a>
"]</text:p>
      <text:p text:style-name="P4">
标签: ['Китай', 'Україна', 'Війна з росією']</text:p>
      <text:p text:style-name="P4">
类型: Article</text:p>
      <!--METADATA-->
      <text:p text:style-name="P4">
<draw:frame draw:style-name="fr1" draw:name="Image194" text:anchor-type="as-char" svg:width="6.9236in" svg:height="3.956343in" draw:z-index="0">
<draw:image xlink:href="../Images/yкринформ/2023-04-26T17-38-00-03-00/630_360_1679666166-671.png" xlink:type="simple" xlink:show="embed" xlink:actuate="onLoad" draw:mime-type="image/png"/>
</draw:frame>
今天，中国Zinping的主席在与乌克兰沃迪米尔泽斯基总统的对话中表示，中国将向乌克兰和其他国家派遣一位特殊的事务代表，与各方与各方进行有关“乌克兰危机”的政治解决方案。</text:p>
      <text:p text:style-name="P4">
乌克林福姆报道，东欧副局长和中国外交部Yu Jun外交部的副主任在简报中宣布了这一点。</text:p>
      <text:p text:style-name="P4">
据他说，在谈话中，SI指出，中国在“乌克兰危机”方面的立场是促进和解与谈判，中国作为联合国安理会的持续成员将继续为政治决定做出努力冲突和停止停止火灾和恢复和平。</text:p>
      <text:p text:style-name="P4">
“中国将继续促进和平谈判，并将欧亚政府的特别代表派往乌克兰和其他雷克莱恩，向乌克兰进行彻底交流“乌克兰危机”的政治定居方式的观点，并指的是中国领导人的领导人。陈述。</text:p>
      <text:p text:style-name="P4">
外交官指出，在这样的外交步骤中，中国一部分被尽可能广泛地赢得了对冲突政治监管和谈判更新的倡议的广泛支持。</text:p>
      <text:p text:style-name="P4">
代表团的组成和除乌克兰以外的国家将访问中国代表的国家没有提供信息，并指出稍后会通知。</text:p>
      <text:p text:style-name="P4">
根据外交部的说法，在与Zelensky的对话中，中国领导人还采用了乌克兰 - 中国关系。</text:p>
      <text:p text:style-name="P4">
“中国愿意在乌克兰建立双边关系的意愿。 双方都应继续尊重三舍的传统，并在中国和乌克兰之间建立战略伙伴关系。”</text:p>
      <text:p text:style-name="P4">
指出对主权和领土完整的相互尊重是中国关系的参考基础，中国的领导人保证，该国“对与乌克兰的关系的发展有一致的心情……比金没有改变国际局势。”</text:p>
      <text:p text:style-name="P4">
<text:span text:style-name="T4">
另请阅读：</text:span>
 <text:a xlink:type="simple" xlink:href="https://www.ukrinform.ua/rubric-polytics/3701021-zelenskij-priznaciv-posla-u-kitai.html" text:style-name="Internet_20_link" text:visited-style-name="Visited_20_Internet_20_Link">
</text:a>
正如乌克林福姆报道的，今天总统弗拉基米尔<text:a xlink:type="simple" xlink:href="https://www.ukrinform.ua/rubric-polytics/3700965-zelenskij-pogovoriv-z-si-czinpinom.html" text:style-name="Internet_20_link" text:visited-style-name="Visited_20_Internet_20_Link">
</text:a>
与人民共和国共和国的负责人习近平。</text:p>
      <text:p text:style-name="P4">
<text:span text:style-name="T5">
foto：getTyimages</text:span>
</text:p>
      <text:p text:style-name="P4">
News Source: <text:a xlink:type="simple" xlink:href="https://www.ukrinform.ua/rubric-world/3701084-kitaj-napravit-do-kieva-specpredstavnika-dla-vreguluvanna-krizi-v-ukraini.html" text:style-name="Internet_20_link" text:visited-style-name="Visited_20_Internet_20_Link">
https://www.ukrinform.ua/rubric-world/3701084-kitaj-napravit-do-kieva-specpredstavnika-dla-vreguluvanna-krizi-v-ukraini.html</text:a>
</text:p>
      <!--NEWS-->
      <text:h text:style-name="P10" text:outline-level="1">
<text:span text:style-name="T4">
法国向Zelensky和XI Jinping的谈话打招呼</text:span>
</text:h>
      <text:p text:style-name="P4">
作者: Ukrinform (Person)</text:p>
      <text:p text:style-name="P4">
出版商: Укринформ (Organization)</text:p>
      <text:p text:style-name="P4">
出版时间: 2023-04-26T17:39:13+03:00</text:p>
      <text:p text:style-name="P4">
修改时间: 2023-04-26T17:39:13+03:00</text:p>
      <text:p text:style-name="P4">
描述: 在法国，在乌克兰和中国总统之间进行电话交谈之后，巴黎支持任何对话，以结束乌克兰战争。  - 乌克林。</text:p>
      <text:p text:style-name="P4">
图片: ["<text:a xlink:type="simple" xlink:href="https://static.ukrinform.com/photos/2022_08/thumb_files/630_360_1659364801-589.jpeg" text:style-name="Internet_20_link" text:visited-style-name="Visited_20_Internet_20_Link">
630_360_16593...</text:a>
"]</text:p>
      <text:p text:style-name="P4">
标签: ['Франція', 'Сі Цзіньпін', 'Зеленський']</text:p>
      <text:p text:style-name="P4">
类型: Article</text:p>
      <!--METADATA-->
      <text:p text:style-name="P4">
<draw:frame draw:style-name="fr1" draw:name="Image195" text:anchor-type="as-char" svg:width="6.9236in" svg:height="3.956343in" draw:z-index="0">
<draw:image xlink:href="../Images/yкринформ/2023-04-26T17-39-13-03-00/630_360_1659364801-589.jpeg" xlink:type="simple" xlink:show="embed" xlink:actuate="onLoad" draw:mime-type="image/jpeg"/>
</draw:frame>
在法国，在乌克兰和中国总统之间进行电话交谈之后，巴黎支持任何对话，以结束乌克兰战争。</text:p>
      <text:p text:style-name="P4">
关于它报告<text:a xlink:type="simple" xlink:href="http://edition.cnn.com/europe/live-news/russia-ukraine-war-news-04-26-23/index.html" text:style-name="Internet_20_link" text:visited-style-name="Visited_20_Internet_20_Link">
</text:a>
，报道乌克林福姆。</text:p>
      <text:p text:style-name="P4">
<text:a xlink:type="simple" xlink:href="https://www.ukrinform.ua/tag-francia" text:style-name="Internet_20_link" text:visited-style-name="Visited_20_Internet_20_Link">
</text:a>
“鼓励任何有助于解决冲突的对话(在乌克兰)根据乌克兰和国际法的基本利益，” Elysee Palace说。</text:p>
      <text:p text:style-name="P4">
还指出，法国伊曼纽尔·麦克罗夫(Emmanuel Macrozrov)的总统在本月访问中国时传递给了他的中国同事。</text:p>
      <text:p text:style-name="P4">
<text:span text:style-name="T4">
另请阅读：</text:span>
 <text:a xlink:type="simple" xlink:href="https://www.ukrinform.ua/rubric-polytics/3701021-zelenskij-priznaciv-posla-u-kitai.html" text:style-name="Internet_20_link" text:visited-style-name="Visited_20_Internet_20_Link">
</text:a>
正如乌克林福姆报道的那样，总统沃罗迪米尔·泽伦斯基(Volodymyr Zelenskyy)<text:a xlink:type="simple" xlink:href="https://www.ukrinform.ua/rubric-polytics/3700965-zelenskij-pogovoriv-z-si-czinpinom.html" text:style-name="Internet_20_link" text:visited-style-name="Visited_20_Internet_20_Link">
</text:a>
与人民共和国共和国的负责人习近平。</text:p>
      <text:p text:style-name="P4">
总统任命了乌克兰战略行业大使驻乌克兰驻中华人民共和国的省力。</text:p>
      <text:p text:style-name="P4">
_foto：op _</text:p>
      <text:p text:style-name="P4">
News Source: <text:a xlink:type="simple" xlink:href="https://www.ukrinform.ua/rubric-world/3701080-u-francii-privitali-rozmovu-zelenskogo-i-si-czinpina.html" text:style-name="Internet_20_link" text:visited-style-name="Visited_20_Internet_20_Link">
https://www.ukrinform.ua/rubric-world/3701080-u-francii-privitali-rozmovu-zelenskogo-i-si-czinpina.html</text:a>
</text:p>
      <!--NEWS-->
      <text:h text:style-name="P10" text:outline-level="1">
<text:span text:style-name="T4">
乌克兰有兴趣将收到合作伙伴接收的设备生产 -  Zelensky</text:span>
</text:h>
      <text:p text:style-name="P4">
作者: Ukrinform (Person)</text:p>
      <text:p text:style-name="P4">
出版商: Укринформ (Organization)</text:p>
      <text:p text:style-name="P4">
出版时间: 2023-04-26T17:41:00+03:00</text:p>
      <text:p text:style-name="P4">
修改时间: 2023-04-26T17:41:00+03:00</text:p>
      <text:p text:style-name="P4">
描述: 沃迪米尔·泽伦斯基（Volodymyr Zelenskyy）总统试图将国际合作伙伴提供的乌克兰军事设备生产定位。  - 乌克林。</text:p>
      <text:p text:style-name="P4">
图片: ["<text:a xlink:type="simple" xlink:href="https://static.ukrinform.com/photos/2023_04/thumb_files/630_360_1682519947-245.jpg" text:style-name="Internet_20_link" text:visited-style-name="Visited_20_Internet_20_Link">
630_360_16825...</text:a>
"]</text:p>
      <text:p text:style-name="P4">
标签: ['Італія', 'Військова техніка', 'Зеленський', 'Війна з росією', '#stoprussia', 'Відбудова']</text:p>
      <text:p text:style-name="P4">
类型: Article</text:p>
      <!--METADATA-->
      <text:p text:style-name="P4">
<draw:frame draw:style-name="fr1" draw:name="Image196" text:anchor-type="as-char" svg:width="6.9236in" svg:height="3.956343in" draw:z-index="0">
<draw:image xlink:href="../Images/yкринформ/2023-04-26T17-41-00-03-00/630_360_1682519947-245.jpg" xlink:type="simple" xlink:show="embed" xlink:actuate="onLoad" draw:mime-type="image/jpeg"/>
</draw:frame>
总统Zelensky试图将乌克兰的军事设备生产定位，该设备由国际国防军提供。</text:p>
      <text:p text:style-name="P4">
他在乌克林福音通讯员的报告中在罗马恢复乌克兰的恢复会议上的在线输出中指出了这一点。</text:p>
      <text:p text:style-name="P4">
“即使在战争正在刷牙时，我们的国防工业也在势头。 我们对我们从合作伙伴那里收到的这种军事设备的定位感兴趣。”</text:p>
      <text:p text:style-name="P4">
同时 <text:a xlink:type="simple" xlink:href="https://www.ukrinform.ua/tag-zelenskij" text:style-name="Internet_20_link" text:visited-style-name="Visited_20_Internet_20_Link">
</text:a>
他回忆说，乌克兰正在建造自己的武器和弹药，并创建了新工具，例如海军无人机和各种无人机。</text:p>
      <text:p text:style-name="P4">
<text:span text:style-name="T4">
另请阅读：</text:span>
 <text:a xlink:type="simple" xlink:href="https://www.ukrinform.ua/rubric-vidbudova/3701072-zelenskij-kaze-so-proekt-vidbudovi-potriben-vze-cogoric-zaklikae-italijciv-dolucatisa.html" text:style-name="Internet_20_link" text:visited-style-name="Visited_20_Internet_20_Link">
<text:span text:style-name="T4">
 Zelensky </text:span>
</text:a>
据报道，4月26日在罗马<text:a xlink:type="simple" xlink:href="https://www.ukrinform.ua/rubric-vidbudova/3700764-u-rimi-rozpocinaetsa-konferencia-z-vidbudovi-ukraini.html" text:style-name="Internet_20_link" text:visited-style-name="Visited_20_Internet_20_Link">
</text:a>
从乌克兰的工作。</text:p>
      <text:p text:style-name="P4">
<text:span text:style-name="T5">
foto：Denis Shmigal，Telegram</text:span>
</text:p>
      <text:p text:style-name="P4">
News Source: <text:a xlink:type="simple" xlink:href="https://www.ukrinform.ua/rubric-ato/3701081-ukraina-zacikavlena-u-lokalizacii-virobnictva-tehniki-aku-otrimue-vid-partneriv-zelenskij.html" text:style-name="Internet_20_link" text:visited-style-name="Visited_20_Internet_20_Link">
https://www.ukrinform.ua/rubric-ato/3701081-ukraina-zacikavlena-u-lokalizacii-virobnictva-tehniki-aku-otrimue-vid-partneriv-zelenskij.html</text:a>
</text:p>
      <!--NEWS-->
      <text:h text:style-name="P10" text:outline-level="1">
<text:span text:style-name="T4">
Supragag本赛季不会为Dynamo效力 - 前锋需要另一个手术</text:span>
</text:h>
      <text:p text:style-name="P4">
作者: Ukrinform (Person)</text:p>
      <text:p text:style-name="P4">
出版商: Укринформ (Organization)</text:p>
      <text:p text:style-name="P4">
出版时间: 2023-04-26T17:43:00+03:00</text:p>
      <text:p text:style-name="P4">
修改时间: 2023-04-26T17:43:00+03:00</text:p>
      <text:p text:style-name="P4">
描述: 迪纳摩前锋弗拉迪斯拉夫·苏普里齐（Vladislav Supryazi）可能需要另一项手术。  - 乌克林。</text:p>
      <text:p text:style-name="P4">
图片: ["<text:a xlink:type="simple" xlink:href="https://static.ukrinform.com/photos/2023_04/thumb_files/630_360_1682520140-824.jpg" text:style-name="Internet_20_link" text:visited-style-name="Visited_20_Internet_20_Link">
630_360_16825...</text:a>
"]</text:p>
      <text:p text:style-name="P4">
标签: ['Динамо', 'Футбол']</text:p>
      <text:p text:style-name="P4">
类型: Article</text:p>
      <!--METADATA-->
      <text:p text:style-name="P4">
<draw:frame draw:style-name="fr1" draw:name="Image197" text:anchor-type="as-char" svg:width="6.9236in" svg:height="3.956343in" draw:z-index="0">
<draw:image xlink:href="../Images/yкринформ/2023-04-26T17-43-00-03-00/630_360_1682520140-824.jpg" xlink:type="simple" xlink:show="embed" xlink:actuate="onLoad" draw:mime-type="image/jpeg"/>
</draw:frame>
迪纳摩前锋弗拉迪斯拉夫·苏普里齐(Vladislav Supryazi)可能需要更多的乐团干预。</text:p>
      <text:p text:style-name="P4">
告知<text:a xlink:type="simple" xlink:href="https://t.me/zoryalondonsk/5375" text:style-name="Internet_20_link" text:visited-style-name="Visited_20_Internet_20_Link">
</text:a>
乌克林福姆报道，安德鲁·托多斯(Andrew Todos)在Histelegram频道上。</text:p>
      <text:p text:style-name="P4">
这位23岁的足球运动员受伤后无法完全康复。 早些时候，他的背部手术稳定。</text:p>
      <text:p text:style-name="P4">
<text:span text:style-name="T4">
另请阅读：</text:span>
 <text:a xlink:type="simple" xlink:href="https://www.ukrinform.ua/rubric-sports/3699404-lucesku-jde-na-likarnanij-dinamo-keruvatime-sovkovskij.html" text:style-name="Internet_20_link" text:visited-style-name="Visited_20_Internet_20_Link">
<text:span text:style-name="T4">
 lucescu </text:span>
</text:a>
据消息人士称，本赛季弗拉迪斯拉夫不会去球场。</text:p>
      <text:p text:style-name="P4">
照片：发电机FC(基辅).</text:p>
      <text:p text:style-name="P4">
News Source: <text:a xlink:type="simple" xlink:href="https://www.ukrinform.ua/rubric-sports/3701082-supraga-ne-zigrae-za-dinamo-cogo-sezonu-forvardu-potribna-cergova-operacia.html" text:style-name="Internet_20_link" text:visited-style-name="Visited_20_Internet_20_Link">
https://www.ukrinform.ua/rubric-sports/3701082-supraga-ne-zigrae-za-dinamo-cogo-sezonu-forvardu-potribna-cergova-operacia.html</text:a>
</text:p>
      <!--NEWS-->
      <text:h text:style-name="P10" text:outline-level="1">
<text:span text:style-name="T4">
俄罗斯联邦在与乌克兰 - 军事媒体中心的战斗中使用36.9万军事</text:span>
</text:h>
      <text:p text:style-name="P4">
作者: Ukrinform (Person)</text:p>
      <text:p text:style-name="P4">
出版商: Укринформ (Organization)</text:p>
      <text:p text:style-name="P4">
出版时间: 2023-04-26T17:52:00+03:00</text:p>
      <text:p text:style-name="P4">
修改时间: 2023-04-26T17:52:00+03:00</text:p>
      <text:p text:style-name="P4">
描述: 俄罗斯针对乌克兰联邦的占领部队是3.69,000名人员，约有5,900个重型武器。  - 乌克林。</text:p>
      <text:p text:style-name="P4">
图片: ["<text:a xlink:type="simple" xlink:href="https://static.ukrinform.com/photos/2022_04/thumb_files/630_360_1649246846-717.jpg" text:style-name="Internet_20_link" text:visited-style-name="Visited_20_Internet_20_Link">
630_360_16492...</text:a>
", "<text:a xlink:type="simple" xlink:href="https://static.ukrinform.com/photos/2023_04/1682520422-889.jpg" text:style-name="Internet_20_link" text:visited-style-name="Visited_20_Internet_20_Link">
1682520422-88...</text:a>
"]</text:p>
      <text:p text:style-name="P4">
标签: ['Російські військові', 'Військова техніка', 'Війна з росією']</text:p>
      <text:p text:style-name="P4">
类型: Article</text:p>
      <!--METADATA-->
      <text:p text:style-name="P4">
<draw:frame draw:style-name="fr1" draw:name="Image198" text:anchor-type="as-char" svg:width="6.9236in" svg:height="3.956343in" draw:z-index="0">
<draw:image xlink:href="../Images/yкринформ/2023-04-26T17-52-00-03-00/630_360_1649246846-717.jpg" xlink:type="simple" xlink:show="embed" xlink:actuate="onLoad" draw:mime-type="image/jpeg"/>
</draw:frame>
今天，俄罗斯对乌克兰联邦的职业已有36.9万人和约5,900辆重型武器。</text:p>
      <text:p text:style-name="P4">
正如乌克林福姆报道的那样，关于<text:a xlink:type="simple" xlink:href="https://t.me/militarymediacenter/1789" text:style-name="Internet_20_link" text:visited-style-name="Visited_20_Internet_20_Link">
</text:a>
报告军事媒体中心。</text:p>
      <text:p text:style-name="P4">
<draw:frame draw:style-name="fr1" draw:name="Image199" text:anchor-type="as-char" svg:width="6.9236in" svg:height="7.923676in" draw:z-index="0">
<draw:image xlink:href="../Images/yкринформ/2023-04-26T17-52-00-03-00/1682520422-889.jpg" xlink:type="simple" xlink:show="embed" xlink:actuate="onLoad" draw:mime-type="image/jpeg"/>
</draw:frame>
“根据最新数据，俄罗斯在与乌克兰战斗之前最多可容纳122个军团的48旅，占领军大约有315个阵型。 敌人总共使用了大约369,000个重型武器的人员，“敌人使用敌人”。</text:p>
      <text:p text:style-name="P4">
<text:span text:style-name="T4">
另请阅读：</text:span>
 <text:a xlink:type="simple" xlink:href="https://www.ukrinform.ua/rubric-ato/3699873-rosia-akumulue-raketi-dla-zrivu-nastupalnoi-operacii-ukraini-budanov.html" text:style-name="Internet_20_link" text:visited-style-name="Visited_20_Internet_20_Link">
</text:a>
值得注意的是，克里姆林宫的长期计划保持不变 - 乌克兰说服乌克兰进行谈判的力量。 为此，占领将把他们的努力集中在进攻行动上，以确定顿涅茨克地区重要中心的防御力量：巴赫穆特仍然是敌人的优先事项，即对中心建立完全控制； 敌人还将继续企图抓住Avdiivka和Marinka地区的其他城市。</text:p>
      <text:p text:style-name="P4">
同时，敌人在白俄罗斯纳普里卡(Belarusian Naprymka)中的进攻行动看起来极不可能。</text:p>
      <text:p text:style-name="P4">
还强调，敌人指导进入顿涅茨克地区行政边界的努力，以及在临时占领地区控制下的维护。 据记录，为此，俄罗斯军队加强了他们的陆地凹槽，以实现一个团。</text:p>
      <text:p text:style-name="P4">
<text:span text:style-name="T4">
另请阅读：</text:span>
 <text:a xlink:type="simple" xlink:href="https://www.ukrinform.ua/rubric-ato/3700702-ukraina-diatime-za-svoim-sekretnim-planom-akso-postacanna-zbroi-budut-potuznimi-danilov.html" text:style-name="Internet_20_link" text:visited-style-name="Visited_20_Internet_20_Link">
</text:a>
据乌克林福姆报道，从2022年2月24日至2023年26日，从2023年2月24日开始清算了约1.88亿410名俄罗斯入侵者，在过去一天，另外640人被清算。 也被摧毁：敌方坦克3692单元(+4)，战斗装甲车-7162(+11)，炮兵系统-2877(+14)，RSVV -539(+0)，防空-292(+1), <text:a xlink:type="simple" xlink:href="https://www.ukrinform.ua/tag-litak" text:style-name="Internet_20_link" text:visited-style-name="Visited_20_Internet_20_Link">
</text:a>
 -  308(+0)，直升机-294(+0)，无人机手术级别2440(+3)，有翼火箭-911(+0)，船 /船-18(+0)，汽车设备和坦克-5792(+8)，特殊设备-352(+7).</text:p>
      <text:p text:style-name="P4">
News Source: <text:a xlink:type="simple" xlink:href="https://www.ukrinform.ua/rubric-ato/3701086-rf-vikoristovue-u-boah-proti-ukraini-369-tisac-vijskovih-military-media-center.html" text:style-name="Internet_20_link" text:visited-style-name="Visited_20_Internet_20_Link">
https://www.ukrinform.ua/rubric-ato/3701086-rf-vikoristovue-u-boah-proti-ukraini-369-tisac-vijskovih-military-media-center.html</text:a>
</text:p>
      <!--NEWS-->
      <text:h text:style-name="P10" text:outline-level="1">
<text:span text:style-name="T4">
有交叉点：OP OP揭示了Zelensky与XI Jinping的对话的细节</text:span>
</text:h>
      <text:p text:style-name="P4">
作者: Ukrinform (Person)</text:p>
      <text:p text:style-name="P4">
出版商: Укринформ (Organization)</text:p>
      <text:p text:style-name="P4">
出版时间: 2023-04-26T17:54:00+03:00</text:p>
      <text:p text:style-name="P4">
修改时间: 2023-04-26T17:54:00+03:00</text:p>
      <text:p text:style-name="P4">
描述: 沃迪米尔·泽伦斯基（Volodymyr Zelenskyy）总统和中华人民共和国习近平的负责人在电话交谈中交换了想法，并向乌克兰介绍了他们的和平计划。  - 乌克林。</text:p>
      <text:p text:style-name="P4">
图片: ["<text:a xlink:type="simple" xlink:href="https://static.ukrinform.com/photos/2021_06/thumb_files/630_360_1623145549-151.jpg" text:style-name="Internet_20_link" text:visited-style-name="Visited_20_Internet_20_Link">
630_360_16231...</text:a>
"]</text:p>
      <text:p text:style-name="P4">
标签: ['Китай', 'Сі Цзіньпін', 'Зеленський', 'Війна з росією', 'Єдині новини']</text:p>
      <text:p text:style-name="P4">
类型: Article</text:p>
      <!--METADATA-->
      <text:p text:style-name="P4">
<draw:frame draw:style-name="fr1" draw:name="Image200" text:anchor-type="as-char" svg:width="6.9236in" svg:height="3.956343in" draw:z-index="0">
<draw:image xlink:href="../Images/yкринформ/2023-04-26T17-54-00-03-00/630_360_1623145549-151.jpg" xlink:type="simple" xlink:show="embed" xlink:actuate="onLoad" draw:mime-type="image/jpeg"/>
</draw:frame>
总统洛尔迪尔·泽伦斯基(Lordir Zelensky)和中华人民共和国习近平的负责人通过电话交谈与他们的计划交流了与乌克兰和平的电话交谈。</text:p>
      <text:p text:style-name="P4">
乌克林福音通讯员报道，这是由乌克兰国际乌克兰州尼基法罗夫·韦菲里·泰洛尔(Sergey Nikiforov Vefiri Teelorphone)主管的新闻报道宣布的。</text:p>
      <text:p text:style-name="P4">
“这是恢复最高级别的直接对话，这是我们的外交官交流思想的发生。 中国主席已经由中国和平计划亲自提出，该计划在公共空间中，<text:a xlink:type="simple" xlink:href="https://www.ukrinform.ua/tag-prezident" text:style-name="Internet_20_link" text:visited-style-name="Visited_20_Internet_20_Link">
</text:a>
乌克兰讲述了我们的配方，该配方包括10个步骤，这是我们实现的优先事项。 令人高兴的是，例如，某些点已经具有这样的交叉点，例如，核武器的不变，不能成为人质。 这些是乌克兰中国立场的交集的要点，您可以从中开始进行对话。”总统发言人说。</text:p>
      <text:p text:style-name="P4">
<text:span text:style-name="T4">
另请阅读：</text:span>
 <text:a xlink:type="simple" xlink:href="https://www.ukrinform.ua/rubric-world/3699903-posolstvo-kitau-u-francii-vidalilo-zapis-zaavi-posla-lu-sae-pro-kolisni-radanski-respubliki.html" text:style-name="Internet_20_link" text:visited-style-name="Visited_20_Internet_20_Link">
<text:span text:style-name="T4">
中国</text:span>
</text:a>
据他说，这次对话并没有期望这次谈话的具体安排，这很重要，这可能是恢复乌克兰 - 中国关系发展的第一步和动力。</text:p>
      <text:p text:style-name="P4">
Nikiforov还指出，乌克兰被告知任命一位应该来乌克兰的中国特定代表。</text:p>
      <text:p text:style-name="P4">
“让我们看看他会带来什么。 我了解他将更详细地了解该职位。 让我们做到，我们将非常积极地与中国进行这种直接对话。”国家元首发言人补充说。</text:p>
      <text:p text:style-name="P4">
Nikiforov回忆说，乌克兰长期以来一直愿意与中国交谈，但是当被问及谁发起当前的对话时，他回答：“这是一个关注的焦点。”</text:p>
      <text:p text:style-name="P4">
<text:span text:style-name="T4">
另请阅读：</text:span>
 <text:a xlink:type="simple" xlink:href="https://www.ukrinform.ua/rubric-world/3701089-u-bilomu-domi-vitaut-rozmovu-zelenskogo-j-si-ale-z-visnovkami-ne-pospisaut.html" text:style-name="Internet_20_link" text:visited-style-name="Visited_20_Internet_20_Link">
</text:a>
4月26日，沃迪米尔·泽伦斯基(Volodymyr Zelenskyy)总统于4月26日与Knri Jinping负责人进行了电话交谈。</text:p>
      <text:p text:style-name="P4">
News Source: <text:a xlink:type="simple" xlink:href="https://www.ukrinform.ua/rubric-polytics/3701093-e-tocki-peretinu-v-op-rozkrili-detali-rozmovi-zelenskogo-iz-si-czinpinom.html" text:style-name="Internet_20_link" text:visited-style-name="Visited_20_Internet_20_Link">
https://www.ukrinform.ua/rubric-polytics/3701093-e-tocki-peretinu-v-op-rozkrili-detali-rozmovi-zelenskogo-iz-si-czinpinom.html</text:a>
</text:p>
      <!--NEWS-->
      <text:h text:style-name="P10" text:outline-level="1">
<text:span text:style-name="T4">
在白天</text:span>
</text:h>
      <text:p text:style-name="P4">
作者: Ukrinform (Person)</text:p>
      <text:p text:style-name="P4">
出版商: Укринформ (Organization)</text:p>
      <text:p text:style-name="P4">
出版时间: 2023-04-26T17:55:00+03:00</text:p>
      <text:p text:style-name="P4">
修改时间: 2023-04-26T17:55:00+03:00</text:p>
      <text:p text:style-name="P4">
描述: 俄罗斯军队约有12.00发射了Zaporozhye的郊区，平民中没有受害者。 总共，占领者向塔夫里亚（Tavriya）的方向发射了356次。  - 乌克林。</text:p>
      <text:p text:style-name="P4">
图片: ["<text:a xlink:type="simple" xlink:href="https://static.ukrinform.com/photos/2022_07/thumb_files/630_360_1658910361-742.jpg" text:style-name="Internet_20_link" text:visited-style-name="Visited_20_Internet_20_Link">
630_360_16589...</text:a>
"]</text:p>
      <text:p text:style-name="P4">
标签: ['Обстріл', 'ЗСУ', 'Війна з росією', 'Єдині новини']</text:p>
      <text:p text:style-name="P4">
类型: Article</text:p>
      <!--METADATA-->
      <text:p text:style-name="P4">
<draw:frame draw:style-name="fr1" draw:name="Image201" text:anchor-type="as-char" svg:width="6.9236in" svg:height="3.956343in" draw:z-index="0">
<draw:image xlink:href="../Images/yкринформ/2023-04-26T17-55-00-03-00/630_360_1658910361-742.jpg" xlink:type="simple" xlink:show="embed" xlink:actuate="onLoad" draw:mime-type="image/jpeg"/>
</draw:frame>
RF Brizko部队在Zaporozhye的郊区被解雇，民事法规中没有受害者。 总共在Tavriysky流中开了356次入侵者。</text:p>
      <text:p text:style-name="P4">
乌克林福姆(Ukrinform)表示，塔夫里斯基(Tavriysky)国防军中心的记者Alexeydmitrashkivskyi。</text:p>
      <text:p text:style-name="P4">
“在11.28恐怖分子军队中，莫斯科部落向Zaporizhzhya RSZV郊区开火，并击中了我们不会打电话的对象之一。 但是，根据初步信息，平民中没有受害者。相反，敌人继续在Marinka和Karlovka地区进行战斗，开展设备 - 过去几天他们是26岁。(https://www.ukrinform.ua/tag-obstril)到了晚上，朝这个方向的炮击总数为356。”</text:p>
      <text:p text:style-name="P4">
他还指出，在过去的24小时内，尚未使用设备的敌人的活动有所减少。 但是，前一天，在Marinka地区，收藏家在四天内首次使用它。</text:p>
      <text:p text:style-name="P4">
Dmitryashkivsky提醒敌人将敌人带到了Avdiivka地区，但他目前不使用它，仅诉诸于表现出军事遵守。</text:p>
      <text:p text:style-name="P4">
<text:span text:style-name="T4">
另请阅读：</text:span>
 <text:a xlink:type="simple" xlink:href="https://www.ukrinform.ua/rubric-ato/3701066-oznak-pidgotovki-nastupu-rosian-pid-vugledarom-ne-sposterigaetsa-sili-oboroni.html" text:style-name="Internet_20_link" text:visited-style-name="Visited_20_Internet_20_Link">
</text:a>
根据发言人的说法，敌人在顿涅茨克的方向上积极进行人事旋转。 在这种情况下，Z的突击单位(质量都位于质量)中，道德和心理状态低。</text:p>
      <text:p text:style-name="P4">
“我们截取了报告和记录视频内容的电话。 该单位的战斗人员表明他们不是由合同签署的，他们不付钱。 非常尴尬的是，在战场上受伤期间禁止医疗护理，因此，这是他们的关注点，他们转向他们的朋友，同事，愿意不签订合同，不同意这项工作，”发言人说。</text:p>
      <text:p text:style-name="P4">
正如乌克林福姆报道的那样，4月24日，德米特里什基夫斯基报道了<text:a xlink:type="simple" xlink:href="https://www.ukrinform.ua/rubric-ato/3699857-rosiani-perekidaut-pid-avdiivku-tankovu-brigadu-sili-oboroni.html" text:style-name="Internet_20_link" text:visited-style-name="Visited_20_Internet_20_Link">
</text:a>
这将在不久的将来用于乌克兰国防军的进攻。</text:p>
      <text:p text:style-name="P4">
News Source: <text:a xlink:type="simple" xlink:href="https://www.ukrinform.ua/rubric-ato/3701087-za-dobu-rosiani-356-raziv-obstrilali-tavrijskij-napramok-sili-oboroni.html" text:style-name="Internet_20_link" text:visited-style-name="Visited_20_Internet_20_Link">
https://www.ukrinform.ua/rubric-ato/3701087-za-dobu-rosiani-356-raziv-obstrilali-tavrijskij-napramok-sili-oboroni.html</text:a>
</text:p>
      <!--NEWS-->
      <text:h text:style-name="P10" text:outline-level="1">
<text:span text:style-name="T4">
关于罗马会议的Shmigal：实施重建项目有兴趣</text:span>
</text:h>
      <text:p text:style-name="P4">
作者: Ukrinform (Person)</text:p>
      <text:p text:style-name="P4">
出版商: Укринформ (Organization)</text:p>
      <text:p text:style-name="P4">
出版时间: 2023-04-26T17:56:00+03:00</text:p>
      <text:p text:style-name="P4">
修改时间: 2023-04-26T17:56:00+03:00</text:p>
      <text:p text:style-name="P4">
描述: 乌克兰将成为欧盟的成员，这是意大利业务应该投资乌克兰的论点之一。  - 乌克林。</text:p>
      <text:p text:style-name="P4">
图片: ["<text:a xlink:type="simple" xlink:href="https://static.ukrinform.com/photos/2023_04/thumb_files/630_360_1682520138-689.jpg" text:style-name="Internet_20_link" text:visited-style-name="Visited_20_Internet_20_Link">
630_360_16825...</text:a>
", "<text:a xlink:type="simple" xlink:href="https://static.ukrinform.com/photos/2023_04/1682520138-340.jpg" text:style-name="Internet_20_link" text:visited-style-name="Visited_20_Internet_20_Link">
1682520138-34...</text:a>
", "<text:a xlink:type="simple" xlink:href="https://static.ukrinform.com/photos/2023_04/1682520138-361.jpg" text:style-name="Internet_20_link" text:visited-style-name="Visited_20_Internet_20_Link">
1682520138-36...</text:a>
", "<text:a xlink:type="simple" xlink:href="https://static.ukrinform.com/photos/2023_04/1682520139-362.jpg" text:style-name="Internet_20_link" text:visited-style-name="Visited_20_Internet_20_Link">
1682520139-36...</text:a>
", "<text:a xlink:type="simple" xlink:href="https://static.ukrinform.com/photos/2023_04/1682520105-787.jpg" text:style-name="Internet_20_link" text:visited-style-name="Visited_20_Internet_20_Link">
1682520105-78...</text:a>
"]</text:p>
      <text:p text:style-name="P4">
标签: ['Італія', 'Шмигаль', 'Конференція', 'Відбудова']</text:p>
      <text:p text:style-name="P4">
类型: Article</text:p>
      <!--METADATA-->
      <text:p text:style-name="P4">
<draw:frame draw:style-name="fr1" draw:name="Image202" text:anchor-type="as-char" svg:width="6.9236in" svg:height="3.956343in" draw:z-index="0">
<draw:image xlink:href="../Images/yкринформ/2023-04-26T17-56-00-03-00/630_360_1682520138-689.jpg" xlink:type="simple" xlink:show="embed" xlink:actuate="onLoad" draw:mime-type="image/jpeg"/>
</draw:frame>
乌克兰联盟是欧盟的成员，这是为什么值得在乌克兰进行投资的论点之一。</text:p>
      <text:p text:style-name="P4">
总理丹尼斯·施米加尔(Denis Shmigal)在<text:a xlink:type="simple" xlink:href="https://t.me/Denys_Smyhal/5099" text:style-name="Internet_20_link" text:visited-style-name="Visited_20_Internet_20_Link">
</text:a>
乌克林福姆报道，在参加罗马的复苏之后。</text:p>
      <text:p text:style-name="P4">
<draw:frame draw:style-name="fr1" draw:name="Image203" text:anchor-type="as-char" svg:width="6.9236in" svg:height="4.602912in" draw:z-index="0">
<draw:image xlink:href="../Images/yкринформ/2023-04-26T17-56-00-03-00/1682520138-340.jpg" xlink:type="simple" xlink:show="embed" xlink:actuate="onLoad" draw:mime-type="image/jpeg"/>
</draw:frame>
<text:span text:style-name="T4">
另请阅读：</text:span>
 <text:a xlink:type="simple" xlink:href="https://www.ukrinform.ua/rubric-vidbudova/3701043-ukraina-rozrahovue-na-aktivnu-ucast-italii-u-vidnovlenni-smigal.html" text:style-name="Internet_20_link" text:visited-style-name="Visited_20_Internet_20_Link">
<text:span text:style-name="T4">
 shmigal </text:span>
</text:a>
“乌克兰将成为欧盟的成员，这是为什么意大利业务值得今天在乌克兰进行投资的论点之一。 他在罗马会议上强调了这一点。 演讲<text:a xlink:type="simple" xlink:href="https://www.ukrinform.ua/rubric-vidbudova/3701055-meloni-hoce-sob-italijci-zastosuvali-dosvid-svogo-ekonomicnogo-diva-1960h-rokiv-v-ukraini.html" text:style-name="Internet_20_link" text:visited-style-name="Visited_20_Internet_20_Link">
</text:a>
 , <text:a xlink:type="simple" xlink:href="https://www.ukrinform.ua/rubric-vidbudova/3701072-zelenskij-kaze-so-proekt-vidbudovi-potriben-vze-cogoric-zaklikae-italijciv-dolucatisa.html" text:style-name="Internet_20_link" text:visited-style-name="Visited_20_Internet_20_Link">
</text:a>
而且，如果有数百家意大利和乌克兰公司(Taasociation的企业)筹集了筹集资金，这表明我们对实施项目有共同的兴趣。”政府负责人说。</text:p>
      <text:p text:style-name="P4">
<draw:frame draw:style-name="fr1" draw:name="Image204" text:anchor-type="as-char" svg:width="6.9236in" svg:height="4.615733in" draw:z-index="0">
<draw:image xlink:href="../Images/yкринформ/2023-04-26T17-56-00-03-00/1682520138-361.jpg" xlink:type="simple" xlink:show="embed" xlink:actuate="onLoad" draw:mime-type="image/jpeg"/>
</draw:frame>
<draw:frame draw:style-name="fr1" draw:name="Image205" text:anchor-type="as-char" svg:width="6.9236in" svg:height="4.615733in" draw:z-index="0">
<draw:image xlink:href="../Images/yкринформ/2023-04-26T17-56-00-03-00/1682520139-362.jpg" xlink:type="simple" xlink:show="embed" xlink:actuate="onLoad" draw:mime-type="image/jpeg"/>
</draw:frame>
<text:span text:style-name="T4">
另请阅读：</text:span>
 <text:a xlink:type="simple" xlink:href="https://www.ukrinform.ua/rubric-ato/3701032-italia-hoce-prijnati-konferenciu-z-vidnovlenna-ukraini-u-2025-roci-meloni.html" text:style-name="Internet_20_link" text:visited-style-name="Visited_20_Internet_20_Link">
</text:a>
Shmigal邀请意大利公司对乌克兰进行投资，并已经实施了复苏。 毕竟，在实施大型恢复计划期间，那些在乌克兰进行投资的人将获得最佳的可能性和前景。</text:p>
      <text:p text:style-name="P4">
<draw:frame draw:style-name="fr1" draw:name="Image206" text:anchor-type="as-char" svg:width="6.9236in" svg:height="4.615733in" draw:z-index="0">
<draw:image xlink:href="../Images/yкринформ/2023-04-26T17-56-00-03-00/1682520105-787.jpg" xlink:type="simple" xlink:show="embed" xlink:actuate="onLoad" draw:mime-type="image/jpeg"/>
</draw:frame>
<text:span text:style-name="T4">
另请阅读：</text:span>
 <text:a xlink:type="simple" xlink:href="https://www.ukrinform.ua/rubric-economy/3701022-viznacena-svitovim-bankom-suma-zbitkiv-ukraini-vid-rozvazanoi-rosieu-vijni-podvoitsa-premer.html" text:style-name="Internet_20_link" text:visited-style-name="Visited_20_Internet_20_Link">
</text:a>
正如乌克林福姆(Ukrinform)报道的，总理<text:a xlink:type="simple" xlink:href="https://www.ukrinform.ua/tag-smigal" text:style-name="Internet_20_link" text:visited-style-name="Visited_20_Internet_20_Link">
</text:a>
它在罗马。 他参加了关于乌克兰问题的双边会议，该会议由意大利犹太人梅洛尼(Meloni)主席和总理举行会议。 计划与意大利国防部长以及意大利议会议会的负责人举行会议。 弗朗西斯教皇还将在4月27日接受shmigal。</text:p>
      <text:p text:style-name="P4">
<text:span text:style-name="T5">
foto：Denis Shmigal，Telegram</text:span>
</text:p>
      <text:p text:style-name="P4">
News Source: <text:a xlink:type="simple" xlink:href="https://www.ukrinform.ua/rubric-vidbudova/3701094-smigal-pro-konferenciu-u-rimi-maemo-spilnu-zacikavlenist-v-realizacii-proektiv-vidbudovi.html" text:style-name="Internet_20_link" text:visited-style-name="Visited_20_Internet_20_Link">
https://www.ukrinform.ua/rubric-vidbudova/3701094-smigal-pro-konferenciu-u-rimi-maemo-spilnu-zacikavlenist-v-realizacii-proektiv-vidbudovi.html</text:a>
</text:p>
      <!--NEWS-->
      <text:h text:style-name="P10" text:outline-level="1">
<text:span text:style-name="T4">
在白宫打招呼泽伦斯基和SI的谈话，但得出结论并不着急</text:span>
</text:h>
      <text:p text:style-name="P4">
作者: Ukrinform (Person)</text:p>
      <text:p text:style-name="P4">
出版商: Укринформ (Organization)</text:p>
      <text:p text:style-name="P4">
出版时间: 2023-04-26T18:00:26+03:00</text:p>
      <text:p text:style-name="P4">
修改时间: 2023-04-26T18:00:26+03:00</text:p>
      <text:p text:style-name="P4">
描述: 白宫从俄罗斯乌克兰总统弗拉基米尔·泽伦斯基（Vladimir Zelensky）与中国领导人xi jinping的俄罗斯总统联合会的全面入侵开始，向第一个致意和平。  - 乌克林。</text:p>
      <text:p text:style-name="P4">
图片: ["<text:a xlink:type="simple" xlink:href="https://static.ukrinform.com/photos/2023_04/thumb_files/630_360_1682353687-875.jpg" text:style-name="Internet_20_link" text:visited-style-name="Visited_20_Internet_20_Link">
630_360_16823...</text:a>
"]</text:p>
      <text:p text:style-name="P4">
标签: ['Сі Цзіньпін', 'США', 'Зеленський']</text:p>
      <text:p text:style-name="P4">
类型: Article</text:p>
      <!--METADATA-->
      <text:p text:style-name="P4">
<draw:frame draw:style-name="fr1" draw:name="Image207" text:anchor-type="as-char" svg:width="6.9236in" svg:height="3.956343in" draw:z-index="0">
<draw:image xlink:href="../Images/yкринформ/2023-04-26T18-00-26-03-00/630_360_1682353687-875.jpg" xlink:type="simple" xlink:show="embed" xlink:actuate="onLoad" draw:mime-type="image/jpeg"/>
</draw:frame>
在怀特达(Whiteuda)中，从全面入侵俄罗斯乌克兰沃罗迪米尔·泽伦斯基(Volodymyr Zelensky)与中国领导人XI Jinping的俄罗斯谈话的联合会开始，这是第一个。重大促进“对和平。</text:p>
      <text:p text:style-name="P4">
关于它，如报告<text:a xlink:type="simple" xlink:href="http://www.cnn.com/europe/live-news/russia-ukraine-war-news-04-26-23/h_d403a3ce4ff64e8be6646c651d8334ac" text:style-name="Internet_20_link" text:visited-style-name="Visited_20_Internet_20_Link">
</text:a>
乌克林福姆报道，约翰·柯比(John Kirby)在白宫国家安全委员会中说。</text:p>
      <text:p text:style-name="P4">
“我们欢迎有消息称总统与Zelensky之间的电话交谈。 我们认为这很好，”贝登政府说。</text:p>
      <text:p text:style-name="P4">
他指出，美国在中国一方的重要立场上处于一致的立场，以聆听乌克兰在非法和卸载俄罗斯联邦的非法入侵中的观点。</text:p>
      <text:p text:style-name="P4">
柯比补充说：“无论它将导致一些重大的和平晋升，计划还是提议，我只是不认为我们现在知道了。”</text:p>
      <text:p text:style-name="P4">
回答一个问题，中国是否可以协助达成和平协议，这是政府的代表<text:a xlink:type="simple" xlink:href="https://www.ukrinform.ua/tag-ssa" text:style-name="Internet_20_link" text:visited-style-name="Visited_20_Internet_20_Link">
</text:a>
他概述了这应该在乌克兰之下。 据他说，如果乌克兰人和泽伦斯基总统个人不适合并支持该协议，则该协议将不会是稳定或可靠的。”</text:p>
      <text:p text:style-name="P4">
柯比还指出，就他们而言，美国还不知道习近平和Zelensky之间的电话交谈。</text:p>
      <text:p text:style-name="P4">
<text:span text:style-name="T4">
另请阅读：</text:span>
 <text:a xlink:type="simple" xlink:href="https://www.ukrinform.ua/rubric-world/3701084-kitaj-napravit-do-kieva-specpredstavnika-dla-vreguluvanna-krizi-v-ukraini.html" text:style-name="Internet_20_link" text:visited-style-name="Visited_20_Internet_20_Link">
</text:a>
正如乌克林福姆报道的那样，电话[]于4月26日举行(https://www.ukrinform.ua/rubric-polytics/3700965-zelenskij-pogovoriv-z-si-czinpinom.html)。 随后，乌克兰总统任命了战略行业帕维尔·瑞亚比金(Pavel Ryabikin)的兴奋，乌克兰驻乌克兰驻中国人民共和国大使。</text:p>
      <text:p text:style-name="P4">
News Source: <text:a xlink:type="simple" xlink:href="https://www.ukrinform.ua/rubric-world/3701089-u-bilomu-domi-vitaut-rozmovu-zelenskogo-j-si-ale-z-visnovkami-ne-pospisaut.html" text:style-name="Internet_20_link" text:visited-style-name="Visited_20_Internet_20_Link">
https://www.ukrinform.ua/rubric-world/3701089-u-bilomu-domi-vitaut-rozmovu-zelenskogo-j-si-ale-z-visnovkami-ne-pospisaut.html</text:a>
</text:p>
      <!--NEWS-->
      <text:h text:style-name="P10" text:outline-level="1">
<text:span text:style-name="T4">
在乌克兰，启动了“无障碍的信息”项目 - 它设想了什么</text:span>
</text:h>
      <text:p text:style-name="P4">
作者: Ukrinform (Person)</text:p>
      <text:p text:style-name="P4">
出版商: Укринформ (Organization)</text:p>
      <text:p text:style-name="P4">
出版时间: 2023-04-26T18:03:00+03:00</text:p>
      <text:p text:style-name="P4">
修改时间: 2023-04-26T18:03:00+03:00</text:p>
      <text:p text:style-name="P4">
描述: 该项目的“无障碍信息”旨在为所有社会群体提供访问社会上重要的信息。</text:p>
      <text:p text:style-name="P4">
图片: ["<text:a xlink:type="simple" xlink:href="https://static.ukrinform.com/photos/2023_04/thumb_files/630_360_1682521049-571.jpg" text:style-name="Internet_20_link" text:visited-style-name="Visited_20_Internet_20_Link">
630_360_16825...</text:a>
"]</text:p>
      <text:p text:style-name="P4">
标签: ['Уряд', 'МКІП ', 'Безбар’єрність']</text:p>
      <text:p text:style-name="P4">
类型: Article</text:p>
      <!--METADATA-->
      <text:p text:style-name="P4">
<draw:frame draw:style-name="fr1" draw:name="Image208" text:anchor-type="as-char" svg:width="6.9236in" svg:height="3.956343in" draw:z-index="0">
<draw:image xlink:href="../Images/yкринформ/2023-04-26T18-03-00-03-00/630_360_1682521049-571.jpg" xlink:type="simple" xlink:show="embed" xlink:actuate="onLoad" draw:mime-type="image/jpeg"/>
</draw:frame>
该项目“无障碍”旨在为所有社会群体提供访问社会上重要的信息。</text:p>
      <text:p text:style-name="P4">
关于它报告<text:a xlink:type="simple" xlink:href="https://mkip.gov.ua/news/9040.html" text:style-name="Internet_20_link" text:visited-style-name="Visited_20_Internet_20_Link">
</text:a>
乌克林福姆报道，资本和信息政策部。</text:p>
      <text:p text:style-name="P4">
“现在创建新的标准以呈现信息非常重要。权力和媒体语言的表达，其对所有人的可访问性，毫无例外地可以更好地了解当局的行为，还可以促进自己的生活， ”  -  Mkip负责人亚历山大·特卡奇科(Alexander Tkachenko)说。</text:p>
      <text:p text:style-name="P4">
值得注意的是，该项目是为视觉和听力受损的人创建的，有创伤后应激障碍的人，老年人，儿童，仅接受最少教育的人，外国人。</text:p>
      <text:p text:style-name="P4">
该项目是根据措施制定的，以实施在2030年之前在乌克兰建立障碍空间的国家战略，该战略<text:a xlink:type="simple" xlink:href="https://www.ukrinform.ua/rubric-polytics/3700617-urad-uhvaliv-plan-vprovadzenna-bezbarernih-risen-na-2023-2024-roki.html" text:style-name="Internet_20_link" text:visited-style-name="Visited_20_Internet_20_Link">
</text:a>
。 它的目的是使乌克兰更接近欧洲障碍标准。</text:p>
      <text:p text:style-name="P4">
<text:span text:style-name="T4">
另请阅读：</text:span>
 <text:a xlink:type="simple" xlink:href="https://www.ukrinform.ua/rubric-society/3688756-ludi-z-invalidnistu-maut-otrimati-vsi-mozlivosti-povernutisa-do-roboti-zelenska.html" text:style-name="Internet_20_link" text:visited-style-name="Visited_20_Internet_20_Link">
</text:a>
该部还提醒将引入电子监控工具以控制行动计划的实施，该工具将在实施计划措施的每个方向上记录计量，以可供公共当局和公众访问。 政府团队在Elena Zelenskaya的第一个故事中的支持下，政府团队开发了从创建自由空间的变化架构。</text:p>
      <text:p text:style-name="P4">
如报道，第一次<text:a xlink:type="simple" xlink:href="https://mkip.gov.ua/news/8607.html" text:style-name="Internet_20_link" text:visited-style-name="Visited_20_Internet_20_Link">
</text:a>
障碍信息MKIP于2023年2月16日在障碍委员会举行，并提供了全日制20个部委。 据他说，计划了两个行动。 第一个预测官员表达的语言的简化。 第二块包括提供不同健康缺陷的人的媒体服务。</text:p>
      <text:p text:style-name="P4">
<text:span text:style-name="T5">
opto mkip</text:span>
</text:p>
      <text:p text:style-name="P4">
News Source: <text:a xlink:type="simple" xlink:href="https://www.ukrinform.ua/rubric-society/3701090-v-ukraini-zapuskaut-proekt-informacia-bez-bareriv-so-vin-peredbacae.html" text:style-name="Internet_20_link" text:visited-style-name="Visited_20_Internet_20_Link">
https://www.ukrinform.ua/rubric-society/3701090-v-ukraini-zapuskaut-proekt-informacia-bez-bareriv-so-vin-peredbacae.html</text:a>
</text:p>
      <!--NEWS-->
      <text:h text:style-name="P10" text:outline-level="1">
<text:span text:style-name="T4">
微软在英国被视频游戏开发商封锁了近700亿美元</text:span>
</text:h>
      <text:p text:style-name="P4">
作者: Ukrinform (Person)</text:p>
      <text:p text:style-name="P4">
出版商: Укринформ (Organization)</text:p>
      <text:p text:style-name="P4">
出版时间: 2023-04-26T18:03:47+03:00</text:p>
      <text:p text:style-name="P4">
修改时间: 2023-04-26T18:03:47+03:00</text:p>
      <text:p text:style-name="P4">
描述: 英国竞争和市场（CMA）以687亿美元的价格阻止了活动暴风雪活动暴风雪。  - 乌克林。</text:p>
      <text:p text:style-name="P4">
图片: ["<text:a xlink:type="simple" xlink:href="https://static.ukrinform.com/photos/2017_06/thumb_files/630_360_1498715441-6043.jpg" text:style-name="Internet_20_link" text:visited-style-name="Visited_20_Internet_20_Link">
630_360_14987...</text:a>
"]</text:p>
      <text:p text:style-name="P4">
标签: ['Британія', 'Microsoft', 'Технології']</text:p>
      <text:p text:style-name="P4">
类型: Article</text:p>
      <!--METADATA-->
      <text:p text:style-name="P4">
<draw:frame draw:style-name="fr1" draw:name="Image209" text:anchor-type="as-char" svg:width="6.9236in" svg:height="3.956343in" draw:z-index="0">
<draw:image xlink:href="../Images/yкринформ/2023-04-26T18-03-47-03-00/630_360_1498715441-6043.jpg" xlink:type="simple" xlink:show="embed" xlink:actuate="onLoad" draw:mime-type="image/jpeg"/>
</draw:frame>
英国竞争和市场办公室(CMA)微软以687亿美元的价格购买了视频游戏暴雪的视频游戏开发人员的登录。</text:p>
      <text:p text:style-name="P4">
正如乌克林福姆报道的那样，它报告了<text:a xlink:type="simple" xlink:href="http://www.bbc.com/news/entertainment-arts-65378617" text:style-name="Internet_20_link" text:visited-style-name="Visited_20_Internet_20_Link">
</text:a>
。</text:p>
      <text:p text:style-name="P4">
值得注意的是，CMA表示担心该协议将“为云游戏业务中的游戏玩家提供较少的创新和更少的选择。”</text:p>
      <text:p text:style-name="P4">
Microsoft和Activision不同意这一决定，并表示他们将提出上诉。</text:p>
      <text:p text:style-name="P4">
“ CMA报告违反了野心<text:a xlink:type="simple" xlink:href="https://www.ukrinform.ua/tag-britania" text:style-name="Internet_20_link" text:visited-style-name="Visited_20_Internet_20_Link">
</text:a>
拥有一个有吸引力的国家来创造技术业务。 我们将在吸引人的同时与微软积极合作，以取消这一决定。” Activision说。</text:p>
      <text:p text:style-name="P4">
为了同意该协议，必须得到英国，美国和欧盟的监管机构的批准。</text:p>
      <text:p text:style-name="P4">
CMA是三个调节剂中的第一个制造解决方案，该解决方案可能会被Microsoft与Activision Blizzard吸收。 成本将转变为687亿美元。</text:p>
      <text:p text:style-name="P4">
<text:span text:style-name="T4">
另请阅读：</text:span>
 <text:a xlink:type="simple" xlink:href="https://www.ukrinform.ua/rubric-technology/3693879-microsoft-pripinila-garantijne-obslugovuvanna-pristavok-xbox-u-rosii.html" text:style-name="Internet_20_link" text:visited-style-name="Visited_20_Internet_20_Link">
<text:span text:style-name="T4">
 Microsoft </text:span>
</text:a>
根据乌克林福姆的说法，Chatgpt人工智能系统的基础技术将添加到Microsoft365工作软件中。</text:p>
      <text:p text:style-name="P4">
News Source: <text:a xlink:type="simple" xlink:href="https://www.ukrinform.ua/rubric-technology/3701091-u-britanii-zablokuvali-ugodu-microsoft-iz-rozrobnikom-videoigor-na-majze-70-milardiv.html" text:style-name="Internet_20_link" text:visited-style-name="Visited_20_Internet_20_Link">
https://www.ukrinform.ua/rubric-technology/3701091-u-britanii-zablokuvali-ugodu-microsoft-iz-rozrobnikom-videoigor-na-majze-70-milardiv.html</text:a>
</text:p>
      <!--NEWS-->
      <text:h text:style-name="P10" text:outline-level="1">
<text:span text:style-name="T4">
德国的球员将与乌克兰国家队进行特别比赛 - 邦德斯蒂姆的导师</text:span>
</text:h>
      <text:p text:style-name="P4">
作者: Ukrinform (Person)</text:p>
      <text:p text:style-name="P4">
出版商: Укринформ (Organization)</text:p>
      <text:p text:style-name="P4">
出版时间: 2023-04-26T18:08:37+03:00</text:p>
      <text:p text:style-name="P4">
修改时间: 2023-04-26T18:08:37+03:00</text:p>
      <text:p text:style-name="P4">
描述: 德国橄榄球队汉斯·迪特·弗里克（Hans-Diter Flik）的主教练评论了他的团队为六月的控制比赛准备，其中一项德国人将接待乌克兰国家队。  - 乌克林。</text:p>
      <text:p text:style-name="P4">
图片: ["<text:a xlink:type="simple" xlink:href="https://static.ukrinform.com/photos/2023_04/thumb_files/630_360_1682521633-851.jpg" text:style-name="Internet_20_link" text:visited-style-name="Visited_20_Internet_20_Link">
630_360_16825...</text:a>
"]</text:p>
      <text:p text:style-name="P4">
标签: ['Футбол', 'Збірна України']</text:p>
      <text:p text:style-name="P4">
类型: Article</text:p>
      <!--METADATA-->
      <text:p text:style-name="P4">
<draw:frame draw:style-name="fr1" draw:name="Image210" text:anchor-type="as-char" svg:width="6.9236in" svg:height="3.956343in" draw:z-index="0">
<draw:image xlink:href="../Images/yкринформ/2023-04-26T18-08-37-03-00/630_360_1682521633-851.jpg" xlink:type="simple" xlink:show="embed" xlink:actuate="onLoad" draw:mime-type="image/jpeg"/>
</draw:frame>
德国橄榄球队汉斯·迪特·弗里克(Hans-Diter Flik)的首席教练评论了他的6月控制比赛的球队的计划，其中之一将举办乌克兰国家队。</text:p>
      <text:p text:style-name="P4">
正如乌克林福姆报道的那样，6月12日，乌克兰国家队与德国国家队进行了马车比赛。 这将适用于历史上的德国队1000，将是慈善事业。 会议将在Vesstadion的不来梅举行。</text:p>
      <text:p text:style-name="P4">
他对这场比赛的想法，总的来说是<text:a xlink:type="simple" xlink:href="https://www.dfb.de/news/detail/dfb-team-trifft-im-juni-auf-die-ukraine-polen-und-kolumbien-250790/" text:style-name="Internet_20_link" text:visited-style-name="Visited_20_Internet_20_Link">
</text:a>
德国足球联盟(DFB)Bundestim Hans Diter Flik分享了。</text:p>
      <text:p text:style-name="P4">
“我们将与乌克兰举行这场特别比赛，然后两个强大的对手 - 波兰和哥伦比亚 - 将等待陪练。 在这些社交的池塘中，我们想开发团队在第二次与比利时对照的比赛中展示的东西(2：3)”， - 弗里克说。</text:p>
      <text:p text:style-name="P4">
<text:span text:style-name="T4">
另请阅读：</text:span>
 <text:a xlink:type="simple" xlink:href="https://www.ukrinform.ua/rubric-sports/3700073-futbolna-zbirna-ukraini-otrimae-novogo-nastavnika-do-cervna-pavelko.html" text:style-name="Internet_20_link" text:visited-style-name="Visited_20_Internet_20_Link">
<text:span text:style-name="T4">
 Pavelko </text:span>
</text:a>
回想一下，德国慈善游戏的利润 - 乌克兰将继续前往DFB基金会，该基金会继续协助受埃德俄罗斯军事侵略影响的人们。 特定的项目和援助计划将与乌克兰足球协会一起选择( <text:a xlink:type="simple" xlink:href="https://uaf.ua/article/48110" text:style-name="Internet_20_link" text:visited-style-name="Visited_20_Internet_20_Link">
</text:a>
 ).</text:p>
      <text:p text:style-name="P4">
Фото dfb.de.</text:p>
      <text:p text:style-name="P4">
News Source: <text:a xlink:type="simple" xlink:href="https://www.ukrinform.ua/rubric-sports/3701096-futbolisti-nimeccini-provedut-osoblivij-matc-proti-zbirnoi-ukraini-nastavnik-bundestimu.html" text:style-name="Internet_20_link" text:visited-style-name="Visited_20_Internet_20_Link">
https://www.ukrinform.ua/rubric-sports/3701096-futbolisti-nimeccini-provedut-osoblivij-matc-proti-zbirnoi-ukraini-nastavnik-bundestimu.html</text:a>
</text:p>
      <!--NEWS-->
      <text:h text:style-name="P10" text:outline-level="1">
<text:span text:style-name="T4">
在基夫地区的一次事故中，有四个孩子受伤</text:span>
</text:h>
      <text:p text:style-name="P4">
作者: Ukrinform (Person)</text:p>
      <text:p text:style-name="P4">
出版商: Укринформ (Organization)</text:p>
      <text:p text:style-name="P4">
出版时间: 2023-04-26T18:13:00+03:00</text:p>
      <text:p text:style-name="P4">
修改时间: 2023-04-26T18:13:00+03:00</text:p>
      <text:p text:style-name="P4">
描述: 在基辅地区的奥布霍夫地区，有四个孩子受伤。  - 乌克林。</text:p>
      <text:p text:style-name="P4">
图片: ["<text:a xlink:type="simple" xlink:href="https://static.ukrinform.com/photos/2023_04/thumb_files/630_360_1682521850-142.jpg" text:style-name="Internet_20_link" text:visited-style-name="Visited_20_Internet_20_Link">
630_360_16825...</text:a>
", "<text:a xlink:type="simple" xlink:href="https://static.ukrinform.com/photos/2023_04/1682521850-805.jpg" text:style-name="Internet_20_link" text:visited-style-name="Visited_20_Internet_20_Link">
1682521850-80...</text:a>
"]</text:p>
      <text:p text:style-name="P4">
标签: ['Діти', 'ДТП', 'Київщина']</text:p>
      <text:p text:style-name="P4">
类型: Article</text:p>
      <!--METADATA-->
      <text:p text:style-name="P4">
<draw:frame draw:style-name="fr1" draw:name="Image211" text:anchor-type="as-char" svg:width="6.9236in" svg:height="3.956343in" draw:z-index="0">
<draw:image xlink:href="../Images/yкринформ/2023-04-26T18-13-00-03-00/630_360_1682521850-142.jpg" xlink:type="simple" xlink:show="embed" xlink:actuate="onLoad" draw:mime-type="image/jpeg"/>
</draw:frame>
基辅地区的Vobukhiv区受伤了四个孩子。</text:p>
      <text:p text:style-name="P4">
关于<text:a xlink:type="simple" xlink:href="https://t.me/policekyivregion/4400" text:style-name="Internet_20_link" text:visited-style-name="Visited_20_Internet_20_Link">
</text:a>
乌克林福姆报道，通知首都地区的新闻服务。</text:p>
      <text:p text:style-name="P4">
<draw:frame draw:style-name="fr1" draw:name="Image212" text:anchor-type="as-char" svg:width="6.9236in" svg:height="5.1927in" draw:z-index="0">
<draw:image xlink:href="../Images/yкринформ/2023-04-26T18-13-00-03-00/1682521850-805.jpg" xlink:type="simple" xlink:show="embed" xlink:actuate="onLoad" draw:mime-type="image/jpeg"/>
</draw:frame>
“事故发生在4月25日，在奥迪·福特·塔奥托莫比(Audi Ford Taautomobil)参与的霍多斯瓦卡(Khodosivka)村附近。 受害者在13岁，7岁和8个月大的女孩和一个10岁的男孩中住院。” 稍后细节。”警方说。</text:p>
      <text:p text:style-name="P4">
该部门稳步呼吁所有道路使用者遵守PDD。</text:p>
      <text:p text:style-name="P4">
<text:span text:style-name="T4">
另请阅读：</text:span>
 <text:a xlink:type="simple" xlink:href="https://www.ukrinform.ua/rubric-regions/3697778-na-kiivsini-stalasa-potrijna-dtp-iz-vantazivkami-dvoe-zagiblih.html" text:style-name="Internet_20_link" text:visited-style-name="Visited_20_Internet_20_Link">
<text:span text:style-name="T4">
事故</text:span>
</text:a>
据报道，4月24日在Zazimya村发生<text:a xlink:type="simple" xlink:href="https://www.ukrinform.ua/tag-dtp" text:style-name="Internet_20_link" text:visited-style-name="Visited_20_Internet_20_Link">
</text:a>
随着5辆汽车的参与，有4人住院，其中包括两个孩子。</text:p>
      <text:p text:style-name="P4">
News Source: <text:a xlink:type="simple" xlink:href="https://www.ukrinform.ua/rubric-regions/3701099-u-dtp-na-kiivsini-postrazdali-cetvero-ditej.html" text:style-name="Internet_20_link" text:visited-style-name="Visited_20_Internet_20_Link">
https://www.ukrinform.ua/rubric-regions/3701099-u-dtp-na-kiivsini-postrazdali-cetvero-ditej.html</text:a>
</text:p>
      <!--NEWS-->
      <text:h text:style-name="P10" text:outline-level="1">
<text:span text:style-name="T4">
在赫尔森（Kherson）的领导下，一名意大利记者与拉罗维（La Repubblica）受伤</text:span>
</text:h>
      <text:p text:style-name="P4">
作者: Ukrinform (Person)</text:p>
      <text:p text:style-name="P4">
出版商: Укринформ (Organization)</text:p>
      <text:p text:style-name="P4">
出版时间: 2023-04-26T18:14:00+03:00</text:p>
      <text:p text:style-name="P4">
修改时间: 2023-04-26T18:14:00+03:00</text:p>
      <text:p text:style-name="P4">
描述: 意大利版La Repubblica Corrado Dunino的通讯员周三在Kherson的入口处受伤，这是由于他与助手一起旅行的汽车炮击。  - 乌克林。</text:p>
      <text:p text:style-name="P4">
图片: ["<text:a xlink:type="simple" xlink:href="https://static.ukrinform.com/photos/2017_12/thumb_files/630_360_1514460496-4282.jpg" text:style-name="Internet_20_link" text:visited-style-name="Visited_20_Internet_20_Link">
630_360_15144...</text:a>
"]</text:p>
      <text:p text:style-name="P4">
标签: ['Херсон', 'Італія', 'Поранені', 'Журналіст', 'Війна з росією']</text:p>
      <text:p text:style-name="P4">
类型: Article</text:p>
      <!--METADATA-->
      <text:p text:style-name="P4">
<draw:frame draw:style-name="fr1" draw:name="Image213" text:anchor-type="as-char" svg:width="6.9236in" svg:height="3.956343in" draw:z-index="0">
<draw:image xlink:href="../Images/yкринформ/2023-04-26T18-14-00-03-00/630_360_1514460496-4282.jpg" xlink:type="simple" xlink:show="embed" xlink:actuate="onLoad" draw:mime-type="image/jpeg"/>
</draw:frame>
意大利版La Repubblica Corrado Dunino的通讯员于周三在Kherson的入口上播放，并与他的助手一起去了Yakakovin。</text:p>
      <text:p text:style-name="P4">
正如乌克林福姆报道的那样，它报告了<text:a xlink:type="simple" xlink:href="https://www.repubblica.it/esteri/2023/04/26/news/corrado_zunino_repubblica_ferito_inviato_ucraina_kherson-397705406/" text:style-name="Internet_20_link" text:visited-style-name="Visited_20_Internet_20_Link">
</text:a>
。</text:p>
      <text:p text:style-name="P4">
“我们的记者Corrado Dunino今天在[]的入口处受伤(https://www.ukrinform.ua/tag-herson)由于汽车的炮击，我和他的助手一起在雅科文旅行，”报纸写道。</text:p>
      <text:p text:style-name="P4">
柯拉多(Corrado)在霍尔森市医院(Kherson City Hospital)提供了协助和住院。 他助手的命运一无所知。</text:p>
      <text:p text:style-name="P4">
意大利外交大臣安东尼奥·塔亚尼(Antonio Tayani)报告说，在无人机袭击中，记者受伤。</text:p>
      <text:p text:style-name="P4">
<text:span text:style-name="T4">
另请阅读：</text:span>
 <text:a xlink:type="simple" xlink:href="https://www.ukrinform.ua/rubric-society/3682161-za-rik-vijni-najbilse-zurnalistiv-rosiani-vbili-u-berezni-2022go-nszu.html" text:style-name="Internet_20_link" text:visited-style-name="Visited_20_Internet_20_Link">
<text:span text:style-name="T4">
年</text:span>
 <text:span text:style-name="T4">
 </text:span>
战争<text:span text:style-name="T4">
 </text:span>
 <text:span text:style-name="T4">
 </text:span>
 <text:span text:style-name="T4">
 </text:span>
 <text:span text:style-name="T4">
新闻记者</text:span>
<text:span text:style-name="T4">
俄罗斯</text:span>
 <text:span text:style-name="T4">
 </text:span>
 <text:span text:style-name="T4">
 </text:span>
 <text:span text:style-name="T4">
 </text:span>
 <text:span text:style-name="T4">
 3月</text:span>
 <text:span text:style-name="T4">
 </text:span>
 <text:span text:style-name="T4">
 </text:span>
 <text:span text:style-name="T4">
 *2022 </text:span>
 <text:span text:style-name="T4">
 </text:span>
 <text:span text:style-name="T4">
 nsu </text:span>
</text:a>
“劳拉多·杜尼诺(Corrado Dunino)在赫尔森(Kherson)的一架无人机期间在肩膀上受伤。他写了。</text:p>
      <text:p text:style-name="P4">
正如乌克林福姆报道的，今天4月26日的俄罗斯人再次向教堂开火。 在受伤[]中(https://www.ukrinform.ua/rubric-ato/3701037-rosiani-znovu-obstrilala-hersonsinu-sered-postrazdalih-inozemnij-zurnalist.html) .</text:p>
      <text:p text:style-name="P4">
News Source: <text:a xlink:type="simple" xlink:href="https://www.ukrinform.ua/rubric-ato/3701100-nepodalik-hersona-zaznav-poranen-italijskij-zurnalist-la-repubblica.html" text:style-name="Internet_20_link" text:visited-style-name="Visited_20_Internet_20_Link">
https://www.ukrinform.ua/rubric-ato/3701100-nepodalik-hersona-zaznav-poranen-italijskij-zurnalist-la-repubblica.html</text:a>
</text:p>
      <!--NEWS-->
      <text:h text:style-name="P10" text:outline-level="1">
<text:span text:style-name="T4">
占领者逮捕了克里米亚人权活动家杰珀夫（Jepperov）12天</text:span>
</text:h>
      <text:p text:style-name="P4">
作者: Ukrinform (Person)</text:p>
      <text:p text:style-name="P4">
出版商: Укринформ (Organization)</text:p>
      <text:p text:style-name="P4">
出版时间: 2023-04-26T18:19:56+03:00</text:p>
      <text:p text:style-name="P4">
修改时间: 2023-04-26T18:19:56+03:00</text:p>
      <text:p text:style-name="P4">
描述: 贝洛格斯基地方法院被捕12天，克里米亚人权活动家弃权了德里斯特“因警察的不服从。”  - 乌克林。</text:p>
      <text:p text:style-name="P4">
图片: ["<text:a xlink:type="simple" xlink:href="https://static.ukrinform.com/photos/2023_04/thumb_files/630_360_1682522283-692.jpg" text:style-name="Internet_20_link" text:visited-style-name="Visited_20_Internet_20_Link">
630_360_16825...</text:a>
"]</text:p>
      <text:p text:style-name="P4">
标签: ['Арешт', 'Крим', 'Кримські татари', 'Правозахисники']</text:p>
      <text:p text:style-name="P4">
类型: Article</text:p>
      <!--METADATA-->
      <text:p text:style-name="P4">
<draw:frame draw:style-name="fr1" draw:name="Image214" text:anchor-type="as-char" svg:width="6.9236in" svg:height="3.956343in" draw:z-index="0">
<draw:image xlink:href="../Images/yкринформ/2023-04-26T18-19-56-03-00/630_360_1682522283-692.jpg" xlink:type="simple" xlink:show="embed" xlink:actuate="onLoad" draw:mime-type="image/jpeg"/>
</draw:frame>
贝洛格斯基地方法院被捕12天，克里米亚人权活动家饰演杰帕罗夫(Jepparov)，“因为警察的不服从”。</text:p>
      <text:p text:style-name="P4">
这是由Telegram频道[]报道的(https://t.me/graty_me/5572)，报道乌克林福姆。</text:p>
      <text:p text:style-name="P4">
注意到<text:a xlink:type="simple" xlink:href="https://www.ukrinform.ua/tag-arest" text:style-name="Internet_20_link" text:visited-style-name="Visited_20_Internet_20_Link">
</text:a>
人权活动家在被警察局伊甸园·塞梅达利亚夫(Eden Semedaliaev)拜访后被闻名。</text:p>
      <text:p text:style-name="P4">
“警察有一项行政方案，即在搜索过程中，他拒绝拆除计算机。 杰帕罗夫(Jepparov)在法庭上否认了这一点，”他将在职位上。</text:p>
      <text:p text:style-name="P4">
<text:span text:style-name="T4">
另请阅读：</text:span>
 <text:a xlink:type="simple" xlink:href="https://www.ukrinform.ua/rubric-crimea/3700951-pravozahisniki-zaklikaut-svit-vimagati-negajnogo-zvilnenna-dzepparova.html" text:style-name="Internet_20_link" text:visited-style-name="Visited_20_Internet_20_Link">
<text:span text:style-name="T4">
 depparav </text:span>
</text:a>
据报道，4月25日<text:a xlink:type="simple" xlink:href="https://www.ukrinform.ua/rubric-crimea/3700347-u-krimu-rosijski-siloviki-prijsli-z-obsukom-do-pravozahisnika-dzepparova.html" text:style-name="Internet_20_link" text:visited-style-name="Visited_20_Internet_20_Link">
</text:a>
在他在Belogirsk的家中进行了搜索。 毕竟，众所周知，他被保留在辛弗罗尔(Simforopol)行政逮捕的特别招待会上。</text:p>
      <text:p text:style-name="P4">
照片：“炉排”</text:p>
      <text:p text:style-name="P4">
News Source: <text:a xlink:type="simple" xlink:href="https://www.ukrinform.ua/rubric-crimea/3701103-okupanti-zaarestuvali-na-12-dib-krimskogo-pravozahisnika-dzepparova.html" text:style-name="Internet_20_link" text:visited-style-name="Visited_20_Internet_20_Link">
https://www.ukrinform.ua/rubric-crimea/3701103-okupanti-zaarestuvali-na-12-dib-krimskogo-pravozahisnika-dzepparova.html</text:a>
</text:p>
      <!--NEWS-->
      <text:h text:style-name="P10" text:outline-level="1">
<text:span text:style-name="T4">
维尔纽斯官方通过在俄罗斯联邦拆除的立陶宛被压抑的纪念碑表示抗议</text:span>
</text:h>
      <text:p text:style-name="P4">
作者: Ukrinform (Person)</text:p>
      <text:p text:style-name="P4">
出版商: Укринформ (Organization)</text:p>
      <text:p text:style-name="P4">
出版时间: 2023-04-26T18:24:30+03:00</text:p>
      <text:p text:style-name="P4">
修改时间: 2023-04-26T18:24:30+03:00</text:p>
      <text:p text:style-name="P4">
描述: 立陶宛外交部周三召集了俄罗斯大使馆亚历山大·约尔金（Alexander Yolkin）事务中的临时律师，并宣布他抗议与拆除纪念碑的纪念碑和波兰在俄罗斯二叠纪地区的抗议。  - 乌克林。</text:p>
      <text:p text:style-name="P4">
图片: ["<text:a xlink:type="simple" xlink:href="https://static.ukrinform.com/photos/2023_04/thumb_files/630_360_1682522608-931.jpg" text:style-name="Internet_20_link" text:visited-style-name="Visited_20_Internet_20_Link">
630_360_16825...</text:a>
"]</text:p>
      <text:p text:style-name="P4">
标签: ['Литва', "Пам'ятник", 'Репресії', 'росія']</text:p>
      <text:p text:style-name="P4">
类型: Article</text:p>
      <!--METADATA-->
      <text:p text:style-name="P4">
<draw:frame draw:style-name="fr1" draw:name="Image215" text:anchor-type="as-char" svg:width="6.9236in" svg:height="3.956343in" draw:z-index="0">
<draw:image xlink:href="../Images/yкринформ/2023-04-26T18-24-30-03-00/630_360_1682522608-931.jpg" xlink:type="simple" xlink:show="embed" xlink:actuate="onLoad" draw:mime-type="image/jpeg"/>
</draw:frame>
外交部在俄罗斯联邦大使馆亚历山德里尔金(Alexandrailkin)的事务中造成了临时律师，并宣布他抗议与拆除纪念碑的拆除，从立陶宛和波兰压抑的纪念碑，埋葬在珀斯地区。</text:p>
      <text:p text:style-name="P4">
关于IT报告乌克林福姆，参考国家<text:a xlink:type="simple" xlink:href="https://www.lrt.lt/ru/novosti/17/1971347/vil-nius-vyrazil-protest-iz-za-snesennogo-v-rossii-pamiatnika-repressirovannym-iz-litvy" text:style-name="Internet_20_link" text:visited-style-name="Visited_20_Internet_20_Link">
</text:a>
。</text:p>
      <text:p text:style-name="P4">
根据外交部的说法<text:a xlink:type="simple" xlink:href="https://www.ukrinform.ua/tag-litva" text:style-name="Internet_20_link" text:visited-style-name="Visited_20_Internet_20_Link">
</text:a>
在会议期间，外交官强调，这种行动可以被视为一种非历史性的真理和记忆，试图证明斯大林地区的罪行是合理的。</text:p>
      <text:p text:style-name="P4">
此前，俄罗斯非政府组织的“纪念馆”报道说，立陶宛的不朽和波兰流放在俄罗斯的俄罗斯地区。 纪念碑的消失是由当地人发现的。</text:p>
      <text:p text:style-name="P4">
上述纪念碑于2016年8月在1939  -  1970年存在于Slagaliashor的墓地上建立。 这座纪念碑位于Zinwattar附近，该纪念日被埋葬在立陶宛和波兰被压制的90座。 他准备对立陶宛人和波兰人进行个人捐款。</text:p>
      <text:p text:style-name="P4">
<text:span text:style-name="T4">
另请阅读：</text:span>
 <text:a xlink:type="simple" xlink:href="https://www.ukrinform.ua/rubric-world/3698190-policia-estonii-obicae-9-travna-zorstku-reakciu-na-simvoli-agresii-ta-propagandu-vijni-rf.html" text:style-name="Internet_20_link" text:visited-style-name="Visited_20_Internet_20_Link">
</text:a>
正如乌克林福姆报道的，在学校附近的玛丽波尔入侵者<text:a xlink:type="simple" xlink:href="https://www.ukrinform.ua/rubric-regions/3697130-u-mariupoli-zagarbniki-vstanovili-pamatnik-generalu-rf-akij-brav-ucast-u-zahoplenni-mista.html" text:style-name="Internet_20_link" text:visited-style-name="Visited_20_Internet_20_Link">
</text:a>
参加了这座城市的钦佩和破坏。</text:p>
      <text:p text:style-name="P4">
<text:span text:style-name="T5">
纤毛照片1/1e.blazevič/lrt</text:span>
</text:p>
      <text:p text:style-name="P4">
News Source: <text:a xlink:type="simple" xlink:href="https://www.ukrinform.ua/rubric-world/3701107-oficijnij-vilnus-visloviv-protest-cerez-znesenij-u-rf-pamatnik-represovanim-iz-litvi.html" text:style-name="Internet_20_link" text:visited-style-name="Visited_20_Internet_20_Link">
https://www.ukrinform.ua/rubric-world/3701107-oficijnij-vilnus-visloviv-protest-cerez-znesenij-u-rf-pamatnik-represovanim-iz-litvi.html</text:a>
</text:p>
      <!--NEWS-->
      <text:h text:style-name="P10" text:outline-level="1">
<text:span text:style-name="T4">
国家爱乐乐团将举办一场音乐会“克里米亚交响曲。 返回”</text:span>
</text:h>
      <text:p text:style-name="P4">
作者: Ukrinform (Person)</text:p>
      <text:p text:style-name="P4">
出版商: Укринформ (Organization)</text:p>
      <text:p text:style-name="P4">
出版时间: 2023-04-26T18:24:57+03:00</text:p>
      <text:p text:style-name="P4">
修改时间: 2023-04-26T18:24:57+03:00</text:p>
      <text:p text:style-name="P4">
描述: 5月12日，乌克兰国家爱乐乐团将于5月12日举行。 返回”。  - 乌克林。</text:p>
      <text:p text:style-name="P4">
图片: ["<text:a xlink:type="simple" xlink:href="https://static.ukrinform.com/photos/2023_04/thumb_files/630_360_1682522548-723.jpg" text:style-name="Internet_20_link" text:visited-style-name="Visited_20_Internet_20_Link">
630_360_16825...</text:a>
"]</text:p>
      <text:p text:style-name="P4">
标签: ['Філармонія', 'Концерт', 'Крим', 'Київ']</text:p>
      <text:p text:style-name="P4">
类型: Article</text:p>
      <!--METADATA-->
      <text:p text:style-name="P4">
<draw:frame draw:style-name="fr1" draw:name="Image216" text:anchor-type="as-char" svg:width="6.9236in" svg:height="3.956343in" draw:z-index="0">
<draw:image xlink:href="../Images/yкринформ/2023-04-26T18-24-57-03-00/630_360_1682522548-723.jpg" xlink:type="simple" xlink:show="embed" xlink:actuate="onLoad" draw:mime-type="image/jpeg"/>
</draw:frame>
5月12日，乌克兰联盟爱乐乐团将于5月12日举行克里米亚交响曲。</text:p>
      <text:p text:style-name="P4">
这在[]上说明了(http://filarmonia.com.ua/afisha/simfoniya_krimu_povernennya-7283/)乌克林福姆报道，乌克兰国家爱乐乐团。</text:p>
      <text:p text:style-name="P4">
«艺术项目«克里米亚交响曲。 “返回”不仅是为了与克里米亚塔塔尔(Tatar)的高级学术交响音乐了解，而且还强调国家的统一性，以通过临时职业为今天不可用的门打开大门<text:a xlink:type="simple" xlink:href="https://www.ukrinform.ua/tag-krim" text:style-name="Internet_20_link" text:visited-style-name="Visited_20_Internet_20_Link">
</text:a>
俄罗斯联邦是半岛的文化宝藏。”</text:p>
      <text:p text:style-name="P4">
该想法的作者亚历山大·鲁德科(Alexander Rudko)指出，该项目使用各种表达工具来使主题尽可能准确，表现形式是沉默或不够说的。</text:p>
      <text:p text:style-name="P4">
“在埃尔维拉(Elvira)的音乐中，埃米尔(Emir)对克里米亚塔塔尔(Tatar)的痛苦和喜悦。 这个词是对克里米亚及其文化的公正观点：诗歌Mickiewicz在音乐上非常准确，精确地说明了这一点。该比例旨在从视觉上突出过去250年来人们一生的关键事件。 因此，音乐，文字和视觉部分创造了克里米亚的tsusimphony。”鲁德科说。</text:p>
      <text:p text:style-name="P4">
该项目尤其涉及乌克兰国家爱乐乐团的学术交响乐团； Osman项目的指挥，音乐总监； 作者，表演者(艺术词)亚历山大·鲁德科(Alexander Rudko)； 乌克兰广播电台的学术合唱教堂。</text:p>
      <text:p text:style-name="P4">
<text:span text:style-name="T4">
另请阅读：</text:span>
 <text:a xlink:type="simple" xlink:href="https://www.ukrinform.ua/rubric-culture/3700569-nino-katamadze-provede-dva-blagodijni-koncerti-v-kievi.html" text:style-name="Internet_20_link" text:visited-style-name="Visited_20_Internet_20_Link">
<text:span text:style-name="T4">
音乐会</text:span>
</text:a>
据报道，5月11日在Eurofestival <text:a xlink:type="simple" xlink:href="https://www.ukrinform.ua/rubric-culture/3688662-dzamala-predstavit-novij-albom-qirim-na-eurofestival-u-liverpuli.html" text:style-name="Internet_20_link" text:visited-style-name="Visited_20_Internet_20_Link">
</text:a>
贾马拉(Jamala)的新专辑“ Qirim”。</text:p>
      <text:p text:style-name="P4">
照片：UK.Wikipedia</text:p>
      <text:p text:style-name="P4">
News Source: <text:a xlink:type="simple" xlink:href="https://www.ukrinform.ua/rubric-culture/3701108-u-nacionalnij-filarmonii-vidbudetsa-koncert-simfonia-krimu-povernenna.html" text:style-name="Internet_20_link" text:visited-style-name="Visited_20_Internet_20_Link">
https://www.ukrinform.ua/rubric-culture/3701108-u-nacionalnij-filarmonii-vidbudetsa-koncert-simfonia-krimu-povernenna.html</text:a>
</text:p>
      <!--NEWS-->
      <text:h text:style-name="P10" text:outline-level="1">
<text:span text:style-name="T4">
恢复今年的排除区将花费约1500万欧元</text:span>
</text:h>
      <text:p text:style-name="P4">
作者: Ukrinform (Person)</text:p>
      <text:p text:style-name="P4">
出版商: Укринформ (Organization)</text:p>
      <text:p text:style-name="P4">
出版时间: 2023-04-26T18:30:00+03:00</text:p>
      <text:p text:style-name="P4">
修改时间: 2023-04-26T18:30:00+03:00</text:p>
      <text:p text:style-name="P4">
描述: 为了恢复排除区，已经开发了40个项目，2023年的融资将达到约1500万欧元。  - 乌克林。</text:p>
      <text:p text:style-name="P4">
图片: ["<text:a xlink:type="simple" xlink:href="https://static.ukrinform.com/photos/2023_04/thumb_files/630_360_1682522859-805.jpg" text:style-name="Internet_20_link" text:visited-style-name="Visited_20_Internet_20_Link">
630_360_16825...</text:a>
"]</text:p>
      <text:p text:style-name="P4">
标签: ['Гроші', 'Чорнобильська зона', 'Відновлення України']</text:p>
      <text:p text:style-name="P4">
类型: Article</text:p>
      <!--METADATA-->
      <text:p text:style-name="P4">
<draw:frame draw:style-name="fr1" draw:name="Image217" text:anchor-type="as-char" svg:width="6.9236in" svg:height="3.956343in" draw:z-index="0">
<draw:image xlink:href="../Images/yкринформ/2023-04-26T18-30-00-03-00/630_360_1682522859-805.jpg" xlink:type="simple" xlink:show="embed" xlink:actuate="onLoad" draw:mime-type="image/jpeg"/>
</draw:frame>
为了恢复排除区，已经开发了40个项目，其融资将在2023年达到约1500万欧元。</text:p>
      <text:p text:style-name="P4">
根据乌克林福姆的说法，环境保护和自然资源部长Ruslan Sagittarius报告了这一点<text:a xlink:type="simple" xlink:href="https://www.facebook.com/ruslan.strelets/posts/pfbid0c4CLZWpz7kKRzu8ibmjsfJjjiaHTMadu1WjRg5uBzVZ4MSHJXSSdKVozHh1E2GdDl" text:style-name="Internet_20_link" text:visited-style-name="Visited_20_Internet_20_Link">
</text:a>
.</text:p>
      <text:p text:style-name="P4">
«Чорнобиль потребує колосального відновлення. Сьогодні ми маємо окремий планвідновлення зони відчуження, який включає 10 напрямків та 40 проєктів.Фінансування цих проєктів у 2023 році становить близько 15 млн євро», – сказавСтрілець.</text:p>
      <text:p text:style-name="P4">
<text:span text:style-name="T4">
Читайте також:</text:span>
 <text:a xlink:type="simple" xlink:href="https://www.ukrinform.ua/rubric-polytics/3700849-mzs-u-ricnicu-cornobilskoi-avarii-zaklikalo-svit-do-posilenna-sankcij-proti-rosatomu.html" text:style-name="Internet_20_link" text:visited-style-name="Visited_20_Internet_20_Link">
 <text:span text:style-name="T4">
Чорнобильсько</text:span>
 </text:a>
据他介绍，大约有200万欧元的国际援助已经参与了中央分析实验室的工作，即控制背景的系统。 获得了剂量法控制设备，载体，计算机，工具等。</text:p>
      <text:p text:style-name="P4">
“今天，由于武装部队，Chornobyl NPP继续起作用并不违反占领，而是出于占领。 Bloccep操作，放射性废物，研究和国际合作预测仍在继续。”射击者补充说。</text:p>
      <text:p text:style-name="P4">
<text:span text:style-name="T4">
另请阅读：</text:span>
 <text:a xlink:type="simple" xlink:href="https://www.ukrinform.ua/rubric-polytics/3700952-grossi-rozpoviv-zelenskomu-pro-medicnu-programu-magate-dla-ukrainskih-aes.html" text:style-name="Internet_20_link" text:visited-style-name="Visited_20_Internet_20_Link">
</text:a>
据报道，俄罗斯侵略遭受的损失。</text:p>
      <text:p text:style-name="P4">
News Source: <text:a xlink:type="simple" xlink:href="https://www.ukrinform.ua/rubric-economy/3701112-na-vidnovlenna-zoni-vidcuzenna-cogoric-vitratat-blizko-15-miljoniv.html" text:style-name="Internet_20_link" text:visited-style-name="Visited_20_Internet_20_Link">
https://www.ukrinform.ua/rubric-economy/3701112-na-vidnovlenna-zoni-vidcuzenna-cogoric-vitratat-blizko-15-miljoniv.html</text:a>
</text:p>
      <!--NEWS-->
      <text:h text:style-name="P10" text:outline-level="1">
<text:span text:style-name="T4">
哥伦比亚总统呼吁政府辞职</text:span>
</text:h>
      <text:p text:style-name="P4">
作者: Ukrinform (Person)</text:p>
      <text:p text:style-name="P4">
出版商: Укринформ (Organization)</text:p>
      <text:p text:style-name="P4">
出版时间: 2023-04-26T18:31:14+03:00</text:p>
      <text:p text:style-name="P4">
修改时间: 2023-04-26T18:31:14+03:00</text:p>
      <text:p text:style-name="P4">
描述: 哥伦比亚总统古斯塔沃（Gustavo）呼吁辞职该国部长的整个内阁，因为政府无法与立法机构建立合作。  - 乌克林。</text:p>
      <text:p text:style-name="P4">
图片: ["<text:a xlink:type="simple" xlink:href="https://static.ukrinform.com/photos/2022_06/thumb_files/630_360_1655699010-103.jpg" text:style-name="Internet_20_link" text:visited-style-name="Visited_20_Internet_20_Link">
630_360_16556...</text:a>
"]</text:p>
      <text:p text:style-name="P4">
标签: ['Колумбія', 'Президент', 'Уряд', 'Відставка']</text:p>
      <text:p text:style-name="P4">
类型: Article</text:p>
      <!--METADATA-->
      <text:p text:style-name="P4">
<draw:frame draw:style-name="fr1" draw:name="Image218" text:anchor-type="as-char" svg:width="6.9236in" svg:height="3.956343in" draw:z-index="0">
<draw:image xlink:href="../Images/yкринформ/2023-04-26T18-31-14-03-00/630_360_1655699010-103.jpg" xlink:type="simple" xlink:show="embed" xlink:actuate="onLoad" draw:mime-type="image/jpeg"/>
</draw:frame>
总统的库斯维奥·佩特罗(Kustvoyo Petro)呼吁辞职该国部长的整个内阁，因为政府无法与立法机构建立合作。</text:p>
      <text:p text:style-name="P4">
正如乌克林福姆报道的那样，它报告了<text:a xlink:type="simple" xlink:href="https://www.france24.com/en/live-news/20230426-colombian-president-calls-on-his-cabinet-to-resign-ministers-tell-afp" text:style-name="Internet_20_link" text:visited-style-name="Visited_20_Internet_20_Link">
</text:a>
。</text:p>
      <text:p text:style-name="P4">
值得注意的是，经过近九个月的时间，Petro能够开始对劳动立法，保护领域，养老金和司法制度进行深入改革，他在选举活动中承诺。</text:p>
      <text:p text:style-name="P4">
周二，总统表示有必要“重新考虑政府”。</text:p>
      <text:p text:style-name="P4">
自由主义和保守党的代表以及社会党的团结与彼得政府有距离，反对他的改革设计计划。</text:p>
      <text:p text:style-name="P4">
<text:span text:style-name="T4">
另请阅读：</text:span>
 <text:a xlink:type="simple" xlink:href="https://www.ukrinform.ua/rubric-world/3684928-vlada-kolumbii-prizupinila-rezim-peremira-z-najbilsim-narkokartelem.html" text:style-name="Internet_20_link" text:visited-style-name="Visited_20_Internet_20_Link">
</text:a>
彼得敦促在该国建立一个“拥有非凡的全日制政府”，因为该国的议会无法批准拟议的立法“公平的土地重新分配”。</text:p>
      <text:p text:style-name="P4">
现任政府的部长没有<text:a xlink:type="simple" xlink:href="https://www.ukrinform.ua/tag-kolumbia" text:style-name="Internet_20_link" text:visited-style-name="Visited_20_Internet_20_Link">
</text:a>
他尚未宣布辞职的意图。</text:p>
      <text:p text:style-name="P4">
News Source: <text:a xlink:type="simple" xlink:href="https://www.ukrinform.ua/rubric-world/3701113-prezident-kolumbii-zaklikae-urad-piti-u-vidstavku.html" text:style-name="Internet_20_link" text:visited-style-name="Visited_20_Internet_20_Link">
https://www.ukrinform.ua/rubric-world/3701113-prezident-kolumbii-zaklikae-urad-piti-u-vidstavku.html</text:a>
</text:p>
      <!--NEWS-->
      <text:h text:style-name="P10" text:outline-level="1">
<text:span text:style-name="T4">
加拿大可以派遣部队前往非洲，从苏丹撤离公民 - 媒体</text:span>
</text:h>
      <text:p text:style-name="P4">
作者: Ukrinform (Person)</text:p>
      <text:p text:style-name="P4">
出版商: Укринформ (Organization)</text:p>
      <text:p text:style-name="P4">
出版时间: 2023-04-26T18:39:22+03:00</text:p>
      <text:p text:style-name="P4">
修改时间: 2023-04-26T18:39:22+03:00</text:p>
      <text:p text:style-name="P4">
描述: 加拿大武装军人可能会去加拿大人从苏丹撤离到东非。  - 乌克林。</text:p>
      <text:p text:style-name="P4">
图片: ["<text:a xlink:type="simple" xlink:href="https://static.ukrinform.com/photos/2023_04/thumb_files/630_360_1681626756-721.jpg" text:style-name="Internet_20_link" text:visited-style-name="Visited_20_Internet_20_Link">
630_360_16816...</text:a>
"]</text:p>
      <text:p text:style-name="P4">
标签: ['Африка', 'Евакуація', 'Канада', 'Судан', 'Військові']</text:p>
      <text:p text:style-name="P4">
类型: Article</text:p>
      <!--METADATA-->
      <text:p text:style-name="P4">
<draw:frame draw:style-name="fr1" draw:name="Image219" text:anchor-type="as-char" svg:width="6.9236in" svg:height="3.956343in" draw:z-index="0">
<draw:image xlink:href="../Images/yкринформ/2023-04-26T18-39-22-03-00/630_360_1681626756-721.jpg" xlink:type="simple" xlink:show="embed" xlink:actuate="onLoad" draw:mime-type="image/jpeg"/>
</draw:frame>
为了协助加拿大人从苏丹撤离到东非，可能会去加拿大武装部队的军人。</text:p>
      <text:p text:style-name="P4">
乌克林福姆(Ukrinform)表示，关于Pishakanad公共广播公司的政府来源(http://www.cbc.ca/news/politics/canada-airlift-sudan-deploy-troops-1.6821496)。</text:p>
      <ul>
        <li>
说：“在吉布特(Jibut)中部署一支小型军事特遣队的可能性被认为是为了帮助组织疏散。”</li>
      </ul>
      <text:p text:style-name="P4">
<text:span text:style-name="T4">
另请阅读：</text:span>
 <text:a xlink:type="simple" xlink:href="https://www.ukrinform.ua/rubric-world/3700385-pivdenna-korea-evakuuvala-svoih-gromadan-iz-sudanu.html" text:style-name="Internet_20_link" text:visited-style-name="Visited_20_Internet_20_Link">
<text:span text:style-name="T4">
苏丹</text:span>
</text:a>
值得注意的是，两名加拿大军事法官已经在红海中，这也可以在撤离中发挥作用。</text:p>
      <text:p text:style-name="P4">
现在至少有1,700名加拿大人在苏丹，其中三分之一的Dottava问<text:a xlink:type="simple" xlink:href="https://www.ukrinform.ua/tag-evakuacia" text:style-name="Internet_20_link" text:visited-style-name="Visited_20_Internet_20_Link">
</text:a>
。</text:p>
      <text:p text:style-name="P4">
<text:span text:style-name="T4">
另请阅读：</text:span>
 <text:a xlink:type="simple" xlink:href="https://www.ukrinform.ua/rubric-world/3701051-britania-evakuuvala-301-osobu-z-sudanu.html" text:style-name="Internet_20_link" text:visited-style-name="Visited_20_Internet_20_Link">
<text:span text:style-name="T4">
苏丹</text:span>
</text:a>
正如乌克林福姆报道的那样，在苏丹军队与快速反应部队之间的紧张局势紧张之后，4月15日(RSF)在Chartum中，圣。 争议集中在拟议的审判统治国家的拟议过渡围绕。</text:p>
      <text:p text:style-name="P4">
该国的战斗仍在继续，许多州努力从苏丹蒸发自己的公民。</text:p>
      <text:p text:style-name="P4">
<text:span text:style-name="T5">
foto：aa</text:span>
</text:p>
      <text:p text:style-name="P4">
News Source: <text:a xlink:type="simple" xlink:href="https://www.ukrinform.ua/rubric-world/3701118-kanada-moze-vidpraviti-do-afriki-vijska-dla-evakuacii-gromadan-z-sudanu-zmi.html" text:style-name="Internet_20_link" text:visited-style-name="Visited_20_Internet_20_Link">
https://www.ukrinform.ua/rubric-world/3701118-kanada-moze-vidpraviti-do-afriki-vijska-dla-evakuacii-gromadan-z-sudanu-zmi.html</text:a>
</text:p>
      <!--NEWS-->
      <text:h text:style-name="P10" text:outline-level="1">
<text:span text:style-name="T4">
Zelensky希望与这些对话将成为加强国家之间伙伴关系的冲动</text:span>
</text:h>
      <text:p text:style-name="P4">
作者: Ukrinform (Person)</text:p>
      <text:p text:style-name="P4">
出版商: Укринформ (Organization)</text:p>
      <text:p text:style-name="P4">
出版时间: 2023-04-26T18:41:00+03:00</text:p>
      <text:p text:style-name="P4">
修改时间: 2023-04-26T18:41:00+03:00</text:p>
      <text:p text:style-name="P4">
描述: 在与中国人民共和国负责人的电话交谈中，乌克兰沃罗迪米尔·泽伦斯基总裁西·吉平（Si Jinping）讨论了和平建立的问题以及加强双边关系的方法。  - 乌克林。</text:p>
      <text:p text:style-name="P4">
图片: ["<text:a xlink:type="simple" xlink:href="https://static.ukrinform.com/photos/2023_04/thumb_files/630_360_1682524561-619.jpg" text:style-name="Internet_20_link" text:visited-style-name="Visited_20_Internet_20_Link">
630_360_16825...</text:a>
"]</text:p>
      <text:p text:style-name="P4">
标签: ['Китай', 'Сі Цзіньпін', 'Україна', 'Зеленський']</text:p>
      <text:p text:style-name="P4">
类型: Article</text:p>
      <!--METADATA-->
      <text:p text:style-name="P4">
<draw:frame draw:style-name="fr1" draw:name="Image220" text:anchor-type="as-char" svg:width="6.9236in" svg:height="3.956343in" draw:z-index="0">
<draw:image xlink:href="../Images/yкринформ/2023-04-26T18-41-00-03-00/630_360_1682524561-619.jpg" xlink:type="simple" xlink:show="embed" xlink:actuate="onLoad" draw:mime-type="image/jpeg"/>
</draw:frame>
在与中国人民共和国负责人的一面脚步的对话中，习近平乌克兰沃迪米尔·泽伦斯基总裁Zelensky讨论了建立Tashlyakh和平增强双边关系的问题。</text:p>
      <text:p text:style-name="P4">
国家元首在[]中告知了这一点(https://t.me/V_Zelenskiy_official/6006)，报道乌克林福姆。</text:p>
      <text:p text:style-name="P4">
他写道：“在每小时的沟通中，他们讨论了两条关系关系的整个局部问题。特别关注可能与乌克兰建立公正和可持续和平的可能相互作用的方式。”</text:p>
      <text:p text:style-name="P4">
同时 <text:a xlink:type="simple" xlink:href="https://www.ukrinform.ua/tag-zelenskij" text:style-name="Internet_20_link" text:visited-style-name="Visited_20_Internet_20_Link">
</text:a>
他指出，在当事各方讨论了加强乌克兰 - 中国伙伴关系的方法。总统强调，第一名是俄罗斯全面入侵乌克兰的第一名。</text:p>
      <text:p text:style-name="P4">
他写道：“我相信我们今天的对话将带来强大的动力，以在各个层面上返回，保存和发展这种动态。”</text:p>
      <text:p text:style-name="P4">
<text:span text:style-name="T4">
另请阅读：</text:span>
 <text:a xlink:type="simple" xlink:href="https://www.ukrinform.ua/rubric-polytics/3701093-e-tocki-peretinu-v-op-rozkrili-detali-rozmovi-zelenskogo-iz-si-czinpinom.html" text:style-name="Internet_20_link" text:visited-style-name="Visited_20_Internet_20_Link">
<text:span text:style-name="T4">
 jinping </text:span>
</text:a>
同时，泽伦斯基强调，没有人比乌克兰人民更想要和平，乌克兰人民为自己的未来而战，实施了不可剥夺的自卫权。</text:p>
      <text:p text:style-name="P4">
“基于国际权利和对联合国宪章的尊重的原则，和平必须是公平和稳定的。不可能以妥协为代价和平。</text:p>
      <text:p text:style-name="P4">
<text:span text:style-name="T4">
另请阅读：</text:span>
 <text:a xlink:type="simple" xlink:href="https://www.ukrinform.ua/rubric-world/3701089-u-bilomu-domi-vitaut-rozmovu-zelenskogo-j-si-ale-z-visnovkami-ne-pospisaut.html" text:style-name="Internet_20_link" text:visited-style-name="Visited_20_Internet_20_Link">
</text:a>
据报道，东欧东欧塔特里亚局副局长外交部外交部外交部外交部尤朱朱朱朱朱詹(Yu Jun)表示，中国将派遣欧亚大陆的特别代表到乌克兰和其他国家关于“ Vervraini Crisa”的政治监管的所有各方。</text:p>
      <text:p text:style-name="P4">
_foto：op _</text:p>
      <text:p text:style-name="P4">
News Source: <text:a xlink:type="simple" xlink:href="https://www.ukrinform.ua/rubric-polytics/3701132-zelenskij-spodivaetsa-so-rozmova-z-si-stane-impulsom-dla-zmicnenna-partnerstva-miz-krainami.html" text:style-name="Internet_20_link" text:visited-style-name="Visited_20_Internet_20_Link">
https://www.ukrinform.ua/rubric-polytics/3701132-zelenskij-spodivaetsa-so-rozmova-z-si-stane-impulsom-dla-zmicnenna-partnerstva-miz-krainami.html</text:a>
</text:p>
      <!--NEWS-->
      <text:h text:style-name="P10" text:outline-level="1">
<text:span text:style-name="T4">
乌克兰农民将获得意大利同事的帮助 - 在罗马，他们签署了备忘录</text:span>
</text:h>
      <text:p text:style-name="P4">
作者: Ukrinform (Person)</text:p>
      <text:p text:style-name="P4">
出版商: Укринформ (Organization)</text:p>
      <text:p text:style-name="P4">
出版时间: 2023-04-26T18:42:00+03:00</text:p>
      <text:p text:style-name="P4">
修改时间: 2023-04-26T18:42:00+03:00</text:p>
      <text:p text:style-name="P4">
描述: 所有 - 乌克兰农业委员会已与意大利Coldiretti和Filiera Italia的最有影响力的农业协会合作签署了一份备忘录。  - 乌克林。</text:p>
      <text:p text:style-name="P4">
图片: ["<text:a xlink:type="simple" xlink:href="https://static.ukrinform.com/photos/2023_04/thumb_files/630_360_1682523506-490.jpg" text:style-name="Internet_20_link" text:visited-style-name="Visited_20_Internet_20_Link">
630_360_16825...</text:a>
", "<text:a xlink:type="simple" xlink:href="https://static.ukrinform.com/photos/2023_04/1682523502-383.jpg" text:style-name="Internet_20_link" text:visited-style-name="Visited_20_Internet_20_Link">
1682523502-38...</text:a>
"]</text:p>
      <text:p text:style-name="P4">
标签: ['Італія', 'Україна', 'Аграрії', 'допомога']</text:p>
      <text:p text:style-name="P4">
类型: Article</text:p>
      <!--METADATA-->
      <text:p text:style-name="P4">
<draw:frame draw:style-name="fr1" draw:name="Image221" text:anchor-type="as-char" svg:width="6.9236in" svg:height="3.956343in" draw:z-index="0">
<draw:image xlink:href="../Images/yкринформ/2023-04-26T18-42-00-03-00/630_360_1682523506-490.jpg" xlink:type="simple" xlink:show="embed" xlink:actuate="onLoad" draw:mime-type="image/jpeg"/>
</draw:frame>
所有 - 乌克兰农业委员会已签署了一份备忘录，以合作意大利Coldiretti Tafiliera Italia更具影响力的农业协会。</text:p>
      <text:p text:style-name="P4">
正如乌克林福姆报道的那样，它报告了<text:a xlink:type="simple" xlink:href="https://minagro.gov.ua/news/ukrayinski-agrariyi-otrimayut-dopomogu-vid-najvplivovishih-silskogospodarskih-asociacij-italiyi-denis-bashlik" text:style-name="Internet_20_link" text:visited-style-name="Visited_20_Internet_20_Link">
</text:a>
“今天，在乌克兰在罗马重建会议上，全部 - 乌克兰农业委员会在乌克兰农业政策和食品部的支持下以及意大利农业部签署了与农业协会Coldiriretti tafiliera的备忘录。</text:p>
      <text:p text:style-name="P4">
<draw:frame draw:style-name="fr1" draw:name="Image222" text:anchor-type="as-char" svg:width="6.9236in" svg:height="4.667948in" draw:z-index="0">
<draw:image xlink:href="../Images/yкринформ/2023-04-26T18-42-00-03-00/1682523502-383.jpg" xlink:type="simple" xlink:show="embed" xlink:actuate="onLoad" draw:mime-type="image/jpeg"/>
</draw:frame>
值得注意的是，该文件在农业土地和恢复受害者设备的过程中为乌克兰提供了帮助，并维持生物能源的生产以及实施最新的农作物种植技术和田间处理技术。</text:p>
      <text:p text:style-name="P4">
“意大利是一个在Vevropy中增值最高的国家。 意大利发展过程中的意大利发展过程中的工业综合体进行了深刻的印象。 乌克兰需要这种经验，这是恢复整个农业部门的重要一步。</text:p>
      <text:p text:style-name="P4">
<text:span text:style-name="T4">
另请阅读：</text:span>
 <text:a xlink:type="simple" xlink:href="https://www.ukrinform.ua/rubric-economy/3700975-ponad-40-tisac-ukrainskih-domogospodarstv-otrimaut-nasinna-ovociv-cerez-usaid.html" text:style-name="Internet_20_link" text:visited-style-name="Visited_20_Internet_20_Link">
</text:a>
Var var andriy Dikun补充说，包括农业企业在内的国际合作伙伴的支持对于乌克兰农业企业非常重要，因为所有参与者都非常了解这个市场的需求，AA -european国家已经体验了恢复农业部门的经验战争结束后。</text:p>
      <text:p text:style-name="P4">
他认为，意大利公司在农业，农业行业和农业机械化领域的作用将在恢复和加强与乌克兰的经济关系方面具有决定性作用，这是两国的估计。</text:p>
      <text:p text:style-name="P4">
根据农业政策部的说法，Coldiretti协会汇集了160万农民在意大利农业中经营的绝对多数公司，大约70％的钱伯斯成员是代表组织。<text:span text:style-name="T5">
foto：所有-Ukrainian农业委员会，Facebook</text:span>
</text:p>
      <text:p text:style-name="P4">
News Source: <text:a xlink:type="simple" xlink:href="https://www.ukrinform.ua/rubric-economy/3701120-ukrainski-agrarii-otrimaut-dopomogu-vid-italskih-koleg-u-rimi-pidpisali-memorandum.html" text:style-name="Internet_20_link" text:visited-style-name="Visited_20_Internet_20_Link">
https://www.ukrinform.ua/rubric-economy/3701120-ukrainski-agrarii-otrimaut-dopomogu-vid-italskih-koleg-u-rimi-pidpisali-memorandum.html</text:a>
</text:p>
      <!--NEWS-->
      <text:h text:style-name="P10" text:outline-level="1">
<text:span text:style-name="T4">
在俄罗斯联邦的穆尔曼斯克地区，MIG-31军用飞机坠毁</text:span>
</text:h>
      <text:p text:style-name="P4">
作者: Ukrinform (Person)</text:p>
      <text:p text:style-name="P4">
出版商: Укринформ (Organization)</text:p>
      <text:p text:style-name="P4">
出版时间: 2023-04-26T18:43:00+03:00</text:p>
      <text:p text:style-name="P4">
修改时间: 2023-04-26T18:43:00+03:00</text:p>
      <text:p text:style-name="P4">
描述: 在穆尔曼斯克地区，俄罗斯联邦爆发并撞毁了MIG-31军用飞机，两名飞行员都设法弹射了。  - 乌克林。</text:p>
      <text:p text:style-name="P4">
图片: ["<text:a xlink:type="simple" xlink:href="https://static.ukrinform.com/photos/2023_01/thumb_files/630_360_1674128671-258.jpeg" text:style-name="Internet_20_link" text:visited-style-name="Visited_20_Internet_20_Link">
630_360_16741...</text:a>
"]</text:p>
      <text:p text:style-name="P4">
标签: ['Катастрофа', 'Російська авіація', 'росія']</text:p>
      <text:p text:style-name="P4">
类型: Article</text:p>
      <!--METADATA-->
      <text:p text:style-name="P4">
<draw:frame draw:style-name="fr1" draw:name="Image223" text:anchor-type="as-char" svg:width="6.9236in" svg:height="3.956343in" draw:z-index="0">
<draw:image xlink:href="../Images/yкринформ/2023-04-26T18-43-00-03-00/630_360_1674128671-258.jpeg" xlink:type="simple" xlink:show="embed" xlink:actuate="onLoad" draw:mime-type="image/jpeg"/>
</draw:frame>
俄罗斯联邦的Umurman地区爆发了，并撞毁了MIG-31军用飞机，两名飞行员都设法弹射了。</text:p>
      <text:p text:style-name="P4">
关于IT报告乌克林福姆，参考<text:a xlink:type="simple" xlink:href="https://t.me/bazabazon/17196" text:style-name="Internet_20_link" text:visited-style-name="Visited_20_Internet_20_Link">
</text:a>
Baza。</text:p>
      <text:p text:style-name="P4">
“军用飞机可能坠毁在穆尔曼斯克地区。 维纳斯克劳在空中倒下...这两个飞行员都这些<text:a xlink:type="simple" xlink:href="https://t.me/bazabazon/17197" text:style-name="Internet_20_link" text:visited-style-name="Visited_20_Internet_20_Link">
</text:a>
消息人士坠毁，陷入了分支机构。救援人员去了他们的着陆点。”消息写道。</text:p>
      <text:p text:style-name="P4">
据指定，飞机掉进了Ryzh-Guba村的湖泊。</text:p>
      <text:p text:style-name="P4">
有人认为两位飞行员<text:a xlink:type="simple" xlink:href="https://t.me/bazabazon/17199" text:style-name="Internet_20_link" text:visited-style-name="Visited_20_Internet_20_Link">
</text:a>
 <text:a xlink:type="simple" xlink:href="https://t.me/bazabazon/17199" text:style-name="Internet_20_link" text:visited-style-name="Visited_20_Internet_20_Link">
</text:a>
活。 他们被称为救护车。</text:p>
      <text:p text:style-name="P4">
<text:span text:style-name="T4">
另请阅读：</text:span>
 <text:a xlink:type="simple" xlink:href="https://www.ukrinform.ua/rubric-world/3698614-rosijskij-litak-obstrilav-belgorod.html" text:style-name="Internet_20_link" text:visited-style-name="Visited_20_Internet_20_Link">
<text:span text:style-name="T4">
跌倒</text:span>
</text:a>
作为 <text:a xlink:type="simple" xlink:href="https://www.ukrinform.ua/rubric-world/3673908-u-belgorodskij-oblasti-vpav-litak-minoboroni-rf.html" text:style-name="Internet_20_link" text:visited-style-name="Visited_20_Internet_20_Link">
 </text:a>
2月底，国防部的飞机落在贝尔戈罗德地区的价值城市区。</text:p>
      <text:p text:style-name="P4">
在俄罗斯对乌克兰的全面入侵开始之后，军事飞机事故经常发生在乌克兰领土上。</text:p>
      <text:p text:style-name="P4">
News Source: <text:a xlink:type="simple" xlink:href="https://www.ukrinform.ua/rubric-world/3701122-u-murmanskij-oblasti-rf-rozbivsa-vijskovij-litak-mig31.html" text:style-name="Internet_20_link" text:visited-style-name="Visited_20_Internet_20_Link">
https://www.ukrinform.ua/rubric-world/3701122-u-murmanskij-oblasti-rf-rozbivsa-vijskovij-litak-mig31.html</text:a>
</text:p>
      <!--NEWS-->
      <text:h text:style-name="P10" text:outline-level="1">
<text:span text:style-name="T4">
库勒巴与意大利同事讨论了乌克兰到欧盟和北约的道路</text:span>
</text:h>
      <text:p text:style-name="P4">
作者: Ukrinform (Person)</text:p>
      <text:p text:style-name="P4">
出版商: Укринформ (Organization)</text:p>
      <text:p text:style-name="P4">
出版时间: 2023-04-26T18:43:07+03:00</text:p>
      <text:p text:style-name="P4">
修改时间: 2023-04-26T18:43:07+03:00</text:p>
      <text:p text:style-name="P4">
描述: 乌克兰和意大利的Dmitry Kuleba和Antonio Taianio部长讨论了以下乌克兰对欧盟和北约的措施，欧盟对俄罗斯的制裁，意大利的进一步国防援助及其在我们国家的恢复中的积极作用。  - 乌克林。</text:p>
      <text:p text:style-name="P4">
图片: ["<text:a xlink:type="simple" xlink:href="https://static.ukrinform.com/photos/2023_04/thumb_files/630_360_1682523665-847.jpg" text:style-name="Internet_20_link" text:visited-style-name="Visited_20_Internet_20_Link">
630_360_16825...</text:a>
"]</text:p>
      <text:p text:style-name="P4">
标签: ['Євросоюз', 'Італія', 'Дмитро Кулеба', 'НАТО', 'Україна']</text:p>
      <text:p text:style-name="P4">
类型: Article</text:p>
      <!--METADATA-->
      <text:p text:style-name="P4">
<draw:frame draw:style-name="fr1" draw:name="Image224" text:anchor-type="as-char" svg:width="6.9236in" svg:height="3.956343in" draw:z-index="0">
<draw:image xlink:href="../Images/yкринформ/2023-04-26T18-43-07-03-00/630_360_1682523665-847.jpg" xlink:type="simple" xlink:show="embed" xlink:actuate="onLoad" draw:mime-type="image/jpeg"/>
</draw:frame>
德米特里·库莱巴(Dmitry Kuleba)和安东尼奥(Antonio)乌克兰和意大利司法部，泰亚尼奥(Taianio)在前往欧盟和北约的途中讨论了乌克兰的金属阵线，欧盟对俄罗斯的制裁，意大利的进一步国防援助以及其在我国恢复中的积极作用。</text:p>
      <text:p text:style-name="P4">
这在消息中说明了这一点<text:a xlink:type="simple" xlink:href="http://mfa.gov.ua/news/dmitro-kuleba-zustrivsya-z-ministrom-zakordonnih-sprav-italijskoyi-respubliki-antonio-tayani" text:style-name="Internet_20_link" text:visited-style-name="Visited_20_Internet_20_Link">
</text:a>
，报道乌克林福姆。</text:p>
      <text:p text:style-name="P4">
“在罗马，乌克兰外交大臣<text:a xlink:type="simple" xlink:href="https://www.ukrinform.ua/tag-kuleba" text:style-name="Internet_20_link" text:visited-style-name="Visited_20_Internet_20_Link">
</text:a>
他会见了意大利同事安东尼奥·塔亚尼(Antonio Tayani)。 该部门在欧盟和北约，欧盟对俄罗斯的制裁，意大利的进一步防御援助以及其在恢复乌克兰的恢复中的积极作用。</text:p>
      <text:p text:style-name="P4">
<text:span text:style-name="T4">
另请阅读：</text:span>
 <text:a xlink:type="simple" xlink:href="https://www.ukrinform.ua/rubric-vidbudova/3701029-italia-dopomoze-ukraini-zahistitisa-ta-vidnovitisa-glava-mzs-taani.html" text:style-name="Internet_20_link" text:visited-style-name="Visited_20_Internet_20_Link">
<text:span text:style-name="T4">
 tajani </text:span>
</text:a>
据报道，4月26日在罗马举行了一次双边会议，乌克兰的工作。</text:p>
      <text:p text:style-name="P4">
照片：外交部</text:p>
      <text:p text:style-name="P4">
News Source: <text:a xlink:type="simple" xlink:href="https://www.ukrinform.ua/rubric-polytics/3701121-kuleba-obgovoriv-z-italijskim-kolegou-slah-ukraini-do-es-i-nato.html" text:style-name="Internet_20_link" text:visited-style-name="Visited_20_Internet_20_Link">
https://www.ukrinform.ua/rubric-polytics/3701121-kuleba-obgovoriv-z-italijskim-kolegou-slah-ukraini-do-es-i-nato.html</text:a>
</text:p>
      <!--NEWS-->
      <text:h text:style-name="P10" text:outline-level="1">
<text:span text:style-name="T4">
日本人在2023年世界杯上与曲棍球击败了塞族人，乌克兰遇到了爱沙尼亚</text:span>
</text:h>
      <text:p text:style-name="P4">
作者: Ukrinform (Person)</text:p>
      <text:p text:style-name="P4">
出版商: Укринформ (Organization)</text:p>
      <text:p text:style-name="P4">
出版时间: 2023-04-26T18:45:05+03:00</text:p>
      <text:p text:style-name="P4">
修改时间: 2023-04-26T18:45:05+03:00</text:p>
      <text:p text:style-name="P4">
描述: 在乌克兰国家队的参与下，在塔林（爱沙尼亚），世界曲棍球锦标赛继续进行。  - 乌克林。</text:p>
      <text:p text:style-name="P4">
图片: ["<text:a xlink:type="simple" xlink:href="https://static.ukrinform.com/photos/2023_04/thumb_files/630_360_1682523856-258.jpg" text:style-name="Internet_20_link" text:visited-style-name="Visited_20_Internet_20_Link">
630_360_16825...</text:a>
"]</text:p>
      <text:p text:style-name="P4">
标签: ['хокей', 'Збірна України']</text:p>
      <text:p text:style-name="P4">
类型: Article</text:p>
      <!--METADATA-->
      <text:p text:style-name="P4">
<draw:frame draw:style-name="fr1" draw:name="Image225" text:anchor-type="as-char" svg:width="6.9236in" svg:height="3.956343in" draw:z-index="0">
<draw:image xlink:href="../Images/yкринформ/2023-04-26T18-45-05-03-00/630_360_1682523856-258.jpg" xlink:type="simple" xlink:show="embed" xlink:actuate="onLoad" draw:mime-type="image/jpeg"/>
</draw:frame>
在塔林(爱沙尼亚)随着乌克兰国家队的参与，世界曲棍球世界锦标赛正在进行中。</text:p>
      <text:p text:style-name="P4">
冠军的第三轮继续以中国的Innokeys对荷兰的自信胜利 -  7：2(3：0，3：2，1：0)日本 - 塞尔维亚 -  8：3(2：0，1：2,5：1)，报道乌克林福姆。</text:p>
      <text:p text:style-name="P4">
比赛日将结束比赛乌克兰 - 爱沙尼亚。</text:p>
      <text:p text:style-name="P4">
我们将提醒乌克兰国家队在加时赛开始后的乌克兰国家队(4：5)塞尔维亚击败竞争对手-7：0(0：0，2：0，5：0).</text:p>
      <text:p text:style-name="P4">
27 квітня підопічні Вадима Шахрайчука зіграють з Нідерландами, 29 квітня - зЯпонією.</text:p>
      <text:p text:style-name="P4">
Турнірне становище: Японія - 9 очок (3场比赛后)，爱沙尼亚-5(2)，乌克兰4(2)，荷兰-3(3)。中国-2(3)。塞尔维亚-1(3).</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比赛的获胜者将在课堂上增加，并将在第二个赛季的第二个赛季进行比赛。</text:p>
      <text:p text:style-name="P4">
照片：iihf.com。</text:p>
      <text:p text:style-name="P4">
News Source: <text:a xlink:type="simple" xlink:href="https://www.ukrinform.ua/rubric-sports/3701123-aponci-peregrali-serbiv-na-cs2023-z-hokeu-ukraina-zustricaetsa-z-estonieu.html" text:style-name="Internet_20_link" text:visited-style-name="Visited_20_Internet_20_Link">
https://www.ukrinform.ua/rubric-sports/3701123-aponci-peregrali-serbiv-na-cs2023-z-hokeu-ukraina-zustricaetsa-z-estonieu.html</text:a>
</text:p>
      <!--NEWS-->
      <text:h text:style-name="P10" text:outline-level="1">
<text:span text:style-name="T4">
案件“ krayan”：任命敖德萨副市长₴500万保证</text:span>
</text:h>
      <text:p text:style-name="P4">
作者: Ukrinform (Person)</text:p>
      <text:p text:style-name="P4">
出版商: Укринформ (Organization)</text:p>
      <text:p text:style-name="P4">
出版时间: 2023-04-26T18:47:41+03:00</text:p>
      <text:p text:style-name="P4">
修改时间: 2023-04-26T18:47:41+03:00</text:p>
      <text:p text:style-name="P4">
描述: 最高的反腐败法院改变了奥德莎·帕维尔·科洛格曼（Odessa Pavel Cologman）副市长的限制，后者是克拉扬（Krajan）的被告之一。 他被指定了超过500万UAH的承诺，而不是个人保释。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Антикорупційний суд', 'Застава', 'Краян']</text:p>
      <text:p text:style-name="P4">
类型: Article</text:p>
      <!--METADATA-->
      <text:p text:style-name="P4">
<draw:frame draw:style-name="fr1" draw:name="Image226" text:anchor-type="as-char" svg:width="6.9236in" svg:height="3.956343in" draw:z-index="0">
<draw:image xlink:href="../Images/yкринформ/2023-04-26T18-47-41-03-00/630_360_1532017869-1678.jpg" xlink:type="simple" xlink:show="embed" xlink:actuate="onLoad" draw:mime-type="image/jpeg"/>
</draw:frame>
高度反腐败法院改变了克拉扬被告之一的敖德萨·帕夫洛夫曼(Odessa Pavlovugelman)副市长的限制措施。 他被指定为超过500万UAH的承诺，而不是个人辐条。</text:p>
      <text:p text:style-name="P4">
关于<text:a xlink:type="simple" xlink:href="http://t.me/fuckcorruption/2249" text:style-name="Internet_20_link" text:visited-style-name="Visited_20_Internet_20_Link">
</text:a>
报道说，反腐败中心报道。</text:p>
      <text:p text:style-name="P4">
SAP检察官要求Colkemman以拘留形式采用预防措施，并提供超过1500万UAH的承诺替代方案。</text:p>
      <text:p text:style-name="P4">
他指出，帕维尔·科洛格(Pavel Cologman)是3个孩子的父亲，他可以作为副市长去外国商务旅行，甚至是公务员的出发地。 检察官强调，Vugelman的保释不够(来自Renaissance的Alexander Presman和Opoblok的Yuri Miroshnichenko)他们无法确保collet的适当行为，自2019年以来不再是国会议员。</text:p>
      <text:p text:style-name="P4">
国防党指出，自禁止官员以来，煤炭人从未离开过该国。</text:p>
      <text:p text:style-name="P4">
律师补充说，由于有效的理由，他们和客户的会议均未被中断，仅释放了约10％的会议。</text:p>
      <text:p text:style-name="P4">
后卫还提到了申诉专员办公室的信息，在Sizoppospar，没有避难所，维持人员的维护，许多患有乙型肝炎的患者和大规模的患者都在囚犯中。</text:p>
      <text:p text:style-name="P4">
“法官的要求<text:a xlink:type="simple" xlink:href="https://www.ukrinform.ua/tag-antikorupcijnij-sud" text:style-name="Internet_20_link" text:visited-style-name="Visited_20_Internet_20_Link">
</text:a>
他们部分满足，拒绝警惕，而是任命了500万UAH的承诺。 CPC报告说：“被告Colman应存入5天。”</text:p>
      <text:p text:style-name="P4">
科尔克曼被禁止离开乌克兰领土，不得不通过边境护照。 代理人还可以报告改变居住和工作的变化，而不是与该案中的证人交流并出庭。</text:p>
      <text:p text:style-name="P4">
其他被告法官的请求计划在此事件结束之前考虑。</text:p>
      <text:p text:style-name="P4">
<text:span text:style-name="T4">
另请阅读：</text:span>
 <text:a xlink:type="simple" xlink:href="https://www.ukrinform.ua/rubric-polytics/3700917-vaks-priznaciv-do-rozgladu-po-suti-spravu-pidozruvanogo-u-habarnictvi-deputata-kuzminih.html" text:style-name="Internet_20_link" text:visited-style-name="Visited_20_Internet_20_Link">
<text:span text:style-name="T4">
 kuzminy </text:span>
</text:a>
据报道，昨天，4月25日，蜡<text:a xlink:type="simple" xlink:href="https://www.ukrinform.ua/rubric-society/3700677-vaks-priznaciv-truhanovu-zastavu-u-ponad-30-miljoniv-centr-protidii-korupcii.html" text:style-name="Internet_20_link" text:visited-style-name="Visited_20_Internet_20_Link">
</text:a>
在3000万866万UAH中，到特鲁克哈诺夫的敖德萨市负责人。NABU侦探和SAP检察官于2016年12月提起了这些资金的参考，这些资金已转移到LLC DevelopmentEite的帐户。 2020年1月24日，Trukhanov与他的同伙报告了怀疑。</text:p>
      <text:p text:style-name="P4">
总共有12个船员在Krayan和SAP工厂负责，其中有8个由Wax倾听了该案。 关于其中一位参与者，该案与她的死亡有关。</text:p>
      <text:p text:style-name="P4">
News Source: <text:a xlink:type="simple" xlink:href="https://www.ukrinform.ua/rubric-society/3701126-sprava-kraan-zastupniku-mera-odesi-priznacili-5-miljoniv-zastavi.html" text:style-name="Internet_20_link" text:visited-style-name="Visited_20_Internet_20_Link">
https://www.ukrinform.ua/rubric-society/3701126-sprava-kraan-zastupniku-mera-odesi-priznacili-5-miljoniv-zastavi.html</text:a>
</text:p>
      <!--NEWS-->
      <text:h text:style-name="P10" text:outline-level="1">
<text:span text:style-name="T4">
立陶宛宣布试图通过俄罗斯联邦，白俄罗斯和中国的情报来招募她的公民</text:span>
</text:h>
      <text:p text:style-name="P4">
作者: Ukrinform (Person)</text:p>
      <text:p text:style-name="P4">
出版商: Укринформ (Organization)</text:p>
      <text:p text:style-name="P4">
出版时间: 2023-04-26T18:51:00+03:00</text:p>
      <text:p text:style-name="P4">
修改时间: 2023-04-26T18:51:00+03:00</text:p>
      <text:p text:style-name="P4">
描述: 去年，俄罗斯，白俄罗斯和中国的情报反复试图招募立陶宛公民，这些尝试并不成功。  - 乌克林。</text:p>
      <text:p text:style-name="P4">
图片: ["<text:a xlink:type="simple" xlink:href="https://static.ukrinform.com/photos/2018_12/thumb_files/630_360_1544099847-328.jpg" text:style-name="Internet_20_link" text:visited-style-name="Visited_20_Internet_20_Link">
630_360_15440...</text:a>
"]</text:p>
      <text:p text:style-name="P4">
标签: ['білорусь', 'Китай', 'Литва', 'Розвідка', 'Шпигун', 'росія']</text:p>
      <text:p text:style-name="P4">
类型: Article</text:p>
      <!--METADATA-->
      <text:p text:style-name="P4">
<draw:frame draw:style-name="fr1" draw:name="Image227" text:anchor-type="as-char" svg:width="6.9236in" svg:height="3.956343in" draw:z-index="0">
<draw:image xlink:href="../Images/yкринформ/2023-04-26T18-51-00-03-00/630_360_1544099847-328.jpg" xlink:type="simple" xlink:show="embed" xlink:actuate="onLoad" draw:mime-type="image/jpeg"/>
</draw:frame>
俄罗斯，白俄罗斯和中国的频率反复试图招募公民，这些尝试并不成功。</text:p>
      <text:p text:style-name="P4">
正如乌克林福姆报道的那样，它报告了<text:a xlink:type="simple" xlink:href="https://www.lrt.lt/ua/novini/1263/1971465/rozvidki-rosiyi-bilorusi-ta-kitaiu-namagalisia-verbuvati-gromadian-litvi-departament-derzhbezpeki-litvi" text:style-name="Internet_20_link" text:visited-style-name="Visited_20_Internet_20_Link">
</text:a>
参考<text:a xlink:type="simple" xlink:href="https://www.vsd.lt/wp-content/uploads/2023/04/VSD_Ataskaita_2023_04_19.pdf" text:style-name="Internet_20_link" text:visited-style-name="Visited_20_Internet_20_Link">
</text:a>
立陶宛国家安全(VSD)发表于星期三。</text:p>
      <text:p text:style-name="P4">
“当俄罗斯，白俄罗斯，中国的情报和国家安全服务试图招募公民时，已经确定了几个案件<text:a xlink:type="simple" xlink:href="https://www.ukrinform.ua/tag-litva" text:style-name="Internet_20_link" text:visited-style-name="Visited_20_Internet_20_Link">
</text:a>
，但没有成功。”报告写道。</text:p>
      <text:p text:style-name="P4">
它还提到，在外交掩护下工作的五名俄罗斯情报人员去年被从立陶宛开除，据说该国情报活动的强度仍然很高。</text:p>
      <text:p text:style-name="P4">
<text:span text:style-name="T4">
另请阅读：</text:span>
 <text:a xlink:type="simple" xlink:href="https://www.ukrinform.ua/rubric-world/3700932-sonajmense-tretina-rosijskih-diplomativ-u-krainah-pivnicnoi-evropi-viavilisa-spigunami.html" text:style-name="Internet_20_link" text:visited-style-name="Visited_20_Internet_20_Link">
<text:span text:style-name="T4">
间谍</text:span>
</text:a>
“根据VSD估计，俄罗斯特殊服务的其他活动的强度 - 信息操作，无线电 - 电子和网络智能 - 仍然很高，因此VSD的优先级将预防这项活动，反情报行动和加强Cybness Services，”</text:p>
      <text:p text:style-name="P4">
去年，VSD收集的信息用于五次预审调查，其中两项与违反国际制裁有关。 立陶宛住宅已取消了几个人，无论他们的活动是对经济安全的威胁。</text:p>
      <text:p text:style-name="P4">
12人被禁止进入立陶宛：九人由于恐怖主义的威胁，三个是由于与敌方国家的情报服务的关系。</text:p>
      <text:p text:style-name="P4">
根据VSD的说法，在对俄罗斯和白俄罗斯人对乌克兰的全面入侵应用国际制裁后，这两个政权都是通过大量资产制定的，以减轻制裁的影响并找到绕过的方法。</text:p>
      <text:p text:style-name="P4">
<text:span text:style-name="T4">
另请阅读：</text:span>
 <text:a xlink:type="simple" xlink:href="https://www.ukrinform.ua/rubric-technology/3698185-niderlandski-kompanii-e-obektami-spigunstva-z-boku-kitau-cerez-visoki-tehnologii-specsluzba.html" text:style-name="Internet_20_link" text:visited-style-name="Visited_20_Internet_20_Link">
<text:span text:style-name="T4">
间谍</text:span>
</text:a>
报告说：“绕过制裁的计划已成为VSD经济安全调查的最重要领域之一。”据报道，4月26日，国际记者小组发表并分析了克里姆林宫的影响，以影响立陶宛，拉脱维亚和睾丸尼亚政策，并根据该策略进行了当地企业操纵的说法，以确保波罗的海政府的忠诚度。 特别是，对于立陶宛，俄罗斯官员特别害怕在立陶宛建立北约防空。</text:p>
      <text:p text:style-name="P4">
News Source: <text:a xlink:type="simple" xlink:href="https://www.ukrinform.ua/rubric-world/3701133-litva-zaavlae-pro-sprobi-verbuvanna-ii-gromadan-rozvidkami-rf-bilorusi-ta-kitau.html" text:style-name="Internet_20_link" text:visited-style-name="Visited_20_Internet_20_Link">
https://www.ukrinform.ua/rubric-world/3701133-litva-zaavlae-pro-sprobi-verbuvanna-ii-gromadan-rozvidkami-rf-bilorusi-ta-kitau.html</text:a>
</text:p>
      <!--NEWS-->
      <text:h text:style-name="P10" text:outline-level="1">
<text:span text:style-name="T4">
Zelensky的对话和XI Jinping：详细信息</text:span>
</text:h>
      <text:p text:style-name="P4">
作者: Ukrinform (Person)</text:p>
      <text:p text:style-name="P4">
出版商: Укринформ (Organization)</text:p>
      <text:p text:style-name="P4">
出版时间: 2023-04-26T18:53:00+03:00</text:p>
      <text:p text:style-name="P4">
修改时间: 2023-04-26T18:53:00+03:00</text:p>
      <text:p text:style-name="P4">
描述: 乌克兰沃罗迪米尔·泽伦斯基（Ukraine Volodymyr Zelensky）总裁与中华人民共和国XI Jinping的负责人进行了每小时的电话交谈。  - 乌克林。</text:p>
      <text:p text:style-name="P4">
图片: ["<text:a xlink:type="simple" xlink:href="https://static.ukrinform.com/photos/2023_04/thumb_files/630_360_1682524291-626.jpeg" text:style-name="Internet_20_link" text:visited-style-name="Visited_20_Internet_20_Link">
630_360_16825...</text:a>
"]</text:p>
      <text:p text:style-name="P4">
标签: ['Китай', 'Сі Цзіньпін', 'Україна', 'Зеленський']</text:p>
      <text:p text:style-name="P4">
类型: Article</text:p>
      <!--METADATA-->
      <text:p text:style-name="P4">
<draw:frame draw:style-name="fr1" draw:name="Image228" text:anchor-type="as-char" svg:width="6.9236in" svg:height="3.956343in" draw:z-index="0">
<draw:image xlink:href="../Images/yкринформ/2023-04-26T18-53-00-03-00/630_360_1682524291-626.jpeg" xlink:type="simple" xlink:show="embed" xlink:actuate="onLoad" draw:mime-type="image/jpeg"/>
</draw:frame>
乌克兰沃迪米尔·泽伦斯基(Ukraine Volodymyr Zelensky)总裁与中国人民共和国的负责人进行了每小时的电话交谈。</text:p>
      <text:p text:style-name="P4">
对话的细节报告给<text:a xlink:type="simple" xlink:href="https://www.president.gov.ua/news/vidbulasya-telefonna-rozmova-prezidenta-ukrayini-z-golovoyu-82489" text:style-name="Internet_20_link" text:visited-style-name="Visited_20_Internet_20_Link">
</text:a>
，报道乌克林福姆。</text:p>
      <text:p text:style-name="P4">
“在国家元首的高产小时交流中，他们讨论了当前双边关系问题的复杂性。 该信息特别关注可能的互动，以建立公平，可持续的Ludlya乌克兰。</text:p>
      <text:p text:style-name="P4">
Volodymyr Zelensky证实了乌克兰在遵守政治“中国”方面的立场不变，并感谢中国乌克兰的中国独立，主权和领土完整的支持。</text:p>
      <text:p text:style-name="P4">
总统对中国对人道主义援助Tavida表示感谢，乌克兰适当关心我国气味中国公民的安全。</text:p>
      <text:p text:style-name="P4">
双方讨论了加强乌克兰 - 中国伙伴关系的方法。</text:p>
      <text:p text:style-name="P4">
<text:span text:style-name="T4">
另请阅读：</text:span>
 <text:a xlink:type="simple" xlink:href="https://www.ukrinform.ua/rubric-polytics/3701093-e-tocki-peretinu-v-op-rozkrili-detali-rozmovi-zelenskogo-iz-si-czinpinom.html" text:style-name="Internet_20_link" text:visited-style-name="Visited_20_Internet_20_Link">
<text:span text:style-name="T4">
 jinping </text:span>
</text:a>
“对于俄罗斯的全面入侵，中国是第一名的贸易伙伴。 我相信，今天我们的对话将产生强大的冲动，以在各个层面上返回，保存和发展这种动态。”乌克兰总统拥有。 这应该通过恢复两国政府间委员会的工作以及任命乌克兰大使委员会的工作来促进这一点。</text:p>
      <text:p text:style-name="P4">
乌克兰总统强调，今天在乌克兰，切尔诺贝利核电站牺牲的记忆 - 人类历史上最伟大的人类灾难正在纪念。 他强调，俄罗斯对Zaporizhhya核电站的持续占领，并将俄罗斯用作对危险城市和村庄中风的军事打击的掩护，这表明，在莫斯科，他们并不尊重世界上所有人民的公平弹性利益依靠任何核试探性威胁来保证安全。</text:p>
      <text:p text:style-name="P4">
在这方面，国家元首敦促中国在规范NPP的安全方面发挥有效作用。</text:p>
      <text:p text:style-name="P4">
他强调说：“这将适合布达佩斯备忘录的精神。”<text:span text:style-name="T4">
另请阅读：</text:span>
 <text:a xlink:type="simple" xlink:href="https://www.ukrinform.ua/rubric-world/3701089-u-bilomu-domi-vitaut-rozmovu-zelenskogo-j-si-ale-z-visnovkami-ne-pospisaut.html" text:style-name="Internet_20_link" text:visited-style-name="Visited_20_Internet_20_Link">
</text:a>
国家元首分别停止了俄罗斯入侵的毁灭性后果，强调绑架了两万万乌克兰儿童。</text:p>
      <text:p text:style-name="P4">
乌克兰总统概述了乌克兰和平公式的内容，并告知了有关全球和平峰会组织的外交工作。</text:p>
      <text:p text:style-name="P4">
Volodymyr Zelensky表示希望中国积极参与恢复和平的努力。</text:p>
      <text:p text:style-name="P4">
“没有人比乌克兰人民更希望和平。 我们在我们的土地上谋求未来，行使了不可剥夺的自卫权。 基于国际法原则和对联合国宪章的尊重，公平和稳定是和平的。 不能以领土妥协为代价和平。 乌克兰的领土完整应在1991年恢复。”乌克兰总统说。</text:p>
      <text:p text:style-name="P4">
各方指出了建立和平的努力的重要性。</text:p>
      <text:p text:style-name="P4">
乌克兰国家的负责人分别强调了所有国家在战争中的支持中所维持的重要性。 这应该涉及军事技术合作。 包括武器的供应。</text:p>
      <text:p text:style-name="P4">
“任何支持的部分 - 局部俄罗斯都将其侵略性持续转变为进一步拒绝和平。 俄罗斯收到的支持越少，战争越来越快，和平将重返国际关系。</text:p>
      <text:p text:style-name="P4">
乌克兰总统强调了我国的准备，以保证全球粮食安全。 Volodymyr Zelensky指出，现在乌克兰港口是俄罗斯侵略性的人质，被侵略者国家封锁，并与他们一起出口路线。</text:p>
      <text:p text:style-name="P4">
在这种情况下，各方表示共同支持了需要适当实施和继续黑海谷物倡议。 <text:a xlink:type="simple" xlink:href="https://www.ukrinform.ua/tag-zelenskij" text:style-name="Internet_20_link" text:visited-style-name="Visited_20_Internet_20_Link">
</text:a>
他告知实施全球人道主义计划“来自乌克兰的谷物”。</text:p>
      <text:p text:style-name="P4">
乌克兰和中国的领导人同意维持定期的对话。</text:p>
      <text:p text:style-name="P4">
News Source: <text:a xlink:type="simple" xlink:href="https://www.ukrinform.ua/rubric-polytics/3701129-rozmova-zelenskogo-ta-si-czinpina-detali.html" text:style-name="Internet_20_link" text:visited-style-name="Visited_20_Internet_20_Link">
https://www.ukrinform.ua/rubric-polytics/3701129-rozmova-zelenskogo-ta-si-czinpina-detali.html</text:a>
</text:p>
      <!--NEWS-->
      <text:h text:style-name="P10" text:outline-level="1">
<text:span text:style-name="T4">
第一季度的国家预算从私有化₴9.02亿</text:span>
</text:h>
      <text:p text:style-name="P4">
作者: Ukrinform (Person)</text:p>
      <text:p text:style-name="P4">
出版商: Укринформ (Organization)</text:p>
      <text:p text:style-name="P4">
出版时间: 2023-04-26T18:54:56+03:00</text:p>
      <text:p text:style-name="P4">
修改时间: 2023-04-26T18:54:56+03:00</text:p>
      <text:p text:style-name="P4">
描述: 在2023年第一季度，国家预算从私有化中获得了9.02亿UAH，这是过去十年来国家财产基金的最佳指标，因为在过去十年中，平均而言，私有化带来了UAH 2.34亿。  - 乌克林。</text:p>
      <text:p text:style-name="P4">
图片: ["<text:a xlink:type="simple" xlink:href="https://static.ukrinform.com/photos/2020_03/thumb_files/630_360_1584009375-893.jpg" text:style-name="Internet_20_link" text:visited-style-name="Visited_20_Internet_20_Link">
630_360_15840...</text:a>
"]</text:p>
      <text:p text:style-name="P4">
标签: ['Бюджет', 'ФДМУ', 'Приватизація']</text:p>
      <text:p text:style-name="P4">
类型: Article</text:p>
      <!--METADATA-->
      <text:p text:style-name="P4">
<draw:frame draw:style-name="fr1" draw:name="Image229" text:anchor-type="as-char" svg:width="6.9236in" svg:height="3.956343in" draw:z-index="0">
<draw:image xlink:href="../Images/yкринформ/2023-04-26T18-54-56-03-00/630_360_1584009375-893.jpg" xlink:type="simple" xlink:show="embed" xlink:actuate="onLoad" draw:mime-type="image/jpeg"/>
</draw:frame>
在2023年的第一季度，国家预算从私有化中获得了9.02亿UAH，这是过去十年来国家房地产基金的最佳指标，因为在过去十年中，私有化带来了2.34亿UAH。</text:p>
      <text:p text:style-name="P4">
正如乌克林福姆报道的那样，它报告了<text:a xlink:type="simple" xlink:href="http://www.spfu.gov.ua/ua/news/9652.html" text:style-name="Internet_20_link" text:visited-style-name="Visited_20_Internet_20_Link">
</text:a>
。</text:p>
      <text:p text:style-name="P4">
“我们的目标是一个诚实透明的私有化，纳布克斯(Nauks)的最大竞争。第一季度的结果表明，业务对对国家资产的容忍感兴趣。因此，现在我们正在努力成为一个伟大的私有化，”主席[] <text:a xlink:type="simple" xlink:href="https://www.ukrinform.ua/tag-fdmu" text:style-name="Internet_20_link" text:visited-style-name="Visited_20_Internet_20_Link">
</text:a>
鲁斯特·乌梅罗夫(Rustem Umerov)。</text:p>
      <text:p text:style-name="P4">
第一季度的州房地产基金会展示了物流，商业，仓库，酒精资产等。 特别是，乌克兰的第一个私有化港口被私有化。 对“ Ust-Danube”港口的竞标使预算超过了2亿UAH。</text:p>
      <text:p text:style-name="P4">
投资者还对酒精资产积极感兴趣。 例如，在出售商店酿酒厂的销售期间，其成本增加了2.7倍 -  UAH 1.42亿。 此外，酒吧酒精厂的私有化带来了UAH的2130万倍 - 比起价高4.7倍。</text:p>
      <text:p text:style-name="P4">
<text:span text:style-name="T4">
另请阅读：</text:span>
 <text:a xlink:type="simple" xlink:href="https://www.ukrinform.ua/rubric-economy/3700547-prama-budzetna-pidtrimka-vid-es-cogoric-sagnula-6-milardiv-minfin.html" text:style-name="Internet_20_link" text:visited-style-name="Visited_20_Internet_20_Link">
<text:span text:style-name="T4">
预算</text:span>
</text:a>
据乌克林福姆报道，在3月，国家房地产基金进行了53次私有化拍卖，并筹集了超过6.27亿UAH。</text:p>
      <text:p text:style-name="P4">
国家房地产基金计划在今年第二或第三季度出售大型私有化对象。</text:p>
      <text:p text:style-name="P4">
<text:span text:style-name="T5">
foto：nbu</text:span>
</text:p>
      <text:p text:style-name="P4">
News Source: <text:a xlink:type="simple" xlink:href="https://www.ukrinform.ua/rubric-economy/3701130-derzbudzet-u-i-kvartali-otrimav-vid-privatizacii-902-miljoni.html" text:style-name="Internet_20_link" text:visited-style-name="Visited_20_Internet_20_Link">
https://www.ukrinform.ua/rubric-economy/3701130-derzbudzet-u-i-kvartali-otrimav-vid-privatizacii-902-miljoni.html</text:a>
</text:p>
      <!--NEWS-->
      <text:h text:style-name="P10" text:outline-level="1">
<text:span text:style-name="T4">
NBU开始评估银行的稳定性</text:span>
</text:h>
      <text:p text:style-name="P4">
作者: Ukrinform (Person)</text:p>
      <text:p text:style-name="P4">
出版商: Укринформ (Organization)</text:p>
      <text:p text:style-name="P4">
出版时间: 2023-04-26T18:58:03+03:00</text:p>
      <text:p text:style-name="P4">
修改时间: 2023-04-26T18:58:03+03:00</text:p>
      <text:p text:style-name="P4">
描述: 国家银行开始评估20个银行在戒严方面的稳定性。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Банк', 'Нацбанк', 'перевірки']</text:p>
      <text:p text:style-name="P4">
类型: Article</text:p>
      <!--METADATA-->
      <text:p text:style-name="P4">
<draw:frame draw:style-name="fr1" draw:name="Image230" text:anchor-type="as-char" svg:width="6.9236in" svg:height="3.956343in" draw:z-index="0">
<draw:image xlink:href="../Images/yкринформ/2023-04-26T18-58-03-03-00/630_360_1679320501-539.png" xlink:type="simple" xlink:show="embed" xlink:actuate="onLoad" draw:mime-type="image/png"/>
</draw:frame>
国家银行开始评估20家银行面对军方的稳定性。</text:p>
      <text:p text:style-name="P4">
正如乌克林福姆报道的那样，它报告了<text:a xlink:type="simple" xlink:href="http://bank.gov.ua/ua/news/all/natsionalniy-bank-rozpochinaye-otsinku-stiykosti-bankivskoyi-sistemi-v-umovah-voyennogo-chasu" text:style-name="Internet_20_link" text:visited-style-name="Visited_20_Internet_20_Link">
</text:a>
“为了确定银行业的真实状况，国家银行业正在评估银行和银行体系的稳定性。在战争条件下，这项评估将具有许多功能，”  - 说。</text:p>
      <text:p text:style-name="P4">
注意到，稳定性评估将于4月1日从三个阶段进行。 第一个 - 将包括资产资产评估和信贷操作的可接受性，以及检查银行收到的财产作为承诺的估计以及资本法规的计算。</text:p>
      <text:p text:style-name="P4">
第二阶段涉及资产质量评估结果的外推，以及银行信贷运营在第一阶段尚未被困的可接受性。</text:p>
      <text:p text:style-name="P4">
第三个是通过基本情况和实现资本充足性标准水平的定义对银行活动指标的评估。 该银行活动的预测指标的技术任务和建模将由国家银行官方网站的文章分别发布。</text:p>
      <text:p text:style-name="P4">
2023年将举行20家银行。 这些是金融机构，是风险加权资产，存款和贷款人的范围范围的领导者。 这些银行的净资产总额超过银行系统资产的90％。 将于2023年进行评分的银行：JSC“ Privatbank”，JSC“ Oschadbank”，JSC“ Raiffeisen Bank”，JSC“ Sens Bank”，JSC“ Universal Bank”，JSC“ PUMB”，JSC“ JSC” ，JSC“ Otpbank”，JSC“ Ukrsibbank”，JSC“ Credit Agricole Bank”，JSC“ Kredobank”，JSC“ A-Bank”，JSC“ Tascombank”，JSC“ Procredit Bank”，AB“ AB”，JSC“ Southern”，JSC“ DNIEPER»，PJSC“银行Vostok”，PJSC“ MTB Bank”，JSC“ Pravex Bank”。</text:p>
      <text:p text:style-name="P4">
20123年对银行稳定性和乌克兰银行体系的稳定性的评估结果将于2024年3月31日发布。</text:p>
      <text:p text:style-name="P4">
<text:span text:style-name="T4">
另请阅读：</text:span>
 <text:a xlink:type="simple" xlink:href="https://www.ukrinform.ua/rubric-economy/3700341-nacbank-pererahue-do-budzetu-majze-72-milardi-griven.html" text:style-name="Internet_20_link" text:visited-style-name="Visited_20_Internet_20_Link">
<text:span text:style-name="T4">
国家银行</text:span>
</text:a>
如报道，<text:a xlink:type="simple" xlink:href="https://www.ukrinform.ua/tag-nacbank" text:style-name="Internet_20_link" text:visited-style-name="Visited_20_Internet_20_Link">
</text:a>
自2018年以来，它评估了银行的稳定性，该银行提供了分别定义的银行清单的压力测试。</text:p>
      <text:p text:style-name="P4">
<text:span text:style-name="T5">
foto：nbu</text:span>
</text:p>
      <text:p text:style-name="P4">
News Source: <text:a xlink:type="simple" xlink:href="https://www.ukrinform.ua/rubric-economy/3701131-nbu-rozpocinae-ocinku-stijkosti-bankiv.html" text:style-name="Internet_20_link" text:visited-style-name="Visited_20_Internet_20_Link">
https://www.ukrinform.ua/rubric-economy/3701131-nbu-rozpocinae-ocinku-stijkosti-bankiv.html</text:a>
</text:p>
      <!--NEWS-->
      <text:h text:style-name="P10" text:outline-level="1">
<text:span text:style-name="T4">
国防军每天在三个方向上击退了43次俄罗斯人的袭击</text:span>
</text:h>
      <text:p text:style-name="P4">
作者: Ukrinform (Person)</text:p>
      <text:p text:style-name="P4">
出版商: Укринформ (Organization)</text:p>
      <text:p text:style-name="P4">
出版时间: 2023-04-26T19:02:00+03:00</text:p>
      <text:p text:style-name="P4">
修改时间: 2023-04-26T19:02:00+03:00</text:p>
      <text:p text:style-name="P4">
描述: 当天乌克兰的防守部队击退了俄罗斯军队在巴赫穆特，阿维迪夫和玛丽斯基的指示中的43次袭击。  - 乌克林。</text:p>
      <text:p text:style-name="P4">
图片: ["<text:a xlink:type="simple" xlink:href="https://static.ukrinform.com/photos/2023_04/thumb_files/630_360_1681573947-281.jpg" text:style-name="Internet_20_link" text:visited-style-name="Visited_20_Internet_20_Link">
630_360_16815...</text:a>
"]</text:p>
      <text:p text:style-name="P4">
标签: ['Генштаб', 'Оборона', 'ЗСУ', 'Війна з росією']</text:p>
      <text:p text:style-name="P4">
类型: Article</text:p>
      <!--METADATA-->
      <text:p text:style-name="P4">
<draw:frame draw:style-name="fr1" draw:name="Image231" text:anchor-type="as-char" svg:width="6.9236in" svg:height="3.956343in" draw:z-index="0">
<draw:image xlink:href="../Images/yкринформ/2023-04-26T19-02-00-03-00/630_360_1681573947-281.jpg" xlink:type="simple" xlink:show="embed" xlink:actuate="onLoad" draw:mime-type="image/jpeg"/>
</draw:frame>
白天，乌克兰的西尔巴隆(Silaborons)反映了纳巴克穆特(Nabakhmut)，阿维迪夫(Avdiiv)和玛丽斯基(Mariinsky)的俄罗斯军队的43次袭击。</text:p>
      <text:p text:style-name="P4">
根据乌克林福姆的说法，乌克兰武装部队的总参谋部报告了紫外线<text:a xlink:type="simple" xlink:href="http://www.facebook.com/GeneralStaff.ua/posts/pfbid02M4zTv2MTx7qDMTUBcnSLkVxg3zrQfZhu4VCKiu5ajszDeQW7kuD9pXd8rd7MUy71l" text:style-name="Internet_20_link" text:visited-style-name="Visited_20_Internet_20_Link">
</text:a>
.</text:p>
      <text:p text:style-name="P4">
“Основні зусилля противник зосереджує на веденні наступальних дій наБахмутському, Авдіївському та Мар’їнському напрямках - протягом доби буловідбито 43 атаки противника. Найзапекліші бої тривають за Бахмут та Мар’їнку”,- ідеться в повідомленні.</text:p>
      <text:p text:style-name="P4">
В Генштабі підкреслюють, що російська федерація продовжує ігноруватиМіжнародне гуманітарне право, завдає ударів, здійснює <text:a xlink:type="simple" xlink:href="https://www.ukrinform.ua/tag-obstril" text:style-name="Internet_20_link" text:visited-style-name="Visited_20_Internet_20_Link">
</text:a>
不仅处于乌克兰Yavsk的职位，而且在定居点的民事基础设施上，恐吓平民。</text:p>
      <text:p text:style-name="P4">
白天，侵略者造成了三个火箭发射器，31架飞机罢工和核心26火箭发射器的炮击。 有受伤的中间人口，私人住宅和其他基础设施被摧毁和损坏。</text:p>
      <text:p text:style-name="P4">
整个乌克兰的火箭和航空罢工的可能性很高。</text:p>
      <text:p text:style-name="P4">
在_ <text:span text:style-name="T4">
 volyn和polissya方向</text:span>
 _ _不显着变化的操作情况。 没有发现敌人进攻群体形成的迹象。</text:p>
      <text:p text:style-name="P4">
<text:span text:style-name="T4">
另请阅读：</text:span>
 <text:a xlink:type="simple" xlink:href="https://www.ukrinform.ua/rubric-ato/3699864-zagrozi-povtornogo-nastupu-rosian-iz-bilorusi-zaraz-nemae-budanov.html" text:style-name="Internet_20_link" text:visited-style-name="Visited_20_Internet_20_Link">
<text:span text:style-name="T4">
 Budanov </text:span>
</text:a>
在_ <text:span text:style-name="T4">
 Siversky和Slobozhansky的指示</text:span>
 _敌人在与布莱恩斯克的乌克兰库尔斯克·塔布尔戈罗德地区保留了军事冒险。 白天的侵略者是通过炮弹炮击定居点的炮击，梅德维卡，哈拉加尼夫卡，莱昂尼夫卡，布达·维罗贝维斯卡，切尔尼希夫地区的格雷里亚赫； Sumy地区的Znob-Trubchevskaya，Chernatsky，Chernatsky，Middle-Buda，Bachivska，Sidorivka，Spire和Mykolaivka，以及Kharkiv地区的Guriev Kozachka，Hlyboki，Oliynyko和Green。</text:p>
      <text:p text:style-name="P4">
在_ <text:span text:style-name="T4">
 kupyansk方向上</text:span>
 <text:span text:style-name="T5">
炮兵和迫击炮炮击Kamianka的定居点，Krasne First，Novomlinsk，Limen First，Kislivka，Kharkiv地区的Berestovo和Novoselivske在Luhansk地区。在</text:span>
 <text:span text:style-name="T4">
 bakhmut方向</text:span>
 _ _俄罗斯人继续采取进攻行动。在巴赫穆特市以外驾驶大型战斗。 此外，在白天，朝止的进攻行动的入侵者朝着Orikhovo-vasylivka taivanivske的定居点方向上。 Vasyukivka，Zaliznyanske，Orikhovo-Vasylivka，Novomarka，Grigorivka，Bakhmut，Yar，Ivanivske，PrediviencTine，Konstantinovka，Konstantinovka，Diliyivka，Diliyivka，North，North，South，South，South，South，South和New York Donetsk地区受到了敌人的炮击受伤。</text:p>
      <text:p text:style-name="P4">
<text:span text:style-name="T4">
另请阅读：</text:span>
 <text:a xlink:type="simple" xlink:href="https://www.ukrinform.ua/rubric-ato/3700800-u-bahmuti-trivaut-vazki-boi-na-korotkih-distanciah-britanska-rozvidka.html" text:style-name="Internet_20_link" text:visited-style-name="Visited_20_Internet_20_Link">
<text:span text:style-name="T4">
 bakhmut </text:span>
</text:a>
在<text:span text:style-name="T4">
 _ avdeevsky方向_ </text:span>
侵略者在Avdiivka，Severny和Pervomaisk Donetsk地区进行了进攻行动，没有成功。 此外，战士在Novokalinovo，Berdychi，Lastokne，Avdiivka，Vodyane，Vodyane，Pervomaisk，Karlovka和Nevelskoye Donetsk地区开除。</text:p>
      <text:p text:style-name="P4">
在海洋方向** _ _白天，乌克兰防守者反映了马林卡地区的许多敌人进攻。 可见敌人的炮击，圣乔治，马林卡，帕拉斯卡夫卡和顿涅茨克地区的诺维奥米卡利夫卡。</text:p>
      <text:p text:style-name="P4">
在_ <text:span text:style-name="T4">
采矿方向</text:span>
 _ _当今，敌人活跃。 他在Bogoyavlenko，Novoukrainka，Shakhtarske，Prychistivka和Donetsk地区的定居点开火。</text:p>
      <text:p text:style-name="P4">
在_ <text:span text:style-name="T4">
 Zaporizhzhya和Kherson的方向</text:span>
 _ _敌人继续进行。 同时，白天，他开了30多个居住的笔。 其中包括顿涅茨克地区的诺维普卡(Vremivka)； Gulyaipole，铁路，Mala Tokmachka，Novoandriivka和Kamianske Zaporizhhya地区； Berislav，Cossack，Tokarivka，Tokarivka，Antonovka，Antonovka，Belozer，Belozer，Belozer，Kherson，Kherson Coast和Kherson。</text:p>
      <text:p text:style-name="P4">
<text:span text:style-name="T4">
另请阅读：</text:span>
 <text:a xlink:type="simple" xlink:href="https://www.ukrinform.ua/rubric-ato/3701066-oznak-pidgotovki-nastupu-rosian-pid-vugledarom-ne-sposterigaetsa-sili-oboroni.html" text:style-name="Internet_20_link" text:visited-style-name="Visited_20_Internet_20_Link">
</text:a>
国防军的航空在侵略者的个人员工和军事装备集中的领域中进行了11次跳动。 SuperCam也被SuperCam击落。</text:p>
      <text:p text:style-name="P4">
正如乌克林福姆报道的<text:a xlink:type="simple" xlink:href="https://www.ukrinform.ua/rubric-ato/3700763-zsu-vze-znisili-188-410-rosijskih-zagarbnikiv.html" text:style-name="Internet_20_link" text:visited-style-name="Visited_20_Internet_20_Link">
</text:a>
从2022年2月24日到2023年26日，过去一天，大约有18.8千410名俄罗斯入侵者被清算，有640人。</text:p>
      <text:p text:style-name="P4">
News Source: <text:a xlink:type="simple" xlink:href="https://www.ukrinform.ua/rubric-ato/3701134-sili-oboroni-za-dobu-vidbili-43-ataki-rosian-na-troh-napramkah.html" text:style-name="Internet_20_link" text:visited-style-name="Visited_20_Internet_20_Link">
https://www.ukrinform.ua/rubric-ato/3701134-sili-oboroni-za-dobu-vidbili-43-ataki-rosian-na-troh-napramkah.html</text:a>
</text:p>
      <!--NEWS-->
      <text:h text:style-name="P10" text:outline-level="1">
<text:span text:style-name="T4">
Tsurenko在马德里的WTA锦标赛开始时赢得了意大利的Brozetti</text:span>
</text:h>
      <text:p text:style-name="P4">
作者: Ukrinform (Person)</text:p>
      <text:p text:style-name="P4">
出版商: Укринформ (Organization)</text:p>
      <text:p text:style-name="P4">
出版时间: 2023-04-26T19:04:47+03:00</text:p>
      <text:p text:style-name="P4">
修改时间: 2023-04-26T19:04:47+03:00</text:p>
      <text:p text:style-name="P4">
描述: Lesya Tsurenko在马德里（Mutua Madrid）的女子网球协会（WTA）享有盛誉的土壤锦标赛上克服了第一个圈子，该赛事在马德里（马德里）（西班牙），奖金为765.2万美元 - 乌克林福姆。</text:p>
      <text:p text:style-name="P4">
图片: ["<text:a xlink:type="simple" xlink:href="https://static.ukrinform.com/photos/2023_04/thumb_files/630_360_1682524997-990.jpg" text:style-name="Internet_20_link" text:visited-style-name="Visited_20_Internet_20_Link">
630_360_16825...</text:a>
"]</text:p>
      <text:p text:style-name="P4">
标签: ['Цуренко', 'Теніс']</text:p>
      <text:p text:style-name="P4">
类型: Article</text:p>
      <!--METADATA-->
      <text:p text:style-name="P4">
<draw:frame draw:style-name="fr1" draw:name="Image232" text:anchor-type="as-char" svg:width="6.9236in" svg:height="3.956343in" draw:z-index="0">
<draw:image xlink:href="../Images/yкринформ/2023-04-26T19-04-47-03-00/630_360_1682524997-990.jpg" xlink:type="simple" xlink:show="embed" xlink:actuate="onLoad" draw:mime-type="image/jpeg"/>
</draw:frame>
乌克兰Tsurenko在女子Tenisa协会享有盛誉的土壤锦标赛上克服了第一个圈子(WTA)-Mutua Madrid Open-马德里(西班牙)奖金为765.2万美元。</text:p>
      <text:p text:style-name="P4">
据报道，在第二场比赛的比赛中，Turenko击败了意大利Luchubrontzetti -6：1，6：3。</text:p>
      <text:p text:style-name="P4">
网球运动员花了近一个半小时。</text:p>
      <text:p text:style-name="P4">
下一个竞争对手Tsurenko将在瑞士Giltaichmann的第25位播种。</text:p>
      <text:p text:style-name="P4">
<text:span text:style-name="T4">
另请阅读：</text:span>
 <text:a xlink:type="simple" xlink:href="https://www.ukrinform.ua/rubric-sports/3700723-astremska-zigrae-z-finalistkou-vimbldon-na-starti-tenisnogo-turnirui-v-ispanii.html" text:style-name="Internet_20_link" text:visited-style-name="Visited_20_Internet_20_Link">
<text:span text:style-name="T4">
网球</text:span>
</text:a>
马德里锦标赛将持续到5月6日。</text:p>
      <text:p text:style-name="P4">
照片：盖蒂图像。</text:p>
      <text:p text:style-name="P4">
News Source: <text:a xlink:type="simple" xlink:href="https://www.ukrinform.ua/rubric-sports/3701135-curenko-peremogla-italijku-broncetti-na-starti-turniru-wta-u-madridi.html" text:style-name="Internet_20_link" text:visited-style-name="Visited_20_Internet_20_Link">
https://www.ukrinform.ua/rubric-sports/3701135-curenko-peremogla-italijku-broncetti-na-starti-turniru-wta-u-madridi.html</text:a>
</text:p>
      <!--NEWS-->
      <text:h text:style-name="P10" text:outline-level="1">
<text:span text:style-name="T4">
由于俄罗斯炮击，在Zaporozhye中，一个人被杀</text:span>
</text:h>
      <text:p text:style-name="P4">
作者: Ukrinform (Person)</text:p>
      <text:p text:style-name="P4">
出版商: Укринформ (Organization)</text:p>
      <text:p text:style-name="P4">
出版时间: 2023-04-26T19:05:42+03:00</text:p>
      <text:p text:style-name="P4">
修改时间: 2023-04-26T19:05:42+03:00</text:p>
      <text:p text:style-name="P4">
描述: 在Zaporozhye地区，因俄罗斯炮击而杀害了Orikhov的一名居民，开始了调查。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Обстріл', 'Запоріжжя', 'Війна з росією']</text:p>
      <text:p text:style-name="P4">
类型: Article</text:p>
      <!--METADATA-->
      <text:p text:style-name="P4">
<draw:frame draw:style-name="fr1" draw:name="Image233" text:anchor-type="as-char" svg:width="6.9236in" svg:height="3.956343in" draw:z-index="0">
<draw:image xlink:href="../Images/yкринформ/2023-04-26T19-05-42-03-00/630_360_1654768443-794.jpg" xlink:type="simple" xlink:show="embed" xlink:actuate="onLoad" draw:mime-type="image/jpeg"/>
</draw:frame>
俄罗斯炮击的结果，乌扎普什兹(Uzaposhzhzhia)地区被奥里克霍夫(Orikhov)的居民杀害，开始了调查。</text:p>
      <text:p text:style-name="P4">
据报道<text:a xlink:type="simple" xlink:href="https://zap.gp.gov.ua/ua/news.html" text:style-name="Internet_20_link" text:visited-style-name="Visited_20_Internet_20_Link">
</text:a>
，报道乌克林福姆。</text:p>
      <text:p text:style-name="P4">
“ 2023年4月26日，侵略者州军人忽略了国际人道主义法的规范，再次对奥里基夫进行了炮击。由于敌对袭击，一名46岁的当地居民被杀，“声明说。</text:p>
      <text:p text:style-name="P4">
关于刑事诉讼的预审调查已经启动(《乌克兰刑法》第438条的第2部分).</text:p>
      <text:p text:style-name="P4">
<text:span text:style-name="T4">
Читайте також:</text:span>
 <text:a xlink:type="simple" xlink:href="https://www.ukrinform.ua/rubric-ato/3701087-za-dobu-rosiani-356-raziv-obstrilali-tavrijskij-napramok-sili-oboroni.html" text:style-name="Internet_20_link" text:visited-style-name="Visited_20_Internet_20_Link">
 </text:a>
刑事诉讼的材料随后将转移到Zaporizhzhia地区的SBU，并加入检察官办公室。</text:p>
      <text:p text:style-name="P4">
据报道，在Zaporizhhya地区的最后一天，敌人在19个社区中进行了67次打击：53 <text:a xlink:type="simple" xlink:href="https://www.ukrinform.ua/tag-obstril" text:style-name="Internet_20_link" text:visited-style-name="Visited_20_Internet_20_Link">
</text:a>
，6次RSSV攻击，7使用无人机和飞机。</text:p>
      <text:p text:style-name="P4">
News Source: <text:a xlink:type="simple" xlink:href="https://www.ukrinform.ua/rubric-ato/3701136-na-zaporizzi-vnaslidok-rosijskogo-obstrilu-zaginuv-colovik.html" text:style-name="Internet_20_link" text:visited-style-name="Visited_20_Internet_20_Link">
https://www.ukrinform.ua/rubric-ato/3701136-na-zaporizzi-vnaslidok-rosijskogo-obstrilu-zaginuv-colovik.html</text:a>
</text:p>
      <!--NEWS-->
      <text:h text:style-name="P10" text:outline-level="1">
<text:span text:style-name="T4">
Zelensky在与SI的对话中强调，需要避免在战争中支持俄罗斯</text:span>
</text:h>
      <text:p text:style-name="P4">
作者: Ukrinform (Person)</text:p>
      <text:p text:style-name="P4">
出版商: Укринформ (Organization)</text:p>
      <text:p text:style-name="P4">
出版时间: 2023-04-26T19:06:00+03:00</text:p>
      <text:p text:style-name="P4">
修改时间: 2023-04-26T19:06:00+03:00</text:p>
      <text:p text:style-name="P4">
描述: 在与中国领导人的对话中，乌克兰沃迪米尔Zelenskyy总统强调有必要避免在战争中支持俄罗斯联邦。  - 乌克林。</text:p>
      <text:p text:style-name="P4">
图片: ["<text:a xlink:type="simple" xlink:href="https://static.ukrinform.com/photos/2023_04/thumb_files/630_360_1682525611-719.jpeg" text:style-name="Internet_20_link" text:visited-style-name="Visited_20_Internet_20_Link">
630_360_16825...</text:a>
"]</text:p>
      <text:p text:style-name="P4">
标签: ['Китай', 'Сі Цзіньпін', 'Зеленський', 'Війна з росією']</text:p>
      <text:p text:style-name="P4">
类型: Article</text:p>
      <!--METADATA-->
      <text:p text:style-name="P4">
<draw:frame draw:style-name="fr1" draw:name="Image234" text:anchor-type="as-char" svg:width="6.9236in" svg:height="3.956343in" draw:z-index="0">
<draw:image xlink:href="../Images/yкринформ/2023-04-26T19-06-00-03-00/630_360_1682525611-719.jpeg" xlink:type="simple" xlink:show="embed" xlink:actuate="onLoad" draw:mime-type="image/jpeg"/>
</draw:frame>
在与中国乌克兰总统的领导人的对话中，他在与中国czinpingomnomna的领导人的对话中，他需要避免支持俄罗斯联邦。</text:p>
      <text:p text:style-name="P4">
关于它报告<text:a xlink:type="simple" xlink:href="https://www.president.gov.ua/news/vidbulasya-telefonna-rozmova-prezidenta-ukrayini-z-golovoyu-82489" text:style-name="Internet_20_link" text:visited-style-name="Visited_20_Internet_20_Link">
</text:a>
乌克林福姆报道说，乌克兰国家负责人。</text:p>
      <text:p text:style-name="P4">
值得注意的是，乌克兰总统在与本章的对话中<text:a xlink:type="simple" xlink:href="https://www.ukrinform.ua/tag-kitaj" text:style-name="Internet_20_link" text:visited-style-name="Visited_20_Internet_20_Link">
</text:a>
他强调了阻止世界公司在针对乌克兰纳罗德的战争中支持俄罗斯的重要性。 澄清说，这应该涉及军事和技术工作，包括武器的供应。</text:p>
      <text:p text:style-name="P4">
“任何支持的部分俄罗斯都将其侵略性转变为进一步拒绝和平。</text:p>
      <text:p text:style-name="P4">
<text:span text:style-name="T4">
另请阅读：</text:span>
 <text:a xlink:type="simple" xlink:href="https://www.ukrinform.ua/rubric-world/3701138-kitaj-ne-vvazae-adernou-eskalacieu-britanski-snaradi-zi-zbidnenim-uranom-dla-ukraini.html" text:style-name="Internet_20_link" text:visited-style-name="Visited_20_Internet_20_Link">
<text:span text:style-name="T4">
中国</text:span>
</text:a>
正如乌克林福姆报道的那样，乌克兰总统于4月26日<text:a xlink:type="simple" xlink:href="https://www.ukrinform.ua/rubric-polytics/3700965-zelenskij-pogovoriv-z-si-czinpinom.html" text:style-name="Internet_20_link" text:visited-style-name="Visited_20_Internet_20_Link">
</text:a>
与中国人民共和国的领导人塞廷平。 特别是，国家元首讨论了双边关系的主题问题。</text:p>
      <text:p text:style-name="P4">
<text:span text:style-name="T5">
foto：总统办公室</text:span>
</text:p>
      <text:p text:style-name="P4">
News Source: <text:a xlink:type="simple" xlink:href="https://www.ukrinform.ua/rubric-polytics/3701143-zelenskij-u-rozmovi-iz-si-nagolosiv-na-neobhidnosti-utrimuvatisa-vid-pidtrimki-rf-u-vijni.html" text:style-name="Internet_20_link" text:visited-style-name="Visited_20_Internet_20_Link">
https://www.ukrinform.ua/rubric-polytics/3701143-zelenskij-u-rozmovi-iz-si-nagolosiv-na-neobhidnosti-utrimuvatisa-vid-pidtrimki-rf-u-vijni.html</text:a>
</text:p>
      <!--NEWS-->
      <text:h text:style-name="P10" text:outline-level="1">
<text:span text:style-name="T4">
在库尔森，乌克兰军方摧毁了六架俄罗斯无人机</text:span>
</text:h>
      <text:p text:style-name="P4">
作者: Ukrinform (Person)</text:p>
      <text:p text:style-name="P4">
出版商: Укринформ (Organization)</text:p>
      <text:p text:style-name="P4">
出版时间: 2023-04-26T19:07:00+03:00</text:p>
      <text:p text:style-name="P4">
修改时间: 2023-04-26T19:07:00+03:00</text:p>
      <text:p text:style-name="P4">
描述: 在赫尔森地区，南空气司令部被六架俄罗斯无人机摧毁。  - 乌克林。</text:p>
      <text:p text:style-name="P4">
图片: ["<text:a xlink:type="simple" xlink:href="https://static.ukrinform.com/photos/2022_09/thumb_files/630_360_1664455654-166.jpg" text:style-name="Internet_20_link" text:visited-style-name="Visited_20_Internet_20_Link">
630_360_16644...</text:a>
", "<text:a xlink:type="simple" xlink:href="https://static.ukrinform.com/photos/2023_04/1682526996-601.jpg" text:style-name="Internet_20_link" text:visited-style-name="Visited_20_Internet_20_Link">
1682526996-60...</text:a>
"]</text:p>
      <text:p text:style-name="P4">
标签: ['Безпілотник', 'Херсонщина', 'Війна з росією']</text:p>
      <text:p text:style-name="P4">
类型: Article</text:p>
      <!--METADATA-->
      <text:p text:style-name="P4">
<draw:frame draw:style-name="fr1" draw:name="Image235" text:anchor-type="as-char" svg:width="6.9236in" svg:height="3.956343in" draw:z-index="0">
<draw:image xlink:href="../Images/yкринформ/2023-04-26T19-07-00-03-00/630_360_1664455654-166.jpg" xlink:type="simple" xlink:show="embed" xlink:actuate="onLoad" draw:mime-type="image/jpeg"/>
</draw:frame>
南空气司令部的纳克森地区被六卢比人摧毁。</text:p>
      <text:p text:style-name="P4">
这是由武装部队在[]的空军报道的(https://t.me/kpszsu/2485)，报道乌克林福姆。</text:p>
      <text:p text:style-name="P4">
“ 2023年4月26日<text:a xlink:type="simple" xlink:href="https://www.ukrinform.ua/tag-hersonsina" text:style-name="Internet_20_link" text:visited-style-name="Visited_20_Internet_20_Link">
</text:a>
消息说：“南航空司令部的战士消防局被六个折叠的无人机摧毁：5-柳叶刀下to和1-梅林 - 瓦尔无人机。”</text:p>
      <text:p text:style-name="P4">
<draw:frame draw:style-name="fr1" draw:name="Image236" text:anchor-type="as-char" svg:width="6.9236in" svg:height="6.9236in" draw:z-index="0">
<draw:image xlink:href="../Images/yкринформ/2023-04-26T19-07-00-03-00/1682526996-601.jpg" xlink:type="simple" xlink:show="embed" xlink:actuate="onLoad" draw:mime-type="image/jpeg"/>
</draw:frame>
<text:span text:style-name="T4">
另请阅读：</text:span>
 <text:a xlink:type="simple" xlink:href="https://www.ukrinform.ua/rubric-ato/3700666-zaluznij-pokazav-robotu-artrozvidnikiv-na-fronti.html" text:style-name="Internet_20_link" text:visited-style-name="Visited_20_Internet_20_Link">
<text:span text:style-name="T4">
 Zaluzhni </text:span>
</text:a>
正如乌克林福姆报道的，乌克兰的国防军从2022年2月24日至2023年26日<text:a xlink:type="simple" xlink:href="https://www.ukrinform.ua/rubric-ato/3700763-zsu-vze-znisili-188-410-rosijskih-zagarbnikiv.html" text:style-name="Internet_20_link" text:visited-style-name="Visited_20_Internet_20_Link">
</text:a>
，同时-640。</text:p>
      <text:p text:style-name="P4">
News Source: <text:a xlink:type="simple" xlink:href="https://www.ukrinform.ua/rubric-ato/3701144-na-hersonsini-ukrainski-vijskovi-znisili-sist-rosijskih-bezpilotnikiv.html" text:style-name="Internet_20_link" text:visited-style-name="Visited_20_Internet_20_Link">
https://www.ukrinform.ua/rubric-ato/3701144-na-hersonsini-ukrainski-vijskovi-znisili-sist-rosijskih-bezpilotnikiv.html</text:a>
</text:p>
      <!--NEWS-->
      <text:h text:style-name="P10" text:outline-level="1">
<text:span text:style-name="T4">
中国不考虑核升级的英国贝壳，乌克兰的天王星贫穷</text:span>
</text:h>
      <text:p text:style-name="P4">
作者: Ukrinform (Person)</text:p>
      <text:p text:style-name="P4">
出版商: Укринформ (Organization)</text:p>
      <text:p text:style-name="P4">
出版时间: 2023-04-26T19:08:04+03:00</text:p>
      <text:p text:style-name="P4">
修改时间: 2023-04-26T19:08:04+03:00</text:p>
      <text:p text:style-name="P4">
描述: 中国没有考虑将英国贝壳转移到乌克兰，而天王星是挑战者2违反核武器的枯萎。  - 乌克林。</text:p>
      <text:p text:style-name="P4">
图片: ["<text:a xlink:type="simple" xlink:href="https://static.ukrinform.com/photos/2023_04/thumb_files/630_360_1682525220-418.jpg" text:style-name="Internet_20_link" text:visited-style-name="Visited_20_Internet_20_Link">
630_360_16825...</text:a>
"]</text:p>
      <text:p text:style-name="P4">
标签: ['Британія', 'Китай', 'Україна']</text:p>
      <text:p text:style-name="P4">
类型: Article</text:p>
      <!--METADATA-->
      <text:p text:style-name="P4">
<draw:frame draw:style-name="fr1" draw:name="Image237" text:anchor-type="as-char" svg:width="6.9236in" svg:height="3.956343in" draw:z-index="0">
<draw:image xlink:href="../Images/yкринформ/2023-04-26T19-08-04-03-00/630_360_1682525220-418.jpg" xlink:type="simple" xlink:show="embed" xlink:actuate="onLoad" draw:mime-type="image/jpeg"/>
</draw:frame>
中国并不意识到，由于违反核武器的行为，英国贝壳将英国炮弹转移到乌克兰的坦克斯加尔纳2中。</text:p>
      <text:p text:style-name="P4">
根据乌克林福姆本人的记者的说法，这一结论可以由中华人民共和国外交部的权力就俄罗斯宣传版本的《塔斯与宣传》的问题有关国家国防国国防部长詹姆斯·吉皮(James Gippi)。</text:p>
      <text:p text:style-name="P4">
这位俄罗斯宣传员强调了希皮对乌克兰发送的话语“成千上万的挑战者2坦克炮弹，包括枯竭的穆尔”，以及“英国并不控制这些弹药的使用，也没有义务使用这些弹药。消除使用的后果，“显然，等待<text:a xlink:type="simple" xlink:href="https://www.ukrinform.ua/tag-kitaj" text:style-name="Internet_20_link" text:visited-style-name="Visited_20_Internet_20_Link">
</text:a>
。</text:p>
      <text:p text:style-name="P4">
毛泽东在回应对此信息发表评论的要求时说：“她学到了多少，相关国家在中东，欧洲和其他地区使用贫困的弹药，引起了世界的关注。 至于“乌克兰危机”，相关国家必须冷静下来，促进外交和解，而不是炸毁降压升级的大火。”</text:p>
      <text:p text:style-name="P4">
<text:span text:style-name="T4">
另请阅读：</text:span>
 <text:a xlink:type="simple" xlink:href="https://www.ukrinform.ua/rubric-world/3701084-kitaj-napravit-do-kieva-specpredstavnika-dla-vreguluvanna-krizi-v-ukraini.html" text:style-name="Internet_20_link" text:visited-style-name="Visited_20_Internet_20_Link">
<text:span text:style-name="T4">
中国</text:span>
</text:a>
正如乌克林福姆报道的那样，三月份在英国国防部说<text:a xlink:type="simple" xlink:href="https://www.ukrinform.ua/rubric-ato/3685422-britania-peredast-ukraini-snaradi-zi-zbidnenim-uranom.html" text:style-name="Internet_20_link" text:visited-style-name="Visited_20_Internet_20_Link">
</text:a>
适用于挑战者2坦克。</text:p>
      <text:p text:style-name="P4">
这一说法引起了关于俄罗斯“核升级”的歇斯底里陈述，俄罗斯独裁者普京是国际犯罪的嫌疑人，也参与说据称这是“核成分”和威胁报仇。</text:p>
      <text:p text:style-name="P4">
作为回应，伦敦指控普京故意传播虚假信息(撒谎)但他回忆说，俄罗斯还从枯萎的铀的好处中使用了弹药。</text:p>
      <text:p text:style-name="P4">
英国(https://www.ukrinform.ua/rubric-ato/3688342-reznikov-pidtverdiv-so-britanski-tanki-challenger-2-vze-v-ukraini.html)在月底。</text:p>
      <text:p text:style-name="P4">
News Source: <text:a xlink:type="simple" xlink:href="https://www.ukrinform.ua/rubric-world/3701138-kitaj-ne-vvazae-adernou-eskalacieu-britanski-snaradi-zi-zbidnenim-uranom-dla-ukraini.html" text:style-name="Internet_20_link" text:visited-style-name="Visited_20_Internet_20_Link">
https://www.ukrinform.ua/rubric-world/3701138-kitaj-ne-vvazae-adernou-eskalacieu-britanski-snaradi-zi-zbidnenim-uranom-dla-ukraini.html</text:a>
</text:p>
      <!--NEWS-->
      <text:h text:style-name="P10" text:outline-level="1">
<text:span text:style-name="T4">
在乌克兰，为国防技术开发商推出了一个勇敢的平台</text:span>
</text:h>
      <text:p text:style-name="P4">
作者: Ukrinform (Person)</text:p>
      <text:p text:style-name="P4">
出版商: Укринформ (Organization)</text:p>
      <text:p text:style-name="P4">
出版时间: 2023-04-26T19:14:00+03:00</text:p>
      <text:p text:style-name="P4">
修改时间: 2023-04-26T19:14:00+03:00</text:p>
      <text:p text:style-name="P4">
描述: 在乌克兰，国防技术的统一协调平台-Brave1。  - 乌克林。</text:p>
      <text:p text:style-name="P4">
图片: ["<text:a xlink:type="simple" xlink:href="https://static.ukrinform.com/photos/2023_04/thumb_files/630_360_1682526705-335.jpg" text:style-name="Internet_20_link" text:visited-style-name="Visited_20_Internet_20_Link">
630_360_16825...</text:a>
"]</text:p>
      <text:p text:style-name="P4">
标签: ['Оборона', 'Технології', 'Мінцифри', 'Платформа Brave1']</text:p>
      <text:p text:style-name="P4">
类型: Article</text:p>
      <!--METADATA-->
      <text:p text:style-name="P4">
<draw:frame draw:style-name="fr1" draw:name="Image238" text:anchor-type="as-char" svg:width="6.9236in" svg:height="3.956343in" draw:z-index="0">
<draw:image xlink:href="../Images/yкринформ/2023-04-26T19-14-00-03-00/630_360_1682526705-335.jpg" xlink:type="simple" xlink:show="embed" xlink:actuate="onLoad" draw:mime-type="image/jpeg"/>
</draw:frame>
在乌克兰，国防技术的统一协调平台-Brave1。</text:p>
      <text:p text:style-name="P4">
正如乌克林福姆报道的那样，它报告了<text:a xlink:type="simple" xlink:href="https://www.me.gov.ua/News/Detail" text:style-name="Internet_20_link" text:visited-style-name="Visited_20_Internet_20_Link">
</text:a>
该项目旨在促进国防技术的发展，国防部，国防部，数字化转型部，战略工业部，武装部队的总人员以及国家安全与国防委员会。</text:p>
      <text:p text:style-name="P4">
“现在我们有一个主要目标 - 侵略者的失败。 创建一个勇敢的防御群集使我们更接近胜利，因为它使您可以有效地满足前线需求。 同时，乌克兰国防技术具有巨大的力量。 这使他能够成为胜利后快速经济增长的主要驱动因素之一。</text:p>
      <text:p text:style-name="P4">
据她说，乌克兰国防和工业综合体已经在增加潜在投资者的兴趣。 乌克兰的任务是帮助吸引该行业的投资，并减少将项目栩栩如生的要求。</text:p>
      <text:p text:style-name="P4">
在4月26日在基辅的平台展示期间，国家机构的代表在项目框架内签署了有关互动和支持的备忘录。还介绍了Portal Brave1专家，赠款和其他机会。</text:p>
      <text:p text:style-name="P4">
Brave1协调平台是作为Defenstech合作公司，州和军事公司以及投资者，志愿资金，媒体和其他参与者的“唯一窗口”。</text:p>
      <text:p text:style-name="P4">
<text:span text:style-name="T4">
另请阅读：</text:span>
 <text:a xlink:type="simple" xlink:href="https://www.ukrinform.ua/rubric-technology/3700941-mihajlo-fedorov-vicepremerministr-z-innovacij-rozvitku-osviti-nauki-ta-tehnologij-ministr-cifrovoi-transformacii.html" text:style-name="Internet_20_link" text:visited-style-name="Visited_20_Internet_20_Link">
</text:a>
注意到，勇敢的活动将集中在5个方向上。 其中包括向开发商提供的赠款，这些赠款是针对部队安全和防御需求的优先权，协助为乌克兰开发人员找到有效的医学开发技术解决方案，结合了行业的所有利益相关者。国防力量通过展示发展和反馈。照片：经济部新闻服务</text:p>
      <text:p text:style-name="P4">
News Source: <text:a xlink:type="simple" xlink:href="https://www.ukrinform.ua/rubric-technology/3701155-v-ukraini-zapustili-platformu-brave1-dla-rozrobnikiv-oboronnih-tehnologij.html" text:style-name="Internet_20_link" text:visited-style-name="Visited_20_Internet_20_Link">
https://www.ukrinform.ua/rubric-technology/3701155-v-ukraini-zapustili-platformu-brave1-dla-rozrobnikiv-oboronnih-tehnologij.html</text:a>
</text:p>
      <!--NEWS-->
      <text:h text:style-name="P10" text:outline-level="1">
<text:span text:style-name="T4">
Zelensky敦促中国帮助保护Zaporozhye NPP</text:span>
</text:h>
      <text:p text:style-name="P4">
作者: Ukrinform (Person)</text:p>
      <text:p text:style-name="P4">
出版商: Укринформ (Organization)</text:p>
      <text:p text:style-name="P4">
出版时间: 2023-04-26T19:15:00+03:00</text:p>
      <text:p text:style-name="P4">
修改时间: 2023-04-26T19:15:00+03:00</text:p>
      <text:p text:style-name="P4">
描述: 中国在解决Zaporizhhya NPP围绕安全问题的有效作用将符合布达佩斯备忘录的精神。  - 乌克林。</text:p>
      <text:p text:style-name="P4">
图片: ["<text:a xlink:type="simple" xlink:href="https://static.ukrinform.com/photos/2022_09/thumb_files/630_360_1662657926-760.jpg" text:style-name="Internet_20_link" text:visited-style-name="Visited_20_Internet_20_Link">
630_360_16626...</text:a>
"]</text:p>
      <text:p text:style-name="P4">
标签: None</text:p>
      <text:p text:style-name="P4">
类型: Article</text:p>
      <!--METADATA-->
      <text:p text:style-name="P4">
<draw:frame draw:style-name="fr1" draw:name="Image239" text:anchor-type="as-char" svg:width="6.9236in" svg:height="3.956343in" draw:z-index="0">
<draw:image xlink:href="../Images/yкринформ/2023-04-26T19-15-00-03-00/630_360_1662657926-760.jpg" xlink:type="simple" xlink:show="embed" xlink:actuate="onLoad" draw:mime-type="image/jpeg"/>
</draw:frame>
在解决Zaporozhye NPP围绕安全问题的有效作用与布达佩斯备忘录的备忘录相对应。</text:p>
      <text:p text:style-name="P4">
乌克兰沃罗迪米尔·泽伦斯基(Ukraine Volodymyr Zelensky)总统在与中国XI Jinping的负责人对话中强调了这一点(http://www.president.gov.ua/news/vidbulasya-telefonna-rozmova-prezidenta-ukrayini-z-golovoyu-82489)乌克兰国家负责人。</text:p>
      <text:p text:style-name="P4">
如图所述，在谈话中，Zelensky敦促中国在解决ZPP周围的安全问题方面发挥效率。</text:p>
      <text:p text:style-name="P4">
他强调说：“这将适合布达佩斯备忘录的精神。”</text:p>
      <text:p text:style-name="P4">
总统指出，今天在乌克兰，od虫核电站的事故受害者是人类历史上最伟大的灾难。</text:p>
      <text:p text:style-name="P4">
他强调，俄罗斯俄罗斯占领了俄罗斯的Zaporizhhya核站，作为乌克兰城市军事罢工和村庄的掩护，表明，在莫斯科，他们不尊重世界所有人的公平弹性利益，以享受世界上所有人的弹性利益，以享有保证的安全。任何核染色体威胁。</text:p>
      <text:p text:style-name="P4">
<text:span text:style-name="T4">
另请阅读：</text:span>
 <text:a xlink:type="simple" xlink:href="https://www.ukrinform.ua/rubric-ato/3701142-rosia-vikrala-20-tisac-ukrainskih-ditej-zelenskij-u-rozmovi-z-si.html" text:style-name="Internet_20_link" text:visited-style-name="Visited_20_Internet_20_Link">
</text:a>
据报道，Zelensky从4月26日的全面俄罗斯入侵开始时进行了第一次<text:a xlink:type="simple" xlink:href="https://www.ukrinform.ua/rubric-polytics/3700965-zelenskij-pogovoriv-z-si-czinpinom.html" text:style-name="Internet_20_link" text:visited-style-name="Visited_20_Internet_20_Link">
</text:a>
与中国人民共和国的负责人习近平。</text:p>
      <text:p text:style-name="P4">
照片：Fredrik Dahl / iaea</text:p>
      <text:p text:style-name="P4">
News Source: <text:a xlink:type="simple" xlink:href="https://www.ukrinform.ua/rubric-polytics/3701152-zelenskij-zaklikav-kitaj-dopomogti-ubezpeciti-zaporizku-aes.html" text:style-name="Internet_20_link" text:visited-style-name="Visited_20_Internet_20_Link">
https://www.ukrinform.ua/rubric-polytics/3701152-zelenskij-zaklikav-kitaj-dopomogti-ubezpeciti-zaporizku-aes.html</text:a>
</text:p>
      <!--NEWS-->
      <text:h text:style-name="P10" text:outline-level="1">
<text:span text:style-name="T4">
战争期间乌克兰人读什么书</text:span>
</text:h>
      <text:p text:style-name="P4">
作者: Ukrinform (Person)</text:p>
      <text:p text:style-name="P4">
出版商: Укринформ (Organization)</text:p>
      <text:p text:style-name="P4">
出版时间: 2023-04-26T19:16:00+03:00</text:p>
      <text:p text:style-name="P4">
修改时间: 2023-04-26T19:16:00+03:00</text:p>
      <text:p text:style-name="P4">
描述: 在开始全面入侵俄罗斯联邦之前，有65％的乌克兰人读小说，在受欢迎的开始之后，新主题获得了新主题 - 对军事事件的分析 -  42％，新闻学-32％，乌克兰历史，31岁， ％。  - 乌克林。</text:p>
      <text:p text:style-name="P4">
图片: ["<text:a xlink:type="simple" xlink:href="https://static.ukrinform.com/photos/2023_02/thumb_files/630_360_1677252227-167.jpg" text:style-name="Internet_20_link" text:visited-style-name="Visited_20_Internet_20_Link">
630_360_16772...</text:a>
", "<text:a xlink:type="simple" xlink:href="https://static.ukrinform.com/photos/2023_04/1682510462-266.png" text:style-name="Internet_20_link" text:visited-style-name="Visited_20_Internet_20_Link">
1682510462-26...</text:a>
", "<text:a xlink:type="simple" xlink:href="https://static.ukrinform.com/photos/2023_04/1682510588-110.png" text:style-name="Internet_20_link" text:visited-style-name="Visited_20_Internet_20_Link">
1682510588-11...</text:a>
", "<text:a xlink:type="simple" xlink:href="https://static.ukrinform.com/photos/2023_04/1682510587-616.png" text:style-name="Internet_20_link" text:visited-style-name="Visited_20_Internet_20_Link">
1682510587-61...</text:a>
"]</text:p>
      <text:p text:style-name="P4">
标签: ['Книги', 'Опитування', 'Війна з росією']</text:p>
      <text:p text:style-name="P4">
类型: Article</text:p>
      <!--METADATA-->
      <text:p text:style-name="P4">
<draw:frame draw:style-name="fr1" draw:name="Image240" text:anchor-type="as-char" svg:width="6.9236in" svg:height="3.956343in" draw:z-index="0">
<draw:image xlink:href="../Images/yкринформ/2023-04-26T19-16-00-03-00/630_360_1677252227-167.jpg" xlink:type="simple" xlink:show="embed" xlink:actuate="onLoad" draw:mime-type="image/jpeg"/>
</draw:frame>
在开始全面入侵俄罗斯联邦之前，乌克兰65％的读小说，新的话题已经获得了产后流行 - 军事事件的分析 -  42％，新闻学-32％，乌克兰历史，31％。</text:p>
      <text:p text:style-name="P4">
根据乌克林福姆的说法，结果表明此<text:a xlink:type="simple" xlink:href="http://news.uifuture.org/zvit-za-rezultatami-onlayn-opituvan/" text:style-name="Internet_20_link" text:visited-style-name="Visited_20_Internet_20_Link">
</text:a>
乌克兰研究所委托在一场完整的战争期间阅读乌克兰人的“新图像营销小组”。</text:p>
      <text:p text:style-name="P4">
“在开始全面入侵纸和电子书之前，无可争议的主题领导者(听众有声读物)录制了艺术文学(65％)，还有以下书籍的主题/方向：专业文学(38％)，医学/健康/美丽(33％)，心理处置(32％)，一般历史 /传记 /记忆主题(30％)”， - 在研究中。</text:p>
      <text:p text:style-name="P4">
值得注意的是，在全面入侵读者的偏好之后，人们的偏好发生了变化，并且普及获得了新的主题/方向，即：到2月24日，对世界上发生的军事事件的泰纳利亚人的描述描述，2022，18％，之后-42％； 新闻学，分析当前的社会政治事件至2022年24度25％，后32％； 乌克兰从远古时代到今天的历史 - 直到2022年2月24日，25％，31％之后。</text:p>
      <text:p text:style-name="P4">
此外，根据调查，2022年2月24日之后阅读的文章的主要主题是：对世界上发生的军事事件的描述和分析(52％) - 对这个话题的兴趣随胜利者的增长而增加； 新闻和对当前社会政治事件的分析(34％) - 对该主题的兴趣随着受访者的增长而增加；乌克兰的历史从古代到迄今为止(33％) -  51岁及以上的受访者更为普遍。</text:p>
      <text:p text:style-name="P4">
<draw:frame draw:style-name="fr1" draw:name="Image241" text:anchor-type="as-char" svg:width="6.9236in" svg:height="8.092717in" draw:z-index="0">
<draw:image xlink:href="../Images/yкринформ/2023-04-26T19-16-00-03-00/1682510462-266.png" xlink:type="simple" xlink:show="embed" xlink:actuate="onLoad" draw:mime-type="image/png"/>
</draw:frame>
以下主题也很受欢迎：医学，健康，美丽(27％) - 女性更为普遍； 心理文章(24％) - 与基辅人民相比，妇女的频率更高； 历史，一般传记(23％) -  51岁及以上的受访者经常注意到； 艺术，娱乐文章(包括爱好，儿童的兴趣和文章) (20％).</text:p>
      <text:p text:style-name="P4">
<draw:frame draw:style-name="fr1" draw:name="Image242" text:anchor-type="as-char" svg:width="6.9236in" svg:height="3.147674in" draw:z-index="0">
<draw:image xlink:href="../Images/yкринформ/2023-04-26T19-16-00-03-00/1682510588-110.png" xlink:type="simple" xlink:show="embed" xlink:actuate="onLoad" draw:mime-type="image/png"/>
</draw:frame>
</text:p>
      <text:p text:style-name="P4">
<draw:frame draw:style-name="fr1" draw:name="Image243" text:anchor-type="as-char" svg:width="6.9236in" svg:height="5.596577in" draw:z-index="0">
<draw:image xlink:href="../Images/yкринформ/2023-04-26T19-16-00-03-00/1682510587-616.png" xlink:type="simple" xlink:show="embed" xlink:actuate="onLoad" draw:mime-type="image/png"/>
</draw:frame>
同时，不仅是独裁者或文章/文章/职位，而且还提供了各种活动领域的数字。 在作者中，提到了T. Shevchenko，L。Kostenko，S。Zhadan，J。Orwell。</text:p>
      <text:p text:style-name="P4">
这项研究于2022年4月13日至18日在乌克兰领土上进行，除了在顿涅茨克，Zaporizhzhya，Lugansk和AR占据的AR []临时不受控制的地区的定居点<text:a xlink:type="simple" xlink:href="https://www.ukrinform.ua/tag-krim" text:style-name="Internet_20_link" text:visited-style-name="Visited_20_Internet_20_Link">
</text:a>
。</text:p>
      <text:p text:style-name="P4">
<text:span text:style-name="T4">
另请阅读：</text:span>
 <text:a xlink:type="simple" xlink:href="https://www.ukrinform.ua/rubric-culture/3698552-tretina-ukrainciv-regularno-divitsa-ukrainske-kino.html" text:style-name="Internet_20_link" text:visited-style-name="Visited_20_Internet_20_Link">
</text:a>
采访了1200名受访者。 该方法是对互动结构化问卷的在线调查。</text:p>
      <text:p text:style-name="P4">
<text:span text:style-name="T4">
另请阅读：</text:span>
 <text:a xlink:type="simple" xlink:href="https://www.ukrinform.ua/rubric-culture/3700988-u-persi-misaci-z-pocatku-vtorgnenna-rf-39-ukrainciv-zovsim-ne-citali-knizok.html" text:style-name="Internet_20_link" text:visited-style-name="Visited_20_Internet_20_Link">
</text:a>
样本代表18岁及以上互联网使用者的乌克兰成年人口。 概率为0.95的统计误差不超过2.89％。</text:p>
      <text:p text:style-name="P4">
正如乌克林福姆报道的那样，乌克兰书籍学院已得到7400万，这<text:a xlink:type="simple" xlink:href="https://www.ukrinform.ua/rubric-culture/3676938-institut-knigi-spramue-74-miljoni-na-knigovidanna-tkacenko.html" text:style-name="Internet_20_link" text:visited-style-name="Visited_20_Internet_20_Link">
</text:a>
</text:p>
      <text:p text:style-name="P4">
News Source: <text:a xlink:type="simple" xlink:href="https://www.ukrinform.ua/rubric-culture/3700994-aki-knigi-citaut-ukrainci-pid-cas-vijni.html" text:style-name="Internet_20_link" text:visited-style-name="Visited_20_Internet_20_Link">
https://www.ukrinform.ua/rubric-culture/3700994-aki-knigi-citaut-ukrainci-pid-cas-vijni.html</text:a>
</text:p>
      <!--NEWS-->
      <text:h text:style-name="P10" text:outline-level="1">
<text:span text:style-name="T4">
中国支持继续“谷物协议”  -  OP</text:span>
</text:h>
      <text:p text:style-name="P4">
作者: Ukrinform (Person)</text:p>
      <text:p text:style-name="P4">
出版商: Укринформ (Organization)</text:p>
      <text:p text:style-name="P4">
出版时间: 2023-04-26T19:18:00+03:00</text:p>
      <text:p text:style-name="P4">
修改时间: 2023-04-26T19:18:00+03:00</text:p>
      <text:p text:style-name="P4">
描述: 乌克兰和中国支持对黑海谷物倡议的适当实施和延续的必要性。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Сі Цзіньпін', 'Зеленський', 'зерновий коридор']</text:p>
      <text:p text:style-name="P4">
类型: Article</text:p>
      <!--METADATA-->
      <text:p text:style-name="P4">
<draw:frame draw:style-name="fr1" draw:name="Image244" text:anchor-type="as-char" svg:width="6.9236in" svg:height="3.956343in" draw:z-index="0">
<draw:image xlink:href="../Images/yкринформ/2023-04-26T19-18-00-03-00/630_360_1680511197-485.jpg" xlink:type="simple" xlink:show="embed" xlink:actuate="onLoad" draw:mime-type="image/jpeg"/>
</draw:frame>
乌克兰还支持需要适当实施和延续海谷物倡议。</text:p>
      <text:p text:style-name="P4">
讨论了乌克兰实施谷物计划的问题(https://www.president.gov.ua/news/vidbulasya-telefonna-rozmova-prezidenta-ukrayini-z-golovoyu-82489)。</text:p>
      <text:p text:style-name="P4">
值得注意的是<text:a xlink:type="simple" xlink:href="https://www.ukrinform.ua/tag-zelenskij" text:style-name="Internet_20_link" text:visited-style-name="Visited_20_Internet_20_Link">
</text:a>
告知中国方面的实施全球人道主义计划“谷物Zinvraina”。 在谈话期间，当事方表示了对黑海谷物倡议的必要实施和延续的共同支持。</text:p>
      <text:p text:style-name="P4">
Zelensky强调乌克兰准备保证全球粮食安全。 他还强调，乌克兰港口现在被俄罗斯的侵略交换，并被侵略者国家和他们的远离道路所封锁。</text:p>
      <text:p text:style-name="P4">
<text:span text:style-name="T4">
另请阅读：</text:span>
 <text:a xlink:type="simple" xlink:href="https://www.ukrinform.ua/rubric-economy/3701145-rosia-vkotre-zablokuvala-robotu-zernovogo-koridoru.html" text:style-name="Internet_20_link" text:visited-style-name="Visited_20_Internet_20_Link">
</text:a>
正如乌克林福姆报道的那样，乌克兰总统于4月26日<text:a xlink:type="simple" xlink:href="https://www.ukrinform.ua/rubric-polytics/3701129-rozmova-zelenskogo-ta-si-czinpina-detali.html" text:style-name="Internet_20_link" text:visited-style-name="Visited_20_Internet_20_Link">
</text:a>
。 特别是，国家元首讨论了两个关系的主题问题。</text:p>
      <text:p text:style-name="P4">
<text:span text:style-name="T5">
foto：minagro</text:span>
</text:p>
      <text:p text:style-name="P4">
News Source: <text:a xlink:type="simple" xlink:href="https://www.ukrinform.ua/rubric-economy/3701148-kitaj-pidtrimav-neobhidnist-prodovzenna-zernovoi-ugodi-op.html" text:style-name="Internet_20_link" text:visited-style-name="Visited_20_Internet_20_Link">
https://www.ukrinform.ua/rubric-economy/3701148-kitaj-pidtrimav-neobhidnist-prodovzenna-zernovoi-ugodi-op.html</text:a>
</text:p>
      <!--NEWS-->
      <text:h text:style-name="P10" text:outline-level="1">
<text:span text:style-name="T4">
俄罗斯人一天开火了切尔尼希夫地区的边界</text:span>
</text:h>
      <text:p text:style-name="P4">
作者: Ukrinform (Person)</text:p>
      <text:p text:style-name="P4">
出版商: Укринформ (Organization)</text:p>
      <text:p text:style-name="P4">
出版时间: 2023-04-26T19:21:00+03:00</text:p>
      <text:p text:style-name="P4">
修改时间: 2023-04-26T19:21:00+03:00</text:p>
      <text:p text:style-name="P4">
描述: 截至4月26日的17:00，俄罗斯军队在切尼希夫地区的边界开火了五次。  - 乌克林。</text:p>
      <text:p text:style-name="P4">
图片: ["<text:a xlink:type="simple" xlink:href="https://static.ukrinform.com/photos/2016_07/thumb_files/630_360_1469087094-3763.jpg" text:style-name="Internet_20_link" text:visited-style-name="Visited_20_Internet_20_Link">
630_360_14690...</text:a>
"]</text:p>
      <text:p text:style-name="P4">
标签: ['Обстріл', 'Російські військові', 'Кордон', 'Чернігівщина', 'Міномет', 'Війна з росією']</text:p>
      <text:p text:style-name="P4">
类型: Article</text:p>
      <!--METADATA-->
      <text:p text:style-name="P4">
<draw:frame draw:style-name="fr1" draw:name="Image245" text:anchor-type="as-char" svg:width="6.9236in" svg:height="3.956343in" draw:z-index="0">
<draw:image xlink:href="../Images/yкринформ/2023-04-26T19-21-00-03-00/630_360_1469087094-3763.jpg" xlink:type="simple" xlink:show="embed" xlink:actuate="onLoad" draw:mime-type="image/jpeg"/>
</draw:frame>
截至4月26日下午5:00，截至17:00，边防部队在切尼希夫的边界被开枪。</text:p>
      <text:p text:style-name="P4">
根据乌克林福姆的说法，北部运营司令部报告了<text:a xlink:type="simple" xlink:href="https://t.me/ok_pivnich1/2095" text:style-name="Internet_20_link" text:visited-style-name="Visited_20_Internet_20_Link">
</text:a>
从10:58到11:38，在Yanzhulivka村的地区，俄罗斯人释放了三个矿山，可能是120毫米砂浆。</text:p>
      <text:p text:style-name="P4">
从10:45到11:36，在Medvedivka村的地区，侵略者释放了两个矿山，可能是从1120毫米迫击炮发出的。</text:p>
      <text:p text:style-name="P4">
同样从11:56到12:50，俄罗斯人再次向梅德维夫卡地区开火，可能是120毫米迫击炮，释放了六个地雷。</text:p>
      <text:p text:style-name="P4">
<text:span text:style-name="T4">
另请阅读：</text:span>
 <text:a xlink:type="simple" xlink:href="https://www.ukrinform.ua/rubric-ato/3701136-na-zaporizzi-vnaslidok-rosijskogo-obstrilu-zaginuv-colovik.html" text:style-name="Internet_20_link" text:visited-style-name="Visited_20_Internet_20_Link">
<text:span text:style-name="T4">
射击</text:span>
</text:a>
在13:30至14:00的Zarichya村区域，敌人释放了六个炮弹，可能是大炮。</text:p>
      <text:p text:style-name="P4">
从14:40到14:54的卡尔波维奇村区域，记录了17次命中，可能有82毫米的砂浆。</text:p>
      <text:p text:style-name="P4">
未收到有关当地人口损失或对民用基础设施损失的信息。</text:p>
      <text:p text:style-name="P4">
<text:span text:style-name="T4">
另请阅读：</text:span>
 <text:a xlink:type="simple" xlink:href="https://www.ukrinform.ua/rubric-ato/3701100-nepodalik-hersona-zaznav-poranen-italijskij-zurnalist-la-repubblica.html" text:style-name="Internet_20_link" text:visited-style-name="Visited_20_Internet_20_Link">
</text:a>
正如乌克林福姆报道的<text:a xlink:type="simple" xlink:href="https://www.ukrinform.ua/rubric-regions/3700767-rosiani-vnoci-12-raziv-obstrilali-prikordonna-cernigivsini-i-sumsini.html" text:style-name="Internet_20_link" text:visited-style-name="Visited_20_Internet_20_Link">
</text:a>
4月26日上午<text:a xlink:type="simple" xlink:href="https://www.ukrinform.ua/tag-obstril" text:style-name="Internet_20_link" text:visited-style-name="Visited_20_Internet_20_Link">
</text:a>
Sumy和Chernihiv地区的边界，使用炮兵，迫击炮，火箭发射器和直升机。</text:p>
      <text:p text:style-name="P4">
News Source: <text:a xlink:type="simple" xlink:href="https://www.ukrinform.ua/rubric-ato/3701151-rosiani-za-den-pat-raziv-obstrilali-prikordonna-cernigivsini.html" text:style-name="Internet_20_link" text:visited-style-name="Visited_20_Internet_20_Link">
https://www.ukrinform.ua/rubric-ato/3701151-rosiani-za-den-pat-raziv-obstrilali-prikordonna-cernigivsini.html</text:a>
</text:p>
      <!--NEWS-->
      <text:h text:style-name="P10" text:outline-level="1">
<text:span text:style-name="T4">
乌克兰返回1991年边界对应于联合国法规-Zelensky与SI交谈</text:span>
</text:h>
      <text:p text:style-name="P4">
作者: Ukrinform (Person)</text:p>
      <text:p text:style-name="P4">
出版商: Укринформ (Organization)</text:p>
      <text:p text:style-name="P4">
出版时间: 2023-04-26T19:24:00+03:00</text:p>
      <text:p text:style-name="P4">
修改时间: 2023-04-26T19:24:00+03:00</text:p>
      <text:p text:style-name="P4">
描述: 乌克兰在1991年边界的恢复与联合国宪章的目标和原则完全一致。  - 乌克林。</text:p>
      <text:p text:style-name="P4">
图片: ["<text:a xlink:type="simple" xlink:href="https://static.ukrinform.com/photos/2022_08/thumb_files/630_360_1659364801-589.jpeg" text:style-name="Internet_20_link" text:visited-style-name="Visited_20_Internet_20_Link">
630_360_16593...</text:a>
"]</text:p>
      <text:p text:style-name="P4">
标签: ['Сі Цзіньпін', 'Україна', 'Зеленський', 'Війна з росією']</text:p>
      <text:p text:style-name="P4">
类型: Article</text:p>
      <!--METADATA-->
      <text:p text:style-name="P4">
<draw:frame draw:style-name="fr1" draw:name="Image246" text:anchor-type="as-char" svg:width="6.9236in" svg:height="3.956343in" draw:z-index="0">
<draw:image xlink:href="../Images/yкринформ/2023-04-26T19-24-00-03-00/630_360_1659364801-589.jpeg" xlink:type="simple" xlink:show="embed" xlink:actuate="onLoad" draw:mime-type="image/jpeg"/>
</draw:frame>
乌克兰在1991年边界的恢复与联合国地位的目标和原则完全一致。</text:p>
      <text:p text:style-name="P4">
乌克兰沃迪米尔·泽伦斯基(Volodymyr Zelensky)总统在与中华人民共和国负责人的电话交谈时强调了这一点，习近平是乌克林法姆(Ukrinform)报道的。(http://www.president.gov.ua/news/vidbulasya-telefonna-rozmova-prezidenta-ukrayini-z-golovoyu-82489?fbclid=IwAR1SYOIj1cMuVhys2hkji35Z23T9tILMa_O8DdEmWuFmgqCJ4p-FBj7ozdM)乌克兰总统的互联网代表。</text:p>
      <text:p text:style-name="P4">
Zelensky说：“我们没有发动这场战争，但我们必须恢复我们国家的主权和领土。在1991年国际认可的边界内。这完全实现了联合国宪章的目标和原则。”</text:p>
      <text:p text:style-name="P4">
值得注意的是，乌克兰总统还向中国的负责人通报了前面的情况，强调这很复杂，但乌克兰人现在将擦拭土地并在将来做到这一点。</text:p>
      <text:p text:style-name="P4">
<text:span text:style-name="T4">
另请阅读：</text:span>
 <text:a xlink:type="simple" xlink:href="https://www.ukrinform.ua/rubric-ato/3701142-rosia-vikrala-20-tisac-ukrainskih-ditej-zelenskij-u-rozmovi-z-si.html" text:style-name="Internet_20_link" text:visited-style-name="Visited_20_Internet_20_Link">
<text:span text:style-name="T4">
 Zelensky </text:span>
</text:a>
正如乌克林福姆报道的那样，4月26日，乌克兰沃迪米尔Zelenskyy总统<text:a xlink:type="simple" xlink:href="https://www.ukrinform.ua/rubric-polytics/3700965-zelenskij-pogovoriv-z-si-czinpinom.html" text:style-name="Internet_20_link" text:visited-style-name="Visited_20_Internet_20_Link">
</text:a>
与中国人民共和国领导人(中国)XI Jinping。特别是国家负责人讨论了双边关系的主题问题。</text:p>
      <text:p text:style-name="P4">
_foto：op _</text:p>
      <text:p text:style-name="P4">
News Source: <text:a xlink:type="simple" xlink:href="https://www.ukrinform.ua/rubric-polytics/3701154-povernenna-ukraini-do-kordoniv-1991-roku-vidpovidae-statutu-oon-zelenskij-u-rozmovi-z-si.html" text:style-name="Internet_20_link" text:visited-style-name="Visited_20_Internet_20_Link">
https://www.ukrinform.ua/rubric-polytics/3701154-povernenna-ukraini-do-kordoniv-1991-roku-vidpovidae-statutu-oon-zelenskij-u-rozmovi-z-si.html</text:a>
</text:p>
      <!--NEWS-->
      <text:h text:style-name="P10" text:outline-level="1">
<text:span text:style-name="T4">
乌克兰得到了意大利议会两院的支持-Shmigal</text:span>
</text:h>
      <text:p text:style-name="P4">
作者: Ukrinform (Person)</text:p>
      <text:p text:style-name="P4">
出版商: Укринформ (Organization)</text:p>
      <text:p text:style-name="P4">
出版时间: 2023-04-26T19:43:00+03:00</text:p>
      <text:p text:style-name="P4">
修改时间: 2023-04-26T19:43:00+03:00</text:p>
      <text:p text:style-name="P4">
描述: 总理丹尼斯·施米加尔（Denis Shmigal）表示，乌克兰对意大利议会的两院都不可否认。  - 乌克林。</text:p>
      <text:p text:style-name="P4">
图片: ["<text:a xlink:type="simple" xlink:href="https://static.ukrinform.com/photos/2023_04/thumb_files/630_360_1682533148-339.jpg" text:style-name="Internet_20_link" text:visited-style-name="Visited_20_Internet_20_Link">
630_360_16825...</text:a>
", "<text:a xlink:type="simple" xlink:href="https://static.ukrinform.com/photos/2023_04/1682533193-812.jpg" text:style-name="Internet_20_link" text:visited-style-name="Visited_20_Internet_20_Link">
1682533193-81...</text:a>
"]</text:p>
      <text:p text:style-name="P4">
标签: ['Італія', 'Парламент', 'Шмигаль']</text:p>
      <text:p text:style-name="P4">
类型: Article</text:p>
      <!--METADATA-->
      <text:p text:style-name="P4">
<draw:frame draw:style-name="fr1" draw:name="Image247" text:anchor-type="as-char" svg:width="6.9236in" svg:height="3.956343in" draw:z-index="0">
<draw:image xlink:href="../Images/yкринформ/2023-04-26T19-43-00-03-00/630_360_1682533148-339.jpg" xlink:type="simple" xlink:show="embed" xlink:actuate="onLoad" draw:mime-type="image/jpeg"/>
</draw:frame>
总理丹尼斯·施米加尔(Denis Shmigal)表示，乌克兰对两位帕拉特利尼亚议会的不可否认支持。</text:p>
      <text:p text:style-name="P4">
正如乌克林福姆报道的那样，Shmigal在[]中写道(https://t.me/Denys_Smyhal/5102?single)。</text:p>
      <text:p text:style-name="P4">
_ <text:span text:style-name="T4">
 视频 </text:span>
： <text:a xlink:type="simple" xlink:href="https://t.me/Denys_Smyhal/5102" text:style-name="Internet_20_link" text:visited-style-name="Visited_20_Internet_20_Link">
</text:a>
_</text:p>
      <text:p text:style-name="P4">
“他在意大利议会的领导下会见了。我们对这两个钱伯斯都有无条件的支持。”(https://www.ukrinform.ua/tag-smigal)。</text:p>
      <text:p text:style-name="P4">
在与参议院主席Inyani La Rousse的对话中，总理讨论了对乌克兰人民著名种族灭绝的认可。</text:p>
      <text:p text:style-name="P4">
Shmigal强调说：“相应的法案已经准备好了。我们的意大利伙伴意识到，HoloDomor是不应重复的最糟糕的犯罪之一。”</text:p>
      <text:p text:style-name="P4">
<draw:frame draw:style-name="fr1" draw:name="Image248" text:anchor-type="as-char" svg:width="6.9236in" svg:height="4.384947in" draw:z-index="0">
<draw:image xlink:href="../Images/yкринформ/2023-04-26T19-43-00-03-00/1682533193-812.jpg" xlink:type="simple" xlink:show="embed" xlink:actuate="onLoad" draw:mime-type="image/jpeg"/>
</draw:frame>
乌克兰首映式在意大利代表众议院洛伦佐·喷泉(Lorenzo Fountain)的主席中，同意了乌克兰经济恢复的问题。</text:p>
      <text:p text:style-name="P4">
<text:span text:style-name="T4">
另请阅读：</text:span>
 <text:a xlink:type="simple" xlink:href="https://www.ukrinform.ua/rubric-vidbudova/3701141-smigal-rozpoviv-aki-vazlivi-ugodi-planuut-pidpisati-u-rimi.html" text:style-name="Internet_20_link" text:visited-style-name="Visited_20_Internet_20_Link">
<text:span text:style-name="T4">
 shmigal </text:span>
</text:a>
“他得到了支持欧盟乌克兰会议厅的保证，乌克兰和平总统的公式以及对种族灭绝的态度的认可。感谢意大利议会，旨在支持乌克兰的决定，以支持乌克兰为斗争而奋斗伊洛克的自由，” Smigal总结道。</text:p>
      <text:p text:style-name="P4">
据乌克林福姆报道，Shmigal在意大利参加了一次双边恢复乌克兰会议。</text:p>
      <text:p text:style-name="P4">
<text:span text:style-name="T5">
foto：Denis Shmigal，Telegram</text:span>
</text:p>
      <text:p text:style-name="P4">
News Source: <text:a xlink:type="simple" xlink:href="https://www.ukrinform.ua/rubric-polytics/3701160-ukraina-mae-pidtrimku-oboh-palat-italijskogo-parlamentu-smigal.html" text:style-name="Internet_20_link" text:visited-style-name="Visited_20_Internet_20_Link">
https://www.ukrinform.ua/rubric-polytics/3701160-ukraina-mae-pidtrimku-oboh-palat-italijskogo-parlamentu-smigal.html</text:a>
</text:p>
      <!--NEWS-->
      <text:h text:style-name="P10" text:outline-level="1">
<text:span text:style-name="T4">
法国将有助于将疏离区变成科学枢纽 -  Mindovquil</text:span>
</text:h>
      <text:p text:style-name="P4">
作者: Ukrinform (Person)</text:p>
      <text:p text:style-name="P4">
出版商: Укринформ (Organization)</text:p>
      <text:p text:style-name="P4">
出版时间: 2023-04-26T19:43:42+03:00</text:p>
      <text:p text:style-name="P4">
修改时间: 2023-04-26T19:43:42+03:00</text:p>
      <text:p text:style-name="P4">
描述: 法国将帮助乌克兰进行切尔诺贝利排除区的现代化，将其转变为科学枢纽。  - 乌克林。</text:p>
      <text:p text:style-name="P4">
图片: ["<text:a xlink:type="simple" xlink:href="https://static.ukrinform.com/photos/2023_04/thumb_files/630_360_1681579707-395.jpg" text:style-name="Internet_20_link" text:visited-style-name="Visited_20_Internet_20_Link">
630_360_16815...</text:a>
"]</text:p>
      <text:p text:style-name="P4">
标签: ['ЧАЕС', 'Франція', 'Міндовкілля']</text:p>
      <text:p text:style-name="P4">
类型: Article</text:p>
      <!--METADATA-->
      <text:p text:style-name="P4">
<draw:frame draw:style-name="fr1" draw:name="Image249" text:anchor-type="as-char" svg:width="6.9236in" svg:height="3.956343in" draw:z-index="0">
<draw:image xlink:href="../Images/yкринформ/2023-04-26T19-43-42-03-00/630_360_1681579707-395.jpg" xlink:type="simple" xlink:show="embed" xlink:actuate="onLoad" draw:mime-type="image/jpeg"/>
</draw:frame>
法国将帮助乌克兰进行切尔诺贝利排除区的现代化，将其转变为科学枢纽。</text:p>
      <text:p text:style-name="P4">
根据乌克林福姆的说法，环境保护和自然资源部长鲁斯兰·斯特里奇(Ruslan Streach)在访问切尔诺贝利排除区时说。</text:p>
      <text:p text:style-name="P4">
“最近，在参加联合国会议时，我与法国部长的成员会面。 我们同意他<text:a xlink:type="simple" xlink:href="https://www.ukrinform.ua/tag-francia" text:style-name="Internet_20_link" text:visited-style-name="Visited_20_Internet_20_Link">
</text:a>
这将有助于在排除区域的领土上建造科学枢纽。因此，我敢肯定，现在，在战争期间和当时，当时，当时违反了许多人在为许多人休息的事实多年来，我们可以进行世界上无处可进行的研究，这是不可能的。”射手说。</text:p>
      <text:p text:style-name="P4">
据他说，俄罗斯人的入侵使动力继续研究“和平原子”，以及将chornobyl区转变为科学枢纽。</text:p>
      <text:p text:style-name="P4">
“我邀请每个人来这里，了解这是未来可以建立的领域。 我梦想着在排除区中有一个科学枢纽。 我一年前设定的这项任务，今天仍在进行大量工作。”射手补充说。</text:p>
      <text:p text:style-name="P4">
<text:span text:style-name="T4">
另请阅读：</text:span>
 <text:a xlink:type="simple" xlink:href="https://www.ukrinform.ua/rubric-economy/3701112-na-vidnovlenna-zoni-vidcuzenna-cogoric-vitratat-blizko-15-miljoniv.html" text:style-name="Internet_20_link" text:visited-style-name="Visited_20_Internet_20_Link">
</text:a>
据报道，切尔诺贝利排除区是在2022年3月24日至3月31日的俄罗斯联邦占领。</text:p>
      <text:p text:style-name="P4">
News Source: <text:a xlink:type="simple" xlink:href="https://www.ukrinform.ua/rubric-economy/3701158-francia-dopomoze-peretvoriti-zonu-vidcuzenna-na-naukovij-hab-mindovkilla.html" text:style-name="Internet_20_link" text:visited-style-name="Visited_20_Internet_20_Link">
https://www.ukrinform.ua/rubric-economy/3701158-francia-dopomoze-peretvoriti-zonu-vidcuzenna-na-naukovij-hab-mindovkilla.html</text:a>
</text:p>
      <!--NEWS-->
      <text:h text:style-name="P10" text:outline-level="1">
<text:span text:style-name="T4">
乌克兰青年在U18世界杯上由匈牙利人在曲棍球比赛中获胜</text:span>
</text:h>
      <text:p text:style-name="P4">
作者: Ukrinform (Person)</text:p>
      <text:p text:style-name="P4">
出版商: Укринформ (Organization)</text:p>
      <text:p text:style-name="P4">
出版时间: 2023-04-26T19:48:17+03:00</text:p>
      <text:p text:style-name="P4">
修改时间: 2023-04-26T19:48:17+03:00</text:p>
      <text:p text:style-name="P4">
描述: 在法国安格斯（Angez），随着乌克兰国家队的参与，曲棍球的青年锦标赛正在IA部门（18岁以下的球员）进行。  - 乌克林。</text:p>
      <text:p text:style-name="P4">
图片: ["<text:a xlink:type="simple" xlink:href="https://static.ukrinform.com/photos/2023_04/thumb_files/630_360_1682527655-333.jpg" text:style-name="Internet_20_link" text:visited-style-name="Visited_20_Internet_20_Link">
630_360_16825...</text:a>
"]</text:p>
      <text:p text:style-name="P4">
标签: ['Чемпіонат світу', 'хокей', 'Збірна України', 'Молодь']</text:p>
      <text:p text:style-name="P4">
类型: Article</text:p>
      <!--METADATA-->
      <text:p text:style-name="P4">
<draw:frame draw:style-name="fr1" draw:name="Image250" text:anchor-type="as-char" svg:width="6.9236in" svg:height="3.956343in" draw:z-index="0">
<draw:image xlink:href="../Images/yкринформ/2023-04-26T19-48-17-03-00/630_360_1682527655-333.jpg" xlink:type="simple" xlink:show="embed" xlink:actuate="onLoad" draw:mime-type="image/jpeg"/>
</draw:frame>
乌法祖安哥参加了乌克兰国家队的参与，继续参加世界曲棍球锦标赛(最多18岁的球员).</text:p>
      <text:p text:style-name="P4">
У третьому турі «синьо-жовті» вирвали перемогу в серії післяматчевих булітів укоманди Угорщини - 3:2 (0：1、1：1、1：0、0：0、1：0)，报道乌克林福姆。</text:p>
      <text:p text:style-name="P4">
比赛位置：丹麦-6分(3场比赛后)，哈萨克斯坦-6(3)，乌克兰-4(3)，匈牙利-4(3)，日本-3(2)，法国-1(2).</text:p>
      <text:p text:style-name="P4">
<text:span text:style-name="T4">
Читайте також:</text:span>
 <text:a xlink:type="simple" xlink:href="https://www.ukrinform.ua/rubric-sports/3700793-zbirna-ukraini-u18-dozaavila-na-cempionat-svitu-dvoh-hokeistiv.html" text:style-name="Internet_20_link" text:visited-style-name="Visited_20_Internet_20_Link">
 </text:a>
4月27日，乌克兰国家队将在哈萨克斯坦的2023年世界杯上进行第四场比赛。</text:p>
      <text:p text:style-name="P4">
照片：FHU。</text:p>
      <text:p text:style-name="P4">
News Source: <text:a xlink:type="simple" xlink:href="https://www.ukrinform.ua/rubric-sports/3701161-ukrainska-molodizka-vigrala-po-bulitah-v-ugorciv-na-cempionati-svitu-u18-z-hokeu.html" text:style-name="Internet_20_link" text:visited-style-name="Visited_20_Internet_20_Link">
https://www.ukrinform.ua/rubric-sports/3701161-ukrainska-molodizka-vigrala-po-bulitah-v-ugorciv-na-cempionati-svitu-u18-z-hokeu.html</text:a>
</text:p>
      <!--NEWS-->
      <text:h text:style-name="P10" text:outline-level="1">
<text:span text:style-name="T4">
赫尔森机场清除了设备的遗迹，结构和炮弹的碎片</text:span>
</text:h>
      <text:p text:style-name="P4">
作者: Ukrinform (Person)</text:p>
      <text:p text:style-name="P4">
出版商: Укринформ (Organization)</text:p>
      <text:p text:style-name="P4">
出版时间: 2023-04-26T19:50:21+03:00</text:p>
      <text:p text:style-name="P4">
修改时间: 2023-04-26T19:50:21+03:00</text:p>
      <text:p text:style-name="P4">
描述: 赫尔森机场的领土清除了设备的遗迹，结构和贝壳的碎片，但其重建将在霍尔森地区左岸释放后进行。  - 乌克林。</text:p>
      <text:p text:style-name="P4">
图片: ["<text:a xlink:type="simple" xlink:href="https://static.ukrinform.com/photos/2023_04/thumb_files/630_360_1682527671-454.jpg" text:style-name="Internet_20_link" text:visited-style-name="Visited_20_Internet_20_Link">
630_360_16825...</text:a>
"]</text:p>
      <text:p text:style-name="P4">
标签: ['Аеропорт', 'Херсон', 'Ремонт']</text:p>
      <text:p text:style-name="P4">
类型: Article</text:p>
      <!--METADATA-->
      <text:p text:style-name="P4">
<draw:frame draw:style-name="fr1" draw:name="Image251" text:anchor-type="as-char" svg:width="6.9236in" svg:height="3.956343in" draw:z-index="0">
<draw:image xlink:href="../Images/yкринформ/2023-04-26T19-50-21-03-00/630_360_1682527671-454.jpg" xlink:type="simple" xlink:show="embed" xlink:actuate="onLoad" draw:mime-type="image/jpeg"/>
</draw:frame>
霍森的领土清除了设备的残余物，装饰的碎片，但其重建将在左岸释放后进行。</text:p>
      <text:p text:style-name="P4">
正如乌克林福姆报道的那样，它报告了<text:a xlink:type="simple" xlink:href="http://t.me/khersonskaODA/5382" text:style-name="Internet_20_link" text:visited-style-name="Visited_20_Internet_20_Link">
</text:a>
。</text:p>
      <text:p text:style-name="P4">
“目前，已经开始从设备的残余物，结构和贝壳的碎片以及其他垃圾中清理机场领土。 此外，工人拆除被摧毁的机场大楼。”消息写道。</text:p>
      <text:p text:style-name="P4">
如前所述，由于密集的驾驶员和不断的敌人炮击，还无法开始维修工作。 因此，计划重建以释放赫森地区的左岸。</text:p>
      <text:p text:style-name="P4">
OVA还报告说，现在有人打电话给被摧毁的航站楼，电话将俄罗斯排除在联合国仓库之外。</text:p>
      <text:p text:style-name="P4">
正如OVA召回的那样，2021年在霍尔森机场几乎完成了机场跑道的重建，他们还必须安装现代导航系统。 机场已经准备接受新航班。</text:p>
      <text:p text:style-name="P4">
一切都改变了俄罗斯的全面入侵。 敌人改变了诺格基地的机场，机场成为乌克兰人民斗争的标志性象征之一。</text:p>
      <text:p text:style-name="P4">
由于战斗，机场被彻底摧毁，翻新的跑道损坏了，平台，俄罗斯人偷走了航行和机场。</text:p>
      <text:p text:style-name="P4">
<text:span text:style-name="T4">
另请阅读：</text:span>
 <text:a xlink:type="simple" xlink:href="https://www.ukrinform.ua/rubric-vidbudova/3701094-smigal-pro-konferenciu-u-rimi-maemo-spilnu-zacikavlenist-v-realizacii-proektiv-vidbudovi.html" text:style-name="Internet_20_link" text:visited-style-name="Visited_20_Internet_20_Link">
</text:a>
作为 <text:a xlink:type="simple" xlink:href="https://www.ukrinform.ua/rubric-regions/3626264-u-socmerezi-viklali-video-zi-zrujnovanogo-aeroportu-herson.html" text:style-name="Internet_20_link" text:visited-style-name="Visited_20_Internet_20_Link">
 </text:a>
乌克林福姆(Ukrinform)是被摧毁的机场“赫尔森”(Kherson)的视频发表在社交网络上。</text:p>
      <text:p text:style-name="P4">
作为区域机场发展的一部分，赫尔森机场是最早在大建筑计划下重建的机场之一。自2021年9月20日以来，其重建是重建的。</text:p>
      <text:p text:style-name="P4">
重建后，跑道的长度必须增加到<text:a xlink:type="simple" xlink:href="https://www.ukrinform.ua/tag-aeroport" text:style-name="Internet_20_link" text:visited-style-name="Visited_20_Internet_20_Link">
</text:a>
赫森可以服用波音737-800/900和空中客车A321。 机场还继续建造光标志和导航系统。 飞机开发计划已重建机场综合大楼以及新乘客和货运码头的建设。</text:p>
      <text:p text:style-name="P4">
News Source: <text:a xlink:type="simple" xlink:href="https://www.ukrinform.ua/rubric-regions/3701162-teritoriu-aeroportu-herson-rozcisaut-vid-zaliskiv-tehniki-ulamkiv-konstrukcij-i-snaradiv.html" text:style-name="Internet_20_link" text:visited-style-name="Visited_20_Internet_20_Link">
https://www.ukrinform.ua/rubric-regions/3701162-teritoriu-aeroportu-herson-rozcisaut-vid-zaliskiv-tehniki-ulamkiv-konstrukcij-i-snaradiv.html</text:a>
</text:p>
      <!--NEWS-->
      <text:h text:style-name="P10" text:outline-level="1">
<text:span text:style-name="T4">
OP被评为乌克兰和中国合作中最有前途的问题</text:span>
</text:h>
      <text:p text:style-name="P4">
作者: Ukrinform (Person)</text:p>
      <text:p text:style-name="P4">
出版商: Укринформ (Organization)</text:p>
      <text:p text:style-name="P4">
出版时间: 2023-04-26T19:54:34+03:00</text:p>
      <text:p text:style-name="P4">
修改时间: 2023-04-26T19:54:34+03:00</text:p>
      <text:p text:style-name="P4">
描述: 总统总统谢尔盖·尼基弗罗夫（Sergey Nikiforov）称核安全问题是乌克兰和中国之间进一步合作的最有希望的话题。  - 乌克林。</text:p>
      <text:p text:style-name="P4">
图片: ["<text:a xlink:type="simple" xlink:href="https://static.ukrinform.com/photos/2023_04/thumb_files/630_360_1682527993-525.jpg" text:style-name="Internet_20_link" text:visited-style-name="Visited_20_Internet_20_Link">
630_360_16825...</text:a>
"]</text:p>
      <text:p text:style-name="P4">
标签: ['Китай', 'Україна', 'Ядерна безпека']</text:p>
      <text:p text:style-name="P4">
类型: Article</text:p>
      <!--METADATA-->
      <text:p text:style-name="P4">
<draw:frame draw:style-name="fr1" draw:name="Image252" text:anchor-type="as-char" svg:width="6.9236in" svg:height="3.956343in" draw:z-index="0">
<draw:image xlink:href="../Images/yкринформ/2023-04-26T19-54-34-03-00/630_360_1682527993-525.jpg" xlink:type="simple" xlink:show="embed" xlink:actuate="onLoad" draw:mime-type="image/jpeg"/>
</draw:frame>
总统总统谢尔盖·尼基弗罗夫(Sergey Nikiforov)称核安全是乌克兰和中国之间进一步合作的最有前途的话题。</text:p>
      <text:p text:style-name="P4">
报道，他在唯一新闻的广播中说了这一点。</text:p>
      <text:p text:style-name="P4">
“我们的立场是关于核问题的重合。也就是说，由于可能威胁核武器，我们同意我们和中国。(https://www.ukrinform.ua/tag-kitaj)。 令人欣慰的是，中国以与布达佩斯备忘录的参与者相同的方式谈到了这一点。 这是我们进一步合作的最有希望的话题。” Nikiforov说。</text:p>
      <text:p text:style-name="P4">
<text:span text:style-name="T4">
另请阅读：</text:span>
 <text:a xlink:type="simple" xlink:href="https://www.ukrinform.ua/rubric-world/3701138-kitaj-ne-vvazae-adernou-eskalacieu-britanski-snaradi-zi-zbidnenim-uranom-dla-ukraini.html" text:style-name="Internet_20_link" text:visited-style-name="Visited_20_Internet_20_Link">
<text:span text:style-name="T4">
中国</text:span>
</text:a>
正如乌克林福姆报道的那样，4月26日，乌克兰沃迪米尔Zelenskyy总统<text:a xlink:type="simple" xlink:href="https://www.ukrinform.ua/rubric-polytics/3701129-rozmova-zelenskogo-ta-si-czinpina-detali.html" text:style-name="Internet_20_link" text:visited-style-name="Visited_20_Internet_20_Link">
</text:a>
。 特别是，国家元首讨论了两个关系的主题问题。</text:p>
      <text:p text:style-name="P4">
<text:span text:style-name="T5">
foto：guangzhou.mfa.gov.ua</text:span>
</text:p>
      <text:p text:style-name="P4">
News Source: <text:a xlink:type="simple" xlink:href="https://www.ukrinform.ua/rubric-polytics/3701163-v-op-nazvali-najbils-perspektivne-pitanna-u-spivpraci-ukraini-i-kitau.html" text:style-name="Internet_20_link" text:visited-style-name="Visited_20_Internet_20_Link">
https://www.ukrinform.ua/rubric-polytics/3701163-v-op-nazvali-najbils-perspektivne-pitanna-u-spivpraci-ukraini-i-kitau.html</text:a>
</text:p>
      <!--NEWS-->
      <text:h text:style-name="P10" text:outline-level="1">
<text:span text:style-name="T4">
由于俄罗斯在乌克兰的侵略，有10,000多名平民被杀-Kostin</text:span>
</text:h>
      <text:p text:style-name="P4">
作者: Ukrinform (Person)</text:p>
      <text:p text:style-name="P4">
出版商: Укринформ (Organization)</text:p>
      <text:p text:style-name="P4">
出版时间: 2023-04-26T20:03:36+03:00</text:p>
      <text:p text:style-name="P4">
修改时间: 2023-04-26T20:03:36+03:00</text:p>
      <text:p text:style-name="P4">
描述: 目前，已经记录了乌克兰犯下的80,000多次军事犯罪。  - 乌克林。</text:p>
      <text:p text:style-name="P4">
图片: ["<text:a xlink:type="simple" xlink:href="https://static.ukrinform.com/photos/2022_04/thumb_files/630_360_1648943848-385.jpg" text:style-name="Internet_20_link" text:visited-style-name="Visited_20_Internet_20_Link">
630_360_16489...</text:a>
", "<text:a xlink:type="simple" xlink:href="https://static.ukrinform.com/photos/2023_04/1682528360-916.jpg" text:style-name="Internet_20_link" text:visited-style-name="Visited_20_Internet_20_Link">
1682528360-91...</text:a>
"]</text:p>
      <text:p text:style-name="P4">
标签: ['Європарламент', 'Воєнні злочини', 'Офіс генпрокурора', 'Андрій Костін', 'Війна з росією']</text:p>
      <text:p text:style-name="P4">
类型: Article</text:p>
      <!--METADATA-->
      <text:p text:style-name="P4">
<draw:frame draw:style-name="fr1" draw:name="Image253" text:anchor-type="as-char" svg:width="6.9236in" svg:height="3.956343in" draw:z-index="0">
<draw:image xlink:href="../Images/yкринформ/2023-04-26T20-03-36-03-00/630_360_1648943848-385.jpg" xlink:type="simple" xlink:show="embed" xlink:actuate="onLoad" draw:mime-type="image/jpeg"/>
</draw:frame>
据报道，乌克兰犯下的80,000多个战争罪。</text:p>
      <text:p text:style-name="P4">
检察长安德里·科斯汀(Andriy Kostin)在欧洲公民自由议会的公开听证会上发布了此类数据(https://www.facebook.com/pgo.gov.ua/posts/pfbid02C7omVmyzKYYEZw3CYi8rbidbCqVzrE6QiZdm1kCLZrUDpzenNqZmLRqntNND98mBl)检察官办公室。</text:p>
      <text:p text:style-name="P4">
<draw:frame draw:style-name="fr1" draw:name="Image254" text:anchor-type="as-char" svg:width="6.9236in" svg:height="4.615733in" draw:z-index="0">
<draw:image xlink:href="../Images/yкринформ/2023-04-26T20-03-36-03-00/1682528360-916.jpg" xlink:type="simple" xlink:show="embed" xlink:actuate="onLoad" draw:mime-type="image/jpeg"/>
</draw:frame>
<text:span text:style-name="T5">
foto：办公室检察官，Facebook</text:span>
</text:p>
      <text:p text:style-name="P4">
“目前有80,000多个<text:a xlink:type="simple" xlink:href="https://www.ukrinform.ua/tag-vijskovi-zlocini" text:style-name="Internet_20_link" text:visited-style-name="Visited_20_Internet_20_Link">
</text:a>
，由乌克兰的俄罗斯联合会犯下。 科斯汀说：“有10,000多名平民被杀，13,000多人受伤，98,000多名平民基础设施被损害或摧毁。”</text:p>
      <text:p text:style-name="P4">
<text:span text:style-name="T4">
另请阅读：</text:span>
 <text:a xlink:type="simple" xlink:href="https://www.ukrinform.ua/rubric-ato/3698619-na-protivagu-zlocinam-rf-treba-stvoriti-merezu-vseosaznoi-vidpovidalnosti-za-nih-kostin.html" text:style-name="Internet_20_link" text:visited-style-name="Visited_20_Internet_20_Link">
<text:span text:style-name="T4">
 kostin </text:span>
</text:a>
据他说，很长一段时间以来，乌克兰的优先事项之一将继续修复俄罗斯造成的损失和破坏。 检察长补充说，世界银行估计为4110亿美元。</text:p>
      <text:p text:style-name="P4">
“我们期待支持欧盟在搜索和逮捕与侵略融资有关的资产中创造损失登记册，并进一步保护。”</text:p>
      <text:p text:style-name="P4">
他对自己的强大立场，支持和实践步骤表示感谢，以创建一个国际追求侵略犯罪的中心(ICPA). Вінзбиратиме та координуватиме інформацію і докази проти лідерів, відповідальнихза планування, підготовку, початок або ведення цієї агресивної війни длямайбутніх судових процесів.</text:p>
      <text:p text:style-name="P4">
<text:span text:style-name="T4">
Читайте також:</text:span>
 <text:a xlink:type="simple" xlink:href="https://www.ukrinform.ua/rubric-ato/3700816-fbr-spivpracue-z-amerikanskimi-kompaniami-dla-zboru-dokaziv-voennih-zlociniv-v-ukraini.html" text:style-name="Internet_20_link" text:visited-style-name="Visited_20_Internet_20_Link">
 </text:a>
ICPA定于今年6月底开始工作(基于欧洲)."Ми вдячні всім державам і партнерам, які висловили готовність відрядитиекспертів і прокурорів до ICPA", - наголосив Костін.</text:p>
      <text:p text:style-name="P4">
Як повідомляв Укрінформ, Президент України <text:a xlink:type="simple" xlink:href="https://www.ukrinform.ua/rubric-ato/3701142-rosia-vikrala-20-tisac-ukrainskih-ditej-zelenskij-u-rozmovi-z-si.html" text:style-name="Internet_20_link" text:visited-style-name="Visited_20_Internet_20_Link">
</text:a>
中国人民共和国的领袖(中国)习近平认为，俄罗斯联邦在全面入侵中绑架了20,000名乌克兰儿童。</text:p>
      <text:p text:style-name="P4">
News Source: <text:a xlink:type="simple" xlink:href="https://www.ukrinform.ua/rubric-ato/3701166-unaslidok-agresii-rf-v-ukraini-zaginuli-ponad-10-000-civilnih-kostin.html" text:style-name="Internet_20_link" text:visited-style-name="Visited_20_Internet_20_Link">
https://www.ukrinform.ua/rubric-ato/3701166-unaslidok-agresii-rf-v-ukraini-zaginuli-ponad-10-000-civilnih-kostin.html</text:a>
</text:p>
      <!--NEWS-->
      <text:h text:style-name="P10" text:outline-level="1">
<text:span text:style-name="T4">
从苏丹撤离：一架有64名乌克兰人降落在波兰机场的飞机</text:span>
</text:h>
      <text:p text:style-name="P4">
作者: Ukrinform (Person)</text:p>
      <text:p text:style-name="P4">
出版商: Укринформ (Organization)</text:p>
      <text:p text:style-name="P4">
出版时间: 2023-04-26T20:04:00+03:00</text:p>
      <text:p text:style-name="P4">
修改时间: 2023-04-26T20:04:00+03:00</text:p>
      <text:p text:style-name="P4">
描述: 一架拥有64名乌克兰人的飞机，由于特殊行动而从苏丹撤离，降落在波兰机场。  - 乌克林。</text:p>
      <text:p text:style-name="P4">
图片: ["<text:a xlink:type="simple" xlink:href="https://static.ukrinform.com/photos/2023_04/thumb_files/630_360_1682528537-913.jpg" text:style-name="Internet_20_link" text:visited-style-name="Visited_20_Internet_20_Link">
630_360_16825...</text:a>
"]</text:p>
      <text:p text:style-name="P4">
标签: ['Евакуація', 'Розвідка', 'Судан']</text:p>
      <text:p text:style-name="P4">
类型: Article</text:p>
      <!--METADATA-->
      <text:p text:style-name="P4">
<draw:frame draw:style-name="fr1" draw:name="Image255" text:anchor-type="as-char" svg:width="6.9236in" svg:height="3.956343in" draw:z-index="0">
<draw:image xlink:href="../Images/yкринформ/2023-04-26T20-04-00-03-00/630_360_1682528537-913.jpg" xlink:type="simple" xlink:show="embed" xlink:actuate="onLoad" draw:mime-type="image/jpeg"/>
</draw:frame>
波兰的杂货店与64名乌克兰人从苏丹撤离了一架飞机，作为一项特殊行动。</text:p>
      <text:p text:style-name="P4">
根据乌克兰国国防部情报局的主要局长乌克兰·乌克兰(Ukrinform)的说法<text:a xlink:type="simple" xlink:href="https://www.facebook.com/DefenceIntelligenceofUkraine/posts/pfbid02UTCqKvJsvqpXFmdXosYHy7NEGUA8eqGB4tmibmeG5VPzrKwy98JuqpapRgpqpjhBl" text:style-name="Internet_20_link" text:visited-style-name="Visited_20_Internet_20_Link">
</text:a>
.</text:p>
      <text:p text:style-name="P4">
"Внаслідок ретельно спланованої операції, здійсненої ГУР МО спільно з МЗС таОфісом Президента України, станом на 26 квітня 2023 року з охопленого бойовимидіями Судану вдалось врятувати уже 91 українця", - ідеться у повідомленні.</text:p>
      <text:p text:style-name="P4">
У межах операції українські воєнні розвідники та дипломати також допомоглизалишити Судан 51 іноземцю ― громадянам Грузії, Канади, Перу та ФедераціїСент-Кіттс і Невіс.</text:p>
      <text:p text:style-name="P4">
"Чартерний рейс із 64 українцями, які виявили бажання повернутись додому,щойно приземлились в аеропорту Польщі. Вже невдовзі врятовані співробітникамиГУР українці перетнуть український державний кордон", - зазначили в ГУР.</text:p>
      <text:p text:style-name="P4">
Евакуація із <text:a xlink:type="simple" xlink:href="https://www.ukrinform.ua/tag-sudan" text:style-name="Internet_20_link" text:visited-style-name="Visited_20_Internet_20_Link">
 </text:a>
继续。 由于乌克兰官方代表的日常协助，乌克兰人需要营救的乌克兰人需要营救。</text:p>
      <text:p text:style-name="P4">
<text:span text:style-name="T4">
另请阅读：</text:span>
 <text:a xlink:type="simple" xlink:href="https://www.ukrinform.ua/rubric-world/3701051-britania-evakuuvala-301-osobu-z-sudanu.html" text:style-name="Internet_20_link" text:visited-style-name="Visited_20_Internet_20_Link">
<text:span text:style-name="T4">
苏丹</text:span>
</text:a>
正如乌克林福姆报道的那样，在苏丹军队与快速反应部队之间的紧张局势紧张之后，4月15日(RSF)在Chartum中，圣。 争议集中在拟议的审判统治国家的拟议过渡围绕。</text:p>
      <text:p text:style-name="P4">
该国的战斗仍在继续，许多欧洲国家努力从苏丹撤离自己的公民。</text:p>
      <text:p text:style-name="P4">
News Source: <text:a xlink:type="simple" xlink:href="https://www.ukrinform.ua/rubric-society/3701167-evakuacia-z-sudanu-v-aeroportu-polsi-prizemlivsa-litak-iz-64-ukraincami.html" text:style-name="Internet_20_link" text:visited-style-name="Visited_20_Internet_20_Link">
https://www.ukrinform.ua/rubric-society/3701167-evakuacia-z-sudanu-v-aeroportu-polsi-prizemlivsa-litak-iz-64-ukraincami.html</text:a>
</text:p>
      <!--NEWS-->
      <text:h text:style-name="P10" text:outline-level="1">
<text:span text:style-name="T4">
由于在平民附近的安东尼诺夫桥上炮击了</text:span>
</text:h>
      <text:p text:style-name="P4">
作者: Ukrinform (Person)</text:p>
      <text:p text:style-name="P4">
出版商: Укринформ (Organization)</text:p>
      <text:p text:style-name="P4">
出版时间: 2023-04-26T20:06:00+03:00</text:p>
      <text:p text:style-name="P4">
修改时间: 2023-04-26T20:06:00+03:00</text:p>
      <text:p text:style-name="P4">
描述: 由于霍森地区安东尼诺夫桥的敌意炮击，外国出版物的记者受伤，陪同他的平民也被杀害。  - 乌克林。</text:p>
      <text:p text:style-name="P4">
图片: ["<text:a xlink:type="simple" xlink:href="https://static.ukrinform.com/photos/2022_08/thumb_files/630_360_1661248935-794.jpg" text:style-name="Internet_20_link" text:visited-style-name="Visited_20_Internet_20_Link">
630_360_16612...</text:a>
"]</text:p>
      <text:p text:style-name="P4">
标签: ['Херсонщина', 'Обстріл', 'Загибель']</text:p>
      <text:p text:style-name="P4">
类型: Article</text:p>
      <!--METADATA-->
      <text:p text:style-name="P4">
<draw:frame draw:style-name="fr1" draw:name="Image256" text:anchor-type="as-char" svg:width="6.9236in" svg:height="3.956343in" draw:z-index="0">
<draw:image xlink:href="../Images/yкринформ/2023-04-26T20-06-00-03-00/630_360_1661248935-794.jpg" xlink:type="simple" xlink:show="embed" xlink:actuate="onLoad" draw:mime-type="image/jpeg"/>
</draw:frame>
由于赫尔森地区的安东尼诺夫桥昂贵的炮击，记者版受伤，而陪同它的平民也被杀害。</text:p>
      <text:p text:style-name="P4">
正如乌克林福姆报道的那样，它报告了<text:a xlink:type="simple" xlink:href="https://www.facebook.com/pho.gov.ua/posts/pfbid02S1ZPq4RBqMJmeWnG6dgCqNeR1eAKi1om8Dx2wcES9EayJ63kbTueA2g8xQg5uKUml" text:style-name="Internet_20_link" text:visited-style-name="Visited_20_Internet_20_Link">
</text:a>
.</text:p>
      <text:p text:style-name="P4">
«За даними слідства, 26 квітня російські війська, вчергове порушуючи нормиміжнародного гуманітарного права, здійснили обстріл району Антонівського мостубіля Херсона. Внаслідок цього загинув цивільний чоловік», - йдеться уповідомленні.</text:p>
      <text:p text:style-name="P4">
Окрім того, вогнепальне поранення плеча отримав кореспондент іноземноговидання. Він працював над матеріалом про життя в місті, що тривалий час було вокупації, а тепер зазнає систематичних обстрілів з боку армії рф.</text:p>
      <text:p text:style-name="P4">
<text:span text:style-name="T4">
Читайте також:</text:span>
 <text:a xlink:type="simple" xlink:href="https://www.ukrinform.ua/rubric-ato/3701100-nepodalik-hersona-zaznav-poranen-italijskij-zurnalist-la-repubblica.html" text:style-name="Internet_20_link" text:visited-style-name="Visited_20_Internet_20_Link">
 <text:span text:style-name="T4">
Під</text:span>
 <text:span text:style-name="T4">
Херсоном</text:span>
 <text:span text:style-name="T4">
поранили</text:span>
 <text:span text:style-name="T4">
італійського</text:span>
<text:span text:style-name="T4">
журналіста</text:span>
 <text:span text:style-name="T4">
Repubblica</text:span>
 </text:a>
记者被带到医院，在那里他获得了合格的媒体。</text:p>
      <text:p text:style-name="P4">
目前正在进行必要的调查行动，以记录俄罗斯联邦的下一个罪行。</text:p>
      <text:p text:style-name="P4">
至于死者，正如该机构在区域检察官办公室通知乌克兰公民的那样。</text:p>
      <text:p text:style-name="P4">
在赫尔森地区检察官办公室的程序指导下，随后对违反法律和习俗的调查开始了<text:a xlink:type="simple" xlink:href="https://www.ukrinform.ua/tag-vijna" text:style-name="Internet_20_link" text:visited-style-name="Visited_20_Internet_20_Link">
</text:a>
 (艺术的第2部分。 乌克兰《刑法》的438).</text:p>
      <text:p text:style-name="P4">
Як повідомляв Укрінформ, росіяни сьогодні, 26 квітня, знову обстрілялиХерсонщину. Серед поранених <text:a xlink:type="simple" xlink:href="https://www.ukrinform.ua/rubric-ato/3701037-rosiani-znovu-obstrilala-hersonsinu-sered-postrazdalih-inozemnij-zurnalist.html" text:style-name="Internet_20_link" text:visited-style-name="Visited_20_Internet_20_Link">
 </text:a>
 .</text:p>
      <text:p text:style-name="P4">
News Source: <text:a xlink:type="simple" xlink:href="https://www.ukrinform.ua/rubric-ato/3701168-vnaslidok-obstrilu-antonivskogo-mostu-bila-hersona-zaginuv-civilnij.html" text:style-name="Internet_20_link" text:visited-style-name="Visited_20_Internet_20_Link">
https://www.ukrinform.ua/rubric-ato/3701168-vnaslidok-obstrilu-antonivskogo-mostu-bila-hersona-zaginuv-civilnij.html</text:a>
</text:p>
      <!--NEWS-->
      <text:h text:style-name="P10" text:outline-level="1">
<text:span text:style-name="T4">
乌克兰已经从捐助者那里获得了2300万欧元以恢复切尔诺贝利区</text:span>
</text:h>
      <text:p text:style-name="P4">
作者: Ukrinform (Person)</text:p>
      <text:p text:style-name="P4">
出版商: Укринформ (Organization)</text:p>
      <text:p text:style-name="P4">
出版时间: 2023-04-26T20:08:00+03:00</text:p>
      <text:p text:style-name="P4">
修改时间: 2023-04-26T20:08:00+03:00</text:p>
      <text:p text:style-name="P4">
描述: 国际合作伙伴恢复排除区的财政援助已经达到2300万欧元。  - 乌克林。</text:p>
      <text:p text:style-name="P4">
图片: ["<text:a xlink:type="simple" xlink:href="https://static.ukrinform.com/photos/2021_06/thumb_files/630_360_1623255079-886.jpg" text:style-name="Internet_20_link" text:visited-style-name="Visited_20_Internet_20_Link">
630_360_16232...</text:a>
"]</text:p>
      <text:p text:style-name="P4">
标签: ['Чорнобильська зона', 'Чорнобильська катастрофа', 'Відбудова']</text:p>
      <text:p text:style-name="P4">
类型: Article</text:p>
      <!--METADATA-->
      <text:p text:style-name="P4">
<draw:frame draw:style-name="fr1" draw:name="Image257" text:anchor-type="as-char" svg:width="6.9236in" svg:height="3.956343in" draw:z-index="0">
<draw:image xlink:href="../Images/yкринформ/2023-04-26T20-08-00-03-00/630_360_1623255079-886.jpg" xlink:type="simple" xlink:show="embed" xlink:actuate="onLoad" draw:mime-type="image/jpeg"/>
</draw:frame>
国际合作伙伴恢复排除区的财政援助已经达到2300万欧元。</text:p>
      <text:p text:style-name="P4">
乌克兰州国家机构，乌克兰国家机构局长Yevhen Kramarenko的负责人在对乌克林福姆的评论中说。</text:p>
      <text:p text:style-name="P4">
“在先前分配的合作伙伴的1500万欧元中，已经掌握了200万欧元。 此外，排除区的援助仍以800万欧元的价格填补。 也就是说，我们已经有2300万欧元的捐助者。” Kramarenko说。</text:p>
      <text:p text:style-name="P4">
他强调，随着财政援助的到来，金额将增加。</text:p>
      <text:p text:style-name="P4">
<text:span text:style-name="T4">
另请阅读：</text:span>
 <text:a xlink:type="simple" xlink:href="https://www.ukrinform.ua/rubric-society/3700798-soczahist-i-likuvanna-cornobilciv-lubinec-rozpoviv-pro-rezultati-monitoringu.html" text:style-name="Internet_20_link" text:visited-style-name="Visited_20_Internet_20_Link">
<text:span text:style-name="T4">
 chernobyl </text:span>
</text:a>
据报道，已经开发了40个项目来恢复排除区，2023年约有1500万欧元。</text:p>
      <text:p text:style-name="P4">
乌克兰国家机构通过改变环境和自然资源共同管理排除区的管理机构已制定了排除区的计划。 该计划包括9点，设计为2.25亿欧元。 它不仅要恢复正常的功能，还要改善切尔诺贝利NPP的工作并在排除区中创建科学枢纽。</text:p>
      <text:p text:style-name="P4">
News Source: <text:a xlink:type="simple" xlink:href="https://www.ukrinform.ua/rubric-vidbudova/3701172-ukraina-vze-otrimala-vid-donoriv-23-miljoni-na-vidnovlenna-cornobilskoi-zoni.html" text:style-name="Internet_20_link" text:visited-style-name="Visited_20_Internet_20_Link">
https://www.ukrinform.ua/rubric-vidbudova/3701172-ukraina-vze-otrimala-vid-donoriv-23-miljoni-na-vidnovlenna-cornobilskoi-zoni.html</text:a>
</text:p>
      <!--NEWS-->
      <text:h text:style-name="P10" text:outline-level="1">
<text:span text:style-name="T4">
Zelensky和Meloni讨论了国防合作</text:span>
</text:h>
      <text:p text:style-name="P4">
作者: Ukrinform (Person)</text:p>
      <text:p text:style-name="P4">
出版商: Укринформ (Organization)</text:p>
      <text:p text:style-name="P4">
出版时间: 2023-04-26T20:13:39+03:00</text:p>
      <text:p text:style-name="P4">
修改时间: 2023-04-26T20:13:39+03:00</text:p>
      <text:p text:style-name="P4">
描述: 乌克兰沃罗迪米尔·泽伦斯基（Ukraine Volodymyr Zelensky）主席与意大利乔治·梅洛尼（George Meloni）总理延续国防合作和未来国际活动。  - 乌克林。</text:p>
      <text:p text:style-name="P4">
图片: ["<text:a xlink:type="simple" xlink:href="https://static.ukrinform.com/photos/2023_04/thumb_files/630_360_1682529196-518.jpeg" text:style-name="Internet_20_link" text:visited-style-name="Visited_20_Internet_20_Link">
630_360_16825...</text:a>
"]</text:p>
      <text:p text:style-name="P4">
标签: ['Італія', 'Україна', 'Зеленський', 'Джорджа Мелоні']</text:p>
      <text:p text:style-name="P4">
类型: Article</text:p>
      <!--METADATA-->
      <text:p text:style-name="P4">
<draw:frame draw:style-name="fr1" draw:name="Image258" text:anchor-type="as-char" svg:width="6.9236in" svg:height="3.956343in" draw:z-index="0">
<draw:image xlink:href="../Images/yкринформ/2023-04-26T20-13-39-03-00/630_360_1682529196-518.jpeg" xlink:type="simple" xlink:show="embed" xlink:actuate="onLoad" draw:mime-type="image/jpeg"/>
</draw:frame>
沃罗迪米尔·泽伦斯基(Volodymyr Zelensky)的总统乌克兰人与意大利乔米洛尼(Giorjumeloni)总理延续国防合作和未来国际活动。</text:p>
      <text:p text:style-name="P4">
乌克兰国家的负责人在[]中报道了这一点(https://t.me/V_Zelenskiy_official/6008)，报道乌克林福姆。</text:p>
      <text:p text:style-name="P4">
“他与意大利总理乔治·梅洛尼(George Meloni)进行了电话交谈。他为恢复乌克兰的会议和她的个性而在乌克兰人民的非法支持方面举行了一次会议。(https://www.ukrinform.ua/tag-zelenskij)。</text:p>
      <text:p text:style-name="P4">
<text:span text:style-name="T4">
另请阅读：</text:span>
 <text:a xlink:type="simple" xlink:href="https://www.ukrinform.ua/rubric-vidbudova/3700992-meloni-vkladati-kosti-v-ukrainu-sogodni-ce-ne-rizik-a-investicia.html" text:style-name="Internet_20_link" text:visited-style-name="Visited_20_Internet_20_Link">
<text:span text:style-name="T4">
 Melonney </text:span>
</text:a>
据报道，4月26日在罗马举行了关于乌克兰重建的双边会议。 乌克兰总统<text:a xlink:type="simple" xlink:href="https://www.ukrinform.ua/rubric-polytics/3701129-rozmova-zelenskogo-ta-si-czinpina-detali.html" text:style-name="Internet_20_link" text:visited-style-name="Visited_20_Internet_20_Link">
</text:a>
。</text:p>
      <text:p text:style-name="P4">
_照片说明性：OP _</text:p>
      <text:p text:style-name="P4">
News Source: <text:a xlink:type="simple" xlink:href="https://www.ukrinform.ua/rubric-polytics/3701171-zelenskij-i-meloni-obgovorili-oboronnu-spivpracu.html" text:style-name="Internet_20_link" text:visited-style-name="Visited_20_Internet_20_Link">
https://www.ukrinform.ua/rubric-polytics/3701171-zelenskij-i-meloni-obgovorili-oboronnu-spivpracu.html</text:a>
</text:p>
      <!--NEWS-->
      <text:h text:style-name="P10" text:outline-level="1">
<text:span text:style-name="T4">
19乌克兰后卫到达克罗地亚接受治疗</text:span>
</text:h>
      <text:p text:style-name="P4">
作者: Ukrinform (Person)</text:p>
      <text:p text:style-name="P4">
出版商: Укринформ (Organization)</text:p>
      <text:p text:style-name="P4">
出版时间: 2023-04-26T20:17:58+03:00</text:p>
      <text:p text:style-name="P4">
修改时间: 2023-04-26T20:17:58+03:00</text:p>
      <text:p text:style-name="P4">
描述: 4月26日，星期三，乌克兰的捍卫者及其9位成员到达克罗地亚接受治疗。  - 乌克林。</text:p>
      <text:p text:style-name="P4">
图片: ["<text:a xlink:type="simple" xlink:href="https://static.ukrinform.com/photos/2023_04/thumb_files/630_360_1682529355-488.jpg" text:style-name="Internet_20_link" text:visited-style-name="Visited_20_Internet_20_Link">
630_360_16825...</text:a>
"]</text:p>
      <text:p text:style-name="P4">
标签: ['Хорватія', 'Лікування за кордоном', 'Військові']</text:p>
      <text:p text:style-name="P4">
类型: Article</text:p>
      <!--METADATA-->
      <text:p text:style-name="P4">
<draw:frame draw:style-name="fr1" draw:name="Image259" text:anchor-type="as-char" svg:width="6.9236in" svg:height="3.956343in" draw:z-index="0">
<draw:image xlink:href="../Images/yкринформ/2023-04-26T20-17-58-03-00/630_360_1682529355-488.jpg" xlink:type="simple" xlink:show="embed" xlink:actuate="onLoad" draw:mime-type="image/jpeg"/>
</draw:frame>
4月26日，星期三，乌克兰的捍卫者及其9位成员到达克罗地亚接受治疗。</text:p>
      <text:p text:style-name="P4">
根据乌克林福姆的说法，乌克兰在克罗地亚的大使馆报告了(https://www.facebook.com/UKRinHRV/posts/pfbid02jhok3XfMipZZt6YM7aX4uzGfYc9wsL1tu7s2e1Fq81NxsATg3BAr8a1rY7PctGRxl).</text:p>
      <text:p text:style-name="P4">
«26 квітня 2023 року до Хорватії на лікування прибуло 19 захисників України та9 членів їхніх родин», - заявили у дипмісії.</text:p>
      <text:p text:style-name="P4">
Зазначається, що Республіка Хорватія забезпечить весь комплекс медичних таорганізаційно-побутових потреб захисників України під час їхнього лікування, ачленам сімей буде надано допомогу в розміщенні і підтримку під час перебуванняїхніх рідних на лікуванні.</text:p>
      <text:p text:style-name="P4">
«Хорвати знають чутливість і біль ран, отриманих під час захисту Батьківщини.Тому й уряд країни 16 березня 2023 року ухвалив рішення про надання допомоги влікуванні та реабілітації поранених з України в Республіці Хорватія», - додалив посольстві.</text:p>
      <text:p text:style-name="P4">
<text:span text:style-name="T4">
Читайте також:</text:span>
 <text:a xlink:type="simple" xlink:href="https://www.ukrinform.ua/rubric-ato/3695028-ponad-80-poranenih-i-hvorih-vijskovih-pisla-likuvanna-povertautsa-u-strij-mediki.html" text:style-name="Internet_20_link" text:visited-style-name="Visited_20_Internet_20_Link">
 <text:span text:style-name="T4">
лікування</text:span>
 </text:a>
正如乌克林福姆报道的外交大臣<text:a xlink:type="simple" xlink:href="https://www.ukrinform.ua/tag-horvatia" text:style-name="Internet_20_link" text:visited-style-name="Visited_20_Internet_20_Link">
</text:a>
戈丹·格里奇·拉德曼(Gordan Glich-Radman)表示，每个克罗地亚将继续为乌克兰提供全面的援助，并在北约为乌克兰提供了500万欧元的帮助，并同意联盟的盟友。</text:p>
      <text:p text:style-name="P4">
News Source: <text:a xlink:type="simple" xlink:href="https://www.ukrinform.ua/rubric-society/3701173-do-horvatii-na-likuvanna-pribuli-19-ukrainskih-zahisnikiv.html" text:style-name="Internet_20_link" text:visited-style-name="Visited_20_Internet_20_Link">
https://www.ukrinform.ua/rubric-society/3701173-do-horvatii-na-likuvanna-pribuli-19-ukrainskih-zahisnikiv.html</text:a>
</text:p>
      <!--NEWS-->
      <text:h text:style-name="P10" text:outline-level="1">
<text:span text:style-name="T4">
在德鲁兹基夫卡（Druzhkivka），俄罗斯人袭击了警察局，三人受伤</text:span>
</text:h>
      <text:p text:style-name="P4">
作者: Ukrinform (Person)</text:p>
      <text:p text:style-name="P4">
出版商: Укринформ (Organization)</text:p>
      <text:p text:style-name="P4">
出版时间: 2023-04-26T20:21:01+03:00</text:p>
      <text:p text:style-name="P4">
修改时间: 2023-04-26T20:21:01+03:00</text:p>
      <text:p text:style-name="P4">
描述: 俄罗斯联邦的部队被C-300导弹击中，并向德鲁兹基夫卡·德鲁兹基夫卡（Druzhkivka Druzhkivka）释放，预备火力反应式系统，三名执法人员受伤。  - 乌克林。</text:p>
      <text:p text:style-name="P4">
图片: ["<text:a xlink:type="simple" xlink:href="https://static.ukrinform.com/photos/2023_04/thumb_files/630_360_1682529460-4741.jpeg" text:style-name="Internet_20_link" text:visited-style-name="Visited_20_Internet_20_Link">
630_360_16825...</text:a>
", "<text:a xlink:type="simple" xlink:href="https://static.ukrinform.com/photos/2023_04/thumb_files/630_360_1682529461-1252.jpeg" text:style-name="Internet_20_link" text:visited-style-name="Visited_20_Internet_20_Link">
630_360_16825...</text:a>
", "<text:a xlink:type="simple" xlink:href="https://static.ukrinform.com/photos/2023_04/thumb_files/630_360_1682529460-9826.jpeg" text:style-name="Internet_20_link" text:visited-style-name="Visited_20_Internet_20_Link">
630_360_16825...</text:a>
", "<text:a xlink:type="simple" xlink:href="https://static.ukrinform.com/photos/2023_04/thumb_files/630_360_1682529460-3421.jpeg" text:style-name="Internet_20_link" text:visited-style-name="Visited_20_Internet_20_Link">
630_360_16825...</text:a>
", "<text:a xlink:type="simple" xlink:href="https://static.ukrinform.com/photos/2023_04/thumb_files/630_360_1682529460-4818.jpeg" text:style-name="Internet_20_link" text:visited-style-name="Visited_20_Internet_20_Link">
630_360_16825...</text:a>
", "<text:a xlink:type="simple" xlink:href="https://static.ukrinform.com/photos/2023_04/thumb_files/630_360_1682529461-8466.jpeg" text:style-name="Internet_20_link" text:visited-style-name="Visited_20_Internet_20_Link">
630_360_16825...</text:a>
", "<text:a xlink:type="simple" xlink:href="https://static.ukrinform.com/photos/2023_04/thumb_files/630_360_1682529461-8254.jpeg" text:style-name="Internet_20_link" text:visited-style-name="Visited_20_Internet_20_Link">
630_360_16825...</text:a>
"]</text:p>
      <text:p text:style-name="P4">
标签: ['Донеччина', 'Обстріл', 'Поліція', 'Поранені', 'Війна з росією']</text:p>
      <text:p text:style-name="P4">
类型: Article</text:p>
      <!--METADATA-->
      <text:p text:style-name="P4">
<draw:frame draw:style-name="fr1" draw:name="Image260" text:anchor-type="as-char" svg:width="6.9236in" svg:height="3.956343in" draw:z-index="0">
<draw:image xlink:href="../Images/yкринформ/2023-04-26T20-21-01-03-00/630_360_1682529460-4741.jpeg" xlink:type="simple" xlink:show="embed" xlink:actuate="onLoad" draw:mime-type="image/jpeg"/>
</draw:frame>
俄罗斯联邦被C-300导弹击中，并向Druzhkivka Druzhkivka Oblast Smerkivka Oblast Systems开枪，三名执法人员受伤。</text:p>
      <text:p text:style-name="P4">
正如乌克林福姆报道的那样，它报告了<text:a xlink:type="simple" xlink:href="http://dn.npu.gov.ua/news/druzhkivka-pid-vohnem-rosiiany-zruinuvaly-somyi-viddil-politsii-na-donechchyni-ta-poranyly-politseiskykh" text:style-name="Internet_20_link" text:visited-style-name="Visited_20_Internet_20_Link">
</text:a>
.</text:p>
      <text:p text:style-name="P4">
“Окупанти двічі обстріляли місто. Вночі поцілили двома ракетами “С-300”, авдень накрили з РСЗВ “Смерч”. Пошкоджено щонайменше 12 житлових будинків таадмінбудівля поліції. Поранено трьох правоохоронців. Постраждалих середцивільного населення попередньо немає”, - ідеться в повідомленні.</text:p>
      <text:p text:style-name="P4">
Перша атака відбулася о другій годині ночі, наступна близько 13:00. Внаслідокобстрілу травмовано двох чергових інспекторів і слідчого віком від 22 до 34років, які в момент удару перебували на робочих місцях. Поліцейським наданопершу медичну допомогу, двох госпіталізовано до місцевої лікарні, а надалібуде доправлено до госпіталя в іншому регіоні.</text:p>
      <text:p text:style-name="P4">
Наразі відомо про пошкодження чотирьох багатоквартирних і восьми приватнихбудинків. Значні пошкодження отримав відділ поліції Дружківки, де сталосячасткове обрушення фасаду, вибито вікна, посічено стіни.</text:p>
      <text:p text:style-name="P4">
Поліція документує наслідки воєнних злочинів російської федерації. На місцяхвлучань працюють слідчо-оперативні групи, вибухотехніки, парамедики, а такожкерівництво обласного управління поліції.</text:p>
      <text:p text:style-name="P4">
目前，区域警察的管理正在解决将人员重新部署到另一个场所的问题。 警察将留在塔多斯市到平民。</text:p>
      <text:p text:style-name="P4">
自从俄罗斯入侵开始以来，俄罗斯人损害了顿涅茨克警察的士气升高的行政大楼：在德鲁兹基夫卡，村庄，阿维迪夫卡，莱曼，库拉科沃，大诺瓦沃沃，大诺瓦西尔卡和巴赫穆塔。 这些是暂时捕获的领土的数据，其中将在从入侵者中释放后确定破坏程度。</text:p>
      <text:p text:style-name="P4">
“敌人试图防止警察的工作，并留下非反应的平民。 但是我们保留系统。 警察为人们节省了更多其他服务无法获得的热点。 居民总是可以指望警察援助。”顿涅茨克地区负责人鲁斯兰·奥西本科说。</text:p>
      <text:p text:style-name="P4">
<text:span text:style-name="T4">
另请阅读：</text:span>
 <text:a xlink:type="simple" xlink:href="https://www.ukrinform.ua/rubric-ato/3701168-vnaslidok-obstrilu-antonivskogo-mostu-bila-hersona-zaginuv-civilnij.html" text:style-name="Internet_20_link" text:visited-style-name="Visited_20_Internet_20_Link">
<text:span text:style-name="T4">
射击</text:span>
</text:a>
正如乌克林福姆报道的<text:a xlink:type="simple" xlink:href="https://www.ukrinform.ua/tag-doneccina" text:style-name="Internet_20_link" text:visited-style-name="Visited_20_Internet_20_Link">
</text:a>
4月26日，由于俄罗斯炮击摧毁了住宅tsadomin。 有关受伤和死亡的信息没有收到。</text:p>
      <text:p text:style-name="P4">
News Source: <text:a xlink:type="simple" xlink:href="https://www.ukrinform.ua/rubric-regions/3701175-u-druzkivci-rosiani-vlucili-u-viddilok-policii-troe-poranenih.html" text:style-name="Internet_20_link" text:visited-style-name="Visited_20_Internet_20_Link">
https://www.ukrinform.ua/rubric-regions/3701175-u-druzkivci-rosiani-vlucili-u-viddilok-policii-troe-poranenih.html</text:a>
</text:p>
      <!--NEWS-->
      <text:h text:style-name="P10" text:outline-level="1">
<text:span text:style-name="T4">
教皇方济各敦促为乌克兰祈祷</text:span>
</text:h>
      <text:p text:style-name="P4">
作者: Ukrinform (Person)</text:p>
      <text:p text:style-name="P4">
出版商: Укринформ (Organization)</text:p>
      <text:p text:style-name="P4">
出版时间: 2023-04-26T20:23:00+03:00</text:p>
      <text:p text:style-name="P4">
修改时间: 2023-04-26T20:23:00+03:00</text:p>
      <text:p text:style-name="P4">
描述: 4月26日星期三，教皇方济各在普通观众期间，呼吁信徒们为乌克兰祈祷。  - 乌克林。</text:p>
      <text:p text:style-name="P4">
图片: ["<text:a xlink:type="simple" xlink:href="https://static.ukrinform.com/photos/2021_04/thumb_files/630_360_1617541131-657.jpeg" text:style-name="Internet_20_link" text:visited-style-name="Visited_20_Internet_20_Link">
630_360_16175...</text:a>
"]</text:p>
      <text:p text:style-name="P4">
标签: ['Папа Франциск', 'Україна', 'Ватикан', 'Молитва']</text:p>
      <text:p text:style-name="P4">
类型: Article</text:p>
      <!--METADATA-->
      <text:p text:style-name="P4">
<draw:frame draw:style-name="fr1" draw:name="Image261" text:anchor-type="as-char" svg:width="6.9236in" svg:height="3.956343in" draw:z-index="0">
<draw:image xlink:href="../Images/yкринформ/2023-04-26T20-23-00-03-00/630_360_1617541131-657.jpeg" xlink:type="simple" xlink:show="embed" xlink:actuate="onLoad" draw:mime-type="image/jpeg"/>
</draw:frame>
4月26日(星期三)呼吁为乌克兰祈祷的普通观众，爸爸弗朗西斯在普通观众中。</text:p>
      <text:p text:style-name="P4">
正如乌克林福姆报道的那样，它报告了<text:a xlink:type="simple" xlink:href="https://www.vaticannews.va/uk/pope/news/2023-04/zaklyky-papy-26-kvitnya-2023.html" text:style-name="Internet_20_link" text:visited-style-name="Visited_20_Internet_20_Link">
</text:a>
。</text:p>
      <text:p text:style-name="P4">
“兄弟姐妹，不要忘记为乌克兰祈祷 - 乌克兰。”(https://www.ukrinform.ua/tag-papa-francisk)，圣彼得流入的信徒对此充满了掌声。</text:p>
      <text:p text:style-name="P4">
上周日 <text:a xlink:type="simple" xlink:href="https://www.ukrinform.ua/rubric-world/3699602-papa-rimskij-zaklikav-svit-ne-zabuvati-pro-ukrainciv-aki-strazdaut-vid-vijni.html" text:style-name="Internet_20_link" text:visited-style-name="Visited_20_Internet_20_Link">
 </text:a>
这不是针对仍遭受俄罗斯的乌克兰人。</text:p>
      <text:p text:style-name="P4">
<text:span text:style-name="T4">
另请阅读：</text:span>
 <text:a xlink:type="simple" xlink:href="https://www.ukrinform.ua/rubric-world/3696182-posol-ukraini-u-vatikani-rozpoviv-zvidki-papa-rimskij-otrimue-informaciu-pro-vijnu.html" text:style-name="Internet_20_link" text:visited-style-name="Visited_20_Internet_20_Link">
</text:a>
正如乌克林福姆报道的<text:a xlink:type="simple" xlink:href="https://www.ukrinform.ua/rubric-society/3700278-smigal-zustrinetsa-iz-papou-rimskim.html" text:style-name="Internet_20_link" text:visited-style-name="Visited_20_Internet_20_Link">
</text:a>
乌克兰丹尼斯·施米加尔(Denis Shmigal)总理于4月27日在匈牙利庞大的使徒访问前夕。</text:p>
      <text:p text:style-name="P4">
<text:span text:style-name="T5">
foto：vaticannews.va</text:span>
</text:p>
      <text:p text:style-name="P4">
News Source: <text:a xlink:type="simple" xlink:href="https://www.ukrinform.ua/rubric-society/3701176-papa-francisk-zaklikav-molitisa-za-ukrainu.html" text:style-name="Internet_20_link" text:visited-style-name="Visited_20_Internet_20_Link">
https://www.ukrinform.ua/rubric-society/3701176-papa-francisk-zaklikav-molitisa-za-ukrainu.html</text:a>
</text:p>
      <!--NEWS-->
      <text:h text:style-name="P10" text:outline-level="1">
<text:span text:style-name="T4">
乌克兰的重建必须立即开始-Mingarelli</text:span>
</text:h>
      <text:p text:style-name="P4">
作者: Ukrinform (Person)</text:p>
      <text:p text:style-name="P4">
出版商: Укринформ (Organization)</text:p>
      <text:p text:style-name="P4">
出版时间: 2023-04-26T20:24:33+03:00</text:p>
      <text:p text:style-name="P4">
修改时间: 2023-04-26T20:24:33+03:00</text:p>
      <text:p text:style-name="P4">
描述: 国际捐助者应立即开始重建乌克兰，包括以冷冻的俄罗斯资产为代价，而无需等待停火或和平协议。 同样，今年您需要就乌克兰加入欧盟的加入开始谈判。  - 乌克林。</text:p>
      <text:p text:style-name="P4">
图片: ["<text:a xlink:type="simple" xlink:href="https://static.ukrinform.com/photos/2023_04/thumb_files/630_360_1682529724-389.jpeg" text:style-name="Internet_20_link" text:visited-style-name="Visited_20_Internet_20_Link">
630_360_16825...</text:a>
"]</text:p>
      <text:p text:style-name="P4">
标签: ['Мінгареллі', 'Україна', 'Відбудова']</text:p>
      <text:p text:style-name="P4">
类型: Article</text:p>
      <!--METADATA-->
      <text:p text:style-name="P4">
<draw:frame draw:style-name="fr1" draw:name="Image262" text:anchor-type="as-char" svg:width="6.9236in" svg:height="3.956343in" draw:z-index="0">
<draw:image xlink:href="../Images/yкринформ/2023-04-26T20-24-33-03-00/630_360_1682529724-389.jpeg" xlink:type="simple" xlink:show="embed" xlink:actuate="onLoad" draw:mime-type="image/jpeg"/>
</draw:frame>
国际捐助者应立即开始重建乌克兰，包括众多冻结俄罗斯资产的说法，而不必等待火灾停火。 同样，今年您需要就乌克兰加入欧盟的加入开始谈判。</text:p>
      <text:p text:style-name="P4">
根据乌克林的通讯员的说法，乌克兰的前欧盟主席说，(2016-2019)，现在是东欧研究的斯德哥尔摩中心的雇员(Sceeus)在欧洲议会议会关于“重建，重建和立场的欧洲议会委员会的公开听证会上，乌克兰的公开听证会：评估建立像马歇尔计划这样的基金的可能性以及在国防援助方面增加协调的可能性”。</text:p>
      <text:p text:style-name="P4">
他说：“重建必须立即开始，当然，不要等待终止或和平协议。我坚持这一点。”</text:p>
      <text:p text:style-name="P4">
Mingarelli指出，在乌克兰政府和主要捐助者的代表参与的情况下，建立一个捍卫乌克兰的协调平台也重要。商业社区和民间社会和地方当局。</text:p>
      <text:p text:style-name="P4">
<text:span text:style-name="T4">
另请阅读：</text:span>
 <text:a xlink:type="simple" xlink:href="https://www.ukrinform.ua/rubric-vidbudova/3701094-smigal-pro-konferenciu-u-rimi-maemo-spilnu-zacikavlenist-v-realizacii-proektiv-vidbudovi.html" text:style-name="Internet_20_link" text:visited-style-name="Visited_20_Internet_20_Link">
<text:span text:style-name="T4">
重建</text:span>
</text:a>
“在制定恢复计划之前，我们必须确保所有捐助者都同意损失和需求的评估。迄今为止，我们对世界银行造成的损失，欧盟对欧洲委员会的评估进行了估计，但是我们欧盟展览在乌克兰展览中说：“需要举办一项评估这些费率的会议，所有捐助者和乌克兰方面都采用了将其作为制定恢复计划的基础。”</text:p>
      <text:p text:style-name="P4">
据他说，在准备乌克兰的修复计划时，有必要出现焦虑的焦虑将乌克兰加入欧盟，并与欧盟监管和法律环境协调。 同时，Mingarelli强调乌克兰在乌克兰进行谈判<text:a xlink:type="simple" xlink:href="https://www.ukrinform.ua/tag-evrosouz" text:style-name="Internet_20_link" text:visited-style-name="Visited_20_Internet_20_Link">
</text:a>
“有必要在今年不迟于今年解决。”</text:p>
      <text:p text:style-name="P4">
他还强调，应优先考虑交换乌克兰的终止，并克服由俄罗斯战争造成的生态kattrophe。<text:span text:style-name="T4">
另请阅读：</text:span>
 <text:a xlink:type="simple" xlink:href="https://www.ukrinform.ua/rubric-vidbudova/3701072-zelenskij-kaze-so-proekt-vidbudovi-potriben-vze-cogoric-zaklikae-italijciv-dolucatisa.html" text:style-name="Internet_20_link" text:visited-style-name="Visited_20_Internet_20_Link">
<text:span text:style-name="T4">
重建</text:span>
</text:a>
另外，乌克兰的前欧盟代表团主席指出，由于西欧人民的一部分仍然相信乌克兰是欧盟的负担，因此有必要快速引入交流策略，以便与肿瘤解释：“乌克兰是乌克兰是的是资产而不是负担。”</text:p>
      <text:p text:style-name="P4">
据报道，4月26日在罗马举行了关于乌克兰重建的双边会议。 乌克兰总统<text:a xlink:type="simple" xlink:href="https://www.ukrinform.ua/rubric-polytics/3701129-rozmova-zelenskogo-ta-si-czinpina-detali.html" text:style-name="Internet_20_link" text:visited-style-name="Visited_20_Internet_20_Link">
</text:a>
 .</text:p>
      <text:p text:style-name="P4">
News Source: <text:a xlink:type="simple" xlink:href="https://www.ukrinform.ua/rubric-vidbudova/3701177-vidbudova-ukraini-mae-rozpocatisa-negajno-mingarelli.html" text:style-name="Internet_20_link" text:visited-style-name="Visited_20_Internet_20_Link">
https://www.ukrinform.ua/rubric-vidbudova/3701177-vidbudova-ukraini-mae-rozpocatisa-negajno-mingarelli.html</text:a>
</text:p>
      <!--NEWS-->
      <text:h text:style-name="P10" text:outline-level="1">
<text:span text:style-name="T4">
英国国王展示了欧洲电视网-2023的现场</text:span>
</text:h>
      <text:p text:style-name="P4">
作者: Ukrinform (Person)</text:p>
      <text:p text:style-name="P4">
出版商: Укринформ (Organization)</text:p>
      <text:p text:style-name="P4">
出版时间: 2023-04-26T20:31:00+03:00</text:p>
      <text:p text:style-name="P4">
修改时间: 2023-04-26T20:31:00+03:00</text:p>
      <text:p text:style-name="P4">
描述: 英国国王查尔斯三世（Charles III）和卡米拉（Camilla）皇后（Camilla）介绍了将于5月举行的20123年欧洲电视网歌曲大赛。  - 乌克林。</text:p>
      <text:p text:style-name="P4">
图片: ["<text:a xlink:type="simple" xlink:href="https://static.ukrinform.com/photos/2023_04/thumb_files/630_360_1682530665-446.jpg" text:style-name="Internet_20_link" text:visited-style-name="Visited_20_Internet_20_Link">
630_360_16825...</text:a>
", "<text:a xlink:type="simple" xlink:href="https://static.ukrinform.com/photos/2023_04/1682530611-882.jpg" text:style-name="Internet_20_link" text:visited-style-name="Visited_20_Internet_20_Link">
1682530611-88...</text:a>
"]</text:p>
      <text:p text:style-name="P4">
标签: ['Британія', 'Євробачення', 'Чарльз ІІІ']</text:p>
      <text:p text:style-name="P4">
类型: Article</text:p>
      <!--METADATA-->
      <text:p text:style-name="P4">
<draw:frame draw:style-name="fr1" draw:name="Image263" text:anchor-type="as-char" svg:width="6.9236in" svg:height="3.956343in" draw:z-index="0">
<draw:image xlink:href="../Images/yкринформ/2023-04-26T20-31-00-03-00/630_360_1682530665-446.jpg" xlink:type="simple" xlink:show="embed" xlink:actuate="onLoad" draw:mime-type="image/jpeg"/>
</draw:frame>
英国国王查尔斯三世(Charles III)和卡米拉皇后(Queen Camilla)介绍了将举行的20123年欧洲歌唱大赛竞技场。</text:p>
      <text:p text:style-name="P4">
正如乌克林福姆报道的那样，它报告了<text:a xlink:type="simple" xlink:href="https://www.bbc.com/news/entertainment-arts-65389112" text:style-name="Internet_20_link" text:visited-style-name="Visited_20_Internet_20_Link">
</text:a>
。</text:p>
      <text:p text:style-name="P4">
英国广播公司(BBC)首席执行官蒂姆·德维(Tim Devi)表示：“对我来说，皇后王和女王je下-Consorta来这里为我们的欧洲电视网比赛展示了一个奇妙的舞台，这对我来说是一种荣幸。”</text:p>
      <text:p text:style-name="P4">
王室夫妇第一次按下按钮正式点亮灯光。</text:p>
      <text:p text:style-name="Quotations">

<text:p text:style-name="P4">
⊂<text:span text:style-name="T5">
&gt;
 ＼＼ ＼＼λ&gt;
 ＼('奶牛')&gt;
&gt;
⌒&gt;
 / / / ＼&gt;
 / ＼＼&gt;
 _ </text:span>
 _ _&gt;
 / / / / | light up&gt;
( (ヽ。)  &gt;
  | | )/&gt;
'ノ)l no <text:a xlink:type="simple" xlink:href="https://t.co/A8V8pNO13S" text:style-name="Internet_20_link" text:visited-style-name="Visited_20_Internet_20_Link">
</text:a>
&gt;
&gt;
  - 欧洲电视网歌曲大赛(@eurovision) <text:a xlink:type="simple" xlink:href="https://twitter.com/Eurovision/status/1651225081526231043" text:style-name="Internet_20_link" text:visited-style-name="Visited_20_Internet_20_Link">
&gt;
 </text:a>
这个地方配备了2,000多个专用照明设备，并配备了眉毛，蓝色和黄色的配色方案，这与今年的欧洲电视网相对应。 如果部署的电缆，声音和视频的电缆可以达到13公里。</text:p>

</text:p>
      <text:p text:style-name="P4">
值得注意的是，节目中将大约有6,000名球迷参加。 另外1.6亿观众将观看世界各地的决赛。</text:p>
      <text:p text:style-name="P4">
门票已经出售，但是将有一个欧洲欧洲电视网村区，成千上万的人可以在大屏幕上观看活动。 在城市中分别有一个公共文化节。</text:p>
      <text:p text:style-name="P4">
<draw:frame draw:style-name="fr1" draw:name="Image264" text:anchor-type="as-char" svg:width="6.9236in" svg:height="3.546926in" draw:z-index="0">
<draw:image xlink:href="../Images/yкринформ/2023-04-26T20-31-00-03-00/1682530611-882.jpg" xlink:type="simple" xlink:show="embed" xlink:actuate="onLoad" draw:mime-type="image/jpeg"/>
</draw:frame>
<text:span text:style-name="T4">
另请阅读：</text:span>
 <text:a xlink:type="simple" xlink:href="https://www.ukrinform.ua/rubric-culture/3696981-u-finali-evrobacenna2023-vistupatimut-patero-ukrainskih-zaprosenih-artistiv.html" text:style-name="Internet_20_link" text:visited-style-name="Visited_20_Internet_20_Link">
<text:span text:style-name="T4">
 eurovision </text:span>
</text:a>
正如乌克林福姆报道的那样，歌曲大赛“ Eurovision-2023”将由Ullerpool之后举行，乌克兰在2022年与Kalush Orchestra Song的Songstefania赢得了比赛，无法满足由于由由由由安全恐惧而引起的竞赛的要求俄罗斯入侵。</text:p>
      <text:p text:style-name="P4">
比赛的半决赛将于5月9日和11日举行，决赛 -  5月13日。 乌克兰将以钢铁之歌代表乌克兰。</text:p>
      <text:p text:style-name="P4">
照片：Getty Images，BBC</text:p>
      <text:p text:style-name="P4">
News Source: <text:a xlink:type="simple" xlink:href="https://www.ukrinform.ua/rubric-culture/3701183-korol-britanii-predstaviv-scenu-evrobacenna2023.html" text:style-name="Internet_20_link" text:visited-style-name="Visited_20_Internet_20_Link">
https://www.ukrinform.ua/rubric-culture/3701183-korol-britanii-predstaviv-scenu-evrobacenna2023.html</text:a>
</text:p>
      <!--NEWS-->
      <text:h text:style-name="P10" text:outline-level="1">
<text:span text:style-name="T4">
GUR：与俄罗斯联邦“全部”交换囚犯 - 一定要完成的任务</text:span>
</text:h>
      <text:p text:style-name="P4">
作者: Ukrinform (Person)</text:p>
      <text:p text:style-name="P4">
出版商: Укринформ (Organization)</text:p>
      <text:p text:style-name="P4">
出版时间: 2023-04-26T20:33:53+03:00</text:p>
      <text:p text:style-name="P4">
修改时间: 2023-04-26T20:33:53+03:00</text:p>
      <text:p text:style-name="P4">
描述: 根据“全部”的格式，与俄罗斯联邦交流俘虏不仅是梦想是一项特定的任务。  - 乌克林。</text:p>
      <text:p text:style-name="P4">
图片: ["<text:a xlink:type="simple" xlink:href="https://static.ukrinform.com/photos/2022_12/thumb_files/630_360_1670330575-685.jpg" text:style-name="Internet_20_link" text:visited-style-name="Visited_20_Internet_20_Link">
630_360_16703...</text:a>
"]</text:p>
      <text:p text:style-name="P4">
标签: ['Обмін', 'Розвідка', 'Полонені', 'Війна з росією', 'Єдині новини']</text:p>
      <text:p text:style-name="P4">
类型: Article</text:p>
      <!--METADATA-->
      <text:p text:style-name="P4">
<draw:frame draw:style-name="fr1" draw:name="Image265" text:anchor-type="as-char" svg:width="6.9236in" svg:height="3.956343in" draw:z-index="0">
<draw:image xlink:href="../Images/yкринформ/2023-04-26T20-33-53-03-00/630_360_1670330575-685.jpg" xlink:type="simple" xlink:show="embed" xlink:actuate="onLoad" draw:mime-type="image/jpeg"/>
</draw:frame>
以“全部”的格式从俄罗斯联邦交换 - 这不仅仅是一个梦想，这是一个可以实现的特定输出。</text:p>
      <text:p text:style-name="P4">
据报道，这是由乌克兰安德里·尤索夫国防部的主要情报管理代表在统一新闻广播上宣布的。</text:p>
      <text:p text:style-name="P4">
“这项任务肯定会完成。 还有新闻，但目前我们不会发表消息，以免干扰主要的关键新闻，这是必要的。” Yusov说。</text:p>
      <text:p text:style-name="P4">
尤索夫指出，今天是一个地标和重要的一天，因为与此同时，乌克兰广泛的几项重要行动：“我们已经从拉希斯特(Rashist)返回了44位乌克兰人<text:a xlink:type="simple" xlink:href="https://www.ukrinform.ua/tag-poloneni" text:style-name="Internet_20_link" text:visited-style-name="Visited_20_Internet_20_Link">
</text:a>
从苏丹乌克兰返回91名乌克兰人，他们在这个非洲国家处于困难的状态，并且正在撤离。 乌克兰还帮助释放了50多名公民，其中包括29名佐治亚州公民。”</text:p>
      <text:p text:style-name="P4">
<text:span text:style-name="T4">
另请阅读：</text:span>
 <text:a xlink:type="simple" xlink:href="https://www.ukrinform.ua/rubric-society/3694938-poloneni-ukrainci-ta-ihni-rodici-maut-pravo-na-grosovu-dopomogu-ta-insi-socgarantii-lubinec.html" text:style-name="Internet_20_link" text:visited-style-name="Visited_20_Internet_20_Link">
<text:span text:style-name="T4">
俘虏</text:span>
</text:a>
据报道，乌克兰国防部基里尔·布达诺夫(Kirill Budanov)以前发现乌克兰正在以“全部”的格式与俄罗斯联合会交换囚犯的交换。 今天，4月26日，有42名乌克兰军队和两名平民，作为下一次囚犯交换的一部分。</text:p>
      <text:p text:style-name="P4">
News Source: <text:a xlink:type="simple" xlink:href="https://www.ukrinform.ua/rubric-ato/3701181-gur-obmin-polonenimi-z-rf-vsih-na-vsih-zavdanna-ake-obovazkovo-bude-vikonane.html" text:style-name="Internet_20_link" text:visited-style-name="Visited_20_Internet_20_Link">
https://www.ukrinform.ua/rubric-ato/3701181-gur-obmin-polonenimi-z-rf-vsih-na-vsih-zavdanna-ake-obovazkovo-bude-vikonane.html</text:a>
</text:p>
      <!--NEWS-->
      <text:h text:style-name="P10" text:outline-level="1">
<text:span text:style-name="T4">
农业政策和JICA部实施了一个乌克兰农业部门的紧急支持的项目</text:span>
</text:h>
      <text:p text:style-name="P4">
作者: Ukrinform (Person)</text:p>
      <text:p text:style-name="P4">
出版商: Укринформ (Organization)</text:p>
      <text:p text:style-name="P4">
出版时间: 2023-04-26T20:35:11+03:00</text:p>
      <text:p text:style-name="P4">
修改时间: 2023-04-26T20:35:11+03:00</text:p>
      <text:p text:style-name="P4">
描述: 农业政策和食品和日本部在乌克兰政府与日本国际合作机构（JICA）之间的紧急恢复计划授予协议中实施了“对农业部门的紧急支持”。</text:p>
      <text:p text:style-name="P4">
图片: ["<text:a xlink:type="simple" xlink:href="https://static.ukrinform.com/photos/2023_04/thumb_files/630_360_1682530431-545.jpg" text:style-name="Internet_20_link" text:visited-style-name="Visited_20_Internet_20_Link">
630_360_16825...</text:a>
", "<text:a xlink:type="simple" xlink:href="https://static.ukrinform.com/photos/2023_04/1682530431-974.jpg" text:style-name="Internet_20_link" text:visited-style-name="Visited_20_Internet_20_Link">
1682530431-97...</text:a>
", "<text:a xlink:type="simple" xlink:href="https://static.ukrinform.com/photos/2023_04/1682530430-144.jpeg" text:style-name="Internet_20_link" text:visited-style-name="Visited_20_Internet_20_Link">
1682530430-14...</text:a>
"]</text:p>
      <text:p text:style-name="P4">
标签: ['Японія', 'Мінагро', 'Аграрії']</text:p>
      <text:p text:style-name="P4">
类型: Article</text:p>
      <!--METADATA-->
      <text:p text:style-name="P4">
<draw:frame draw:style-name="fr1" draw:name="Image266" text:anchor-type="as-char" svg:width="6.9236in" svg:height="3.956343in" draw:z-index="0">
<draw:image xlink:href="../Images/yкринформ/2023-04-26T20-35-11-03-00/630_360_1682530431-545.jpg" xlink:type="simple" xlink:show="embed" xlink:actuate="onLoad" draw:mime-type="image/jpeg"/>
</draw:frame>
农业政策和食品和日本部正在为乌克兰政府与日本国际合作机构之间的额外额外 -  extra -extra恢复协议内实施农业部门支持项目(JICA).</text:p>
      <text:p text:style-name="P4">
Про це йшлося під час зустрічі української делегації з представникамиміністерства сільського, лісового та рибного господарств Японії, міністерствазакордонних справ Японії, центрального Офісу JICA та японського аграрногобізнесу, передає Укрінформ із посиланням на <text:a xlink:type="simple" xlink:href="https://minagro.gov.ua/news/delegaciya-minagropolitiki-ukrayini-vzyala-uchast-u-navchannyah-z-ekstrenogo-vidnovlennya-agrosektoru" text:style-name="Internet_20_link" text:visited-style-name="Visited_20_Internet_20_Link">
</text:a>
__</text:p>
      <text:p text:style-name="P4">
值得注意的是，双方讨论了乌克兰农业部门恢复的相互作用，特别是在已经签署的授予协议框架内实施了“农业部门的紧急支持”。 还讨论了该协议第二阶段的存款。</text:p>
      <text:p text:style-name="P4">
<draw:frame draw:style-name="fr1" draw:name="Image267" text:anchor-type="as-char" svg:width="6.9236in" svg:height="5.1927in" draw:z-index="0">
<draw:image xlink:href="../Images/yкринформ/2023-04-26T20-35-11-03-00/1682530431-974.jpg" xlink:type="simple" xlink:show="embed" xlink:actuate="onLoad" draw:mime-type="image/jpeg"/>
</draw:frame>
此外，乌克兰农业政策部的代表团由副部(https://www.ukrinform.ua/tag-aponia)。</text:p>
      <text:p text:style-name="P4">
乌克兰的代表参观了Unigions和Tochok的农业企业和温室农场，在那里他们熟悉了在农业生产中使用数字技术的经验。</text:p>
      <text:p text:style-name="P4">
<text:span text:style-name="T4">
另请阅读：</text:span>
 <text:a xlink:type="simple" xlink:href="https://www.ukrinform.ua/rubric-economy/3701120-ukrainski-agrarii-otrimaut-dopomogu-vid-italskih-koleg-u-rimi-pidpisali-memorandum.html" text:style-name="Internet_20_link" text:visited-style-name="Visited_20_Internet_20_Link">
<text:span text:style-name="T4">
罗马</text:span>
</text:a>
日本国际合作机构JICA(日本国际合作局) - 日本政府组织向国外政府提供技术，授予援助和优惠贷款。 2017年，JICA机构在乌克兰开设了一个区域办事处。</text:p>
      <text:p text:style-name="P4">
该机构与乌克兰政府之间的紧急恢复计划的赠款协议，在该计划中，JICA将向乌克兰提供赠款(1.4516亿美元 美国)于2023年3月9日签署。</text:p>
      <text:p text:style-name="P4">
<draw:frame draw:style-name="fr1" draw:name="Image268" text:anchor-type="as-char" svg:width="6.9236in" svg:height="5.1927in" draw:z-index="0">
<draw:image xlink:href="../Images/yкринформ/2023-04-26T20-35-11-03-00/1682530430-144.jpeg" xlink:type="simple" xlink:show="embed" xlink:actuate="onLoad" draw:mime-type="image/jpeg"/>
</draw:frame>
</text:p>
      <text:p text:style-name="P4">
正如联合国食品和农业组织Ukrinform报道的(刑事)它将分发日本国际合作局提供的高质量处理的玉米和葵花籽，这是哈尔基夫地区最脆弱的小型农民之一。</text:p>
      <text:p text:style-name="P4">
_foto：Minagro Policy _</text:p>
      <text:p text:style-name="P4">
News Source: <text:a xlink:type="simple" xlink:href="https://www.ukrinform.ua/rubric-economy/3701182-minagropolitiki-ta-jica-realizuut-proekt-iz-nevidkladnoi-pidtrimki-ukrainskogo-agrosektoru.html" text:style-name="Internet_20_link" text:visited-style-name="Visited_20_Internet_20_Link">
https://www.ukrinform.ua/rubric-economy/3701182-minagropolitiki-ta-jica-realizuut-proekt-iz-nevidkladnoi-pidtrimki-ukrainskogo-agrosektoru.html</text:a>
</text:p>
      <!--NEWS-->
      <text:h text:style-name="P10" text:outline-level="1">
<text:span text:style-name="T4">
入侵者在Dnipropetrovsk地区释放了二十多个壳</text:span>
</text:h>
      <text:p text:style-name="P4">
作者: Ukrinform (Person)</text:p>
      <text:p text:style-name="P4">
出版商: Укринформ (Organization)</text:p>
      <text:p text:style-name="P4">
出版时间: 2023-04-26T20:48:00+03:00</text:p>
      <text:p text:style-name="P4">
修改时间: 2023-04-26T20:48:00+03:00</text:p>
      <text:p text:style-name="P4">
描述: 白天，俄罗斯入侵者四次向尼科波尔区开火。  - 乌克林。</text:p>
      <text:p text:style-name="P4">
图片: ["<text:a xlink:type="simple" xlink:href="https://static.ukrinform.com/photos/2017_02/thumb_files/630_360_1487747482-1856.jpg" text:style-name="Internet_20_link" text:visited-style-name="Visited_20_Internet_20_Link">
630_360_14877...</text:a>
", "<text:a xlink:type="simple" xlink:href="https://static.ukrinform.com/photos/2023_04/1682531525-320.jpg" text:style-name="Internet_20_link" text:visited-style-name="Visited_20_Internet_20_Link">
1682531525-32...</text:a>
"]</text:p>
      <text:p text:style-name="P4">
标签: ['Дніпропетровщина', 'Обстріл', 'Війна з росією']</text:p>
      <text:p text:style-name="P4">
类型: Article</text:p>
      <!--METADATA-->
      <text:p text:style-name="P4">
<draw:frame draw:style-name="fr1" draw:name="Image269" text:anchor-type="as-char" svg:width="6.9236in" svg:height="3.956343in" draw:z-index="0">
<draw:image xlink:href="../Images/yкринформ/2023-04-26T20-48-00-03-00/630_360_1487747482-1856.jpg" xlink:type="simple" xlink:show="embed" xlink:actuate="onLoad" draw:mime-type="image/jpeg"/>
</draw:frame>
白天，俄罗斯入侵者四次向尼科波尔区开火。</text:p>
      <text:p text:style-name="P4">
关于<text:a xlink:type="simple" xlink:href="https://t.me/dnipropetrovskaODA/4274" text:style-name="Internet_20_link" text:visited-style-name="Visited_20_Internet_20_Link">
</text:a>
乌克林福姆报道，请告知酋长 - 帕特罗夫斯克·奥瓦·谢尔盖·利萨克(Ova S​​ergei Lisak)。</text:p>
      <text:p text:style-name="P4">
<draw:frame draw:style-name="fr1" draw:name="Image270" text:anchor-type="as-char" svg:width="6.9236in" svg:height="6.9236in" draw:z-index="0">
<draw:image xlink:href="../Images/yкринформ/2023-04-26T20-48-00-03-00/1682531525-320.jpg" xlink:type="simple" xlink:show="embed" xlink:actuate="onLoad" draw:mime-type="image/jpeg"/>
</draw:frame>
“今天，侵略者四次(https://www.ukrinform.ua/tag-obstril)Nikopol District- Chervonohrigorivsk和Marganets社区。</text:p>
      <text:p text:style-name="P4">
没有死者和受害者。 损坏的抽水站。 救援人员正在检查该领土。 攻击的效果被阐明。</text:p>
      <text:p text:style-name="P4">
<text:span text:style-name="T4">
另请阅读：</text:span>
 <text:a xlink:type="simple" xlink:href="https://www.ukrinform.ua/rubric-ato/3701151-rosiani-za-den-pat-raziv-obstrilali-prikordonna-cernigivsini.html" text:style-name="Internet_20_link" text:visited-style-name="Visited_20_Internet_20_Link">
<text:span text:style-name="T4">
射击</text:span>
</text:a>
Sinelnikov地区的一个未知物品掉了。 以前是他的倾倒飞机。 救援人员后来发现的安全碎片无法识别。</text:p>
      <text:p text:style-name="P4">
News Source: <text:a xlink:type="simple" xlink:href="https://www.ukrinform.ua/rubric-ato/3701185-zagarbniki-vipustili-ponad-dva-desatka-snaradiv-po-gromadah-na-dnipropetrovsini.html" text:style-name="Internet_20_link" text:visited-style-name="Visited_20_Internet_20_Link">
https://www.ukrinform.ua/rubric-ato/3701185-zagarbniki-vipustili-ponad-dva-desatka-snaradiv-po-gromadah-na-dnipropetrovsini.html</text:a>
</text:p>
      <!--NEWS-->
      <text:h text:style-name="P10" text:outline-level="1">
<text:span text:style-name="T4">
被捕网络Glusco的经理在新品牌下开设了70多个加油站</text:span>
</text:h>
      <text:p text:style-name="P4">
作者: Ukrinform (Person)</text:p>
      <text:p text:style-name="P4">
出版商: Укринформ (Organization)</text:p>
      <text:p text:style-name="P4">
出版时间: 2023-04-26T20:54:59+03:00</text:p>
      <text:p text:style-name="P4">
修改时间: 2023-04-26T20:54:59+03:00</text:p>
      <text:p text:style-name="P4">
描述: 2023年3月，Naftogaz石油交易有限责任公司恢复了71次被逮捕并被Glusco Network部门转移给他。  - 乌克林。</text:p>
      <text:p text:style-name="P4">
图片: ["<text:a xlink:type="simple" xlink:href="https://static.ukrinform.com/photos/2023_04/thumb_files/630_360_1682531394-566.jpg" text:style-name="Internet_20_link" text:visited-style-name="Visited_20_Internet_20_Link">
630_360_16825...</text:a>
"]</text:p>
      <text:p text:style-name="P4">
标签: ['АЗС', 'Нафтогаз', 'U.GO.']</text:p>
      <text:p text:style-name="P4">
类型: Article</text:p>
      <!--METADATA-->
      <text:p text:style-name="P4">
<draw:frame draw:style-name="fr1" draw:name="Image271" text:anchor-type="as-char" svg:width="6.9236in" svg:height="3.956343in" draw:z-index="0">
<draw:image xlink:href="../Images/yкринформ/2023-04-26T20-54-59-03-00/630_360_1682531394-566.jpg" xlink:type="simple" xlink:show="embed" xlink:actuate="onLoad" draw:mime-type="image/jpeg"/>
</draw:frame>
2023年3月，Naftogaz石油交易有限责任公司恢复了71项被捕的工作，并派往Glusco网络部门。</text:p>
      <text:p text:style-name="P4">
国家机构的新闻社报告，搜索和管理腐败和其他犯罪的资产的搜索和管理(<text:a xlink:type="simple" xlink:href="https://arma.gov.ua/news/typical/upravitel-areshtovanoi-mereji-glusko-vidkriv-vje-ponad-70-azs-pid-novim-brendom" text:style-name="Internet_20_link" text:visited-style-name="Visited_20_Internet_20_Link">
 </text:a>
 )，报道乌克林福姆。</text:p>
      <text:p text:style-name="P4">
声明说：“根据Glusco -Naftogaz石油交易有限责任公司经理的活动的结果，恢复了U.Go品牌下的71解释站的工作。”</text:p>
      <text:p text:style-name="P4">
此外，截至2023年第一季度末，经理将国家预算转移到了37.8千UAH的资产管理中的第一批收入中。 这是该公司3月收到的逮捕财产收入的总收入的75％。 同时，资产经理在3月的资产的支出为250万。 值得注意的是，办公室初始阶段的收入和支出之间的比例是由于需要在乌克兰许多地区地区(包括在占领领土上)进行大量投资。</text:p>
      <text:p text:style-name="P4">
<text:span text:style-name="T4">
另请阅读：</text:span>
 <text:a xlink:type="simple" xlink:href="https://www.ukrinform.ua/rubric-economy/3690949-avtogaz-na-azs-za-berezen-zdesevsav-na-85.html" text:style-name="Internet_20_link" text:visited-style-name="Visited_20_Internet_20_Link">
<text:span text:style-name="T4">
加油站</text:span>
</text:a>
据报道，在2022年5月，政府通过了ARMA提案，以转移到Glusco网络的许多已扣押资产的特殊程序管理。 有200多个加油站和参考对象，属于31个法人实体，包括Glusco Retille到Tado -Ray Companies。</text:p>
      <text:p text:style-name="P4">
Naftogaz石油贸易有限责任公司被2022年的加油站逮捕，超过1.09亿UAH <text:a xlink:type="simple" xlink:href="https://www.ukrinform.ua/tag-podatki" text:style-name="Internet_20_link" text:visited-style-name="Visited_20_Internet_20_Link">
</text:a>
。  来自改革的照片。能源网站</text:p>
      <text:p text:style-name="P4">
News Source: <text:a xlink:type="simple" xlink:href="https://www.ukrinform.ua/rubric-economy/3701186-upravitel-arestovanoi-merezi-glusko-vidkriv-ponad-70-azs-pid-novim-brendom.html" text:style-name="Internet_20_link" text:visited-style-name="Visited_20_Internet_20_Link">
https://www.ukrinform.ua/rubric-economy/3701186-upravitel-arestovanoi-merezi-glusko-vidkriv-ponad-70-azs-pid-novim-brendom.html</text:a>
</text:p>
      <!--NEWS-->
      <text:h text:style-name="P10" text:outline-level="1">
<text:span text:style-name="T4">
在哈尔基夫地区，由于俄罗斯对一个12岁男孩的炮击，死者的尸体被挖掘</text:span>
</text:h>
      <text:p text:style-name="P4">
作者: Ukrinform (Person)</text:p>
      <text:p text:style-name="P4">
出版商: Укринформ (Organization)</text:p>
      <text:p text:style-name="P4">
出版时间: 2023-04-26T20:58:12+03:00</text:p>
      <text:p text:style-name="P4">
修改时间: 2023-04-26T20:58:12+03:00</text:p>
      <text:p text:style-name="P4">
描述: 在哈尔基夫（Kharkiv），一个12岁男孩的尸体被挖掘出来，去年因俄罗斯炮击而死亡。  - 乌克林。</text:p>
      <text:p text:style-name="P4">
图片: ["<text:a xlink:type="simple" xlink:href="https://static.ukrinform.com/photos/2023_04/thumb_files/630_360_1682531877-571.jpg" text:style-name="Internet_20_link" text:visited-style-name="Visited_20_Internet_20_Link">
630_360_16825...</text:a>
"]</text:p>
      <text:p text:style-name="P4">
标签: ['Діти', 'Загибель', 'Ексгумація', 'Війна з росією']</text:p>
      <text:p text:style-name="P4">
类型: Article</text:p>
      <!--METADATA-->
      <text:p text:style-name="P4">
<draw:frame draw:style-name="fr1" draw:name="Image272" text:anchor-type="as-char" svg:width="6.9236in" svg:height="3.956343in" draw:z-index="0">
<draw:image xlink:href="../Images/yкринформ/2023-04-26T20-58-12-03-00/630_360_1682531877-571.jpg" xlink:type="simple" xlink:show="embed" xlink:actuate="onLoad" draw:mime-type="image/jpeg"/>
</draw:frame>
Nakarkivshchyna被一个12岁男孩的尸体挖掘出来，该男孩去年因俄罗斯炮击而死亡。</text:p>
      <text:p text:style-name="P4">
这是由哈尔基夫地区检察官办公室的新闻服务报告的<text:a xlink:type="simple" xlink:href="https://t.me/prokuratura_kharkiv/8823" text:style-name="Internet_20_link" text:visited-style-name="Visited_20_Internet_20_Link">
</text:a>
，报道乌克林福姆。</text:p>
      <text:p text:style-name="P4">
“根据调查，去年在马里村，一个12岁的男孩和他的母亲在院子里喂养牲畜。(https://www.ukrinform.ua/tag-obstril)村庄：Shell Vluvinovna在家庭居住的房屋的领土上。 这个男孩当场被杀，他的母亲受伤。</text:p>
      <text:p text:style-name="P4">
4月26日，专家的执法人员在马里村挖出了孩子的尸体。</text:p>
      <text:p text:style-name="P4">
<text:span text:style-name="T4">
另请阅读：</text:span>
 <text:a xlink:type="simple" xlink:href="https://www.ukrinform.ua/rubric-regions/3687474-na-harkivsini-viavili-tila-se-dvoh-zagiblih-unaslidok-rosijskoi-agresii.html" text:style-name="Internet_20_link" text:visited-style-name="Visited_20_Internet_20_Link">
</text:a>
目前，尸体被送去进行法医检查。</text:p>
      <text:p text:style-name="P4">
注意到，进行预审调查是针对违反战争法的行为，并结合了预谋的谋杀案(艺术的第2部分。 乌克兰《刑法》的438).</text:p>
      <text:p text:style-name="P4">
Як повідомлялося, у селі Благодатне на Миколаївщині <text:a xlink:type="simple" xlink:href="https://www.ukrinform.ua/rubric-regions/3700907-na-mikolaivsini-eksgumuvali-tila-se-dvoh-zagiblih-pid-cas-vorozogo-obstrilu.html" text:style-name="Internet_20_link" text:visited-style-name="Visited_20_Internet_20_Link">
</text:a>
在炮击期间死亡的另外两个当地人的尸体。</text:p>
      <text:p text:style-name="P4">
Kharkiv地区检察官办公室的_OPTO _</text:p>
      <text:p text:style-name="P4">
News Source: <text:a xlink:type="simple" xlink:href="https://www.ukrinform.ua/rubric-regions/3701189-na-harkivsini-eksgumuvali-tilo-zagiblogo-vnaslidok-rosijskogo-obstrilu-12ricnogo-hlopcika.html" text:style-name="Internet_20_link" text:visited-style-name="Visited_20_Internet_20_Link">
https://www.ukrinform.ua/rubric-regions/3701189-na-harkivsini-eksgumuvali-tilo-zagiblogo-vnaslidok-rosijskogo-obstrilu-12ricnogo-hlopcika.html</text:a>
</text:p>
      <!--NEWS-->
      <text:h text:style-name="P10" text:outline-level="1">
<text:span text:style-name="T4">
华盛顿的Klitschko敦促加强对乌克兰的援助</text:span>
</text:h>
      <text:p text:style-name="P4">
作者: Ukrinform (Person)</text:p>
      <text:p text:style-name="P4">
出版商: Укринформ (Organization)</text:p>
      <text:p text:style-name="P4">
出版时间: 2023-04-26T21:01:21+03:00</text:p>
      <text:p text:style-name="P4">
修改时间: 2023-04-26T21:01:21+03:00</text:p>
      <text:p text:style-name="P4">
描述: 在美国华盛顿，基辅市长Vitaliy Klitschko呼吁增加对乌克兰的援助，这是现在的关键时刻。  - 乌克林。</text:p>
      <text:p text:style-name="P4">
图片: ["<text:a xlink:type="simple" xlink:href="https://static.ukrinform.com/photos/2020_07/thumb_files/630_360_1593768063-893.jpg" text:style-name="Internet_20_link" text:visited-style-name="Visited_20_Internet_20_Link">
630_360_15937...</text:a>
"]</text:p>
      <text:p text:style-name="P4">
标签: ['США', 'Віталій Кличко', 'Вашингтон', 'Війна з росією']</text:p>
      <text:p text:style-name="P4">
类型: Article</text:p>
      <!--METADATA-->
      <text:p text:style-name="P4">
<draw:frame draw:style-name="fr1" draw:name="Image273" text:anchor-type="as-char" svg:width="6.9236in" svg:height="3.956343in" draw:z-index="0">
<draw:image xlink:href="../Images/yкринформ/2023-04-26T21-01-21-03-00/630_360_1593768063-893.jpg" xlink:type="simple" xlink:show="embed" xlink:actuate="onLoad" draw:mime-type="image/jpeg"/>
</draw:frame>
Uzhington(美国)基辅市长Vitaliy Klitschko呼吁加强乌克兰的帮助，这是现在的关键时刻。</text:p>
      <text:p text:style-name="P4">
正如乌克林福姆报道的那样，克里奇科在[]中报道(http://t.me/vitaliy_klitschko/1914)。</text:p>
      <text:p text:style-name="P4">
“在华盛顿，弗拉基米尔和我尤其是在司法系统参议院参议员林赛·格拉姆(Lindsey Gram)和参议员汤姆科顿(Tommkotton)的参议院委员会主席。 美国国会议员国会议员迪亚兹·巴拉特(Diaz Balart)国际业务融资小组委员会主管。 他们还与民主国家进行了交谈，并与他的总统迪蒙·威尔逊(Dimmon Wilson)交流，美国政府的代表，政客和外交官。”他写道。</text:p>
      <text:p text:style-name="P4">
<text:a xlink:type="simple" xlink:href="https://www.ukrinform.ua/tag-vitalij-klicko" text:style-name="Internet_20_link" text:visited-style-name="Visited_20_Internet_20_Link">
</text:a>
参加了Vatlantic理事会的讨论。 “他们到处都说，乌克兰需要进一步支持伴侣 - 武器，财务状况。 由于现在是关键时刻。 反蛋白联盟应加强对乌克兰的援助。 乌克兰会有所帮助。 赢得一个文明的民主世界，”梅里基说。</text:p>
      <text:p text:style-name="P4">
<text:span text:style-name="T4">
另请阅读：</text:span>
 <text:a xlink:type="simple" xlink:href="https://www.ukrinform.ua/rubric-kyiv/3698931-klicko-zustrivsa-z-prezidentkou-ebrr.html" text:style-name="Internet_20_link" text:visited-style-name="Visited_20_Internet_20_Link">
<text:span text:style-name="T4">
 klitschko </text:span>
</text:a>
正如乌克林福姆报道的基辅市长<text:a xlink:type="simple" xlink:href="https://www.ukrinform.ua/rubric-kyiv/3700616-klicko-u-ssa-vizme-ucast-v-samiti-mist-pivnicnoi-ta-pivdennoi-ameriki.html" text:style-name="Internet_20_link" text:visited-style-name="Visited_20_Internet_20_Link">
</text:a>
他到达美国峰会，前往桥梁和南美，该桥将于4月26日至28日在丹佛举行。</text:p>
      <text:p text:style-name="P4">
News Source: <text:a xlink:type="simple" xlink:href="https://www.ukrinform.ua/rubric-kyiv/3701190-klicko-u-vasingtoni-zaklikav-posiliti-dopomogu-ukraini.html" text:style-name="Internet_20_link" text:visited-style-name="Visited_20_Internet_20_Link">
https://www.ukrinform.ua/rubric-kyiv/3701190-klicko-u-vasingtoni-zaklikav-posiliti-dopomogu-ukraini.html</text:a>
</text:p>
      <!--NEWS-->
      <text:h text:style-name="P10" text:outline-level="1">
<text:span text:style-name="T4">
在基辅准备与教皇弗朗西斯见面-Kuleba</text:span>
</text:h>
      <text:p text:style-name="P4">
作者: Ukrinform (Person)</text:p>
      <text:p text:style-name="P4">
出版商: Укринформ (Organization)</text:p>
      <text:p text:style-name="P4">
出版时间: 2023-04-26T21:10:32+03:00</text:p>
      <text:p text:style-name="P4">
修改时间: 2023-04-26T21:10:32+03:00</text:p>
      <text:p text:style-name="P4">
描述: 外交大臣杜米特罗·库莱巴（Dmytro Kuleba）表示，乌克兰一方随时准备在基辅会面。  - 乌克林。</text:p>
      <text:p text:style-name="P4">
图片: ["<text:a xlink:type="simple" xlink:href="https://static.ukrinform.com/photos/2022_03/thumb_files/630_360_1647404160-142.jpg" text:style-name="Internet_20_link" text:visited-style-name="Visited_20_Internet_20_Link">
630_360_16474...</text:a>
"]</text:p>
      <text:p text:style-name="P4">
标签: ['Дмитро Кулеба', 'МЗС', 'Папа Франциск', 'Україна', 'Ватикан', 'Візит', 'Католицька церква']</text:p>
      <text:p text:style-name="P4">
类型: Article</text:p>
      <!--METADATA-->
      <text:p text:style-name="P4">
<draw:frame draw:style-name="fr1" draw:name="Image274" text:anchor-type="as-char" svg:width="6.9236in" svg:height="3.956343in" draw:z-index="0">
<draw:image xlink:href="../Images/yкринформ/2023-04-26T21-10-32-03-00/630_360_1647404160-142.jpg" xlink:type="simple" xlink:show="embed" xlink:actuate="onLoad" draw:mime-type="image/jpeg"/>
</draw:frame>
乌克兰Dmytro Kuleba部长表示，乌克兰方面随时准备在基辅会面。</text:p>
      <text:p text:style-name="P4">
他说，这是意大利电视频道Sky TG24，Ukrinform向[]报告(https://www.ansa.it/english/news/2023/04/26/pope-welcome-in-kyiv-when-he-wants-insists-kuleba_64a2dd35-c78e-4474-80e1-b3971a7c1d17.html)。</text:p>
      <text:p text:style-name="P4">
“咱们见面吧 <text:a xlink:type="simple" xlink:href="https://www.ukrinform.ua/tag-papa-francisk" text:style-name="Internet_20_link" text:visited-style-name="Visited_20_Internet_20_Link">
</text:a>
随着揭晓，乌克兰与和平教皇有关。 我们的邀请仍然是一项相关的，稳定的邀请，它可以随时提出。”库尔巴说。</text:p>
      <text:p text:style-name="P4">
据他说，他不知道为什么教皇还没有来乌克兰。</text:p>
      <text:p text:style-name="P4">
库尔巴说：“我们与梵蒂冈进行了谈判，邀请尚未被拒绝。”他补充说，他坚信在乌克兰，在乌克兰将非常感激，并将在此期间欢迎教皇方济各。</text:p>
      <text:p text:style-name="P4">
<text:span text:style-name="T4">
另请阅读：</text:span>
 <text:a xlink:type="simple" xlink:href="https://www.ukrinform.ua/rubric-society/3701176-papa-francisk-zaklikav-molitisa-za-ukrainu.html" text:style-name="Internet_20_link" text:visited-style-name="Visited_20_Internet_20_Link">
<text:span text:style-name="T4">
弗朗西斯</text:span>
</text:a>
正如乌克林福姆报道的那样，弗朗西斯教皇在4月26日中间的普通观众期间呼吁信徒们为乌克兰祈祷。</text:p>
      <text:p text:style-name="P4">
沃迪米尔总统Zelenskyy于2022年3月<text:a xlink:type="simple" xlink:href="https://www.ukrinform.ua/rubric-polytics/3437289-prezident-zaprosiv-papu-franciska-do-ukraini.html" text:style-name="Internet_20_link" text:visited-style-name="Visited_20_Internet_20_Link">
</text:a>
教皇方济各访问乌克兰。  照片：梵蒂冈新闻</text:p>
      <text:p text:style-name="P4">
News Source: <text:a xlink:type="simple" xlink:href="https://www.ukrinform.ua/rubric-society/3701196-u-kievi-gotovi-budkoli-zustriti-papu-franciska-kuleba.html" text:style-name="Internet_20_link" text:visited-style-name="Visited_20_Internet_20_Link">
https://www.ukrinform.ua/rubric-society/3701196-u-kievi-gotovi-budkoli-zustriti-papu-franciska-kuleba.html</text:a>
</text:p>
      <!--NEWS-->
      <text:h text:style-name="P10" text:outline-level="1">
<text:span text:style-name="T4">
普罗米修斯无法闯入篮球欧洲杯的决赛</text:span>
</text:h>
      <text:p text:style-name="P4">
作者: Ukrinform (Person)</text:p>
      <text:p text:style-name="P4">
出版商: Укринформ (Organization)</text:p>
      <text:p text:style-name="P4">
出版时间: 2023-04-26T21:11:45+03:00</text:p>
      <text:p text:style-name="P4">
修改时间: 2023-04-26T21:11:45+03:00</text:p>
      <text:p text:style-name="P4">
描述: 普罗米修斯篮球运动员在欧洲杯决赛前停了一步。  - 乌克林。</text:p>
      <text:p text:style-name="P4">
图片: ["<text:a xlink:type="simple" xlink:href="https://static.ukrinform.com/photos/2023_03/thumb_files/630_360_1679469536-139.jpg" text:style-name="Internet_20_link" text:visited-style-name="Visited_20_Internet_20_Link">
630_360_16794...</text:a>
"]</text:p>
      <text:p text:style-name="P4">
标签: ['Баскетбол']</text:p>
      <text:p text:style-name="P4">
类型: Article</text:p>
      <!--METADATA-->
      <text:p text:style-name="P4">
<draw:frame draw:style-name="fr1" draw:name="Image275" text:anchor-type="as-char" svg:width="6.9236in" svg:height="3.956343in" draw:z-index="0">
<draw:image xlink:href="../Images/yкринформ/2023-04-26T21-11-45-03-00/630_360_1679469536-139.jpg" xlink:type="simple" xlink:show="embed" xlink:actuate="onLoad" draw:mime-type="image/jpeg"/>
</draw:frame>
普罗米修斯篮球运动员在欧洲杯决赛前停了一步。</text:p>
      <text:p text:style-name="P4">
在比赛的半决赛中(dnipropetrovsk区域)在拉脱维亚的里加竞技场，她让位给土耳其俱乐部土耳其电信-74：76(25：16，13：25，18：20，18：15)，报道乌克林福姆。</text:p>
      <text:p text:style-name="P4">
在决定性的比赛中，Turk Telecom将会与大型Canarya和Hontut Badalon的获胜者会面。</text:p>
      <text:p text:style-name="P4">
<text:span text:style-name="T4">
另请阅读：</text:span>
 <text:a xlink:type="simple" xlink:href="https://www.ukrinform.ua/rubric-sports/3697574-fiba-ne-dopustila-rosiu-do-kvalifikacii-na-olimpijski-igri.html" text:style-name="Internet_20_link" text:visited-style-name="Visited_20_Internet_20_Link">
</text:a>
应当指出的是，欧洲杯胜利的所有竞争者都是通过季后赛的转弯，只有一场比赛与对手一起比赛。</text:p>
      <text:p text:style-name="P4">
照片：Prometeybc.com。</text:p>
      <text:p text:style-name="P4">
News Source: <text:a xlink:type="simple" xlink:href="https://www.ukrinform.ua/rubric-sports/3701197-prometej-ne-zmig-probitisa-u-final-basketbolnogo-evrokubka.html" text:style-name="Internet_20_link" text:visited-style-name="Visited_20_Internet_20_Link">
https://www.ukrinform.ua/rubric-sports/3701197-prometej-ne-zmig-probitisa-u-final-basketbolnogo-evrokubka.html</text:a>
</text:p>
      <!--NEWS-->
      <text:h text:style-name="P10" text:outline-level="1">
<text:span text:style-name="T4">
Tkachenko-关于库平斯克博物馆的炮击：保留了大多数文化遗产物体</text:span>
</text:h>
      <text:p text:style-name="P4">
作者: Ukrinform (Person)</text:p>
      <text:p text:style-name="P4">
出版商: Укринформ (Organization)</text:p>
      <text:p text:style-name="P4">
出版时间: 2023-04-26T21:12:08+03:00</text:p>
      <text:p text:style-name="P4">
修改时间: 2023-04-26T21:12:08+03:00</text:p>
      <text:p text:style-name="P4">
描述: 由于俄罗斯联邦的火箭袭击，库班斯克博物馆的大多数文化遗产物体并未被摧毁。  - 乌克林。</text:p>
      <text:p text:style-name="P4">
图片: ["<text:a xlink:type="simple" xlink:href="https://static.ukrinform.com/photos/2023_04/thumb_files/630_360_1682532337-577.jpg" text:style-name="Internet_20_link" text:visited-style-name="Visited_20_Internet_20_Link">
630_360_16825...</text:a>
"]</text:p>
      <text:p text:style-name="P4">
标签: ['Музей', 'Обстріл', 'Ткаченко', 'Харківщина', 'Єдині новини']</text:p>
      <text:p text:style-name="P4">
类型: Article</text:p>
      <!--METADATA-->
      <text:p text:style-name="P4">
<draw:frame draw:style-name="fr1" draw:name="Image276" text:anchor-type="as-char" svg:width="6.9236in" svg:height="3.956343in" draw:z-index="0">
<draw:image xlink:href="../Images/yкринформ/2023-04-26T21-12-08-03-00/630_360_1682532337-577.jpg" xlink:type="simple" xlink:show="embed" xlink:actuate="onLoad" draw:mime-type="image/jpeg"/>
</draw:frame>
库平博物馆的大多数文化遗产物体并未被俄罗斯联邦的火箭袭击所摧毁。</text:p>
      <text:p text:style-name="P4">
乌克林福姆报道，文化和信息政策部长亚历山大·特卡肯科夫(Alexander Tkachenkov)宣布了这一新闻的广播。</text:p>
      <text:p text:style-name="P4">
“博物馆在地面上被摧毁。它不仅是损害。它在中心，附近没有军事物体。不幸的是，这次工作的两名博物馆代表被杀。大多数文化遗产物体是俄罗斯人在我们的人中亲吻的事实<text:a xlink:type="simple" xlink:href="https://www.ukrinform.ua/tag-kultura" text:style-name="Internet_20_link" text:visited-style-name="Visited_20_Internet_20_Link">
</text:a>
继承，身份。 我希望不会伤亡。”他说。</text:p>
      <text:p text:style-name="P4">
<text:span text:style-name="T4">
另请阅读：</text:span>
 <text:a xlink:type="simple" xlink:href="https://www.ukrinform.ua/rubric-culture/3699965-na-vidbudovu-kulturnoi-infrastrukturi-ukraini-potribno-100-milardiv-mkip.html" text:style-name="Internet_20_link" text:visited-style-name="Visited_20_Internet_20_Link">
</text:a>
正如乌克林福姆报道的那样，4月25日上午，俄罗斯袭击了库皮斯克·哈尔基夫地区，亲吻了当地传说博物馆。</text:p>
      <text:p text:style-name="P4">
由于火箭中风，包括[]在内的两个人被杀(https://www.ukrinform.ua/rubric-regions/3700864-unaslidok-rosijskogo-udaru-po-kupansku-zaginula-direktor-kraeznavcogo-muzeu.html)。 另外10名平民受伤。</text:p>
      <text:p text:style-name="P4">
<text:span text:style-name="T5">
foto：snns</text:span>
</text:p>
      <text:p text:style-name="P4">
News Source: <text:a xlink:type="simple" xlink:href="https://www.ukrinform.ua/rubric-culture/3701198-tkacenko-pro-obstril-muzeu-u-kupansku-zberezena-bilsist-obektiv-kulturnoi-spadsini.html" text:style-name="Internet_20_link" text:visited-style-name="Visited_20_Internet_20_Link">
https://www.ukrinform.ua/rubric-culture/3701198-tkacenko-pro-obstril-muzeu-u-kupansku-zberezena-bilsist-obektiv-kulturnoi-spadsini.html</text:a>
</text:p>
      <!--NEWS-->
      <text:h text:style-name="P10" text:outline-level="1">
<text:span text:style-name="T4">
敖德萨和利物浦图书馆成为兄弟-Zelenskaya</text:span>
</text:h>
      <text:p text:style-name="P4">
作者: Ukrinform (Person)</text:p>
      <text:p text:style-name="P4">
出版商: Укринформ (Organization)</text:p>
      <text:p text:style-name="P4">
出版时间: 2023-04-26T21:15:00+03:00</text:p>
      <text:p text:style-name="P4">
修改时间: 2023-04-26T21:15:00+03:00</text:p>
      <text:p text:style-name="P4">
描述: 埃琳娜·泽伦斯卡亚（Elena Zelenskaya）与大不列颠国王查尔斯三世（Charles III）和卡米拉（Camila Queen Camila）的国王一起参加了利物浦的中央图书馆和以米哈伊尔·赫鲁舍夫斯基（Mikhail Hrushevsky）命名的兄弟情谊宣布的仪式。  - 乌克林。</text:p>
      <text:p text:style-name="P4">
图片: ["<text:a xlink:type="simple" xlink:href="https://static.ukrinform.com/photos/2023_04/thumb_files/630_360_1682532622-141.jpg" text:style-name="Internet_20_link" text:visited-style-name="Visited_20_Internet_20_Link">
630_360_16825...</text:a>
"]</text:p>
      <text:p text:style-name="P4">
标签: ['Бібліотека', 'Британія', 'Олена Зеленська', 'Чарльз ІІІ']</text:p>
      <text:p text:style-name="P4">
类型: Article</text:p>
      <!--METADATA-->
      <text:p text:style-name="P4">
<draw:frame draw:style-name="fr1" draw:name="Image277" text:anchor-type="as-char" svg:width="6.9236in" svg:height="3.956343in" draw:z-index="0">
<draw:image xlink:href="../Images/yкринформ/2023-04-26T21-15-00-03-00/630_360_1682532622-141.jpg" xlink:type="simple" xlink:show="embed" xlink:actuate="onLoad" draw:mime-type="image/jpeg"/>
</draw:frame>
Olenazelenskaya与大不列颠国王查尔斯三世和卡米拉皇后皇后一起参加了利物浦国际图书馆兄弟情谊的仪式和Mikhail Hrushevsky的Odessa Scientific图书馆。</text:p>
      <text:p text:style-name="P4">
总统的妻子在[]中报道了(http://t.me/FirstLadyOfUkraine/2984)，报道乌克林福姆。</text:p>
      <text:p text:style-name="P4">
她写道：“这种团结的表现对乌克兰很重要。从战争开始时，我们失去了300个图书馆。图书馆，像人们一样，由于俄罗斯袭击而冒着冒险的风险。”</text:p>
      <text:p text:style-name="P4">
同时，第一夫人对英国支持死者阵线表示感谢。 在她看来，在书籍和文化的艰难时代，只有道德，但也有效的支持。</text:p>
      <text:p text:style-name="P4">
“曾经必须重建敖德萨图书馆 - 纳粹被炸毁了世界。现在，它帮助我们与另一个攻击者忍受。因为乌克兰现在正在战斗，只是在任何地方都没有被销毁，所以书没有被销毁，所以书籍还没有。总统说：“只有在历史著作中才被警告。世界上每个人都可以阅读和发展，而不会威胁和生存斗争。”</text:p>
      <text:p text:style-name="P4">
第一夫人还强调了冬季图书馆的独家角色。</text:p>
      <text:p text:style-name="P4">
Zelenska写道：“当没有光线和温暖的时候，图书馆就变成了一个真正的人道主义战斗机，您可以在一起并感受到单词含义的温暖。”</text:p>
      <text:p text:style-name="P4">
<text:span text:style-name="T4">
另请阅读：</text:span>
 <text:a xlink:type="simple" xlink:href="https://www.ukrinform.ua/rubric-society/3699547-proekt-knizki-bez-kordoniv-realizuut-uze-v-37-krainah-zelenska.html" text:style-name="Internet_20_link" text:visited-style-name="Visited_20_Internet_20_Link">
</text:a>
据报道，由于对俄罗斯的全面入侵，已经解决了528个图书馆或完全摧毁了图书馆，并销毁了300多个图书馆，至少有20个大学图书馆受伤，42个图书馆被完全销毁。</text:p>
      <text:p text:style-name="P4">
News Source: <text:a xlink:type="simple" xlink:href="https://www.ukrinform.ua/rubric-culture/3701199-biblioteki-odesi-j-liverpula-stali-pobratimami-zelenska.html" text:style-name="Internet_20_link" text:visited-style-name="Visited_20_Internet_20_Link">
https://www.ukrinform.ua/rubric-culture/3701199-biblioteki-odesi-j-liverpula-stali-pobratimami-zelenska.html</text:a>
</text:p>
      <!--NEWS-->
      <text:h text:style-name="P10" text:outline-level="1">
<text:span text:style-name="T4">
美国大使访问了多瑙河港口雷尼和伊兹梅尔</text:span>
</text:h>
      <text:p text:style-name="P4">
作者: Ukrinform (Person)</text:p>
      <text:p text:style-name="P4">
出版商: Укринформ (Organization)</text:p>
      <text:p text:style-name="P4">
出版时间: 2023-04-26T21:21:00+03:00</text:p>
      <text:p text:style-name="P4">
修改时间: 2023-04-26T21:21:00+03:00</text:p>
      <text:p text:style-name="P4">
描述: 美国驻乌克兰布里奇特·布林克（Bridget Brinka）的美国大使访问了多瑙河港口雷尼（Reni）和伊兹（Izmail），以在俄罗斯的全面战争中强调乌克兰谷物出口的支持。  - 乌克林。</text:p>
      <text:p text:style-name="P4">
图片: ["<text:a xlink:type="simple" xlink:href="https://static.ukrinform.com/photos/2023_04/thumb_files/630_360_1682532405-150.jpg" text:style-name="Internet_20_link" text:visited-style-name="Visited_20_Internet_20_Link">
630_360_16825...</text:a>
", "<text:a xlink:type="simple" xlink:href="https://static.ukrinform.com/photos/2023_04/thumb_files/630_360_1682533356-8535.jpeg" text:style-name="Internet_20_link" text:visited-style-name="Visited_20_Internet_20_Link">
630_360_16825...</text:a>
", "<text:a xlink:type="simple" xlink:href="https://static.ukrinform.com/photos/2023_04/thumb_files/630_360_1682533356-4202.jpeg" text:style-name="Internet_20_link" text:visited-style-name="Visited_20_Internet_20_Link">
630_360_16825...</text:a>
", "<text:a xlink:type="simple" xlink:href="https://static.ukrinform.com/photos/2023_04/thumb_files/630_360_1682533356-6535.jpeg" text:style-name="Internet_20_link" text:visited-style-name="Visited_20_Internet_20_Link">
630_360_16825...</text:a>
", "<text:a xlink:type="simple" xlink:href="https://static.ukrinform.com/photos/2023_04/thumb_files/630_360_1682533356-7215.jpeg" text:style-name="Internet_20_link" text:visited-style-name="Visited_20_Internet_20_Link">
630_360_16825...</text:a>
", "<text:a xlink:type="simple" xlink:href="https://static.ukrinform.com/photos/2023_04/thumb_files/630_360_1682533356-8383.jpeg" text:style-name="Internet_20_link" text:visited-style-name="Visited_20_Internet_20_Link">
630_360_16825...</text:a>
", "<text:a xlink:type="simple" xlink:href="https://static.ukrinform.com/photos/2023_04/thumb_files/630_360_1682533356-9743.jpeg" text:style-name="Internet_20_link" text:visited-style-name="Visited_20_Internet_20_Link">
630_360_16825...</text:a>
", "<text:a xlink:type="simple" xlink:href="https://static.ukrinform.com/photos/2023_04/thumb_files/630_360_1682533357-5712.jpeg" text:style-name="Internet_20_link" text:visited-style-name="Visited_20_Internet_20_Link">
630_360_16825...</text:a>
", "<text:a xlink:type="simple" xlink:href="https://static.ukrinform.com/photos/2023_04/thumb_files/630_360_1682533422-2462.jpeg" text:style-name="Internet_20_link" text:visited-style-name="Visited_20_Internet_20_Link">
630_360_16825...</text:a>
"]</text:p>
      <text:p text:style-name="P4">
标签: ['Одещина', 'Порт', 'США', 'Бріджит Брінк', 'зерновий коридор']</text:p>
      <text:p text:style-name="P4">
类型: Article</text:p>
      <!--METADATA-->
      <text:p text:style-name="P4">
<draw:frame draw:style-name="fr1" draw:name="Image278" text:anchor-type="as-char" svg:width="6.9236in" svg:height="3.956343in" draw:z-index="0">
<draw:image xlink:href="../Images/yкринформ/2023-04-26T21-21-00-03-00/630_360_1682532405-150.jpg" xlink:type="simple" xlink:show="embed" xlink:actuate="onLoad" draw:mime-type="image/jpeg"/>
</draw:frame>
这位大使在一场全面的战争期间，大使在乌克兰布里奇特·布林克(Ukraine Bridget Brynk)访问了雷尼和伊兹梅尔的多瑙河港口，放弃了乌克兰谷物出口的支持。</text:p>
      <text:p text:style-name="P4">
Brinka报道了<text:a xlink:type="simple" xlink:href="https://twitter.com/USAmbKyiv/status/1651275215312240644" text:style-name="Internet_20_link" text:visited-style-name="Visited_20_Internet_20_Link">
</text:a>
，报道乌克林福姆。</text:p>
      <text:p text:style-name="P4">
“尽管我们支持勇敢的捍卫者在最前沿，但我们决心促进经济发展。 与Viceremier -Minister Alexander Kubrakov一起前往Izmail和Odessa Oblast的一次很棒的旅行，讨论了美国国际开发署和私营部门的目标投资在经济的战略部门，“大使<text:a xlink:type="simple" xlink:href="https://www.ukrinform.ua/tag-ssa" text:style-name="Internet_20_link" text:visited-style-name="Visited_20_Internet_20_Link">
</text:a>
。</text:p>
      <text:p text:style-name="P4">
她补充说，通过美国国际开发署(USAID)，他们准备支持在伊兹梅尔(Izmail)和敖德萨地区的公私伙伴关系，以扩大出口出口，以支持乌克兰的经济，并减轻由于俄罗斯战争而加剧的粮食安全危机。</text:p>
      <text:p text:style-name="P4">
<text:span text:style-name="T4">
另请阅读：</text:span>
 <text:a xlink:type="simple" xlink:href="https://www.ukrinform.ua/rubric-economy/3683872-porti-pridunava-zberigaut-visoki-tempi-vidvantazenna-zerna.html" text:style-name="Internet_20_link" text:visited-style-name="Visited_20_Internet_20_Link">
</text:a>
根据美国大使馆新闻服务的乌克林福称，该倡议正在美国的帮助下实施，并旨在根据美国国际开发署，内核和尼布伦公司的共同投资Izmail和Rena港口现代化的活动。“通过许多私营企业合作伙伴关系，美国国际开发署将于今年3月获得成功，在框架内美国政府(Agri-ukraine)它将向该目标发送800万美元，而内核和尼布隆和谷物倡议公司的总捐款将为3600万美元。内核是美国政府融资Renny Modernation，Nibulon和Nibulon与美国政府一起。文凭被告知。</text:p>
      <text:p text:style-name="P4">
大使馆指出，与“谷物启发性”的进一步合作伙伴关系将通过获取转让仓库的转移来增加出口。</text:p>
      <text:p text:style-name="P4">
News Source: <text:a xlink:type="simple" xlink:href="https://www.ukrinform.ua/rubric-economy/3701206-posol-ssa-vidvidala-dunajski-porti-reni-ta-izmail.html" text:style-name="Internet_20_link" text:visited-style-name="Visited_20_Internet_20_Link">
https://www.ukrinform.ua/rubric-economy/3701206-posol-ssa-vidvidala-dunajski-porti-reni-ta-izmail.html</text:a>
</text:p>
      <!--NEWS-->
      <text:h text:style-name="P10" text:outline-level="1">
<text:span text:style-name="T4">
俄罗斯人的军事装备从克里米亚北部的存储中“消失”</text:span>
</text:h>
      <text:p text:style-name="P4">
作者: Ukrinform (Person)</text:p>
      <text:p text:style-name="P4">
出版商: Укринформ (Organization)</text:p>
      <text:p text:style-name="P4">
出版时间: 2023-04-26T21:28:00+03:00</text:p>
      <text:p text:style-name="P4">
修改时间: 2023-04-26T21:28:00+03:00</text:p>
      <text:p text:style-name="P4">
描述: 在临时占领的克里米亚的北部，俄罗斯军队从存储中取出了设备。  - 乌克林。</text:p>
      <text:p text:style-name="P4">
图片: ["<text:a xlink:type="simple" xlink:href="https://static.ukrinform.com/photos/2022_04/thumb_files/630_360_1649246846-717.jpg" text:style-name="Internet_20_link" text:visited-style-name="Visited_20_Internet_20_Link">
630_360_16492...</text:a>
"]</text:p>
      <text:p text:style-name="P4">
标签: ['Крим', 'Військова техніка', 'Війна з росією']</text:p>
      <text:p text:style-name="P4">
类型: Article</text:p>
      <!--METADATA-->
      <text:p text:style-name="P4">
<draw:frame draw:style-name="fr1" draw:name="Image279" text:anchor-type="as-char" svg:width="6.9236in" svg:height="3.956343in" draw:z-index="0">
<draw:image xlink:href="../Images/yкринформ/2023-04-26T21-28-00-03-00/630_360_1649246846-717.jpg" xlink:type="simple" xlink:show="embed" xlink:actuate="onLoad" draw:mime-type="image/jpeg"/>
</draw:frame>
在被占领的克里米亚的北部，俄罗斯军方从该地点拆除了设备。</text:p>
      <text:p text:style-name="P4">
卫星图像证明了这一点。(https://t.me/svoboda_radio/16960?)。</text:p>
      <text:p text:style-name="P4">
这些图片显示，在2022年10月，今年1月，在Dzhankoysky区的Medvedivka村是<text:a xlink:type="simple" xlink:href="https://www.ukrinform.ua/tag-vijskova-tehnika" text:style-name="Internet_20_link" text:visited-style-name="Visited_20_Internet_20_Link">
</text:a>
。 据记者报道，在4月25日的照片中，缺席。</text:p>
      <text:p text:style-name="P4">
另外，在其中一张照片中，您可以看到沟渠，在设备以前所在的地方附近挖了。</text:p>
      <text:p text:style-name="P4">
<text:span text:style-name="T4">
另请阅读：</text:span>
 <text:a xlink:type="simple" xlink:href="https://www.ukrinform.ua/rubric-crimea/3699008-rosiani-stvoruut-u-krimu-kilka-rubeziv-oboroni-ta-vivozat-majno-do-rf-gumenuk.html" text:style-name="Internet_20_link" text:visited-style-name="Visited_20_Internet_20_Link">
</text:a>
作为 <text:a xlink:type="simple" xlink:href="http://www.ukrinform.ua/rubric-crimea/3686929-strategia-deokupacii-taseva-zaavila-so-zaversenna-vijni-rozpocnetsa-zi-zvilnenna-krimu.html" text:style-name="Internet_20_link" text:visited-style-name="Visited_20_Internet_20_Link">
 </text:a>
3月24日，乌克兰总统对塔米拉·塔什瓦(Tamila Tasheva Arc)的永久代表是，克里米亚自主共和国暂时占领的领土和塞瓦斯托波尔市将确定关键论文的暂时占领和重新融入战略完成将从半岛解放开始。</text:p>
      <text:p text:style-name="P4">
_foto：武装部队总参谋部</text:p>
      <text:p text:style-name="P4">
News Source: <text:a xlink:type="simple" xlink:href="https://www.ukrinform.ua/rubric-crimea/3701207-vijskova-tehnika-rosian-znikla-z-misc-zberiganna-na-pivnoci-krimu.html" text:style-name="Internet_20_link" text:visited-style-name="Visited_20_Internet_20_Link">
https://www.ukrinform.ua/rubric-crimea/3701207-vijskova-tehnika-rosian-znikla-z-misc-zberiganna-na-pivnoci-krimu.html</text:a>
</text:p>
      <!--NEWS-->
      <text:h text:style-name="P10" text:outline-level="1">
<text:span text:style-name="T4">
美国和韩国将继续支持乌克兰 - 总统声明</text:span>
</text:h>
      <text:p text:style-name="P4">
作者: Ukrinform (Person)</text:p>
      <text:p text:style-name="P4">
出版商: Укринформ (Organization)</text:p>
      <text:p text:style-name="P4">
出版时间: 2023-04-26T21:38:00+03:00</text:p>
      <text:p text:style-name="P4">
修改时间: 2023-04-26T21:38:00+03:00</text:p>
      <text:p text:style-name="P4">
描述: 美国和韩国将继续努力支持乌克兰。  - 乌克林。</text:p>
      <text:p text:style-name="P4">
图片: ["<text:a xlink:type="simple" xlink:href="https://static.ukrinform.com/photos/2023_04/thumb_files/630_360_1682535789-708.jpg" text:style-name="Internet_20_link" text:visited-style-name="Visited_20_Internet_20_Link">
630_360_16825...</text:a>
"]</text:p>
      <text:p text:style-name="P4">
标签: ['Байден', 'Корея', 'США', 'Україна']</text:p>
      <text:p text:style-name="P4">
类型: Article</text:p>
      <!--METADATA-->
      <text:p text:style-name="P4">
<draw:frame draw:style-name="fr1" draw:name="Image280" text:anchor-type="as-char" svg:width="6.9236in" svg:height="3.956343in" draw:z-index="0">
<draw:image xlink:href="../Images/yкринформ/2023-04-26T21-38-00-03-00/630_360_1682535789-708.jpg" xlink:type="simple" xlink:show="embed" xlink:actuate="onLoad" draw:mime-type="image/jpeg"/>
</draw:frame>
这种联系和韩国将继续共同努力支持乌克兰。</text:p>
      <text:p text:style-name="P4">
这是美国总统和大韩民国乔·拜登(Joe Biden)和杨·索科奥尔(Yun Sokiol)在周三举行的，乌克林福姆自己的记者报告的联合新闻发布会上。</text:p>
      <text:p text:style-name="P4">
“我们(与RC -ed的总统。)他们分配了我们与乌克兰人民一起防止俄罗斯对自由，领土完整和民主的残酷攻击的共同义务。 韩国共和国对乌克兰的决定性支持很重要，因为对俄罗斯联邦的严重侵犯对世界各国，不仅在欧洲都很重要。”  - 强调<text:a xlink:type="simple" xlink:href="https://www.ukrinform.ua/tag-bajden" text:style-name="Internet_20_link" text:visited-style-name="Visited_20_Internet_20_Link">
</text:a>
。</text:p>
      <text:p text:style-name="P4">
他强调，他是关于他的信念和整个国际绘画，即未来将获得接下来的几代人。</text:p>
      <text:p text:style-name="P4">
<text:span text:style-name="T4">
另请阅读：</text:span>
 <text:a xlink:type="simple" xlink:href="https://www.ukrinform.ua/rubric-world/3693120-bajden-prodovziv-sankcii-proti-rosii-se-na-rik.html" text:style-name="Internet_20_link" text:visited-style-name="Visited_20_Internet_20_Link">
<text:span text:style-name="T4">
 biden </text:span>
</text:a>
“我相信世界正在休息。 我相信，我们今天将做出的选择将决定未来几十年来我们孩子的塔米犬世界的发展方向。”白宫负责人强调。</text:p>
      <text:p text:style-name="P4">
反过来，大韩民国尤恩·乔克(Yun Jok)尤尔(Yol)表示，他在美国的国家将继续努力支持乌克兰。</text:p>
      <text:p text:style-name="P4">
云说：“我们已经确认，使用武力剥夺无辜者，这是俄罗斯入侵乌克兰的例子。”</text:p>
      <text:p text:style-name="P4">
在这方面，他强调说，他已经同意美国总统“继续与国际社会一起努力，以支持乌克兰”。</text:p>
      <text:p text:style-name="P4">
<text:span text:style-name="T4">
另请阅读：</text:span>
 <text:a xlink:type="simple" xlink:href="https://www.ukrinform.ua/rubric-world/3699872-pivdenna-korea-rozsirila-obmezenna-na-eksport-tovariv-u-rf-ta-bilorus.html" text:style-name="Internet_20_link" text:visited-style-name="Visited_20_Internet_20_Link">
<text:span text:style-name="T4">
南方</text:span>
 <text:span text:style-name="T4">
 </text:span>
韩国**</text:a>
此外，他说，除其他主题外，在白宫与乔布迪德会面时，这也是关于确保全球食品安全的。</text:p>
      <text:p text:style-name="P4">
正如乌克林福姆报道的那样，总统和大韩民国的华盛顿举行了一次会议。 支持乌克兰的支持以及俄罗斯联邦的对抗问题已成为领导人对话的主要主题之一。</text:p>
      <text:p text:style-name="P4">
News Source: <text:a xlink:type="simple" xlink:href="https://www.ukrinform.ua/rubric-world/3701210-bajden-zaaviv-pro-vazlivist-pidtrimki-ukraini-z-boku-pivdennoi-korei.html" text:style-name="Internet_20_link" text:visited-style-name="Visited_20_Internet_20_Link">
https://www.ukrinform.ua/rubric-world/3701210-bajden-zaaviv-pro-vazlivist-pidtrimki-ukraini-z-boku-pivdennoi-korei.html</text:a>
</text:p>
      <!--NEWS-->
      <text:h text:style-name="P10" text:outline-level="1">
<text:span text:style-name="T4">
由于俄罗斯联邦的积极行动，黑海不能被认为是安全的20年 - 海军指挥官</text:span>
</text:h>
      <text:p text:style-name="P4">
作者: Ukrinform (Person)</text:p>
      <text:p text:style-name="P4">
出版商: Укринформ (Organization)</text:p>
      <text:p text:style-name="P4">
出版时间: 2023-04-26T21:42:00+03:00</text:p>
      <text:p text:style-name="P4">
修改时间: 2023-04-26T21:42:00+03:00</text:p>
      <text:p text:style-name="P4">
描述: 海军海军指挥官Vceadmiral Alexei Shepapa坚信，只有乌克兰自1991年返回乌克兰时，才有可能恢复Azov-Black Sea地区的安全性。  - 乌克林。</text:p>
      <text:p text:style-name="P4">
图片: ["<text:a xlink:type="simple" xlink:href="https://static.ukrinform.com/photos/2021_05/thumb_files/630_360_1620808775-761.jpg" text:style-name="Internet_20_link" text:visited-style-name="Visited_20_Internet_20_Link">
630_360_16208...</text:a>
"]</text:p>
      <text:p text:style-name="P4">
标签: ['Крим', ' Чорне море', 'Азовське море', 'Безпека', 'Неїжпапа', 'Війна з росією']</text:p>
      <text:p text:style-name="P4">
类型: Article</text:p>
      <!--METADATA-->
      <text:p text:style-name="P4">
<draw:frame draw:style-name="fr1" draw:name="Image281" text:anchor-type="as-char" svg:width="6.9236in" svg:height="3.956343in" draw:z-index="0">
<draw:image xlink:href="../Images/yкринформ/2023-04-26T21-42-00-03-00/630_360_1620808775-761.jpg" xlink:type="simple" xlink:show="embed" xlink:actuate="onLoad" draw:mime-type="image/jpeg"/>
</draw:frame>
乌克兰武装部队武装部队的总司令确信，只有乌克兰的状况，截至1991年，截至1991年，截至1991年，截至1991年，才可以恢复Azov-Black Sea地区的安全。</text:p>
      <text:p text:style-name="P4">
他在黑海安全论坛上说，这是在黑海地区国家代表和其他国家舰队的指挥官参与的情况下举行的。(http://www.facebook.com/100064727737034/posts/pfbid0a1GQgovR874jNXsFuLxaQeNYD5yLCYweB3MnR51JghNkPv2vFNXuzxwp1zGDGCGyl)在论坛期间，各方讨论了安全状况以及对Vasal-Black Sea地区的实际威胁，以及与内政部建立进一步合作以恢复稳定和安全性的方式。</text:p>
      <text:p text:style-name="P4">
在向成员国代表的呼吁时，维西德雷尔·阿列克西内特帕帕(Alexeynetpapa)指出，已有20年了<text:a xlink:type="simple" xlink:href="https://www.ukrinform.ua/tag-corne-more" text:style-name="Internet_20_link" text:visited-style-name="Visited_20_Internet_20_Link">
</text:a>
由于俄罗斯联邦的积极行动，它不能被认为是安全的。</text:p>
      <text:p text:style-name="P4">
<text:span text:style-name="T4">
另请阅读：</text:span>
 <text:a xlink:type="simple" xlink:href="https://www.ukrinform.ua/rubric-ato/3674301-neizpapa-ukrainskij-flot-posilivsa-u-kilka-raziv-rik-tomu-spivvidnosenna-do-sil-voroga-bulo-112.html" text:style-name="Internet_20_link" text:visited-style-name="Visited_20_Internet_20_Link">
<text:span text:style-name="T4">
 itpapa </text:span>
</text:a>
作为例子，他试图在2003年占领图兹拉岛，2008年的战争，克里米亚克里米亚克里米亚非法吞并克里米亚的参与，2014年，2022年占领阿佐夫海和黑人战争大海，就在现前。</text:p>
      <text:p text:style-name="P4">
武装部队海军的指挥官强调，俄罗斯联邦的帝国野心不仅在西部和阿佐夫蔓延，而且还传播到波罗的海，北海以及太平洋。</text:p>
      <text:p text:style-name="P4">
据报道，俄罗斯联邦于4月26日暂停了谷物走廊的工作。</text:p>
      <text:p text:style-name="P4">
News Source: <text:a xlink:type="simple" xlink:href="https://www.ukrinform.ua/rubric-crimea/3701215-cerez-agresivni-dii-rf-corne-more-ne-mozna-vvazati-bezpecnim-vze-20-rokiv-komanduvac-vms.html" text:style-name="Internet_20_link" text:visited-style-name="Visited_20_Internet_20_Link">
https://www.ukrinform.ua/rubric-crimea/3701215-cerez-agresivni-dii-rf-corne-more-ne-mozna-vvazati-bezpecnim-vze-20-rokiv-komanduvac-vms.html</text:a>
</text:p>
      <!--NEWS-->
      <text:h text:style-name="P10" text:outline-level="1">
<text:span text:style-name="T4">
乌克兰曲棍球运动员赢得了2023年世界杯的第二次胜利，击败了爱沙尼亚</text:span>
</text:h>
      <text:p text:style-name="P4">
作者: Ukrinform (Person)</text:p>
      <text:p text:style-name="P4">
出版商: Укринформ (Organization)</text:p>
      <text:p text:style-name="P4">
出版时间: 2023-04-26T21:47:09+03:00</text:p>
      <text:p text:style-name="P4">
修改时间: 2023-04-26T21:47:09+03:00</text:p>
      <text:p text:style-name="P4">
描述: 在乌克兰国家队的参与下，在塔林（爱沙尼亚），世界曲棍球锦标赛继续进行。  - 乌克林。</text:p>
      <text:p text:style-name="P4">
图片: ["<text:a xlink:type="simple" xlink:href="https://static.ukrinform.com/photos/2023_04/thumb_files/630_360_1682534503-573.jpg" text:style-name="Internet_20_link" text:visited-style-name="Visited_20_Internet_20_Link">
630_360_16825...</text:a>
"]</text:p>
      <text:p text:style-name="P4">
标签: ['Чемпіонат світу', 'Естонія', 'хокей', 'Збірна України']</text:p>
      <text:p text:style-name="P4">
类型: Article</text:p>
      <!--METADATA-->
      <text:p text:style-name="P4">
<draw:frame draw:style-name="fr1" draw:name="Image282" text:anchor-type="as-char" svg:width="6.9236in" svg:height="3.956343in" draw:z-index="0">
<draw:image xlink:href="../Images/yкринформ/2023-04-26T21-47-09-03-00/630_360_1682534503-573.jpg" xlink:type="simple" xlink:show="embed" xlink:actuate="onLoad" draw:mime-type="image/jpeg"/>
</draw:frame>
在塔林(爱沙尼亚)随着乌克兰国家队的参与，世界曲棍球世界锦标赛正在进行中。</text:p>
      <text:p text:style-name="P4">
冠军的第三轮带来了第二次胜利“蓝色和黄色”，这是爱沙尼亚山的7：4(1：1，4：1，2：2)，报道乌克林福姆。</text:p>
      <text:p text:style-name="P4">
在荷兰比赛日的其他比赛中，中国的曲棍球运动员已经击败-7：2(3：0,3：2，1：0)，日本自信地赢得塞尔维亚-8：3(2：0，1：2，5：1).</text:p>
      <text:p text:style-name="P4">
Турнірне становище: Японія - 9 очок, Україна - 7, Естонія - 5, Нідерланди - 3,Китай - 2, Сербія - 1.</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4月27日，Vadim Framechuk的病房将于4月29日与日本荷兰抗拒日本。</text:p>
      <text:p text:style-name="P4">
<text:span text:style-name="T4">
另请阅读：</text:span>
 <text:a xlink:type="simple" xlink:href="https://www.ukrinform.ua/rubric-sports/3699666-hokej-zbirna-ukraini-postupilasa-kitau-v-overtajmi-na-cs.html" text:style-name="Internet_20_link" text:visited-style-name="Visited_20_Internet_20_Link">
<text:span text:style-name="T4">
曲棍球</text:span>
</text:a>
比赛的获胜者将在课堂上增加，并将在第二个赛季的第二个赛季进行比赛。</text:p>
      <text:p text:style-name="P4">
照片：FHU。</text:p>
      <text:p text:style-name="P4">
News Source: <text:a xlink:type="simple" xlink:href="https://www.ukrinform.ua/rubric-sports/3701216-ukrainski-hokeisti-zdobuli-drugu-peremogu-na-cs2023-obigravsi-estoniu.html" text:style-name="Internet_20_link" text:visited-style-name="Visited_20_Internet_20_Link">
https://www.ukrinform.ua/rubric-sports/3701216-ukrainski-hokeisti-zdobuli-drugu-peremogu-na-cs2023-obigravsi-estoniu.html</text:a>
</text:p>
      <!--NEWS-->
      <text:h text:style-name="P10" text:outline-level="1">
<text:span text:style-name="T4">
可以更换切尔诺贝利排除区的95％以上</text:span>
</text:h>
      <text:p text:style-name="P4">
作者: Ukrinform (Person)</text:p>
      <text:p text:style-name="P4">
出版商: Укринформ (Organization)</text:p>
      <text:p text:style-name="P4">
出版时间: 2023-04-26T21:48:00+03:00</text:p>
      <text:p text:style-name="P4">
修改时间: 2023-04-26T21:48:00+03:00</text:p>
      <text:p text:style-name="P4">
描述: </text:p>
      <text:p text:style-name="P4">
Понад95％破洋。  - I的，。: </text:p>
      <text:p text:style-name="P4">
图片: ["<text:a xlink:type="simple" xlink:href="https://static.ukrinform.com/photos/2023_01/thumb_files/630_360_1673620106-978.jpeg" text:style-name="Internet_20_link" text:visited-style-name="Visited_20_Internet_20_Link">
630_360_16736...</text:a>
"]</text:p>
      <text:p text:style-name="P4">
标签: ['ЧАЕС', 'Мінування']</text:p>
      <text:p text:style-name="P4">
类型: Article</text:p>
      <!--METADATA-->
      <text:p text:style-name="P4">
<draw:frame draw:style-name="fr1" draw:name="Image283" text:anchor-type="as-char" svg:width="6.9236in" svg:height="3.956343in" draw:z-index="0">
<draw:image xlink:href="../Images/yкринформ/2023-04-26T21-48-00-03-00/630_360_1673620106-978.jpeg" xlink:type="simple" xlink:show="embed" xlink:actuate="onLoad" draw:mime-type="image/jpeg"/>
</draw:frame>
由于失败尚无法对其进行调查，因此可以更换Chornobyl NPP排除区的95％以上。</text:p>
      <text:p text:style-name="P4">
乌克兰州国家机构，乌克兰国家机构局长Yevhen Kramarenko的负责人在对乌克林福姆的评论中说。</text:p>
      <text:p text:style-name="P4">
“我们现在已经与专家一起改变了我们日常活动所需的对象。 但是，林业中的领土，<text:a xlink:type="simple" xlink:href="https://www.ukrinform.ua/tag-mina" text:style-name="Internet_20_link" text:visited-style-name="Visited_20_Internet_20_Link">
</text:a>
。 我们的部队没有驯服。 因此，有条件地，由于没有检查爆炸装置的存在，因此更换了排除区的95-98％。</text:p>
      <text:p text:style-name="P4">
<text:span text:style-name="T4">
另请阅读：</text:span>
 <text:a xlink:type="simple" xlink:href="https://www.ukrinform.ua/rubric-vidbudova/3701172-ukraina-vze-otrimala-vid-donoriv-23-miljoni-na-vidnovlenna-cornobilskoi-zoni.html" text:style-name="Internet_20_link" text:visited-style-name="Visited_20_Internet_20_Link">
</text:a>
据他说，该领土的脱落可能会导致地板移动被放射性核素污染。 但是，由于面积相当大的面积为2 600平方米。 KM，它不会超越排除区。</text:p>
      <text:p text:style-name="P4">
“更多(爆炸对象的可用性 -  ed。)它伤害了正在矿山上炸毁的动物，”克拉马伦科警告说。</text:p>
      <text:p text:style-name="P4">
<text:span text:style-name="T4">
另请阅读：</text:span>
 <text:a xlink:type="simple" xlink:href="https://www.ukrinform.ua/rubric-economy/3700838-pidpriemstva-na-caes-uze-povernulisa-do-normalnogo-rezimu-roboti-zelenskij.html" text:style-name="Internet_20_link" text:visited-style-name="Visited_20_Internet_20_Link">
<text:span text:style-name="T4">
 chpp </text:span>
</text:a>
据报道，切尔诺贝利排除区从2月24日至2022年3月31日占领。</text:p>
      <text:p text:style-name="P4">
News Source: <text:a xlink:type="simple" xlink:href="https://www.ukrinform.ua/rubric-society/3701184-ponad-95-teritorii-zoni-vidcuzenna-caes-moze-buti-zaminovano.html" text:style-name="Internet_20_link" text:visited-style-name="Visited_20_Internet_20_Link">
https://www.ukrinform.ua/rubric-society/3701184-ponad-95-teritorii-zoni-vidcuzenna-caes-moze-buti-zaminovano.html</text:a>
</text:p>
      <!--NEWS-->
      <text:h text:style-name="P10" text:outline-level="1">
<text:span text:style-name="T4">
昨天对库皮斯克的打击期间，城市行政人员受伤</text:span>
</text:h>
      <text:p text:style-name="P4">
作者: Ukrinform (Person)</text:p>
      <text:p text:style-name="P4">
出版商: Укринформ (Organization)</text:p>
      <text:p text:style-name="P4">
出版时间: 2023-04-26T21:48:24+03:00</text:p>
      <text:p text:style-name="P4">
修改时间: 2023-04-26T21:48:24+03:00</text:p>
      <text:p text:style-name="P4">
描述: 在4月25日上午，俄罗斯军队被袭击的库皮亚斯克博物馆期间，城市政府的工人受伤。  - 乌克林。</text:p>
      <text:p text:style-name="P4">
图片: ["<text:a xlink:type="simple" xlink:href="https://static.ukrinform.com/photos/2023_04/thumb_files/630_360_1682532501-563.jpg" text:style-name="Internet_20_link" text:visited-style-name="Visited_20_Internet_20_Link">
630_360_16825...</text:a>
"]</text:p>
      <text:p text:style-name="P4">
标签: ['Обстріл', 'Харківщина', 'Війна з росією', 'Єдині новини']</text:p>
      <text:p text:style-name="P4">
类型: Article</text:p>
      <!--METADATA-->
      <text:p text:style-name="P4">
<draw:frame draw:style-name="fr1" draw:name="Image284" text:anchor-type="as-char" svg:width="6.9236in" svg:height="3.956343in" draw:z-index="0">
<draw:image xlink:href="../Images/yкринформ/2023-04-26T21-48-24-03-00/630_360_1682532501-563.jpg" xlink:type="simple" xlink:show="embed" xlink:actuate="onLoad" draw:mime-type="image/jpeg"/>
</draw:frame>
在4月25日上午，俄罗斯军队在库皮斯克的博物馆中受伤。</text:p>
      <text:p text:style-name="P4">
Andriy Kanashevich在唯一的新闻“统一新闻”上说，这是乌克林福姆案报道的唯一新闻“统一新闻”。</text:p>
      <text:p text:style-name="P4">
“博物馆不起作用。 但是该建筑物被用作行政，因为许多建筑物都被摧毁了<text:a xlink:type="simple" xlink:href="https://www.ukrinform.ua/tag-obstril" text:style-name="Internet_20_link" text:visited-style-name="Visited_20_Internet_20_Link">
</text:a>
乘员。 城市当局和该地区都在不断寻找可以展示服务的地方。 他说：“分别有库平市政府的文化和体育部，有MBA的雇员，政府的工作人员大部分是有效的。”</text:p>
      <text:p text:style-name="P4">
总的来说，据卡纳什维奇(Kanashevich)称，已经解决了8人，该州令人满意，有些人仍留在医院。</text:p>
      <text:p text:style-name="P4">
根据初步信息，该建筑物是不可回收的。</text:p>
      <text:p text:style-name="P4">
“它是在二十世纪初竖立的，有木地板，一切都被拆除了。乍一看，该建筑是无法回收的。 像附近的建筑物一样，几个月前，C-300飞行了XX世纪的初期。 这是必要的。”地区负责人说。</text:p>
      <text:p text:style-name="P4">
<text:span text:style-name="T4">
另请阅读：</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总体而言，在城市中，超过一半的不同机构机构已被摧毁或损坏。</text:p>
      <text:p text:style-name="P4">
Kanashevich说：“如果我们谈论市政机构和教育机构，则恰好超过50个。如果我们谈论私人住房，就已经完成了兴趣20。”</text:p>
      <text:p text:style-name="P4">
据他说，库皮斯克仍然约有5,000名居民。</text:p>
      <text:p text:style-name="P4">
据报道，在4月25日上午，俄罗斯军队遭到了两枚C-300导弹库皮斯克的袭击，从而完全摧毁了当地博物馆的场所。 <text:a xlink:type="simple" xlink:href="https://www.ukrinform.ua/rubric-regions/3700864-unaslidok-rosijskogo-udaru-po-kupansku-zaginula-direktor-kraeznavcogo-muzeu.html" text:style-name="Internet_20_link" text:visited-style-name="Visited_20_Internet_20_Link">
</text:a>
 - 当地历史博物馆伊琳娜·奥萨迪(Irina Osadchy)的导演和奥伦西亚诺帕(Olenivodopianova)博物馆的雇员。</text:p>
      <text:p text:style-name="P4">
<text:span text:style-name="T5">
foto：Kharkiv地区检察官办公室</text:span>
</text:p>
      <text:p text:style-name="P4">
News Source: <text:a xlink:type="simple" xlink:href="https://www.ukrinform.ua/rubric-regions/3701217-pid-cas-vcorasnogo-udaru-po-kupansku-postrazdali-pracivniki-miskoi-administracii.html" text:style-name="Internet_20_link" text:visited-style-name="Visited_20_Internet_20_Link">
https://www.ukrinform.ua/rubric-regions/3701217-pid-cas-vcorasnogo-udaru-po-kupansku-postrazdali-pracivniki-miskoi-administracii.html</text:a>
</text:p>
      <!--NEWS-->
      <text:h text:style-name="P10" text:outline-level="1">
<text:span text:style-name="T4">
俄罗斯人每天在哈尔基夫地区的消防部门开火两次</text:span>
</text:h>
      <text:p text:style-name="P4">
作者: Ukrinform (Person)</text:p>
      <text:p text:style-name="P4">
出版商: Укринформ (Organization)</text:p>
      <text:p text:style-name="P4">
出版时间: 2023-04-26T21:58:01+03:00</text:p>
      <text:p text:style-name="P4">
修改时间: 2023-04-26T21:58:01+03:00</text:p>
      <text:p text:style-name="P4">
描述: 俄罗斯入侵者在4月26日在哈尔基夫地区两次解雇了消防部门。  - 乌克林。</text:p>
      <text:p text:style-name="P4">
图片: ["<text:a xlink:type="simple" xlink:href="https://static.ukrinform.com/photos/2023_04/thumb_files/630_360_1682535428-242.jpg" text:style-name="Internet_20_link" text:visited-style-name="Visited_20_Internet_20_Link">
630_360_16825...</text:a>
"]</text:p>
      <text:p text:style-name="P4">
标签: ['Обстріл', 'Харківщина', 'Війна з росією']</text:p>
      <text:p text:style-name="P4">
类型: Article</text:p>
      <!--METADATA-->
      <text:p text:style-name="P4">
<draw:frame draw:style-name="fr1" draw:name="Image285" text:anchor-type="as-char" svg:width="6.9236in" svg:height="3.956343in" draw:z-index="0">
<draw:image xlink:href="../Images/yкринформ/2023-04-26T21-58-01-03-00/630_360_1682535428-242.jpg" xlink:type="simple" xlink:show="embed" xlink:actuate="onLoad" draw:mime-type="image/jpeg"/>
</draw:frame>
俄罗斯 -  4月26日两次在哈尔基夫地区解雇了一个消防局。</text:p>
      <text:p text:style-name="P4">
根据乌克林福姆的说法，州紧急服务在[]中报告(https://t.me/dsns_telegram/16286)。</text:p>
      <text:p text:style-name="P4">
“白天两次，俄罗斯人在消防部门开火<text:a xlink:type="simple" xlink:href="https://www.ukrinform.ua/tag-harkivsina" text:style-name="Internet_20_link" text:visited-style-name="Visited_20_Internet_20_Link">
</text:a>
。 由于炮击，该建筑物损坏了，也损坏了救援人员。”该消息写道。</text:p>
      <text:p text:style-name="P4">
敌人的行动只再次证明他故意违反了所有规范法。</text:p>
      <text:p text:style-name="P4">
SES补充说：“幸运的是，人员尚未受伤，将继续为这场不公平战争的后果提供帮助。”</text:p>
      <text:p text:style-name="P4">
<text:span text:style-name="T4">
另请阅读：</text:span>
 <text:a xlink:type="simple" xlink:href="https://www.ukrinform.ua/rubric-regions/3701217-pid-cas-vcorasnogo-udaru-po-kupansku-postrazdali-pracivniki-miskoi-administracii.html" text:style-name="Internet_20_link" text:visited-style-name="Visited_20_Internet_20_Link">
<text:span text:style-name="T4">
 kusk </text:span>
 <text:span text:style-name="T4">
 janska </text:span>
</text:a>
正如乌克林福姆报道的那样，4月25日上午，俄罗斯袭击了库皮斯克·哈尔基夫地区，亲吻了当地传说博物馆。 火箭罢工的结果是两个人。</text:p>
      <text:p text:style-name="P4">
News Source: <text:a xlink:type="simple" xlink:href="https://www.ukrinform.ua/rubric-ato/3701219-rosiani-dvici-za-den-obstrilali-pozeznu-castinu-na-harkivsini.html" text:style-name="Internet_20_link" text:visited-style-name="Visited_20_Internet_20_Link">
https://www.ukrinform.ua/rubric-ato/3701219-rosiani-dvici-za-den-obstrilali-pozeznu-castinu-na-harkivsini.html</text:a>
</text:p>
      <!--NEWS-->
      <text:h text:style-name="P10" text:outline-level="1">
<text:span text:style-name="T4">
意大利的Shmigal访问了防空公司生产公司</text:span>
</text:h>
      <text:p text:style-name="P4">
作者: Ukrinform (Person)</text:p>
      <text:p text:style-name="P4">
出版商: Укринформ (Organization)</text:p>
      <text:p text:style-name="P4">
出版时间: 2023-04-26T22:00:00+03:00</text:p>
      <text:p text:style-name="P4">
修改时间: 2023-04-26T22:00:00+03:00</text:p>
      <text:p text:style-name="P4">
描述: 乌克兰考虑了与意大利国防企业莱茵金属意大利S.P.A.共同生产防空组件的可能性。  - 乌克林。</text:p>
      <text:p text:style-name="P4">
图片: ["<text:a xlink:type="simple" xlink:href="https://static.ukrinform.com/photos/2023_04/thumb_files/630_360_1682535290-775.jpg" text:style-name="Internet_20_link" text:visited-style-name="Visited_20_Internet_20_Link">
630_360_16825...</text:a>
"]</text:p>
      <text:p text:style-name="P4">
标签: ['Італія', 'Шмигаль', 'ППО']</text:p>
      <text:p text:style-name="P4">
类型: Article</text:p>
      <!--METADATA-->
      <text:p text:style-name="P4">
<draw:frame draw:style-name="fr1" draw:name="Image286" text:anchor-type="as-char" svg:width="6.9236in" svg:height="3.956343in" draw:z-index="0">
<draw:image xlink:href="../Images/yкринформ/2023-04-26T22-00-00-03-00/630_360_1682535290-775.jpg" xlink:type="simple" xlink:show="embed" xlink:actuate="onLoad" draw:mime-type="image/jpeg"/>
</draw:frame>
乌克兰考虑了与意大利Moboron Enterprise Rheinmentall Italia S.P.A.共同生产防空组件的可能性。</text:p>
      <text:p text:style-name="P4">
根据乌克林福姆的说法，总理丹尼斯·施米加尔(Denis Shmigal)在[]中报道(http://t.me/Denys_Smyhal/5109)。</text:p>
      <text:p text:style-name="P4">
政府负责人写道：“今天访问了意大利国防企业莱茵金属意大利S.P.A.，专门从事现代防空系统的生产。在其开发中，Skynex行动的小半径。我们需要这种有效的武器来保护无人机人。”</text:p>
      <text:p text:style-name="P4">
总理强调，这种电池已经在乌克兰的交替。 他补充说，同时考虑了“组件系统的联合生产的可能性”。</text:p>
      <text:p text:style-name="P4">
<text:span text:style-name="T4">
另请阅读：</text:span>
 <text:a xlink:type="simple" xlink:href="https://www.ukrinform.ua/rubric-vidbudova/3701141-smigal-rozpoviv-aki-vazlivi-ugodi-planuut-pidpisati-u-rimi.html" text:style-name="Internet_20_link" text:visited-style-name="Visited_20_Internet_20_Link">
<text:span text:style-name="T4">
 shmigal </text:span>
</text:a>
“我感谢合作伙伴的支持!我们正在努力拥有更有效的支持。他们将围绕我们的战略基础设施实体创建可靠的盾牌。”(https://www.ukrinform.ua/tag-smigal)。</text:p>
      <text:p text:style-name="P4">
据乌克林福姆(Ukrinform)报道，Shmigal在意大利，涉及乌克兰恢复的两道路会议。</text:p>
      <text:p text:style-name="P4">
News Source: <text:a xlink:type="simple" xlink:href="https://www.ukrinform.ua/rubric-ato/3701220-smigal-v-italii-vidvidav-pidpriemstvo-z-virobnictva-sistem-ppo.html" text:style-name="Internet_20_link" text:visited-style-name="Visited_20_Internet_20_Link">
https://www.ukrinform.ua/rubric-ato/3701220-smigal-v-italii-vidvidav-pidpriemstvo-z-virobnictva-sistem-ppo.html</text:a>
</text:p>
      <!--NEWS-->
      <text:h text:style-name="P10" text:outline-level="1">
<text:span text:style-name="T4">
在西班牙的网球比赛开始时</text:span>
</text:h>
      <text:p text:style-name="P4">
作者: Ukrinform (Person)</text:p>
      <text:p text:style-name="P4">
出版商: Укринформ (Organization)</text:p>
      <text:p text:style-name="P4">
出版时间: 2023-04-26T22:01:53+03:00</text:p>
      <text:p text:style-name="P4">
修改时间: 2023-04-26T22:01:53+03:00</text:p>
      <text:p text:style-name="P4">
描述: 乌克兰戴安娜·亚斯特雷姆斯卡亚（Diana Yastremskaya）在享有盛誉的女子网球协会（WTA）（WTA） - 马德里（Mutua Madrid）公开赛（西班牙）（西班牙）的奖金765.2万美元的奖金中，无法克服第一个圈子。</text:p>
      <text:p text:style-name="P4">
图片: ["<text:a xlink:type="simple" xlink:href="https://static.ukrinform.com/photos/2023_04/thumb_files/630_360_1682535645-388.jpg" text:style-name="Internet_20_link" text:visited-style-name="Visited_20_Internet_20_Link">
630_360_16825...</text:a>
"]</text:p>
      <text:p text:style-name="P4">
标签: ['Теніс', 'Даяна Ястремська']</text:p>
      <text:p text:style-name="P4">
类型: Article</text:p>
      <!--METADATA-->
      <text:p text:style-name="P4">
<draw:frame draw:style-name="fr1" draw:name="Image287" text:anchor-type="as-char" svg:width="6.9236in" svg:height="3.956343in" draw:z-index="0">
<draw:image xlink:href="../Images/yкринформ/2023-04-26T22-01-53-03-00/630_360_1682535645-388.jpg" xlink:type="simple" xlink:show="embed" xlink:actuate="onLoad" draw:mime-type="image/jpeg"/>
</draw:frame>
乌克兰Yastremskaya无法在享有盛誉的比赛中克服第一个圈子(WTA)-Mutua Madrid Open-马德里(西班牙)奖金为765.2万美元。</text:p>
      <text:p text:style-name="P4">
在竞争主要网格Yastremskaya的首发决斗中，三盘，Wimbledon的决赛入围者-2014 Eugene Bushar来自加拿大 -  7：6(8：6)，2：6.2：6，传输乌克林。</text:p>
      <text:p text:style-name="P4">
比赛持续了将近2.5个小时。</text:p>
      <text:p text:style-name="P4">
为了到达第三个圈子，马德里公开赛将与意大利玛蒂娜·特雷瓦(Martina Trevam)的第18个数字一起出现。</text:p>
      <text:p text:style-name="P4">
<text:span text:style-name="T4">
另请阅读：</text:span>
 <text:a xlink:type="simple" xlink:href="https://www.ukrinform.ua/rubric-sports/3701047-svitolina-dostrokovo-zaversila-vistup-na-turniri-wta-u-madridi.html" text:style-name="Internet_20_link" text:visited-style-name="Visited_20_Internet_20_Link">
</text:a>
马德里锦标赛将持续到5月6日。</text:p>
      <text:p text:style-name="P4">
照片：盖蒂图像。</text:p>
      <text:p text:style-name="P4">
News Source: <text:a xlink:type="simple" xlink:href="https://www.ukrinform.ua/rubric-sports/3701221-astremska-postupilasa-finalistci-vimbldona-na-starti-tenisnogo-turnirui-v-ispanii.html" text:style-name="Internet_20_link" text:visited-style-name="Visited_20_Internet_20_Link">
https://www.ukrinform.ua/rubric-sports/3701221-astremska-postupilasa-finalistci-vimbldona-na-starti-tenisnogo-turnirui-v-ispanii.html</text:a>
</text:p>
      <!--NEWS-->
      <text:h text:style-name="P10" text:outline-level="1">
<text:span text:style-name="T4">
超过150家乌克兰公司 -  CCI总裁参加了罗马重建会议</text:span>
</text:h>
      <text:p text:style-name="P4">
作者: Ukrinform (Person)</text:p>
      <text:p text:style-name="P4">
出版商: Укринформ (Organization)</text:p>
      <text:p text:style-name="P4">
出版时间: 2023-04-26T22:17:00+03:00</text:p>
      <text:p text:style-name="P4">
修改时间: 2023-04-26T22:17:00+03:00</text:p>
      <text:p text:style-name="P4">
描述: 150多家乌克兰公司的代表已经能够与意大利商人会面，并在许多领域讨论合作，甚至结束一些合同。  - 乌克林。</text:p>
      <text:p text:style-name="P4">
图片: ["<text:a xlink:type="simple" xlink:href="https://static.ukrinform.com/photos/2023_04/thumb_files/630_360_1682536693-878.jpg" text:style-name="Internet_20_link" text:visited-style-name="Visited_20_Internet_20_Link">
630_360_16825...</text:a>
", "<text:a xlink:type="simple" xlink:href="https://static.ukrinform.com/photos/2023_04/1682536693-991.jpeg" text:style-name="Internet_20_link" text:visited-style-name="Visited_20_Internet_20_Link">
1682536693-99...</text:a>
"]</text:p>
      <text:p text:style-name="P4">
标签: ['Італія', 'Україна', 'ТППУ', 'Конференція', 'Відбудова']</text:p>
      <text:p text:style-name="P4">
类型: Article</text:p>
      <!--METADATA-->
      <text:p text:style-name="P4">
<draw:frame draw:style-name="fr1" draw:name="Image288" text:anchor-type="as-char" svg:width="6.9236in" svg:height="3.956343in" draw:z-index="0">
<draw:image xlink:href="../Images/yкринформ/2023-04-26T22-17-00-03-00/630_360_1682536693-878.jpg" xlink:type="simple" xlink:show="embed" xlink:actuate="onLoad" draw:mime-type="image/jpeg"/>
</draw:frame>
150多家乌克兰公司的代表已经能够与Zitalyan商人见面，并讨论了许多塔楼合作的机会，甚至结束了一些合同。</text:p>
      <text:p text:style-name="P4">
Gennady Chizhikov讲述了乌克林形式会议的结果。</text:p>
      <text:p text:style-name="P4">
据他说，4月26日在罗马，有150家乌克兰公司聚集在一起讨论战争期间合作的机会。 CCI负责人说：“不仅听过男孩，不仅告诉他们打扰我们，而且他们熟悉了：每个公司都有5-7个业务间隔，有些甚至签署了商业合同。”</text:p>
      <text:p text:style-name="P4">
<draw:frame draw:style-name="fr1" draw:name="Image289" text:anchor-type="as-char" svg:width="6.9236in" svg:height="4.615733in" draw:z-index="0">
<draw:image xlink:href="../Images/yкринформ/2023-04-26T22-17-00-03-00/1682536693-991.jpeg" xlink:type="simple" xlink:show="embed" xlink:actuate="onLoad" draw:mime-type="image/jpeg"/>
</draw:frame>
他回忆说，这项活动的高水平是在访问意大利乌克兰首演乔治·梅洛尼(George Meloni)期间提供的。 在罗马，听到了乌克兰沃罗迪米尔·泽伦斯基(Volodymyr Zelensky)主席的讲话，领导层，商业协会参加了全体会议。 除全体会议外，还有专门针对基础设施和物流，药品和医学的主题会议，与行业发展，IT等有关的问题。</text:p>
      <text:p text:style-name="P4">
CCI负责人说，就每个障碍而言，制定了某些建议，对于双边关系的发展至关重要，进行企业对企业的谈判正在进行。 Chizhikov引起了意大利是G7成员的事实，它在机械工程方面拥有丰富的经验，包括运输；工程，IT，可再生能源和其他行业。</text:p>
      <text:p text:style-name="P4">
<text:span text:style-name="T4">
另请阅读：</text:span>
 <text:a xlink:type="simple" xlink:href="https://www.ukrinform.ua/rubric-vidbudova/3701094-smigal-pro-konferenciu-u-rimi-maemo-spilnu-zacikavlenist-v-realizacii-proektiv-vidbudovi.html" text:style-name="Internet_20_link" text:visited-style-name="Visited_20_Internet_20_Link">
</text:a>
“意大利人被发送给信息：去哪里，与谁一起工作； 您不必等待战争结束的开放的东西，而是开始向方向移动<text:a xlink:type="simple" xlink:href="https://www.ukrinform.ua/tag-vidbudova" text:style-name="Internet_20_link" text:visited-style-name="Visited_20_Internet_20_Link">
</text:a>
乌克兰，”他说。</text:p>
      <text:p text:style-name="P4">
Chizhikov称意大利人也相信乌克兰和VTE的胜利，即胜利将取得我们国家的条件。</text:p>
      <text:p text:style-name="P4">
CCI负责人强调说：“他们将来将乌克兰视为包括欧洲经济在内的驱动力。”</text:p>
      <text:p text:style-name="P4">
<text:span text:style-name="T4">
另请阅读：</text:span>
 <text:a xlink:type="simple" xlink:href="https://www.ukrinform.ua/rubric-vidbudova/3701055-meloni-hoce-sob-italijci-zastosuvali-dosvid-svogo-ekonomicnogo-diva-1960h-rokiv-v-ukraini.html" text:style-name="Internet_20_link" text:visited-style-name="Visited_20_Internet_20_Link">
<text:span text:style-name="T4">
 Melonney </text:span>
</text:a>
</text:p>
      <text:p text:style-name="P4">
<text:span text:style-name="T5">
主要照片：Denis Shmigal，Facebook</text:span>
</text:p>
      <text:p text:style-name="P4">
News Source: <text:a xlink:type="simple" xlink:href="https://www.ukrinform.ua/rubric-vidbudova/3701224-ucast-u-konferencii-z-vidbudovi-v-rimi-vzali-ponad-150-ukrainskih-kompanij-prezident-tpp.html" text:style-name="Internet_20_link" text:visited-style-name="Visited_20_Internet_20_Link">
https://www.ukrinform.ua/rubric-vidbudova/3701224-ucast-u-konferencii-z-vidbudovi-v-rimi-vzali-ponad-150-ukrainskih-kompanij-prezident-tpp.html</text:a>
</text:p>
      <!--NEWS-->
      <text:h text:style-name="P10" text:outline-level="1">
<text:span text:style-name="T4">
Zelensky：现在有机会提供乌克兰和中国的新能源关系</text:span>
</text:h>
      <text:p text:style-name="P4">
作者: Ukrinform (Person)</text:p>
      <text:p text:style-name="P4">
出版商: Укринформ (Organization)</text:p>
      <text:p text:style-name="P4">
出版时间: 2023-04-26T22:26:00+03:00</text:p>
      <text:p text:style-name="P4">
修改时间: 2023-04-26T22:26:00+03:00</text:p>
      <text:p text:style-name="P4">
描述: 现在可以运用中国的政治影响力来恢复应保持和平的原则和规则的权力。  - 乌克林。</text:p>
      <text:p text:style-name="P4">
图片: ["<text:a xlink:type="simple" xlink:href="https://static.ukrinform.com/photos/2023_02/thumb_files/630_360_1677258618-249.jpg" text:style-name="Internet_20_link" text:visited-style-name="Visited_20_Internet_20_Link">
630_360_16772...</text:a>
"]</text:p>
      <text:p text:style-name="P4">
标签: ['Китай', 'Україна', 'Зеленський']</text:p>
      <text:p text:style-name="P4">
类型: Article</text:p>
      <!--METADATA-->
      <text:p text:style-name="P4">
<draw:frame draw:style-name="fr1" draw:name="Image290" text:anchor-type="as-char" svg:width="6.9236in" svg:height="3.956343in" draw:z-index="0">
<draw:image xlink:href="../Images/yкринформ/2023-04-26T22-26-00-03-00/630_360_1677258618-249.jpg" xlink:type="simple" xlink:show="embed" xlink:actuate="onLoad" draw:mime-type="image/jpeg"/>
</draw:frame>
目前，中国的政治影响力可以恢复应保持和平的原则的权力和权利。</text:p>
      <text:p text:style-name="P4">
Volodymyr Zelenskyy在[]中说了这一点(https://www.youtube.com/watch?v=gtO9FUvV8zA)，报道乌克林福姆。</text:p>
      <text:p text:style-name="P4">
<text:span text:style-name="T5">
viso：<text:a xlink:type="simple" xlink:href="https://t.me/OP_UA/9330" text:style-name="Internet_20_link" text:visited-style-name="Visited_20_Internet_20_Link">
</text:a>
</text:span>
</text:p>
      <text:p text:style-name="P4">
<text:span text:style-name="T4">
我希望健康，亲爱的乌克兰人!</text:span>
</text:p>
      <text:p text:style-name="P4">
首先，我要感谢我们的整个团队，该团队涉及交流。</text:p>
      <text:p text:style-name="P4">
可以从俄罗斯囚禁中回到乌克兰44人。大多数是军队。 来自不同的方向。 其中包括Azovstal和Mariupol的捍卫者，Kharkiv地区Kherson的其他城市的其他城市……大多数是普通和中士。 有军官。 两个是民事。</text:p>
      <text:p text:style-name="P4">
重要的是，团队要为所有被囚禁的人工作……即使很困难，例如某些类别的囚犯，而这些不仅是一支难以返回的军队，而且是平民是其中一种类别之一，是这些类别之一，这很困难。</text:p>
      <text:p text:style-name="P4">
我们记得大家。 即使没有有关发生的事情，可能在哪里，仍然会尽可能多地搜索和检查这样的人。 乌克兰必须恢复一切。</text:p>
      <text:p text:style-name="P4">
我感谢大家，协调这项工作的家伙：Budanov，Yermak，Lubin，Usov，Kid，Klimenko ...谢谢您在Gur I Mo，voishei和SBU中以及我们的其他人以及我们的其他帮助中的所有帮助。结构。</text:p>
      <text:p text:style-name="P4">
当然，我感谢所有在最前沿的士兵，他们收集了交换基金的补给。 每个俄罗斯囚犯都是交换我们男人的机会。</text:p>
      <text:p text:style-name="P4">
在全面的战争中，总共有2279名乌克兰人和乌克兰妇女被俄罗斯囚禁返回。</text:p>
      <text:p text:style-name="P4">
他今天与中国领导人进行了交谈。 这是一次漫长而合理的对话。 通常说这样的对话是他们开放的。非常重要的是，中国对ITWorks航行自由有同样的看法。 我告诉习近平先生，我们为恢复食物出口的努力。 我听到了我们当地谷物倡议的支持，其扩展以及支持我们的人道主义努力，尤其是乌克兰的谷物计划。</text:p>
      <text:p text:style-name="P4">
当然，对话的重要组成部分是我们对如何恢复诸多诸多危险的和平的看法。 我介绍了乌克兰和平公式，这是其具体观点。我们同意继续我们的沟通。</text:p>
      <text:p text:style-name="P4">
但是，今天，他参加了罗马的会议，该会议致力于我们国家的重建。 这是政府官员和我们国家(乌克兰和意大利工业和业务的代表)交流的一种特殊形式。 为了统一地参与乌克兰，体现了典型的经济力量的人。</text:p>
      <text:p text:style-name="P4">
我感谢总理乔治·梅洛尼(George Meloni)女士对乌克兰不断的支持所说的话。 重要的是，我们已经计划在第24年计划合作。 特别是，这适用于UG7的未来意大利总统，以及恢复大捐助者会议的准备。</text:p>
      <text:p text:style-name="P4">
与乔治共度了单独的电话交谈。 关键主题已经是一项防御工作，是我们士兵的支持。 谢谢，意大利!</text:p>
      <text:p text:style-name="P4">
如今，我们还与合作伙伴进行了有关国防报价和供应协调的特殊工作。 对于乌克兰来说，与我们一起保护自由的任何人都可以清楚地了解我们权力的前景，这一点非常重要。 我们彼此了解越好，以共同的胜利工作就越容易。 出于明显的原因，这种交流的细节无法公开提供。</text:p>
      <text:p text:style-name="P4">
多一个。</text:p>
      <text:p text:style-name="P4">
他今天与格罗西(Grossi)的导演进行了交谈。 切尔诺贝利灾难周年纪念日是世界上每个人都在提醒您的日子。 尤其是当Zaporizhzhya核阶段的辐射灾难的威胁每天和每年都存储时。</text:p>
      <text:p text:style-name="P4">
只有对乌克兰对ZPP的全面控制也可以恢复全球的全部安全，只有在欧洲各地。</text:p>
      <text:p text:style-name="P4">
辐射与俄罗斯联邦相同的方式不承认国家边界。 或更完全遵守规则可以保证安全。</text:p>
      <text:p text:style-name="P4">
我要感谢Grossy先生的倡议 - 一个非常重要的社会组织 - 对所有核电站的工作人员提供了如此特别的医疗支持计划。 感谢您的支持!<text:span text:style-name="T4">
荣耀归于现在正在战斗，战斗哨所和任务中的所有乌克兰士兵!</text:span>
</text:p>
      <text:p text:style-name="P4">
<text:span text:style-name="T4">
荣耀到乌克兰!</text:span>
</text:p>
      <text:p text:style-name="P4">
News Source: <text:a xlink:type="simple" xlink:href="https://www.ukrinform.ua/rubric-polytics/3701227-zelenskij-zaraz-e-mozlivist-dati-novu-energiu-vidnosinam-ukraini-ta-kitau.html" text:style-name="Internet_20_link" text:visited-style-name="Visited_20_Internet_20_Link">
https://www.ukrinform.ua/rubric-polytics/3701227-zelenskij-zaraz-e-mozlivist-dati-novu-energiu-vidnosinam-ukraini-ta-kitau.html</text:a>
</text:p>
      <!--NEWS-->
      <text:h text:style-name="P10" text:outline-level="1">
<text:span text:style-name="T4">
在地铁的哈尔基夫（Kharkiv），您可以与Zelensky，Zaluzhny，Shevchenko和Skovoroda一起看到一张照片</text:span>
</text:h>
      <text:p text:style-name="P4">
作者: Ukrinform (Person)</text:p>
      <text:p text:style-name="P4">
出版商: Укринформ (Organization)</text:p>
      <text:p text:style-name="P4">
出版时间: 2023-04-26T22:38:00+03:00</text:p>
      <text:p text:style-name="P4">
修改时间: 2023-04-26T22:38:00+03:00</text:p>
      <text:p text:style-name="P4">
描述: 在卡尔基夫（Kharkiv），在普什卡斯卡亚地铁站（Pushkinskaya Metro Station），一张荣誉艺术家奥莱格·拉扎伦科（Oleg Lazarenko）的照片“乌克兰首先。 卡尔基夫战争日记”，描绘了过去和现在的著名人物。  - 乌克林。</text:p>
      <text:p text:style-name="P4">
图片: ["<text:a xlink:type="simple" xlink:href="https://static.ukrinform.com/photos/2023_04/thumb_files/630_360_1682527571-822.jpg" text:style-name="Internet_20_link" text:visited-style-name="Visited_20_Internet_20_Link">
630_360_16825...</text:a>
", "<text:a xlink:type="simple" xlink:href="https://static.ukrinform.com/photos/2023_04/1682527571-857.jpg" text:style-name="Internet_20_link" text:visited-style-name="Visited_20_Internet_20_Link">
1682527571-85...</text:a>
", "<text:a xlink:type="simple" xlink:href="https://static.ukrinform.com/photos/2023_04/1682527573-507.jpg" text:style-name="Internet_20_link" text:visited-style-name="Visited_20_Internet_20_Link">
1682527573-50...</text:a>
", "<text:a xlink:type="simple" xlink:href="https://static.ukrinform.com/photos/2023_04/1682527572-985.jpg" text:style-name="Internet_20_link" text:visited-style-name="Visited_20_Internet_20_Link">
1682527572-98...</text:a>
"]</text:p>
      <text:p text:style-name="P4">
标签: ['Метро', 'Тарас Шевченко', 'Харків', 'Картина', 'Художник', 'Григорій Сковорода', 'Зеленський', 'Валерій Залужний']</text:p>
      <text:p text:style-name="P4">
类型: Article</text:p>
      <!--METADATA-->
      <text:p text:style-name="P4">
<draw:frame draw:style-name="fr1" draw:name="Image291" text:anchor-type="as-char" svg:width="6.9236in" svg:height="3.956343in" draw:z-index="0">
<draw:image xlink:href="../Images/yкринформ/2023-04-26T22-38-00-03-00/630_360_1682527571-822.jpg" xlink:type="simple" xlink:show="embed" xlink:actuate="onLoad" draw:mime-type="image/jpeg"/>
</draw:frame>
Kharkovin Pushkinskaya地铁站展示了荣誉艺术家Olegalazarenko«乌克兰的照片。 卡尔卡夫战争日记”，描绘了过去和现在的名字。</text:p>
      <text:p text:style-name="P4">
这是乌克利福通讯员的报道。</text:p>
      <text:p text:style-name="P4">
<draw:frame draw:style-name="fr1" draw:name="Image292" text:anchor-type="as-char" svg:width="6.9236in" svg:height="9.193002in" draw:z-index="0">
<draw:image xlink:href="../Images/yкринформ/2023-04-26T22-38-00-03-00/1682527571-857.jpg" xlink:type="simple" xlink:show="embed" xlink:actuate="onLoad" draw:mime-type="image/jpeg"/>
</draw:frame>
作者说，这项工作是在马赛克颜色绘画的技术中完成的。 <text:a xlink:type="simple" xlink:href="https://www.ukrinform.ua/tag-hudoznik" text:style-name="Internet_20_link" text:visited-style-name="Visited_20_Internet_20_Link">
</text:a>
在过去的一年中，他为她工作，而在哈尔科夫(Kharkiv)经历了俄罗斯炮击。 在画布上 - 乌克兰沃迪米尔·泽伦斯基(Ukraine Volodymyr Zelensky)的总统，武装部队的总司令Valeryzluzhny，Grigory Skovoroda，Taras Shevchenko，圣经英雄。</text:p>
      <text:p text:style-name="P4">
<draw:frame draw:style-name="fr1" draw:name="Image293" text:anchor-type="as-char" svg:width="6.9236in" svg:height="9.193002in" draw:z-index="0">
<draw:image xlink:href="../Images/yкринформ/2023-04-26T22-38-00-03-00/1682527573-507.jpg" xlink:type="simple" xlink:show="embed" xlink:actuate="onLoad" draw:mime-type="image/jpeg"/>
</draw:frame>
“我的照片是乌克兰人民牢不可破的英雄主义的宣言。 奉献给乌克兰捍卫者，志愿者和哈尔基夫。 为了纪念记忆，它是在这场斗争中献给所有人和受害者的。 我们同时代人的顽强的哥萨克精神创造了未来的历史。”拉扎伦科说。</text:p>
      <text:p text:style-name="P4">
<draw:frame draw:style-name="fr1" draw:name="Image294" text:anchor-type="as-char" svg:width="6.9236in" svg:height="5.211932in" draw:z-index="0">
<draw:image xlink:href="../Images/yкринформ/2023-04-26T22-38-00-03-00/1682527572-985.jpg" xlink:type="simple" xlink:show="embed" xlink:actuate="onLoad" draw:mime-type="image/jpeg"/>
</draw:frame>
据他说，这幅画的情节展示了格雷戈里哲学生命的力量，以及大天使迈克尔，维尔京，使徒约翰和军阀，这帮助乌克兰在与黑暗势力的战斗中进行了斗争。</text:p>
      <text:p text:style-name="P4">
<text:span text:style-name="T4">
另请阅读：</text:span>
 <text:a xlink:type="simple" xlink:href="https://www.ukrinform.ua/rubric-kyiv/3698597-u-stolici-vidkrili-vistavku-z-istorii-sklanih-virobiv-v-ukraini.html" text:style-name="Internet_20_link" text:visited-style-name="Visited_20_Internet_20_Link">
</text:a>
KP“ Kharkiv Metro”的发言人Alexei Bitner表示，可以在这个月中看到画布。</text:p>
      <text:p text:style-name="P4">
<text:span text:style-name="T5">
foto：Julia Bairachna</text:span>
</text:p>
      <text:p text:style-name="P4">
News Source: <text:a xlink:type="simple" xlink:href="https://www.ukrinform.ua/rubric-regions/3701228-u-harkovi-v-metro-mozna-pobaciti-kartinu-iz-zelenskim-zaluznim-sevcenkom-i-skovorodou.html" text:style-name="Internet_20_link" text:visited-style-name="Visited_20_Internet_20_Link">
https://www.ukrinform.ua/rubric-regions/3701228-u-harkovi-v-metro-mozna-pobaciti-kartinu-iz-zelenskim-zaluznim-sevcenkom-i-skovorodou.html</text:a>
</text:p>
      <!--NEWS-->
      <text:h text:style-name="P10" text:outline-level="1">
<text:span text:style-name="T4">
在全层次战争中，有2279名乌克兰人和乌克兰妇女被囚禁从囚禁中返回</text:span>
</text:h>
      <text:p text:style-name="P4">
作者: Ukrinform (Person)</text:p>
      <text:p text:style-name="P4">
出版商: Укринформ (Organization)</text:p>
      <text:p text:style-name="P4">
出版时间: 2023-04-26T22:49:00+03:00</text:p>
      <text:p text:style-name="P4">
修改时间: 2023-04-26T22:49:00+03:00</text:p>
      <text:p text:style-name="P4">
描述: 沃迪米尔·泽伦斯基（Volodymyr Zelensky）总统感谢GUR的代表，总统办公室，SBU，国家警察，申诉专员办公室，战俘管理的协调员以及为俄罗斯囚禁提供了44名人员的军队。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Обмін', 'ЗСУ', 'Військові', 'Українська асоціація полонених', 'Зеленський', 'Війна з росією']</text:p>
      <text:p text:style-name="P4">
类型: Article</text:p>
      <!--METADATA-->
      <text:p text:style-name="P4">
<draw:frame draw:style-name="fr1" draw:name="Image295" text:anchor-type="as-char" svg:width="6.9236in" svg:height="3.956343in" draw:z-index="0">
<draw:image xlink:href="../Images/yкринформ/2023-04-26T22-49-00-03-00/630_360_1678962741-175.jpeg" xlink:type="simple" xlink:show="embed" xlink:actuate="onLoad" draw:mime-type="image/jpeg"/>
</draw:frame>
总统洛尔里尔·泽伦斯基(Lordir Zelensky)感谢古尔(Gur)的代表，总统办公室，SBU，国家警察，申诉专员办公室，曾与Zavi -Red待遇的协调总部以及为俄罗斯囚禁提供了44名人员。</text:p>
      <text:p text:style-name="P4">
乌克兰国家的负责人在晚上说了这一点<text:a xlink:type="simple" xlink:href="https://www.youtube.com/watch" text:style-name="Internet_20_link" text:visited-style-name="Visited_20_Internet_20_Link">
</text:a>
，报道乌克林福姆。</text:p>
      <text:p text:style-name="P4">
<text:span text:style-name="T4">
 <text:span text:style-name="T5">
视频：</text:span>
 </text:span>
 <text:a xlink:type="simple" xlink:href="https://t.me/OP_UA/9330" text:style-name="Internet_20_link" text:visited-style-name="Visited_20_Internet_20_Link">
_ Popice总裁，Telegram_</text:a>
“我们记得大家。即使没有关于特定人的精确信息，有关发生的事情，可能在哪里，仍然会尽可能多地搜索和检查这样的人。乌克兰必须恢复所有人。我感谢大家，共同协调这项工作的家伙：布达塔诺夫，耶尔马克，卢比尼特，乌索夫，孩子，克里姆森科...谢谢你们在Gurmo，Office，SBU和我们的其他结构中都帮助的每个人，”  - ] <text:a xlink:type="simple" xlink:href="https://www.ukrinform.ua/tag-zelenskij" text:style-name="Internet_20_link" text:visited-style-name="Visited_20_Internet_20_Link">
</text:a>
。</text:p>
      <text:p text:style-name="P4">
他强调，该团队为所有被囚禁的人工作 - 不仅很难返回的拖曳，而且还不容易释放的民用囚犯。</text:p>
      <text:p text:style-name="P4">
<text:span text:style-name="T4">
另请阅读：</text:span>
 <text:a xlink:type="simple" xlink:href="https://www.ukrinform.ua/rubric-ato/3701181-gur-obmin-polonenimi-z-rf-vsih-na-vsih-zavdanna-ake-obovazkovo-bude-vikonane.html" text:style-name="Internet_20_link" text:visited-style-name="Visited_20_Internet_20_Link">
<text:span text:style-name="T4">
囚禁</text:span>
</text:a>
国家负责人说：“总的来说，在全面战争期间，有2279名乌克兰人和乌克兰妇女被俄罗斯囚禁返回。”</text:p>
      <text:p text:style-name="P4">
总统指出，今天有可能再返回乌克兰44人，里夫恩俘虏的人，其中大多数人都朝着不同的方向上。</text:p>
      <text:p text:style-name="P4">
Zelensky说：“其中有“ Azovstal”的捍卫者和Mariupol，Kharkiv地区Kherson地区的其他城市的其他城市……大多数是普通的和中士。有军官。两名是民事。</text:p>
      <text:p text:style-name="P4">
<text:span text:style-name="T4">
另请阅读：</text:span>
 <text:a xlink:type="simple" xlink:href="https://www.ukrinform.ua/rubric-ato/3700727-v-upravlinni-oon-z-prav-ludini-nagadali-so-strata-polonenogo-e-voennim-zlocinom.html" text:style-name="Internet_20_link" text:visited-style-name="Visited_20_Internet_20_Link">
<text:span text:style-name="T4">
囚禁</text:span>
</text:a>
他还感谢前线上的所有士兵，因为“为交换基金收集补给”，因为每个俄罗斯囚犯都是来自乌克兰的人的可能性。</text:p>
      <text:p text:style-name="P4">
据报道，截至4月24日，从俄罗斯的全部入侵开始就从俄罗斯被囚禁<text:a xlink:type="simple" xlink:href="https://www.ukrinform.ua/rubric-ato/3700069-ukraina-vze-zvilnila-z-rosijskogo-polonu-ponad-2230-osib-sered-akih-140-civilnih-zelenskij.html" text:style-name="Internet_20_link" text:visited-style-name="Visited_20_Internet_20_Link">
</text:a>
，包括140名平民。</text:p>
      <text:p text:style-name="P4">
<text:span text:style-name="T5">
foto：总统办公室</text:span>
</text:p>
      <text:p text:style-name="P4">
News Source: <text:a xlink:type="simple" xlink:href="https://www.ukrinform.ua/rubric-ato/3701229-za-cas-povnomasstabnoi-vijni-z-polonu-povernuli-2-279-ukrainciv-ta-ukrainok-prezident.html" text:style-name="Internet_20_link" text:visited-style-name="Visited_20_Internet_20_Link">
https://www.ukrinform.ua/rubric-ato/3701229-za-cas-povnomasstabnoi-vijni-z-polonu-povernuli-2-279-ukrainciv-ta-ukrainok-prezident.html</text:a>
</text:p>
      <!--NEWS-->
      <text:h text:style-name="P10" text:outline-level="1">
<text:span text:style-name="T4">
俄罗斯增加了在大西洋 - 美国将军中的潜艇的存在</text:span>
</text:h>
      <text:p text:style-name="P4">
作者: Ukrinform (Person)</text:p>
      <text:p text:style-name="P4">
出版商: Укринформ (Organization)</text:p>
      <text:p text:style-name="P4">
出版时间: 2023-04-26T22:58:00+03:00</text:p>
      <text:p text:style-name="P4">
修改时间: 2023-04-26T22:58:00+03:00</text:p>
      <text:p text:style-name="P4">
描述: 俄罗斯海军最近增加了其潜艇在大西洋的存在。  - 乌克林。</text:p>
      <text:p text:style-name="P4">
图片: ["<text:a xlink:type="simple" xlink:href="https://static.ukrinform.com/photos/2016_03/thumb_files/630_360_1459411837-1303-foto-milru.jpg" text:style-name="Internet_20_link" text:visited-style-name="Visited_20_Internet_20_Link">
630_360_14594...</text:a>
"]</text:p>
      <text:p text:style-name="P4">
标签: ['США', 'Підводний човен', 'Атлантичний океан', 'Війна з росією']</text:p>
      <text:p text:style-name="P4">
类型: Article</text:p>
      <!--METADATA-->
      <text:p text:style-name="P4">
<draw:frame draw:style-name="fr1" draw:name="Image296" text:anchor-type="as-char" svg:width="6.9236in" svg:height="3.956343in" draw:z-index="0">
<draw:image xlink:href="../Images/yкринформ/2023-04-26T22-58-00-03-00/630_360_1459411837-1303-foto-milru.jpg" xlink:type="simple" xlink:show="embed" xlink:actuate="onLoad" draw:mime-type="image/jpeg"/>
</draw:frame>
俄罗斯联邦的海军最近增加了大西洋潜艇的存在。</text:p>
      <text:p text:style-name="P4">
美国欧洲指挥官克里斯托弗·考洛(Christopher Kaoly)在美国国会的听证会上指出，这是他自己的记者报道的。</text:p>
      <text:p text:style-name="P4">
“我可以说，俄罗斯人已经比我们长期以来看到的更活跃。 他们在整个大西洋的巡逻 - 在大多数情况下，在整个大西洋上都比近年来举行。</text:p>
      <text:p text:style-name="P4">
<text:span text:style-name="T4">
另请阅读：</text:span>
 <text:a xlink:type="simple" xlink:href="https://www.ukrinform.ua/rubric-technology/3695825-u-ssa-vveli-v-ekspluataciu-pidvodnogo-robota-zi-stucnim-intelektom.html" text:style-name="Internet_20_link" text:visited-style-name="Visited_20_Internet_20_Link">
</text:a>
因此，美国将军的军事威胁来自外部<text:a xlink:type="simple" xlink:href="https://www.ukrinform.ua/tag-rosia" text:style-name="Internet_20_link" text:visited-style-name="Visited_20_Internet_20_Link">
</text:a>
无论对乌克兰的战争如何，它们都会出现。</text:p>
      <text:p text:style-name="P4">
据报道，最近几周，俄罗斯将其潜艇集中在太平洋地区，那里进行了大规模的演习，必须能够翻新俄罗斯与中国之间的伙伴关系的加强。</text:p>
      <text:p text:style-name="P4">
News Source: <text:a xlink:type="simple" xlink:href="https://www.ukrinform.ua/rubric-world/3701230-rosia-posilila-prisutnist-pidvodnih-covniv-v-atlantici-amerikanskij-general.html" text:style-name="Internet_20_link" text:visited-style-name="Visited_20_Internet_20_Link">
https://www.ukrinform.ua/rubric-world/3701230-rosia-posilila-prisutnist-pidvodnih-covniv-v-atlantici-amerikanskij-general.html</text:a>
</text:p>
      <!--NEWS-->
      <text:h text:style-name="P10" text:outline-level="1">
<text:span text:style-name="T4">
Zelensky：中国的影响可以恢复应保持和平的原则权力</text:span>
</text:h>
      <text:p text:style-name="P4">
作者: Ukrinform (Person)</text:p>
      <text:p text:style-name="P4">
出版商: Укринформ (Organization)</text:p>
      <text:p text:style-name="P4">
出版时间: 2023-04-26T23:05:00+03:00</text:p>
      <text:p text:style-name="P4">
修改时间: 2023-04-26T23:05:00+03:00</text:p>
      <text:p text:style-name="P4">
描述: 乌克兰和中国与世界绝大多数地区一样，对国家主权和领土完整的实力感兴趣，遵守主要安全规则。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Китай', 'Україна', 'Зеленський', 'Війна з росією']</text:p>
      <text:p text:style-name="P4">
类型: Article</text:p>
      <!--METADATA-->
      <text:p text:style-name="P4">
<draw:frame draw:style-name="fr1" draw:name="Image297" text:anchor-type="as-char" svg:width="6.9236in" svg:height="3.956343in" draw:z-index="0">
<draw:image xlink:href="../Images/yкринформ/2023-04-26T23-05-00-03-00/630_360_1682063024-559.jpeg" xlink:type="simple" xlink:show="embed" xlink:actuate="onLoad" draw:mime-type="image/jpeg"/>
</draw:frame>
乌克兰与世界绝大多数一样，对主权和领土完整的实力感兴趣，遵守主要安全规则。</text:p>
      <text:p text:style-name="P4">
Volodymyr Zelenskyy在[]中说了这一点(https://www.youtube.com/watch?v=gtO9FUvV8zA)，报道乌克林福姆。</text:p>
      <text:p text:style-name="P4">
“他今天与中国的领导人进行了交谈。这是一场漫长而合理的对话。这样的对话通常说他们打开了机会。增加有可能为我们的关系提供新的能量 - 乌克兰和中国。将中国的政治影响力应用于他说：“恢复应保持和平的原则和规则。”</text:p>
      <text:p text:style-name="P4">
<text:span text:style-name="T5">
viso：<text:a xlink:type="simple" xlink:href="https://t.me/OP_UA/9330" text:style-name="Internet_20_link" text:visited-style-name="Visited_20_Internet_20_Link">
</text:a>
</text:span>
</text:p>
      <text:p text:style-name="P4">
Zelensky指出，对话中的狮子份额涉及关于可能恢复和平的观点。 特别是，他提出了乌克兰和平的特定要点。</text:p>
      <text:p text:style-name="P4">
国家负责人还指出，乌克兰和中国同样对国家和领土诚信的主权可能同样感兴趣。 同时，安全国家符合主要安全规则，特别是关于对核武器及其在世界范围内的分配的不可允许的。</text:p>
      <text:p text:style-name="P4">
<text:span text:style-name="T4">
另请阅读：</text:span>
 <text:a xlink:type="simple" xlink:href="https://www.ukrinform.ua/rubric-polytics/3701129-rozmova-zelenskogo-ta-si-czinpina-detali.html" text:style-name="Internet_20_link" text:visited-style-name="Visited_20_Internet_20_Link">
<text:span text:style-name="T4">
 jinp </text:span>
</text:a>
“我们同样感兴趣的是，Zaporizhzhya NPP周围的局势最终受到保护，并且核电站永远不会出于军事目的而没有再次使用，即俄罗斯的愤世嫉俗的使用，俄罗斯试图制定规范，”  - 说。 <text:a xlink:type="simple" xlink:href="https://www.ukrinform.ua/tag-zelenskij" text:style-name="Internet_20_link" text:visited-style-name="Visited_20_Internet_20_Link">
</text:a>
。</text:p>
      <text:p text:style-name="P4">
总统补充说，中国对自由和贸易也有同样的看法：“我向习近平先生介绍了我们为恢复粮食出口的努力。“乌克兰的谷物”，负责人说。</text:p>
      <text:p text:style-name="P4">
<text:span text:style-name="T4">
另请阅读：</text:span>
 <text:a xlink:type="simple" xlink:href="https://www.ukrinform.ua/rubric-polytics/3701227-zelenskij-zaraz-e-mozlivist-dati-novu-energiu-vidnosinam-ukraini-ta-kitau.html" text:style-name="Internet_20_link" text:visited-style-name="Visited_20_Internet_20_Link">
<text:span text:style-name="T4">
中国</text:span>
</text:a>
正如乌克林福姆报道的那样，4月26日，乌克兰沃迪米尔·泽伦斯基(Ukraine Volodymyr Zelensky)总裁与中华人民共和国领袖习近平进行了每小时的对话。</text:p>
      <text:p text:style-name="P4">
_foto：op _</text:p>
      <text:p text:style-name="P4">
News Source: <text:a xlink:type="simple" xlink:href="https://www.ukrinform.ua/rubric-polytics/3701232-zelenskij-vpliv-kitau-moze-povernuti-silu-principam-na-akih-mae-trimatisa-mir.html" text:style-name="Internet_20_link" text:visited-style-name="Visited_20_Internet_20_Link">
https://www.ukrinform.ua/rubric-polytics/3701232-zelenskij-vpliv-kitau-moze-povernuti-silu-principam-na-akih-mae-trimatisa-mir.html</text:a>
</text:p>
      <!--NEWS-->
      <text:h text:style-name="P10" text:outline-level="1">
<text:span text:style-name="T4">
在Irpen，他们创建了专门针对Artmsoli，Bakhmut和Soledar的壁画</text:span>
</text:h>
      <text:p text:style-name="P4">
作者: Ukrinform (Person)</text:p>
      <text:p text:style-name="P4">
出版商: Укринформ (Organization)</text:p>
      <text:p text:style-name="P4">
出版时间: 2023-04-26T23:13:00+03:00</text:p>
      <text:p text:style-name="P4">
修改时间: 2023-04-26T23:13:00+03:00</text:p>
      <text:p text:style-name="P4">
描述: 在Irpen，他们创建了专门针对Artmsoli，Bakhmut和Soledar的壁画。 还会有bakhmut，irpin。  - 乌克林。</text:p>
      <text:p text:style-name="P4">
图片: ["<text:a xlink:type="simple" xlink:href="https://static.ukrinform.com/photos/2023_04/thumb_files/630_360_1682545650-888.jpg" text:style-name="Internet_20_link" text:visited-style-name="Visited_20_Internet_20_Link">
630_360_16825...</text:a>
", "<text:a xlink:type="simple" xlink:href="https://static.ukrinform.com/photos/2023_04/1682545575-352.jpg" text:style-name="Internet_20_link" text:visited-style-name="Visited_20_Internet_20_Link">
1682545575-35...</text:a>
", "<text:a xlink:type="simple" xlink:href="https://static.ukrinform.com/photos/2023_04/1682545650-888.jpg" text:style-name="Internet_20_link" text:visited-style-name="Visited_20_Internet_20_Link">
1682545650-88...</text:a>
"]</text:p>
      <text:p text:style-name="P4">
标签: ['Бахмут', 'Ірпінь', 'Мурал', 'Артемсіль', 'Київщина', 'Соледар']</text:p>
      <text:p text:style-name="P4">
类型: Article</text:p>
      <!--METADATA-->
      <text:p text:style-name="P4">
<draw:frame draw:style-name="fr1" draw:name="Image298" text:anchor-type="as-char" svg:width="6.9236in" svg:height="3.956343in" draw:z-index="0">
<draw:image xlink:href="../Images/yкринформ/2023-04-26T23-13-00-03-00/630_360_1682545650-888.jpg" xlink:type="simple" xlink:show="embed" xlink:actuate="onLoad" draw:mime-type="image/jpeg"/>
</draw:frame>
在伊尔替斯坦(Irpenistan)，献给“ Artmsoli”，Bakhmut和Soledar的壁画。 还有bakhmut，艾尔彭(Irpin)。</text:p>
      <text:p text:style-name="P4">
这在[]中指出(https://t.me/verkhovnaradaukrainy/49474)报道乌克利福姆</text:p>
      <text:p text:style-name="P4">
<draw:frame draw:style-name="fr1" draw:name="Image299" text:anchor-type="as-char" svg:width="6.9236in" svg:height="3.346407in" draw:z-index="0">
<draw:image xlink:href="../Images/yкринформ/2023-04-26T23-13-00-03-00/1682545575-352.jpg" xlink:type="simple" xlink:show="embed" xlink:actuate="onLoad" draw:mime-type="image/jpeg"/>
</draw:frame>
“ Irpin已成为一个前哨基地，他对处决时期进行了第一次重击，Bakhmut遭受了痛苦，盐体现了这个地方。 两者都是命运中的兄弟，”作者说<text:a xlink:type="simple" xlink:href="https://www.ukrinform.ua/tag-mural" text:style-name="Internet_20_link" text:visited-style-name="Visited_20_Internet_20_Link">
</text:a>
伊万·舒尔金(Ivan Shulgin)。</text:p>
      <text:p text:style-name="P4">
<draw:frame draw:style-name="fr1" draw:name="Image300" text:anchor-type="as-char" svg:width="6.9236in" svg:height="4.615733in" draw:z-index="0">
<draw:image xlink:href="../Images/yкринформ/2023-04-26T23-13-00-03-00/1682545650-888.jpg" xlink:type="simple" xlink:show="embed" xlink:actuate="onLoad" draw:mime-type="image/jpeg"/>
</draw:frame>
现在，由于积极的战斗和俄罗斯入侵者的不断炮击，阿特索利的工作已经停止。 2023年2月，与联合美国慈善平台一起，与联合美国慈善平台一起庆祝整个尺度的周年纪念日，从Soledar发行了一批特别的Sledar的特殊盐，将20吨的象征性包分成20吨象征性包装。 。</text:p>
      <text:p text:style-name="P4">
<text:span text:style-name="T4">
另请阅读：</text:span>
 <text:a xlink:type="simple" xlink:href="https://www.ukrinform.ua/rubric-regions/3699119-v-irpeni-vidkrili-prisvacenij-energetikam-artobekt-svitloperemagaetemravu.html" text:style-name="Internet_20_link" text:visited-style-name="Visited_20_Internet_20_Link">
<text:span text:style-name="T4">
 irpeni </text:span>
</text:a>
正如乌克林福姆(Ukrinform)报道的那样，乌克兰兹尼(Ukrzaliznytsia JSC)JSC完成了跨基辅地区伊尔平河(Irpin River)的侮辱性桥梁的大修。</text:p>
      <text:p text:style-name="P4">
<text:span text:style-name="T5">
foto：Verkhovna Rada，Telegram</text:span>
</text:p>
      <text:p text:style-name="P4">
News Source: <text:a xlink:type="simple" xlink:href="https://www.ukrinform.ua/rubric-regions/3701244-v-irpeni-stvoruut-mural-prisvacenij-artemsoli-bahmutu-j-soledaru.html" text:style-name="Internet_20_link" text:visited-style-name="Visited_20_Internet_20_Link">
https://www.ukrinform.ua/rubric-regions/3701244-v-irpeni-stvoruut-mural-prisvacenij-artemsoli-bahmutu-j-soledaru.html</text:a>
</text:p>
      <!--NEWS-->
      <text:h text:style-name="P10" text:outline-level="1">
<text:span text:style-name="T4">
前苏联的一些国家正在积极转售</text:span>
</text:h>
      <text:p text:style-name="P4">
作者: Ukrinform (Person)</text:p>
      <text:p text:style-name="P4">
出版商: Укринформ (Organization)</text:p>
      <text:p text:style-name="P4">
出版时间: 2023-04-26T23:19:00+03:00</text:p>
      <text:p text:style-name="P4">
修改时间: 2023-04-26T23:19:00+03:00</text:p>
      <text:p text:style-name="P4">
描述: 根据Politico的报道，佐治亚州，亚美尼亚和哈萨克斯坦正在积极帮助俄罗斯规避西方对莫斯科的制裁，这是由于其入侵乌克兰。  - 乌克林。</text:p>
      <text:p text:style-name="P4">
图片: ["<text:a xlink:type="simple" xlink:href="https://static.ukrinform.com/photos/2023_04/thumb_files/630_360_1681461745-184.jpg" text:style-name="Internet_20_link" text:visited-style-name="Visited_20_Internet_20_Link">
630_360_16814...</text:a>
"]</text:p>
      <text:p text:style-name="P4">
标签: ['Антиросійські санкції', 'Експорт', 'СНД', 'Торгівля', 'СРСР']</text:p>
      <text:p text:style-name="P4">
类型: Article</text:p>
      <!--METADATA-->
      <text:p text:style-name="P4">
<draw:frame draw:style-name="fr1" draw:name="Image301" text:anchor-type="as-char" svg:width="6.9236in" svg:height="3.956343in" draw:z-index="0">
<draw:image xlink:href="../Images/yкринформ/2023-04-26T23-19-00-03-00/630_360_1681461745-184.jpg" xlink:type="simple" xlink:show="embed" xlink:actuate="onLoad" draw:mime-type="image/jpeg"/>
</draw:frame>
根据Politico的报道，佐治亚州，亚美尼亚和哈萨克斯坦正在积极帮助俄罗斯规避西方对莫斯科的制裁，这是由于其入侵乌克兰。</text:p>
      <text:p text:style-name="P4">
乌克林福姆报告了这一点。</text:p>
      <text:p text:style-name="P4">
这些国家的企业的加强可以通过[]的大量出口证明(https://www.ukrinform.ua/tag-rosia)。 它主要是俄罗斯联邦无法获得的西方商品的供应。</text:p>
      <text:p text:style-name="P4">
贸易数据监视器的海关数据表明，自莫斯科开始入侵乌克兰以来，SRF的佐治亚州的数量增加了近22％，向俄罗斯出口的酒精量增加了120％以上。</text:p>
      <text:p text:style-name="P4">
<text:span text:style-name="T4">
另请阅读：</text:span>
 <text:a xlink:type="simple" xlink:href="https://www.ukrinform.ua/rubric-polytics/3700722-zelenskij-sogodni-grupa-ermakamakfola-predstavila-dokument-sodo-posilenna-sankcij-proti-rf.html" text:style-name="Internet_20_link" text:visited-style-name="Visited_20_Internet_20_Link">
</text:a>
同一时期，哈萨克斯坦对俄罗斯的出口增长了57％。</text:p>
      <text:p text:style-name="P4">
根据世界银行的数据，支持俄罗斯的密切贸易的GDP去年增长了11％，而对罗西乌斯的出口增加了五次，俄罗斯联邦的转会在相对较低的一年中跃升了七倍。</text:p>
      <text:p text:style-name="P4">
外交事务部长litvigabrielius landsbergis采访说，俄罗斯人提供的新供应连锁店破坏了欧洲惩罚莫斯科并必须封锁的努力，这破坏了欧洲的努力。</text:p>
      <text:p text:style-name="P4">
<text:span text:style-name="T4">
另请阅读：</text:span>
 <text:a xlink:type="simple" xlink:href="https://www.ukrinform.ua/rubric-world/3700343-novij-paket-sankcij-es-proti-rosii-bude-u-drugij-polovini-travna-mzs-polsi.html" text:style-name="Internet_20_link" text:visited-style-name="Visited_20_Internet_20_Link">
</text:a>
据他说，维尔纽斯敦促欧盟任命一名专员进行监督和使用<text:a xlink:type="simple" xlink:href="https://www.ukrinform.ua/tag-antirosijski-sankcii" text:style-name="Internet_20_link" text:visited-style-name="Visited_20_Internet_20_Link">
</text:a>
反对俄罗斯及其合作伙伴。</text:p>
      <text:p text:style-name="P4">
正如乌克林福姆报道的<text:a xlink:type="simple" xlink:href="https://www.ukrinform.ua/rubric-world/3693120-bajden-prodovziv-sankcii-proti-rosii-se-na-rik.html" text:style-name="Internet_20_link" text:visited-style-name="Visited_20_Internet_20_Link">
</text:a>
由于俄罗斯联合会的有害外部活动，在20121年4月对俄罗斯进行了持续制裁的签名，并在全面入侵俄罗斯联邦进入乌克兰后于2022年进行了扩展。</text:p>
      <text:p text:style-name="P4">
<text:span text:style-name="T5">
foto：shutterstock</text:span>
</text:p>
      <text:p text:style-name="P4">
News Source: <text:a xlink:type="simple" xlink:href="https://www.ukrinform.ua/rubric-economy/3701233-deaki-kraini-kolisnogo-srsr-aktivno-pereproduut-rosii-pidsankcijni-tovari-politico.html" text:style-name="Internet_20_link" text:visited-style-name="Visited_20_Internet_20_Link">
https://www.ukrinform.ua/rubric-economy/3701233-deaki-kraini-kolisnogo-srsr-aktivno-pereproduut-rosii-pidsankcijni-tovari-politico.html</text:a>
</text:p>
      <!--NEWS-->
      <text:h text:style-name="P10" text:outline-level="1">
<text:span text:style-name="T4">
只有对乌克兰对ZPP的完全控制才能保证欧洲的安全 - 总统</text:span>
</text:h>
      <text:p text:style-name="P4">
作者: Ukrinform (Person)</text:p>
      <text:p text:style-name="P4">
出版商: Укринформ (Organization)</text:p>
      <text:p text:style-name="P4">
出版时间: 2023-04-26T23:26:00+03:00</text:p>
      <text:p text:style-name="P4">
修改时间: 2023-04-26T23:26:00+03:00</text:p>
      <text:p text:style-name="P4">
描述: 俄罗斯在Zaporizhzhya核电站领土上的存在构成了像Chornobyl这样的辐射灾难的威胁。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МАГАТЕ', 'Зеленський', 'Запорізька АЕС', 'Ядерна безпека', 'Війна з росією']</text:p>
      <text:p text:style-name="P4">
类型: Article</text:p>
      <!--METADATA-->
      <text:p text:style-name="P4">
<draw:frame draw:style-name="fr1" draw:name="Image302" text:anchor-type="as-char" svg:width="6.9236in" svg:height="3.956343in" draw:z-index="0">
<draw:image xlink:href="../Images/yкринформ/2023-04-26T23-26-00-03-00/630_360_1659774839-514.jpg" xlink:type="simple" xlink:show="embed" xlink:actuate="onLoad" draw:mime-type="image/jpeg"/>
</draw:frame>
俄罗斯在Zaporizhzhya核电站领土上的存在造成了像Chornobyl这样的辐射灾难的威胁。</text:p>
      <text:p text:style-name="P4">
根据乌克林福姆的说法，沃迪米尔·泽伦斯基(Volodymyr Zelenskyy)在[]中说(https://www.youtube.com/watch?v=gtO9FUvV8zA)根据Iaea Raphael Grosssey总经理的对话结果。</text:p>
      <text:p text:style-name="P4">
“只有对乌克兰对ZPP的完全控制也可以恢复全部的安全，但只有我们的国家，但是在欧洲各地，全世界。辐射不承认国家边界以及俄罗斯联邦。权利可以保证安全状态。</text:p>
      <text:p text:style-name="P4">
<text:span text:style-name="T5">
viso：<text:a xlink:type="simple" xlink:href="https://t.me/OP_UA/9330" text:style-name="Internet_20_link" text:visited-style-name="Visited_20_Internet_20_Link">
</text:a>
</text:span>
</text:p>
      <text:p text:style-name="P4">
总统说，他回忆起世界安全有多脆弱。 特别是，“每年和每年都会存储Zaporizhhya核阶段的辐射灾难的威胁。</text:p>
      <text:p text:style-name="P4">
<text:span text:style-name="T4">
另请阅读：</text:span>
 <text:a xlink:type="simple" xlink:href="https://www.ukrinform.ua/rubric-polytics/3701152-zelenskij-zaklikav-kitaj-dopomogti-ubezpeciti-zaporizku-aes.html" text:style-name="Internet_20_link" text:visited-style-name="Visited_20_Internet_20_Link">
</text:a>
同时，Zelensky感谢Grossi的一项重要倡议 - 为所有乌克兰核电站的工作人员推出了一项特别的医疗支持计划。</text:p>
      <text:p text:style-name="P4">
正如乌克林福姆报道的那样，弗拉基米尔·泽伦斯基(Vladimir Zelensky)周三度过了IAEA Raphael Grossi总监的对话。</text:p>
      <text:p text:style-name="P4">
News Source: <text:a xlink:type="simple" xlink:href="https://www.ukrinform.ua/rubric-polytics/3701234-tilki-povnij-kontrol-ukraini-nad-zaes-garantue-bezpeku-evropi-zelenskij.html" text:style-name="Internet_20_link" text:visited-style-name="Visited_20_Internet_20_Link">
https://www.ukrinform.ua/rubric-polytics/3701234-tilki-povnij-kontrol-ukraini-nad-zaes-garantue-bezpeku-evropi-zelenskij.html</text:a>
</text:p>
      <!--NEWS-->
      <text:h text:style-name="P10" text:outline-level="1">
<text:span text:style-name="T4">
切尔西和一个智者再次让位给APL</text:span>
</text:h>
      <text:p text:style-name="P4">
作者: Ukrinform (Person)</text:p>
      <text:p text:style-name="P4">
出版商: Укринформ (Organization)</text:p>
      <text:p text:style-name="P4">
出版时间: 2023-04-26T23:36:46+03:00</text:p>
      <text:p text:style-name="P4">
修改时间: 2023-04-26T23:36:46+03:00</text:p>
      <text:p text:style-name="P4">
描述: 斯坦福桥的贵族在英超联赛第33轮中输给了布伦特福德。  - 乌克林。</text:p>
      <text:p text:style-name="P4">
图片: ["<text:a xlink:type="simple" xlink:href="https://static.ukrinform.com/photos/2023_04/thumb_files/630_360_1682541120-699.jpg" text:style-name="Internet_20_link" text:visited-style-name="Visited_20_Internet_20_Link">
630_360_16825...</text:a>
"]</text:p>
      <text:p text:style-name="P4">
标签: ['Челсі', 'Футбол', 'АПЛ']</text:p>
      <text:p text:style-name="P4">
类型: Article</text:p>
      <!--METADATA-->
      <text:p text:style-name="P4">
<draw:frame draw:style-name="fr1" draw:name="Image303" text:anchor-type="as-char" svg:width="6.9236in" svg:height="3.956343in" draw:z-index="0">
<draw:image xlink:href="../Images/yкринформ/2023-04-26T23-36-46-03-00/630_360_1682541120-699.jpg" xlink:type="simple" xlink:show="embed" xlink:actuate="onLoad" draw:mime-type="image/jpeg"/>
</draw:frame>
斯坦福桥上的贵族在第33届Turiangali英超联赛中输给了布伦特福德。</text:p>
      <text:p text:style-name="P4">
据报道，弗兰克·莱姆帕德(Frank Lempard)的病房被乌克林福姆(Ukrinform)据报道。</text:p>
      <text:p text:style-name="P4">
作为布伦特福德(Brentford)的一部分，MBEM得分，阿斯皮克(Aspiliket)进了自己的大门。</text:p>
      <text:p text:style-name="P4">
下半场开始时，乌克兰的乌克兰恩格·切尔西(Wnger Chelsea)进入了场地，并且没有区分行动。</text:p>
      <text:p text:style-name="P4">
<text:span text:style-name="T4">
另请阅读：</text:span>
 <text:a xlink:type="simple" xlink:href="https://www.ukrinform.ua/rubric-sports/3701082-supraga-ne-zigrae-za-dinamo-cogo-sezonu-forvardu-potribna-cergova-operacia.html" text:style-name="Internet_20_link" text:visited-style-name="Visited_20_Internet_20_Link">
</text:a>
据报道，切尔西在APL中占据了第11阶段，在资产中进行了32场比赛后39分。</text:p>
      <text:p text:style-name="P4">
照片：Twitter.com/brentfordfc</text:p>
      <text:p text:style-name="P4">
News Source: <text:a xlink:type="simple" xlink:href="https://www.ukrinform.ua/rubric-sports/3701235-celsi-z-mudrikom-vcergove-postupivsa-v-apl.html" text:style-name="Internet_20_link" text:visited-style-name="Visited_20_Internet_20_Link">
https://www.ukrinform.ua/rubric-sports/3701235-celsi-z-mudrikom-vcergove-postupivsa-v-apl.html</text:a>
</text:p>
      <!--NEWS-->
      <text:h text:style-name="P10" text:outline-level="1">
<text:span text:style-name="T4">
武装部队几乎获得了西方所有军事援助 - 美国在欧洲的司令</text:span>
</text:h>
      <text:p text:style-name="P4">
作者: Ukrinform (Person)</text:p>
      <text:p text:style-name="P4">
出版商: Укринформ (Organization)</text:p>
      <text:p text:style-name="P4">
出版时间: 2023-04-26T23:37:00+03:00</text:p>
      <text:p text:style-name="P4">
修改时间: 2023-04-26T23:37:00+03:00</text:p>
      <text:p text:style-name="P4">
描述: 欧洲的美国指挥官克里斯托弗·考科利将军表示，武装部队在活动中获得了几乎所有的军事援助套餐，包括战斗设备和武器，这些武器和武器在与俄罗斯联邦的战争条件下分配了支持乌克兰。  - 乌克林。</text:p>
      <text:p text:style-name="P4">
图片: ["<text:a xlink:type="simple" xlink:href="https://static.ukrinform.com/photos/2023_04/thumb_files/630_360_1682541572-454.jpg" text:style-name="Internet_20_link" text:visited-style-name="Visited_20_Internet_20_Link">
630_360_16825...</text:a>
"]</text:p>
      <text:p text:style-name="P4">
标签: ['США', 'Зброя', 'ЗСУ', 'Військова техніка', 'Війна з росією', '#stoprussia']</text:p>
      <text:p text:style-name="P4">
类型: Article</text:p>
      <!--METADATA-->
      <text:p text:style-name="P4">
<draw:frame draw:style-name="fr1" draw:name="Image304" text:anchor-type="as-char" svg:width="6.9236in" svg:height="3.956343in" draw:z-index="0">
<draw:image xlink:href="../Images/yкринформ/2023-04-26T23-37-00-03-00/630_360_1682541572-454.jpg" xlink:type="simple" xlink:show="embed" xlink:actuate="onLoad" draw:mime-type="image/jpeg"/>
</draw:frame>
美国指挥官 - 欧洲总司令克里斯托弗·卡沃利(Christopher Cavoli)将军说，武装部队几乎从活动中获得了几乎所有的军事援助，包括战斗设备和武器，在SRF的战争条件下，分配了以支持乌克兰的战斗设备和武器。</text:p>
      <text:p text:style-name="P4">
他在周三在美国代表武装武装委员会的听证会上表示。</text:p>
      <text:p text:style-name="P4">
“超过98％的战斗车已经存在。 我坚信我们已交付给他们<text:a xlink:type="simple" xlink:href="https://www.ukrinform.ua/tag-vijskova-tehnika" text:style-name="Internet_20_link" text:visited-style-name="Visited_20_Internet_20_Link">
</text:a>
，我们还将努力维持其运营。”美国将军说。</text:p>
      <text:p text:style-name="P4">
他还保证，美国一方与乌克兰一方保持持续的联系，以确定武装部队的当前需求并确保他们。 他说，此外，正在实施新的步骤以开发欧元 - 大西洋安全。</text:p>
      <text:p text:style-name="P4">
<text:span text:style-name="T4">
另请阅读：</text:span>
 <text:a xlink:type="simple" xlink:href="https://www.ukrinform.ua/rubric-ato/3700205-pentagon-do-kinca-roku-planue-peredati-zsu-bojovi-tanki-abrams.html" text:style-name="Internet_20_link" text:visited-style-name="Visited_20_Internet_20_Link">
</text:a>
美国指挥官说：“我们正在制定对联盟的一般防御计划的新计划，它们将促进战斗的准备水平，并有目的地对工会辩护进行投资。”</text:p>
      <text:p text:style-name="P4">
据乌克林福姆报道，美国已分配了超过360亿美元的军事援助，提供了武装部队，包括炮兵，防空，装甲车。 此外，盟友和合伙企业分配了约200亿美元。</text:p>
      <text:p text:style-name="P4">
<text:span text:style-name="T5">
foto：ustymary</text:span>
</text:p>
      <text:p text:style-name="P4">
News Source: <text:a xlink:type="simple" xlink:href="https://www.ukrinform.ua/rubric-ato/3701237-zsu-otrimali-majze-vsu-zahidnu-vijskovu-dopomogu-komanduvac-silami-ssa-v-evropi.html" text:style-name="Internet_20_link" text:visited-style-name="Visited_20_Internet_20_Link">
https://www.ukrinform.ua/rubric-ato/3701237-zsu-otrimali-majze-vsu-zahidnu-vijskovu-dopomogu-komanduvac-silami-ssa-v-evropi.html</text:a>
</text:p>
      <!--NEWS-->
      <text:h text:style-name="P10" text:outline-level="1">
<text:span text:style-name="T4">
乌克兰手球运动员在CHE-2024的资格赛中输掉了Faroers</text:span>
</text:h>
      <text:p text:style-name="P4">
作者: Ukrinform (Person)</text:p>
      <text:p text:style-name="P4">
出版商: Укринформ (Organization)</text:p>
      <text:p text:style-name="P4">
出版时间: 2023-04-26T23:37:46+03:00</text:p>
      <text:p text:style-name="P4">
修改时间: 2023-04-26T23:37:46+03:00</text:p>
      <text:p text:style-name="P4">
描述: 乌克兰男子国家队在2024年第四届欧洲冠军赛中被法罗群岛队击败。  - 乌克林。</text:p>
      <text:p text:style-name="P4">
图片: ["<text:a xlink:type="simple" xlink:href="https://static.ukrinform.com/photos/2023_04/thumb_files/630_360_1682541357-889.jpg" text:style-name="Internet_20_link" text:visited-style-name="Visited_20_Internet_20_Link">
630_360_16825...</text:a>
"]</text:p>
      <text:p text:style-name="P4">
标签: ['Збірна України', 'гандбол']</text:p>
      <text:p text:style-name="P4">
类型: Article</text:p>
      <!--METADATA-->
      <text:p text:style-name="P4">
<draw:frame draw:style-name="fr1" draw:name="Image305" text:anchor-type="as-char" svg:width="6.9236in" svg:height="3.956343in" draw:z-index="0">
<draw:image xlink:href="../Images/yкринформ/2023-04-26T23-37-46-03-00/630_360_1682541357-889.jpg" xlink:type="simple" xlink:show="embed" xlink:actuate="onLoad" draw:mime-type="image/jpeg"/>
</draw:frame>
乌克兰男性乌克兰被法罗群岛队击败了2024年第四届欧洲冠军。</text:p>
      <text:p text:style-name="P4">
法尔群岛的比赛 - 乌克兰以33:26的成绩结束(17:12)，报道乌克林福姆。</text:p>
      <text:p text:style-name="P4">
在比赛日的另一场比赛中，罗马尼亚让位于手球球员四重奏的领导者-30：35(17:19).</text:p>
      <text:p text:style-name="P4">
Турнірне становище після 5-ти турів: Австрія - 10 очок, Румунія - 4, Фарерськіострови - 4, Україна - 2.</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在下一轮的4月30日，“蓝色和黄色”将被罗马尼亚人接受。</text:p>
      <text:p text:style-name="P4">
照片：FSU。</text:p>
      <text:p text:style-name="P4">
News Source: <text:a xlink:type="simple" xlink:href="https://www.ukrinform.ua/rubric-sports/3701236-ukrainski-gandbolisti-prograli-fareram-u-matci-kvalifikacii-ce2024.html" text:style-name="Internet_20_link" text:visited-style-name="Visited_20_Internet_20_Link">
https://www.ukrinform.ua/rubric-sports/3701236-ukrainski-gandbolisti-prograli-fareram-u-matci-kvalifikacii-ce2024.html</text:a>
</text:p>
      <!--NEWS-->
      <text:h text:style-name="P10" text:outline-level="1">
<text:span text:style-name="T4">
Zelensky：我们已经在2024年概述了与意大利的合作</text:span>
</text:h>
      <text:p text:style-name="P4">
作者: Ukrinform (Person)</text:p>
      <text:p text:style-name="P4">
出版商: Укринформ (Organization)</text:p>
      <text:p text:style-name="P4">
出版时间: 2023-04-26T23:45:00+03:00</text:p>
      <text:p text:style-name="P4">
修改时间: 2023-04-26T23:45:00+03:00</text:p>
      <text:p text:style-name="P4">
描述: Volodymyr Zelensky和George Meloni讨论了在意大利未来总统在G7中的未来总统职位的背景下，并准备了乌克兰恢复捐助者会议的情况。  - 乌克林。</text:p>
      <text:p text:style-name="P4">
图片: ["<text:a xlink:type="simple" xlink:href="https://static.ukrinform.com/photos/2023_01/thumb_files/630_360_1673469063-825.png" text:style-name="Internet_20_link" text:visited-style-name="Visited_20_Internet_20_Link">
630_360_16734...</text:a>
"]</text:p>
      <text:p text:style-name="P4">
标签: ['Італія', 'Зеленський', 'Відбудова', 'Джорджа Мелоні']</text:p>
      <text:p text:style-name="P4">
类型: Article</text:p>
      <!--METADATA-->
      <text:p text:style-name="P4">
<draw:frame draw:style-name="fr1" draw:name="Image306" text:anchor-type="as-char" svg:width="6.9236in" svg:height="3.956343in" draw:z-index="0">
<draw:image xlink:href="../Images/yкринформ/2023-04-26T23-45-00-03-00/630_360_1673469063-825.png" xlink:type="simple" xlink:show="embed" xlink:actuate="onLoad" draw:mime-type="image/png"/>
</draw:frame>
Volodymyrzelensky和George Meloni讨论了两国在2024年意大利未来总统在G7中的合作，并准备了乌克兰恢复的捐助者会议。</text:p>
      <text:p text:style-name="P4">
乌克林福姆报道，乌克兰总统在视频地址中告知了这一点。</text:p>
      <text:p text:style-name="P4">
“我感谢总理乔治·梅洛尼夫人的会议(来自乌克兰的重建。)根据她的说法，乌克兰的不变支持。 重要的是我们计划在2024年合作。 特别是，这适用于意大利总统在G7中的未来，以及准备大型恢复捐助者会议的准备。”</text:p>
      <text:p text:style-name="P4">
同时，Zelensky指出，分别与Meloni进行了电话交谈，在此期间，双方讨论了乌克兰人民的国防合作和支持。</text:p>
      <text:p text:style-name="P4">
<text:span text:style-name="T4">
另请阅读：</text:span>
 <text:a xlink:type="simple" xlink:href="https://www.ukrinform.ua/rubric-ato/3701032-italia-hoce-prijnati-konferenciu-z-vidnovlenna-ukraini-u-2025-roci-meloni.html" text:style-name="Internet_20_link" text:visited-style-name="Visited_20_Internet_20_Link">
<text:span text:style-name="T4">
 Melonney </text:span>
</text:a>
“如今，我们还与合作伙伴进行了有关国防步骤和供应协调的特殊工作。对于乌克兰而言，任何为我们保护自由而努力的人都非常重要，清楚地了解了我们可以具体的纳西尔的观点。我们彼此了解，很容易为共同的胜利而努力。”</text:p>
      <text:p text:style-name="P4">
正如乌克林福姆(Ukrinform)报道的，4月26日在罗马举行的，乌克兰的工作为政府官员和工业和商业代表举行了双边会议。(http://www.ukrinform.ua/rubric-polytics/3701129-rozmova-zelenskogo-ta-si-czinpina-detali.html) .</text:p>
      <text:p text:style-name="P4">
News Source: <text:a xlink:type="simple" xlink:href="https://www.ukrinform.ua/rubric-polytics/3701238-zelenskij-vze-zaraz-namicaemo-spivpracu-z-italieu-u-2024-roci.html" text:style-name="Internet_20_link" text:visited-style-name="Visited_20_Internet_20_Link">
https://www.ukrinform.ua/rubric-polytics/3701238-zelenskij-vze-zaraz-namicaemo-spivpracu-z-italieu-u-2024-roci.html</text:a>
</text:p>
      <!--NEWS-->
      <text:h text:style-name="P10" text:outline-level="1">
<text:span text:style-name="T4">
曼城用Zinchenko击败了阿森纳，并接近了APL的第一步</text:span>
</text:h>
      <text:p text:style-name="P4">
作者: Ukrinform (Person)</text:p>
      <text:p text:style-name="P4">
出版商: Укринформ (Organization)</text:p>
      <text:p text:style-name="P4">
出版时间: 2023-04-26T23:57:00+03:00</text:p>
      <text:p text:style-name="P4">
修改时间: 2023-04-26T23:57:00+03:00</text:p>
      <text:p text:style-name="P4">
描述: “当地人”在桌子中的两个分中以两分的速度不如“ Canonira”，有两次股票。  - 乌克林。</text:p>
      <text:p text:style-name="P4">
图片: ["<text:a xlink:type="simple" xlink:href="https://static.ukrinform.com/photos/2023_04/thumb_files/630_360_1682542012-751.jpg" text:style-name="Internet_20_link" text:visited-style-name="Visited_20_Internet_20_Link">
630_360_16825...</text:a>
"]</text:p>
      <text:p text:style-name="P4">
标签: ['Арсенал', 'Футбол', 'Манчестер Сіті', 'АПЛ']</text:p>
      <text:p text:style-name="P4">
类型: Article</text:p>
      <!--METADATA-->
      <text:p text:style-name="P4">
<draw:frame draw:style-name="fr1" draw:name="Image307" text:anchor-type="as-char" svg:width="6.9236in" svg:height="3.956343in" draw:z-index="0">
<draw:image xlink:href="../Images/yкринформ/2023-04-26T23-57-00-03-00/630_360_1682542012-751.jpg" xlink:type="simple" xlink:show="embed" xlink:actuate="onLoad" draw:mime-type="image/jpeg"/>
</draw:frame>
“当地人”在桌子中的两个点分为两点不如Canonira，有两次备用比赛。</text:p>
      <text:p text:style-name="P4">
乌克林福姆报道，曼彻斯特城在英超联赛第33轮中以4：1击败了阿森纳。</text:p>
      <text:p text:style-name="P4">
石头和荷兰人是当地人的一部分，是德布莱恩的双倍。</text:p>
      <text:p text:style-name="P4">
瓜迪奥利的Hosep病房占英格兰冠军赛的第二名，在33场比赛后获得73分。</text:p>
      <text:p text:style-name="P4">
<text:span text:style-name="T4">
另请阅读：</text:span>
 <text:a xlink:type="simple" xlink:href="https://www.ukrinform.ua/rubric-sports/3701235-celsi-z-mudrikom-vcergove-postupivsa-v-apl.html" text:style-name="Internet_20_link" text:visited-style-name="Visited_20_Internet_20_Link">
<text:span text:style-name="T4">
 apl </text:span>
</text:a>
据报道，阿森纳以APL为首，在资产中33场比赛后有75分。</text:p>
      <text:p text:style-name="P4">
照片：Twitter.com/mancity</text:p>
      <text:p text:style-name="P4">
News Source: <text:a xlink:type="simple" xlink:href="https://www.ukrinform.ua/rubric-sports/3701240-mancester-siti-rozgromiv-arsenal-iz-zincenkom-i-nablizivsa-do-lidera-v-apl.html" text:style-name="Internet_20_link" text:visited-style-name="Visited_20_Internet_20_Link">
https://www.ukrinform.ua/rubric-sports/3701240-mancester-siti-rozgromiv-arsenal-iz-zincenkom-i-nablizivsa-do-lidera-v-apl.html</text:a>
</text:p>
      <!--NEWS-->
      <text:h text:style-name="P10" text:outline-level="1">
<text:span text:style-name="T4">
乌克兰预测夜间霜冻，下午高达22°</text:span>
</text:h>
      <text:p text:style-name="P4">
作者: Ukrinform (Person)</text:p>
      <text:p text:style-name="P4">
出版商: Укринформ (Organization)</text:p>
      <text:p text:style-name="P4">
出版时间: 2023-04-26T23:58:00+03:00</text:p>
      <text:p text:style-name="P4">
修改时间: 2023-04-26T23:58:00+03:00</text:p>
      <text:p text:style-name="P4">
描述: 在不久的将来，预报是在乌克兰霜冻的预测，下午，气温将从8°到22°。  - 乌克林。</text:p>
      <text:p text:style-name="P4">
图片: ["<text:a xlink:type="simple" xlink:href="https://static.ukrinform.com/photos/2023_03/thumb_files/630_360_1679923569-757.jpg" text:style-name="Internet_20_link" text:visited-style-name="Visited_20_Internet_20_Link">
630_360_16799...</text:a>
"]</text:p>
      <text:p text:style-name="P4">
标签: ['Дощ', 'Погода', 'Весна', 'Заморозки']</text:p>
      <text:p text:style-name="P4">
类型: Article</text:p>
      <!--METADATA-->
      <text:p text:style-name="P4">
<draw:frame draw:style-name="fr1" draw:name="Image308" text:anchor-type="as-char" svg:width="6.9236in" svg:height="3.956343in" draw:z-index="0">
<draw:image xlink:href="../Images/yкринформ/2023-04-26T23-58-00-03-00/630_360_1679923569-757.jpg" xlink:type="simple" xlink:show="embed" xlink:actuate="onLoad" draw:mime-type="image/jpeg"/>
</draw:frame>
预测者是乌克兰预测霜冻，温度将在白天从8°到22°的热量播放。</text:p>
      <text:p text:style-name="P4">
乌克兰形式在乌克兰水文气象学中心报道。</text:p>
      <text:p text:style-name="P4">
因此，在4月27日，在西方，文尼特和Zhytomyr地区，将有多种浑浊。 晚上，下午，小雨没有降水； 风向7-12 m/s; 晚上温度为1-6°，在弗罗斯特0-3°的地面上，下午8-13°热(在晚上0-5°弗罗斯特的喀尔巴阡山脉高地，白天0°).</text:p>
      <text:p text:style-name="P4">
На решті території хмарно з проясненнями; короткочасні <text:a xlink:type="simple" xlink:href="https://www.ukrinform.ua/tag-dos" text:style-name="Internet_20_link" text:visited-style-name="Visited_20_Internet_20_Link">
</text:a>
，在雷暴左岸的下午，在Gradost的地方，15-20 m/s陷入了困境。 南风，7-12 m/s； 晚上5-10°，下午14-19°，该国东部的温度为22°； 在基辅地区，切尔尼夫，切尔卡斯郡地区，基洛沃拉德和奥德萨地区8-13°。</text:p>
      <text:p text:style-name="P4">
<text:span text:style-name="T4">
另请阅读：</text:span>
 <text:a xlink:type="simple" xlink:href="https://www.ukrinform.ua/rubric-economy/3699931-v-ukraini-cerez-silni-j-zatazni-dosi-zatrimuetsa-posivna.html" text:style-name="Internet_20_link" text:visited-style-name="Visited_20_Internet_20_Link">
<text:span text:style-name="T4">
雨</text:span>
</text:a>
在基辅和基辅地区，4月27日浑浊，澄清，短暂。 南风，向西北7-12 m/s过渡。 白天大约10°，夜间资本的温度为6-8°； 在晚上5-10°的区域，下午8-13°。</text:p>
      <text:p text:style-name="P4">
在接下来的两天，即4月28日至29日，乌克兰将澄清多云。 4月28日在左岸，短期雨水，雷雨下午，最终没有降水。 4月29日，在该国其他地区的东部，东南地区，白天和西部地区的小雨。</text:p>
      <text:p text:style-name="P4">
风在西北，向东北过渡，5-10 m/s。</text:p>
      <text:p text:style-name="P4">
夜晚的温度为4-9°的热量，在东南地区7-12°； 纳齐米尔(Nazimir)，基夫(Kyiv)和文尼特(Vinnytsia)地区，4月29日，在北部地区的北部地区，在土壤表面，在霜冻0-3°空气中的西部地区。 4月28日，在乌克兰的11-16°温暖的那天，在东部地区，卢汉斯克地区20-22-22°。</text:p>
      <text:p text:style-name="P4">
在没有降水量的喀尔巴阡山脉的高地上，只有在4月29日下午，稍有降雨；晚上0-5°霜冻，温度为1-6°。</text:p>
      <text:p text:style-name="P4">
4月28日至29日在首都地区没有降水。 风在西北，向东北，5-10 m/s穿过。 下午13-15°，夜间基辅的温度为4-6°。 在晚上1-6°温暖的区域上，4月29日在幼虫的土壤表面0-3°； 第11-16°热。4月30日在基辅和该地区，在短期降雨中1月1日。晚上5-7°的首都温度在14-16°； 在晚上2-7°温暖的区域，下午12-17°。</text:p>
      <text:p text:style-name="P4">
News Source: <text:a xlink:type="simple" xlink:href="https://www.ukrinform.ua/rubric-regions/3701035-v-ukraini-prognozuut-nicni-zamorozki-vden-do-22-tepla.html" text:style-name="Internet_20_link" text:visited-style-name="Visited_20_Internet_20_Link">
https://www.ukrinform.ua/rubric-regions/3701035-v-ukraini-prognozuut-nicni-zamorozki-vden-do-22-tepla.html</text:a>
</text:p>
      <!--NEWS-->
      <text:h text:style-name="P10" text:outline-level="1">
<text:span text:style-name="T4">
占用者将黑海的火箭载体数量增加了一倍 - 好的“南”</text:span>
</text:h>
      <text:p text:style-name="P4">
作者: ['АРМІЯINFORM']</text:p>
      <text:p text:style-name="P4">
时间: 2023-04-26T32:00:00-04:00</text:p>
      <text:p text:style-name="P4">
描述: Rosia空降部队ZBILSHIL KILKIST RAKTONOSIV在Chorny Mor的Boyal Cherguvanni上...与乌克兰2022年的战争，与乌克兰与乌克兰的最新新闻战争，与乌克兰2022年的新闻战争，乌克兰2022年与乌克兰和俄罗斯的新闻战争以及俄罗斯以及与乌克兰的战争，或者当与乌克兰的战争将是或乌克兰的战争。没有，是否在不久的将来与乌克兰进行战争，今天与乌克兰的战争，今天的乌克兰新闻，乌克兰媒体的乌克兰新闻将在俄罗斯</text:p>
      <text:p text:style-name="P4">
图片: ['<text:a xlink:type="simple" xlink:href="https://armyinform.com.ua/wp-content/uploads/2023/04/55_tn.jpg" text:style-name="Internet_20_link" text:visited-style-name="Visited_20_Internet_20_Link">
55_tn.jpg</text:a>
']</text:p>
      <text:p text:style-name="P4">
标签: ['STOPRUSSIA', 'АГРЕСІЯ РФ', 'ВТОРГНЕННЯ РФ']</text:p>
      <text:p text:style-name="P4">
类别: News</text:p>
      <!--METADATA-->
      <text:p text:style-name="P4">
<draw:frame draw:style-name="fr1" draw:name="Image309" text:anchor-type="as-char" svg:width="6.9236in" svg:height="5.1927in" draw:z-index="0">
<draw:image xlink:href="../Images/AРМІЯINFORM/2023-04-26T32-00-00-04-00/55_tn.jpg" xlink:type="simple" xlink:show="embed" xlink:actuate="onLoad" draw:mime-type="image/jpeg"/>
</draw:frame>
照片说明性</text:p>
      <text:p text:style-name="P4">
俄罗斯在婚姻中的战斗中的火箭架数量增加了一倍，他们的潜在凌空抽射是24枚火箭。</text:p>
      <text:p text:style-name="P4">
关于它<text:a xlink:type="simple" xlink:href="https://www.facebook.com/OperationalCommandSouth/posts/pfbid02jjfNgWDKpiYSkTUc7Wgq7NYst8xq8jCXpKr4tEUQKuNQgtvDip2x3QTNiuEL1cy5l" text:style-name="Internet_20_link" text:visited-style-name="Visited_20_Internet_20_Link">
报告</text:a>
操作命令“南”。</text:p>
      <ul>
        <li>
目前，在2个表面和2个海底火箭发射器的战斗交替时，“口径”的总凌空可以达到24。火箭威胁的水平很高， - 消息是。</li>
      </ul>
      <text:p text:style-name="P4">
总的来说，根据司令部，俄罗斯联邦在黑海的船舶分组现在将是13艘船。</text:p>
      <text:p text:style-name="P4">
News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波罗的海国家和波兰清楚地意识到俄罗斯继续</text:span>
</text:h>
      <text:p text:style-name="P4">
作者: ['АРМІЯINFORM']</text:p>
      <text:p text:style-name="P4">
时间: 2023-04-26T33:00:00-04:00</text:p>
      <text:p text:style-name="P4">
描述: 乌克兰乌克兰乌克兰乌克兰人的最高漫画负责人是乌克兰人，最多可达sannna ...与乌克兰2022的战争，与乌克兰的最新新闻，今天与乌克兰的新闻战争，乌克兰2022年的新闻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2504-klimp.jpeg" text:style-name="Internet_20_link" text:visited-style-name="Visited_20_Internet_20_Link">
2504-klimp.jpeg</text:a>
']</text:p>
      <text:p text:style-name="P4">
标签: ['STOPRUSSIA', 'АГРЕСІЯ РФ', 'СВІТ ПІДТРИМУЄ УКРАЇНУ']</text:p>
      <text:p text:style-name="P4">
类别: News</text:p>
      <!--METADATA-->
      <text:p text:style-name="P4">
<draw:frame draw:style-name="fr1" draw:name="Image310" text:anchor-type="as-char" svg:width="6.9236in" svg:height="6.765733in" draw:z-index="0">
<draw:image xlink:href="../Images/AРМІЯINFORM/2023-04-26T33-00-00-04-00/2504-klimp.jpeg" xlink:type="simple" xlink:show="embed" xlink:actuate="onLoad" draw:mime-type="image/jpeg"/>
</draw:frame>
在欧洲股票议会委员会主席的邀请下，乌克兰乌克兰融合到埃索夫纳·克林普什·泰辛萨达兹的乌克兰纳入乌克兰综合委员会主席，拉脱维亚对里加进行了工作访问。</text:p>
      <text:p text:style-name="P4">
关于它<text:a xlink:type="simple" xlink:href="https://www.rada.gov.ua/news/razom/235694.html" text:style-name="Internet_20_link" text:visited-style-name="Visited_20_Internet_20_Link">
报告</text:a>
乌克兰Verkhovna Rada的新闻服务。</text:p>
      <text:p text:style-name="P4">
“在里加，手表已经验证了欧洲事务委员会的会议，以及欧洲对成员国和候选国家关于外交政策的一体化，有关候选国家的进一步融合机会，包括乌克兰和摩尔多瓦和佐治亚州计划，”克里姆普修斯说。</text:p>
      <text:p text:style-name="P4">
她说，这是朋友之间的一次坦率的对话，就在针对俄罗斯的战争中，维持自由世界的统一以支持乌克兰的挑战，并在2023年就居民成员进行谈判。 这是欧洲乌克兰观点的进一步步骤，以及今年7月在维尔纽斯峰会上促进乌克兰成员在北约成员的野心的共同行动。</text:p>
      <text:p text:style-name="P4">
“我们来自波罗的海国家和波兰的朋友清楚地意识到俄罗斯偏见的威胁清楚地了解到，有效驱除该释放需要共同和清晰的未来愿景。 他们准备在欧洲和欧洲 - 大西洋一级完成这项工作。”委员会主席在会议的结果中说。</text:p>
      <text:p text:style-name="P4">
据她说，乌克兰的欧洲伙伴同意，北约需要在乌克兰成为这些社区的成员时需要建立清晰的了解。</text:p>
      <text:p text:style-name="P4">
伊万娜·克林普什 - 泰斯特萨兹(Ivanna Klimpush-Tsintsadze)说：“自从自由，安全与和平与这些联盟之间的扩大以来，已经证明了其数十年来确保欧洲大陆稳定的能力。” 这位政客指出，乌克兰的朋友正在寻找机会，格式，工具和机制，这些机制可以帮助乌克兰尽可能有效，迅速地解决当今优先事项的安静。</text:p>
      <text:p text:style-name="P4">
伊万娜·克林普什·廷萨德兹(Ivanna Klimpush-Tsintsadze)也参观了拉脱维亚社区，整个乌克兰是有效的能源管理的一个例子。</text:p>
      <text:p text:style-name="P4">
News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日本准备进入人道主义中心乌克兰中心的监督委员会</text:span>
</text:h>
      <text:p text:style-name="P4">
作者: ['АРМІЯINFORM']</text:p>
      <text:p text:style-name="P4">
时间: 2023-04-26T34:00:00-04:00</text:p>
      <text:p text:style-name="P4">
描述: 日本人已经准备好参加乌克兰人的Pidritrimati Humannita，这是可能的……与乌克兰2022的战争，与乌克兰的战争是今天的最新消息，是与乌克兰的新闻战争，乌克兰2022年的新闻战争是乌克兰和俄罗斯的最后一场战争，何时与乌克兰战争，乌克兰战争他们说，在2022年，是否会在不久的将来与乌克兰发生战争</text:p>
      <text:p text:style-name="P4">
图片: ['<text:a xlink:type="simple" xlink:href="https://armyinform.com.ua/wp-content/uploads/2023/04/img_8578.jpg" text:style-name="Internet_20_link" text:visited-style-name="Visited_20_Internet_20_Link">
img_8578.jpg</text:a>
']</text:p>
      <text:p text:style-name="P4">
标签: ['STOPRUSSIA', 'АГРЕСІЯ РФ', 'ГУМАНІТАРНЕ РОЗМІНУВАННЯ', 'СВІТ ПІДТРИМУЄ УКРАЇНУ', 'ЯПОНІЯ']</text:p>
      <text:p text:style-name="P4">
类别: News</text:p>
      <!--METADATA-->
      <text:p text:style-name="P4">
<draw:frame draw:style-name="fr1" draw:name="Image311" text:anchor-type="as-char" svg:width="6.9236in" svg:height="5.1927in" draw:z-index="0">
<draw:image xlink:href="../Images/AРМІЯINFORM/2023-04-26T34-00-00-04-00/img_8578.jpg" xlink:type="simple" xlink:show="embed" xlink:actuate="onLoad" draw:mime-type="image/jpeg"/>
</draw:frame>
说明性照片</text:p>
      <text:p text:style-name="P4">
日本准备支持乌克兰的人道主义主义，并考虑将人道主义需求中心监督委员会委派的可能性。 关于<text:a xlink:type="simple" xlink:href="https://www.kmu.gov.ua/news/minekonomiky-iaponiia-hotova-uviity-do-nahliadovoi-rady-tsentru-humanitarnoho-rozminuvannia" text:style-name="Internet_20_link" text:visited-style-name="Visited_20_Internet_20_Link">
报告</text:a>
政府门户网站是在乌克兰尤利亚·斯维里德科(Yulia Sviridenko)与日本驻乌克兰Matsuda Kuninor大使的乌克兰乌克兰少女第一次少女会议上讨论的。</text:p>
      <text:p text:style-name="P4">
“人道主义需求中心已在乌克兰建立。 它将在此过程中协调所有参与者，吸引资金并确定某些领土的优先级。 为了使这一过程具有最大透明的态度，我们计划建立一个监督委员会，其中包括大七个国家的BRIP代表(G7)和其他感兴趣的国际组织。 我们有兴趣进入在这个市场上有工作的国家的代表。”</text:p>
      <text:p text:style-name="P4">
反过来，日本驻乌克兰驻乌克兰大使支持了政府倡议，并宣布愿意协助人道主义魔术进程。</text:p>
      <text:p text:style-name="P4">
“日本了解到，乌克兰的人道主义主义是一个彻底的意识项目。 几乎有29％的乌克兰土地可以取代。日本长期以来在人道主义方面拥有长期以来的人道主义经验，尤其是在柬埔寨。 我们可以帮助乌克兰作为专家的培训以及提供必要的设备。 我们已经准备好与乌克兰政府合作多年，因此对日本的真诚支持充满信心。” Matzuda Kuninor保证。</text:p>
      <text:p text:style-name="P4">
根据日本大使的说法，他的国家支持在乌克兰建立居住中心的想法。 日本已经准备好派您的代表，并帮助吸引其他国家的候选人进入人道主义魔术的监督遗憾。 这个国家还准备与其他国家的人道主义魔鬼协调。</text:p>
      <text:p text:style-name="P4">
“我们准备提供财务和技术援助。 我们准备分享您的经验。 作为现在主持G7的国家代表，我认真对待它并祝贺乌克兰在做什么，我保证动员在这一领域稳定的国际支持。” Matzuda Kuninor说。</text:p>
      <text:p text:style-name="P4">
在会议期间，乌克兰谈判开始的问题提出了Transstikoochean合作伙伴关系(CPTPP)今年。</text:p>
      <text:p text:style-name="P4">
News Source: <text:a xlink:type="simple" xlink:href="https://armyinform.com.ua/2023/04/26/yaponiya-gotova-uvijty-do-naglyadovoyi-rady-czentru-gumanitarnogo-rozminuvannya-ukrayiny/" text:style-name="Internet_20_link" text:visited-style-name="Visited_20_Internet_20_Link">
https://armyinform.com.ua/2023/04/26/yaponiya-gotova-uvijty-do-naglyadovoyi-rady-czentru-gumanitarnogo-rozminuvannya-ukrayiny/</text:a>
</text:p>
      <!--NEWS-->
      <text:h text:style-name="P10" text:outline-level="1">
<text:span text:style-name="T4">
总参谋部展示了其中一个旅的战斗工作</text:span>
</text:h>
      <text:p text:style-name="P4">
作者: ['АРМІЯINFORM']</text:p>
      <text:p text:style-name="P4">
时间: 2023-04-26T35:00:00-04:00</text:p>
      <text:p text:style-name="P4">
描述: 夹杂物，无人机的操作员不是Vorog的Viyavit的虱子，而是Yogo“ Vidprasyuvati”的样本。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ТОРГНЕННЯ РФ', 'ГШ ЗСУ']</text:p>
      <text:p text:style-name="P4">
类别: News</text:p>
      <!--METADATA-->
      <text:p text:style-name="P4">
熟练的无人机操作员不仅可以检测敌人，而且可以通过他自己的“锻炼”来检测敌人。</text:p>
      <text:p text:style-name="P4">
一个单独的总统大队士兵的战斗工作以Hetman Bogdanakhmelnitsky的名字命名。</text:p>
      <text:p text:style-name="P4">
News Source: <text:a xlink:type="simple" xlink:href="https://armyinform.com.ua/2023/04/26/genshtab-pokazav-bojovu-robotu-odniyeyi-z-brygad/" text:style-name="Internet_20_link" text:visited-style-name="Visited_20_Internet_20_Link">
https://armyinform.com.ua/2023/04/26/genshtab-pokazav-bojovu-robotu-odniyeyi-z-brygad/</text:a>
</text:p>
      <!--NEWS-->
      <text:h text:style-name="P10" text:outline-level="1">
<text:span text:style-name="T4">
我们继续履行乌克兰弹药和火箭的承诺 - 何塞普·博雷尔</text:span>
</text:h>
      <text:p text:style-name="P4">
作者: ['АРМІЯINFORM']</text:p>
      <text:p text:style-name="P4">
时间: 2023-04-26T36:00:00-04:00</text:p>
      <text:p text:style-name="P4">
描述: “є侵略者，雅基（Yaki）摧毁了我入侵该国的innshu的《联合国法规》，我是激增的受害者。...与乌克兰2022年的战争，与乌克兰的战争是今天的最新消息，这是与乌克兰的新闻2022年是今天的最后一次，乌克兰之间将发生战争，乌克兰和俄罗斯之间将发动战争，当2022年与乌克兰的战争将在不久的将来与乌克兰发生战争，在不久的将来，是否会发生战争与乌克兰的战争，今天的乌克兰新闻，乌克兰媒体的乌克兰新闻在俄罗斯</text:p>
      <text:p text:style-name="P4">
图片: ['<text:a xlink:type="simple" xlink:href="https://armyinform.com.ua/wp-content/uploads/2023/04/343407754_247307621088006_8440601454590596928_n.jpg" text:style-name="Internet_20_link" text:visited-style-name="Visited_20_Internet_20_Link">
343407754_247307621088006_8440601454590596928_n.jpg</text:a>
']</text:p>
      <text:p text:style-name="P4">
标签: ['STOPRUSSIA', 'АГРЕСІЯ РФ', 'ВТОРГНЕННЯ РФ', 'СВІТ ПІДТРИМУЄ УКРАЇНУ']</text:p>
      <text:p text:style-name="P4">
类别: News</text:p>
      <!--METADATA-->
      <text:p text:style-name="P4">
<draw:frame draw:style-name="fr1" draw:name="Image312" text:anchor-type="as-char" svg:width="6.9236in" svg:height="4.612849in" draw:z-index="0">
<draw:image xlink:href="../Images/AРМІЯINFORM/2023-04-26T36-00-00-04-00/343407754_247307621088006_8440601454590596928_n.jpg" xlink:type="simple" xlink:show="embed" xlink:actuate="onLoad" draw:mime-type="image/jpeg"/>
</draw:frame>
“有一个侵略者违反了联合国法规并入侵了另一个国家，并且有这种侵略的受害者。 不可能将侵略性的侵略者和侵略性的人置于一个水平上。俄罗斯不想阻止入侵，乌克兰必须继续捍卫。 我们支持乌克兰的东正教，现在包括坦克，防空甚至眼镜。 我可以评估欧盟和成员国向乌克兰提供了超过130亿欧元的军事支持。 我们继续履行对炮兵弹药和导弹的承诺，以交换俄罗斯对乌克兰的侵略性的看法，并讨论欧盟行动计划对俄罗斯侵略性战争的地缘政治后果。</text:p>
      <text:p text:style-name="P4">
欧盟在外交和安全政策上的高度代表 - 何塞普·波雷尔(Josep Borrel)副总统委员会强调，欧盟及其成员国已经为提供超过130亿欧元的军事支持做出了贡献。 Vinto并向欧盟外交大臣告知了乌克兰的军事支持，这是在三项组成计划的背景下，从现有的储备中或共同购买的三项组成计划向乌克兰授予炮兵弹药。</text:p>
      <text:p text:style-name="P4">
欧盟现在已经实现了第一个目标，在价值10亿欧元的欧洲和平基金中采取了援助活动，旨在满足乌克兰的最阴道需求。 欧盟成员国还完成了促进联合采购的第二方向的工作。 最后，欧盟委员会将很快提出有关如何在第三方向上提高欧洲国防生产潜力的具体建议。</text:p>
      <text:p text:style-name="P4">
欧盟外交部长还通知了欧盟任务援助的活动，以支持乌克兰(乌克兰Eumam)已经准备了16,000多名乌克兰军队，已经实现了最初的目标。 到2023年底，欧盟计划培训30,000名士兵。</text:p>
      <text:p text:style-name="P4">
外交委员会还讨论了欧盟行动计划对俄罗斯侵略的地缘政治后果的实施。<text:span text:style-name="T4">
来源：</text:span>
 <text:a xlink:type="simple" xlink:href="https://www.facebook.com/GeneralStaff.ua/posts/pfbid0FKMav6Y9DRny6rGtrdaFBv7DX7dMvbMfdijvt7iQnk8RV4XJwErx26kyfCYS5Fial" text:style-name="Internet_20_link" text:visited-style-name="Visited_20_Internet_20_Link">
<text:span text:style-name="T5">
gshzu</text:span>
</text:a>
</text:p>
      <text:p text:style-name="P4">
News Source: <text:a xlink:type="simple" xlink:href="https://armyinform.com.ua/2023/04/26/my-prodovzhuyemo-vykonuvaty-nashi-obiczyanky-shhodo-boyeprypasiv-i-raket-dlya-ukrayiny-zhozep-borrel/" text:style-name="Internet_20_link" text:visited-style-name="Visited_20_Internet_20_Link">
https://armyinform.com.ua/2023/04/26/my-prodovzhuyemo-vykonuvaty-nashi-obiczyanky-shhodo-boyeprypasiv-i-raket-dlya-ukrayiny-zhozep-borrel/</text:a>
</text:p>
      <!--NEWS-->
      <text:h text:style-name="P10" text:outline-level="1">
<text:span text:style-name="T4">
苏克兰人的恢复大军已经减少了1亿UAH</text:span>
</text:h>
      <text:p text:style-name="P4">
作者: ['АРМІЯINFORM']</text:p>
      <text:p text:style-name="P4">
时间: 2023-04-26T37:00:00-04:00</text:p>
      <text:p text:style-name="P4">
描述: 太好了，在“陆军维尼尼亚”之前，无人看不起的乌克兰人的15.7个泰萨斯人出生于100 ...与乌克兰2022年的战争，与乌克兰的最新新闻，今天与乌克兰的新闻战争，乌克兰2022年是最后的战争，这将是今天的战争，将会发生一场战争乌克兰和俄罗斯，以及何时，何时，何时，何时，何时，何时，何时，何时，何时，何时，何时，何时，何时，何时，何时，何时，何时，何时与乌克兰在2022年进行战争，将与乌克兰发生战争不久的将来，与乌克兰的战争，今天的乌克兰新闻，乌克兰的新闻，乌克兰媒体的俄罗斯媒体</text:p>
      <text:p text:style-name="P4">
图片: ['<text:a xlink:type="simple" xlink:href="https://armyinform.com.ua/wp-content/uploads/2023/04/image-3.jpg" text:style-name="Internet_20_link" text:visited-style-name="Visited_20_Internet_20_Link">
image-3.jpg</text:a>
']</text:p>
      <text:p text:style-name="P4">
标签: ['АГРЕСІЯ РФ', 'УКРАЇНСЬКИЙ НАРОД НЕПЕРЕМОЖНИЙ']</text:p>
      <text:p text:style-name="P4">
类别: News</text:p>
      <!--METADATA-->
      <text:p text:style-name="P4">
<draw:frame draw:style-name="fr1" draw:name="Image313" text:anchor-type="as-char" svg:width="6.9236in" svg:height="6.9236in" draw:z-index="0">
<draw:image xlink:href="../Images/AРМІЯINFORM/2023-04-26T37-00-00-04-00/image-3.jpg" xlink:type="simple" xlink:show="embed" xlink:actuate="onLoad" draw:mime-type="image/jpeg"/>
</draw:frame>
在“恢复大军”项目中减少了，有157万名失业的乌克兰人为社会上有用的作品赚了1亿UAH。</text:p>
      <text:p text:style-name="P4">
关于它<text:a xlink:type="simple" xlink:href="https://www.me.gov.ua/News/Detail" text:style-name="Internet_20_link" text:visited-style-name="Visited_20_Internet_20_Link">
报告</text:a>
乌克兰经济部。</text:p>
      <text:p text:style-name="P4">
“在17个地区的157万名失业者已经参与了恢复军的报告，最近加入了ODESA地区。 该项目的中间区域的负责人仍然是波尔塔瓦地区，在该地区，此类工人接触了3600多个失业者。 总的来说，从事修复工作的失业者已经赢得了1亿美元。 乌克兰塔蒂亚娜·贝雷兹纳(Tatiana Berezhna)说：“至少要为他们的工作付款至少是6700，这比失业者在注册时收到的平均违约援助数量高。”</text:p>
      <text:p text:style-name="P4">
在该项目中最活跃的参与者中：</text:p>
      <text:p text:style-name="P4">
Poltava地区-3 623人参与其中；</text:p>
      <text:p text:style-name="P4">
哈尔基夫地区 -  1955年的人；</text:p>
      <text:p text:style-name="P4">
基辅地区-1945人；</text:p>
      <text:p text:style-name="P4">
顿涅茨克地区-1928人；</text:p>
      <text:p text:style-name="P4">
切尔尼希夫地区-1 719人。</text:p>
      <text:p text:style-name="P4">
社会上有用的工作类型取决于特定地区的需求。陈旧的管理确定该地区需要什么工作，报告的就业中心提供了在该中心注册的失业者，以加入该中心执行此类工作。 这些人在工作期间结束了固定期限的合同。</text:p>
      <text:p text:style-name="P4">
大多数失业者被吸引到：</text:p>
      <text:p text:style-name="P4">
瓦砾拆卸，恢复由于行动的损害而损坏的住宅建筑物；</text:p>
      <text:p text:style-name="P4">
建造民用保护结构，加强水坝；</text:p>
      <text:p text:style-name="P4">
在顽强的地方提供社会服务；</text:p>
      <text:p text:style-name="P4">
块杆的布置和防御力，庇护所的地下室；</text:p>
      <text:p text:style-name="P4">
为军队和人口收集柴火；</text:p>
      <text:p text:style-name="P4">
人道主义援助的卸载，包装和交付，在内部流离失所者的中心工作。</text:p>
      <ul>
        <li>
回想一下，恢复大军是由2022年秋季引入的，目的是吸引那些暂时失去工作的人，通过表现社会有用的工作来恢复乌克兰。</li>
      </ul>
      <text:p text:style-name="P4">
News Source: <text:a xlink:type="simple" xlink:href="https://armyinform.com.ua/2023/04/26/zalucheni-do-armiyi-vidnovlennya-ukrayinczi-vzhe-zarobyly-100-mln-grn/" text:style-name="Internet_20_link" text:visited-style-name="Visited_20_Internet_20_Link">
https://armyinform.com.ua/2023/04/26/zalucheni-do-armiyi-vidnovlennya-ukrayinczi-vzhe-zarobyly-100-mln-grn/</text:a>
</text:p>
      <!--NEWS-->
      <text:h text:style-name="P10" text:outline-level="1">
<text:span text:style-name="T4">
新闻tot：获得俄罗斯联邦的护照 - 准备打电话</text:span>
</text:h>
      <text:p text:style-name="P4">
作者: ['АРМІЯINFORM']</text:p>
      <text:p text:style-name="P4">
时间: 2023-04-26T38:00:00-04:00</text:p>
      <text:p text:style-name="P4">
描述: Rosiyani将在Timchasovo Teritoi Perpavia上穿越Pydgotovka到Mobilizasi ...与2022年与乌克兰的战争，与乌克兰与乌克兰的最新新闻，与乌克兰的新闻战争，与乌克兰2022年的新闻战争，今天是乌克兰和俄罗斯和俄罗斯和俄罗斯和俄罗斯之间的最后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07/prymusova-mobilizacziya.jpg" text:style-name="Internet_20_link" text:visited-style-name="Visited_20_Internet_20_Link">
prymusova-mobilizacziya.jpg</text:a>
']</text:p>
      <text:p text:style-name="P4">
标签: ['АГРЕСІЯ РФ', 'ВТОРГНЕННЯ РФ', 'ТОТ']</text:p>
      <text:p text:style-name="P4">
类别: News</text:p>
      <!--METADATA-->
      <text:p text:style-name="P4">
<draw:frame draw:style-name="fr1" draw:name="Image314" text:anchor-type="as-char" svg:width="6.9236in" svg:height="4.640285in" draw:z-index="0">
<draw:image xlink:href="../Images/AРМІЯINFORM/2023-04-26T38-00-00-04-00/prymusova-mobilizacziya.jpg" xlink:type="simple" xlink:show="embed" xlink:actuate="onLoad" draw:mime-type="image/jpeg"/>
</draw:frame>
说明性照片</text:p>
      <text:p text:style-name="P4">
尽管他们有自己的异议，但俄罗斯人仍继续为在南方临时占领的领土上动员做准备。</text:p>
      <text:p text:style-name="P4">
关于它<text:a xlink:type="simple" xlink:href="https://sprotyv.mod.gov.ua/2023/04/25/okupanty-poperedzhayut-vlasnykiv-pasportiv-rf-na-tot-shhodo-neobhidnosti-staty-na-oblik-u-vijskkomati/" text:style-name="Internet_20_link" text:visited-style-name="Visited_20_Internet_20_Link">
报告</text:a>
国家抵抗中心。</text:p>
      <text:p text:style-name="P4">
因此，在新出现的俄罗斯护照所有者的南部，警告了对军事入伍办公室的必要注册。 同时，注意到这可以在“国家服务”的帮助下完成。 否则，当地人会被“每次”吓到。</text:p>
      <text:p text:style-name="P4">
入侵者强调，这只是一个固定的电话，但是乌克兰以东的经验和东部谈到了另一个电话，因为将来该任期被迫结束合同。</text:p>
      <text:p text:style-name="P4">
我们将提醒，在贝迪安斯克，所有收到敌人护照的医生都对进一步动员进行了统计军事核算。 如果拒绝，他们受到工作场所的威胁。</text:p>
      <text:p text:style-name="P4">
News Source: <text:a xlink:type="simple" xlink:href="https://armyinform.com.ua/2023/04/26/novyny-tot-otrymav-pasport-rf-gotujsya-do-pryzovu/" text:style-name="Internet_20_link" text:visited-style-name="Visited_20_Internet_20_Link">
https://armyinform.com.ua/2023/04/26/novyny-tot-otrymav-pasport-rf-gotujsya-do-pryzovu/</text:a>
</text:p>
      <!--NEWS-->
      <text:h text:style-name="P10" text:outline-level="1">
<text:span text:style-name="T4">
要求在志愿者组建中提供服务的资金 - 报告怀疑Chernihiv的居民</text:span>
</text:h>
      <text:p text:style-name="P4">
作者: ['АРМІЯINFORM']</text:p>
      <text:p text:style-name="P4">
时间: 2023-04-26T39:00:00-04:00</text:p>
      <text:p text:style-name="P4">
描述: 对于地区检察官的切尔尼兹夫塔的过程，检察官办公室被欺骗了……与乌克兰2022的战争，与乌克兰的战争是今天的最新消息，今天与乌克兰2022年的新闻战争，今天会有一个新闻乌克兰与俄罗斯之间的战争以及2022年与乌克兰的战争将在不久的将来与乌克兰进行战争，他们说，与乌克兰与乌克兰的战争，今天与乌克兰的战争，今天，乌克兰新闻，乌克兰新闻，乌克兰新闻俄罗斯的乌克兰媒体</text:p>
      <text:p text:style-name="P4">
图片: ['<text:a xlink:type="simple" xlink:href="https://armyinform.com.ua/wp-content/uploads/2023/04/zobrazhennya-whatsapp-data-2023-04-24-o-150513.jpg" text:style-name="Internet_20_link" text:visited-style-name="Visited_20_Internet_20_Link">
zobrazhennya-whatsapp-data-2023-04-24-o-150513.jpg</text:a>
']</text:p>
      <text:p text:style-name="P4">
标签: ['STOPRUSSIA', 'АГРЕСІЯ РФ', 'ОФІС ГЕНЕРАЛЬНОГО ПРОКУРОРА УКРАЇНИ']</text:p>
      <text:p text:style-name="P4">
类别: News</text:p>
      <!--METADATA-->
      <text:p text:style-name="P4">
<draw:frame draw:style-name="fr1" draw:name="Image315" text:anchor-type="as-char" svg:width="6.9236in" svg:height="5.501265in" draw:z-index="0">
<draw:image xlink:href="../Images/AРМІЯINFORM/2023-04-26T39-00-00-04-00/zobrazhennya-whatsapp-data-2023-04-24-o-150513.jpg" xlink:type="simple" xlink:show="embed" xlink:actuate="onLoad" draw:mime-type="image/jpeg"/>
</draw:frame>
在Chernihiv地区检察官办公室的程序领导下，据报道，Chernihiv的居民涉嫌 - 报道了该领土社区的一名志愿者配方的成员。 他被指控滥用影响力，并由消费者带来不当福利。 根据调查，2023年3月，犯罪嫌疑人是由一位想在编队队伍中任职的体积。 在成员组成的交流期间，他向公民保证，进入该单位的人将不会被支付，并开始要求他有不当的利益。</text:p>
      <text:p text:style-name="P4">
对她来说，嫌疑人答应影响单位指挥官做出正确的决定。 后来，该男子再次与受害者会面，并由志愿者合同指挥官转移和签署。</text:p>
      <text:p text:style-name="P4">
犯罪嫌疑人在收到资金并转让合同和证书的同时被执法人员拘留。</text:p>
      <text:p text:style-name="P4">
目前，一名男子被选为以众议院逮捕形式的预防措施。</text:p>
      <text:p text:style-name="P4">
预审调查是由切尔尼希夫地区乌克兰乌克兰市警察局的调查部门的调查部门，用于切尔尼希夫(Chernihiv)的SBU办公室运营系统。</text:p>
      <text:p text:style-name="P4">
<text:span text:style-name="T4">
资料来源：</text:span>
 <text:a xlink:type="simple" xlink:href="https://www.gp.gov.ua/ua/posts/vimagav-kosti-za-sluzbu-u-dobrovolcomu-formuvanni-povidomleno-pro-pidozru-meskancyu-cernigova" text:style-name="Internet_20_link" text:visited-style-name="Visited_20_Internet_20_Link">
检察官办公室乌克兰办公室</text:a>
</text:p>
      <text:p text:style-name="P4">
News Source: <text:a xlink:type="simple" xlink:href="https://armyinform.com.ua/2023/04/26/vymagav-koshty-za-sluzhbu-u-dobrovolchomu-formuvanni-povidomleno-pro-pidozru-meshkanczyu-chernigova/" text:style-name="Internet_20_link" text:visited-style-name="Visited_20_Internet_20_Link">
https://armyinform.com.ua/2023/04/26/vymagav-koshty-za-sluzhbu-u-dobrovolchomu-formuvanni-povidomleno-pro-pidozru-meshkanczyu-chernigova/</text:a>
</text:p>
      <!--NEWS-->
      <text:h text:style-name="P10" text:outline-level="1">
<text:span text:style-name="T4">
我们的航空上一天在敌人的集中区域进行了6次节拍</text:span>
</text:h>
      <text:p text:style-name="P4">
作者: ['АРМІЯINFORM']</text:p>
      <text:p text:style-name="P4">
时间: 2023-04-26T40:00:00-04:00</text:p>
      <text:p text:style-name="P4">
描述: 关于ZS乌克兰人的总部。 -Aviacii为Pasula的国防军...与乌克兰2022年的战争，与乌克兰的最新新闻，今天与乌克兰的新闻战争，与乌克兰2022年的新闻战争，今天将在乌克兰和俄罗斯之间发动战争，当与乌克兰与乌克兰战争之间的战争他们说，2022年将在不久的将来与乌克兰战争，他们说，与乌克兰的战争，今天的乌克兰新闻，乌克兰新闻，乌克兰的新闻在俄罗斯的乌克兰媒体</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ТОРГНЕННЯ РФ', 'ГШ ЗСУ', 'ХРОНІКА ОБОРОНИ']</text:p>
      <text:p text:style-name="P4">
类别: News</text:p>
      <!--METADATA-->
      <text:p text:style-name="P4">
<draw:frame draw:style-name="fr1" draw:name="Image316" text:anchor-type="as-char" svg:width="6.9236in" svg:height="5.385022in" draw:z-index="0">
<draw:image xlink:href="../Images/AРМІЯINFORM/2023-04-26T40-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QPrdwwDTT9cvHtEfhkkFKFREDWGn3fTazw3MaLxv1nqvTVqzKsSpJyoS7aKj2w9bl" text:style-name="Internet_20_link" text:visited-style-name="Visited_20_Internet_20_Link">
报告</text:a>
乌克兰武装部队的总参谋部。</text:p>
      <ul>
        <li>
在过去的24小时内，国防军在占领者的个人员工和军事装备的集中领域中进行了6次搏动，并对防空导弹综合体造成了打击。 另外，枪击的2次敌人侦察无人机型“ Zula”和“ Orlan-10”已被射击。</li>
      </ul>
      <text:p text:style-name="P4">
此外，在过去的审判中，导弹和炮兵的部队由侵略者Rantlocation Station的人员集中四个地区进行了反射击导弹综合大楼。</text:p>
      <text:p text:style-name="P4">
News Source: <text:a xlink:type="simple" xlink:href="https://armyinform.com.ua/2023/04/26/nasha-aviacziya-mynuloyi-doby-zavdala-6-udariv-po-rajonah-zoseredzhennya-protyvnyka/" text:style-name="Internet_20_link" text:visited-style-name="Visited_20_Internet_20_Link">
https://armyinform.com.ua/2023/04/26/nasha-aviacziya-mynuloyi-doby-zavdala-6-udariv-po-rajonah-zoseredzhennya-protyvnyka/</text:a>
</text:p>
      <!--NEWS-->
      <text:h text:style-name="P10" text:outline-level="1">
<text:span text:style-name="T4">
武装部队反映了顿涅茨克地区的39次敌人袭击</text:span>
</text:h>
      <text:p text:style-name="P4">
作者: ['АРМІЯINFORM']</text:p>
      <text:p text:style-name="P4">
时间: 2023-04-26T41:00:00-04:00</text:p>
      <text:p text:style-name="P4">
描述: 关于ZS乌克兰人的总部。  - 基本的Zusill对手Zoservzhu ...与乌克兰2022年的战争，与乌克兰的最新新闻，今天与乌克兰的新闻战争2022年，今天的最后一场战争将在乌克兰和俄罗斯之间发生战争，当与乌克兰的战争将在，这将是，是否是在不久的将来与乌克兰的战争，今天与乌克兰的战争，今天的乌克兰新闻，乌克兰新闻，乌克兰媒体在俄罗斯</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АГРЕСІЯ РФ', 'ВТОРГНЕННЯ РФ', 'ГШ ЗСУ', 'ХРОНІКА ОБОРОНИ']</text:p>
      <text:p text:style-name="P4">
类别: News</text:p>
      <!--METADATA-->
      <text:p text:style-name="P4">
<draw:frame draw:style-name="fr1" draw:name="Image317" text:anchor-type="as-char" svg:width="6.9236in" svg:height="3.956343in" draw:z-index="0">
<draw:image xlink:href="../Images/AРМІЯINFORM/2023-04-26T41-00-00-04-00/630_360_1676912332-614.jpg" xlink:type="simple" xlink:show="embed" xlink:actuate="onLoad" draw:mime-type="image/jpeg"/>
</draw:frame>
说明性照片<text:span text:style-name="T4">
🔥俄罗斯入侵</text:span>
</text:p>
      <text:p text:style-name="P4">
关于它<text:a xlink:type="simple" xlink:href="https://www.facebook.com/GeneralStaff.ua/posts/pfbid02QPrdwwDTT9cvHtEfhkkFKFREDWGn3fTazw3MaLxv1nqvTVqzKsSpJyoS7aKj2w9bl" text:style-name="Internet_20_link" text:visited-style-name="Visited_20_Internet_20_Link">
报告</text:a>
乌克兰武装部队的总参谋部。</text:p>
      <ul>
        <li>
敌人的主要努力专注于采取纳巴克穆特，阿夫迪夫和玛丽斯基的方向的进攻行动。 在最后一天，乌克兰国防军的部队反映了上述前沿的39次敌人攻击。 巴赫穆特(Bakhmut)和马林卡(Marinka)最激烈的战斗仍在摘要中。</li>
      </ul>
      <text:p text:style-name="P4">
News Source: <text:a xlink:type="simple" xlink:href="https://armyinform.com.ua/2023/04/26/zsu-vidbyly-39-vorozhyh-atak-na-donechchyni/" text:style-name="Internet_20_link" text:visited-style-name="Visited_20_Internet_20_Link">
https://armyinform.com.ua/2023/04/26/zsu-vidbyly-39-vorozhyh-atak-na-donechchyni/</text:a>
</text:p>
      <!--NEWS-->
      <text:h text:style-name="P10" text:outline-level="1">
<text:span text:style-name="T4">
乌克兰武装部队特别行动的指挥官访问了巴赫穆特</text:span>
</text:h>
      <text:p text:style-name="P4">
作者: ['АРМІЯINFORM']</text:p>
      <text:p text:style-name="P4">
时间: 2023-04-26T42:00:00-04:00</text:p>
      <text:p text:style-name="P4">
描述: 我的维克多·霍伦科（Viktor Khorenko）将军的佩德小时，我发现它的情况流动……与乌克兰2022年的战争，与乌克兰的最新新闻，今天与乌克兰的新闻战争，乌克兰2022年最后一次战争，乌克兰和俄罗斯之间会发生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343150670_930987664694100_4967540911446105858_n.jpg" text:style-name="Internet_20_link" text:visited-style-name="Visited_20_Internet_20_Link">
343150670_930987664694100_4967540911446105858_n.jpg</text:a>
']</text:p>
      <text:p text:style-name="P4">
标签: ['STOPRUSSIA', 'АГРЕСІЯ РФ', 'БАХМУТ', 'ВТОРГНЕННЯ РФ']</text:p>
      <text:p text:style-name="P4">
类别: News</text:p>
      <!--METADATA-->
      <text:p text:style-name="P4">
<draw:frame draw:style-name="fr1" draw:name="Image318" text:anchor-type="as-char" svg:width="6.9236in" svg:height="5.53888in" draw:z-index="0">
<draw:image xlink:href="../Images/AРМІЯINFORM/2023-04-26T42-00-00-04-00/343150670_930987664694100_4967540911446105858_n.jpg" xlink:type="simple" xlink:show="embed" xlink:actuate="onLoad" draw:mime-type="image/jpeg"/>
</draw:frame>
在旅途中，维克多·霍伦科(Viktor Khorenko)将军熟悉该市的当前局势，并与捍卫这一和解的专业调查部队的士兵进行了交流。</text:p>
      <ul>
        <li>
的确，巴赫穆特的情况很困难，但是您不知道谁在当前情况下该怎么做以及如何采取行动。 维克多·霍伦科(Viktor Khorenko)对士兵说，您在这里的工作再次证明了SCA首先是质量优于数量的好处。</li>
      </ul>
      <text:p text:style-name="P4">
乌克兰SCO的指挥官强调了在捍卫巴赫穆特期间特殊目的的工作的重要性，并指出了SCO运营商的专业精神。</text:p>
      <text:p text:style-name="P4">
很长一段时间以来，特殊行动的士兵一直是从卫冕卫星中完全执行的，该城市仍然是前线最炙手可热的地方。 敌人的绝望和旨在摧毁城市地区的大规模攻击，乌克兰SCO的运营商袭击了敌人在关键地区，摧毁了人员并执行了许多其他任务，以防止俄罗斯军队及其前进试图捕捉城市。</text:p>
      <text:p text:style-name="P4">
<text:span text:style-name="T4">
来源：</text:span>
 _ <text:a xlink:type="simple" xlink:href="https://www.facebook.com/usofcom/posts/pfbid02nNZHUi81Du9KQMN9pXUVRdvYSJrDqf1L1X9K5TeBcpFMT9iqAeEDfT49jNyes19vl" text:style-name="Internet_20_link" text:visited-style-name="Visited_20_Internet_20_Link">
SSSUKUDRAIN的特殊操作命令</text:a>
_</text:p>
      <text:p text:style-name="P4">
News Source: <text:a xlink:type="simple" xlink:href="https://armyinform.com.ua/2023/04/26/komanduvach-syl-speczialnyh-operaczij-zs-ukrayiny-vidvidav-bahmut/" text:style-name="Internet_20_link" text:visited-style-name="Visited_20_Internet_20_Link">
https://armyinform.com.ua/2023/04/26/komanduvach-syl-speczialnyh-operaczij-zs-ukrayiny-vidvidav-bahmut/</text:a>
</text:p>
      <!--NEWS-->
      <text:h text:style-name="P10" text:outline-level="1">
<text:span text:style-name="T4">
占领者已经造成了13次空袭，并在我们军方的位置进行了49次炮击。</text:span>
</text:h>
      <text:p text:style-name="P4">
作者: ['АРМІЯINFORM']</text:p>
      <text:p text:style-name="P4">
时间: 2023-04-26T43:00:00-04:00</text:p>
      <text:p text:style-name="P4">
描述: 关于ZS乌克兰人的总部。  - 已经获得了敌人...与乌克兰2022的战争，与乌克兰的战争是今天的最新消息，与乌克兰2022的战争是今天的最后一场，乌克兰和俄罗斯之间的战争是否会发生战争与乌克兰在2022年将是不久的是，与乌克兰与乌克兰的战争是否会说，今天与乌克兰的战争，今天的乌克兰新闻，乌克兰的新闻，乌克兰媒体在俄罗斯的乌克兰媒体</text:p>
      <text:p text:style-name="P4">
图片: ['<text:a xlink:type="simple" xlink:href="https://armyinform.com.ua/wp-content/uploads/2023/04/qj1ohw7fec_j.jpg" text:style-name="Internet_20_link" text:visited-style-name="Visited_20_Internet_20_Link">
qj1ohw7fec_j.jpg</text:a>
']</text:p>
      <text:p text:style-name="P4">
标签: ['STOPRUSSIA', 'АГРЕСІЯ РФ', 'ВТОРГНЕННЯ РФ', 'ГШ ЗСУ']</text:p>
      <text:p text:style-name="P4">
类别: News</text:p>
      <!--METADATA-->
      <text:p text:style-name="P4">
<draw:frame draw:style-name="fr1" draw:name="Image319" text:anchor-type="as-char" svg:width="6.9236in" svg:height="3.894525in" draw:z-index="0">
<draw:image xlink:href="../Images/AРМІЯINFORM/2023-04-26T43-00-00-04-00/qj1ohw7fec_j.jpg" xlink:type="simple" xlink:show="embed" xlink:actuate="onLoad" draw:mime-type="image/jpeg"/>
</draw:frame>
照片说明性<text:span text:style-name="T4">
🔥俄罗斯入侵的情况</text:span>
</text:p>
      <text:p text:style-name="P4">
关于它<text:a xlink:type="simple" xlink:href="https://www.facebook.com/GeneralStaff.ua/posts/pfbid02QPrdwwDTT9cvHtEfhkkFKFREDWGn3fTazw3MaLxv1nqvTVqzKsSpJyoS7aKj2w9bl" text:style-name="Internet_20_link" text:visited-style-name="Visited_20_Internet_20_Link">
报告</text:a>
乌克兰武装部队的总参谋部。</text:p>
      <ul>
        <li>
在过去的一天，敌人击中了3枚火箭中风，其中2枚C-300中的导弹是宁静的城市库皮斯克(Kharkiv)地区的中心。 平民人口中有受伤，当地历史博物馆的建设被摧毁，附近没有军事设施，其他平民基础设施也受到损害。 敌人还通过指导性定居点的基础设施在我们部队的阵阵射击的反应性系统中进行了13次航空罢工，并从反应性射击系统中进行了49次曲子。</li>
      </ul>
      <text:p text:style-name="P4">
News Source: <text:a xlink:type="simple" xlink:href="https://armyinform.com.ua/2023/04/26/okupanty-zavdaly-13-aviaudariv-ta-zdijsnyly-49-obstriliv-z-rszv-po-pozycziyam-nashyh-vijskovyh/" text:style-name="Internet_20_link" text:visited-style-name="Visited_20_Internet_20_Link">
https://armyinform.com.ua/2023/04/26/okupanty-zavdaly-13-aviaudariv-ta-zdijsnyly-49-obstriliv-z-rszv-po-pozycziyam-nashyh-vijskovyh/</text:a>
</text:p>
      <!--NEWS-->
      <text:h text:style-name="P10" text:outline-level="1">
<text:span text:style-name="T4">
自大规模侵略开始以来，超过1.88千名士兵失去了俄罗斯联邦的军队</text:span>
</text:h>
      <text:p text:style-name="P4">
作者: ['АРМІЯINFORM']</text:p>
      <text:p text:style-name="P4">
时间: 2023-04-26T44:00:00-04:00</text:p>
      <text:p text:style-name="P4">
描述: Zagalni Boyov，将敌人于02.24.22至04/26/23 Orintovo成为：...与乌克兰2022的战争，与乌克兰与乌克兰的最新新闻，今天与乌克兰的新闻战争，今天与乌克兰2022年的新闻战争，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561fe839-945a-4a7e-96aa-f708f1203ecc-scaled.jpg" text:style-name="Internet_20_link" text:visited-style-name="Visited_20_Internet_20_Link">
561fe839-945a-4a7e-96aa-f708f1203ecc-scaled.jpg</text:a>
']</text:p>
      <text:p text:style-name="P4">
标签: ['STOPRUSSIA', 'АГРЕСІЯ РФ', 'ВТОРГНЕННЯ РФ', 'ВТРАТИ ВОРОГА', 'ГШ ЗСУ']</text:p>
      <text:p text:style-name="P4">
类别: News</text:p>
      <!--METADATA-->
      <text:p text:style-name="P4">
<draw:frame draw:style-name="fr1" draw:name="Image320" text:anchor-type="as-char" svg:width="6.9236in" svg:height="6.975527in" draw:z-index="0">
<draw:image xlink:href="../Images/AРМІЯINFORM/2023-04-26T44-00-00-04-00/561fe839-945a-4a7e-96aa-f708f1203ecc-scaled.jpg" xlink:type="simple" xlink:show="embed" xlink:actuate="onLoad" draw:mime-type="image/jpeg"/>
</draw:frame>
敌人从24.02.22到26.04.23的总损失将是指向的：</text:p>
      <text:p text:style-name="P4">
<text:span text:style-name="T4">
<text:span text:style-name="T5">
人员 -  </text:span>
* 188410(+640)淘汰的人</text:span>
<text:span text:style-name="T5">
坦克 -  </text:span>
<text:span text:style-name="T5">
 3692(+4)</text:span>
<text:span text:style-name="T4">
战斗装甲车 -  </text:span>
 7162(+11)<text:span text:style-name="T4">
<text:span text:style-name="T5">
炮兵系统 -  </text:span>
<text:span text:style-name="T5">
 2877(+14)</text:span>
 </text:span>
 rszv- <text:span text:style-name="T4">
 539(0)</text:span>
<text:span text:style-name="T5">
防空 -  </text:span>
<text:span text:style-name="T5">
 292(+1)</text:span>
<text:span text:style-name="T4">
飞机 -  </text:span>
 308(0)<text:span text:style-name="T4">
<text:span text:style-name="T5">
直升机 -  </text:span>
* 294(0)</text:span>
<text:span text:style-name="T5">
无人机手术级别 -  </text:span>
<text:span text:style-name="T5">
 2440(+3)</text:span>
<text:span text:style-name="T4">
有翼的导弹 -  </text:span>
 911(0)<text:span text:style-name="T4">
<text:span text:style-name="T5">
船 /船 -  </text:span>
* 18(0)</text:span>
<text:span text:style-name="T5">
汽车设备和坦克 -  </text:span>
<text:span text:style-name="T5">
 5792(+8)</text:span>
<text:span text:style-name="T4">
特殊设备 -  </text:span>
 352(+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6.04.23。</text:p>
      <text:p text:style-name="P4">
News Source: <text:a xlink:type="simple" xlink:href="https://armyinform.com.ua/2023/04/26/ponad-188-tysyach-vijskovyh-vtratyla-armiya-rf-z-pochatku-shyrokomasshtabnoyi-agresiyi/" text:style-name="Internet_20_link" text:visited-style-name="Visited_20_Internet_20_Link">
https://armyinform.com.ua/2023/04/26/ponad-188-tysyach-vijskovyh-vtratyla-armiya-rf-z-pochatku-shyrokomasshtabnoyi-agresiyi/</text:a>
</text:p>
      <!--NEWS-->
      <text:h text:style-name="P10" text:outline-level="1">
<text:span text:style-name="T4">
俄罗斯联邦仅证实了捍卫者的一部分，但乌克兰正在努力归还所有人</text:span>
</text:h>
      <text:p text:style-name="P4">
作者: ['АРМІЯINFORM']</text:p>
      <text:p text:style-name="P4">
时间: 2023-04-26T45:00:00-04:00</text:p>
      <text:p text:style-name="P4">
描述: 在协调的总部，Zustinich Zustinov是Rodinovsovsovsovsovsovsky团队...与乌克兰2022年的战争，与乌克兰的最新新闻，今天与乌克兰2022年的新闻战争，今天与乌克兰和俄罗斯之间的战争，乌克兰和乌克兰之间的战争将会他们说，在2022年，是否会在不久的将来与乌克兰发生战争</text:p>
      <text:p text:style-name="P4">
图片: ['<text:a xlink:type="simple" xlink:href="https://armyinform.com.ua/wp-content/uploads/2023/04/bez-imeni-12.jpg" text:style-name="Internet_20_link" text:visited-style-name="Visited_20_Internet_20_Link">
bez-imeni-12.jpg</text:a>
']</text:p>
      <text:p text:style-name="P4">
标签: ['ВІЙСЬКОВОПОЛОНЕНІ', 'КООРДИНАЦІЙНИЙ ШТАБ З ПИТАНЬ ПОВОДЖЕННЯ З ВІЙСЬКОВОПОЛОНЕНИМИ', 'МОРСЬКІ ПІХОТИНЦІ']</text:p>
      <text:p text:style-name="P4">
类别: News</text:p>
      <!--METADATA-->
      <text:p text:style-name="P4">
<draw:frame draw:style-name="fr1" draw:name="Image321" text:anchor-type="as-char" svg:width="6.9236in" svg:height="4.321544in" draw:z-index="0">
<draw:image xlink:href="../Images/AРМІЯINFORM/2023-04-26T45-00-00-04-00/bez-imeni-12.jpg" xlink:type="simple" xlink:show="embed" xlink:actuate="onLoad" draw:mime-type="image/jpeg"/>
</draw:frame>
协调总部会见了以米哈伊尔·比利恩斯基(Mikhail Bilynsky)命名的海军陆战队军事人员的家人。收集了有关囚犯的信息的收集。 使用分析师发布的所有照片和视频。 他们得到了验证。 敌人故意操纵从囚禁中返回的人会传递数据。</text:p>
      <text:p text:style-name="P4">
关于它<text:a xlink:type="simple" xlink:href="https://t.me/Koord_shtab/903" text:style-name="Internet_20_link" text:visited-style-name="Visited_20_Internet_20_Link">
报告</text:a>
与战俘问题协调总部。</text:p>
      <text:p text:style-name="P4">
员工代表强调，只有我们的一些俘虏得到了俄罗斯一方的确认，但乌克兰正在努力归还所有人：那些被认为是失踪的人和俄罗斯联邦没有确认的人，而是被囚禁的意识。 而且它常常成功。</text:p>
      <text:p text:style-name="P4">
亲戚担心他们的捍卫者和捍卫者是否正在屈服。 数百个提交的甲状化作用只能同意交换一些。 最终的决定将由囚犯的当事人做出。 乌克兰销售资金都将归还所有人 - 不管单位或拘留地点如何。</text:p>
      <text:p text:style-name="P4">
“敌人在社交网络上传播了许多虚假数据，然后说乌克兰没有采取任何行动来归还其人民。 但是，如果这是真的，就像以前的战争一样，战斗结束后将进行交流。 而且我们已经设法返回了两千多名囚犯。”总部代表说。</text:p>
      <text:p text:style-name="P4">
News Source: <text:a xlink:type="simple" xlink:href="https://armyinform.com.ua/2023/04/26/lyshe-chastyna-polonenyh-zahysnykiv-pidtverdzhena-rf-ale-ukrayina-praczyuye-nad-povernennyam-usih/" text:style-name="Internet_20_link" text:visited-style-name="Visited_20_Internet_20_Link">
https://armyinform.com.ua/2023/04/26/lyshe-chastyna-polonenyh-zahysnykiv-pidtverdzhena-rf-ale-ukrayina-praczyuye-nad-povernennyam-usih/</text:a>
</text:p>
      <!--NEWS-->
      <text:h text:style-name="P10" text:outline-level="1">
<text:span text:style-name="T4">
俄罗斯军队在Sumy和Chernihiv的边界开火了12次</text:span>
</text:h>
      <text:p text:style-name="P4">
作者: ['АРМІЯINFORM']</text:p>
      <text:p text:style-name="P4">
时间: 2023-04-26T46:00:00-04:00</text:p>
      <text:p text:style-name="P4">
描述: Viiska Rosarmicai只有12次庇护了Chmodnoye tu Chernigivs的优先事项...与乌克兰2022年的战争，与乌克兰的最新新闻战争，今天与乌克兰2022年的新闻战争，今天将在乌克兰和俄罗斯和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040b0000-0aff-0242-bf1a-08da2211372a_cx0_cy13_cw75_w1023_r1_s-1-e1679402165761.jpg" text:style-name="Internet_20_link" text:visited-style-name="Visited_20_Internet_20_Link">
040b0000-0aff-0242-bf1a-08da2211372a_cx0_cy13_cw75_w1023_r1_s-1-e1679402165761.jpg</text:a>
']</text:p>
      <text:p text:style-name="P4">
标签: ['ОБСТРІЛИ РФ', 'ОК «ПІВНІЧ»']</text:p>
      <text:p text:style-name="P4">
类别: News</text:p>
      <!--METADATA-->
      <text:p text:style-name="P4">
<draw:frame draw:style-name="fr1" draw:name="Image322" text:anchor-type="as-char" svg:width="6.9236in" svg:height="3.797697in" draw:z-index="0">
<draw:image xlink:href="../Images/AРМІЯINFORM/2023-04-26T46-00-00-04-00/040b0000-0aff-0242-bf1a-08da2211372a_cx0_cy13_cw75_w1023_r1_s-1-e1679402165761.jpg" xlink:type="simple" xlink:show="embed" xlink:actuate="onLoad" draw:mime-type="image/jpeg"/>
</draw:frame>
罗萨尔米亚部队向苏米和切尔尼希夫地区开了12次12次。</text:p>
      <text:p text:style-name="P4">
关于它<text:a xlink:type="simple" xlink:href="https://m.facebook.com/story.php" text:style-name="Internet_20_link" text:visited-style-name="Visited_20_Internet_20_Link">
报告</text:a>
操作命令“北”。</text:p>
      <text:p text:style-name="P4">
俄罗斯军队从迫击炮和萨尔定居点开火，格拉加尼夫库特·格里米亚赫。 记录了5个教区。</text:p>
      <text:p text:style-name="P4">
«从00:00到00:20，该地区有7个到达，可能来自120毫米的迫击炮。 Medvedivka。</text:p>
      <text:p text:style-name="P4">
从00:05到00:20，记录了8个教区，可能是从Buda-Vorobivska特区的120毫米的迫击炮录中。</text:p>
      <text:p text:style-name="P4">
从01:10到01:15，该地区有6个教区，可能是桶炮。 中巴德。</text:p>
      <text:p text:style-name="P4">
从00:55到01:13 3记录了教区，大概是该地区的120毫米迫击炮。 mykolaivka”， - 消息读取。</text:p>
      <text:p text:style-name="P4">
此外，从01：30到01：50，记录了15个教区，可能是120毫米迫击炮：街道地区的4次爆炸，Znob-Trubchevsky的6次爆炸，乌克兰地区的5次爆炸。</text:p>
      <text:p text:style-name="P4">
来自迫击炮和RSSV的敌人向巴契夫斯克和莱昂尼夫卡开火，记录了6个教区。</text:p>
      <text:p text:style-name="P4">
北俄勒冈州俄勒冈州指出，人员和设备之间没有损失。 当地人口中没有信息。</text:p>
      <text:p text:style-name="P4">
News Source: <text:a xlink:type="simple" xlink:href="https://armyinform.com.ua/2023/04/26/armiya-rf-12-raziv-obstrilyala-prykordonnya-sumshhyny-ta-chernigivshhyny/" text:style-name="Internet_20_link" text:visited-style-name="Visited_20_Internet_20_Link">
https://armyinform.com.ua/2023/04/26/armiya-rf-12-raziv-obstrilyala-prykordonnya-sumshhyny-ta-chernigivshhyny/</text:a>
</text:p>
      <!--NEWS-->
      <text:h text:style-name="P10" text:outline-level="1">
<text:span text:style-name="T4">
在乌克兰沉默的时刻</text:span>
</text:h>
      <text:p text:style-name="P4">
作者: ['АРМІЯINFORM']</text:p>
      <text:p text:style-name="P4">
时间: 2023-04-26T47: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candle-1.gif" text:style-name="Internet_20_link" text:visited-style-name="Visited_20_Internet_20_Link">
candle-1.gif</text:a>
']</text:p>
      <text:p text:style-name="P4">
标签: ['STOPRUSSIA', 'АГРЕСІЯ РФ', 'ВІЙНА', 'ВТОРГНЕННЯ РФ', 'ХВИЛИНА МОВЧАННЯ']</text:p>
      <text:p text:style-name="P4">
类别: News</text:p>
      <!--METADATA-->
      <text:p text:style-name="P4">
<draw:frame draw:style-name="fr1" draw:name="Image323" text:anchor-type="as-char" svg:width="6.9236in" svg:height="3.895992in" draw:z-index="0">
<draw:image xlink:href="../Images/AРМІЯINFORM/2023-04-26T47-00-00-04-00/candle-1.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6/v-ukrayini-hvylyna-movchannya-3/" text:style-name="Internet_20_link" text:visited-style-name="Visited_20_Internet_20_Link">
https://armyinform.com.ua/2023/04/26/v-ukrayini-hvylyna-movchannya-3/</text:a>
</text:p>
      <!--NEWS-->
      <text:h text:style-name="P10" text:outline-level="1">
<text:span text:style-name="T4">
Ruslan Stefanchuk与捷克总统讨论了乌克兰的防御需求</text:span>
</text:h>
      <text:p text:style-name="P4">
作者: ['АРМІЯINFORM']</text:p>
      <text:p text:style-name="P4">
时间: 2023-04-26T48:00:00-04:00</text:p>
      <text:p text:style-name="P4">
描述: 为了乌克兰的乌克兰鲁斯兰·斯特凡库克（Ruslan Stefanchuk），在戈利夫会议的干预中，至高无上的负责人……与乌克兰2022年的战争，与乌克兰的最新新闻，今天与乌克兰2022年的新闻战争，今天，乌克兰之间的战争会发生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41db3beb-1d90-4c08-ba78-16452885590c-e1682488967371.jpg" text:style-name="Internet_20_link" text:visited-style-name="Visited_20_Internet_20_Link">
41db3beb-1d90-4c08-ba78-16452885590c-e1682488967371.jpg</text:a>
']</text:p>
      <text:p text:style-name="P4">
标签: ['ОБОРОННІ ПОТРЕБИ', 'ПРЕЗИДЕНТ ЧЕХІЇ', 'РУСЛАН СТЕФАНЧУК']</text:p>
      <text:p text:style-name="P4">
类别: News</text:p>
      <!--METADATA-->
      <text:p text:style-name="P4">
<draw:frame draw:style-name="fr1" draw:name="Image324" text:anchor-type="as-char" svg:width="6.9236in" svg:height="4.131081in" draw:z-index="0">
<draw:image xlink:href="../Images/AРМІЯINFORM/2023-04-26T48-00-00-04-00/41db3beb-1d90-4c08-ba78-16452885590c-e1682488967371.jpg" xlink:type="simple" xlink:show="embed" xlink:actuate="onLoad" draw:mime-type="image/jpeg"/>
</draw:frame>
乌克兰·鲁斯兰·斯特凡库克(Ukraine Ruslan Stefanchuk)的Verkhovna Rada主席与捷克共和国总统讨论了许多战略问题，包括乌克兰军队的国防支持。</text:p>
      <text:p text:style-name="P4">
关于它<text:a xlink:type="simple" xlink:href="https://www.rada.gov.ua/news/Top-novyna/235729.html" text:style-name="Internet_20_link" text:visited-style-name="Visited_20_Internet_20_Link">
告知</text:a>
乌克兰Verkhovna Rada的新闻服务。</text:p>
      <text:p text:style-name="P4">
Ruslan Stefanchuk呼吁捷克总统成为乌克兰的主要大使，因为作为专业军队，彼得·帕维尔(Peter Pavel)确切地知道什么是最好的帮助我们的武装部队。</text:p>
      <text:p text:style-name="P4">
此外，乌克兰议会的负责人重点介绍乌克兰肥沃和欧洲一体化道路的问题，强调：“乌克兰阿扎拉兹(Ukrainian Azaraz)正在尽一切可能赢得战场，成为欧盟和欧盟诚实的成员联盟。”</text:p>
      <text:p text:style-name="P4">
在谈话中，捷克共和国的捷克总统强调，他赞赏，并尊重如此高的评估，以帮助我们的国家和捷克人民，他们无法做到否则，并表达了对对我们的人民和人民和人民和加强的信心战争结束后。</text:p>
      <text:p text:style-name="P4">
他还向乌克兰同事保证，捷克共和国完全站在我们在欧盟和北约方面的进步。</text:p>
      <text:p text:style-name="P4">
News Source: <text:a xlink:type="simple" xlink:href="https://armyinform.com.ua/2023/04/26/ruslan-stefanchuk-obgovoryv-z-prezydentom-chehiyi-oboronni-potreby-ukrayiny/" text:style-name="Internet_20_link" text:visited-style-name="Visited_20_Internet_20_Link">
https://armyinform.com.ua/2023/04/26/ruslan-stefanchuk-obgovoryv-z-prezydentom-chehiyi-oboronni-potreby-ukrayiny/</text:a>
</text:p>
      <!--NEWS-->
      <text:h text:style-name="P10" text:outline-level="1">
<text:span text:style-name="T4">
美国提出了一个关于乌克兰在与俄罗斯联邦战争中胜利的条件的决议项目</text:span>
</text:h>
      <text:p text:style-name="P4">
作者: ['АРМІЯINFORM']</text:p>
      <text:p text:style-name="P4">
时间: 2023-04-26T49:00:00-04:00</text:p>
      <text:p text:style-name="P4">
描述: 在华盛顿，美国代表美国的宫殿 - 普拉克塔克基（Praktaykkhki）...与乌克兰2022年的战争，与乌克兰与乌克兰的最新消息，今天与乌克兰的新闻，乌克兰2022年最后一次战争，乌克兰和俄罗斯和俄罗斯之间以及俄罗斯之间以及俄罗斯之间的战争，什么时候他们说，与乌克兰与乌克兰的战争将于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4/342707504_116657334718713_7392831855188341626_n-e1682489186624.jpg" text:style-name="Internet_20_link" text:visited-style-name="Visited_20_Internet_20_Link">
342707504_116657334718713_7392831855188341626_n-e1682489186624.jpg</text:a>
']</text:p>
      <text:p text:style-name="P4">
标签: ['ВІЙНА', 'ДОПОМОГА ПАРТНЕРІВ', 'ОКСАНА МАРКАРОВА', 'ПОСОЛ УКРАЇНИ В США', 'США']</text:p>
      <text:p text:style-name="P4">
类别: News</text:p>
      <!--METADATA-->
      <text:p text:style-name="P4">
<draw:frame draw:style-name="fr1" draw:name="Image325" text:anchor-type="as-char" svg:width="6.9236in" svg:height="5.562806in" draw:z-index="0">
<draw:image xlink:href="../Images/AРМІЯINFORM/2023-04-26T49-00-00-04-00/342707504_116657334718713_7392831855188341626_n-e1682489186624.jpg" xlink:type="simple" xlink:show="embed" xlink:actuate="onLoad" draw:mime-type="image/jpeg"/>
</draw:frame>
在华盛顿，国会议员代表的成员提出了该决议的两项项目，并在乌克兰的胜利条件下立场。</text:p>
      <text:p text:style-name="P4">
关于它<text:a xlink:type="simple" xlink:href="https%3A%2F%2Fwww.facebook.com%2Foksana.markarova%2Fposts%2Fpfbid02beAkshtQSi9FixxTn8uViE65BtZGp7qvdYcK3Jeu1wiRi6tC53NWHCyHzohN21Udl&amp;show_text=true&amp;width=500" text:style-name="Internet_20_link" text:visited-style-name="Visited_20_Internet_20_Link">
报告</text:a>
乌克兰大使在乌克萨纳马马克罗娃(Oksana Markarova)的大使。</text:p>
      <text:p text:style-name="P4">
她写道：“在国会山上，关于乌克兰众议院的立场，美国众议院下议院的两个议员”写道。</text:p>
      <text:p text:style-name="P4">
据美国国会议员J. Vilnon的赫尔辛基委员会主管Oksana Markarova表示第三总统。</text:p>
      <text:p text:style-name="P4">
决议的项目指出，美国众议院：</text:p>
      <text:p text:style-name="P4">
1.确认美国的政策是赢得入侵乌克兰(RF)并在1991年恢复了其国际认可的边界； 2.考虑，应通过将乌克兰纳入北约和其他与美国长期政策相对应的北约和其他欧洲 - 大西洋机构来确保乌克兰胜利之后的和平； 3.宣布美国必须与盟友和合作伙伴合作，以保证向乌克兰支付赔偿，协助苏联恢复的乌克兰，保持俄罗斯联邦的领导，恢复俄罗斯犯罪受害者的正义联邦入侵。</text:p>
      <text:p text:style-name="P4">
她感谢国会中的合作伙伴和朋友的领导地位，以巩固对乌克兰的援助以及对共同胜利的两个派对愿景。</text:p>
      <text:p text:style-name="P4">
News Source: <text:a xlink:type="simple" xlink:href="https://armyinform.com.ua/2023/04/26/u-ssha-prezentuvaly-proyekt-rezolyucziyi-pro-umovy-peremogy-ukrayiny/" text:style-name="Internet_20_link" text:visited-style-name="Visited_20_Internet_20_Link">
https://armyinform.com.ua/2023/04/26/u-ssha-prezentuvaly-proyekt-rezolyucziyi-pro-umovy-peremogy-ukrayiny/</text:a>
</text:p>
      <!--NEWS-->
      <text:h text:style-name="P10" text:outline-level="1">
<text:span text:style-name="T4">
在挪威，乌克兰捍卫者开始训练</text:span>
</text:h>
      <text:p text:style-name="P4">
作者: ['АРМІЯINFORM']</text:p>
      <text:p text:style-name="P4">
时间: 2023-04-26T50:00:00-04:00</text:p>
      <text:p text:style-name="P4">
描述: Instruktori Norwegian全国崇拜Chotirokhi Tizhniv ...与乌克兰2022年的战争，与乌克兰与乌克兰的最新新闻，与乌克兰的新闻战争，乌克兰2022年的新闻战争，乌克兰和俄罗斯的最后一场将与乌克兰战争，乌克兰的战争将在2022年否定他们说，在不久的将来，将与乌克兰发动战争，他们说，与乌克兰的战争，今天的乌克兰新闻，乌克兰新闻，乌克兰媒体在俄罗斯</text:p>
      <text:p text:style-name="P4">
图片: ['<text:a xlink:type="simple" xlink:href="https://armyinform.com.ua/wp-content/uploads/2023/04/20230424kk_img_4545_1.jpg" text:style-name="Internet_20_link" text:visited-style-name="Visited_20_Internet_20_Link">
20230424kk_img_4545_1.jpg</text:a>
', '<text:a xlink:type="simple" xlink:href="https://armyinform.com.ua/wp-content/uploads/2023/04/343302231_808631337357894_4934495142940064755_n-1.jpg" text:style-name="Internet_20_link" text:visited-style-name="Visited_20_Internet_20_Link">
343302231_808631337357894_4934495142940064755_n-1.jpg</text:a>
']</text:p>
      <text:p text:style-name="P4">
标签: ['STOPRUSSIA', 'АГРЕСІЯ РФ', 'ВІЙСЬКОВІ НАВЧАННЯ', 'КОРОЛІВСТВО НОРВЕГІЯ']</text:p>
      <text:p text:style-name="P4">
类别: News</text:p>
      <!--METADATA-->
      <text:p text:style-name="P4">
<draw:frame draw:style-name="fr1" draw:name="Image326" text:anchor-type="as-char" svg:width="6.9236in" svg:height="4.615733in" draw:z-index="0">
<draw:image xlink:href="../Images/AРМІЯINFORM/2023-04-26T50-00-00-04-00/20230424kk_img_4545_1.jpg" xlink:type="simple" xlink:show="embed" xlink:actuate="onLoad" draw:mime-type="image/jpeg"/>
</draw:frame>
挪威国民警卫队的讲师将在四个强度期间培训乌克兰武装部队，消防训练，消防训练和指挥领导的一百名军人。</text:p>
      <text:p text:style-name="P4">
关于它<text:a xlink:type="simple" xlink:href="https://www.forsvaret.no/aktuelt-og-presse/aktuelt/ukrainere-pa-kurs-hos-heimevernet" text:style-name="Internet_20_link" text:visited-style-name="Visited_20_Internet_20_Link">
报告</text:a>
挪威武装部队新闻服务。</text:p>
      <text:p text:style-name="P4">
这是挪威国民警卫队讲师将在其领土上学习乌克兰人的几门课程中的第一篇。</text:p>
      <text:p text:style-name="P4">
詹斯上校说：“现在，他们与Drawersk国民警卫队的专业和合格的教练和挪威的武装力量进行了高质量的专业培训。”</text:p>
      <text:p text:style-name="P4">
<draw:frame draw:style-name="fr1" draw:name="Image327" text:anchor-type="as-char" svg:width="6.9236in" svg:height="4.211857in" draw:z-index="0">
<draw:image xlink:href="../Images/AРМІЯINFORM/2023-04-26T50-00-00-04-00/343302231_808631337357894_4934495142940064755_n-1.jpg" xlink:type="simple" xlink:show="embed" xlink:actuate="onLoad" draw:mime-type="image/jpeg"/>
</draw:frame>
“我们将支持挪威和其他国家的乌克兰人员的培训。 随着乌克兰使用越来越多的西方材料，这种支持将变得越来越重要。 当涉及到良好的动力和训练有素的士兵到战场时，它也将继续乌克兰比俄罗斯的优势。</text:p>
      <text:p text:style-name="P4">
他强调，挪威参与这一支持很自然。</text:p>
      <text:p text:style-name="P4">
“作为一个小国，对我们来说，州际冲突的方法是重要的。 石头石，我们为自1945年以来为Vevropy的安全建设做出了贡献。 这给了我们世界上最长的和平与发展时期，直到俄罗斯残酷入侵乌克兰为止。</text:p>
      <text:p text:style-name="P4">
学习地已经准备好生活和定居。 以厨房为导向的乌克兰菜肴，训练场是在训练领域创建的 - 战es和据点。</text:p>
      <text:p text:style-name="P4">
News Source: <text:a xlink:type="simple" xlink:href="https://armyinform.com.ua/2023/04/26/u-norvegiyi-rozpochalysya-navchannya-ukrayinskyh-zahysnykiv/" text:style-name="Internet_20_link" text:visited-style-name="Visited_20_Internet_20_Link">
https://armyinform.com.ua/2023/04/26/u-norvegiyi-rozpochalysya-navchannya-ukrayinskyh-zahysnykiv/</text:a>
</text:p>
      <!--NEWS-->
      <text:h text:style-name="P10" text:outline-level="1">
<text:span text:style-name="T4">
烟火每天用4架飞机和近500件爆炸性物品中和</text:span>
</text:h>
      <text:p text:style-name="P4">
作者: ['АРМІЯINFORM']</text:p>
      <text:p text:style-name="P4">
时间: 2023-04-26T51: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2/626bf4da61ec9.jpeg" text:style-name="Internet_20_link" text:visited-style-name="Visited_20_Internet_20_Link">
626bf4da61ec9.jpeg</text:a>
', '<text:a xlink:type="simple" xlink:href="https://armyinform.com.ua/wp-content/uploads/2023/04/5a657d58-db4e-4e85-9f55-bd05201dd172.jpg" text:style-name="Internet_20_link" text:visited-style-name="Visited_20_Internet_20_Link">
5a657d58-db4e-4e85-9f55-bd05201dd172.jpg</text:a>
']</text:p>
      <text:p text:style-name="P4">
标签: ['АГРЕСІЯ РФ', 'ВИБУХОНЕБЕЗПЕЧНІ ПРЕДМЕТИ', 'ДСНС УКРАЇНИ', 'РОЗМІНУВАННЯ']</text:p>
      <text:p text:style-name="P4">
类别: News</text:p>
      <!--METADATA-->
      <text:p text:style-name="P4">
<draw:frame draw:style-name="fr1" draw:name="Image328" text:anchor-type="as-char" svg:width="6.9236in" svg:height="4.32725in" draw:z-index="0">
<draw:image xlink:href="../Images/AРМІЯINFORM/2023-04-26T51-00-00-04-00/626bf4da61ec9.jpeg" xlink:type="simple" xlink:show="embed" xlink:actuate="onLoad" draw:mime-type="image/jpeg"/>
</draw:frame>
说明性照片</text:p>
      <text:p text:style-name="P4">
在白天，乌克兰国家服务部门针对特殊情况的烟火部队在执行我的任务之前涉及141次。</text:p>
      <text:p text:style-name="P4">
关于它<text:a xlink:type="simple" xlink:href="https://dsns.gov.ua/uk/news/nadzvicaini-podiyi/operativna-informaciia-shhodo-roboti-pirotexnicnix-pidrozdiliv-dsns-ukrayini-39" text:style-name="Internet_20_link" text:visited-style-name="Visited_20_Internet_20_Link">
报告</text:a>
乌克兰的Sesu。</text:p>
      <text:p text:style-name="P4">
研究了499个独家物体，包括4枚航空炸弹，并检查了97公顷的烟火单位。</text:p>
      <text:p text:style-name="P4">
最常工作的烟火单元工作：在哈尔基夫地区17 270次，基辅地区-7 492，顿涅茨克地区-4 888，Mykolaiv地区-4 592，Chernihiv -4 524，Kherson地区 -  4 390 -1 085。</text:p>
      <text:p text:style-name="P4">
<text:span text:style-name="T4">
背景：</text:span>
总共有350 396个独家物体和2 891公斤的爆炸性物质，包括216枚216枚航空炸弹，在乌克兰领土上被处置。 调查了约83 334公顷的面积。</text:p>
      <text:p text:style-name="P4">
总共剩下174,000平方米。 潜在危险领土的公里，占该州总面积的30％。</text:p>
      <text:p text:style-name="P4">
<draw:frame draw:style-name="fr1" draw:name="Image329" text:anchor-type="as-char" svg:width="6.9236in" svg:height="5.804039in" draw:z-index="0">
<draw:image xlink:href="../Images/AРМІЯINFORM/2023-04-26T51-00-00-04-00/5a657d58-db4e-4e85-9f55-bd05201dd172.jpg" xlink:type="simple" xlink:show="embed" xlink:actuate="onLoad" draw:mime-type="image/jpeg"/>
</draw:frame>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26/pirotehniky-za-dobu-zneshkodyly-4-aviabomby-i-majzhe-500-vybuhonebezpechnyh-predmetiv/" text:style-name="Internet_20_link" text:visited-style-name="Visited_20_Internet_20_Link">
https://armyinform.com.ua/2023/04/26/pirotehniky-za-dobu-zneshkodyly-4-aviabomby-i-majzhe-500-vybuhonebezpechnyh-predmetiv/</text:a>
</text:p>
      <!--NEWS-->
      <text:h text:style-name="P10" text:outline-level="1">
<text:span text:style-name="T4">
英国已将数千个炮弹转移到乌克兰到挑战者2坦克，尤其是枯萎的天王星</text:span>
</text:h>
      <text:p text:style-name="P4">
作者: ['АРМІЯINFORM']</text:p>
      <text:p text:style-name="P4">
时间: 2023-04-26T52:00:00-04:00</text:p>
      <text:p text:style-name="P4">
描述: 乌克兰的巨大的英国vid统治在挑战者2，Zokrema -..与乌克兰战争2022年战争，与乌克兰的最新新闻，今天与乌克兰2022年与乌克兰战争的战争，今天将在乌克兰和俄罗斯之间发生战争，将在当他们在2022年与乌克兰进行战争时，他们说，在不久的将来，乌克兰是否会与乌克兰进行战争</text:p>
      <text:p text:style-name="P4">
图片: ['<text:a xlink:type="simple" xlink:href="https://armyinform.com.ua/wp-content/uploads/2023/04/depleted.jpg" text:style-name="Internet_20_link" text:visited-style-name="Visited_20_Internet_20_Link">
depleted.jpg</text:a>
', '<text:a xlink:type="simple" xlink:href="https://armyinform.com.ua/wp-content/uploads/2023/04/chellenger2-info2-1536x1132-2.jpg" text:style-name="Internet_20_link" text:visited-style-name="Visited_20_Internet_20_Link">
chellenger2-info2-1536x1132-2.jpg</text:a>
']</text:p>
      <text:p text:style-name="P4">
标签: ['CHALLENGER 2', 'ДОПОМОГА ПАРТНЕРІВ', 'СВІТ ПІДТРИМУЄ УКРАЇНУ', 'УКРАЇНА - ВЕЛИКА БРИТАНІЯ']</text:p>
      <text:p text:style-name="P4">
类别: News</text:p>
      <!--METADATA-->
      <text:p text:style-name="P4">
<draw:frame draw:style-name="fr1" draw:name="Image330" text:anchor-type="as-char" svg:width="6.9236in" svg:height="3.894525in" draw:z-index="0">
<draw:image xlink:href="../Images/AРМІЯINFORM/2023-04-26T52-00-00-04-00/depleted.jpg" xlink:type="simple" xlink:show="embed" xlink:actuate="onLoad" draw:mime-type="image/jpeg"/>
</draw:frame>
英国已向乌克兰发送了数千枚弹药到乌克兰<text:a xlink:type="simple" xlink:href="https://armyinform.com.ua/2023/01/23/tank-challenger-2-brytanskyj-kremeznyj-panczyrnyk-shho-kydaye-vyklyk/" text:style-name="Internet_20_link" text:visited-style-name="Visited_20_Internet_20_Link">
挑战者2</text:a>
特别是 - 装甲 - 带有声音的炮弹。</text:p>
      <text:p text:style-name="P4">
这在[答案]中说明了(https://questions-statements.parliament.uk/written-questions/detail/2023-04-18/181335)英国国防部关于副手肯尼马·阿基斯基尔(Kennimaakaskill)关于乌克兰提供的贝壳数量的问题。</text:p>
      <text:p text:style-name="P4">
英国国防部詹姆斯·希皮(James Hippi)副部长说：“出于运营安全的原因，我们不会就使用套件的指标发表评论。”</text:p>
      <text:p text:style-name="P4">
<draw:frame draw:style-name="fr1" draw:name="Image331" text:anchor-type="as-char" svg:width="6.9236in" svg:height="5.100385in" draw:z-index="0">
<draw:image xlink:href="../Images/AРМІЯINFORM/2023-04-26T52-00-00-04-00/chellenger2-info2-1536x1132-2.jpg" xlink:type="simple" xlink:show="embed" xlink:actuate="onLoad" draw:mime-type="image/jpeg"/>
</draw:frame>
<text:span text:style-name="T4">
供参考：</text:span>
在弹药中使用枯竭的铀与批量密度和磨削过程中自我炎症的能力的大修有关，因此具有枯竭的铀的壳<text:a xlink:type="simple" xlink:href="https://armyinform.com.ua/2023/03/27/yak-nyni-vykorystovuyut-zbidnenyj-uran-u-voyennyh-czilyah/" text:style-name="Internet_20_link" text:visited-style-name="Visited_20_Internet_20_Link">
提供</text:a>
高装甲效应，并造成必不可少的破坏。</text:p>
      <text:p text:style-name="P4">
News Source: <text:a xlink:type="simple" xlink:href="https://armyinform.com.ua/2023/04/26/brytaniya-peredala-ukrayini-tysyachi-snaryadiv-do-tankiv-challenger-2-zokrema-zi-zbidnenym-uranom/" text:style-name="Internet_20_link" text:visited-style-name="Visited_20_Internet_20_Link">
https://armyinform.com.ua/2023/04/26/brytaniya-peredala-ukrayini-tysyachi-snaryadiv-do-tankiv-challenger-2-zokrema-zi-zbidnenym-uranom/</text:a>
</text:p>
      <!--NEWS-->
      <text:h text:style-name="P10" text:outline-level="1">
<text:span text:style-name="T4">
122个乌克兰定居点每天向俄罗斯联邦的军队开除</text:span>
</text:h>
      <text:p text:style-name="P4">
作者: ['АРМІЯINFORM']</text:p>
      <text:p text:style-name="P4">
时间: 2023-04-26T53: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06fcd9af-b596-4cd0-bb84-9ceeecfd25d2.jpg" text:style-name="Internet_20_link" text:visited-style-name="Visited_20_Internet_20_Link">
06fcd9af-b596-4cd0-bb84-9ceeecfd25d2.jpg</text:a>
']</text:p>
      <text:p text:style-name="P4">
标签: ['MILITARY MEDIA CENTER', 'ХАРКІВСЬКИЙ ТРИБУНАЛ']</text:p>
      <text:p text:style-name="P4">
类别: News</text:p>
      <!--METADATA-->
      <text:p text:style-name="P4">
<draw:frame draw:style-name="fr1" draw:name="Image332" text:anchor-type="as-char" svg:width="6.9236in" svg:height="5.199596in" draw:z-index="0">
<draw:image xlink:href="../Images/AРМІЯINFORM/2023-04-26T53-00-00-04-00/06fcd9af-b596-4cd0-bb84-9ceeecfd25d2.jpg" xlink:type="simple" xlink:show="embed" xlink:actuate="onLoad" draw:mime-type="image/jpeg"/>
</draw:frame>
在最后一天，俄罗斯军队向该地区开火<text:span text:style-name="T4">
 8 </text:span>
乌克兰地区。</text:p>
      <text:p text:style-name="P4">
关于这个<text:a xlink:type="simple" xlink:href="https://t.me/militarymediacenter/1787" text:style-name="Internet_20_link" text:visited-style-name="Visited_20_Internet_20_Link">
报告</text:a>
有一个军事媒体中心。</text:p>
      <text:p text:style-name="P4">
“总的来说，不同类型的武器(迫击炮，坦克，炮兵，RSZV，SCR，无人机，战术航空)声明说：“已经进行了<text:span text:style-name="T4">
 122 </text:span>
定居点，确认了病变<text:span text:style-name="T4">
 102 </text:span>
基础设施对象。”</text:p>
      <text:p text:style-name="P4">
根据初步信息，<text:span text:style-name="T4">
 2 </text:span>
被杀，<text:span text:style-name="T4">
 16 </text:span>
受伤。</text:p>
      <text:p text:style-name="P4">
News Source: <text:a xlink:type="simple" xlink:href="https://armyinform.com.ua/2023/04/26/122-naselenyh-punktiv-ukrayiny-obstrilyala-armiya-rf-za-dobu/" text:style-name="Internet_20_link" text:visited-style-name="Visited_20_Internet_20_Link">
https://armyinform.com.ua/2023/04/26/122-naselenyh-punktiv-ukrayiny-obstrilyala-armiya-rf-za-dobu/</text:a>
</text:p>
      <!--NEWS-->
      <text:h text:style-name="P10" text:outline-level="1">
<text:span text:style-name="T4">
乌克兰总统提醒切尔诺贝利灾难，并敦促世界防止新的悲剧</text:span>
</text:h>
      <text:p text:style-name="P4">
作者: ['АРМІЯINFORM']</text:p>
      <text:p text:style-name="P4">
时间: 2023-04-26T54:00:00-04:00</text:p>
      <text:p text:style-name="P4">
描述: 37在Chornobilziy Atomonia Statziyu上的Avari摇滚 - 淹没了疤痕的宏伟壮观……与2022年与乌克兰的战争，与乌克兰的战争是今天的最新消息，这是与乌克兰2022年的新闻战争，这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4/132827-1_large.jpg" text:style-name="Internet_20_link" text:visited-style-name="Visited_20_Internet_20_Link">
132827-1_large.jpg</text:a>
']</text:p>
      <text:p text:style-name="P4">
标签: ['ВОЛОДИМИР ЗЕЛЕНСЬКИЙ', 'ЧОРНОБИЛЬСЬКА АЕС']</text:p>
      <text:p text:style-name="P4">
类别: News</text:p>
      <!--METADATA-->
      <text:p text:style-name="P4">
<draw:frame draw:style-name="fr1" draw:name="Image333" text:anchor-type="as-char" svg:width="6.9236in" svg:height="4.851574in" draw:z-index="0">
<draw:image xlink:href="../Images/AРМІЯINFORM/2023-04-26T54-00-00-04-00/132827-1_large.jpg" xlink:type="simple" xlink:show="embed" xlink:actuate="onLoad" draw:mime-type="image/jpeg"/>
</draw:frame>
37年前<text:a xlink:type="simple" xlink:href="https://armyinform.com.ua/2023/04/26/37-rokiv-tomu-stalasya-odna-z-najstrashnishyh-katastrof-v-istoriyi-lyudstva/" text:style-name="Internet_20_link" text:visited-style-name="Visited_20_Internet_20_Link">
事故</text:a>
Okornobyl核电站为全世界留下了巨大的疤痕。辐射已经使曾经舒适的领土变成了分区。</text:p>
      <text:p text:style-name="P4">
关于它<text:a xlink:type="simple" xlink:href="https://t.me/V_Zelenskiy_official/6003" text:style-name="Internet_20_link" text:visited-style-name="Visited_20_Internet_20_Link">
压力</text:a>
电报中乌克兰Volodymyr Zelensky总裁。</text:p>
      <text:p text:style-name="P4">
国家负责人说：“今天，切尔诺贝利NPP周围的30公里区域仍然是高辐射浓度的危险场所。”</text:p>
      <text:p text:style-name="P4">
他回忆说，去年占领者不仅占领了核电站，而且伊兹诺夫结束了整个世界。 一年多的发布已经过去。 切尔诺贝利区的科学和安全企业已经返回了保健型操作模式。</text:p>
      <text:p text:style-name="P4">
“乌克兰和全世界为消除灾难的后果而付出了高昂的代价。 我们必须竭尽所能，以防止国家恐怖国家将核能用于乌克兰和全世界的勒索。”</text:p>
      <text:p text:style-name="P4">
News Source: <text:a xlink:type="simple" xlink:href="https://armyinform.com.ua/2023/04/26/prezydent-ukrayiny-nagadav-pro-katastrofu-na-chaes-i-zaklykav-svit-ne-dopustyty-novoyi-tragediyi-cherez-diyi-rosiyi/" text:style-name="Internet_20_link" text:visited-style-name="Visited_20_Internet_20_Link">
https://armyinform.com.ua/2023/04/26/prezydent-ukrayiny-nagadav-pro-katastrofu-na-chaes-i-zaklykav-svit-ne-dopustyty-novoyi-tragediyi-cherez-diyi-rosiyi/</text:a>
</text:p>
      <!--NEWS-->
      <text:h text:style-name="P10" text:outline-level="1">
<text:span text:style-name="T4">
在意大利，乌克兰重建的会议开始</text:span>
</text:h>
      <text:p text:style-name="P4">
作者: ['АРМІЯINFORM']</text:p>
      <text:p text:style-name="P4">
时间: 2023-04-26T55:00:00-04:00</text:p>
      <text:p text:style-name="P4">
描述: 在里米（Rimi），扎伊多夫·克拉克斯（Zaidbudov Klacks）会议的神圣会议赶到了机器人。 关于...与乌克兰2022的战争的工作，与乌克兰的战争是今天的最新消息，与乌克兰2022的新闻战是今天的最后一场新闻，无论是乌克兰和俄罗斯之间的战争，以及战争时，与乌克兰在2022年的关系与否，在不久的将来会与乌克兰进行战争，这是与乌克兰的战争，今天的乌克兰新闻，乌克兰的新闻，乌克兰媒体在俄罗斯的乌克兰新闻</text:p>
      <text:p text:style-name="P4">
图片: ['<text:a xlink:type="simple" xlink:href="https://armyinform.com.ua/wp-content/uploads/2023/04/maxresdefault-2.jpg" text:style-name="Internet_20_link" text:visited-style-name="Visited_20_Internet_20_Link">
maxresdefault-2.jpg</text:a>
']</text:p>
      <text:p text:style-name="P4">
标签: ['ВІДНОВЛЕННЯ УКРАЇНИ', 'ДОПОМОГА ПАРТНЕРІВ', 'ІТАЛІЯ', 'КОНФЕРЕНЦІЯ', 'СВІТ ПІДТРИМУЄ УКРАЇНУ']</text:p>
      <text:p text:style-name="P4">
类别: News</text:p>
      <!--METADATA-->
      <text:p text:style-name="P4">
<draw:frame draw:style-name="fr1" draw:name="Image334" text:anchor-type="as-char" svg:width="6.9236in" svg:height="3.894525in" draw:z-index="0">
<draw:image xlink:href="../Images/AРМІЯINFORM/2023-04-26T55-00-00-04-00/maxresdefault-2.jpg" xlink:type="simple" xlink:show="embed" xlink:actuate="onLoad" draw:mime-type="image/jpeg"/>
</draw:frame>
在罗马，乌克兰重建的双边会议已经开始。</text:p>
      <text:p text:style-name="P4">
这在[消息]中说明了(https://www.esteri.it/it/sala_stampa/archivionotizie/comunicati/2023/04/nota-di-inquadramento-conferenza-bilaterale-sulla-ricostruzione-dellucraina/)意大利政府的新闻服务。</text:p>
      <text:p text:style-name="P4">
该活动将由商业世界，贸易资产和主要国际金融机构的代表参加，这使得有机会直接从乌克兰当局获得有关恢复国家必要的需求的机会，并允许意大利政府，组织和公司制定特定的建议，以满足基辅的需求，简短的 - 捷径以及中期的捷径和需求。</text:p>
      <text:p text:style-name="P4">
“我为准备乌克兰修复会议所做的工作感到自豪。 具有企业家精神和专有技术的意大利公司，例如基础设施，能源，农业综合企业，医疗保健，数字技术，太空和冶金学，将能够为国家做出重大贡献。”安东尼·塔亚尼(Anthony Tayani)。</text:p>
      <text:p text:style-name="P4">
据他说，这是一个可以在不等待战争的情况下开始的过程。</text:p>
      <text:p text:style-name="P4">
“这个问题不仅是为了重建乌克兰，而且要更好地重建乌克兰，以便更好地重建乌克兰，以加快其在欧洲道路上的晋升，” Addionio Tayana。</text:p>
      <text:p text:style-name="P4">
在乌克兰方面，负责乌克兰续签问题的部长，包括外交部长尤利亚·斯维里德科(Yulia Sviridenko)大臣米尼斯特(Dmitry Kuleb Tav)。</text:p>
      <text:p text:style-name="P4">
罗马已经<text:a xlink:type="simple" xlink:href="https://t.me/Denys_Smyhal/5081" text:style-name="Internet_20_link" text:visited-style-name="Visited_20_Internet_20_Link">
到达</text:a>
乌克兰Schmigal总理。 他将与意大利总统，意大利国防部长政府以及意大利议会议会的负责人会面。</text:p>
      <text:p text:style-name="P4">
“我们计划签署许多双边文件，这些文件将有助于恢复乌克兰。 与合作伙伴一起，我们形成了乌克兰教育的强烈而坚决的支持，并涉及外国企业参与我们国家的重建。”  - 总结说。</text:p>
      <text:p text:style-name="P4">
News Source: <text:a xlink:type="simple" xlink:href="https://armyinform.com.ua/2023/04/26/v-italiyi-rozpochalasya-konferencziya-z-vidbudovy-ukrayiny/" text:style-name="Internet_20_link" text:visited-style-name="Visited_20_Internet_20_Link">
https://armyinform.com.ua/2023/04/26/v-italiyi-rozpochalasya-konferencziya-z-vidbudovy-ukrayiny/</text:a>
</text:p>
      <!--NEWS-->
      <text:h text:style-name="P10" text:outline-level="1">
<text:span text:style-name="T4">
英国国防部长敦促加速向乌克兰提供军事援助</text:span>
</text:h>
      <text:p text:style-name="P4">
作者: ['АРМІЯINFORM']</text:p>
      <text:p text:style-name="P4">
时间: 2023-04-26T56:00:00-04:00</text:p>
      <text:p text:style-name="P4">
描述: 在捍卫英国伟大的本沃尔斯（Ben Volles）的小型田间面，与他自己的卡尔格（Kalg）交付……与乌克兰2022年的战争，与乌克兰与乌克兰的最新新闻战争，今天与乌克兰2022年的新闻战争，乌克兰和俄罗斯之间的战争以及俄罗斯之间的战争，以及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343101882_1191373288248430_5528288568826583788_n.jpg" text:style-name="Internet_20_link" text:visited-style-name="Visited_20_Internet_20_Link">
343101882_1191373288248430_5528288568826583788_n.jpg</text:a>
', '<text:a xlink:type="simple" xlink:href="https://armyinform.com.ua/wp-content/uploads/2023/04/343068456_751201453153731_2305556026887038482_n-e1682494335490.jpg" text:style-name="Internet_20_link" text:visited-style-name="Visited_20_Internet_20_Link">
343068456_751201453153731_2305556026887038482_n-e1682494335490.jpg</text:a>
']</text:p>
      <text:p text:style-name="P4">
标签: ['ВЕЛИКА БРИТАНІЯ', 'ГЕНШТАБ ЗС УКРАЇНИ']</text:p>
      <text:p text:style-name="P4">
类别: News</text:p>
      <!--METADATA-->
      <text:p text:style-name="P4">
<draw:frame draw:style-name="fr1" draw:name="Image335" text:anchor-type="as-char" svg:width="6.9236in" svg:height="3.95081in" draw:z-index="0">
<draw:image xlink:href="../Images/AРМІЯINFORM/2023-04-26T56-00-00-04-00/343101882_1191373288248430_5528288568826583788_n.jpg" xlink:type="simple" xlink:show="embed" xlink:actuate="onLoad" draw:mime-type="image/jpeg"/>
</draw:frame>
北约秘书长詹斯·斯托尔滕贝格(Jens Stoltenberg)在乌克兰国防联络组会议</text:p>
      <text:p text:style-name="P4">
英国国防部长本·沃尔斯(Ben Volles)呼吁他的同事加速军事援助方案的责任，以表明乌克兰不断的统一。</text:p>
      <text:p text:style-name="P4">
关于它<text:a xlink:type="simple" xlink:href="https%3A%2F%2Fwww.facebook.com%2FGeneralStaff.ua%2Fposts%2Fpfbid02PqRQgyhVZgCUhj9d28jmkhMzCjmoZqfJSMLT7Ybv4Fd9sMCiSNNH4NQR2ofPrbJMl&amp;show_text=true&amp;width=500" text:style-name="Internet_20_link" text:visited-style-name="Visited_20_Internet_20_Link">
报告</text:a>
武装部队的总人员。</text:p>
      <text:p text:style-name="P4">
“乌克兰的国际支持正在增加。 会议中的国家比任何国家都多。 捐款正在增长，交付的加速。 我们将尽可能多地支持乌克兰。”他说。</text:p>
      <text:p text:style-name="P4">
同时，本·沃尔斯(Ben Wolles)呼吁他的国防同事加速军事援助，以表现出对乌克兰的永久国际支持。</text:p>
      <text:p text:style-name="P4">
据他说，英国可以为乌克兰的支持而感到自豪。</text:p>
      <text:p text:style-name="P4">
他补充说：“我们为无数勇敢的乌克兰人提供了战斗训练，设备和弹药，这是迫切需要反映俄罗斯的野蛮tin剂的。”</text:p>
      <text:p text:style-name="P4">
<draw:frame draw:style-name="fr1" draw:name="Image336" text:anchor-type="as-char" svg:width="6.9236in" svg:height="3.735556in" draw:z-index="0">
<draw:image xlink:href="../Images/AРМІЯINFORM/2023-04-26T56-00-00-04-00/343068456_751201453153731_2305556026887038482_n-e1682494335490.jpg" xlink:type="simple" xlink:show="embed" xlink:actuate="onLoad" draw:mime-type="image/jpeg"/>
</draw:frame>
迄今为止，英国已经制造了10,000多个反坦克导弹，200,000导弹。 炮兵弹药，数百个反空防装置，自推动的火炮植物和20万单元的非致命设备，包括用于极端冷的整体服装，由工业强大的发电机检测我的设备。</text:p>
      <text:p text:style-name="P4">
News Source: <text:a xlink:type="simple" xlink:href="https://armyinform.com.ua/2023/04/26/ministr-oborony-brytaniyi-zaklykav-pryskoryty-dostavku-vijskovoyi-dopomogy-ukrayini/" text:style-name="Internet_20_link" text:visited-style-name="Visited_20_Internet_20_Link">
https://armyinform.com.ua/2023/04/26/ministr-oborony-brytaniyi-zaklykav-pryskoryty-dostavku-vijskovoyi-dopomogy-ukrayini/</text:a>
</text:p>
      <!--NEWS-->
      <text:h text:style-name="P10" text:outline-level="1">
<text:span text:style-name="T4">
关于克里米亚（Crimea）占领之后的优先步骤：克里米亚波浪青年论坛（Crigea Wave Youth Forum）在基辅举行</text:span>
</text:h>
      <text:p text:style-name="P4">
作者: ['Світлана Кирган']</text:p>
      <text:p text:style-name="P4">
时间: 2023-04-26T57:00:00-04:00</text:p>
      <text:p text:style-name="P4">
描述: Reintegraita Crimsus是乌克兰的Zapadannya的即兴创作。 Rintegrac的过程...与乌克兰2022年的战争，与乌克兰的最新新闻，今天与乌克兰的新闻战争，今天的最后一场战争，今天的最后一场战争将在乌克兰和俄罗斯之间发生战争，当2022年与乌克兰战争时，是否会有，是否会有，这是不久的将来与乌克兰的战争，这是与乌克兰的战争，今天的乌克兰新闻，乌克兰的新闻，乌克兰的新闻在俄罗斯的乌克兰媒体</text:p>
      <text:p text:style-name="P4">
图片: ['<text:a xlink:type="simple" xlink:href="https://armyinform.com.ua/wp-content/uploads/2023/04/golovna-53.jpg" text:style-name="Internet_20_link" text:visited-style-name="Visited_20_Internet_20_Link">
golovna-53.jpg</text:a>
', '<text:a xlink:type="simple" xlink:href="https://armyinform.com.ua/wp-content/uploads/2023/04/foto-2-17.jpg" text:style-name="Internet_20_link" text:visited-style-name="Visited_20_Internet_20_Link">
foto-2-17.jpg</text:a>
', '<text:a xlink:type="simple" xlink:href="https://armyinform.com.ua/wp-content/uploads/2023/04/7-26.jpg" text:style-name="Internet_20_link" text:visited-style-name="Visited_20_Internet_20_Link">
7-26.jpg</text:a>
', '<text:a xlink:type="simple" xlink:href="https://armyinform.com.ua/wp-content/uploads/2023/04/8-24.jpg" text:style-name="Internet_20_link" text:visited-style-name="Visited_20_Internet_20_Link">
8-24.jpg</text:a>
']</text:p>
      <text:p text:style-name="P4">
标签: ['ВТОРГНЕННЯ РФ', 'КРИМ - ЦЕ УКРАЇНА']</text:p>
      <text:p text:style-name="P4">
类别: News</text:p>
      <!--METADATA-->
      <text:p text:style-name="P4">
<draw:frame draw:style-name="fr1" draw:name="Image337" text:anchor-type="as-char" svg:width="6.9236in" svg:height="4.615733in" draw:z-index="0">
<draw:image xlink:href="../Images/AРМІЯINFORM/2023-04-26T57-00-00-04-00/golovna-53.jpg" xlink:type="simple" xlink:show="embed" xlink:actuate="onLoad" draw:mime-type="image/jpeg"/>
</draw:frame>
对于乌克兰而言，克里米亚的重新整合是一项非常重要的任务。 在克里米亚的过程中，年轻人将扮演关键角色，因此现在他们需要动员他们的潜力和经验。 在克里米亚波浪论坛上，政治，经济，文化，信息和其他领域的专家与政治活跃的年轻人讨论了讨论和对话。</text:p>
      <text:p text:style-name="P4">
该论坛进行了讨论，讨论了解放，重新融合，经济，文化恢复的问题，以及在9年的占领之后对居民的社会化。</text:p>
      <text:p text:style-name="P4">
<draw:frame draw:style-name="fr1" draw:name="Image338" text:anchor-type="as-char" svg:width="6.9236in" svg:height="4.615733in" draw:z-index="0">
<draw:image xlink:href="../Images/AРМІЯINFORM/2023-04-26T57-00-00-04-00/foto-2-17.jpg" xlink:type="simple" xlink:show="embed" xlink:actuate="onLoad" draw:mime-type="image/jpeg"/>
</draw:frame>
 - 在工作组的框架内，我们考虑了国家机构如何在跨界中工作。 我要说的是，我们的愿景 - 人民的代表，国家代表 - 当然，必须首先在克里米亚创建军事行政。 然后是向军事行政部门的过渡，当时的选择和过渡到平民生活。 对我们来说，年轻人参与其中非常重要。 塔米拉·塔什瓦(Tamila Tasheva)说，它们应该成为将前往克里米亚半岛并重建我们的克里米亚的发展框架。</text:p>
      <text:p text:style-name="P4">
<draw:frame draw:style-name="fr1" draw:name="Image339" text:anchor-type="as-char" svg:width="6.9236in" svg:height="6.49246in" draw:z-index="0">
<draw:image xlink:href="../Images/AРМІЯINFORM/2023-04-26T57-00-00-04-00/7-26.jpg" xlink:type="simple" xlink:show="embed" xlink:actuate="onLoad" draw:mime-type="image/jpeg"/>
</draw:frame>
该活动还参加了副部长重返占领地区的副部长阿纳托利·斯泰尔马克(Anatoly Stelmakh)，他谈到了乌克兰在占领之后将在克里米亚采取的第一步。</text:p>
      <ul>
        <li>
在释放克里米亚半岛之后，我们正在努力采取的第一步。 他们中的第一个无疑是确保居住在那里的公民的安全。 第二个是开关半岛的非军事化。 第三步是将有罪付诸实践。 对我们国家犯罪的人将被持有参考。 那些非法到达半岛的人必须崩溃，我们将出版。 下一步是恢复当局。 另外，我们必须使俄罗斯媒体不占上风。 乌克兰当局应该有诚实的看法，应该有可访问的媒体。 阿纳托利·斯特尔马奇(Anatoly Stelmach)说，人们应该停止生活在俄罗斯宣传真空中。</li>
      </ul>
      <text:p text:style-name="P4">
<draw:frame draw:style-name="fr1" draw:name="Image340" text:anchor-type="as-char" svg:width="6.9236in" svg:height="4.863829in" draw:z-index="0">
<draw:image xlink:href="../Images/AРМІЯINFORM/2023-04-26T57-00-00-04-00/8-24.jpg" xlink:type="simple" xlink:show="embed" xlink:actuate="onLoad" draw:mime-type="image/jpeg"/>
</draw:frame>
</text:p>
      <text:p text:style-name="P4">
当然，论坛的参与者指出，克里米亚的重返社会是一个复杂的过程，但这对于整个乌克兰来说是一项非常重要的任务。 这就是为什么有必要动员乌克兰青年的原因，因为他们的潜力和专业精神将在这一过程中发挥关键作用。</text:p>
      <text:p text:style-name="P4">
<text:span text:style-name="T5">
opto作者</text:span>
</text:p>
      <text:p text:style-name="P4">
News Source: <text:a xlink:type="simple" xlink:href="https://armyinform.com.ua/2023/04/26/pershochergovi-kroky-pislya-deokupacziyi-krymu-u-kyyevi-vidbuvsya-molodizhnyj-forum-krym-wave/" text:style-name="Internet_20_link" text:visited-style-name="Visited_20_Internet_20_Link">
https://armyinform.com.ua/2023/04/26/pershochergovi-kroky-pislya-deokupacziyi-krymu-u-kyyevi-vidbuvsya-molodizhnyj-forum-krym-wave/</text:a>
</text:p>
      <!--NEWS-->
      <text:h text:style-name="P10" text:outline-level="1">
<text:span text:style-name="T4">
在苏米地区，国防军加强了对民用基础设施关键物体的保护</text:span>
</text:h>
      <text:p text:style-name="P4">
作者: ['АРМІЯINFORM']</text:p>
      <text:p text:style-name="P4">
时间: 2023-04-26T58:00:00-04:00</text:p>
      <text:p text:style-name="P4">
描述: Yaki的Pidroddiliv撰写的Robochka小时，以夸大对Sumskoe的辩护，...与乌克兰2022年的战争，与乌克兰的最新新闻，今天与乌克兰2022年与乌克兰的最新新闻进行战争，乌克兰和俄罗斯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bez-imeni-13.jpg" text:style-name="Internet_20_link" text:visited-style-name="Visited_20_Internet_20_Link">
bez-imeni-13.jpg</text:a>
']</text:p>
      <text:p text:style-name="P4">
标签: ['ВТОРГНЕННЯ РФ', 'СЕРГІЙ НАЄВ', 'СУМЩИНА']</text:p>
      <text:p text:style-name="P4">
类别: News</text:p>
      <!--METADATA-->
      <text:p text:style-name="P4">
<draw:frame draw:style-name="fr1" draw:name="Image341" text:anchor-type="as-char" svg:width="6.9236in" svg:height="3.952222in" draw:z-index="0">
<draw:image xlink:href="../Images/AРМІЯINFORM/2023-04-26T58-00-00-04-00/bez-imeni-13.jpg" xlink:type="simple" xlink:show="embed" xlink:actuate="onLoad" draw:mime-type="image/jpeg"/>
</draw:frame>
在捍卫Sumy地区的单位工作旅行中，乌克兰武装部队联合部队的指挥官NAEV中尉与单位指挥官会面，熟悉了服务的条款以及战斗任务的执行，支票防御和安排。</text:p>
      <text:p text:style-name="P4">
关于它<text:a xlink:type="simple" xlink:href="https://fb.watch/k8xT_M0GN2/" text:style-name="Internet_20_link" text:visited-style-name="Visited_20_Internet_20_Link">
报告</text:a>
乌克兰武装部队联合部队指挥的通讯服务。</text:p>
      <text:p text:style-name="P4">
指挥官强调说：“在与单位指挥官的会面期间，他概述了许多旨在确保领土的防御能力和敌人炮击的立即反应的具体措施。”  - 此外，他们讨论了复杂城镇对单位的心理和战术培训的围栏问题，该组织的计划基于研究目前在该国东部进行的敌人行动的经验。 这种培训已在北部运营区的其他地区进行。”</text:p>
      <text:p text:style-name="P4">
根据塞尔盖·纳夫(Sergei Naev)中尉的说法，在苏米方向上的防御设备和障碍物的围墙表明，加强了该地区边界的防御。 此外，这里有目的地从事改善军事人员的军事技能。</text:p>
      <text:p text:style-name="P4">
他还指出，捍卫这一方向的军队非常有动力，知道自己的战斗使命并成功实现了这一任务。</text:p>
      <text:p text:style-name="P4">
在他的工作旅行中，指挥官转移到国防发电机的军事部队，由Ruevit Broad Fund制作的伪装套件(里恩市)以及Okhmatdit诊所提供的夜晚的景点和设备，以牺牲大规模入侵乌克兰的周年纪念日为代价。</text:p>
      <text:p text:style-name="P4">
此外，谢尔盖·纳夫(Sergey Naev)中尉与边境地区的居民进行了交谈，边境地区每天都因敌人的炮击而受苦，因为苏米地区是与俄罗斯联邦-564公里的最长边界。 他解释说，改善保护平民的问题是乌克兰武装部队联合部队的首要任务。</text:p>
      <text:p text:style-name="P4">
News Source: <text:a xlink:type="simple" xlink:href="https://armyinform.com.ua/2023/04/26/na-sumshhyni-syly-oborony-posylyuyut-zahyst-krytychnyh-obyektiv-czyvilnoyi-infrastruktury/" text:style-name="Internet_20_link" text:visited-style-name="Visited_20_Internet_20_Link">
https://armyinform.com.ua/2023/04/26/na-sumshhyni-syly-oborony-posylyuyut-zahyst-krytychnyh-obyektiv-czyvilnoyi-infrastruktury/</text:a>
</text:p>
      <!--NEWS-->
      <text:h text:style-name="P10" text:outline-level="1">
<text:span text:style-name="T4">
克里姆林宫大量迁移到俄罗斯联邦不同国籍的乌克兰暂时占领的领土-Anna Malyar</text:span>
</text:h>
      <text:p text:style-name="P4">
作者: ['АРМІЯINFORM']</text:p>
      <text:p text:style-name="P4">
时间: 2023-04-26T59:00:00-04:00</text:p>
      <text:p text:style-name="P4">
描述: 克里米亚 - 不利的人将在蒂姆乔斯沃村的蛇仓库中成为弗里特罗维特...与乌克兰2022年的战争，与乌克兰的最新新闻，今天与乌克兰的新闻战争，今天与乌克兰2022年上次与乌克兰战争，乌克兰和俄罗斯和俄罗斯之间的战争是否会发生战争，他们在2022年与乌克兰与乌克兰的战争，无论是否将在不久</text:p>
      <text:p text:style-name="P4">
图片: ['<text:a xlink:type="simple" xlink:href="https://armyinform.com.ua/wp-content/uploads/2022/10/photo_2022-10-27_11-29-46-e1668072464945.jpg" text:style-name="Internet_20_link" text:visited-style-name="Visited_20_Internet_20_Link">
photo_2022-10-27_11-29-46-e1668072464945.jpg</text:a>
']</text:p>
      <text:p text:style-name="P4">
标签: ['STOPRUSSIA', 'АГРЕСІЯ РФ', 'ГАННА МАЛЯР']</text:p>
      <text:p text:style-name="P4">
类别: News</text:p>
      <!--METADATA-->
      <text:p text:style-name="P4">
<draw:frame draw:style-name="fr1" draw:name="Image342" text:anchor-type="as-char" svg:width="6.9236in" svg:height="4.119542in" draw:z-index="0">
<draw:image xlink:href="../Images/AРМІЯINFORM/2023-04-26T59-00-00-04-00/photo_2022-10-27_11-29-46-e1668072464945.jpg" xlink:type="simple" xlink:show="embed" xlink:actuate="onLoad" draw:mime-type="image/jpeg"/>
</draw:frame>
Gannamaars。 照片：Dmitry Yurchenko /陆军</text:p>
      <text:p text:style-name="P4">
侵略者国家正试图影响乌克兰被占领领土人口的种族组成的变化。 最活跃的措施是在Ulugan地区进行的。</text:p>
      <text:p text:style-name="P4">
关于它<text:a xlink:type="simple" xlink:href="https://t.me/annamaliar/672" text:style-name="Internet_20_link" text:visited-style-name="Visited_20_Internet_20_Link">
报告</text:a>
乌克兰国防部副部长安娜·马利亚(Anna Malyar)。</text:p>
      <text:p text:style-name="P4">
安娜·马里亚尔(Anna Malyar)说：“为此，俄罗斯联邦政府从俄罗斯的偏远地区开始了大规模的重新安置，其中许多具有不同国籍的人，主要是人口的低收入部门。”</text:p>
      <text:p text:style-name="P4">
根据她的说法，俄罗斯暂时占领领土的俄罗斯移民得到了当地俄罗斯占领行政部门的促进，这些行政部门确保了到达​​的家属，就业，为购买住房，业务发展等提供优先贷款，等等。</text:p>
      <text:p text:style-name="P4">
“与此同时，乌克兰暂时占领领土的当地居民涉嫌遵守亲乌克兰人的立场，俄罗斯居民继续将其驱逐到俄罗斯联邦。 这样，敌人试图摧毁乌克兰国民领土上的乌克兰民族和社会国籍。”  - 乌克兰国防部副负责人说。</text:p>
      <text:p text:style-name="P4">
News Source: <text:a xlink:type="simple" xlink:href="https://armyinform.com.ua/2023/04/26/kreml-masovo-pereselyaye-na-tymchasovo-okupovanu-terytoriyu-ukrayiny-lyudej-riznyh-naczionalnostej-z-rf-ganna-malyar/" text:style-name="Internet_20_link" text:visited-style-name="Visited_20_Internet_20_Link">
https://armyinform.com.ua/2023/04/26/kreml-masovo-pereselyaye-na-tymchasovo-okupovanu-terytoriyu-ukrayiny-lyudej-riznyh-naczionalnostej-z-rf-ganna-malyar/</text:a>
</text:p>
      <!--NEWS-->
      <text:h text:style-name="P10" text:outline-level="1">
<text:span text:style-name="T4">
Dnipro，Dnipropetrovska Oblast（19:50）。 红色警报：空中威胁。 警笛声。 掩护...</text:span>
</text:h>
      <text:p text:style-name="P4">
作者: liveuamap (Language: en)</text:p>
      <text:p text:style-name="P4">
时间: 2023-04-26T5:51:00</text:p>
      <text:p text:style-name="P4">
地点: Dnipro (Latitude:48.45861 Longtitude:35.03888)</text:p>
      <text:p text:style-name="P4">
视频: []</text:p>
      <text:p text:style-name="P4">
图片: []</text:p>
      <text:p text:style-name="P4">
标签: ["Europe", "Central and Eastern Europe"]</text:p>
      <text:p text:style-name="P4">
Id: 22558808</text:p>
      <!--METADATA-->
      <text:p text:style-name="P4">
dnipro，dnipropetrovsk区域(19:50). Red Alert: aerial threat. Sirenssounding. Take cover now!</text:p>
      <text:p text:style-name="P4">
News Collection Link: <text:a xlink:type="simple" xlink:href="https://liveuamap.com/en/2023/26-april-dnipro-dnipropetrovska-oblast1950-reg" text:style-name="Internet_20_link" text:visited-style-name="Visited_20_Internet_20_Link">
https://liveuamap.com/en/2023/26-april-dnipro-dnipropetrovska-oblast1950-reg</text:a>
</text:p>
      <text:p text:style-name="P4">
News Source: <text:a xlink:type="simple" xlink:href="https://t.me/suspilnednipro/14768" text:style-name="Internet_20_link" text:visited-style-name="Visited_20_Internet_20_Link">
https://t.me/suspilnednipro/14768</text:a>
</text:p>
      <!--NEWS-->
      <text:h text:style-name="P10" text:outline-level="1">
<text:span text:style-name="T4">
在DNIEPER中，医生救出了击中子弹头的军队</text:span>
</text:h>
      <text:p text:style-name="P4">
作者: ['АРМІЯINFORM']</text:p>
      <text:p text:style-name="P4">
时间: 2023-04-26T60:00:00-04:00</text:p>
      <text:p text:style-name="P4">
描述: 在dniprii Neurochiruga上，他们管理了乌克兰Zbrokraysky的Viiskovoskovsky，乌克兰超级熟练的Viiskovoskovsky ...与乌克兰2022年的战争，与乌克兰的最新新闻，与乌克兰的新闻新闻，与乌克兰与乌克兰的最新新闻，与乌克兰和乌克兰的最后一场战争，是乌克兰和俄罗斯和俄罗斯和俄罗斯战争，他们说，在2022年，是否会在不久的将来与乌克兰发生战争</text:p>
      <text:p text:style-name="P4">
图片: ['<text:a xlink:type="simple" xlink:href="https://armyinform.com.ua/wp-content/uploads/2023/04/343236052_796273135264562_2770515531641955217_n.jpg" text:style-name="Internet_20_link" text:visited-style-name="Visited_20_Internet_20_Link">
343236052_796273135264562_2770515531641955217_n.jpg</text:a>
']</text:p>
      <text:p text:style-name="P4">
标签: ['АГРЕСІЯ РФ', 'ВТОРГНЕННЯ РФ', 'ЛІКАРНЯ\xa0ІМЕНІ І.\xa0І.\xa0МЕЧНИКОВА', 'МОЗ', 'НЕЙРОХІРУРГІЧНИЙ МІКРОСКОП', 'СЕРГІЙ РИЖЕНКО']</text:p>
      <text:p text:style-name="P4">
类别: News</text:p>
      <!--METADATA-->
      <text:p text:style-name="P4">
<draw:frame draw:style-name="fr1" draw:name="Image343" text:anchor-type="as-char" svg:width="6.9236in" svg:height="4.740348in" draw:z-index="0">
<draw:image xlink:href="../Images/AРМІЯINFORM/2023-04-26T60-00-00-04-00/343236052_796273135264562_2770515531641955217_n.jpg" xlink:type="simple" xlink:show="embed" xlink:actuate="onLoad" draw:mime-type="image/jpeg"/>
</draw:frame>
在DNIEPER中，神经外科医生成功地进行了一名乌克兰武装部队的军事军人，这是一个复杂的行动 - 从头部清除了子弹和枕骨的碎片。</text:p>
      <text:p text:style-name="P4">
关于它<text:a xlink:type="simple" xlink:href="https://www.facebook.com/moz.ukr/posts/pfbid0GYLqB4kkVbVoHbqZU1HfxuK13HvjuAfw5UaBZ3yvkmGBpcfcnJRRKm7V6Rr3qSSvl" text:style-name="Internet_20_link" text:visited-style-name="Visited_20_Internet_20_Link">
报告</text:a>
乌克兰卫生部。</text:p>
      <text:p text:style-name="P4">
来自哈尔基夫地区的服务员鲁斯兰(Ruslan)距离敌方边界5公里。 2022年2月24日，他被占领。 在两个星期内，这个家伙绕过和矿场就自己了。 在第一个领土的中心综合体和社会支持中，他加入了武装部队的志愿者。</text:p>
      <text:p text:style-name="P4">
4月10日，他受了重伤。 才华横溢的神经外科DNIPRO区域临床医院。 Mechnikov能够使用神经外科显微镜进行复杂的手术。</text:p>
      <text:p text:style-name="P4">
Dniprovsk地区临床医院首席医生Sergey Ryzhenko说：“这种现代设备与Mechnikov的神经外科医生一起挽救了数百种人类的生命。”</text:p>
      <text:p text:style-name="P4">
目前，乌克兰的捍卫者已经意识到，很快就可以康复。</text:p>
      <text:p text:style-name="P4">
News Source: <text:a xlink:type="simple" xlink:href="https://armyinform.com.ua/2023/04/26/u-dnipri-likari-vryatuvaly-vijskovogo-yakomu-kulya-vluchyla-v-golovu/" text:style-name="Internet_20_link" text:visited-style-name="Visited_20_Internet_20_Link">
https://armyinform.com.ua/2023/04/26/u-dnipri-likari-vryatuvaly-vijskovogo-yakomu-kulya-vluchyla-v-golovu/</text:a>
</text:p>
      <!--NEWS-->
      <text:h text:style-name="P10" text:outline-level="1">
<text:span text:style-name="T4">
克里米亚俄罗斯联邦军事物体的爆炸不违反谷物协议的条款-GUR</text:span>
</text:h>
      <text:p text:style-name="P4">
作者: ['АРМІЯINFORM']</text:p>
      <text:p text:style-name="P4">
时间: 2023-04-26T61:00:00-04:00</text:p>
      <text:p text:style-name="P4">
描述: Vibuhi在Timchasovo的RF RF的Viiskovikh上，永久性犯罪令不委托...与乌克兰2022年的战争，与乌克兰的最新新闻，今天与乌克兰的新闻，今天与乌克兰2022年的新闻战争，乌克兰和俄罗斯和俄罗斯之间的战争将是一场战争，战争，当他们在2022年与乌克兰战争时，是否会在不久的将来与乌克兰进行战争，他们说，今天与乌克兰的战争，今天的乌克兰新闻，乌克兰新闻，乌克兰媒体在俄罗斯的乌克兰新闻</text:p>
      <text:p text:style-name="P4">
图片: ['<text:a xlink:type="simple" xlink:href="https://armyinform.com.ua/wp-content/uploads/2023/04/20230426-01.jpg" text:style-name="Internet_20_link" text:visited-style-name="Visited_20_Internet_20_Link">
20230426-01.jpg</text:a>
']</text:p>
      <text:p text:style-name="P4">
标签: ['ГУР МО УКРАЇНИ']</text:p>
      <text:p text:style-name="P4">
类别: News</text:p>
      <!--METADATA-->
      <text:p text:style-name="P4">
<draw:frame draw:style-name="fr1" draw:name="Image344" text:anchor-type="as-char" svg:width="6.9236in" svg:height="4.3728in" draw:z-index="0">
<draw:image xlink:href="../Images/AРМІЯINFORM/2023-04-26T61-00-00-04-00/20230426-01.jpg" xlink:type="simple" xlink:show="embed" xlink:actuate="onLoad" draw:mime-type="image/jpeg"/>
</draw:frame>
俄罗斯联邦军事物体在临时占领克里米亚的军事物体爆炸绝不会扭曲谷物协议的条款。</text:p>
      <text:p text:style-name="P4">
关于它<text:a xlink:type="simple" xlink:href="https://gur.gov.ua/content/vybukhy-na-viiskovykh-obiektakh-rf-u-tymchasovo-okupovanomu-krymu-zhodnym-chynom-ne-porushuiut-umov-zernovoi-uhody.html" text:style-name="Internet_20_link" text:visited-style-name="Visited_20_Internet_20_Link">
报告</text:a>
乌克兰·安德里·尤索夫国防部的格鲁代表评论了穆斯科维国防部前往乌克兰的教学家。</text:p>
      <text:p text:style-name="P4">
根据安德里·尤索夫(Andriy Yusov)的说法，最近指控涉嫌袭击了对公民基础设施的袭击以及侵略者国家的威胁，以冻结谷物协议，并通过俄罗斯的ebserus操纵。</text:p>
      <text:p text:style-name="P4">
“乌克兰特别承担国际义务，它履行了有关谷物走廊的所有责任。 卷曲器最近发生的事件只是军事物体，绝不与谷物消费有关，这涉及乌克兰港口和平民港口在乌克兰控制的领土上的使用。”乌克兰解释说。</text:p>
      <text:p text:style-name="P4">
News Source: <text:a xlink:type="simple" xlink:href="https://armyinform.com.ua/2023/04/26/vybuhy-na-vijskovyh-obyektah-rf-u-krymu-ne-porushuyut-umov-zernovoyi-ugody-gur/" text:style-name="Internet_20_link" text:visited-style-name="Visited_20_Internet_20_Link">
https://armyinform.com.ua/2023/04/26/vybuhy-na-vijskovyh-obyektah-rf-u-krymu-ne-porushuyut-umov-zernovoyi-ugody-gur/</text:a>
</text:p>
      <!--NEWS-->
      <text:h text:style-name="P10" text:outline-level="1">
<text:span text:style-name="T4">
5月在波兰，服务中心将开始为乌克兰坦克豹2服务2</text:span>
</text:h>
      <text:p text:style-name="P4">
作者: ['АРМІЯINFORM']</text:p>
      <text:p text:style-name="P4">
时间: 2023-04-26T62:00:00-04:00</text:p>
      <text:p text:style-name="P4">
描述: 在波兰，波兰雾气ґlivice rozene Robot Servisniy服务服务的中心...与乌克兰2022年的战争，与乌克兰与乌克兰的最新新闻，今天与乌克兰的新闻，今天与乌克兰的新闻战争，今天上次与乌克兰的新闻战，乌克兰和俄罗斯和俄罗斯之间以及俄罗斯和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leopard2-1.jpg" text:style-name="Internet_20_link" text:visited-style-name="Visited_20_Internet_20_Link">
leopard2-1.jpg</text:a>
']</text:p>
      <text:p text:style-name="P4">
标签: ['LEOPARD 2', 'ДОПОМОГА ПАРТНЕРІВ', 'МАРІУШ БЛАЩАК', 'СВІТ ПІДТРИМУЄ УКРАЇНУ']</text:p>
      <text:p text:style-name="P4">
类别: News</text:p>
      <!--METADATA-->
      <text:p text:style-name="P4">
<draw:frame draw:style-name="fr1" draw:name="Image345" text:anchor-type="as-char" svg:width="6.9236in" svg:height="3.894525in" draw:z-index="0">
<draw:image xlink:href="../Images/AРМІЯINFORM/2023-04-26T62-00-00-04-00/leopard2-1.jpg" xlink:type="simple" xlink:show="embed" xlink:actuate="onLoad" draw:mime-type="image/jpeg"/>
</draw:frame>
5月，在波兰城市，Glivice将开始与豹2公共出版中心合作<text:a xlink:type="simple" xlink:href="https://armyinform.com.ua/2023/02/24/pershi-tanky-leopard-vzhe-v-ukrayini-polskyj-prezydent/" text:style-name="Internet_20_link" text:visited-style-name="Visited_20_Internet_20_Link">
Transmited</text:a>
波兰到乌克兰。</text:p>
      <text:p text:style-name="P4">
关于这是指波兰Mariushablachak国防部长的声明<text:a xlink:type="simple" xlink:href="https://twitter.com/MON_GOV_PL/status/1651123553012441089" text:style-name="Internet_20_link" text:visited-style-name="Visited_20_Internet_20_Link">
报告</text:a>
波兰国防部。</text:p>
      <text:p text:style-name="P4">
根据波兰国防部负责人的说法，枢纽将位于机械工厂的“ Boimar-Labonda”上。</text:p>
      <text:p text:style-name="P4">
“我强烈地寻找了乌克兰坦克的服务和维修中心<text:a xlink:type="simple" xlink:href="https://armyinform.com.ua/2023/03/10/chym-vidriznyayutsya-mizh-soboyu-tanky-leopard-riznyh-modyfikaczij/" text:style-name="Internet_20_link" text:visited-style-name="Visited_20_Internet_20_Link">
Leopard 2</text:a>
，转移到波兰。 5月，这些坦克的服务中心在这里，在Bumar-Godabędy。 我相信我们都会抓住这个机会。</text:p>
      <text:p text:style-name="P4">
Mariusz Blaschak补充说，还将使用员工的经验，此外，该公司还有很大的发展机会。</text:p>
      <text:p text:style-name="P4">
“在这里，在Boimar-Labend工厂，T-72坦克也现代化。 由乌克兰捐赠，那里(<text:span text:style-name="T5">
在战场上</text:span>
 <text:span text:style-name="T5">
- ed .</text:span>
)正如乌克兰军方所告诉的那样，它们的工作效果很好。 这是由于经验丰富的企业团队使这些坦克充满情绪化。”波兰国防部长强调。</text:p>
      <text:p text:style-name="P4">
我们将提醒，2023年3月波兰<text:a xlink:type="simple" xlink:href="https://armyinform.com.ua/2023/03/07/polshha-proponuye-zapustyty-hab-z-obslugovuvannya-ta-remontu-leopard-postavlenyh-do-ukrayiny/" text:style-name="Internet_20_link" text:visited-style-name="Visited_20_Internet_20_Link">
建议</text:a>
启动HAB，以维护和维修豹子2坦克，交付给乌克兰。</text:p>
      <text:p text:style-name="P4">
此外，在同一Bumar-Labend工厂资本<text:a xlink:type="simple" xlink:href="https://armyinform.com.ua/2023/04/09/ukrayinski-tanky-t-64-budut-kapitalno-vidnovlyuvatysya-na-terytoriyi-polshhi-ukroboronprom/" text:style-name="Internet_20_link" text:visited-style-name="Visited_20_Internet_20_Link">
将要恢复</text:a>
乌克兰T-64坦克。</text:p>
      <text:p text:style-name="P4">
News Source: <text:a xlink:type="simple" xlink:href="https://armyinform.com.ua/2023/04/26/u-travni-v-polshhi-rozpochne-robotu-servisnyj-czentr-dlya-obslugovuvannya-ukrayinskyh-tankiv-leopard-2/" text:style-name="Internet_20_link" text:visited-style-name="Visited_20_Internet_20_Link">
https://armyinform.com.ua/2023/04/26/u-travni-v-polshhi-rozpochne-robotu-servisnyj-czentr-dlya-obslugovuvannya-ukrayinskyh-tankiv-leopard-2/</text:a>
</text:p>
      <!--NEWS-->
      <text:h text:style-name="P10" text:outline-level="1">
<text:span text:style-name="T4">
不可能从俄罗斯联合会上了解战俘的健康 - 协调总部</text:span>
</text:h>
      <text:p text:style-name="P4">
作者: ['АРМІЯINFORM']</text:p>
      <text:p text:style-name="P4">
时间: 2023-04-26T63:00:00-04:00</text:p>
      <text:p text:style-name="P4">
描述: Informasia，Yak Stooskh，我将成为健康的Viisokovoskovasky Chi Mixi Mixi Yogo Utrimann，...与乌克兰2022年的战争，与乌克兰的最新新闻，与乌克兰的新闻，乌克兰2022年的战争，今天的最后一场战争，乌克兰和俄罗斯和俄罗斯之间的战争将会发生当他们在2022年与乌克兰进行战争时，他们说，在不久的将来，乌克兰是否会与乌克兰进行战争</text:p>
      <text:p text:style-name="P4">
图片: ['<text:a xlink:type="simple" xlink:href="https://armyinform.com.ua/wp-content/uploads/2023/04/photo_5928061871263428530_y.jpg" text:style-name="Internet_20_link" text:visited-style-name="Visited_20_Internet_20_Link">
photo_5928061871263428530_y.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46" text:anchor-type="as-char" svg:width="6.9236in" svg:height="4.661891in" draw:z-index="0">
<draw:image xlink:href="../Images/AРМІЯINFORM/2023-04-26T63-00-00-04-00/photo_5928061871263428530_y.jpg" xlink:type="simple" xlink:show="embed" xlink:actuate="onLoad" draw:mime-type="image/jpeg"/>
</draw:frame>
有关服务员健康或保留地点健康的信息未正式从俄罗斯一边获得。</text:p>
      <text:p text:style-name="P4">
关于这个<text:a xlink:type="simple" xlink:href="https://t.me/Koord_shtab/905" text:style-name="Internet_20_link" text:visited-style-name="Visited_20_Internet_20_Link">
一个正在说话</text:a>
在与家人的会议上，错过了与一名战俘的小队舰队的捍卫者。</text:p>
      <text:p text:style-name="P4">
员工代表指出，红十字国际委员会没有获得相应的访问所有被拘留地点的访问权限。 但是，缺点给了囚禁的背面。</text:p>
      <text:p text:style-name="P4">
“俄罗斯联邦应在没有事先条件的情况下返回受伤和重病的军人。 该程序称为“遣返”，尤其是在《日内瓦待遇囚犯追求囚犯公约》第110条中记录的。</text:p>
      <text:p text:style-name="P4">
他补充说，日内瓦公约也提供了与他们的亲戚的通信，但我们与一个不承认也不遵守国际人道主义法则的敌人作战。</text:p>
      <text:p text:style-name="P4">
News Source: <text:a xlink:type="simple" xlink:href="https://armyinform.com.ua/2023/04/26/diznatys-vid-rf-pro-stan-zdorovya-vijskovopolonenyh-narazi-nemozhlyvo-koordynaczijnyj-shtab/" text:style-name="Internet_20_link" text:visited-style-name="Visited_20_Internet_20_Link">
https://armyinform.com.ua/2023/04/26/diznatys-vid-rf-pro-stan-zdorovya-vijskovopolonenyh-narazi-nemozhlyvo-koordynaczijnyj-shtab/</text:a>
</text:p>
      <!--NEWS-->
      <text:h text:style-name="P10" text:outline-level="1">
<text:span text:style-name="T4">
乌克兰检察长办公室：记录了近8.3万次军事犯罪</text:span>
</text:h>
      <text:p text:style-name="P4">
作者: ['АРМІЯINFORM']</text:p>
      <text:p text:style-name="P4">
时间: 2023-04-26T64: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83.jpg" text:style-name="Internet_20_link" text:visited-style-name="Visited_20_Internet_20_Link">
1-83.jpg</text:a>
', '<text:a xlink:type="simple" xlink:href="https://armyinform.com.ua/wp-content/uploads/2023/04/2-73.jpg" text:style-name="Internet_20_link" text:visited-style-name="Visited_20_Internet_20_Link">
2-73.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347" text:anchor-type="as-char" svg:width="6.9236in" svg:height="4.448413in" draw:z-index="0">
<draw:image xlink:href="../Images/AРМІЯINFORM/2023-04-26T64-00-00-04-00/1-83.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26日，它已注册：</text:p>
      <ul>
        <li>
82 763军事犯罪， * 17 086违反乌克兰国家安全的罪行。</li>
      </ul>
      <text:p text:style-name="P4">
此外，根据少年检察官的官方数据，有1419名儿童受俄罗斯联邦的侵略影响，其中：</text:p>
      <ul>
        <li>
470-儿童被杀， * 949-儿童因严重程度不同。</li>
      </ul>
      <text:p text:style-name="P4">
该部门强调，这些数字不是最终的，因为在暂时占据的有形领土上的积极战斗场所的安装中继续进行工作。</text:p>
      <text:p text:style-name="P4">
<draw:frame draw:style-name="fr1" draw:name="Image348" text:anchor-type="as-char" svg:width="6.9236in" svg:height="4.448413in" draw:z-index="0">
<draw:image xlink:href="../Images/AРМІЯINFORM/2023-04-26T64-00-00-04-00/2-73.jpg" xlink:type="simple" xlink:show="embed" xlink:actuate="onLoad" draw:mime-type="image/jpeg"/>
</draw:frame>
</text:p>
      <text:p text:style-name="P4">
News Source: <text:a xlink:type="simple" xlink:href="https://armyinform.com.ua/2023/04/26/ofis-genprokurora-ukrayiny-zadokumentovano-majzhe-83-tysyachi-voyennyh-zlochyniv/" text:style-name="Internet_20_link" text:visited-style-name="Visited_20_Internet_20_Link">
https://armyinform.com.ua/2023/04/26/ofis-genprokurora-ukrayiny-zadokumentovano-majzhe-83-tysyachi-voyennyh-zlochyniv/</text:a>
</text:p>
      <!--NEWS-->
      <text:h text:style-name="P10" text:outline-level="1">
<text:span text:style-name="T4">
在黑海，敌人拥有两个火箭发射器，八个“口径”</text:span>
</text:h>
      <text:p text:style-name="P4">
作者: ['АРМІЯINFORM']</text:p>
      <text:p text:style-name="P4">
时间: 2023-04-26T65:00:00-04:00</text:p>
      <text:p text:style-name="P4">
描述: Boyal Cherguvanni的Chorn Mori 26 Kviteth的村庄很兴奋4 Vorozhi船，...与乌克兰2022年的战争，与乌克兰的最新新闻，今天与乌克兰2022年的新闻战争，今天，乌克兰与乌克兰之间的战争会发生俄罗斯和战争，何时在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2/09/155205-1_large.jpg" text:style-name="Internet_20_link" text:visited-style-name="Visited_20_Internet_20_Link">
155205-1_large.jpg</text:a>
']</text:p>
      <text:p text:style-name="P4">
标签: ['ВМС ЗС УКРАЇНИ']</text:p>
      <text:p text:style-name="P4">
类别: News</text:p>
      <!--METADATA-->
      <text:p text:style-name="P4">
<draw:frame draw:style-name="fr1" draw:name="Image349" text:anchor-type="as-char" svg:width="6.9236in" svg:height="3.95374in" draw:z-index="0">
<draw:image xlink:href="../Images/AРМІЯINFORM/2023-04-26T65-00-00-04-00/155205-1_large.jpg" xlink:type="simple" xlink:show="embed" xlink:actuate="onLoad" draw:mime-type="image/jpeg"/>
</draw:frame>
说明性照片</text:p>
      <text:p text:style-name="P4">
截至4月26日，黑海有4个枪声，其中包括2架高达8火箭的口径火箭的载体。</text:p>
      <text:p text:style-name="P4">
关于链<text:a xlink:type="simple" xlink:href="https://www.facebook.com/navy.mil.gov.ua/posts/pfbid0fFQn68TqJsXSQkCYLkJJXhSeWqpNhSFmDSgh8CWF4nyYuCw65XzgZx51GrZ2Tbql" text:style-name="Internet_20_link" text:visited-style-name="Visited_20_Internet_20_Link">
意识</text:a>
乌克兰武装部队海军的指挥。</text:p>
      <text:p text:style-name="P4">
在亚齐夫的海洋-1艘敌船； 地中海最多有4艘敌方船只，其中包括1枚Calibre射击的地毯载体高达16枚导弹；</text:p>
      <text:p text:style-name="P4">
在白天，为了俄罗斯联邦的利益，凯希·耶尼卡尔海峡的通过：</text:p>
      <text:p text:style-name="P4">
<text:span text:style-name="T5">
到Azov Sea -23艘船，其中2艘从Bosphorus海峡移动； </text:span>
到黑海 -  21艘船，其中3艘继续向Bosphorus方向运动。</text:p>
      <text:p text:style-name="P4">
俄罗斯联邦继续违反《 1974年海洋保护人类生命的国际公约》。(Solas)通过关闭自动识别系统(AIS)，纳粹船只在亚佐夫海。</text:p>
      <text:p text:style-name="P4">
News Source: <text:a xlink:type="simple" xlink:href="https://armyinform.com.ua/2023/04/26/u-chornomu-mori-vorog-trymaye-dva-raketonosiyi-z-vismoma-kalibramy/" text:style-name="Internet_20_link" text:visited-style-name="Visited_20_Internet_20_Link">
https://armyinform.com.ua/2023/04/26/u-chornomu-mori-vorog-trymaye-dva-raketonosiyi-z-vismoma-kalibramy/</text:a>
</text:p>
      <!--NEWS-->
      <text:h text:style-name="P10" text:outline-level="1">
<text:span text:style-name="T4">
国家负责人在切尔诺贝利灾难中兑现了死者的记忆</text:span>
</text:h>
      <text:p text:style-name="P4">
作者: ['АРМІЯINFORM']</text:p>
      <text:p text:style-name="P4">
时间: 2023-04-26T66:00:00-04:00</text:p>
      <text:p text:style-name="P4">
描述: 在乌克兰的Chornobilziy Atomoniy Elektrostani总统的37-MI悲剧中，与乌克兰2022年的战争，与乌克兰与乌克兰的最新新闻，《与乌克兰2022年的新闻战争》，今天上次与乌克兰的新闻战争，今天将在乌克兰和俄罗斯和俄罗斯和俄罗斯和俄罗斯和俄罗斯和俄罗斯和俄罗斯和俄罗斯和俄罗斯和俄罗斯和俄罗斯之间发动一场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3b0fa77510296d0f06d7a3b908e1a675_1682498571_extra_large.jpeg" text:style-name="Internet_20_link" text:visited-style-name="Visited_20_Internet_20_Link">
3b0fa77510296d0f06d7a3b908e1a675_1682498571_extra_large.jpeg</text:a>
', '<text:a xlink:type="simple" xlink:href="https://armyinform.com.ua/wp-content/uploads/2023/04/0bb248f03cb62c98bc05344ce730951b_1682498567_extra_large-150x150.jpeg" text:style-name="Internet_20_link" text:visited-style-name="Visited_20_Internet_20_Link">
0bb248f03cb62c98bc05344ce730951b_1682498567_extra_large-150x150.jpeg</text:a>
', '<text:a xlink:type="simple" xlink:href="https://armyinform.com.ua/wp-content/uploads/2023/04/0089e7e6681f67ff9e21666ea86959f0_1682498571_extra_large-150x150.jpeg" text:style-name="Internet_20_link" text:visited-style-name="Visited_20_Internet_20_Link">
0089e7e6681f67ff9e21666ea86959f0_1682498571_extra_large-150x150.jpeg</text:a>
']</text:p>
      <text:p text:style-name="P4">
标签: ['STOPRUSSIA', 'АГРЕСІЯ РФ', 'ВОЛОДИМИР ЗЕЛЕНСЬКИЙ']</text:p>
      <text:p text:style-name="P4">
类别: News</text:p>
      <!--METADATA-->
      <text:p text:style-name="P4">
<draw:frame draw:style-name="fr1" draw:name="Image350" text:anchor-type="as-char" svg:width="6.9236in" svg:height="4.617948in" draw:z-index="0">
<draw:image xlink:href="../Images/AРМІЯINFORM/2023-04-26T66-00-00-04-00/3b0fa77510296d0f06d7a3b908e1a675_1682498571_extra_large.jpeg" xlink:type="simple" xlink:show="embed" xlink:actuate="onLoad" draw:mime-type="image/jpeg"/>
</draw:frame>
在切尔诺贝利核电站的悲剧成立37周年中，Volodymyr Zelenskyy展示了对死于核电站死亡的清算人的记忆。</text:p>
      <text:p text:style-name="P4">
随着国家元首的参与和荣誉卫队的在场，纪念标志“切尔诺贝利士兵”和纪念“切尔诺贝利的英雄”都有安装作品。</text:p>
      <text:p text:style-name="P4">
“ 37年前，切尔诺贝利核电站的一次事故为全世界留下了巨大的规模。 辐射泄漏曾经使舒适的实用程序变成了一个排除区。 如今，Chas周围的30公里区域是一个危险的地方，辐射浓度很高。</text:p>
      <text:p text:style-name="P4">
总统说，乌克兰和世界已经为消除灾难付出了高昂的代价，今天仍然感到。</text:p>
      <text:p text:style-name="P4">
乌克兰总统，国家元首安德里·伊尔马克(Andriy Yermak)负责人，并参加了沉默的死者的记忆。</text:p>
      <text:p text:style-name="P4">
<text:a xlink:type="simple" xlink:href="https://armyinform.com.ua/wp-content/uploads/2023/04/0bb248f03cb62c98bc05344ce730951b_1682498567_extra_large.jpeg" text:style-name="Internet_20_link" text:visited-style-name="Visited_20_Internet_20_Link">
!(Images/AРМІЯINFORM/2023-04-26T66-00-00-04-00/0bb248f03cb62c98bc05344ce730951b_1682498567_extra_large-150x150.jpeg)</text:a>
</text:p>
      <text:p text:style-name="P4">
<text:a xlink:type="simple" xlink:href="https://armyinform.com.ua/wp-content/uploads/2023/04/0089e7e6681f67ff9e21666ea86959f0_1682498571_extra_large.jpeg" text:style-name="Internet_20_link" text:visited-style-name="Visited_20_Internet_20_Link">
<draw:frame draw:style-name="fr1" draw:name="Image351" text:anchor-type="as-char" svg:width="6.9236in" svg:height="6.9236in" draw:z-index="0">
<draw:image xlink:href="../Images/AРМІЯINFORM/2023-04-26T66-00-00-04-00/0089e7e6681f67ff9e21666ea86959f0_1682498571_extra_large-150x150.jpeg" xlink:type="simple" xlink:show="embed" xlink:actuate="onLoad" draw:mime-type="image/jpeg"/>
</draw:frame>
</text:a>
资料来源：<text:a xlink:type="simple" xlink:href="https://www.president.gov.ua/news/glava-derzhavi-vshanuvav-pamyat-zagiblih-u-chornobilskij-kat-82485" text:style-name="Internet_20_link" text:visited-style-name="Visited_20_Internet_20_Link">
乌克兰总统办公室</text:a>
</text:p>
      <text:p text:style-name="P4">
News Source: <text:a xlink:type="simple" xlink:href="https://armyinform.com.ua/2023/04/26/glava-derzhavy-vshanuvav-pamyat-zagyblyh-u-chornobylskij-katastrofi/" text:style-name="Internet_20_link" text:visited-style-name="Visited_20_Internet_20_Link">
https://armyinform.com.ua/2023/04/26/glava-derzhavy-vshanuvav-pamyat-zagyblyh-u-chornobylskij-katastrofi/</text:a>
</text:p>
      <!--NEWS-->
      <text:h text:style-name="P10" text:outline-level="1">
<text:span text:style-name="T4">
他们将判断该版“政治研究”的所有者 - 克里米亚俄罗斯联合会的“吹嘴”之一</text:span>
</text:h>
      <text:p text:style-name="P4">
作者: ['АРМІЯINFORM']</text:p>
      <text:p text:style-name="P4">
时间: 2023-04-26T67:00:00-04:00</text:p>
      <text:p text:style-name="P4">
描述: Bingle Zbrazov在Pidsancyny的I主编辑的力量...与乌克兰2022年的战争，与乌克兰的最新新闻，今天与乌克兰2022年的新闻战争，乌克兰和俄罗斯之间的战争以及何时，何时会发生战争，什么时候，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343105820_994846805031299_4867367015646748987_n.jpg" text:style-name="Internet_20_link" text:visited-style-name="Visited_20_Internet_20_Link">
343105820_994846805031299_4867367015646748987_n.jpg</text:a>
']</text:p>
      <text:p text:style-name="P4">
标签: ['STOPRUSSIA', 'АГРЕСІЯ РФ', 'СБУ']</text:p>
      <text:p text:style-name="P4">
类别: News</text:p>
      <!--METADATA-->
      <text:p text:style-name="P4">
<draw:frame draw:style-name="fr1" draw:name="Image352" text:anchor-type="as-char" svg:width="6.9236in" svg:height="6.663965in" draw:z-index="0">
<draw:image xlink:href="../Images/AРМІЯINFORM/2023-04-26T67-00-00-04-00/343105820_994846805031299_4867367015646748987_n.jpg" xlink:type="simple" xlink:show="embed" xlink:actuate="onLoad" draw:mime-type="image/jpeg"/>
</draw:frame>
安全局已汇集了关于所有者和政治学生互联网版本的“政治研究” Sergei Stepanov的证据基础，Sergei Stepanov被隐藏在暂时占领的克里米亚。</text:p>
      <text:p text:style-name="P4">
关于它<text:a xlink:type="simple" xlink:href="https://www.facebook.com/SecurSerUkraine/posts/pfbid02r95zUFM2tcoQ1r1jiB1suK5enNmXMMTqQrEMkZXRYUUL7YEgABSEWu2BoYixpA6Ql" text:style-name="Internet_20_link" text:visited-style-name="Visited_20_Internet_20_Link">
报告</text:a>
乌克兰的安全服务。</text:p>
      <text:p text:style-name="P4">
SBU调查人员报告说，该人涉嫌乌克兰的两条刑法：</text:p>
      <text:p text:style-name="P4">
▪quartArt的第1部分。 110(侵占乌克兰领土完整性和完整性);</text:p>
      <text:p text:style-name="P4">
▪quart1v。111(叛国罪).</text:p>
      <text:p text:style-name="P4">
За матеріалами слідства, перебуваючи на території українського півострова, уквітні 2014 року він створив пропагандистське інтернет-видання на користькраїни-агресора.</text:p>
      <text:p text:style-name="P4">
Власний медійний ресурс Степанов використовував для поширення кремлівськихнаративів та дискредитації України на міжнародній арені.</text:p>
      <text:p text:style-name="P4">
До злочинної діяльності він залучив своїх «однодумців», які потім займалисяпідготовкою антиукраїнських матеріалів</text:p>
      <text:p text:style-name="P4">
Для маскування злочинної діяльності псевдожурналісти діяли як позаштатнікореспонденти під вигаданими іменами і позиціонували себе «експертами».</text:p>
      <text:p text:style-name="P4">
У своїх публікаціях вони виправдовували російську збройну агресію і захопленнячастини території на сході та півдні України.</text:p>
      <text:p text:style-name="P4">
Перед написанням пропагандистських текстів «автори» отримували від Степановапокрокові «інструкції» щодо підготовки матеріалів.</text:p>
      <text:p text:style-name="P4">
За поширення деструктивного контенту вони отримували від окупантів «гонорари».Гроші їм надходили через російські електронні платіжні системи.</text:p>
      <text:p text:style-name="P4">
У квітні та липні минулого року співробітники Служби безпеки затримали двохфейкових «експертів» у Києві та Вінниці. Зараз вони перебувають під вартою.</text:p>
      <text:p text:style-name="P4">
Ініційована СБУ судово-лінгвістична експертиза підтвердила факти інформаційно-підривної діяльності Степанова та його спільників.</text:p>
      <text:p text:style-name="P4">
Наразі тривають заходи щодо його притягнення до відповідальності за злочинипроти державної безпеки України. Матеріали передано в суд.</text:p>
      <text:p text:style-name="P4">
Зловмиснику загрожує до 15 років ув’язнення.</text:p>
      <text:p text:style-name="P4">
Розслідування проводили співробітники СБУ у Вінницькій області запроцесуального керівництва обласної прокуратури.</text:p>
      <text:p text:style-name="P4">
News Source: <text:a xlink:type="simple" xlink:href="https://armyinform.com.ua/2023/04/26/sudytymut-vlasnyka-vydannya-politnavigator-odnogo-z-ruporiv-rf-u-krymu/" text:style-name="Internet_20_link" text:visited-style-name="Visited_20_Internet_20_Link">
https://armyinform.com.ua/2023/04/26/sudytymut-vlasnyka-vydannya-politnavigator-odnogo-z-ruporiv-rf-u-krymu/</text:a>
</text:p>
      <!--NEWS-->
      <text:h text:style-name="P10" text:outline-level="1">
<text:span text:style-name="T4">
在Sumy地区，俄罗斯联邦的军队造成了直升机空袭</text:span>
</text:h>
      <text:p text:style-name="P4">
作者: ['АРМІЯINFORM']</text:p>
      <text:p text:style-name="P4">
时间: 2023-04-26T68:00:00-04:00</text:p>
      <text:p text:style-name="P4">
描述: Syogodnis，26 Kvistyn，在12:00 Rosisska陆军shchel 7次庇护启动...与乌克兰2022年的战争，与乌克兰与乌克兰的最新新闻，今天与乌克兰2022年的新闻战争，乌克兰和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STOPRUSSIA', 'ВТОРГНЕННЯ РФ', 'ОБСТРІЛИ ПРИКОРДОННЯ', 'ОК «ПІВНІЧ»', 'СУМЩИНА', 'ЧЕРНІГІВЩИНА']</text:p>
      <text:p text:style-name="P4">
类别: News</text:p>
      <!--METADATA-->
      <text:p text:style-name="P4">
<draw:frame draw:style-name="fr1" draw:name="Image353" text:anchor-type="as-char" svg:width="6.9236in" svg:height="5.490198in" draw:z-index="0">
<draw:image xlink:href="../Images/AРМІЯINFORM/2023-04-26T68-00-00-04-00/2022-12-06-obstrily-prykordonnya-ukrayiny-e1670330009167.jpeg" xlink:type="simple" xlink:show="embed" xlink:actuate="onLoad" draw:mime-type="image/jpeg"/>
</draw:frame>
说明性照片</text:p>
      <text:p text:style-name="P4">
今天，截至4月26日，截至12:00，俄罗斯军队向切尔尼希夫和苏米地区开火了7次。 用过的炮兵，迫击炮，RSSUS和直升机。</text:p>
      <text:p text:style-name="P4">
关于它<text:a xlink:type="simple" xlink:href="https://www.facebook.com/kommander.nord/posts/pfbid0j9bDaxv1HQPNs6eWDh176tMMNZFvWza5nsHGkzZmVo6U91m3ffUix5vzvBm4HWiJl" text:style-name="Internet_20_link" text:visited-style-name="Visited_20_Internet_20_Link">
报告</text:a>
操作命令“北”。</text:p>
      <text:p text:style-name="P4">
从06:35到07:20两次记录了13个教区，可能与SAU一起记录，从09:10到11：20，36个教区，可能来自炮兵，可能来自Chernihiv地区Gramyach居民的炮兵。</text:p>
      <text:p text:style-name="P4">
从07:54到08:15 4教区记录，大概是从120毫米的迫击炮中记录的，位于Chernihiv地区的梅德维维卡地区。</text:p>
      <text:p text:style-name="P4">
从10:20到10:45 5到了，大概是从Chernihiv地区Sidorivka人造丝的120毫米的120毫米。</text:p>
      <text:p text:style-name="P4">
从10:55到11:00，在苏米地区居住的声明区域中，有4个教区可能是RSZV。</text:p>
      <text:p text:style-name="P4">
从10:20到10:30，可能记录了6个教区，可能是炮兵，C11：15至11：18，记录了4个教区，可能是在中间Buda的中间的直升机中的飞机。 Sumy地区。</text:p>
      <text:p text:style-name="P4">
没有收到有关当地人口损失的信息。</text:p>
      <text:p text:style-name="P4">
News Source: <text:a xlink:type="simple" xlink:href="https://armyinform.com.ua/2023/04/26/po-sumshhyni-armiya-rf-zavdala-aviaudaru-z-gelikoptera/" text:style-name="Internet_20_link" text:visited-style-name="Visited_20_Internet_20_Link">
https://armyinform.com.ua/2023/04/26/po-sumshhyni-armiya-rf-zavdala-aviaudaru-z-gelikoptera/</text:a>
</text:p>
      <!--NEWS-->
      <text:h text:style-name="P10" text:outline-level="1">
<text:span text:style-name="T4">
一个俄罗斯军事情报人员的家族将于15年举行</text:span>
</text:h>
      <text:p text:style-name="P4">
作者: ['АРМІЯINFORM']</text:p>
      <text:p text:style-name="P4">
时间: 2023-04-26T69:00:00-04:00</text:p>
      <text:p text:style-name="P4">
描述: Zibraino Bezin -propesi Vini Shchekhi Torokhnikiv，Yaki被转移到Rosviddani的Paymaples上，与乌克兰2022年的战争，与乌克兰的最新新闻战争，与乌克兰的新闻，乌克兰2022年的新闻战争，乌克兰与乌克兰的战争持续下来，乌克兰和乌克兰之间发生了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zavantazhennya-3-e1682507370986.jpg" text:style-name="Internet_20_link" text:visited-style-name="Visited_20_Internet_20_Link">
zavantazhennya-3-e1682507370986.jpg</text:a>
']</text:p>
      <text:p text:style-name="P4">
标签: ['КОЛАБОРАНТИ', 'СБУ']</text:p>
      <text:p text:style-name="P4">
类别: News</text:p>
      <!--METADATA-->
      <text:p text:style-name="P4">
<draw:frame draw:style-name="fr1" draw:name="Image354" text:anchor-type="as-char" svg:width="6.9236in" svg:height="4.038767in" draw:z-index="0">
<draw:image xlink:href="../Images/AРМІЯINFORM/2023-04-26T69-00-00-04-00/zavantazhennya-3-e1682507370986.jpg" xlink:type="simple" xlink:show="embed" xlink:actuate="onLoad" draw:mime-type="image/jpeg"/>
</draw:frame>
收集了另外两个叛徒的无可争议的证据，他们传达了国防军在巴赫穆特方向部署国防军身份的居民。 他认为他们被判入狱15年。</text:p>
      <text:p text:style-name="P4">
如<text:a xlink:type="simple" xlink:href="https://ssu.gov.ua/novyny/za-materialamy-sbu-15-rokiv-za-gratamy-provede-simia-ahentiv-rosiiskoi-voiennoi-rozvidky" text:style-name="Internet_20_link" text:visited-style-name="Visited_20_Internet_20_Link">
通知</text:a>
SBU，两个敌对的农民于去年12月在顿涅茨克地区一线地区的抗辩措施中被拘留。</text:p>
      <text:p text:style-name="P4">
攻击者是雅市的配偶。 同时，该男子以前已经服从参加DNR非法武装部队的惩罚。</text:p>
      <text:p text:style-name="P4">
去年夏天，他们远程去了斯巴达(Sparta)的副指挥官，他参加了东方阵线的战斗人员。 在与他的通讯中，叛徒在与乌克兰的战争中提供了帮助。</text:p>
      <text:p text:style-name="P4">
在侵略者的指示下，他们收集了有关可能基地的位置和国防部队在前线的突出的信息。 首先，他们试图找到武器和乌克兰军队弹药的仓库。 俄罗斯特工通过俄罗斯联邦在顿涅茨克地区被俘虏的地区的“联络”军事情报网络转移到了占领者的收购中。</text:p>
      <text:p text:style-name="P4">
根据收集的证据，法院裁定侵略者同事犯有戒严令中的国内背叛。</text:p>
      <text:p text:style-name="P4">
News Source: <text:a xlink:type="simple" xlink:href="https://armyinform.com.ua/2023/04/26/15-rokiv-za-gratamy-provede-simya-agentiv-rosijskoyi-voyennoyi-rozvidky/" text:style-name="Internet_20_link" text:visited-style-name="Visited_20_Internet_20_Link">
https://armyinform.com.ua/2023/04/26/15-rokiv-za-gratamy-provede-simya-agentiv-rosijskoyi-voyennoyi-rozvidky/</text:a>
</text:p>
      <!--NEWS-->
      <text:h text:style-name="P10" text:outline-level="1">
<text:span text:style-name="T4">
多达3.7万军人使用侵略者对乌克兰的敌对行动</text:span>
</text:h>
      <text:p text:style-name="P4">
作者: ['АРМІЯINFORM']</text:p>
      <text:p text:style-name="P4">
时间: 2023-04-26T70:00:00-04:00</text:p>
      <text:p text:style-name="P4">
描述: 在剩下的丹尼米（Danimi）的背后，在奥特里安（Otkryan）战斗之前，罗西亚（Rosia）抛出了48旅122座。乌克兰与俄罗斯之间的战争，以及何时，何时，何时，何时，何时，何时，何时与乌克兰在2022年进行战争，将在不久的将来与乌克兰发生战争，与乌克兰与乌克兰的战争，今天，乌克兰的新闻，今天，乌克兰的战争，乌克兰新闻在俄罗斯的乌克兰媒体</text:p>
      <text:p text:style-name="P4">
图片: ['<text:a xlink:type="simple" xlink:href="https://armyinform.com.ua/wp-content/uploads/2023/04/war-1.jpg" text:style-name="Internet_20_link" text:visited-style-name="Visited_20_Internet_20_Link">
war-1.jpg</text:a>
', '<text:a xlink:type="simple" xlink:href="https://armyinform.com.ua/wp-content/uploads/2023/04/photo_5352823853199509756_y.jpg" text:style-name="Internet_20_link" text:visited-style-name="Visited_20_Internet_20_Link">
photo_5352823853199509756_y.jpg</text:a>
']</text:p>
      <text:p text:style-name="P4">
标签: ['MILITARY MEDIA CENTER', 'STOPRUSSIA', 'АГРЕСІЯ РФ', 'ВТОРГНЕННЯ РФ']</text:p>
      <text:p text:style-name="P4">
类别: News</text:p>
      <!--METADATA-->
      <text:p text:style-name="P4">
<draw:frame draw:style-name="fr1" draw:name="Image355" text:anchor-type="as-char" svg:width="6.9236in" svg:height="3.894525in" draw:z-index="0">
<draw:image xlink:href="../Images/AРМІЯINFORM/2023-04-26T70-00-00-04-00/war-1.jpg" xlink:type="simple" xlink:show="embed" xlink:actuate="onLoad" draw:mime-type="image/jpeg"/>
</draw:frame>
根据最新数据，俄罗斯抛出了<text:span text:style-name="T4">
 48 </text:span>
旅和<text:span text:style-name="T4">
 122 </text:span>
在与乌克兰作战之前，占领军大约<text:span text:style-name="T4">
 315 </text:span>
编队。官方作品和大约*<text:span text:style-name="T5">
 5 900 * </text:span>
重型武器。</text:p>
      <text:p text:style-name="P4">
关于这个<text:a xlink:type="simple" xlink:href="https://t.me/militarymediacenter/1789" text:style-name="Internet_20_link" text:visited-style-name="Visited_20_Internet_20_Link">
被引用</text:a>
在信息中，军事媒体中心关于敌人的战术和战略意图。</text:p>
      <text:p text:style-name="P4">
“克里姆林宫的长期计划保持不变 - 权力是说服乌克兰的领导人谈判。 为此，占领将把他们的努力集中在进攻行动上，以加强顿涅茨克地区重要中心的国防军：</text:p>
      <text:p text:style-name="P4">
<text:span text:style-name="T5">
巴赫穆特(Bakhmut)仍然是敌人的主要目的，即建立对这座城市的完全控制； </text:span>
敌人还将继续试图抓住该地区的其他城市-Avdiivka和Marinka。</text:p>
      <text:p text:style-name="P4">
<draw:frame draw:style-name="fr1" draw:name="Image356" text:anchor-type="as-char" svg:width="6.9236in" svg:height="7.926841in" draw:z-index="0">
<draw:image xlink:href="../Images/AРМІЯINFORM/2023-04-26T70-00-00-04-00/photo_5352823853199509756_y.jpg" xlink:type="simple" xlink:show="embed" xlink:actuate="onLoad" draw:mime-type="image/jpeg"/>
</draw:frame>
同时，在不久的将来进行柯布佩兰方向的敌人的进攻行动看上去极不可能。 但是，侵略者将继续受到乌克兰民事和军事基础设施的大规模火箭中风的威胁。</text:p>
      <text:p text:style-name="P4">
“因此，俄罗斯继续进行全面的武装侵略，并基于杰出的信息，并没有放弃类似国家摧毁乌克兰的计划。 尤其是敌人指导进入顿涅茨克地区行政边界的努力，以及在被占领土的控制下的维护。</text:p>
      <text:p text:style-name="P4">
据记录，为此，俄罗斯军队加强了他们的土地凹槽，为一个军团加强了。” MMC指出。</text:p>
      <text:p text:style-name="P4">
News Source: <text:a xlink:type="simple" xlink:href="https://armyinform.com.ua/2023/04/26/do-370-tysyach-vijskovyh-vykorystovuye-agresor-u-bojovyh-diyah-proty-ukrayiny/" text:style-name="Internet_20_link" text:visited-style-name="Visited_20_Internet_20_Link">
https://armyinform.com.ua/2023/04/26/do-370-tysyach-vijskovyh-vykorystovuye-agresor-u-bojovyh-diyah-proty-ukrayiny/</text:a>
</text:p>
      <!--NEWS-->
      <text:h text:style-name="P10" text:outline-level="1">
<text:span text:style-name="T4">
致力于记忆堕落的“战神”的剪辑被释放</text:span>
</text:h>
      <text:p text:style-name="P4">
作者: ['Віктор Шевченко']</text:p>
      <text:p text:style-name="P4">
时间: 2023-04-26T71:00:00-04:00</text:p>
      <text:p text:style-name="P4">
描述: 犹太人的Vikonanni Gurt“ Nichlava”（主唱Andriy Pisdluzhny）在Vikonanni Gurt的Klip“ Padaychi on Snig” ...与乌克兰2022年的战争，与乌克兰的最新新闻，今天与乌克兰2022年与乌克兰战争进行战争，今天将在乌克兰和乌克兰之间进行战争，将在乌克兰和乌克兰之间进行战争，俄罗斯，俄罗斯，俄罗斯，俄罗斯，俄罗斯，俄罗斯，俄罗斯，俄罗斯，俄罗斯，俄罗斯，俄罗斯和俄罗斯在2022年与乌克兰的战争将是或不在，是否会在不久的将来与乌克兰发生战争乌克兰，乌克兰今天的新闻，乌克兰媒体的乌克兰新闻在俄罗斯</text:p>
      <text:p text:style-name="P4">
图片: ['<text:a xlink:type="simple" xlink:href="https://armyinform.com.ua/wp-content/uploads/2023/04/golovna-55.jpg" text:style-name="Internet_20_link" text:visited-style-name="Visited_20_Internet_20_Link">
golovna-55.jpg</text:a>
', '<text:a xlink:type="simple" xlink:href="https://armyinform.com.ua/wp-content/uploads/2023/04/photo_5352810611815336297_y-150x150.jpg" text:style-name="Internet_20_link" text:visited-style-name="Visited_20_Internet_20_Link">
photo_5352810611815336297_y-150x150.jpg</text:a>
', '<text:a xlink:type="simple" xlink:href="https://armyinform.com.ua/wp-content/uploads/2023/04/photo_5352810611815336299_y-150x150.jpg" text:style-name="Internet_20_link" text:visited-style-name="Visited_20_Internet_20_Link">
photo_5352810611815336299_y-150x150.jpg</text:a>
']</text:p>
      <text:p text:style-name="P4">
标签: ['ВТОРГНЕННЯ РФ', 'ГЕРОЇ НЕ ВМИРАЮТЬ']</text:p>
      <text:p text:style-name="P4">
类别: News</text:p>
      <!--METADATA-->
      <text:p text:style-name="P4">
<draw:frame draw:style-name="fr1" draw:name="Image357" text:anchor-type="as-char" svg:width="6.9236in" svg:height="5.1927in" draw:z-index="0">
<draw:image xlink:href="../Images/AРМІЯINFORM/2023-04-26T71-00-00-04-00/golovna-55.jpg" xlink:type="simple" xlink:show="embed" xlink:actuate="onLoad" draw:mime-type="image/jpeg"/>
</draw:frame>
乐队“ Nichlav”表演的剪辑“ Falling on the Snow”(主唱安德里·波德鲁兹尼(Andriy Podluzhny))在著名的乌克兰电影制片人伊万·亚斯尼亚(Ivan Yasnia)的赞助下创造。重要的是，其情节是基于俄罗斯 - 乌克兰战争的真正悲惨事件。 这项工作致力于纪念赫特曼·丹尼洛使徒的堕落军事人员，以及与俄罗斯部落的战斗中的所有死去的捍卫者。</text:p>
      <text:p text:style-name="P4">
自2014年以来，赫特曼·丹尼洛(Hetman Danylo)的炮兵旅就咆哮着自己狂欢，造成了毁灭性的打击入侵者，主要是造成大型卡利透座的枪支。</text:p>
      <text:p text:style-name="P4">
<text:a xlink:type="simple" xlink:href="https://armyinform.com.ua/wp-content/uploads/2023/04/photo_5352810611815336297_y.jpg" text:style-name="Internet_20_link" text:visited-style-name="Visited_20_Internet_20_Link">
!(Images/AРМІЯINFORM/2023-04-26T71-00-00-04-00/photo_5352810611815336297_y-150x150.jpg)</text:a>
</text:p>
      <text:p text:style-name="P4">
<text:a xlink:type="simple" xlink:href="https://armyinform.com.ua/wp-content/uploads/2023/04/photo_5352810611815336299_y.jpg" text:style-name="Internet_20_link" text:visited-style-name="Visited_20_Internet_20_Link">
<draw:frame draw:style-name="fr1" draw:name="Image358" text:anchor-type="as-char" svg:width="6.9236in" svg:height="6.9236in" draw:z-index="0">
<draw:image xlink:href="../Images/AРМІЯINFORM/2023-04-26T71-00-00-04-00/photo_5352810611815336299_y-150x150.jpg" xlink:type="simple" xlink:show="embed" xlink:actuate="onLoad" draw:mime-type="image/jpeg"/>
</draw:frame>
</text:a>
旅枪已经掌握了所有最新的炮兵场及其自身的经验，在与侵略者的敌对行动中获得了艰难的年龄。 最初，有必要主要由道德上过时的苏联模式的炮兵系统进行战斗，现在为许多更现代的炮兵行李箱的旅服务。</text:p>
      <text:p text:style-name="P4">
前旅指挥官谢尔盖·巴拉诺夫(Sergei Baranov)上校的直接协助是由这部电影剪辑创建的，他的日子里最好的日子是他的下属通过他的员工武器并在度假中移动。 。</text:p>
      <text:p text:style-name="P4">
News Source: <text:a xlink:type="simple" xlink:href="https://armyinform.com.ua/2023/04/26/vyjshov-u-svit-klip-prysvyachenyj-pamyati-poleglyh-bogiv-vijny/" text:style-name="Internet_20_link" text:visited-style-name="Visited_20_Internet_20_Link">
https://armyinform.com.ua/2023/04/26/vyjshov-u-svit-klip-prysvyachenyj-pamyati-poleglyh-bogiv-vijny/</text:a>
</text:p>
      <!--NEWS-->
      <text:h text:style-name="P10" text:outline-level="1">
<text:span text:style-name="T4">
澳大利亚陆军将军参观了英国武装部队的军队</text:span>
</text:h>
      <text:p text:style-name="P4">
作者: ['АРМІЯINFORM']</text:p>
      <text:p text:style-name="P4">
时间: 2023-04-26T72:00:00-04:00</text:p>
      <text:p text:style-name="P4">
描述: 总司令总司令澳大利亚开放式行动国防军中尉...与乌克兰2022年的战争，与乌克兰与乌克兰的最新新闻，今天与乌克兰2022年的新闻战争，今天与乌克兰的新闻战争，乌克兰和俄罗斯之间的战争将发生战争，何时战争，战争，这场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343385631_1201580240560912_2502744347495843428_n.jpg" text:style-name="Internet_20_link" text:visited-style-name="Visited_20_Internet_20_Link">
343385631_1201580240560912_2502744347495843428_n.jpg</text:a>
', '<text:a xlink:type="simple" xlink:href="https://armyinform.com.ua/wp-content/uploads/2023/04/343329836_919089386064921_7767226201507950226_n-150x150.jpg" text:style-name="Internet_20_link" text:visited-style-name="Visited_20_Internet_20_Link">
343329836_919089386064921_7767226201507950226_n-150x150.jpg</text:a>
', '<text:a xlink:type="simple" xlink:href="https://armyinform.com.ua/wp-content/uploads/2023/04/343566254_162549470091420_8089750023395571157_n-150x150.jpg" text:style-name="Internet_20_link" text:visited-style-name="Visited_20_Internet_20_Link">
343566254_162549470091420_8089750023395571157_n-150x150.jpg</text:a>
', '<text:a xlink:type="simple" xlink:href="https://armyinform.com.ua/wp-content/uploads/2023/04/343673670_539317811738296_6825524116747867994_n-150x150.jpg" text:style-name="Internet_20_link" text:visited-style-name="Visited_20_Internet_20_Link">
343673670_539317811738296_6825524116747867994_n-150x150.jpg</text:a>
']</text:p>
      <text:p text:style-name="P4">
标签: ['АВСТРАЛІЙСЬКІ СИЛИ ОБОРОНИ', 'АРМІЯ БРИТАНІЇ', 'ГРЕГ БІЛТОН', 'ДОПОМОГА ПАРТНЕРІВ', 'ОПЕРАЦІЯ «КУДУ»', 'СВІТ ПІДТРИМУЄ УКРАЇНУ', 'ЧАРЛІ СТІКЛЕНД']</text:p>
      <text:p text:style-name="P4">
类别: News</text:p>
      <!--METADATA-->
      <text:p text:style-name="P4">
<draw:frame draw:style-name="fr1" draw:name="Image359" text:anchor-type="as-char" svg:width="6.9236in" svg:height="4.621503in" draw:z-index="0">
<draw:image xlink:href="../Images/AРМІЯINFORM/2023-04-26T72-00-00-04-00/343385631_1201580240560912_2502744347495843428_n.jpg" xlink:type="simple" xlink:show="embed" xlink:actuate="onLoad" draw:mime-type="image/jpeg"/>
</draw:frame>
联合行动指挥官澳大利亚国防绿色格雷格·比尔顿(Greg Bilton)的指挥官，英国武装部队永久统一工作人员的联合行动指挥官查尔斯蒂克兰(Charlistikland)将军拜访了澳大利亚国防部和乌里安(Ulian)对库杜行动的特遣队，乌里安(Ulian)的训练对乌克兰军事部队军事人员的基本一般培训。</text:p>
      <text:p text:style-name="P4">
关于它<text:a xlink:type="simple" xlink:href="https://www.facebook.com/GeneralStaff.ua/posts/pfbid0vkKofQ5i3RM62MTJo2Pp3WQAP9R1ToJNUwksheDST3mBPWAKQdHgpxJnuWBMRdmal" text:style-name="Internet_20_link" text:visited-style-name="Visited_20_Internet_20_Link">
报告</text:a>
乌克兰武装部队的总参谋部。</text:p>
      <text:p text:style-name="P4">
澳大利亚和英国继续为乌克兰人民提供支持，以响应不断侵犯俄罗斯的行为。 2023年4月，第二任澳大利亚国防军的70名军人军人<text:a xlink:type="simple" xlink:href="https://armyinform.com.ua/2023/04/11/genshtab-zsu-oprylyudnyv-atmosferni-kadry-navchannya-nashyh-vijskovyh-u-brytaniyi/" text:style-name="Internet_20_link" text:visited-style-name="Visited_20_Internet_20_Link">
到达</text:a>
在英国的领导下，美国加入乌克兰新兵培训计划。</text:p>
      <text:p text:style-name="P4">
<text:a xlink:type="simple" xlink:href="https://armyinform.com.ua/wp-content/uploads/2023/04/343329836_919089386064921_7767226201507950226_n.jpg" text:style-name="Internet_20_link" text:visited-style-name="Visited_20_Internet_20_Link">
!(Images/AРМІЯINFORM/2023-04-26T72-00-00-04-00/343329836_919089386064921_7767226201507950226_n-150x150.jpg)</text:a>
</text:p>
      <text:p text:style-name="P4">
<text:a xlink:type="simple" xlink:href="https://armyinform.com.ua/wp-content/uploads/2023/04/343566254_162549470091420_8089750023395571157_n.jpg" text:style-name="Internet_20_link" text:visited-style-name="Visited_20_Internet_20_Link">
<draw:frame draw:style-name="fr1" draw:name="Image360" text:anchor-type="as-char" svg:width="6.9236in" svg:height="6.9236in" draw:z-index="0">
<draw:image xlink:href="../Images/AРМІЯINFORM/2023-04-26T72-00-00-04-00/343566254_162549470091420_8089750023395571157_n-150x150.jpg" xlink:type="simple" xlink:show="embed" xlink:actuate="onLoad" draw:mime-type="image/jpeg"/>
</draw:frame>
</text:a>
</text:p>
      <text:p text:style-name="P4">
<text:a xlink:type="simple" xlink:href="https://armyinform.com.ua/wp-content/uploads/2023/04/343673670_539317811738296_6825524116747867994_n.jpg" text:style-name="Internet_20_link" text:visited-style-name="Visited_20_Internet_20_Link">
<draw:frame draw:style-name="fr1" draw:name="Image361" text:anchor-type="as-char" svg:width="6.9236in" svg:height="6.9236in" draw:z-index="0">
<draw:image xlink:href="../Images/AРМІЯINFORM/2023-04-26T72-00-00-04-00/343673670_539317811738296_6825524116747867994_n-150x150.jpg" xlink:type="simple" xlink:show="embed" xlink:actuate="onLoad" draw:mime-type="image/jpeg"/>
</draw:frame>
</text:a>
</text:p>
      <text:p text:style-name="P4">
News Source: <text:a xlink:type="simple" xlink:href="https://armyinform.com.ua/2023/04/26/general-avstralijskoyi-armiyi-vidvidav-navchannya-vijskovyh-zsu-u-brytaniyi/" text:style-name="Internet_20_link" text:visited-style-name="Visited_20_Internet_20_Link">
https://armyinform.com.ua/2023/04/26/general-avstralijskoyi-armiyi-vidvidav-navchannya-vijskovyh-zsu-u-brytaniyi/</text:a>
</text:p>
      <!--NEWS-->
      <text:h text:style-name="P10" text:outline-level="1">
<text:span text:style-name="T4">
乌克兰总统与中华人民共和国负责人进行了电话交谈</text:span>
</text:h>
      <text:p text:style-name="P4">
作者: ['АРМІЯINFORM']</text:p>
      <text:p text:style-name="P4">
时间: 2023-04-26T73:00:00-04:00</text:p>
      <text:p text:style-name="P4">
描述: 乌克兰总统沃罗迪米尔·泽伦斯科伊·马夫·凯伦斯莫娃Zno领导的人们...与乌克兰2022年的战争，与乌克兰的最新新闻，今天与乌克兰2022年的新闻战争，今天与乌克兰2022年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zelenskii_xi.jpg" text:style-name="Internet_20_link" text:visited-style-name="Visited_20_Internet_20_Link">
zelenskii_xi.jpg</text:a>
']</text:p>
      <text:p text:style-name="P4">
标签: ['ВОЛОДИМИР ЗЕЛЕНСЬКИЙ', 'СІ\xa0ЦЗІНЬПІН']</text:p>
      <text:p text:style-name="P4">
类别: News</text:p>
      <!--METADATA-->
      <text:p text:style-name="P4">
<draw:frame draw:style-name="fr1" draw:name="Image362" text:anchor-type="as-char" svg:width="6.9236in" svg:height="3.894525in" draw:z-index="0">
<draw:image xlink:href="../Images/AРМІЯINFORM/2023-04-26T73-00-00-04-00/zelenskii_xi.jpg" xlink:type="simple" xlink:show="embed" xlink:actuate="onLoad" draw:mime-type="image/jpeg"/>
</draw:frame>
乌克兰沃迪米尔·泽伦斯基(Volodymyr Zelensky)总统与人民共和国XI Jinping的负责人进行了电话交谈。</text:p>
      <text:p text:style-name="P4">
关于这位乌克兰领导人<text:a xlink:type="simple" xlink:href="https://twitter.com/ZelenskyyUa/status/1651184741155065856" text:style-name="Internet_20_link" text:visited-style-name="Visited_20_Internet_20_Link">
报告</text:a>
UTWITTER。</text:p>
      <text:p text:style-name="P4">
弗拉基米尔泽斯基说：“他与中国董事长习近平呆了很长时间的电话。他认为，她以及任命乌克兰在中国的一位大使，将为我们的双边关系的发展做出强烈的推动。”</text:p>
      <text:p text:style-name="P4">
我们将提醒，早些时候Volodymyr Zelenskyy <text:a xlink:type="simple" xlink:href="https://armyinform.com.ua/2023/02/24/my-hotily-b-zaluchyty-do-formuly-myru-krayiny-latynskoyi-ameryky-afryky-indiyu-ta-kytaj-volodymyr-zelenskyj/" text:style-name="Internet_20_link" text:visited-style-name="Visited_20_Internet_20_Link">
宣布</text:a>
乌克兰想参与<text:a xlink:type="simple" xlink:href="https://armyinform.com.ua/2022/09/22/5-peredumov-myru-prezydenta-ukrayiny-volodymyra-zelenskogo/" text:style-name="Internet_20_link" text:visited-style-name="Visited_20_Internet_20_Link">
公式</text:a>
中国。</text:p>
      <text:p text:style-name="P4">
News Source: <text:a xlink:type="simple" xlink:href="https://armyinform.com.ua/2023/04/26/volodymyr-zelenskyj-pogovoryv-iz-si-czzinpinom-rozmova-bula-tryvaloyu-ta-zmistovnoyu/" text:style-name="Internet_20_link" text:visited-style-name="Visited_20_Internet_20_Link">
https://armyinform.com.ua/2023/04/26/volodymyr-zelenskyj-pogovoryv-iz-si-czzinpinom-rozmova-bula-tryvaloyu-ta-zmistovnoyu/</text:a>
</text:p>
      <!--NEWS-->
      <text:h text:style-name="P10" text:outline-level="1">
<text:span text:style-name="T4">
核武器对俄罗斯的新威胁是阳ot和恐惧的证据-Alexey Danilov</text:span>
</text:h>
      <text:p text:style-name="P4">
作者: ['АРМІЯINFORM']</text:p>
      <text:p text:style-name="P4">
时间: 2023-04-26T74:00:00-04:00</text:p>
      <text:p text:style-name="P4">
描述: Rosiska kerivnitroy将进入核poposis，克里姆林宫罗森尼亚增长的克里姆林宫...与乌克兰2022年的战争，与乌克兰的最新新闻，今天与乌克兰的新闻，今天与乌克兰2022年的新闻战争，乌克兰和俄罗斯之间的战争将会发生，俄罗斯和俄罗斯之间的战争将是一场战争与乌克兰与乌克兰的战争将是不可行</text:p>
      <text:p text:style-name="P4">
图片: ['<text:a xlink:type="simple" xlink:href="https://armyinform.com.ua/wp-content/uploads/2022/04/z1645619117a275i.jpg" text:style-name="Internet_20_link" text:visited-style-name="Visited_20_Internet_20_Link">
z1645619117a275i.jpg</text:a>
']</text:p>
      <text:p text:style-name="P4">
标签: ['ОЛЕКСІЙ ДАНІЛОВ', 'РНБО', 'ЯДЕРНИЙ ШАНТАЖ']</text:p>
      <text:p text:style-name="P4">
类别: News</text:p>
      <!--METADATA-->
      <text:p text:style-name="P4">
<draw:frame draw:style-name="fr1" draw:name="Image363" text:anchor-type="as-char" svg:width="6.9236in" svg:height="3.956343in" draw:z-index="0">
<draw:image xlink:href="../Images/AРМІЯINFORM/2023-04-26T74-00-00-04-00/z1645619117a275i.jpg" xlink:type="simple" xlink:show="embed" xlink:actuate="onLoad" draw:mime-type="image/jpeg"/>
</draw:frame>
俄罗斯的领导层诉诸核威胁，因为克里姆林宫在乌克兰前沿击败侵略者的击败。</text:p>
      <text:p text:style-name="P4">
关于它<text:a xlink:type="simple" xlink:href="https://twitter.com/OleksiyDanilov/status/1651147080688082945" text:style-name="Internet_20_link" text:visited-style-name="Visited_20_Internet_20_Link">
陈述</text:a>
NSDC秘书Alexei Danilov在Twitter上。</text:p>
      <text:p text:style-name="P4">
《邮报》写道：“对核武器的任何威胁都是imostras的体现。”</text:p>
      <text:p text:style-name="P4">
据他说，对于前线的入侵者来说，情况将变得更糟，将听到俄罗斯人的歇斯底里“核”陈述。</text:p>
      <text:p text:style-name="P4">
NSDC秘书坚信，这是克里姆林宫对薪酬必然性和必然性的理解的指标。</text:p>
      <text:p text:style-name="P4">
News Source: <text:a xlink:type="simple" xlink:href="https://armyinform.com.ua/2023/04/26/novi-pogrozy-rf-yadernoyu-zbroyeyu-ye-svidchennyam-bezsyllya-ta-strahu-oleksij-danilov/" text:style-name="Internet_20_link" text:visited-style-name="Visited_20_Internet_20_Link">
https://armyinform.com.ua/2023/04/26/novi-pogrozy-rf-yadernoyu-zbroyeyu-ye-svidchennyam-bezsyllya-ta-strahu-oleksij-danilov/</text:a>
</text:p>
      <!--NEWS-->
      <text:h text:style-name="P10" text:outline-level="1">
<text:span text:style-name="T4">
在切尔尼希夫地区，将遭受折磨平民的军队将被审判</text:span>
</text:h>
      <text:p text:style-name="P4">
作者: ['АРМІЯINFORM']</text:p>
      <text:p text:style-name="P4">
时间: 2023-04-26T75:00:00-04:00</text:p>
      <text:p text:style-name="P4">
描述: 俄罗斯联合会的斯托索沃维克斯科沃部队的指控行为是事实...与乌克兰2022年的战争，与乌克兰的战争是今天的最新消息，即与乌克兰2022年的战争，是乌克兰和俄罗斯和俄罗斯和俄罗斯和俄罗斯和俄罗斯的最后一场战争当审判中与乌克兰与乌克兰的战争。这将是不久的是，是否会在不久的将来与乌克兰战争，今天与乌克兰的战争，今天的乌克兰新闻，乌克兰媒体的乌克兰新闻将在俄罗斯举行俄罗斯的乌克兰媒体</text:p>
      <text:p text:style-name="P4">
图片: ['<text:a xlink:type="simple" xlink:href="https://armyinform.com.ua/wp-content/uploads/2021/01/sud.jpg" text:style-name="Internet_20_link" text:visited-style-name="Visited_20_Internet_20_Link">
sud.jpg</text:a>
']</text:p>
      <text:p text:style-name="P4">
标签: ['ВОЄННІ ЗЛОЧИНИ РФ', 'ОФІС ГЕНЕРАЛЬНОГО ПРОКУРОРА УКРАЇНИ', 'ЧЕРНІГІВЩИНА']</text:p>
      <text:p text:style-name="P4">
类别: News</text:p>
      <!--METADATA-->
      <text:p text:style-name="P4">
<draw:frame draw:style-name="fr1" draw:name="Image364" text:anchor-type="as-char" svg:width="6.9236in" svg:height="3.891564in" draw:z-index="0">
<draw:image xlink:href="../Images/AРМІЯINFORM/2023-04-26T75-00-00-04-00/sud.jpg" xlink:type="simple" xlink:show="embed" xlink:actuate="onLoad" draw:mime-type="image/jpeg"/>
</draw:frame>
起诉书已涉及武装西里尔夫的军人，违反了战争的法律和习俗。</text:p>
      <text:p text:style-name="P4">
关于它<text:a xlink:type="simple" xlink:href="https://gp.gov.ua/ua/posts/v" text:style-name="Internet_20_link" text:visited-style-name="Visited_20_Internet_20_Link">
报告</text:a>
乌克兰检察长办公室。</text:p>
      <text:p text:style-name="P4">
根据调查，2022年3月14日，在卢卡什夫卡村临时占领切尔尼希夫地区，两名侵略国的军人被当地居民拘留。</text:p>
      <text:p text:style-name="P4">
他们利用身体暴力向他找出武装部队的信息。</text:p>
      <text:p text:style-name="P4">
在没有收到必要的数据的情况下，入侵者将男子带到了前身情节的领土，被倾倒在地面并开始击败他的身体。</text:p>
      <text:p text:style-name="P4">
随后，被告在头部头上爆发了机枪的例子，第二名军人向腿上发射了火灾自动武器。</text:p>
      <text:p text:style-name="P4">
News Source: <text:a xlink:type="simple" xlink:href="https://armyinform.com.ua/2023/04/26/na-chernigivshhyni-sudytymut-vijskovogo-rf-yakyj-katuvav-czyvilnogo/" text:style-name="Internet_20_link" text:visited-style-name="Visited_20_Internet_20_Link">
https://armyinform.com.ua/2023/04/26/na-chernigivshhyni-sudytymut-vijskovogo-rf-yakyj-katuvav-czyvilnogo/</text:a>
</text:p>
      <!--NEWS-->
      <text:h text:style-name="P10" text:outline-level="1">
<text:span text:style-name="T4">
另一个囚犯交换：44位乌克兰人回到家</text:span>
</text:h>
      <text:p text:style-name="P4">
作者: ['АРМІЯINFORM']</text:p>
      <text:p text:style-name="P4">
时间: 2023-04-26T76:00:00-04:00</text:p>
      <text:p text:style-name="P4">
描述: Sogodnis，26 Kvisny，乌克兰人，来到我们的Spivvitchenik的Dodom 44。 TS ...与乌克兰2022的战争，与乌克兰的最新新闻战争，今天与乌克兰的新闻战2022今天的最后一场战争，乌克兰和俄罗斯之间的战争以及乌克兰之间的战争以及2022年与乌克兰的战争将是他们说，在不久的将来与乌克兰发动了战争</text:p>
      <text:p text:style-name="P4">
图片: ['<text:a xlink:type="simple" xlink:href="https://armyinform.com.ua/wp-content/uploads/2023/04/photo_5353049716939673380_y-e1682515036495.jpg" text:style-name="Internet_20_link" text:visited-style-name="Visited_20_Internet_20_Link">
photo_5353049716939673380_y-e1682515036495.jpg</text:a>
', '<text:a xlink:type="simple" xlink:href="https://armyinform.com.ua/wp-content/uploads/2023/04/b0a38d3e-293b-4c8f-b634-7b48717a8d16-e1682514683702.jpg" text:style-name="Internet_20_link" text:visited-style-name="Visited_20_Internet_20_Link">
b0a38d3e-293b-4c8f-b634-7b48717a8d16-e1682514683702.jpg</text:a>
']</text:p>
      <text:p text:style-name="P4">
标签: ['ОБМІН ПОЛОНЕНИМИ']</text:p>
      <text:p text:style-name="P4">
类别: News</text:p>
      <!--METADATA-->
      <text:p text:style-name="P4">
<draw:frame draw:style-name="fr1" draw:name="Image365" text:anchor-type="as-char" svg:width="6.9236in" svg:height="4.305614in" draw:z-index="0">
<draw:image xlink:href="../Images/AРМІЯINFORM/2023-04-26T76-00-00-04-00/photo_5353049716939673380_y-e1682515036495.jpg" xlink:type="simple" xlink:show="embed" xlink:actuate="onLoad" draw:mime-type="image/jpeg"/>
</draw:frame>
今天，4月26日，乌克兰设法返回了我们44位同胞的家中。 这些是军事，边防部队，国民警卫队，水手。 其中包括36名普通和中士和6名军官。 被解放的人也有两个方面。</text:p>
      <text:p text:style-name="P4">
关于它<text:a xlink:type="simple" xlink:href="https://t.me/Koord_shtab/910" text:style-name="Internet_20_link" text:visited-style-name="Visited_20_Internet_20_Link">
告知</text:a>
与战俘问题协调总部。</text:p>
      <text:p text:style-name="P4">
武装部队包括29张释放 - 特别是代表-7、3-3，也包括DPSU -11，NSU -2。 还有一些鸟类的妻子以前被囚禁。</text:p>
      <text:p text:style-name="P4">
<draw:frame draw:style-name="fr1" draw:name="Image366" text:anchor-type="as-char" svg:width="6.9236in" svg:height="3.351317in" draw:z-index="0">
<draw:image xlink:href="../Images/AРМІЯINFORM/2023-04-26T76-00-00-04-00/b0a38d3e-293b-4c8f-b634-7b48717a8d16-e1682514683702.jpg" xlink:type="simple" xlink:show="embed" xlink:actuate="onLoad" draw:mime-type="image/jpeg"/>
</draw:frame>
释放的军人尤其是在Mariupol的Donetsk，Kherson，Kharkiv，Lugansk和Sumy的指示进行了战斗。</text:p>
      <text:p text:style-name="P4">
他还被一名军事外科医生从囚禁中释放，他在玛丽奥波尔(Mariupol)的马里波尔(Mariupol)经营伤员并组织了大规模医疗服务。 该部门的指挥官之一解放了，长期以来威胁了所谓的“法院”。</text:p>
      <text:p text:style-name="P4">
总共2280年4月26日，乌克兰人被囚禁。 与总统办公室合作，为继承准备。 我们建议您遵循信息沉默模式。</text:p>
      <text:p text:style-name="P4">
News Source: <text:a xlink:type="simple" xlink:href="https://armyinform.com.ua/2023/04/26/chergovyj-obmin-polonenymy-dodomu-povernulys-shhe-44-ukrayinczi/" text:style-name="Internet_20_link" text:visited-style-name="Visited_20_Internet_20_Link">
https://armyinform.com.ua/2023/04/26/chergovyj-obmin-polonenymy-dodomu-povernulys-shhe-44-ukrayinczi/</text:a>
</text:p>
      <!--NEWS-->
      <text:h text:style-name="P10" text:outline-level="1">
<text:span text:style-name="T4">
Bakhmut的防守：最后一天，占领者324次从枪管炮兵和RSZV -Sergey Cherevaty击中</text:span>
</text:h>
      <text:p text:style-name="P4">
作者: ['Дмитро Горбунов']</text:p>
      <text:p text:style-name="P4">
时间: 2023-04-26T77:00:00-04:00</text:p>
      <text:p text:style-name="P4">
描述: 关于埃菲里（Ephiri）电视节目“єIninovi”的国家相似性的运营状况...与乌克兰2022年的战争，与乌克兰的战争是今天的最新消息，《与乌克兰2022年的新闻战》是今天的最后一场，威尔，威尔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3/04/cherevatyj-3.jpg" text:style-name="Internet_20_link" text:visited-style-name="Visited_20_Internet_20_Link">
cherevatyj-3.jpg</text:a>
']</text:p>
      <text:p text:style-name="P4">
标签: ['БАХМУТ', 'ВТОРГНЕННЯ РФ', 'ЄДИНІ НОВИНИ', 'СЕРГІЙ ЧЕРЕВАТИЙ']</text:p>
      <text:p text:style-name="P4">
类别: News</text:p>
      <!--METADATA-->
      <text:p text:style-name="P4">
<draw:frame draw:style-name="fr1" draw:name="Image367" text:anchor-type="as-char" svg:width="6.9236in" svg:height="3.779132in" draw:z-index="0">
<draw:image xlink:href="../Images/AРМІЯINFORM/2023-04-26T77-00-00-04-00/cherevatyj-3.jpg" xlink:type="simple" xlink:show="embed" xlink:actuate="onLoad" draw:mime-type="image/jpeg"/>
</draw:frame>
Sergey Cherevaty</text:p>
      <text:p text:style-name="P4">
关于我们国家东部的运营状况，在电信的空中<text:a xlink:type="simple" xlink:href="https://www.youtube.com/watch" text:style-name="Internet_20_link" text:visited-style-name="Visited_20_Internet_20_Link">
“ Unin”</text:a>
武装部队武装部队的武装部队的发言人谢尔盖·奇雷维蒂(Sergei Cherevaty)告诉他。</text:p>
      <ul>
        <li>
敌人继续攻击我们在巴赫穆特地区的职位。 因此，占领者从Tarsevzv的桶炮击中了324次324次。 与敌人发生了17次战斗冲突。 我们的勇士摧毁了120人，又受伤了146人。 武装部队官员说，我们还设法用弹药，两个无线电电子摔跤电台和登陆无人机淘汰了两个田间土地。</li>
      </ul>
      <text:p text:style-name="P4">
他回答了记者关于俄罗斯人比利巴克马特(Bilybakhmat)行动的可能激活的问题时报告说，过去的一天与战争的其他时代没有什么不同。</text:p>
      <ul>
        <li>
在巴赫穆特(Bakhmut)，俄罗斯人继续使用他们的战术，摧毁了这座城市。 这样做是为了使我们的勇士不能将房屋用作配方。 由于乌克兰的所有力量的努力，我们拥有了一个沉积的后勤工作，我们得到了与对手进一步斗争所必需的一切。</li>
      </ul>
      <text:p text:style-name="P4">
他还谈到了利马 - 库皮亚方向的情况。</text:p>
      <ul>
        <li>
这里敌人已经一段时间没有袭击了。 但是，前部区域捕获了数量最多的敌方炮弹。 因此，在最后一天，敌人从炮弹炮上开火，RSZV射击了379次。 乌克兰枪也准确地击中了敌人。 结果，清算了25名占领者，另有72名占领者。 此外，我们设法摧毁了几种重型武器样本。</li>
      </ul>
      <text:p text:style-name="P4">
News Source: <text:a xlink:type="simple" xlink:href="https://armyinform.com.ua/2023/04/26/oborona-bahmuta-mynuloyi-doby-okupanty-324-razy-zavdavaly-udariv-zi-stvolnoyi-artyleriyi-ta-rszv-sergij-cherevatyj/" text:style-name="Internet_20_link" text:visited-style-name="Visited_20_Internet_20_Link">
https://armyinform.com.ua/2023/04/26/oborona-bahmuta-mynuloyi-doby-okupanty-324-razy-zavdavaly-udariv-zi-stvolnoyi-artyleriyi-ta-rszv-sergij-cherevatyj/</text:a>
</text:p>
      <!--NEWS-->
      <text:h text:style-name="P10" text:outline-level="1">
<text:span text:style-name="T4">
乌克兰在勇敢的国防技术的发展上开设了一个集群</text:span>
</text:h>
      <text:p text:style-name="P4">
作者: ['АРМІЯINFORM']</text:p>
      <text:p text:style-name="P4">
时间: 2023-04-26T78:00:00-04:00</text:p>
      <text:p text:style-name="P4">
描述: 迷你建设数字化转型，迷你国防部，Zbroyny部队的总参谋部...与乌克兰2022年的战争，与乌克兰与乌克兰的最新新闻，今天与乌克兰2022年的新闻战争，乌克兰与俄罗斯之间的战争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71267bc14ef7c5c6a92e5116ffa7e0f71d99ea6f.jpg" text:style-name="Internet_20_link" text:visited-style-name="Visited_20_Internet_20_Link">
71267bc14ef7c5c6a92e5116ffa7e0f71d99ea6f.jpg</text:a>
', '<text:a xlink:type="simple" xlink:href="https://armyinform.com.ua/wp-content/uploads/2023/04/359bfa574b3adf1d6a3b045c5735bf0705646915-150x150.jpg" text:style-name="Internet_20_link" text:visited-style-name="Visited_20_Internet_20_Link">
359bfa574b3adf1d6a3b045c5735bf0705646915-150x150.jpg</text:a>
', '<text:a xlink:type="simple" xlink:href="https://armyinform.com.ua/wp-content/uploads/2023/04/cfc7e24660f2790c949d7f679d54e4b025ab0152-150x150.jpg" text:style-name="Internet_20_link" text:visited-style-name="Visited_20_Internet_20_Link">
cfc7e24660f2790c949d7f679d54e4b025ab0152-150x150.jpg</text:a>
', '<text:a xlink:type="simple" xlink:href="https://armyinform.com.ua/wp-content/uploads/2023/04/b66397bd0d41e3a5f7eb3289bf8200fa212fcb7c-150x150.jpg" text:style-name="Internet_20_link" text:visited-style-name="Visited_20_Internet_20_Link">
b66397bd0d41e3a5f7eb3289bf8200fa212fcb7c-150x150.jpg</text:a>
', '<text:a xlink:type="simple" xlink:href="https://armyinform.com.ua/wp-content/uploads/2023/04/fd84b3ca1a0a33162827212b53c13d8c2cdfc346-150x150.jpg" text:style-name="Internet_20_link" text:visited-style-name="Visited_20_Internet_20_Link">
fd84b3ca1a0a33162827212b53c13d8c2cdfc346-150x150.jpg</text:a>
', '<text:a xlink:type="simple" xlink:href="https://armyinform.com.ua/wp-content/uploads/2023/04/94d76f9b18b5cc30e41167e6eff167fc01b6b274.jpg" text:style-name="Internet_20_link" text:visited-style-name="Visited_20_Internet_20_Link">
94d76f9b18b5cc30e41167e6eff167fc01b6b274.jpg</text:a>
']</text:p>
      <text:p text:style-name="P4">
标签: ['BRAVE1', 'ОЛЕКСІЙ РЕЗНІКОВ']</text:p>
      <text:p text:style-name="P4">
类别: News</text:p>
      <!--METADATA-->
      <text:p text:style-name="P4">
<draw:frame draw:style-name="fr1" draw:name="Image368" text:anchor-type="as-char" svg:width="6.9236in" svg:height="4.615733in" draw:z-index="0">
<draw:image xlink:href="../Images/AРМІЯINFORM/2023-04-26T78-00-00-04-00/71267bc14ef7c5c6a92e5116ffa7e0f71d99ea6f.jpg" xlink:type="simple" xlink:show="embed" xlink:actuate="onLoad" draw:mime-type="image/jpeg"/>
</draw:frame>
国防部，国防部，乌克兰的一般人员配备部队，国家安全与国防委员会，战略工业内部事务部，经济部在乌克兰国防技术中建立了相同的协调平台。高级乌克兰技术解决方案的供应是什么，以利用胜利的敌人，乌克兰开发商在创新 - 霍斯特技术领域的全面支持以及将乌克兰转变为世界领导者国防的领域发展领域技术.___</text:p>
      <text:p text:style-name="P4">
这场战争加强了国防技术领域的数百家乌克兰公司，为“合理战争”开发了现代解决方案。 乌克兰对亮度，快速的非平凡解决方案和有效使用专业技术印象深刻。 这些决定增强了该国的国防能力，保留了捍卫者和平民的生活，并有效地利用资源来进行技术创新：无人机，机器人系统，离心，人工智能，网络安全，通信，卫星数据等等。 陆军的创新发展经过战斗的快速测试和检查，改善了安全和国防部队的任务和目标的履行。</text:p>
      <text:p text:style-name="P4">
这是为了加速实施此类发展，即Brave1是作为国防科技公司，州和军事的单一合作而创建的，以及投资者，志愿资金，媒体以及任何帮助赢得胜利者技术的人。</text:p>
      <text:p text:style-name="P4">
在活动期间，米哈伊尔·费多罗夫(Mikhail Fedorov)介绍了勇敢的门户网站，通过该门户网站可以提供自己的项目并获得军事检查，赠款和集群提供的其他机会。</text:p>
      <text:p text:style-name="P4">
<text:span text:style-name="T4">
在[链接]上提交您自己的发展(https://brave1.gov.ua/)</text:span>
.</text:p>
      <text:p text:style-name="P4">
<text:a xlink:type="simple" xlink:href="https://armyinform.com.ua/wp-content/uploads/2023/04/359bfa574b3adf1d6a3b045c5735bf0705646915.jpg" text:style-name="Internet_20_link" text:visited-style-name="Visited_20_Internet_20_Link">
<draw:frame draw:style-name="fr1" draw:name="Image369" text:anchor-type="as-char" svg:width="6.9236in" svg:height="6.9236in" draw:z-index="0">
<draw:image xlink:href="../Images/AРМІЯINFORM/2023-04-26T78-00-00-04-00/359bfa574b3adf1d6a3b045c5735bf0705646915-150x150.jpg" xlink:type="simple" xlink:show="embed" xlink:actuate="onLoad" draw:mime-type="image/jpeg"/>
</draw:frame>
</text:a>
</text:p>
      <text:p text:style-name="P4">
<text:a xlink:type="simple" xlink:href="https://armyinform.com.ua/wp-content/uploads/2023/04/cfc7e24660f2790c949d7f679d54e4b025ab0152.jpg" text:style-name="Internet_20_link" text:visited-style-name="Visited_20_Internet_20_Link">
<draw:frame draw:style-name="fr1" draw:name="Image370" text:anchor-type="as-char" svg:width="6.9236in" svg:height="6.9236in" draw:z-index="0">
<draw:image xlink:href="../Images/AРМІЯINFORM/2023-04-26T78-00-00-04-00/cfc7e24660f2790c949d7f679d54e4b025ab0152-150x150.jpg" xlink:type="simple" xlink:show="embed" xlink:actuate="onLoad" draw:mime-type="image/jpeg"/>
</draw:frame>
</text:a>
</text:p>
      <text:p text:style-name="P4">
<text:a xlink:type="simple" xlink:href="https://armyinform.com.ua/wp-content/uploads/2023/04/fd84b3ca1a0a33162827212b53c13d8c2cdfc346.jpg" text:style-name="Internet_20_link" text:visited-style-name="Visited_20_Internet_20_Link">
<draw:frame draw:style-name="fr1" draw:name="Image371" text:anchor-type="as-char" svg:width="6.9236in" svg:height="6.9236in" draw:z-index="0">
<draw:image xlink:href="../Images/AРМІЯINFORM/2023-04-26T78-00-00-04-00/fd84b3ca1a0a33162827212b53c13d8c2cdfc346-150x150.jpg" xlink:type="simple" xlink:show="embed" xlink:actuate="onLoad" draw:mime-type="image/jpeg"/>
</draw:frame>
</text:a>
<text:span text:style-name="T4">
 Brave1 Focus将集中在5个方向上：</text:span>
</text:p>
      <text:p text:style-name="P4">
1 \。 <text:span text:style-name="T4">
投资</text:span>
：向由安全和国防部队2 \确定的开发商提供赠款。 <text:span text:style-name="T4">
发明</text:span>
：帮助安全和国防军在乌克兰开发人员的环境中找到有效的技术解决方案3 \。 <text:span text:style-name="T4">
平台</text:span>
：创建一个平台，将4 \的所有4 \利益相关者汇总在一起。 <text:span text:style-name="T4">
展示</text:span>
：通过演示并收到有关其使用的反馈5 \来确保与国防部队的互动。 <text:span text:style-name="T4">
提升</text:span>
：为安全和国防部队的优先级定义的预测提供全面的支持</text:p>
      <text:p text:style-name="P4">
国家和私人利益相关者在Brave1中的全面互动以及该行业的支持不仅将有助于当今的军队，而且还可以扩展世界上乌克兰国防技术的潜力，这已经经历了繁殖，并证明了最激烈的效率战斗。</text:p>
      <text:p text:style-name="P4">
<text:span text:style-name="T4">
数字转换部</text:span>
</text:p>
      <text:p text:style-name="P4">
<text:span text:style-name="T4">
维奇雷米尔(Viceremier)少数人的创新，教育，科学和技术变革转型部长米哈伊尔·费多罗夫(Mikhail Fedorov)：</text:span>
</text:p>
      <text:p text:style-name="P4">
“ _ukraine应该成为一种迅速发展，学习和活跃的技术。 特别是在军事领域。 创建Brave1-朝这个方向上的一个重要步骤。 我们的目标是建立具有快速赎回防御技术的系统。 做出大胆的决定，为发展军事技术的公司的发展创造最佳选择。 毕竟，自学和勇气可以为我们的胜利做很多事情。”</text:p>
      <text:p text:style-name="P4">
<text:span text:style-name="T4">
国防部</text:span>
</text:p>
      <text:p text:style-name="P4">
<text:span text:style-name="T4">
乌克兰国防部长Alexei Reznikov：</text:span>
<text:span text:style-name="T4">
乌克兰武装部队的总参谋部</text:span>
</text:p>
      <text:p text:style-name="P4">
<text:span text:style-name="T4">
乌克兰总军武装部队总参谋长副局长：</text:span>
</text:p>
      <text:p text:style-name="P4">
_“敦促制造商，科学家和军事力量通过发布和实施新技术的富有成效的合作，这将有助于武装部队有效地执行战斗任务。提供乌克兰的武器部队，并用高科技的武器样本，军事iSpecial设备和弹药符合规定有部队的紧急需求(力量)并将引入一种有效的机制，以引入创新项目，以需要乌克兰的武装力量”。</text:p>
      <text:p text:style-name="P4">
<text:span text:style-name="T4">
国家安全与国防委员会</text:span>
</text:p>
      <text:p text:style-name="P4">
<text:span text:style-name="T4">
 NSDC秘书Sergey Demedyuk：</text:span>
</text:p>
      <text:p text:style-name="P4">
_“对我们来说，为乌克兰制造商创造开发条件很重要。 这仅是关于大型和经验丰富的公司，以及成长多摩托足类的公司的小型初创公司 乌克兰国防技术不仅将提供我们的胜利，而且还将在世界范围内取得成功。”</text:p>
      <text:p text:style-name="P4">
<text:span text:style-name="T4">
战略行业部</text:span>
</text:p>
      <text:p text:style-name="P4">
<text:span text:style-name="T4">
乌克兰Oleksandrykin战略工业部长：</text:span>
</text:p>
      <text:p text:style-name="P4">
_“今天战略部的主要任务是建立武器和弹药：在乌克兰和国外与其他国家(无论是国家和私营企业)的教区主义。为了实现这一目标，我们对我们很重要。 他们将使处理过程更快，增加容量并最大程度地发挥乌克兰武器制造商的潜力。 国防技术班级勇敢1将有助于使一切成为可能并大大加强我们的军队。</text:p>
      <text:p text:style-name="P4">
<text:span text:style-name="T4">
经济部</text:span>
</text:p>
      <text:p text:style-name="P4">
<text:span text:style-name="T4">
 Yulia Sviridenko，乌克兰经济的第一个Viceremier-Minister-Minister：</text:span>
<text:span text:style-name="T4">
乌克兰经济副部长Igor Fomenko：</text:span>
</text:p>
      <text:p text:style-name="P4">
_went为我们提供了一个独特的机会，可以显着更新，并实际上创建一个防御工业复合体。 现代的。 有效 - 既是提高该国的防御能力的工具，又是对经济发展的动力。整合到生产连锁领域并进入世界武器市场。如今，关注着全世界的乌克兰。 特别是，首先是武器市场上的大型参与者，该业务在最发达国家的政府的不同国家的行业投资了大量资金。 目前，所有乌克兰的发展均已由国防技术进行了测试。 我们必须使世界了解其有效性。</text:p>
      <text:p text:style-name="P4">
<text:span text:style-name="T4">
纳塔利亚·库什纳(Natalia Kushner)，勇敢1 </text:span>
</text:p>
      <text:p text:style-name="P4">
_“乌克兰赞赏其捍卫者的生活和健康，从而提高创新潜力并吸引人才，制定工程决策，测试非标准方法并在全球范围内有效使用技术”。</text:p>
      <text:p text:style-name="P4">
<draw:frame draw:style-name="fr1" draw:name="Image372" text:anchor-type="as-char" svg:width="6.9236in" svg:height="4.615733in" draw:z-index="0">
<draw:image xlink:href="../Images/AРМІЯINFORM/2023-04-26T78-00-00-04-00/94d76f9b18b5cc30e41167e6eff167fc01b6b274.jpg" xlink:type="simple" xlink:show="embed" xlink:actuate="onLoad" draw:mime-type="image/jpeg"/>
</draw:frame>
*!</text:p>
      <text:p text:style-name="P4">
<text:span text:style-name="T4">
附加信息</text:span>
</text:p>
      <text:p text:style-name="P4">
<text:span text:style-name="T4">
 Brave1 </text:span>
是由国防部，国防部，乌克兰武装部队，国家安全与国防委员会的总人员，战略部，国防部，国防部，国防部，国防部，国防部建立的国防技术的集群，战略行业，经济部。</text:p>
      <text:p text:style-name="P4">
<text:span text:style-name="T4">
资料来源：</text:span>
 <text:a xlink:type="simple" xlink:href="https://www.mil.gov.ua/news/2023/04/26/v-ukraini-zapustili-klaster-z-rozvitku-oboronnih-tehnologij-brave1/" text:style-name="Internet_20_link" text:visited-style-name="Visited_20_Internet_20_Link">
__乌克兰国防部_</text:a>
</text:p>
      <text:p text:style-name="P4">
News Source: <text:a xlink:type="simple" xlink:href="https://armyinform.com.ua/2023/04/26/v-ukrayini-zapustyly-klaster-z-rozvytku-oboronnyh-tehnologij-brave1/" text:style-name="Internet_20_link" text:visited-style-name="Visited_20_Internet_20_Link">
https://armyinform.com.ua/2023/04/26/v-ukrayini-zapustyly-klaster-z-rozvytku-oboronnyh-tehnologij-brave1/</text:a>
</text:p>
      <!--NEWS-->
      <text:h text:style-name="P10" text:outline-level="1">
<text:span text:style-name="T4">
空军展示了爱国者SCR如何在乌克兰值班</text:span>
</text:h>
      <text:p text:style-name="P4">
作者: ['АРМІЯINFORM']</text:p>
      <text:p text:style-name="P4">
时间: 2023-04-26T79:00:00-04:00</text:p>
      <text:p text:style-name="P4">
描述: 关于ZSU的Knotyanovs的塞普尔：“ IZ KVINYNIA 2023 ROCK ROCK PATRIOT ...与乌克兰2022年的战争，与乌克兰的最新新闻，今天与乌克兰的新闻战争，今天与乌克兰2022年的新闻战争，乌克兰和俄罗斯和俄罗斯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p>
      <text:p text:style-name="P4">
标签: ['STOPRUSSIA', 'АГРЕСІЯ РФ', 'ЗРК PATRIOT']</text:p>
      <text:p text:style-name="P4">
类别: News</text:p>
      <!--METADATA-->
      <text:p text:style-name="P4">
关于它<text:a xlink:type="simple" xlink:href="https://www.facebook.com/watch/" text:style-name="Internet_20_link" text:visited-style-name="Visited_20_Internet_20_Link">
报告</text:a>
武装部队司令部：</text:p>
      <text:p text:style-name="P4">
“自2023年4月以来，爱国者SC-在乌克兰值班!</text:p>
      <text:p text:style-name="P4">
现代西方技术具有自己的特殊性，但是我们的天空捍卫者正在掌握，并准备摧毁俄罗斯占领者!</text:p>
      <text:p text:style-name="P4">
空军终于得到了他们渴望的 - 反对弹道的武器!</text:p>
      <text:p text:style-name="P4">
News Source: <text:a xlink:type="simple" xlink:href="https://armyinform.com.ua/2023/04/26/povitryani-syly-pokazaly-yak-zrk-patriot-zdijsnyuye-bojove-cherguvannya-v-ukrayini/" text:style-name="Internet_20_link" text:visited-style-name="Visited_20_Internet_20_Link">
https://armyinform.com.ua/2023/04/26/povitryani-syly-pokazaly-yak-zrk-patriot-zdijsnyuye-bojove-cherguvannya-v-ukrayini/</text:a>
</text:p>
      <!--NEWS-->
      <text:h text:style-name="P10" text:outline-level="1">
<text:span text:style-name="T4">
Volodymyr Zelenskyy与Raphael Grossi讨论了控制Zaporizhhya npp的问题</text:span>
</text:h>
      <text:p text:style-name="P4">
作者: ['АРМІЯINFORM']</text:p>
      <text:p text:style-name="P4">
时间: 2023-04-26T80:00:00-04:00</text:p>
      <text:p text:style-name="P4">
描述: 关于乌克兰总统，沃迪米尔·泽伦斯基（Volodymyr Zelensky），Facebook副副手：“在里奇尼亚（Richnia）……与乌克兰2022年的战争，与乌克兰的战争是今天的最新新闻，《与乌克兰的新闻战》 2022年的新闻战乌克兰和俄罗斯之间发生了战争，当2022年与乌克兰的战争将在不久的将来与乌克兰发生战争，他们说，与乌克兰与乌克兰的战争，今天的乌克兰新闻，乌克兰的新闻，乌克兰的新闻俄罗斯的乌克兰媒体</text:p>
      <text:p text:style-name="P4">
图片: ['<text:a xlink:type="simple" xlink:href="https://armyinform.com.ua/wp-content/uploads/2023/04/343295247_3327838780862861_5035743822326240416_n.jpg" text:style-name="Internet_20_link" text:visited-style-name="Visited_20_Internet_20_Link">
343295247_3327838780862861_5035743822326240416_n.jpg</text:a>
']</text:p>
      <text:p text:style-name="P4">
标签: ['STOPRUSSIA', 'АГРЕСІЯ РФ', 'ВОЛОДИМИР ЗЕЛЕНСЬКИЙ', 'ЗАЕС']</text:p>
      <text:p text:style-name="P4">
类别: News</text:p>
      <!--METADATA-->
      <text:p text:style-name="P4">
<draw:frame draw:style-name="fr1" draw:name="Image373" text:anchor-type="as-char" svg:width="6.9236in" svg:height="4.609964in" draw:z-index="0">
<draw:image xlink:href="../Images/AРМІЯINFORM/2023-04-26T80-00-00-04-00/343295247_3327838780862861_5035743822326240416_n.jpg" xlink:type="simple" xlink:show="embed" xlink:actuate="onLoad" draw:mime-type="image/jpeg"/>
</draw:frame>
乌克兰Volodymyr Zelenskyy总裁<text:a xlink:type="simple" xlink:href="https://www.facebook.com/zelenskiy.official/posts/pfbid071jrBZo8wcmRqnTK99cr4Wnn9RkSKRPSYhZYsd1hyrMunuQR8ToQ1EjZDxpCFxeTl" text:style-name="Internet_20_link" text:visited-style-name="Visited_20_Internet_20_Link">
报道</text:a>
在Facebook上：</text:p>
      <text:p text:style-name="P4">
“在切尔诺贝利悲剧的周年纪念日，他与Magerface Grosse导演进行了电话交谈。 他强调，只有对乌克兰的全面控制才能返回，才能保护世界免受新的灾难。 他还感谢国际原子能机构为乌克兰原子能提供的医疗规定特别计划。”</text:p>
      <text:p text:style-name="P4">
News Source: <text:a xlink:type="simple" xlink:href="https://armyinform.com.ua/2023/04/26/volodymyr-zelenskyj-telefonom-obgovoryv-iz-rafaelem-grossi-pytannya-kontrolyu-nad-zaporizkoyu-aes/" text:style-name="Internet_20_link" text:visited-style-name="Visited_20_Internet_20_Link">
https://armyinform.com.ua/2023/04/26/volodymyr-zelenskyj-telefonom-obgovoryv-iz-rafaelem-grossi-pytannya-kontrolyu-nad-zaporizkoyu-aes/</text:a>
</text:p>
      <!--NEWS-->
      <text:h text:style-name="P10" text:outline-level="1">
<text:span text:style-name="T4">
在基辅，他们向死于乌克兰去世的白俄罗斯人致敬</text:span>
</text:h>
      <text:p text:style-name="P4">
作者: ['Анатолій Бальчос']</text:p>
      <text:p text:style-name="P4">
时间: 2023-04-26T81:00:00-04:00</text:p>
      <text:p text:style-name="P4">
描述: 为了获得高级行政管理的允许，Vistavka“与乌克兰2022年的战争，与乌克兰的最新新闻的战争，与乌克兰的新闻战争，2022年的新闻战争是今天的最后一场，将在乌克兰与俄罗斯，俄罗斯和俄罗斯和俄罗斯与俄罗斯与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golovna-56.jpg" text:style-name="Internet_20_link" text:visited-style-name="Visited_20_Internet_20_Link">
golovna-56.jpg</text:a>
', '<text:a xlink:type="simple" xlink:href="https://armyinform.com.ua/wp-content/uploads/2023/04/01-vystavka-golovna-150x150.jpg" text:style-name="Internet_20_link" text:visited-style-name="Visited_20_Internet_20_Link">
01-vystavka-golovna-150x150.jpg</text:a>
', '<text:a xlink:type="simple" xlink:href="https://armyinform.com.ua/wp-content/uploads/2023/04/02-vystavka-ekspozycziya-150x150.jpg" text:style-name="Internet_20_link" text:visited-style-name="Visited_20_Internet_20_Link">
02-vystavka-ekspozycziya-150x150.jpg</text:a>
', '<text:a xlink:type="simple" xlink:href="https://armyinform.com.ua/wp-content/uploads/2023/04/04-vystavka-foto-geroyiv-150x150.jpg" text:style-name="Internet_20_link" text:visited-style-name="Visited_20_Internet_20_Link">
04-vystavka-foto-geroyiv-150x150.jpg</text:a>
', '<text:a xlink:type="simple" xlink:href="https://armyinform.com.ua/wp-content/uploads/2023/04/05-vystavka-oleksij-franczkevych.jpg" text:style-name="Internet_20_link" text:visited-style-name="Visited_20_Internet_20_Link">
05-vystavka-oleksij-franczkevych.jpg</text:a>
', '<text:a xlink:type="simple" xlink:href="https://armyinform.com.ua/wp-content/uploads/2023/04/06-vystavka-delegacziya-z-buchi-1-150x150.jpg" text:style-name="Internet_20_link" text:visited-style-name="Visited_20_Internet_20_Link">
06-vystavka-delegacziya-z-buchi-1-150x150.jpg</text:a>
', '<text:a xlink:type="simple" xlink:href="https://armyinform.com.ua/wp-content/uploads/2023/04/07-vystavka-foto-lytvyna-1-150x150.jpg" text:style-name="Internet_20_link" text:visited-style-name="Visited_20_Internet_20_Link">
07-vystavka-foto-lytvyna-1-150x150.jpg</text:a>
', '<text:a xlink:type="simple" xlink:href="https://armyinform.com.ua/wp-content/uploads/2023/04/08-vystavka-foto-zhyznevskogo-1-150x150.jpg" text:style-name="Internet_20_link" text:visited-style-name="Visited_20_Internet_20_Link">
08-vystavka-foto-zhyznevskogo-1-150x150.jpg</text:a>
', '<text:a xlink:type="simple" xlink:href="https://armyinform.com.ua/wp-content/uploads/2023/04/09-vystavka-finalna.jpg" text:style-name="Internet_20_link" text:visited-style-name="Visited_20_Internet_20_Link">
09-vystavka-finalna.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374" text:anchor-type="as-char" svg:width="6.9236in" svg:height="5.1927in" draw:z-index="0">
<draw:image xlink:href="../Images/AРМІЯINFORM/2023-04-26T81-00-00-04-00/golovna-56.jpg" xlink:type="simple" xlink:show="embed" xlink:actuate="onLoad" draw:mime-type="image/jpeg"/>
</draw:frame>
<text:span text:style-name="T4">
在</text:span>
 <text:span text:style-name="T4">
基辅市政府的前提“与乌克兰心脏”开幕。 该博览会献给白俄罗斯人，他们在乌克兰为欧洲选择，欧洲价值观，民主原则，在俄罗斯 - 乌克兰战争期间对俄罗斯侵略的战斗以及谁继续占领占领者的武装抵抗。 特别通讯员[陆军(https://armyinform.com.ua/)参观了开口。</text:span>
</text:p>
      <text:p text:style-name="P4">
在基辅中心与乌克兰举行的展览会上，乌克兰首都的客人能够看到有意识的白俄罗斯人的自我统治者的支持，以欧洲人的选择和独立性。 在屏幕上勇敢的白俄罗斯人展示期间，他们讲述了为什么他们决定去乌克兰，加入武装部队，冒着自己的生命危险，与俄罗斯敌人作斗争。</text:p>
      <text:p text:style-name="P4">
<text:a xlink:type="simple" xlink:href="https://armyinform.com.ua/wp-content/uploads/2023/04/01-vystavka-golovna.jpg" text:style-name="Internet_20_link" text:visited-style-name="Visited_20_Internet_20_Link">
!(Images/AРМІЯINFORM/2023-04-26T81-00-00-04-00/01-vystavka-golovna-150x150.jpg)</text:a>
</text:p>
      <text:p text:style-name="P4">
<text:a xlink:type="simple" xlink:href="https://armyinform.com.ua/wp-content/uploads/2023/04/02-vystavka-ekspozycziya.jpg" text:style-name="Internet_20_link" text:visited-style-name="Visited_20_Internet_20_Link">
<draw:frame draw:style-name="fr1" draw:name="Image375" text:anchor-type="as-char" svg:width="6.9236in" svg:height="6.9236in" draw:z-index="0">
<draw:image xlink:href="../Images/AРМІЯINFORM/2023-04-26T81-00-00-04-00/02-vystavka-ekspozycziya-150x150.jpg" xlink:type="simple" xlink:show="embed" xlink:actuate="onLoad" draw:mime-type="image/jpeg"/>
</draw:frame>
</text:a>
</text:p>
      <text:p text:style-name="P4">
<text:a xlink:type="simple" xlink:href="https://armyinform.com.ua/wp-content/uploads/2023/04/04-vystavka-foto-geroyiv.jpg" text:style-name="Internet_20_link" text:visited-style-name="Visited_20_Internet_20_Link">
<draw:frame draw:style-name="fr1" draw:name="Image376" text:anchor-type="as-char" svg:width="6.9236in" svg:height="6.9236in" draw:z-index="0">
<draw:image xlink:href="../Images/AРМІЯINFORM/2023-04-26T81-00-00-04-00/04-vystavka-foto-geroyiv-150x150.jpg" xlink:type="simple" xlink:show="embed" xlink:actuate="onLoad" draw:mime-type="image/jpeg"/>
</draw:frame>
</text:a>
在开幕期间，许多客人都表达了主要论文：俄罗斯是其邻国的原始效率，而胜利是获得独立原始人民自由和可持续主权的主要先决条件。 乌克兰政府的代表，乌克兰的人民代表，正在捍卫白俄罗斯人的基夫地区自治机构的代表，以及朋友和土著英雄参加了乌克兰政府。</text:p>
      <text:p text:style-name="P4">
佐治亚州的战斗兄弟对白俄罗斯军队的参与者表示感谢，感谢对战斗兄弟会的居住和忠诚。 敦促白俄罗斯乌克兰战斗的妻子敦促保留其行为的记忆。 不同教派的牧师与庄严的参与者一起为堕落的士兵的灵魂提供了祈祷。</text:p>
      <text:p text:style-name="P4">
<draw:frame draw:style-name="fr1" draw:name="Image377" text:anchor-type="as-char" svg:width="6.9236in" svg:height="5.1927in" draw:z-index="0">
<draw:image xlink:href="../Images/AРМІЯINFORM/2023-04-26T81-00-00-04-00/05-vystavka-oleksij-franczkevych.jpg" xlink:type="simple" xlink:show="embed" xlink:actuate="onLoad" draw:mime-type="image/jpeg"/>
</draw:frame>
 - 我们在Yacosud的信息中创建了一个博物馆“与乌克兰的自由白俄罗斯”，有关参加乌克兰和白俄罗斯独立斗争的所有白俄罗斯人的信息。 弗朗特斯基维奇报道，他们中的一些人获得了乌克兰公民身份，但国籍仍然是白俄罗斯。  - 在不久的将来，白俄罗斯英雄的名字也将在俄罗斯白俄罗斯(Berarus)释放的独立性中被命名为街道和广场。 得益于我们的信息活动，例如，由于今天开幕的展览，世界必须发现火箭不仅是从白俄罗斯飞来的。 今天的乌克兰和平正在与不同的白俄罗斯人战斗：历史学家，只是驾驶员或以前的军队等。</text:p>
      <text:p text:style-name="P4">
<text:a xlink:type="simple" xlink:href="https://armyinform.com.ua/wp-content/uploads/2023/04/06-vystavka-delegacziya-z-buchi-1.jpg" text:style-name="Internet_20_link" text:visited-style-name="Visited_20_Internet_20_Link">
!(Images/AРМІЯINFORM/2023-04-26T81-00-00-04-00/06-vystavka-delegacziya-z-buchi-1-150x150.jpg)</text:a>
</text:p>
      <text:p text:style-name="P4">
<text:a xlink:type="simple" xlink:href="https://armyinform.com.ua/wp-content/uploads/2023/04/07-vystavka-foto-lytvyna-1.jpg" text:style-name="Internet_20_link" text:visited-style-name="Visited_20_Internet_20_Link">
<draw:frame draw:style-name="fr1" draw:name="Image378" text:anchor-type="as-char" svg:width="6.9236in" svg:height="6.9236in" draw:z-index="0">
<draw:image xlink:href="../Images/AРМІЯINFORM/2023-04-26T81-00-00-04-00/07-vystavka-foto-lytvyna-1-150x150.jpg" xlink:type="simple" xlink:show="embed" xlink:actuate="onLoad" draw:mime-type="image/jpeg"/>
</draw:frame>
</text:a>
</text:p>
      <text:p text:style-name="P4">
<text:a xlink:type="simple" xlink:href="https://armyinform.com.ua/wp-content/uploads/2023/04/08-vystavka-foto-zhyznevskogo-1.jpg" text:style-name="Internet_20_link" text:visited-style-name="Visited_20_Internet_20_Link">
<draw:frame draw:style-name="fr1" draw:name="Image379" text:anchor-type="as-char" svg:width="6.9236in" svg:height="6.9236in" draw:z-index="0">
<draw:image xlink:href="../Images/AРМІЯINFORM/2023-04-26T81-00-00-04-00/08-vystavka-foto-zhyznevskogo-1-150x150.jpg" xlink:type="simple" xlink:show="embed" xlink:actuate="onLoad" draw:mime-type="image/jpeg"/>
</draw:frame>
</text:a>
Alexei Frantskevich说，博物馆将在Bucha创建“与乌克兰的自由白俄罗斯”，因为正是在那里，白俄罗斯人之一-Ilya Khrenov和Lytvyn死了。 伊利亚(Ilya)是一名Avitets，他于2014年来到基辅，首先公开向所有白俄罗斯人公开呼吁，呼吁乌克兰统一围绕俄罗斯侵略的保护团结。 自2014年以来，Lytvyn加入了Azov Azov，参加了Ilovaysk，Maryanka和Shirokin的战斗。</text:p>
      <text:p text:style-name="P4">
<draw:frame draw:style-name="fr1" draw:name="Image380" text:anchor-type="as-char" svg:width="6.9236in" svg:height="5.1927in" draw:z-index="0">
<draw:image xlink:href="../Images/AРМІЯINFORM/2023-04-26T81-00-00-04-00/09-vystavka-finalna.jpg" xlink:type="simple" xlink:show="embed" xlink:actuate="onLoad" draw:mime-type="image/jpeg"/>
</draw:frame>
以伊利亚·克雷纳诺瓦(Elijah Khrenova)的名义，是布坎地区沃尔泽尔村的街道之一。</text:p>
      <text:p text:style-name="P4">
<text:span text:style-name="T4">
 _作者的照片</text:span>
</text:p>
      <text:p text:style-name="P4">
News Source: <text:a xlink:type="simple" xlink:href="https://armyinform.com.ua/2023/04/26/u-kyyevi-vshanuvaly-bilorusiv-yaki-zagynuly-za-ukrayinu/" text:style-name="Internet_20_link" text:visited-style-name="Visited_20_Internet_20_Link">
https://armyinform.com.ua/2023/04/26/u-kyyevi-vshanuvaly-bilorusiv-yaki-zagynuly-za-ukrayinu/</text:a>
</text:p>
      <!--NEWS-->
      <text:h text:style-name="P10" text:outline-level="1">
<text:span text:style-name="T4">
敌人继续从阿夫迪夫卡（Avdiivka）上的炮兵击败-Alexey Dmitrashkivsky</text:span>
</text:h>
      <text:p text:style-name="P4">
作者: ['Дмитро Горбунов']</text:p>
      <text:p text:style-name="P4">
时间: 2023-04-26T82:00:00-04:00</text:p>
      <text:p text:style-name="P4">
描述: 关于Efiri Telemarafon“єDini新闻”中的TSE，部队的重货币的著名被置于...与乌克兰2022年的战争，与乌克兰与乌克兰的最新新闻，今天与乌克兰2022年的新闻战争，今天将有一场乌克兰和俄罗斯之间的战争，以及何时，何时，何时，何时，何时，何时，何时，何时，何时，何时与乌克兰在2022年与乌克兰的战争将在不久的将来与乌克兰进行战争，与乌克兰的战争，今天的乌克兰新闻，乌克兰的乌克兰新闻在乌克兰媒体上</text:p>
      <text:p text:style-name="P4">
图片: ['<text:a xlink:type="simple" xlink:href="https://armyinform.com.ua/wp-content/uploads/2023/04/429bc4c3-b1e2-4fbe-a6cf-c213a9a4c562-1-1.jpg" text:style-name="Internet_20_link" text:visited-style-name="Visited_20_Internet_20_Link">
429bc4c3-b1e2-4fbe-a6cf-c213a9a4c562-1-1.jpg</text:a>
']</text:p>
      <text:p text:style-name="P4">
标签: ['STOPRUSSIA', 'АГРЕСІЯ РФ', 'ВТОРГНЕННЯ РФ']</text:p>
      <text:p text:style-name="P4">
类别: News</text:p>
      <!--METADATA-->
      <text:p text:style-name="P4">
<draw:frame draw:style-name="fr1" draw:name="Image381" text:anchor-type="as-char" svg:width="6.9236in" svg:height="3.744514in" draw:z-index="0">
<draw:image xlink:href="../Images/AРМІЯINFORM/2023-04-26T82-00-00-04-00/429bc4c3-b1e2-4fbe-a6cf-c213a9a4c562-1-1.jpg" xlink:type="simple" xlink:show="embed" xlink:actuate="onLoad" draw:mime-type="image/jpeg"/>
</draw:frame>
Alexeydmitrashkivskyi上校在唯一新闻中唯一的新闻中报道了这一点。</text:p>
      <text:p text:style-name="P4">
该官员开始与Zaporizhzhya Nampryamka局势的记者进行沟通。</text:p>
      <ul>
        <li>
今天在11:28恐怖分子军队在加尔普的IsReactive Systems的Zaporizhzhya郊区开火。 根据初步信息，没有平民的受害者。 因此，那里的情况非常复杂。”他告知。</li>
      </ul>
      <text:p text:style-name="P4">
该官员更详细地讲述了顿涅茨克地区的情况。</text:p>
      <ul>
        <li>
敌人继续在Marinka和Karlovka附近进行积极的战斗。 这些文本记录了入侵者的26项攻击行动。 同样在晚上，敌人8次开始攻击这些地区。 在最后一天的这一方向上的炮击总数为356。可以说，最近敌人的活动在那里有所减少。 取而代之的是，昨天在Marinka地区，占领者在过去的四天中使用了装甲车。”武装部队官员说。</li>
      </ul>
      <text:p text:style-name="P4">
他补充说，敌人在Avdiivka附近拥有一个坦克旅。 平民所在的城市继续遭受敌方的狂热。</text:p>
      <ul>
        <li>
在顿涅茨克(Donetsk)的方向上，敌人不断执行个人工作人员的运动或旋转，以证明其军事存在。 他们完全使用了这种策略 -  Alexeydmitrashkivsky上校通知。</li>
      </ul>
      <text:p text:style-name="P4">
Alexei Dmitryashkivsky还解释了为什么敌人在没有军事的乌克兰定居点中如此紧密地开火。</text:p>
      <ul>
        <li>
他们无法付费在城市战斗。 因此，他们与人口中的土地均衡，以提前一点点。</li>
      </ul>
      <text:p text:style-name="P4">
News Source: <text:a xlink:type="simple" xlink:href="https://armyinform.com.ua/2023/04/26/vorog-prodovzhuye-byty-z-artyleriyi-po-avdiyivczi-oleksij-dmytrashkivskyj/" text:style-name="Internet_20_link" text:visited-style-name="Visited_20_Internet_20_Link">
https://armyinform.com.ua/2023/04/26/vorog-prodovzhuye-byty-z-artyleriyi-po-avdiyivczi-oleksij-dmytrashkivskyj/</text:a>
</text:p>
      <!--NEWS-->
      <text:h text:style-name="P10" text:outline-level="1">
<text:span text:style-name="T4">
在顿涅茨克地区，我们的战士反映了43次敌人攻击</text:span>
</text:h>
      <text:p text:style-name="P4">
作者: ['АРМІЯINFORM']</text:p>
      <text:p text:style-name="P4">
时间: 2023-04-26T83:00:00-04:00</text:p>
      <text:p text:style-name="P4">
描述: 关于TSE在Facebook，ZSU的总参谋部。 基本的Zusill敌人...与乌克兰2022年的战争，与乌克兰的最新新闻战争，与乌克兰2022年的新闻战争，今天的最后一次战争，乌克兰和俄罗斯之间的战争以及2022年与乌克兰的战争将是或他们说，不是，在不久的将来，乌克兰会发生战争</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382" text:anchor-type="as-char" svg:width="6.9236in" svg:height="4.615733in" draw:z-index="0">
<draw:image xlink:href="../Images/AРМІЯINFORM/2023-04-26T83-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M4zTv2MTx7qDMTUBcnSLkVxg3zrQfZhu4VCKiu5ajszDeQW7kuD9pXd8rd7MUy71l" text:style-name="Internet_20_link" text:visited-style-name="Visited_20_Internet_20_Link">
报告</text:a>
武装部队的总人员。</text:p>
      <text:p text:style-name="P4">
敌人的主要努力专注于进行纳巴穆特，阿夫迪夫和玛丽斯基的进攻行动 - 白天反映了43次敌人的袭击。 巴赫穆特(Bakhmut)和马林卡(Marinka)最激烈的战斗仍在继续。</text:p>
      <text:p text:style-name="P4">
News Source: <text:a xlink:type="simple" xlink:href="https://armyinform.com.ua/2023/04/26/na-donechchyni-za-dobu-nash-voyiny-vidbyly-43-vorozhi-ataky/" text:style-name="Internet_20_link" text:visited-style-name="Visited_20_Internet_20_Link">
https://armyinform.com.ua/2023/04/26/na-donechchyni-za-dobu-nash-voyiny-vidbyly-43-vorozhi-ataky/</text:a>
</text:p>
      <!--NEWS-->
      <text:h text:style-name="P10" text:outline-level="1">
<text:span text:style-name="T4">
国防军的航空在敌方集中区打了11个节拍</text:span>
</text:h>
      <text:p text:style-name="P4">
作者: ['АРМІЯINFORM']</text:p>
      <text:p text:style-name="P4">
时间: 2023-04-26T84:00:00-04:00</text:p>
      <text:p text:style-name="P4">
描述: 关于TSE在Facebook，ZSU的总参谋部。 国防军的阿维奇亚（Dob）...与乌克兰2022年的战争，与乌克兰的最新消息，今天与乌克兰2022年的新闻战争，今天的最后一次战争，无论是乌克兰和俄罗斯之间的战争，何时，2022年与乌克兰的战争都将在2022年与乌克兰战争不管您是否会在不久的将来与乌克兰的战争，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РАТИ ВОРОГА', 'ХРОНІКА ОБОРОНИ']</text:p>
      <text:p text:style-name="P4">
类别: News</text:p>
      <!--METADATA-->
      <text:p text:style-name="P4">
<draw:frame draw:style-name="fr1" draw:name="Image383" text:anchor-type="as-char" svg:width="6.9236in" svg:height="4.49457in" draw:z-index="0">
<draw:image xlink:href="../Images/AРМІЯINFORM/2023-04-26T84-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M4zTv2MTx7qDMTUBcnSLkVxg3zrQfZhu4VCKiu5ajszDeQW7kuD9pXd8rd7MUy71l" text:style-name="Internet_20_link" text:visited-style-name="Visited_20_Internet_20_Link">
报告</text:a>
武装部队的总人员。</text:p>
      <text:p text:style-name="P4">
国防军每天的航空在侵略者的个人员工和军事装备集中的领域中取得了11次跳动。</text:p>
      <text:p text:style-name="P4">
超级汽车敌对侦察无人机也被拍摄。</text:p>
      <text:p text:style-name="P4">
News Source: <text:a xlink:type="simple" xlink:href="https://armyinform.com.ua/2023/04/26/aviacziya-syl-oborony-zavdala-11-udariv-po-rajonah-zoseredzhennya-protyvnyka/" text:style-name="Internet_20_link" text:visited-style-name="Visited_20_Internet_20_Link">
https://armyinform.com.ua/2023/04/26/aviacziya-syl-oborony-zavdala-11-udariv-po-rajonah-zoseredzhennya-protyvnyka/</text:a>
</text:p>
      <!--NEWS-->
      <text:h text:style-name="P10" text:outline-level="1">
<text:span text:style-name="T4">
我们邀请意大利共同建立一个新的安全 - 乌克兰总统</text:span>
</text:h>
      <text:p text:style-name="P4">
作者: ['АРМІЯINFORM']</text:p>
      <text:p text:style-name="P4">
时间: 2023-04-26T85:00:00-04:00</text:p>
      <text:p text:style-name="P4">
描述: https://www.youtube.com/watch?v=gglwpamxjka&amp; t = 2s关于乌克兰总统...与乌克兰的战争2022年，与乌克兰与乌克兰的战争，今天与乌克兰新闻进行战争，乌克兰新闻，乌克兰新闻，2022年2022年，今天将有战争在乌克兰和俄罗斯之间以及2022年与乌克兰的战争之间，是否会在不久的将来与乌克兰进行战争，与乌克兰的战争，今天的乌克兰新闻，乌克兰的新闻，乌克兰媒体在俄罗斯的乌克兰新闻</text:p>
      <text:p text:style-name="P4">
图片: []</text:p>
      <text:p text:style-name="P4">
标签: ['STOPRUSSIA', 'АГРЕСІЯ РФ', 'ВОЛОДИМИР ЗЕЛЕНСЬКИЙ', 'ІТАЛІЯ']</text:p>
      <text:p text:style-name="P4">
类别: News</text:p>
      <!--METADATA-->
      <text:p text:style-name="P4">
乌克兰Volodymyr Zelenskyy总裁<text:a xlink:type="simple" xlink:href="https://www.president.gov.ua/news/ukrayina-maye-unikalnij-dosvid-zahistu-derzhavi-ta-lyudej-v-82493" text:style-name="Internet_20_link" text:visited-style-name="Visited_20_Internet_20_Link">
Said</text:a>
在罗马乌克兰恢复的最后一个小组会议上的演讲中：</text:p>
      <text:p text:style-name="P4">
“意大利总理女士!</text:p>
      <text:p text:style-name="P4">
乌克兰总理先生!</text:p>
      <text:p text:style-name="P4">
意大利产业联合会副总裁女士!</text:p>
      <text:p text:style-name="P4">
女士们，先生们!亲爱的礼物!意大利的道路!</text:p>
      <text:p text:style-name="P4">
感谢您的这次会议和对乌克兰的真诚兴趣。 我知道，Menesluks是数百家意大利和乌克兰公司的代表和代表，我不仅要像那些体现业务的人一样转向您。 至于父亲和妈妈，儿子和女儿，与社区，城市，您的国家的代表...</text:p>
      <text:p text:style-name="P4">
有完全不同的人，不同的家庭，不同的一代，但实际上我们是一个愿望。 我们都希望为孩子们提供自由和正常的发展，我们希望为父母提供安全和健康。 他们的社区和城市的生活渴望和淡淡。 它团结了我们。</text:p>
      <text:p text:style-name="P4">
这就是我建议谈论的内容。</text:p>
      <text:p text:style-name="P4">
关于我们如何为您的家人提供更多安全。 大多数编织我们的国家。 乌克兰和意大利儿童的自由更多。对我们的社区和我们的城市，可以保证正常生活。</text:p>
      <text:p text:style-name="P4">
女士们，先生们!</text:p>
      <text:p text:style-name="P4">
俄罗斯已经解决了反名词，这场战争何时何时结束，这是清楚的。 反对我们所有人。 对抗乌克兰和我们所有普通的欧洲家庭，他们为所有欧洲人民带来了和平的生活与繁荣。 我怀疑我们能够获胜。 因为我们不仅相信自己的力量，而且我们坚持并保护我们的共同价值观。 团结!谁保持统一并且不会失去力量，他都会获胜。</text:p>
      <text:p text:style-name="P4">
我现在要感谢所有意大利，您所有的人民和社区，您的领导层和个人乔治·梅洛尼(George Meloni)女士的团结。 欧洲人的统一知道，除了我们的自由之外，即我们所有人在欧洲所有人都想拒绝俄罗斯，没有正常和危险的生活。</text:p>
      <text:p text:style-name="P4">
我们必须做 - 我们会做的! - 这场俄罗斯战争以俄罗斯人告终。 因此，今年我们必须尽最大努力做好准备，以准备欧洲时代最大的经济项目 - 乌克兰重建项目。在这场战争中，世界认为每个国家的真正保护是必要的。 它已被授予如何改变能源和基础设施，物流的生产和物流，网络系统和教育空间，陆军国防工业。</text:p>
      <text:p text:style-name="P4">
因此，世界上有新的安全标准要求使每个国家都超出任何侵略，恐怖或要素的表现。 我们将在乌克兰创建这样的安全标准。</text:p>
      <text:p text:style-name="P4">
我将给您五个例子，以向您展示我所说的实际含义。</text:p>
      <text:p text:style-name="P4">
首先是能量。</text:p>
      <text:p text:style-name="P4">
俄罗斯已经对欧洲发起了真正的能源范围。 由于账目的增长，她激起了数百万家庭贫困的价格危机。 她试图向欧洲生产燃料的实物供应。 她在我们的能量上击败了火箭和伊朗无人机，以使乌克兰人保持无电和热量。 欧洲站着。 我们有尊严地回答这个电话。 而且，我们必须竭尽所能，使敌人不是打破托儿所的理论机会。</text:p>
      <text:p text:style-name="P4">
能量的“绿色”转化和生产的某种权力下放是一种反应。 制造商越多 - “绿色”能源生产商，是一个毒性较高的系统。 供应源越多，提供城市，每个社区和每个家庭的可靠性越多。</text:p>
      <text:p text:style-name="P4">
另外，意大利是创建“智能”网络的领导者之一(聪明的网格).Тому я запрошую ваші компанії разом розвивати українські мережі. І, будьласка, не забувайте, що в найближчій перспективі українські мережі будутьмережами Євросоюзу.</text:p>
      <text:p text:style-name="P4">
Друге — власне будівництво.</text:p>
      <text:p text:style-name="P4">
Українці ніколи не здадуть своєї країни ворогу й ніколи не полишать своєїземлі. Хоч сотні наших сіл і десятки міст спалені ударами російської артилеріїта авіації, українці здатні повернути їх до життя. Не у звичці нашого народу —залишати на своїй землі рани, що не загоїлися.</text:p>
      <text:p text:style-name="P4">
Ми маємо колосальну потребу у відбудові тисяч будинків, сотень шкіл, лікарень,транспортної, виробничої інфраструктури. Причому на новій безпековій основі,яка має стати типовою для інших країн, для міст у тих країнах, де люди вхороші часи можуть і не задумуватися про безпеку. Але розуміють, що гарантіїпотрібні.</text:p>
      <text:p text:style-name="P4">
Щоб кожен батько був спокійним за свою дитину у школі — бо там є сховище,безпечне місце, яке гарантує захист. Щоб кожна мати знала: у її громаді, у їїмісті безпекова інфраструктура влаштована так, що будь-який терорист — чидержава, як Росія, чи якась терористична організація — точно програє наявнійсистемі безпеки.</text:p>
      <text:p text:style-name="P4">
第三个例子是技术。</text:p>
      <text:p text:style-name="P4">
俄罗斯的完整侵略并没有打破乌克兰的财务，银行体系，我们人民习惯的数字服务。</text:p>
      <text:p text:style-name="P4">
我们保留了该国的联系以及所有无法想象的现代生活。 Babil，我们吸引了我们的AVITER，以进行国家和经济的网络防御。 Miporoborons由该国建造。 我们将继续开发一种行动状态服务，该服务通过智能手机或门户提供对公共服务的访问。</text:p>
      <text:p text:style-name="P4">
此外，欧洲的合作伙伴已经为他们的数字发展采取了我们的“行动”。</text:p>
      <text:p text:style-name="P4">
即使在战争刷新时，我们的国防工业也在势头。 我们对乌克兰的本地化感兴趣，即我们从合作伙伴那里收到的这种军事设备的生产感兴趣。 我们建造了自己的武器和弹药的新产品。 我们创建了新的保护工具，例如Floxes，作为我们正面的各种无人机。</text:p>
      <text:p text:style-name="P4">
我敢肯定，您的公司可以增加这些有关乌克兰成功的故事。</text:p>
      <text:p text:style-name="P4">
第四是全球市场。</text:p>
      <text:p text:style-name="P4">
世界已经了解了我国农业部门的潜力。 乌克兰将保证全球粮食稳定。 乌克兰的供应是包括非洲，亚洲在内的不同国家 /地区数百万个家庭的餐桌上的食物。 从黎巴嫩到也门，到埃塞俄比亚。 如果没有我们向某些国家的供应，那么混乱就会累积。 这意味着 - 包括UEVROP在内的新迁移浪潮。</text:p>
      <text:p text:style-name="P4">
此外，乌克兰在欧洲没有巨大的绿色冶金潜力。 从铁矿石到锂和其他最大资源 - 所有这些都是乌克兰。 从天然气到方式...我们可以付出 - 给! - 所有这些全球市场。 我们可以在很大程度上用俄罗斯取代该公司 - 那些选择了为战争而不是精神发展的工作的人。</text:p>
      <text:p text:style-name="P4">
但是第一任务是处理。 因此，这些是新企业。 因此，这是新的物流和运输的现代化。 因此，这些是新的投资。 aotge，这些是利润。 而且我相信您的公司也是如此。</text:p>
      <text:p text:style-name="P4">
第五个例子 - 这远非最后的合作 - 制药和康复。</text:p>
      <text:p text:style-name="P4">
有一个纯粹的经济事实：乌克兰是一个巨大的市场和净进口药品。 一件事已经意味着乌克兰的生产本地化给出了明显的好处。要结束战争，尤其是消除与战争相关的战争中幸存下来的痛苦。 显然，我们将在乌克兰和世界上最好的代表一起工作。</text:p>
      <text:p text:style-name="P4">
乌克兰认为关键安全需求是什么。 乌克兰在面对侵略和所有可能的恐怖表现方面在保护国家和人民方面拥有独特的经验。 没有这样的邪恶，以至于俄罗斯不会试图对乌克兰人采取行动，我们不必为此辩护。</text:p>
      <text:p text:style-name="P4">
我们的保护经验取得了成功，并扩展了其他民族，其他国家的生活。</text:p>
      <text:p text:style-name="P4">
我们的经验将成为世界新安全基金会的一部分是合乎逻辑的。要求您与我们建立新的安全!我邀请您，您的投资，您的经验现在即将到来。</text:p>
      <text:p text:style-name="P4">
请与我们在会议上与乌克兰泛滥的代表团接触。 乌克兰已经准备好合作了!</text:p>
      <text:p text:style-name="P4">
荣耀所有使我们的胜利更加接近的人!</text:p>
      <text:p text:style-name="P4">
Grazie Italia!</text:p>
      <text:p text:style-name="P4">
荣耀乌克兰!”。</text:p>
      <text:p text:style-name="P4">
News Source: <text:a xlink:type="simple" xlink:href="https://armyinform.com.ua/2023/04/26/zaproshuyemo-italiyu-razom-buduvaty-novu-bezpeku-svitu-prezydent-ukrayiny/" text:style-name="Internet_20_link" text:visited-style-name="Visited_20_Internet_20_Link">
https://armyinform.com.ua/2023/04/26/zaproshuyemo-italiyu-razom-buduvaty-novu-bezpeku-svitu-prezydent-ukrayiny/</text:a>
</text:p>
      <!--NEWS-->
      <text:h text:style-name="P10" text:outline-level="1">
<text:span text:style-name="T4">
两名合作者被拘留，后者在霍森地区占领之后，逃避了正义</text:span>
</text:h>
      <text:p text:style-name="P4">
作者: ['АРМІЯINFORM']</text:p>
      <text:p text:style-name="P4">
时间: 2023-04-26T86:00:00-04:00</text:p>
      <text:p text:style-name="P4">
描述: Bezpeki Vikrila Shchekhi Prikhilnitsa Rashism的服务，他们推动了Dobrovilna spvpracy ...与乌克兰2022年的战争，与乌克兰的最新新闻，今天与乌克兰2022年与乌克兰的新闻战争，今天，乌克兰和俄罗斯之间以及乌克兰和俄罗斯之间的战争将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b9bb9b3eec608c072306c82194139d77.jpg" text:style-name="Internet_20_link" text:visited-style-name="Visited_20_Internet_20_Link">
b9bb9b3eec608c072306c82194139d77.jpg</text:a>
']</text:p>
      <text:p text:style-name="P4">
标签: ['STOPRUSSIA', 'АГРЕСІЯ РФ']</text:p>
      <text:p text:style-name="P4">
类别: News</text:p>
      <!--METADATA-->
      <text:p text:style-name="P4">
<draw:frame draw:style-name="fr1" draw:name="Image384" text:anchor-type="as-char" svg:width="6.9236in" svg:height="7.840977in" draw:z-index="0">
<draw:image xlink:href="../Images/AРМІЯINFORM/2023-04-26T86-00-00-04-00/b9bb9b3eec608c072306c82194139d77.jpg" xlink:type="simple" xlink:show="embed" xlink:actuate="onLoad" draw:mime-type="image/jpeg"/>
</draw:frame>
安全部门又暴露了另外两个轻率的支持者，他们在乌克兰南部暂时扣押后与敌人进行了志愿工作。</text:p>
      <text:p text:style-name="P4">
关于它<text:a xlink:type="simple" xlink:href="https://ssu.gov.ua/novyny/sbu-zatrymala-u-kyievi-ta-odesi-dvokh-kolaborantok-yaki-khovalysia-vid-pravosuddia" text:style-name="Internet_20_link" text:visited-style-name="Visited_20_Internet_20_Link">
报告</text:a>
乌克兰的安全服务。</text:p>
      <text:p text:style-name="P4">
被拘留者中有一个由侵略者“霍森地区盆地水管理”创建的“部门”之一的负责人。</text:p>
      <text:p text:style-name="P4">
在这个“职位”中，她参与了供水的建立，以便需要驻扎在该地区临时被捕获的领土上的俄罗斯联邦的需求。</text:p>
      <text:p text:style-name="P4">
为此，她成立了部门的工作人员，并呼吁当地人加入伪委员会的行列。</text:p>
      <text:p text:style-name="P4">
在解雇该地区中心之前，合作者逃到了基辅，她计划在首都居民中“迷路”，从而避免正义。</text:p>
      <text:p text:style-name="P4">
但是，SBU工作人员安装了位置并被拘留。</text:p>
      <text:p text:style-name="P4">
侵略者的另一个负责人是赫森的居民，在该市期间，他与“地区养老基金”的入侵者定居。</text:p>
      <text:p text:style-name="P4">
在那儿，莫斯科指示在那里涉及到该地区引入“卢布区”的指示。</text:p>
      <text:p text:style-name="P4">
已经确定，参与人员迫使老年人获得泌尿货币的养老金。</text:p>
      <text:p text:style-name="P4">
在这座城市解放之后，恶意因子逃到了敖德萨，她在那里延迟了SBU承包商。</text:p>
      <text:p text:style-name="P4">
在临时住所的搜查中，发现了乌罗西亚卢布的现金，入侵者将其指控为“薪水”。</text:p>
      <text:p text:style-name="P4">
目前，两个涉及的人都被告知在艺术中怀疑。 乌克兰刑法的111-1(合作).</text:p>
      <text:p text:style-name="P4">
Одній з них суд уже обрав запобіжний захід — тримання під вартою.</text:p>
      <text:p text:style-name="P4">
Розслідування проводили співробітники СБУ у Херсонській та Одеській областяхза процесуального керівництва органів прокуратури.</text:p>
      <text:p text:style-name="P4">
News Source: <text:a xlink:type="simple" xlink:href="https://armyinform.com.ua/2023/04/26/zatrymano-dvoh-kolaborantok-yaki-pislya-deokupacziyi-hersonshhyny-uhylyalysya-vid-pravosuddya/" text:style-name="Internet_20_link" text:visited-style-name="Visited_20_Internet_20_Link">
https://armyinform.com.ua/2023/04/26/zatrymano-dvoh-kolaborantok-yaki-pislya-deokupacziyi-hersonshhyny-uhylyalysya-vid-pravosuddya/</text:a>
</text:p>
      <!--NEWS-->
      <text:h text:style-name="P10" text:outline-level="1">
<text:span text:style-name="T4">
挪威国民警卫队讲师教我们的勇士进行位置战斗</text:span>
</text:h>
      <text:p text:style-name="P4">
作者: ['АРМІЯINFORM']</text:p>
      <text:p text:style-name="P4">
时间: 2023-04-26T87:00:00-04:00</text:p>
      <text:p text:style-name="P4">
描述: Instruktori Norvezky在乌克兰2022年摔跤比赛中的全国兄弟会Hemevernet，与乌克兰的最新新闻，今天与乌克兰2022年的新闻战争上次与乌克兰的新闻战争，乌克兰和俄罗斯之间的战争将在2022年与乌克兰战争之间发生战争他们说，不，在不久的将来会与乌克兰发动战争</text:p>
      <text:p text:style-name="P4">
图片: ['<text:a xlink:type="simple" xlink:href="https://armyinform.com.ua/wp-content/uploads/2023/04/343189411_158860093805373_7996614496294654174_n.jpg" text:style-name="Internet_20_link" text:visited-style-name="Visited_20_Internet_20_Link">
343189411_158860093805373_7996614496294654174_n.jpg</text:a>
', '<text:a xlink:type="simple" xlink:href="https://armyinform.com.ua/wp-content/uploads/2023/04/343161179_216314671095902_9056536805614920835_n-150x150.jpg" text:style-name="Internet_20_link" text:visited-style-name="Visited_20_Internet_20_Link">
343161179_216314671095902_9056536805614920835_n-150x150.jpg</text:a>
', '<text:a xlink:type="simple" xlink:href="https://armyinform.com.ua/wp-content/uploads/2023/04/343189274_921376582504287_4311953663744356170_n-150x150.jpg" text:style-name="Internet_20_link" text:visited-style-name="Visited_20_Internet_20_Link">
343189274_921376582504287_4311953663744356170_n-150x150.jpg</text:a>
', '<text:a xlink:type="simple" xlink:href="https://armyinform.com.ua/wp-content/uploads/2023/04/343291832_197739293119077_3728940890791260212_n-150x150.jpg" text:style-name="Internet_20_link" text:visited-style-name="Visited_20_Internet_20_Link">
343291832_197739293119077_3728940890791260212_n-150x150.jpg</text:a>
', '<text:a xlink:type="simple" xlink:href="https://armyinform.com.ua/wp-content/uploads/2023/04/343294631_535228965446363_9216540398461376947_n-150x150.jpg" text:style-name="Internet_20_link" text:visited-style-name="Visited_20_Internet_20_Link">
343294631_535228965446363_9216540398461376947_n-150x150.jpg</text:a>
', '<text:a xlink:type="simple" xlink:href="https://armyinform.com.ua/wp-content/uploads/2023/04/343365971_1439794163502814_3071858242519785633_n-150x150.jpg" text:style-name="Internet_20_link" text:visited-style-name="Visited_20_Internet_20_Link">
343365971_1439794163502814_3071858242519785633_n-150x150.jpg</text:a>
', '<text:a xlink:type="simple" xlink:href="https://armyinform.com.ua/wp-content/uploads/2023/04/343404011_141001335484198_5829727537236523856_n-150x150.jpg" text:style-name="Internet_20_link" text:visited-style-name="Visited_20_Internet_20_Link">
343404011_141001335484198_5829727537236523856_n-150x150.jpg</text:a>
', '<text:a xlink:type="simple" xlink:href="https://armyinform.com.ua/wp-content/uploads/2023/04/343727375_704274014788782_9123997378198868961_n-150x150.jpg" text:style-name="Internet_20_link" text:visited-style-name="Visited_20_Internet_20_Link">
343727375_704274014788782_9123997378198868961_n-150x150.jpg</text:a>
', '<text:a xlink:type="simple" xlink:href="https://armyinform.com.ua/wp-content/uploads/2023/04/343727886_1369022893948792_1715315179700453415_n-150x150.jpg" text:style-name="Internet_20_link" text:visited-style-name="Visited_20_Internet_20_Link">
343727886_1369022893948792_1715315179700453415_n-150x150.jpg</text:a>
']</text:p>
      <text:p text:style-name="P4">
标签: ['STOPRUSSIA', 'АГРЕСІЯ РФ']</text:p>
      <text:p text:style-name="P4">
类别: News</text:p>
      <!--METADATA-->
      <text:p text:style-name="P4">
<draw:frame draw:style-name="fr1" draw:name="Image385" text:anchor-type="as-char" svg:width="6.9236in" svg:height="4.615733in" draw:z-index="0">
<draw:image xlink:href="../Images/AРМІЯINFORM/2023-04-26T87-00-00-04-00/343189411_158860093805373_7996614496294654174_n.jpg" xlink:type="simple" xlink:show="embed" xlink:actuate="onLoad" draw:mime-type="image/jpeg"/>
</draw:frame>
挪威国民警卫队讲师海姆文特(Heimevernet)是英国挪威军事训练的一部分(沟)敌对行动，尤其是制定，癫痫发作，战es和位置的癫痫发作。</text:p>
      <text:p text:style-name="P4">
在Facebook上关于它<text:a xlink:type="simple" xlink:href="https://www.facebook.com/GeneralStaff.ua/posts/pfbid0NByN9qKXm7Sa6SLhhXTqrbwWmWyaAjBRkioczCBRYZubhACR6jsj3ojNC7sBBQWBl" text:style-name="Internet_20_link" text:visited-style-name="Visited_20_Internet_20_Link">
报告</text:a>
武装部队的总人员。</text:p>
      <text:p text:style-name="P4">
在挪威国民警卫队讲师的专家指导下，新兵获得了宝贵的经验和技能，可以帮助他们保护乌克兰。</text:p>
      <text:p text:style-name="P4">
这项培训使得能够掌握战斗技巧，以便几乎没有或最少的军事经验的志愿士兵可以保护乌克兰。</text:p>
      <text:p text:style-name="P4">
大型学习旨在提高边境Zsukraine的安全性和能力。</text:p>
      <text:p text:style-name="P4">
<text:a xlink:type="simple" xlink:href="https://armyinform.com.ua/wp-content/uploads/2023/04/343161179_216314671095902_9056536805614920835_n.jpg" text:style-name="Internet_20_link" text:visited-style-name="Visited_20_Internet_20_Link">
!(Images/AРМІЯINFORM/2023-04-26T87-00-00-04-00/343161179_216314671095902_9056536805614920835_n-150x150.jpg)</text:a>
</text:p>
      <text:p text:style-name="P4">
<text:a xlink:type="simple" xlink:href="https://armyinform.com.ua/wp-content/uploads/2023/04/343189274_921376582504287_4311953663744356170_n.jpg" text:style-name="Internet_20_link" text:visited-style-name="Visited_20_Internet_20_Link">
<draw:frame draw:style-name="fr1" draw:name="Image386" text:anchor-type="as-char" svg:width="6.9236in" svg:height="6.9236in" draw:z-index="0">
<draw:image xlink:href="../Images/AРМІЯINFORM/2023-04-26T87-00-00-04-00/343189274_921376582504287_4311953663744356170_n-150x150.jpg" xlink:type="simple" xlink:show="embed" xlink:actuate="onLoad" draw:mime-type="image/jpeg"/>
</draw:frame>
</text:a>
</text:p>
      <text:p text:style-name="P4">
<text:a xlink:type="simple" xlink:href="https://armyinform.com.ua/wp-content/uploads/2023/04/343291832_197739293119077_3728940890791260212_n.jpg" text:style-name="Internet_20_link" text:visited-style-name="Visited_20_Internet_20_Link">
<draw:frame draw:style-name="fr1" draw:name="Image387" text:anchor-type="as-char" svg:width="6.9236in" svg:height="6.9236in" draw:z-index="0">
<draw:image xlink:href="../Images/AРМІЯINFORM/2023-04-26T87-00-00-04-00/343291832_197739293119077_3728940890791260212_n-150x150.jpg" xlink:type="simple" xlink:show="embed" xlink:actuate="onLoad" draw:mime-type="image/jpeg"/>
</draw:frame>
</text:a>
</text:p>
      <text:p text:style-name="P4">
<text:a xlink:type="simple" xlink:href="https://armyinform.com.ua/wp-content/uploads/2023/04/343294631_535228965446363_9216540398461376947_n.jpg" text:style-name="Internet_20_link" text:visited-style-name="Visited_20_Internet_20_Link">
<draw:frame draw:style-name="fr1" draw:name="Image388" text:anchor-type="as-char" svg:width="6.9236in" svg:height="6.9236in" draw:z-index="0">
<draw:image xlink:href="../Images/AРМІЯINFORM/2023-04-26T87-00-00-04-00/343294631_535228965446363_9216540398461376947_n-150x150.jpg" xlink:type="simple" xlink:show="embed" xlink:actuate="onLoad" draw:mime-type="image/jpeg"/>
</draw:frame>
</text:a>
</text:p>
      <text:p text:style-name="P4">
<text:a xlink:type="simple" xlink:href="https://armyinform.com.ua/wp-content/uploads/2023/04/343365971_1439794163502814_3071858242519785633_n.jpg" text:style-name="Internet_20_link" text:visited-style-name="Visited_20_Internet_20_Link">
<draw:frame draw:style-name="fr1" draw:name="Image389" text:anchor-type="as-char" svg:width="6.9236in" svg:height="6.9236in" draw:z-index="0">
<draw:image xlink:href="../Images/AРМІЯINFORM/2023-04-26T87-00-00-04-00/343365971_1439794163502814_3071858242519785633_n-150x150.jpg" xlink:type="simple" xlink:show="embed" xlink:actuate="onLoad" draw:mime-type="image/jpeg"/>
</draw:frame>
</text:a>
</text:p>
      <text:p text:style-name="P4">
<text:a xlink:type="simple" xlink:href="https://armyinform.com.ua/wp-content/uploads/2023/04/343404011_141001335484198_5829727537236523856_n.jpg" text:style-name="Internet_20_link" text:visited-style-name="Visited_20_Internet_20_Link">
<draw:frame draw:style-name="fr1" draw:name="Image390" text:anchor-type="as-char" svg:width="6.9236in" svg:height="6.9236in" draw:z-index="0">
<draw:image xlink:href="../Images/AРМІЯINFORM/2023-04-26T87-00-00-04-00/343404011_141001335484198_5829727537236523856_n-150x150.jpg" xlink:type="simple" xlink:show="embed" xlink:actuate="onLoad" draw:mime-type="image/jpeg"/>
</draw:frame>
</text:a>
</text:p>
      <text:p text:style-name="P4">
<text:a xlink:type="simple" xlink:href="https://armyinform.com.ua/wp-content/uploads/2023/04/343727886_1369022893948792_1715315179700453415_n.jpg" text:style-name="Internet_20_link" text:visited-style-name="Visited_20_Internet_20_Link">
<draw:frame draw:style-name="fr1" draw:name="Image391" text:anchor-type="as-char" svg:width="6.9236in" svg:height="6.9236in" draw:z-index="0">
<draw:image xlink:href="../Images/AРМІЯINFORM/2023-04-26T87-00-00-04-00/343727886_1369022893948792_1715315179700453415_n-150x150.jpg" xlink:type="simple" xlink:show="embed" xlink:actuate="onLoad" draw:mime-type="image/jpeg"/>
</draw:frame>
</text:a>
挪威王国继续支持乌克兰人民，并为持续违反国际法的行为提供了不断的支持。</text:p>
      <text:p text:style-name="P4">
挪威国民警卫队军人与伙伴国家的教育团队一起参加了乌克兰贵族的培训计划，在英国的领导下。</text:p>
      <text:p text:style-name="P4">
News Source: <text:a xlink:type="simple" xlink:href="https://armyinform.com.ua/2023/04/26/instruktory-norvezkoyi-naczionalnoyi-gvardiyi-navchayut-nashyh-voyiniv-vedennyu-pozyczijnyh-bojovyh-dij/" text:style-name="Internet_20_link" text:visited-style-name="Visited_20_Internet_20_Link">
https://armyinform.com.ua/2023/04/26/instruktory-norvezkoyi-naczionalnoyi-gvardiyi-navchayut-nashyh-voyiniv-vedennyu-pozyczijnyh-bojovyh-dij/</text:a>
</text:p>
      <!--NEWS-->
      <text:h text:style-name="P10" text:outline-level="1">
<text:span text:style-name="T4">
在赫尔森地区5​​敌人无人机“柳叶刀”  - 空中司令部“南”  -</text:span>
</text:h>
      <text:p text:style-name="P4">
作者: ['АРМІЯINFORM']</text:p>
      <text:p text:style-name="P4">
时间: 2023-04-26T88:00:00-04:00</text:p>
      <text:p text:style-name="P4">
描述: “ 26 Kvitry 2023 Rock，位于Khersonshchini，在该地区的Mobilny Vognevich集团中……与乌克兰2022年的战争，与乌克兰与乌克兰的最新新闻，新闻战争，与乌克兰2022年的新闻战争，今天将在今天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343295779_194282773466695_678105928969812120_n.jpg" text:style-name="Internet_20_link" text:visited-style-name="Visited_20_Internet_20_Link">
343295779_194282773466695_678105928969812120_n.jpg</text:a>
']</text:p>
      <text:p text:style-name="P4">
标签: ['STOPRUSSIA', 'АГРЕСІЯ РФ', 'ХЕРСОНЩИНА']</text:p>
      <text:p text:style-name="P4">
类别: News</text:p>
      <!--METADATA-->
      <text:p text:style-name="P4">
<draw:frame draw:style-name="fr1" draw:name="Image392" text:anchor-type="as-char" svg:width="6.9236in" svg:height="6.9236in" draw:z-index="0">
<draw:image xlink:href="../Images/AРМІЯINFORM/2023-04-26T88-00-00-04-00/343295779_194282773466695_678105928969812120_n.jpg" xlink:type="simple" xlink:show="embed" xlink:actuate="onLoad" draw:mime-type="image/jpeg"/>
</draw:frame>
“ 2023年4月26日，在赫尔森地区，南空军移动消防团体的士兵摧毁了五架俄罗斯冲击无人飞机。 关于这个<text:a xlink:type="simple" xlink:href="https://www.facebook.com/PvKPivden/posts/pfbid02QWQiML92zhfmiULqUS2gj2nkEFbNZoxhvKGCtrjYKCH31UdaXB5fzQ3x3wYBoepLl" text:style-name="Internet_20_link" text:visited-style-name="Visited_20_Internet_20_Link">
被引用</text:a>
在命令中。</text:p>
      <text:p text:style-name="P4">
News Source: <text:a xlink:type="simple" xlink:href="https://armyinform.com.ua/2023/04/26/na-hersonshhyni-znyshheno-5-vorozhyh-bpla-lanczet-povitryane-komanduvannya-pivden/" text:style-name="Internet_20_link" text:visited-style-name="Visited_20_Internet_20_Link">
https://armyinform.com.ua/2023/04/26/na-hersonshhyni-znyshheno-5-vorozhyh-bpla-lanczet-povitryane-komanduvannya-pivden/</text:a>
</text:p>
      <!--NEWS-->
      <text:h text:style-name="P10" text:outline-level="1">
<text:span text:style-name="T4">
乌克兰儿童的驱逐出境 - 俄罗斯联邦的计划行动：第二届年度“乌克兰行动峰会”在华盛顿举行</text:span>
</text:h>
      <text:p text:style-name="P4">
作者: ['Ольга Мосьондз']</text:p>
      <text:p text:style-name="P4">
时间: 2023-04-26T89:00:00-04:00</text:p>
      <text:p text:style-name="P4">
描述: Borotbi反对美国的Pidrimka乌克兰人，美国dostal剂量...与乌克兰2022年的战争，与乌克兰与乌克兰的最新消息，今天与乌克兰的新闻，今天与乌克兰的新闻战争，今天将在乌克兰和俄罗斯和俄罗斯和战争之间发动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golovna-1-4.jpg" text:style-name="Internet_20_link" text:visited-style-name="Visited_20_Internet_20_Link">
golovna-1-4.jpg</text:a>
', '<text:a xlink:type="simple" xlink:href="https://armyinform.com.ua/wp-content/uploads/2023/04/1-2-4-150x150.jpg" text:style-name="Internet_20_link" text:visited-style-name="Visited_20_Internet_20_Link">
1-2-4-150x150.jpg</text:a>
', '<text:a xlink:type="simple" xlink:href="https://armyinform.com.ua/wp-content/uploads/2023/04/2-2-3-150x150.jpg" text:style-name="Internet_20_link" text:visited-style-name="Visited_20_Internet_20_Link">
2-2-3-150x150.jpg</text:a>
', '<text:a xlink:type="simple" xlink:href="https://armyinform.com.ua/wp-content/uploads/2023/04/3-2-3-150x150.jpg" text:style-name="Internet_20_link" text:visited-style-name="Visited_20_Internet_20_Link">
3-2-3-150x150.jpg</text:a>
', '<text:a xlink:type="simple" xlink:href="https://armyinform.com.ua/wp-content/uploads/2023/04/7-1-2-150x150.jpg" text:style-name="Internet_20_link" text:visited-style-name="Visited_20_Internet_20_Link">
7-1-2-150x150.jpg</text:a>
', '<text:a xlink:type="simple" xlink:href="https://armyinform.com.ua/wp-content/uploads/2023/04/4-1-6-150x150.jpg" text:style-name="Internet_20_link" text:visited-style-name="Visited_20_Internet_20_Link">
4-1-6-150x150.jpg</text:a>
', '<text:a xlink:type="simple" xlink:href="https://armyinform.com.ua/wp-content/uploads/2023/04/5-1-4-150x150.jpg" text:style-name="Internet_20_link" text:visited-style-name="Visited_20_Internet_20_Link">
5-1-4-150x150.jpg</text:a>
', '<text:a xlink:type="simple" xlink:href="https://armyinform.com.ua/wp-content/uploads/2023/04/6-1-4-150x150.jpg" text:style-name="Internet_20_link" text:visited-style-name="Visited_20_Internet_20_Link">
6-1-4-150x150.jpg</text:a>
', '<text:a xlink:type="simple" xlink:href="https://armyinform.com.ua/wp-content/uploads/2023/04/8-1-2-150x150.jpg" text:style-name="Internet_20_link" text:visited-style-name="Visited_20_Internet_20_Link">
8-1-2-150x150.jpg</text:a>
', '<text:a xlink:type="simple" xlink:href="https://armyinform.com.ua/wp-content/uploads/2023/04/10-1-2-150x150.jpg" text:style-name="Internet_20_link" text:visited-style-name="Visited_20_Internet_20_Link">
10-1-2-150x150.jpg</text:a>
', '<text:a xlink:type="simple" xlink:href="https://armyinform.com.ua/wp-content/uploads/2023/04/11-1-1-150x150.jpg" text:style-name="Internet_20_link" text:visited-style-name="Visited_20_Internet_20_Link">
11-1-1-150x150.jpg</text:a>
', '<text:a xlink:type="simple" xlink:href="https://armyinform.com.ua/wp-content/uploads/2023/04/12-10-150x150.jpg" text:style-name="Internet_20_link" text:visited-style-name="Visited_20_Internet_20_Link">
12-10-150x150.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393" text:anchor-type="as-char" svg:width="6.9236in" svg:height="4.240705in" draw:z-index="0">
<draw:image xlink:href="../Images/AРМІЯINFORM/2023-04-26T89-00-00-04-00/golovna-1-4.jpg" xlink:type="simple" xlink:show="embed" xlink:actuate="onLoad" draw:mime-type="image/jpeg"/>
</draw:frame>
支持乌克兰在反对俄罗斯侵略的斗争中的支持，美国为乌克兰重新付出的援助，在乌克兰在乌克兰的帮助下，在乌克兰统一期间的交流的主要挑战，乌克兰儿童被迫驱逐俄罗斯联邦，斗争，斗争在里肯(Rivne)的宣传中 - 第二次“乌克兰峰会”在华盛顿讨论了这些问题和其他问题。</text:p>
      <text:p text:style-name="P4">
<text:a xlink:type="simple" xlink:href="https://armyinform.com.ua/wp-content/uploads/2023/04/1-2-4.jpg" text:style-name="Internet_20_link" text:visited-style-name="Visited_20_Internet_20_Link">
!(Images/AРМІЯINFORM/2023-04-26T89-00-00-04-00/1-2-4-150x150.jpg)</text:a>
</text:p>
      <text:p text:style-name="P4">
<text:a xlink:type="simple" xlink:href="https://armyinform.com.ua/wp-content/uploads/2023/04/2-2-3.jpg" text:style-name="Internet_20_link" text:visited-style-name="Visited_20_Internet_20_Link">
<draw:frame draw:style-name="fr1" draw:name="Image394" text:anchor-type="as-char" svg:width="6.9236in" svg:height="6.9236in" draw:z-index="0">
<draw:image xlink:href="../Images/AРМІЯINFORM/2023-04-26T89-00-00-04-00/2-2-3-150x150.jpg" xlink:type="simple" xlink:show="embed" xlink:actuate="onLoad" draw:mime-type="image/jpeg"/>
</draw:frame>
</text:a>
</text:p>
      <text:p text:style-name="P4">
<text:a xlink:type="simple" xlink:href="https://armyinform.com.ua/wp-content/uploads/2023/04/3-2-3.jpg" text:style-name="Internet_20_link" text:visited-style-name="Visited_20_Internet_20_Link">
<draw:frame draw:style-name="fr1" draw:name="Image395" text:anchor-type="as-char" svg:width="6.9236in" svg:height="6.9236in" draw:z-index="0">
<draw:image xlink:href="../Images/AРМІЯINFORM/2023-04-26T89-00-00-04-00/3-2-3-150x150.jpg" xlink:type="simple" xlink:show="embed" xlink:actuate="onLoad" draw:mime-type="image/jpeg"/>
</draw:frame>
</text:a>
Razom为乌克兰组织的峰会(“为了乌克兰在一起”)由Oblast合作伙伴共同，包括美国乌克兰联盟(美国乌克兰联盟). Саміт тривав з 23 по 25 квітня.</text:p>
      <text:p text:style-name="P4">
Це найбільший у США захід з підтримки України за адвокації громадськості, якийзібрав понад 300 учасників для зустрічей із сенаторами, конгресменами таіншими американськими політиками найвищого рівня.  Як зазначили організатори, «Український саміт дій» становили зустрічі вКонгресі, навчальні тренінги з адвокації та промоції України, панельнідискусії, які об’єднують волонтерів, активістів та організації українськоїгромади в США та за її межами, щоб закликати обраних посадових осібпродовжувати надавати критично важливу підтримку Україні у відповідь наширокомасштабне вторгнення росії.</text:p>
      <text:p text:style-name="P4">
Це вже другий «Український саміт дій». Перший відбувся у вересні 2022 року.Торішній захід зібрав понад 300 учасників із 42 організацій.</text:p>
      <text:p text:style-name="P4">
<text:span text:style-name="T4">
Про що цьогорічний саміт</text:span>
  — Цього разу участь у саміті беруть 320 учасників з понад 34-х штатів, щопредставляють 58 партнерських організацій. У межах заходу відбулися десяткизапланованих зустрічей із членами Палати представників і Сенату США. Саміт єпотужним проявом проукраїнської єдності з боку окремих осіб та українськоїгромади зі всіх Сполучених Штатів, — повідомили в Razom for Ukraine.  Учасники саміту виступають за ухвалення законодавства та резолюцій, якідопоможуть Україні продовжувати боротися з російською агресією та досягтинеобхідного результату.</text:p>
      <text:p text:style-name="P4">
<text:a xlink:type="simple" xlink:href="https://armyinform.com.ua/wp-content/uploads/2023/04/7-1-2.jpg" text:style-name="Internet_20_link" text:visited-style-name="Visited_20_Internet_20_Link">
<draw:frame draw:style-name="fr1" draw:name="Image396" text:anchor-type="as-char" svg:width="6.9236in" svg:height="6.9236in" draw:z-index="0">
<draw:image xlink:href="../Images/AРМІЯINFORM/2023-04-26T89-00-00-04-00/7-1-2-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397" text:anchor-type="as-char" svg:width="6.9236in" svg:height="6.9236in" draw:z-index="0">
<draw:image xlink:href="../Images/AРМІЯINFORM/2023-04-26T89-00-00-04-00/5-1-4-150x150.jpg" xlink:type="simple" xlink:show="embed" xlink:actuate="onLoad" draw:mime-type="image/jpeg"/>
</draw:frame>
</text:a>
</text:p>
      <text:p text:style-name="P4">
<text:a xlink:type="simple" xlink:href="https://armyinform.com.ua/wp-content/uploads/2023/04/6-1-4.jpg" text:style-name="Internet_20_link" text:visited-style-name="Visited_20_Internet_20_Link">
<draw:frame draw:style-name="fr1" draw:name="Image398" text:anchor-type="as-char" svg:width="6.9236in" svg:height="6.9236in" draw:z-index="0">
<draw:image xlink:href="../Images/AРМІЯINFORM/2023-04-26T89-00-00-04-00/6-1-4-150x150.jpg" xlink:type="simple" xlink:show="embed" xlink:actuate="onLoad" draw:mime-type="image/jpeg"/>
</draw:frame>
</text:a>
 - 在第一天，“为参与者提供了长期的机会，可以亲自完成，讨论与之相关的主题，并接受培训培训，以证明在国会山举行的会议期间的最高效率和准备就绪。 感谢Georgtan大学举行了Tukrainsk House接受参与者的学习课程-Razom Forukraine说。</text:p>
      <text:p text:style-name="P4">
第二天，作为乌克兰美国联盟的一部分，Razom帮助了50多次与参议员和美国国会议员办公室的会议。 还有一个演讲和面板，与18位专家有关Zamuza问题的参与。</text:p>
      <ul>
        <li>
与参议员和国会议员的办公室举行会议，尤其是来自纽约和加利福尼亚州的更多代表团与康格雷斯曼大卫·瓦拉多(David G. 来自弗吉尼亚州 - 他们遇到了杰里·康诺利(Jerry Connolly)和国会议员詹妮弗·韦斯顿(Jennifer Wexton)。 Zennessy的律师访问了Marsha Blackburn和David Kustoff的办公室 - 据报道，乌克兰的IN_AMERICAN联盟。</li>
      </ul>
      <text:p text:style-name="P4">
乌克兰的Razom表示，在第二天，首脑会议还举行了4架飞机，主要主题：援助乌克兰，驱逐乌克兰儿童。</text:p>
      <text:p text:style-name="P4">
儿童的驱逐出境和种族灭绝致力于暴露俄罗斯计划的政治，以驱逐乌克兰儿童从被占领的领土驱逐出境及其在俄罗斯的强迫重新教育。</text:p>
      <ul>
        <li>
根据组织者的说法，参与者讨论了这个问题的法律细节，并分享了驱逐出境受害者的个人故事。 卡蒂亚·帕夫列维奇(Katya Pavlevich)来自我们的人民，“为乌克兰共同”演出。</li>
      </ul>
      <text:p text:style-name="P4">
<text:a xlink:type="simple" xlink:href="https://armyinform.com.ua/wp-content/uploads/2023/04/8-1-2.jpg" text:style-name="Internet_20_link" text:visited-style-name="Visited_20_Internet_20_Link">
!(Images/AРМІЯINFORM/2023-04-26T89-00-00-04-00/8-1-2-150x150.jpg)</text:a>
</text:p>
      <text:p text:style-name="P4">
<text:a xlink:type="simple" xlink:href="https://armyinform.com.ua/wp-content/uploads/2023/04/10-1-2.jpg" text:style-name="Internet_20_link" text:visited-style-name="Visited_20_Internet_20_Link">
<draw:frame draw:style-name="fr1" draw:name="Image399" text:anchor-type="as-char" svg:width="6.9236in" svg:height="6.9236in" draw:z-index="0">
<draw:image xlink:href="../Images/AРМІЯINFORM/2023-04-26T89-00-00-04-00/10-1-2-150x150.jpg" xlink:type="simple" xlink:show="embed" xlink:actuate="onLoad" draw:mime-type="image/jpeg"/>
</draw:frame>
</text:a>
</text:p>
      <text:p text:style-name="P4">
<text:a xlink:type="simple" xlink:href="https://armyinform.com.ua/wp-content/uploads/2023/04/11-1-1.jpg" text:style-name="Internet_20_link" text:visited-style-name="Visited_20_Internet_20_Link">
<draw:frame draw:style-name="fr1" draw:name="Image400" text:anchor-type="as-char" svg:width="6.9236in" svg:height="6.9236in" draw:z-index="0">
<draw:image xlink:href="../Images/AРМІЯINFORM/2023-04-26T89-00-00-04-00/11-1-1-150x150.jpg" xlink:type="simple" xlink:show="embed" xlink:actuate="onLoad" draw:mime-type="image/jpeg"/>
</draw:frame>
</text:a>
</text:p>
      <text:h text:style-name="P12" text:outline-level="3">
<text:span text:style-name="T4">
<text:span text:style-name="T4">
向乌克兰热点提供帮助</text:span>
</text:span>
</text:h>
      <text:p text:style-name="P4">
乌克兰行动峰会的最后一天始于讨论将存储设施交付到乌克兰热点的讨论。</text:p>
      <ul>
        <li>
在讨论期间，考虑了从其他国家向乌克兰最危险领土交付重要商品的挑战和后果。 对于小说而言，能够聚集在美国最大大学的一位餐桌代表上是一种荣幸 -  <text:a xlink:type="simple" xlink:href="https://www.facebook.com/AmericanCoalitionForUkraine/posts/pfbid0V49orm5pbiuijiwVj9iCdfpaoduNHcekv4B8PHokqKhjCgbs3v59VW6zdajRLuFQl" text:style-name="Internet_20_link" text:visited-style-name="Visited_20_Internet_20_Link">
注明</text:a>
组织者。</li>
      </ul>
      <text:p text:style-name="P4">
学院的非殖民化小组：为什么乌克兰的声音最终应该对俄罗斯的学术帝国主义历史以及东欧研究中乌克兰历史的占有感兴趣。</text:p>
      <text:p text:style-name="P4">
据美国乌克兰联盟报道，最后一天的第三天在国会山举行了110次会议。 他们都致力于乌克兰。</text:p>
      <ul>
        <li>
我们要感谢所有会议的参与者的倡导，他们的普遍努力。 他们竭尽全力找到更多有关乌克兰的人。 如果这不是奉献精神，那么我们不知道这是什么。 在美国乌克兰联盟中指出，向国家代表表达您的需求和关注非常重要。</li>
      </ul>
      <text:p text:style-name="P4">
News Source: <text:a xlink:type="simple" xlink:href="https://armyinform.com.ua/2023/04/26/deportacziya-ukrayinskyh-ditej-splanovana-diya-rf-u-vashyngtoni-vidbuvsya-ii-shhorichnyj-ukrayinskyj-samit-dij/" text:style-name="Internet_20_link" text:visited-style-name="Visited_20_Internet_20_Link">
https://armyinform.com.ua/2023/04/26/deportacziya-ukrayinskyh-ditej-splanovana-diya-rf-u-vashyngtoni-vidbuvsya-ii-shhorichnyj-ukrayinskyj-samit-dij/</text:a>
</text:p>
      <!--NEWS-->
      <text:h text:style-name="P10" text:outline-level="1">
<text:span text:style-name="T4">
由于安东尼诺夫桥的炮击，一名平民被杀，记者受伤</text:span>
</text:h>
      <text:p text:style-name="P4">
作者: ['АРМІЯINFORM']</text:p>
      <text:p text:style-name="P4">
时间: 2023-04-26T90:00:00-04:00</text:p>
      <text:p text:style-name="P4">
描述: 对于罗兹多沃（Rozdovo）的Kherson -Oblast检察官办公室的专有生物体，与乌克兰2022年的战争，与乌克兰与乌克兰的最新新闻，今天与乌克兰2022年的新闻战争，今天，乌克兰和俄罗斯之间的战争以及与乌克兰之间的战争，当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4/343668698_1628415117630869_1014212384268617089_n.jpg" text:style-name="Internet_20_link" text:visited-style-name="Visited_20_Internet_20_Link">
343668698_1628415117630869_1014212384268617089_n.jpg</text:a>
']</text:p>
      <text:p text:style-name="P4">
标签: ['STOPRUSSIA', 'АГРЕСІЯ РФ', 'ХЕРСОНЩИНА']</text:p>
      <text:p text:style-name="P4">
类别: News</text:p>
      <!--METADATA-->
      <text:p text:style-name="P4">
<draw:frame draw:style-name="fr1" draw:name="Image401" text:anchor-type="as-char" svg:width="6.9236in" svg:height="4.661891in" draw:z-index="0">
<draw:image xlink:href="../Images/AРМІЯINFORM/2023-04-26T90-00-00-04-00/343668698_1628415117630869_1014212384268617089_n.jpg" xlink:type="simple" xlink:show="embed" xlink:actuate="onLoad" draw:mime-type="image/jpeg"/>
</draw:frame>
在赫尔森地区检察官办公室的程序领导下，随后对违反战争法律和习俗的调查进行了调查。(《乌克兰刑法》第438条的第2部分). За даними слідства, 26 квітня російські війська, вчерговепорушуючи норми міжнародного гуманітарного права, здійснили обстріл районуАнтонівського мосту біля Херсона.</text:p>
      <text:p text:style-name="P4">
Про це<text:a xlink:type="simple" xlink:href="https://www.facebook.com/pgo.gov.ua/posts/pfbid02evQuikdofKiMKAFqXb6YdVcE5nPGj6Enhu3AzUs4K6r9kxU3zBETEH8u3CkaFrKal" text:style-name="Internet_20_link" text:visited-style-name="Visited_20_Internet_20_Link">
повідомляє</text:a>
乌克兰检察长办公室。</text:p>
      <text:p text:style-name="P4">
结果，一名平民被杀。</text:p>
      <text:p text:style-name="P4">
外国版通讯员收到肩膀的枪伤。 他从事有关占领很长一段时间的城市生活的材料，阿蒂普(Atheper)正在俄罗斯军队进行系统的炮击。</text:p>
      <text:p text:style-name="P4">
他被送往医院提供合格的医疗服务。</text:p>
      <text:p text:style-name="P4">
目前正在进行必要的调查行动，以记录俄罗斯联邦的下一个罪行。</text:p>
      <text:p text:style-name="P4">
News Source: <text:a xlink:type="simple" xlink:href="https://armyinform.com.ua/2023/04/26/vnaslidok-obstrilu-antonivskogo-mostu-zagynuv-czyvilnyj-ta-poraneno-zhurnalista/" text:style-name="Internet_20_link" text:visited-style-name="Visited_20_Internet_20_Link">
https://armyinform.com.ua/2023/04/26/vnaslidok-obstrilu-antonivskogo-mostu-zagynuv-czyvilnyj-ta-poraneno-zhurnalista/</text:a>
</text:p>
      <!--NEWS-->
      <text:h text:style-name="P10" text:outline-level="1">
<text:span text:style-name="T4">
苏丹已经被91名乌克兰人从苏丹的战斗行动中救出 - 古尔</text:span>
</text:h>
      <text:p text:style-name="P4">
作者: ['АРМІЯINFORM']</text:p>
      <text:p text:style-name="P4">
时间: 2023-04-26T91:00:00-04:00</text:p>
      <text:p text:style-name="P4">
描述: vnaslis us retelly计划的行动，健康的gur mo莫兹·塔伊斯（Gur Mozs ofis）...与乌克兰2022年的战争，与乌克兰的最新新闻战争，今天与乌克兰2022年的新闻战争，乌克兰和俄罗斯之间的战争，何时与乌克兰的战争之间发生战争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4/343068456_595279729206577_1310501425830813646_n.jpg" text:style-name="Internet_20_link" text:visited-style-name="Visited_20_Internet_20_Link">
343068456_595279729206577_1310501425830813646_n.jpg</text:a>
', '<text:a xlink:type="simple" xlink:href="https://armyinform.com.ua/wp-content/uploads/2023/04/343086149_3528335257449766_3495646879656041060_n-150x150.jpg" text:style-name="Internet_20_link" text:visited-style-name="Visited_20_Internet_20_Link">
343086149_3528335257449766_3495646879656041060_n-150x150.jpg</text:a>
', '<text:a xlink:type="simple" xlink:href="https://armyinform.com.ua/wp-content/uploads/2023/04/343177248_611465647682279_5495077909481230695_n-150x150.jpg" text:style-name="Internet_20_link" text:visited-style-name="Visited_20_Internet_20_Link">
343177248_611465647682279_5495077909481230695_n-150x150.jpg</text:a>
', '<text:a xlink:type="simple" xlink:href="https://armyinform.com.ua/wp-content/uploads/2023/04/343295574_936172827519048_4048038841056452191_n-150x150.jpg" text:style-name="Internet_20_link" text:visited-style-name="Visited_20_Internet_20_Link">
343295574_936172827519048_4048038841056452191_n-150x150.jpg</text:a>
', '<text:a xlink:type="simple" xlink:href="https://armyinform.com.ua/wp-content/uploads/2023/04/343328565_817495803135616_2524236438428527415_n-150x150.jpg" text:style-name="Internet_20_link" text:visited-style-name="Visited_20_Internet_20_Link">
343328565_817495803135616_2524236438428527415_n-150x150.jpg</text:a>
']</text:p>
      <text:p text:style-name="P4">
标签: ['STOPRUSSIA', 'АГРЕСІЯ РФ', 'ГУР МО УКРАЇНИ', 'СУДАН']</text:p>
      <text:p text:style-name="P4">
类别: News</text:p>
      <!--METADATA-->
      <text:p text:style-name="P4">
<draw:frame draw:style-name="fr1" draw:name="Image402" text:anchor-type="as-char" svg:width="6.9236in" svg:height="5.1927in" draw:z-index="0">
<draw:image xlink:href="../Images/AРМІЯINFORM/2023-04-26T91-00-00-04-00/343068456_595279729206577_1310501425830813646_n.jpg" xlink:type="simple" xlink:show="embed" xlink:actuate="onLoad" draw:mime-type="image/jpeg"/>
</draw:frame>
由于乌克兰总统外交部泰夫(Taiff)的彻底计划的行动，截至2023年4月26日，从苏丹的战斗中救出了91名乌克兰人。</text:p>
      <text:p text:style-name="P4">
关于它<text:a xlink:type="simple" xlink:href="https://www.facebook.com/DefenceIntelligenceofUkraine/posts/pfbid02UTCqKvJsvqpXFmdXosYHy7NEGUA8eqGB4tmibmeG5VPzrKwy98JuqpapRgpqpjhBl" text:style-name="Internet_20_link" text:visited-style-name="Visited_20_Internet_20_Link">
报告</text:a>
乌克兰国防部情报局主要局。</text:p>
      <text:p text:style-name="P4">
在行动的框架内，乌克兰军事情报官员和外交官还帮助苏丹51外国人 - 佐治亚州，加拿大，秘鲁和联邦 - 基特斯和尼维斯的公民。</text:p>
      <text:p text:style-name="P4">
与64名乌克兰人一起表达了他们希望返回波兰机场的宪章航班。 乌克兰国家边界将越过乌克兰州边界。</text:p>
      <text:p text:style-name="P4">
从不安的非洲国家撤离正在进行中。 由于乌克兰官方代表的日常协助，乌克兰人需要营救的乌克兰人需要营救。</text:p>
      <text:p text:style-name="P4">
<text:a xlink:type="simple" xlink:href="https://armyinform.com.ua/wp-content/uploads/2023/04/343086149_3528335257449766_3495646879656041060_n.jpg" text:style-name="Internet_20_link" text:visited-style-name="Visited_20_Internet_20_Link">
!(Images/AРМІЯINFORM/2023-04-26T91-00-00-04-00/343086149_3528335257449766_3495646879656041060_n-150x150.jpg)</text:a>
</text:p>
      <text:p text:style-name="P4">
<text:a xlink:type="simple" xlink:href="https://armyinform.com.ua/wp-content/uploads/2023/04/343177248_611465647682279_5495077909481230695_n.jpg" text:style-name="Internet_20_link" text:visited-style-name="Visited_20_Internet_20_Link">
<draw:frame draw:style-name="fr1" draw:name="Image403" text:anchor-type="as-char" svg:width="6.9236in" svg:height="6.9236in" draw:z-index="0">
<draw:image xlink:href="../Images/AРМІЯINFORM/2023-04-26T91-00-00-04-00/343177248_611465647682279_5495077909481230695_n-150x150.jpg" xlink:type="simple" xlink:show="embed" xlink:actuate="onLoad" draw:mime-type="image/jpeg"/>
</draw:frame>
</text:a>
</text:p>
      <text:p text:style-name="P4">
<text:a xlink:type="simple" xlink:href="https://armyinform.com.ua/wp-content/uploads/2023/04/343295574_936172827519048_4048038841056452191_n.jpg" text:style-name="Internet_20_link" text:visited-style-name="Visited_20_Internet_20_Link">
<draw:frame draw:style-name="fr1" draw:name="Image404" text:anchor-type="as-char" svg:width="6.9236in" svg:height="6.9236in" draw:z-index="0">
<draw:image xlink:href="../Images/AРМІЯINFORM/2023-04-26T91-00-00-04-00/343295574_936172827519048_4048038841056452191_n-150x150.jpg" xlink:type="simple" xlink:show="embed" xlink:actuate="onLoad" draw:mime-type="image/jpeg"/>
</draw:frame>
</text:a>
</text:p>
      <text:p text:style-name="P4">
<text:a xlink:type="simple" xlink:href="https://armyinform.com.ua/wp-content/uploads/2023/04/343328565_817495803135616_2524236438428527415_n.jpg" text:style-name="Internet_20_link" text:visited-style-name="Visited_20_Internet_20_Link">
<draw:frame draw:style-name="fr1" draw:name="Image405" text:anchor-type="as-char" svg:width="6.9236in" svg:height="6.9236in" draw:z-index="0">
<draw:image xlink:href="../Images/AРМІЯINFORM/2023-04-26T91-00-00-04-00/343328565_817495803135616_2524236438428527415_n-150x150.jpg" xlink:type="simple" xlink:show="embed" xlink:actuate="onLoad" draw:mime-type="image/jpeg"/>
</draw:frame>
</text:a>
</text:p>
      <text:p text:style-name="P4">
News Source: <text:a xlink:type="simple" xlink:href="https://armyinform.com.ua/2023/04/26/z-ohoplenogo-bojovymy-diyamy-sudanu-vdalos-vryatuvaty-vzhe-91-ukrayinczya-gur/" text:style-name="Internet_20_link" text:visited-style-name="Visited_20_Internet_20_Link">
https://armyinform.com.ua/2023/04/26/z-ohoplenogo-bojovymy-diyamy-sudanu-vdalos-vryatuvaty-vzhe-91-ukrayinczya-gur/</text:a>
</text:p>
      <!--NEWS-->
      <text:h text:style-name="P10" text:outline-level="1">
<text:span text:style-name="T4">
俄罗斯军队向切尔尼夫边界开火了5次5次</text:span>
</text:h>
      <text:p text:style-name="P4">
作者: ['АРМІЯINFORM']</text:p>
      <text:p text:style-name="P4">
时间: 2023-04-26T92:00:00-04:00</text:p>
      <text:p text:style-name="P4">
描述: 关于Knodomlya，指挥“ Pivnich”的命令：“ Stan在17:00 26 Kvity ...与乌克兰2022年的战争，与乌克兰与乌克兰的最新消息，今天与乌克兰的新闻战争，今天与乌克兰2022年的新闻战争，今天会有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1/obstril-harkova-8.jpg" text:style-name="Internet_20_link" text:visited-style-name="Visited_20_Internet_20_Link">
obstril-harkova-8.jpg</text:a>
']</text:p>
      <text:p text:style-name="P4">
标签: ['STOPRUSSIA', 'АГРЕСІЯ РФ', 'ЧЕРНІГІВЩИНА']</text:p>
      <text:p text:style-name="P4">
类别: News</text:p>
      <!--METADATA-->
      <text:p text:style-name="P4">
<draw:frame draw:style-name="fr1" draw:name="Image406" text:anchor-type="as-char" svg:width="6.9236in" svg:height="4.615733in" draw:z-index="0">
<draw:image xlink:href="../Images/AРМІЯINFORM/2023-04-26T92-00-00-04-00/obstril-harkova-8.jpg" xlink:type="simple" xlink:show="embed" xlink:actuate="onLoad" draw:mime-type="image/jpeg"/>
</draw:frame>
说明性照片</text:p>
      <text:p text:style-name="P4">
关于它<text:a xlink:type="simple" xlink:href="https://www.facebook.com/kommander.nord/posts/pfbid02a8UQUxqNximpLUnawvmpfWEk1hbjmRvNhbjozDa29XDJEmdnvF6HjbdEmDGGwJXrl" text:style-name="Internet_20_link" text:visited-style-name="Visited_20_Internet_20_Link">
报告</text:a>
操作命令“北”：</text:p>
      <text:p text:style-name="P4">
“截至4月26日下午5:00，俄罗斯军队向切尔尼希夫地区的边防部队开枪5次。</text:p>
      <text:p text:style-name="P4">
从10:58到11:38记录了3个教区，大概是该地区的120毫米迫击炮。 Janzhulivka。 没有关于当地群体损失或民用基础设施损失的信息。</text:p>
      <text:p text:style-name="P4">
从10:45到11:36，有2个教区，大概来自NP Medvedivka的120毫米迫击炮。 没有关于当地群体损失或民用基础设施损失的信息。</text:p>
      <text:p text:style-name="P4">
11:56至12:50有6个教区，可能来自该地区的120毫米迫击炮。 Medvedivka。 没有关于当地群体损失或民用基础设施损失的信息。</text:p>
      <text:p text:style-name="P4">
从13:30到14:00，有6个教区，可能来自UDA NP大炮。 Zarichia。 没有有关当地居民损失或平民基础设施损失的信息。</text:p>
      <text:p text:style-name="P4">
从14:40到14:54记录了17个教区，大概是该地区的82毫米迫击炮。 卡尔波维奇。 没有有关当地居民损失或民用基础设施损失的信息。”</text:p>
      <text:p text:style-name="P4">
News Source: <text:a xlink:type="simple" xlink:href="https://armyinform.com.ua/2023/04/26/rosijska-armiya-shhe-5-raziv-obstrilyala-prykordonnya-chernigivshhyny/" text:style-name="Internet_20_link" text:visited-style-name="Visited_20_Internet_20_Link">
https://armyinform.com.ua/2023/04/26/rosijska-armiya-shhe-5-raziv-obstrilyala-prykordonnya-chernigivshhyny/</text:a>
</text:p>
      <!--NEWS-->
      <text:h text:style-name="P10" text:outline-level="1">
<text:span text:style-name="T4">
Volodymyr Zelenskyy与意大利总理进行了电话交谈</text:span>
</text:h>
      <text:p text:style-name="P4">
作者: ['АРМІЯINFORM']</text:p>
      <text:p text:style-name="P4">
时间: 2023-04-26T93:00:00-04:00</text:p>
      <text:p text:style-name="P4">
描述: 关于乌克兰沃迪米尔·泽伦斯基（Volodymyr Zelensky）的总统，Facebook的副助手：“福里夫电话...与乌克兰2022年的战争，与乌克兰的最新新闻，今天与乌克兰的新闻，乌克兰2022年最后一次战争，乌克兰和俄罗斯之间将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343746616_1264625241155540_3802323340443924613_n.jpg" text:style-name="Internet_20_link" text:visited-style-name="Visited_20_Internet_20_Link">
343746616_1264625241155540_3802323340443924613_n.jpg</text:a>
']</text:p>
      <text:p text:style-name="P4">
标签: ['STOPRUSSIA', 'АГРЕСІЯ РФ', 'ВОЛОДИМИР ЗЕЛЕНСЬКИЙ']</text:p>
      <text:p text:style-name="P4">
类别: News</text:p>
      <!--METADATA-->
      <text:p text:style-name="P4">
<draw:frame draw:style-name="fr1" draw:name="Image407" text:anchor-type="as-char" svg:width="6.9236in" svg:height="4.615733in" draw:z-index="0">
<draw:image xlink:href="../Images/AРМІЯINFORM/2023-04-26T93-00-00-04-00/343746616_1264625241155540_3802323340443924613_n.jpg" xlink:type="simple" xlink:show="embed" xlink:actuate="onLoad" draw:mime-type="image/jpeg"/>
</draw:frame>
乌克兰Volodymyr Zelenskyy总裁<text:a xlink:type="simple" xlink:href="https://www.facebook.com/zelenskiy.official/posts/pfbid0zLomSHsUJM5eeR8u4fZx3LCncpuS4AKjBJhXYb6yaJXC4rtjwvbxWrcKR2z237cVl" text:style-name="Internet_20_link" text:visited-style-name="Visited_20_Internet_20_Link">
报道</text:a>
在Facebook上：</text:p>
      <text:p text:style-name="P4">
“他与意大利乔治·梅洛尼(Giorgia Meloni)的总理进行了电话交谈。 他感谢举行的会议恢复了乌克兰的恢复以及其个人领导层非法对乌克兰人民的支持。 他们讨论了持续合作和未来的国际活动。”</text:p>
      <text:p text:style-name="P4">
News Source: <text:a xlink:type="simple" xlink:href="https://armyinform.com.ua/2023/04/26/volodymyr-zelenskyj-proviv-telefonnu-rozmovu-z-premyer-ministrom-italiyi/" text:style-name="Internet_20_link" text:visited-style-name="Visited_20_Internet_20_Link">
https://armyinform.com.ua/2023/04/26/volodymyr-zelenskyj-proviv-telefonnu-rozmovu-z-premyer-ministrom-italiyi/</text:a>
</text:p>
      <!--NEWS-->
      <text:h text:style-name="P10" text:outline-level="1">
<text:span text:style-name="T4">
乌克兰和意大利正在扩大麦克风行业</text:span>
</text:h>
      <text:p text:style-name="P4">
作者: ['АРМІЯINFORM']</text:p>
      <text:p text:style-name="P4">
时间: 2023-04-26T94:00:00-04:00</text:p>
      <text:p text:style-name="P4">
描述: Pid Hour Vizita Ureovavoi代表团在Prem之前“乌克兰，丹尼斯·施米加尔（Denis Schmigal）...与乌克兰2022年的战争，与乌克兰与乌克兰的最新新闻进行战争，今天与乌克兰2022年的新闻战争，今天将在乌克兰和俄罗斯和战争之间发动战争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3/04/thumb_203056_820_360_0_0_auto.jpg" text:style-name="Internet_20_link" text:visited-style-name="Visited_20_Internet_20_Link">
thumb_203056_820_360_0_0_auto.jpg</text:a>
', '<text:a xlink:type="simple" xlink:href="https://armyinform.com.ua/wp-content/uploads/2023/04/thumb_203057_820_360_0_0_auto-150x150.jpg" text:style-name="Internet_20_link" text:visited-style-name="Visited_20_Internet_20_Link">
thumb_203057_820_360_0_0_auto-150x150.jpg</text:a>
', '<text:a xlink:type="simple" xlink:href="https://armyinform.com.ua/wp-content/uploads/2023/04/thumb_203058_820_360_0_0_auto-150x150.jpg" text:style-name="Internet_20_link" text:visited-style-name="Visited_20_Internet_20_Link">
thumb_203058_820_360_0_0_auto-150x150.jpg</text:a>
', '<text:a xlink:type="simple" xlink:href="https://armyinform.com.ua/wp-content/uploads/2023/04/thumb_203059_820_360_0_0_auto-150x150.jpg" text:style-name="Internet_20_link" text:visited-style-name="Visited_20_Internet_20_Link">
thumb_203059_820_360_0_0_auto-150x150.jpg</text:a>
', '<text:a xlink:type="simple" xlink:href="https://armyinform.com.ua/wp-content/uploads/2023/04/thumb_203060_820_360_0_0_auto-150x150.jpg" text:style-name="Internet_20_link" text:visited-style-name="Visited_20_Internet_20_Link">
thumb_203060_820_360_0_0_auto-150x150.jpg</text:a>
']</text:p>
      <text:p text:style-name="P4">
标签: ['STOPRUSSIA', 'АГРЕСІЯ РФ', 'ДЕНИС ШМИГАЛЬ', 'ІТАЛІЯ']</text:p>
      <text:p text:style-name="P4">
类别: News</text:p>
      <!--METADATA-->
      <text:p text:style-name="P4">
<draw:frame draw:style-name="fr1" draw:name="Image408" text:anchor-type="as-char" svg:width="6.9236in" svg:height="4.610104in" draw:z-index="0">
<draw:image xlink:href="../Images/AРМІЯINFORM/2023-04-26T94-00-00-04-00/thumb_203056_820_360_0_0_auto.jpg" xlink:type="simple" xlink:show="embed" xlink:actuate="onLoad" draw:mime-type="image/jpeg"/>
</draw:frame>
在政府代表团访问意大利期间，乌克兰·丹尼斯希加尔(Ukraine Denisshigal)总理访问了意大利莱茵金属(Rheinmetall)意大利S.P.A.国防企业，并授予了现代防空系统的生产。</text:p>
      <text:p text:style-name="P4">
关于它<text:a xlink:type="simple" xlink:href="https://www.kmu.gov.ua/news/ukraina-ta-italiia-rozshyriuiut-spivpratsiu-v-haluzi-vpk" text:style-name="Internet_20_link" text:visited-style-name="Visited_20_Internet_20_Link">
报告</text:a>
政府门户。</text:p>
      <text:p text:style-name="P4">
Rheinmetall的发展中有Skynex Skynex防空系统，乌克兰对此感兴趣。</text:p>
      <text:p text:style-name="P4">
“我们需要一种有效的武器来防止乌克兰是乌克兰人。 这将为数百万人民节省数十个生​​命和重要的基础设施。</text:p>
      <text:p text:style-name="P4">
目前，这种电池已经在乌克兰值班。 总理感谢合作伙伴的支持。</text:p>
      <text:p text:style-name="P4">
<text:a xlink:type="simple" xlink:href="https://armyinform.com.ua/wp-content/uploads/2023/04/thumb_203057_820_360_0_0_auto.jpg" text:style-name="Internet_20_link" text:visited-style-name="Visited_20_Internet_20_Link">
!(Images/AРМІЯINFORM/2023-04-26T94-00-00-04-00/thumb_203057_820_360_0_0_auto-150x150.jpg)</text:a>
</text:p>
      <text:p text:style-name="P4">
<text:a xlink:type="simple" xlink:href="https://armyinform.com.ua/wp-content/uploads/2023/04/thumb_203058_820_360_0_0_auto.jpg" text:style-name="Internet_20_link" text:visited-style-name="Visited_20_Internet_20_Link">
<draw:frame draw:style-name="fr1" draw:name="Image409" text:anchor-type="as-char" svg:width="6.9236in" svg:height="6.9236in" draw:z-index="0">
<draw:image xlink:href="../Images/AРМІЯINFORM/2023-04-26T94-00-00-04-00/thumb_203058_820_360_0_0_auto-150x150.jpg" xlink:type="simple" xlink:show="embed" xlink:actuate="onLoad" draw:mime-type="image/jpeg"/>
</draw:frame>
</text:a>
</text:p>
      <text:p text:style-name="P4">
<text:a xlink:type="simple" xlink:href="https://armyinform.com.ua/wp-content/uploads/2023/04/thumb_203059_820_360_0_0_auto.jpg" text:style-name="Internet_20_link" text:visited-style-name="Visited_20_Internet_20_Link">
<draw:frame draw:style-name="fr1" draw:name="Image410" text:anchor-type="as-char" svg:width="6.9236in" svg:height="6.9236in" draw:z-index="0">
<draw:image xlink:href="../Images/AРМІЯINFORM/2023-04-26T94-00-00-04-00/thumb_203059_820_360_0_0_auto-150x150.jpg" xlink:type="simple" xlink:show="embed" xlink:actuate="onLoad" draw:mime-type="image/jpeg"/>
</draw:frame>
</text:a>
</text:p>
      <text:p text:style-name="P4">
<text:a xlink:type="simple" xlink:href="https://armyinform.com.ua/wp-content/uploads/2023/04/thumb_203060_820_360_0_0_auto.jpg" text:style-name="Internet_20_link" text:visited-style-name="Visited_20_Internet_20_Link">
<draw:frame draw:style-name="fr1" draw:name="Image411" text:anchor-type="as-char" svg:width="6.9236in" svg:height="6.9236in" draw:z-index="0">
<draw:image xlink:href="../Images/AРМІЯINFORM/2023-04-26T94-00-00-04-00/thumb_203060_820_360_0_0_auto-150x150.jpg" xlink:type="simple" xlink:show="embed" xlink:actuate="onLoad" draw:mime-type="image/jpeg"/>
</draw:frame>
</text:a>
“我们扩大了乌克兰和意大利在麦克风行业的合作范围。 考虑这些系统的组件可能生产。 我们正在研究更有效的防空。 他们将围绕我们的战略基础设施建立可靠的盾牌。”政府负责人说。</text:p>
      <text:p text:style-name="P4">
News Source: <text:a xlink:type="simple" xlink:href="https://armyinform.com.ua/2023/04/26/ukrayina-ta-italiya-rozshyryuyut-spivpraczyu-v-galuzi-vpk/" text:style-name="Internet_20_link" text:visited-style-name="Visited_20_Internet_20_Link">
https://armyinform.com.ua/2023/04/26/ukrayina-ta-italiya-rozshyryuyut-spivpraczyu-v-galuzi-vpk/</text:a>
</text:p>
      <!--NEWS-->
      <text:h text:style-name="P10" text:outline-level="1">
<text:span text:style-name="T4">
我们在赫尔森地区的战士击倒了俄罗斯无人机类型的“梅林”</text:span>
</text:h>
      <text:p text:style-name="P4">
作者: ['АРМІЯINFORM']</text:p>
      <text:p text:style-name="P4">
时间: 2023-04-26T95:00:00-04:00</text:p>
      <text:p text:style-name="P4">
描述: 关于Divotryans的负责人，命令“ Piven”：“ 26 Kvisny 2023 Roku，附近...与乌克兰2022年的战争，与乌克兰的最新新闻，今天与乌克兰的新闻战争，今天与乌克兰的新闻战争，今天将在乌克兰之间发生战争和俄罗斯以及何时，何时，何时，何时，何时，何时，何时，何时，何时，何时，何时，何时，何时，何时与乌克兰在2022年进行战争，将在不久的将来与乌克兰发生战争乌克兰，乌克兰今天的新闻，乌克兰媒体的乌克兰新闻在俄罗斯</text:p>
      <text:p text:style-name="P4">
图片: ['<text:a xlink:type="simple" xlink:href="https://armyinform.com.ua/wp-content/uploads/2023/04/f9762bcb7b43a45a.jpg" text:style-name="Internet_20_link" text:visited-style-name="Visited_20_Internet_20_Link">
f9762bcb7b43a45a.jpg</text:a>
']</text:p>
      <text:p text:style-name="P4">
标签: ['STOPRUSSIA', 'АГРЕСІЯ РФ', 'ВТРАТИ ВОРОГА', 'ХРОНІКА ОБОРОНИ']</text:p>
      <text:p text:style-name="P4">
类别: News</text:p>
      <!--METADATA-->
      <text:p text:style-name="P4">
<draw:frame draw:style-name="fr1" draw:name="Image412" text:anchor-type="as-char" svg:width="6.9236in" svg:height="3.750283in" draw:z-index="0">
<draw:image xlink:href="../Images/AРМІЯINFORM/2023-04-26T95-00-00-04-00/f9762bcb7b43a45a.jpg" xlink:type="simple" xlink:show="embed" xlink:actuate="onLoad" draw:mime-type="image/jpeg"/>
</draw:frame>
说明性照片</text:p>
      <text:p text:style-name="P4">
关于它<text:a xlink:type="simple" xlink:href="https://www.facebook.com/PvKPivden/posts/pfbid0PG7Zqd3VgZZyA1SvaZaeWDfasrJgcKWhCg38FdmcwjVT1nPNNFjNqjvhBgaAhhPYl" text:style-name="Internet_20_link" text:visited-style-name="Visited_20_Internet_20_Link">
报告</text:a>
南空气司令部：</text:p>
      <text:p text:style-name="P4">
“ 2023年4月26日，大约18.00，在Kherson，在赫尔森反飞机导弹的移动消防队的士兵“南方”，俄罗斯侦察无人机“ Merlin”被枪杀。</text:p>
      <text:p text:style-name="P4">
News Source: <text:a xlink:type="simple" xlink:href="https://armyinform.com.ua/2023/04/26/nashi-voyiny-na-hersonshhyni-zbyly-rosijskyj-bpla-typu-merlin/" text:style-name="Internet_20_link" text:visited-style-name="Visited_20_Internet_20_Link">
https://armyinform.com.ua/2023/04/26/nashi-voyiny-na-hersonshhyni-zbyly-rosijskyj-bpla-typu-merlin/</text:a>
</text:p>
      <!--NEWS-->
      <text:h text:style-name="P10" text:outline-level="1">
<text:span text:style-name="T4">
总共有2279名乌克兰人和乌克兰妇女 - 沃迪米尔·泽伦斯基（Volodymyr Zelenskyy）已从俄罗斯囚禁中返回</text:span>
</text:h>
      <text:p text:style-name="P4">
作者: ['АРМІЯINFORM']</text:p>
      <text:p text:style-name="P4">
时间: 2023-04-26T96:00:00-04:00</text:p>
      <text:p text:style-name="P4">
描述: https://www.youtube.com/watch?v=vatvewbgybo关于乌克兰沃尔迪米尔总统...与乌克兰2022年战争，与乌克兰与乌克兰的最新新闻，今天与乌克兰2022年战争的最新新闻，今天，将在今天之间发生战争乌克兰和俄罗斯以及2022年与乌克兰的战争将在不久的将来与乌克兰发生战争，与乌克兰的战争，今天的乌克兰新闻，乌克兰的新闻，乌克兰媒体在俄罗斯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zaraz-ye-mozhlivist-dati-novu-energiyu-vidnosinam-ukrayini-t-82501" text:style-name="Internet_20_link" text:visited-style-name="Visited_20_Internet_20_Link">
报道</text:a>
在您的地址：</text:p>
      <text:p text:style-name="P4">
“俄罗斯囚禁的44人设法返回乌克兰。大多数是军事。 来自不同的方向。 其中包括Azovstal和Mariupol的捍卫者，Kharkiv地区Kherson的其他城市的其他城市……大多数是普通和中士。 有军官。 两个是民事。</text:p>
      <text:p text:style-name="P4">
重要的是，团队要为所有被囚禁的人工作……即使很困难，例如某些类别的囚犯，而这些不仅是一支难以返回的军队，而且是平民 - 这些类别之一，是其中的一个类别之一，这很困难。</text:p>
      <text:p text:style-name="P4">
我们记得大家。 即使没有有关发生的事情，可能在哪里，仍然会尽可能多地搜索和检查这样的人。 乌克兰必须恢复一切。</text:p>
      <text:p text:style-name="P4">
我感谢大家，协调这项工作的家伙：Budanov，Yermak，Lubin，Usov，Kid，Klimenko ...谢谢您在Gur I Mo，voishei和SBU中以及我们的其他人以及我们的其他帮助中的所有帮助。结构。</text:p>
      <text:p text:style-name="P4">
当然，我感谢所有在最前沿的士兵，他们收集了交换基金的补给。 每个俄罗斯囚犯都是交换我们男人的机会。</text:p>
      <text:p text:style-name="P4">
在全面战争中，总共有2279名乌克兰人和乌克兰妇女被俄罗斯囚禁返回。”</text:p>
      <text:p text:style-name="P4">
News Source: <text:a xlink:type="simple" xlink:href="https://armyinform.com.ua/2023/04/26/zagalom-povernuto-z-rosijskogo-polonu-vzhe-2279-ukrayincziv-i-ukrayinok-volodymyr-zelenskyj/" text:style-name="Internet_20_link" text:visited-style-name="Visited_20_Internet_20_Link">
https://armyinform.com.ua/2023/04/26/zagalom-povernuto-z-rosijskogo-polonu-vzhe-2279-ukrayincziv-i-ukrayinok-volodymyr-zelenskyj/</text:a>
</text:p>
      <!--NEWS-->
      <text:h text:style-name="P10" text:outline-level="1">
<text:span text:style-name="T4">
现在有机会提供乌克兰和中国的新能源关系 - 总统</text:span>
</text:h>
      <text:p text:style-name="P4">
作者: ['АРМІЯINFORM']</text:p>
      <text:p text:style-name="P4">
时间: 2023-04-26T97:00:00-04:00</text:p>
      <text:p text:style-name="P4">
描述: 关于乌克兰沃罗迪米尔·泽伦斯基（Volodymyr Zelensky）的总统，说他自己的佩德（Pid hour）...与乌克兰2022年的战争，与乌克兰的最新新闻，《与乌克兰的新闻战》，2022年的新闻战争，今天的最后一场战争，乌克兰，俄罗斯，俄罗斯，俄罗斯，俄罗斯，俄罗斯与俄罗斯和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a7cf3488916edf12c9d9ae55a96789a7_1682537250_extra_large.png" text:style-name="Internet_20_link" text:visited-style-name="Visited_20_Internet_20_Link">
a7cf3488916edf12c9d9ae55a96789a7_1682537250_extra_large.png</text:a>
']</text:p>
      <text:p text:style-name="P4">
标签: ['STOPRUSSIA', 'АГРЕСІЯ РФ', 'КИТАЙ']</text:p>
      <text:p text:style-name="P4">
类别: News</text:p>
      <!--METADATA-->
      <text:p text:style-name="P4">
<draw:frame draw:style-name="fr1" draw:name="Image413" text:anchor-type="as-char" svg:width="6.9236in" svg:height="4.587133in" draw:z-index="0">
<draw:image xlink:href="../Images/AРМІЯINFORM/2023-04-26T97-00-00-04-00/a7cf3488916edf12c9d9ae55a96789a7_1682537250_extra_large.png" xlink:type="simple" xlink:show="embed" xlink:actuate="onLoad" draw:mime-type="image/png"/>
</draw:frame>
乌克兰Volodymyr Zelenskyy总裁<text:a xlink:type="simple" xlink:href="https://www.president.gov.ua/news/zaraz-ye-mozhlivist-dati-novu-energiyu-vidnosinam-ukrayini-t-82501" text:style-name="Internet_20_link" text:visited-style-name="Visited_20_Internet_20_Link">
Said</text:a>
在他们的每日视频地址中。</text:p>
      <text:p text:style-name="P4">
“他今天与中国的领导人进行了交谈。 这是一次漫长而合理的对话。 通常说这样的对话是他们开放的。</text:p>
      <text:p text:style-name="P4">
可以利用中国的政治影响力来恢复应遵守和平的规则的原则。 乌克兰和中国以及世界的绝对性，同样对迭代完整国家主权的实力同样感兴趣……符合主要安全规则，包括对核武器威胁的不可接受和核武器分配武器。 我们同样感兴趣的是，Zaporizhzhya核电站周围的情况得到了充分的保护，并且根本不用于军事目的，即核电站的使用 - 即对核电站的愤世嫉俗的使用，俄罗斯正试图制定规范。</text:p>
      <text:p text:style-name="P4">
非常重要的是，中国对ITWorks航行自由有同样的看法。 我告诉习近平先生，我们为恢复食物出口的努力。 我听到了对我们的海谷物倡议的支持，其扩展以及支持我们的人道主义努力，尤其是乌克兰的谷物计划。</text:p>
      <text:p text:style-name="P4">
当然，对话的重要组成部分是我们对如何恢复诸多诸多危险的和平的看法。 我提出了乌克兰和平公式，这是其具体观点。我们同意继续我们的沟通。”</text:p>
      <text:p text:style-name="P4">
News Source: <text:a xlink:type="simple" xlink:href="https://armyinform.com.ua/2023/04/26/zaraz-ye-mozhlyvist-daty-novu-energiyu-vidnosynam-ukrayiny-ta-kytayu-prezydent/" text:style-name="Internet_20_link" text:visited-style-name="Visited_20_Internet_20_Link">
https://armyinform.com.ua/2023/04/26/zaraz-ye-mozhlyvist-daty-novu-energiyu-vidnosynam-ukrayiny-ta-kytayu-prezydent/</text:a>
</text:p>
      <!--NEWS-->
      <text:h text:style-name="P10" text:outline-level="1">
<text:span text:style-name="T4">
如何使失踪的军队工资？</text:span>
</text:h>
      <text:p text:style-name="P4">
作者: ['АРМІЯINFORM']</text:p>
      <text:p text:style-name="P4">
时间: 2023-04-26T98:00:00-04:00</text:p>
      <text:p text:style-name="P4">
描述: Viiskovov Mouse Igo Yoo Zarotratu Pislla的审判的发源地...与乌克兰2022年的战争，与乌克兰与乌克兰的最新新闻，今天与乌克兰的新闻战争，今天与乌克兰2022年上次与乌克兰进行战争，将在乌克兰和俄罗斯和战争之间发动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3/groshove-zabezpechennya.jpg" text:style-name="Internet_20_link" text:visited-style-name="Visited_20_Internet_20_Link">
groshove-zabezpechennya.jpg</text:a>
']</text:p>
      <text:p text:style-name="P4">
标签: ['STOPRUSSIA', 'АГРЕСІЯ РФ', 'МІНРЕІНТЕГРАЦІЇ']</text:p>
      <text:p text:style-name="P4">
类别: News</text:p>
      <!--METADATA-->
      <text:p text:style-name="P4">
<draw:frame draw:style-name="fr1" draw:name="Image414" text:anchor-type="as-char" svg:width="6.9236in" svg:height="4.32725in" draw:z-index="0">
<draw:image xlink:href="../Images/AРМІЯINFORM/2023-04-26T98-00-00-04-00/groshove-zabezpechennya.jpg" xlink:type="simple" xlink:show="embed" xlink:actuate="onLoad" draw:mime-type="image/jpeg"/>
</draw:frame>
说明性照片</text:p>
      <text:p text:style-name="P4">
在确认失踪期间，失踪的军队家庭可能会获得他的薪水。</text:p>
      <text:p text:style-name="P4">
关于它<text:a xlink:type="simple" xlink:href="https://www.facebook.com/MReintegration/posts/pfbid0PjrRds79emuUN9c4Br3oXQjQ98qjc5vLagU5T9RU3oRXRXNk23fRPzCefMZ1ckH1l" text:style-name="Internet_20_link" text:visited-style-name="Visited_20_Internet_20_Link">
报告</text:a>
乌克兰暂时占领领土的重新融入部。</text:p>
      <text:p text:style-name="P4">
▪资产党应向服务员颁发失踪人员的财政支持，亲戚应联系tasotic支持的领土中心。</text:p>
      <text:p text:style-name="P4">
▪qus声明的空白可以直接从军事入伍办公室或失踪人员的专员的任务协调员获得。</text:p>
      <text:p text:style-name="P4">
▪️您需要有：</text:p>
      <text:p text:style-name="P4">
•所有成年家庭成员的护照页的副本，名称，姓名，顾客和居住地注册(停留);</text:p>
      <text:p text:style-name="P4">
•居住注册证书(停留)家庭成员(在护照中的此类信息时);</text:p>
      <text:p text:style-name="P4">
•结婚证书的副本(在场);</text:p>
      <text:p text:style-name="P4">
•出生证明的副本(在场);</text:p>
      <text:p text:style-name="P4">
•副本的单个税号分配证书。</text:p>
      <text:p text:style-name="P4">
News Source: <text:a xlink:type="simple" xlink:href="https://armyinform.com.ua/2023/04/26/yak-ridnym-oformyty-zarobitnu-platu-znyklogo-bezvisty-vijskovogo/" text:style-name="Internet_20_link" text:visited-style-name="Visited_20_Internet_20_Link">
https://armyinform.com.ua/2023/04/26/yak-ridnym-oformyty-zarobitnu-platu-znyklogo-bezvisty-vijskovogo/</text:a>
</text:p>
      <!--NEWS-->
      <text:h text:style-name="P10" text:outline-level="1">
<text:span text:style-name="T4">
短的。 战争。 第427天。视频</text:span>
</text:h>
      <text:p text:style-name="P4">
作者: ['АРМІЯINFORM']</text:p>
      <text:p text:style-name="P4">
时间: 2023-04-26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text:p>
      <text:p text:style-name="P4">
类别: News</text:p>
      <!--METADATA-->
      <text:p text:style-name="P4">
News Source: <text:a xlink:type="simple" xlink:href="https://armyinform.com.ua/2023/04/26/korotko-vijna-den-427-videodajdzhest/" text:style-name="Internet_20_link" text:visited-style-name="Visited_20_Internet_20_Link">
https://armyinform.com.ua/2023/04/26/korotko-vijna-den-427-videodajdzhest/</text:a>
</text:p>
      <!--NEWS-->
      <text:h text:style-name="P10" text:outline-level="1">
<text:span text:style-name="T4">
俄罗斯人一天中向五个Sumy地区社区开火，两人受伤</text:span>
</text:h>
      <text:p text:style-name="P4">
作者: Ukrinform (Person)</text:p>
      <text:p text:style-name="P4">
出版商: Укринформ (Organization)</text:p>
      <text:p text:style-name="P4">
出版时间: 2023-04-27T-31:35:00+03:00</text:p>
      <text:p text:style-name="P4">
修改时间: 2023-04-27T00:35:00+03:00</text:p>
      <text:p text:style-name="P4">
描述: 最后一天，俄罗斯军队从炮兵，迫击炮和AGS向苏米地区的五个边境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Поранені', 'Сумщина', 'Війна з росією']</text:p>
      <text:p text:style-name="P4">
类型: Article</text:p>
      <!--METADATA-->
      <text:p text:style-name="P4">
<draw:frame draw:style-name="fr1" draw:name="Image415" text:anchor-type="as-char" svg:width="6.9236in" svg:height="3.956343in" draw:z-index="0">
<draw:image xlink:href="../Images/yкринформ/2023-04-27T-31-35-00-03-00/630_360_1479558145-5682.jpg" xlink:type="simple" xlink:show="embed" xlink:actuate="onLoad" draw:mime-type="image/jpeg"/>
</draw:frame>
最后的乌克兰军队向扎蒂勒里(Zatillery)，迫击炮和AGS的苏米地区的五个边境社区开火。</text:p>
      <text:p text:style-name="P4">
根据乌克林福姆的说法，苏米地区军事行政部门报告了<text:a xlink:type="simple" xlink:href="https://t.me/Sumy_news_ODA/15722" text:style-name="Internet_20_link" text:visited-style-name="Visited_20_Internet_20_Link">
</text:a>
。</text:p>
      <text:p text:style-name="P4">
“白天，俄罗斯人解雇了边境社区，埃斯曼，尤纳克，沙利辛斯克和塞雷迪·布德斯克。 记录了迫击炮，炮兵和AGS的100个“到达”。 不幸的是，这是一场破坏。”新闻说。</text:p>
      <text:p text:style-name="P4">
在中间和巴达社区中，敌人释放了15个炮弹。 来自枪管炮兵。 由于毕业生反应性系统的炮击，还记录了四次爆炸。</text:p>
      <text:p text:style-name="P4">
此外，俄罗斯人在直升机上，在城市建造周围释放了四英尺高的火箭。 空袭导致四个住宅损坏。</text:p>
      <text:p text:style-name="P4">
<text:span text:style-name="T4">
另请阅读：</text:span>
 <text:a xlink:type="simple" xlink:href="https://www.ukrinform.ua/rubric-regions/3700767-rosiani-vnoci-12-raziv-obstrilali-prikordonna-cernigivsini-i-sumsini.html" text:style-name="Internet_20_link" text:visited-style-name="Visited_20_Internet_20_Link">
<text:span text:style-name="T4">
 sumshchyn </text:span>
</text:a>
在埃斯曼社区中，由于<text:a xlink:type="simple" xlink:href="https://www.ukrinform.ua/tag-obstril" text:style-name="Internet_20_link" text:visited-style-name="Visited_20_Internet_20_Link">
</text:a>
改变(七个“到达”)住宅和室外建筑物受损。</text:p>
      <text:p text:style-name="P4">
在年轻的社区中，入侵者发行了18个矿山。 Selabasivka的两名居民受伤，被送往医院。 此外，在社区中将拖拉机最小化。 拖拉机司机没有受苦。</text:p>
      <text:p text:style-name="P4">
比洛皮亚社区被俄罗斯迫击炮射击，从一个自动手榴弹发射器中释放了15枚保证的矿山。</text:p>
      <text:p text:style-name="P4">
<text:span text:style-name="T4">
另请阅读：</text:span>
 <text:a xlink:type="simple" xlink:href="https://www.ukrinform.ua/rubric-ato/3700790-naev-vidznaciv-zmicnenna-oboroni-prikordonna-na-sumsini.html" text:style-name="Internet_20_link" text:visited-style-name="Visited_20_Internet_20_Link">
<text:span text:style-name="T4">
 sumshchyn </text:span>
</text:a>
同样在俄罗斯联邦领土上，也对弹丸释放的敌人Shalyginsky社区进行了炮击。 炮击损坏了两座住宅建筑。</text:p>
      <text:p text:style-name="P4">
正如乌克林福姆报道的那样，俄罗斯军队于4月26日在边境和切尔尼希夫地区开火，使用炮兵，迫击炮，喷气消防系统和直升机。</text:p>
      <text:p text:style-name="P4">
News Source: <text:a xlink:type="simple" xlink:href="https://www.ukrinform.ua/rubric-ato/3701243-rosiani-za-den-obstrilali-pat-gromad-sumsini-dvoe-ludej-poraneni.html" text:style-name="Internet_20_link" text:visited-style-name="Visited_20_Internet_20_Link">
https://www.ukrinform.ua/rubric-ato/3701243-rosiani-za-den-obstrilali-pat-gromad-sumsini-dvoe-ludej-poraneni.html</text:a>
</text:p>
      <!--NEWS-->
      <text:h text:style-name="P10" text:outline-level="1">
<text:span text:style-name="T4">
国际刑事起诉俄罗斯联邦的刑事起诉中心可以在夏天工作</text:span>
</text:h>
      <text:p text:style-name="P4">
作者: Ukrinform (Person)</text:p>
      <text:p text:style-name="P4">
出版商: Укринформ (Organization)</text:p>
      <text:p text:style-name="P4">
出版时间: 2023-04-27T-33:12:00+03:00</text:p>
      <text:p text:style-name="P4">
修改时间: 2023-04-27T00:12:00+03:00</text:p>
      <text:p text:style-name="P4">
描述: 预计乌克兰国际侵略刑事起诉中心将于6月底在海牙工作。  - 乌克林。</text:p>
      <text:p text:style-name="P4">
图片: ["<text:a xlink:type="simple" xlink:href="https://static.ukrinform.com/photos/2022_11/thumb_files/630_360_1668703178-623.jpg" text:style-name="Internet_20_link" text:visited-style-name="Visited_20_Internet_20_Link">
630_360_16687...</text:a>
"]</text:p>
      <text:p text:style-name="P4">
标签: ['Гаага', 'Трибунал', 'Україна', 'Агресія РФ']</text:p>
      <text:p text:style-name="P4">
类型: Article</text:p>
      <!--METADATA-->
      <text:p text:style-name="P4">
<draw:frame draw:style-name="fr1" draw:name="Image416" text:anchor-type="as-char" svg:width="6.9236in" svg:height="3.956343in" draw:z-index="0">
<draw:image xlink:href="../Images/yкринформ/2023-04-27T-33-12-00-03-00/630_360_1668703178-623.jpg" xlink:type="simple" xlink:show="embed" xlink:actuate="onLoad" draw:mime-type="image/jpeg"/>
</draw:frame>
预计乌克兰国际刑事起诉中心将在6月底在海牙工作。</text:p>
      <text:p text:style-name="P4">
乌克兰代表通讯员的报道，欧洲欧洲欧洲公民自由委员会委员会的一次会议，欧洲议会大法官在欧洲议会的一次会议上，与乌克兰的检察官在欧洲公民自由委员会的一次会议上。</text:p>
      <text:p text:style-name="P4">
“ 2月，欧盟委员会主管Ursula von der Lien宣布打算创建这样的国际中心。 该中心的主要目的是协调收集，并在此基础上在法庭上建立案件以重新检查犯罪<text:a xlink:type="simple" xlink:href="https://www.ukrinform.ua/tag-russian-aggression" text:style-name="Internet_20_link" text:visited-style-name="Visited_20_Internet_20_Link">
</text:a>
。知道他将在6月下旬工作。” Krasnoborova说。</text:p>
      <text:p text:style-name="P4">
<text:span text:style-name="T4">
另请阅读：</text:span>
 <text:a xlink:type="simple" xlink:href="https://www.ukrinform.ua/rubric-polytics/3700048-rosia-vikoristovue-voenni-zlocini-ak-metod-vedenna-vijni-matvijcuk-v-obse.html" text:style-name="Internet_20_link" text:visited-style-name="Visited_20_Internet_20_Link">
<text:span text:style-name="T4">
军事</text:span>
 <text:span text:style-name="T4">
 </text:span>
犯罪**</text:a>
她还指出，调查乌克兰侵略罪的工作很重要，包括迫害俄罗斯领导人侵略。</text:p>
      <text:p text:style-name="P4">
据她说，乌克兰完全欢迎建立这样一个中心的决定，以至于它将加快起诉所有犯罪的人的进程。</text:p>
      <text:p text:style-name="P4">
她还说，到今年年底，该中心已经满负荷。 许多国家已经表示希望指导家族人在乌克兰国际刑事起诉中心工作。</text:p>
      <text:p text:style-name="P4">
“我们现在正在努力，结合努力。 她说：“欧斯特，欧洲委员会和荷兰机构正在研究实际问题，例如在中心工作的人的法律法规，其商务旅行，建议，员工安全，设备和数据保护以及财务资源的条件。” 。</text:p>
      <text:p text:style-name="P4">
<text:span text:style-name="T4">
另请阅读：</text:span>
 <text:a xlink:type="simple" xlink:href="https://www.ukrinform.ua/rubric-world/3697810-usi-krainipidpisanti-rimskogo-statutu-maut-vikonuvati-order-na-arest-putina-evrokomisia.html" text:style-name="Internet_20_link" text:visited-style-name="Visited_20_Internet_20_Link">
</text:a>
正如乌克林福姆(Ukrinform)报道的那样，乌克兰国际侵略性犯罪中心将在海牙运作。 2月，欧洲厄休拉·莉亚恩(Ursula Liaien)委员会主席于2月宣布，建立了国际海牙乌克兰侵略性调查中心，该中心将由乌克兰和荷兰代表以及欧洲伙伴的代表协调合作。</text:p>
      <text:p text:style-name="P4">
News Source: <text:a xlink:type="simple" xlink:href="https://www.ukrinform.ua/rubric-ato/3701242-miznarodnij-centr-z-kriminalnogo-peresliduvanna-zlocinu-agresii-rf-moze-zapracuvati-vlitku.html" text:style-name="Internet_20_link" text:visited-style-name="Visited_20_Internet_20_Link">
https://www.ukrinform.ua/rubric-ato/3701242-miznarodnij-centr-z-kriminalnogo-peresliduvanna-zlocinu-agresii-rf-moze-zapracuvati-vlitku.html</text:a>
</text:p>
      <!--NEWS-->
      <text:h text:style-name="P10" text:outline-level="1">
<text:span text:style-name="T4">
国际刑事起诉俄罗斯联邦的刑事起诉中心可以在夏天工作</text:span>
</text:h>
      <text:p text:style-name="P4">
作者: Ukrinform (Person)</text:p>
      <text:p text:style-name="P4">
出版商: Укринформ (Organization)</text:p>
      <text:p text:style-name="P4">
出版时间: 2023-04-27T00:12:00+03:00</text:p>
      <text:p text:style-name="P4">
修改时间: 2023-04-27T00:12:00+03:00</text:p>
      <text:p text:style-name="P4">
描述: 预计乌克兰国际侵略刑事起诉中心将于6月底在海牙工作。  - 乌克林。</text:p>
      <text:p text:style-name="P4">
图片: ["<text:a xlink:type="simple" xlink:href="https://static.ukrinform.com/photos/2022_11/thumb_files/630_360_1668703178-623.jpg" text:style-name="Internet_20_link" text:visited-style-name="Visited_20_Internet_20_Link">
630_360_16687...</text:a>
"]</text:p>
      <text:p text:style-name="P4">
标签: ['Гаага', 'Трибунал', 'Україна', 'Агресія РФ']</text:p>
      <text:p text:style-name="P4">
类型: Article</text:p>
      <!--METADATA-->
      <text:p text:style-name="P4">
<draw:frame draw:style-name="fr1" draw:name="Image417" text:anchor-type="as-char" svg:width="6.9236in" svg:height="3.956343in" draw:z-index="0">
<draw:image xlink:href="../Images/yкринформ/2023-04-27T00-12-00-03-00/630_360_1668703178-623.jpg" xlink:type="simple" xlink:show="embed" xlink:actuate="onLoad" draw:mime-type="image/jpeg"/>
</draw:frame>
预计乌克兰国际刑事起诉中心将在6月底在海牙工作。</text:p>
      <text:p text:style-name="P4">
乌克兰代表通讯员的报道，欧洲欧洲欧洲公民自由委员会委员会的一次会议，欧洲议会大法官在欧洲议会的一次会议上，与乌克兰的检察官在欧洲公民自由委员会的一次会议上。</text:p>
      <text:p text:style-name="P4">
“ 2月，欧盟委员会主管Ursula von der Lien宣布打算创建这样的国际中心。 该中心的主要目的是协调收集，并在此基础上在法庭上建立案件以重新检查犯罪<text:a xlink:type="simple" xlink:href="https://www.ukrinform.ua/tag-russian-aggression" text:style-name="Internet_20_link" text:visited-style-name="Visited_20_Internet_20_Link">
</text:a>
。知道他将在6月下旬工作。” Krasnoborova说。</text:p>
      <text:p text:style-name="P4">
<text:span text:style-name="T4">
另请阅读：</text:span>
 <text:a xlink:type="simple" xlink:href="https://www.ukrinform.ua/rubric-polytics/3700048-rosia-vikoristovue-voenni-zlocini-ak-metod-vedenna-vijni-matvijcuk-v-obse.html" text:style-name="Internet_20_link" text:visited-style-name="Visited_20_Internet_20_Link">
<text:span text:style-name="T4">
军事</text:span>
 <text:span text:style-name="T4">
 </text:span>
犯罪**</text:a>
她还指出，调查乌克兰侵略罪的工作很重要，包括迫害俄罗斯领导人侵略。</text:p>
      <text:p text:style-name="P4">
据她说，乌克兰完全欢迎建立这样一个中心的决定，以至于它将加快起诉所有犯罪的人的进程。</text:p>
      <text:p text:style-name="P4">
她还说，到今年年底，该中心已经满负荷。 许多国家已经表示希望指导家族人在乌克兰国际刑事起诉中心工作。</text:p>
      <text:p text:style-name="P4">
“我们现在正在努力，结合努力。 她说：“欧斯特，欧洲委员会和荷兰机构正在研究实际问题，例如在中心工作的人的法律法规，其商务旅行，建议，员工安全，设备和数据保护以及财务资源的条件。” 。</text:p>
      <text:p text:style-name="P4">
<text:span text:style-name="T4">
另请阅读：</text:span>
 <text:a xlink:type="simple" xlink:href="https://www.ukrinform.ua/rubric-world/3697810-usi-krainipidpisanti-rimskogo-statutu-maut-vikonuvati-order-na-arest-putina-evrokomisia.html" text:style-name="Internet_20_link" text:visited-style-name="Visited_20_Internet_20_Link">
</text:a>
正如乌克林福姆(Ukrinform)报道的那样，乌克兰国际侵略性犯罪中心将在海牙运作。 2月，欧洲厄休拉·莉亚恩(Ursula Liaien)委员会主席于2月宣布，建立了国际海牙乌克兰侵略性调查中心，该中心将由乌克兰和荷兰代表以及欧洲伙伴的代表协调合作。</text:p>
      <text:p text:style-name="P4">
News Source: <text:a xlink:type="simple" xlink:href="https://www.ukrinform.ua/rubric-ato/3701242-miznarodnij-centr-z-kriminalnogo-peresliduvanna-zlocinu-agresii-rf-moze-zapracuvati-vlitku.html" text:style-name="Internet_20_link" text:visited-style-name="Visited_20_Internet_20_Link">
https://www.ukrinform.ua/rubric-ato/3701242-miznarodnij-centr-z-kriminalnogo-peresliduvanna-zlocinu-agresii-rf-moze-zapracuvati-vlitku.html</text:a>
</text:p>
      <!--NEWS-->
      <text:h text:style-name="P10" text:outline-level="1">
<text:span text:style-name="T4">
俄罗斯人一天中向五个Sumy地区社区开火，两人受伤</text:span>
</text:h>
      <text:p text:style-name="P4">
作者: Ukrinform (Person)</text:p>
      <text:p text:style-name="P4">
出版商: Укринформ (Organization)</text:p>
      <text:p text:style-name="P4">
出版时间: 2023-04-27T00:35:00+03:00</text:p>
      <text:p text:style-name="P4">
修改时间: 2023-04-27T00:35:00+03:00</text:p>
      <text:p text:style-name="P4">
描述: 最后一天，俄罗斯军队从炮兵，迫击炮和AGS向苏米地区的五个边境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Поранені', 'Сумщина', 'Війна з росією']</text:p>
      <text:p text:style-name="P4">
类型: Article</text:p>
      <!--METADATA-->
      <text:p text:style-name="P4">
<draw:frame draw:style-name="fr1" draw:name="Image418" text:anchor-type="as-char" svg:width="6.9236in" svg:height="3.956343in" draw:z-index="0">
<draw:image xlink:href="../Images/yкринформ/2023-04-27T00-35-00-03-00/630_360_1479558145-5682.jpg" xlink:type="simple" xlink:show="embed" xlink:actuate="onLoad" draw:mime-type="image/jpeg"/>
</draw:frame>
最后的乌克兰军队向扎蒂勒里(Zatillery)，迫击炮和AGS的苏米地区的五个边境社区开火。</text:p>
      <text:p text:style-name="P4">
根据乌克林福姆的说法，苏米地区军事行政部门报告了<text:a xlink:type="simple" xlink:href="https://t.me/Sumy_news_ODA/15722" text:style-name="Internet_20_link" text:visited-style-name="Visited_20_Internet_20_Link">
</text:a>
。</text:p>
      <text:p text:style-name="P4">
“白天，俄罗斯人解雇了边境社区，埃斯曼，尤纳克，沙利辛斯克和塞雷迪·布德斯克。 记录了迫击炮，炮兵和AGS的100个“到达”。 不幸的是，这是一场破坏。”新闻说。</text:p>
      <text:p text:style-name="P4">
在中间和巴达社区中，敌人释放了15个炮弹。 来自枪管炮兵。 由于毕业生反应性系统的炮击，还记录了四次爆炸。</text:p>
      <text:p text:style-name="P4">
此外，俄罗斯人在直升机上，在城市建造周围释放了四英尺高的火箭。 空袭导致四个住宅损坏。</text:p>
      <text:p text:style-name="P4">
<text:span text:style-name="T4">
另请阅读：</text:span>
 <text:a xlink:type="simple" xlink:href="https://www.ukrinform.ua/rubric-regions/3700767-rosiani-vnoci-12-raziv-obstrilali-prikordonna-cernigivsini-i-sumsini.html" text:style-name="Internet_20_link" text:visited-style-name="Visited_20_Internet_20_Link">
<text:span text:style-name="T4">
 sumshchyn </text:span>
</text:a>
在埃斯曼社区中，由于<text:a xlink:type="simple" xlink:href="https://www.ukrinform.ua/tag-obstril" text:style-name="Internet_20_link" text:visited-style-name="Visited_20_Internet_20_Link">
</text:a>
改变(七个“到达”)住宅和室外建筑物受损。</text:p>
      <text:p text:style-name="P4">
在年轻的社区中，入侵者发行了18个矿山。 Selabasivka的两名居民受伤，被送往医院。 此外，在社区中将拖拉机最小化。 拖拉机司机没有受苦。</text:p>
      <text:p text:style-name="P4">
比洛皮亚社区被俄罗斯迫击炮射击，从一个自动手榴弹发射器中释放了15枚保证的矿山。</text:p>
      <text:p text:style-name="P4">
<text:span text:style-name="T4">
另请阅读：</text:span>
 <text:a xlink:type="simple" xlink:href="https://www.ukrinform.ua/rubric-ato/3700790-naev-vidznaciv-zmicnenna-oboroni-prikordonna-na-sumsini.html" text:style-name="Internet_20_link" text:visited-style-name="Visited_20_Internet_20_Link">
<text:span text:style-name="T4">
 sumshchyn </text:span>
</text:a>
同样在俄罗斯联邦领土上，也对弹丸释放的敌人Shalyginsky社区进行了炮击。 炮击损坏了两座住宅建筑。</text:p>
      <text:p text:style-name="P4">
正如乌克林福姆报道的那样，俄罗斯军队于4月26日在边境和切尔尼希夫地区开火，使用炮兵，迫击炮，喷气消防系统和直升机。</text:p>
      <text:p text:style-name="P4">
News Source: <text:a xlink:type="simple" xlink:href="https://www.ukrinform.ua/rubric-ato/3701243-rosiani-za-den-obstrilali-pat-gromad-sumsini-dvoe-ludej-poraneni.html" text:style-name="Internet_20_link" text:visited-style-name="Visited_20_Internet_20_Link">
https://www.ukrinform.ua/rubric-ato/3701243-rosiani-za-den-obstrilali-pat-gromad-sumsini-dvoe-ludej-poraneni.html</text:a>
</text:p>
      <!--NEWS-->
      <text:h text:style-name="P10" text:outline-level="1">
<text:span text:style-name="T4">
Podolyak-关于Zelensky和SI的对话：乌克兰的位置记录在州际交流中</text:span>
</text:h>
      <text:p text:style-name="P4">
作者: Ukrinform (Person)</text:p>
      <text:p text:style-name="P4">
出版商: Укринформ (Organization)</text:p>
      <text:p text:style-name="P4">
出版时间: 2023-04-27T00:56:00+03:00</text:p>
      <text:p text:style-name="P4">
修改时间: 2023-04-27T00:56:00+03:00</text:p>
      <text:p text:style-name="P4">
描述: 在弗拉基米尔·泽伦斯基（Vladimir Zelensky）与习近平的对话中，乌克兰在州际交流中的地位被录制了，这是正式带到中国方面的。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Китай', 'Сі Цзіньпін', 'Україна', 'Зеленський', 'Подоляк', 'Єдині новини']</text:p>
      <text:p text:style-name="P4">
类型: Article</text:p>
      <!--METADATA-->
      <text:p text:style-name="P4">
<draw:frame draw:style-name="fr1" draw:name="Image419" text:anchor-type="as-char" svg:width="6.9236in" svg:height="3.956343in" draw:z-index="0">
<draw:image xlink:href="../Images/yкринформ/2023-04-27T00-56-00-03-00/630_360_1669378255-230.jpg" xlink:type="simple" xlink:show="embed" xlink:actuate="onLoad" draw:mime-type="image/jpeg"/>
</draw:frame>
在习近平的Zelensky的谈话中，乌克兰是由国家通讯确定的，它正式带到了中国方面。</text:p>
      <text:p text:style-name="P4">
乌克林福姆报道，总统办公室负责人Mikhail Podolyak的顾问在Eviritoleumor“ The One News”中说。</text:p>
      <text:p text:style-name="P4">
“总统公开指出，没有任何领土妥协可以是……中国表达了他的12点和平计划，但他没有听到乌克兰的立场。 如今，它已记录在州际交流中，正式带到了中国方面。”他强调。</text:p>
      <text:p text:style-name="P4">
OP负责人的顾问指出，该过程的另一个组成部分是任命Pavel Ryabikin在中华人民共和国：“他将清楚地记录乌克兰的地位。尤其是中国本身的许多物流行动。”</text:p>
      <text:p text:style-name="P4">
<text:span text:style-name="T4">
另请阅读：</text:span>
 <text:a xlink:type="simple" xlink:href="https://www.ukrinform.ua/rubric-polytics/3701129-rozmova-zelenskogo-ta-si-czinpina-detali.html" text:style-name="Internet_20_link" text:visited-style-name="Visited_20_Internet_20_Link">
<text:span text:style-name="T4">
 tsi </text:span>
</text:a>
乌克兰 - 中国关系战略的一个要素也是一个特别团体的方向，由中国在俄罗斯的中国领导。</text:p>
      <text:p text:style-name="P4">
“当然， <text:a xlink:type="simple" xlink:href="https://www.ukrinform.ua/tag-kitaj" text:style-name="Internet_20_link" text:visited-style-name="Visited_20_Internet_20_Link">
</text:a>
他立即对与Zelensky总统说话做出了反应，并将在这里与Lychueus一起派遣一个特别小组。 这是一个了解俄罗斯社区的“游戏”，因为他在那里工作了很多时间，” Podolyak总结道。</text:p>
      <text:p text:style-name="P4">
<text:span text:style-name="T4">
另请阅读：</text:span>
 <text:a xlink:type="simple" xlink:href="https://www.ukrinform.ua/rubric-polytics/3701232-zelenskij-vpliv-kitau-moze-povernuti-silu-principam-na-akih-mae-trimatisa-mir.html" text:style-name="Internet_20_link" text:visited-style-name="Visited_20_Internet_20_Link">
</text:a>
据报道，东欧东欧塔特里亚局副局长外交部外交部外交部外交部尤恩说，中国将为欧亚大陆和其他国家派遣一名特别代表对verkinna危机的政治监管。 该组织由前任俄罗斯李华的大使领导，李·胡伊(Lee Huai)于2009年至2019年占领了这一职位。</text:p>
      <text:p text:style-name="P4">
News Source: <text:a xlink:type="simple" xlink:href="https://www.ukrinform.ua/rubric-polytics/3701245-podolak-pro-rozmovu-zelenskogo-j-si-pozicia-ukraini-zafiksovana-u-mizderzavnomu-spilkuvanni.html" text:style-name="Internet_20_link" text:visited-style-name="Visited_20_Internet_20_Link">
https://www.ukrinform.ua/rubric-polytics/3701245-podolak-pro-rozmovu-zelenskogo-j-si-pozicia-ukraini-zafiksovana-u-mizderzavnomu-spilkuvanni.html</text:a>
</text:p>
      <!--NEWS-->
      <text:h text:style-name="P10" text:outline-level="1">
<text:span text:style-name="T4">
La Liga：“巴塞罗那”给了“ Rayo Vallekano</text:span>
</text:h>
      <text:p text:style-name="P4">
作者: Ukrinform (Person)</text:p>
      <text:p text:style-name="P4">
出版商: Укринформ (Organization)</text:p>
      <text:p text:style-name="P4">
出版时间: 2023-04-27T01:02:57+03:00</text:p>
      <text:p text:style-name="P4">
修改时间: 2023-04-27T01:02:57+03:00</text:p>
      <text:p text:style-name="P4">
描述: 尽管在第31轮冠军赛中失败了，但加泰罗尼亚人仍继续领导西甲。  - 乌克林。</text:p>
      <text:p text:style-name="P4">
图片: ["<text:a xlink:type="simple" xlink:href="https://static.ukrinform.com/photos/2023_04/thumb_files/630_360_1682546491-320.jpg" text:style-name="Internet_20_link" text:visited-style-name="Visited_20_Internet_20_Link">
630_360_16825...</text:a>
"]</text:p>
      <text:p text:style-name="P4">
标签: ['Барселона', 'Футбол']</text:p>
      <text:p text:style-name="P4">
类型: Article</text:p>
      <!--METADATA-->
      <text:p text:style-name="P4">
<draw:frame draw:style-name="fr1" draw:name="Image420" text:anchor-type="as-char" svg:width="6.9236in" svg:height="3.956343in" draw:z-index="0">
<draw:image xlink:href="../Images/yкринформ/2023-04-27T01-02-57-03-00/630_360_1682546491-320.jpg" xlink:type="simple" xlink:show="embed" xlink:actuate="onLoad" draw:mime-type="image/jpeg"/>
</draw:frame>
尽管第31届冠军失败了，加泰罗尼亚人仍继续领导莱加。</text:p>
      <text:p text:style-name="P4">
乌克林福姆报道，巴塞罗那在出口时输了1：2。</text:p>
      <text:p text:style-name="P4">
在雷奥(Rayo)，阿尔瓦罗(Alvaro)和弗朗西斯科·加西亚(Francisco Garcia)。 由Lewandowski的责任“加泰罗尼亚人”。</text:p>
      <text:p text:style-name="P4">
巴塞罗那负责人西甲，在31场比赛后以76分。</text:p>
      <text:p text:style-name="P4">
<text:span text:style-name="T4">
另请阅读：</text:span>
 <text:a xlink:type="simple" xlink:href="https://www.ukrinform.ua/rubric-sports/3701240-mancester-siti-rozgromiv-arsenal-iz-zincenkom-i-nablizivsa-do-lidera-v-apl.html" text:style-name="Internet_20_link" text:visited-style-name="Visited_20_Internet_20_Link">
<text:span text:style-name="T4">
曼彻斯特</text:span>
 <text:span text:style-name="T4">
城市</text:span>
</text:a>
据报道，现任皇家马德里·普里梅拉(Real Madrid Primera)的冠军在31场比赛后保持2步-65分。</text:p>
      <text:p text:style-name="P4">
照片：twitter.com/fcbarcelona</text:p>
      <text:p text:style-name="P4">
News Source: <text:a xlink:type="simple" xlink:href="https://www.ukrinform.ua/rubric-sports/3701246-la-liga-barselona-postupilasa-rajo-valekano.html" text:style-name="Internet_20_link" text:visited-style-name="Visited_20_Internet_20_Link">
https://www.ukrinform.ua/rubric-sports/3701246-la-liga-barselona-postupilasa-rajo-valekano.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